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07.05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9.99mm" svg:height="89.99mm" svg:x="298.96mm" svg:y="1mm">
            <draw:object draw:notify-on-update-of-ranges="results.D2:results.D2 results.D3:results.D2451 results.F2:results.F2 results.F3:results.F2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og(r)</text:p>
          </table:table-cell>
          <table:table-cell/>
          <table:table-cell office:value-type="string" calcext:value-type="string">
            <text:p>log(F(r))</text:p>
          </table:table-cell>
          <table:table-cell table:number-columns-repeated="3"/>
        </table:table-row>
        <table:table-row table:style-name="ro1">
          <table:table-cell table:formula="of: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ize=24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float" office:value="1121" calcext:value-type="float">
            <text:p>1121</text:p>
          </table:table-cell>
          <table:table-cell table:formula="of:=LOG10([.A7])" office:value-type="float" office:value="0" calcext:value-type="float">
            <text:p>0</text:p>
          </table:table-cell>
          <table:table-cell/>
          <table:table-cell table:formula="of:=LOG10([.C7])" office:value-type="float" office:value="3.04960561259497" calcext:value-type="float">
            <text:p>3.049605612594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float" office:value="830" calcext:value-type="float">
            <text:p>830</text:p>
          </table:table-cell>
          <table:table-cell table:formula="of:=LOG10([.A8])" office:value-type="float" office:value="0.301029995663981" calcext:value-type="float">
            <text:p>0.301029995663981</text:p>
          </table:table-cell>
          <table:table-cell/>
          <table:table-cell table:formula="of:=LOG10([.C8])" office:value-type="float" office:value="2.91907809237607" calcext:value-type="float">
            <text:p>2.919078092376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</text:p>
          </table:table-cell>
          <table:table-cell office:value-type="float" office:value="667" calcext:value-type="float">
            <text:p>667</text:p>
          </table:table-cell>
          <table:table-cell table:formula="of:=LOG10([.A9])" office:value-type="float" office:value="0.477121254719662" calcext:value-type="float">
            <text:p>0.477121254719662</text:p>
          </table:table-cell>
          <table:table-cell/>
          <table:table-cell table:formula="of:=LOG10([.C9])" office:value-type="float" office:value="2.82412583391655" calcext:value-type="float">
            <text:p>2.824125833916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f</text:p>
          </table:table-cell>
          <table:table-cell office:value-type="float" office:value="559" calcext:value-type="float">
            <text:p>559</text:p>
          </table:table-cell>
          <table:table-cell table:formula="of:=LOG10([.A10])" office:value-type="float" office:value="0.602059991327962" calcext:value-type="float">
            <text:p>0.602059991327962</text:p>
          </table:table-cell>
          <table:table-cell/>
          <table:table-cell table:formula="of:=LOG10([.C10])" office:value-type="float" office:value="2.74741180788642" calcext:value-type="float">
            <text:p>2.747411807886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float" office:value="544" calcext:value-type="float">
            <text:p>544</text:p>
          </table:table-cell>
          <table:table-cell table:formula="of:=LOG10([.A11])" office:value-type="float" office:value="0.698970004336019" calcext:value-type="float">
            <text:p>0.698970004336019</text:p>
          </table:table-cell>
          <table:table-cell/>
          <table:table-cell table:formula="of:=LOG10([.C11])" office:value-type="float" office:value="2.73559889969818" calcext:value-type="float">
            <text:p>2.73559889969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r</text:p>
          </table:table-cell>
          <table:table-cell office:value-type="float" office:value="528" calcext:value-type="float">
            <text:p>528</text:p>
          </table:table-cell>
          <table:table-cell table:formula="of:=LOG10([.A12])" office:value-type="float" office:value="0.778151250383644" calcext:value-type="float">
            <text:p>0.778151250383644</text:p>
          </table:table-cell>
          <table:table-cell/>
          <table:table-cell table:formula="of:=LOG10([.C12])" office:value-type="float" office:value="2.72263392253381" calcext:value-type="float">
            <text:p>2.7226339225338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</text:p>
          </table:table-cell>
          <table:table-cell office:value-type="float" office:value="464" calcext:value-type="float">
            <text:p>464</text:p>
          </table:table-cell>
          <table:table-cell table:formula="of:=LOG10([.A13])" office:value-type="float" office:value="0.845098040014257" calcext:value-type="float">
            <text:p>0.845098040014257</text:p>
          </table:table-cell>
          <table:table-cell/>
          <table:table-cell table:formula="of:=LOG10([.C13])" office:value-type="float" office:value="2.66651798055488" calcext:value-type="float">
            <text:p>2.6665179805548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459" calcext:value-type="float">
            <text:p>459</text:p>
          </table:table-cell>
          <table:table-cell table:formula="of:=LOG10([.A14])" office:value-type="float" office:value="0.903089986991943" calcext:value-type="float">
            <text:p>0.903089986991943</text:p>
          </table:table-cell>
          <table:table-cell/>
          <table:table-cell table:formula="of:=LOG10([.C14])" office:value-type="float" office:value="2.66181268553726" calcext:value-type="float">
            <text:p>2.661812685537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ypal</text:p>
          </table:table-cell>
          <table:table-cell office:value-type="float" office:value="418" calcext:value-type="float">
            <text:p>418</text:p>
          </table:table-cell>
          <table:table-cell table:formula="of:=LOG10([.A15])" office:value-type="float" office:value="0.954242509439325" calcext:value-type="float">
            <text:p>0.954242509439325</text:p>
          </table:table-cell>
          <table:table-cell/>
          <table:table-cell table:formula="of:=LOG10([.C15])" office:value-type="float" office:value="2.62117628177503" calcext:value-type="float">
            <text:p>2.621176281775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float" office:value="397" calcext:value-type="float">
            <text:p>397</text:p>
          </table:table-cell>
          <table:table-cell table:formula="of:=LOG10([.A16])" office:value-type="float" office:value="1" calcext:value-type="float">
            <text:p>1</text:p>
          </table:table-cell>
          <table:table-cell/>
          <table:table-cell table:formula="of:=LOG10([.C16])" office:value-type="float" office:value="2.59879050676312" calcext:value-type="float">
            <text:p>2.598790506763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</text:p>
          </table:table-cell>
          <table:table-cell office:value-type="float" office:value="322" calcext:value-type="float">
            <text:p>322</text:p>
          </table:table-cell>
          <table:table-cell table:formula="of:=LOG10([.A17])" office:value-type="float" office:value="1.04139268515823" calcext:value-type="float">
            <text:p>1.04139268515823</text:p>
          </table:table-cell>
          <table:table-cell/>
          <table:table-cell table:formula="of:=LOG10([.C17])" office:value-type="float" office:value="2.50785587169583" calcext:value-type="float">
            <text:p>2.507855871695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</text:p>
          </table:table-cell>
          <table:table-cell office:value-type="float" office:value="304" calcext:value-type="float">
            <text:p>304</text:p>
          </table:table-cell>
          <table:table-cell table:formula="of:=LOG10([.A18])" office:value-type="float" office:value="1.07918124604762" calcext:value-type="float">
            <text:p>1.07918124604762</text:p>
          </table:table-cell>
          <table:table-cell/>
          <table:table-cell table:formula="of:=LOG10([.C18])" office:value-type="float" office:value="2.48287358360875" calcext:value-type="float">
            <text:p>2.4828735836087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yment</text:p>
          </table:table-cell>
          <table:table-cell office:value-type="float" office:value="304" calcext:value-type="float">
            <text:p>304</text:p>
          </table:table-cell>
          <table:table-cell table:formula="of:=LOG10([.A19])" office:value-type="float" office:value="1.11394335230684" calcext:value-type="float">
            <text:p>1.11394335230684</text:p>
          </table:table-cell>
          <table:table-cell/>
          <table:table-cell table:formula="of:=LOG10([.C19])" office:value-type="float" office:value="2.48287358360875" calcext:value-type="float">
            <text:p>2.482873583608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r</text:p>
          </table:table-cell>
          <table:table-cell office:value-type="float" office:value="297" calcext:value-type="float">
            <text:p>297</text:p>
          </table:table-cell>
          <table:table-cell table:formula="of:=LOG10([.A20])" office:value-type="float" office:value="1.14612803567824" calcext:value-type="float">
            <text:p>1.14612803567824</text:p>
          </table:table-cell>
          <table:table-cell/>
          <table:table-cell table:formula="of:=LOG10([.C20])" office:value-type="float" office:value="2.47275644931721" calcext:value-type="float">
            <text:p>2.4727564493172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y</text:p>
          </table:table-cell>
          <table:table-cell office:value-type="float" office:value="286" calcext:value-type="float">
            <text:p>286</text:p>
          </table:table-cell>
          <table:table-cell table:formula="of:=LOG10([.A21])" office:value-type="float" office:value="1.17609125905568" calcext:value-type="float">
            <text:p>1.17609125905568</text:p>
          </table:table-cell>
          <table:table-cell/>
          <table:table-cell table:formula="of:=LOG10([.C21])" office:value-type="float" office:value="2.45636603312904" calcext:value-type="float">
            <text:p>2.456366033129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231" calcext:value-type="float">
            <text:p>231</text:p>
          </table:table-cell>
          <table:table-cell table:formula="of:=LOG10([.A22])" office:value-type="float" office:value="1.20411998265592" calcext:value-type="float">
            <text:p>1.20411998265592</text:p>
          </table:table-cell>
          <table:table-cell/>
          <table:table-cell table:formula="of:=LOG10([.C22])" office:value-type="float" office:value="2.36361197989214" calcext:value-type="float">
            <text:p>2.363611979892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at</text:p>
          </table:table-cell>
          <table:table-cell office:value-type="float" office:value="223" calcext:value-type="float">
            <text:p>223</text:p>
          </table:table-cell>
          <table:table-cell table:formula="of:=LOG10([.A23])" office:value-type="float" office:value="1.23044892137827" calcext:value-type="float">
            <text:p>1.23044892137827</text:p>
          </table:table-cell>
          <table:table-cell/>
          <table:table-cell table:formula="of:=LOG10([.C23])" office:value-type="float" office:value="2.34830486304816" calcext:value-type="float">
            <text:p>2.34830486304816</text:p>
          </table:table-cell>
          <table:table-cell table:number-columns-repeated="2"/>
          <table:table-cell office:value-type="string" calcext:value-type="string">
            <text:p>log(F(r)) = log(c) – a log(r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</text:p>
          </table:table-cell>
          <table:table-cell office:value-type="float" office:value="196" calcext:value-type="float">
            <text:p>196</text:p>
          </table:table-cell>
          <table:table-cell table:formula="of:=LOG10([.A24])" office:value-type="float" office:value="1.25527250510331" calcext:value-type="float">
            <text:p>1.25527250510331</text:p>
          </table:table-cell>
          <table:table-cell/>
          <table:table-cell table:formula="of:=LOG10([.C24])" office:value-type="float" office:value="2.29225607135648" calcext:value-type="float">
            <text:p>2.292256071356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</text:p>
          </table:table-cell>
          <table:table-cell office:value-type="float" office:value="188" calcext:value-type="float">
            <text:p>188</text:p>
          </table:table-cell>
          <table:table-cell table:formula="of:=LOG10([.A25])" office:value-type="float" office:value="1.27875360095283" calcext:value-type="float">
            <text:p>1.27875360095283</text:p>
          </table:table-cell>
          <table:table-cell/>
          <table:table-cell table:formula="of:=LOG10([.C25])" office:value-type="float" office:value="2.27415784926368" calcext:value-type="float">
            <text:p>2.27415784926368</text:p>
          </table:table-cell>
          <table:table-cell table:number-columns-repeated="2"/>
          <table:table-cell office:value-type="string" calcext:value-type="string">
            <text:p>log(c) = 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is</text:p>
          </table:table-cell>
          <table:table-cell office:value-type="float" office:value="176" calcext:value-type="float">
            <text:p>176</text:p>
          </table:table-cell>
          <table:table-cell table:formula="of:=LOG10([.A26])" office:value-type="float" office:value="1.30102999566398" calcext:value-type="float">
            <text:p>1.30102999566398</text:p>
          </table:table-cell>
          <table:table-cell/>
          <table:table-cell table:formula="of:=LOG10([.C26])" office:value-type="float" office:value="2.24551266781415" calcext:value-type="float">
            <text:p>2.24551266781415</text:p>
          </table:table-cell>
          <table:table-cell table:number-columns-repeated="2"/>
          <table:table-cell office:value-type="string" calcext:value-type="string">
            <text:p>a =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r</text:p>
          </table:table-cell>
          <table:table-cell office:value-type="float" office:value="175" calcext:value-type="float">
            <text:p>175</text:p>
          </table:table-cell>
          <table:table-cell table:formula="of:=LOG10([.A27])" office:value-type="float" office:value="1.32221929473392" calcext:value-type="float">
            <text:p>1.32221929473392</text:p>
          </table:table-cell>
          <table:table-cell/>
          <table:table-cell table:formula="of:=LOG10([.C27])" office:value-type="float" office:value="2.24303804868629" calcext:value-type="float">
            <text:p>2.243038048686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y</text:p>
          </table:table-cell>
          <table:table-cell office:value-type="float" office:value="175" calcext:value-type="float">
            <text:p>175</text:p>
          </table:table-cell>
          <table:table-cell table:formula="of:=LOG10([.A28])" office:value-type="float" office:value="1.34242268082221" calcext:value-type="float">
            <text:p>1.34242268082221</text:p>
          </table:table-cell>
          <table:table-cell/>
          <table:table-cell table:formula="of:=LOG10([.C28])" office:value-type="float" office:value="2.24303804868629" calcext:value-type="float">
            <text:p>2.243038048686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office:value-type="float" office:value="168" calcext:value-type="float">
            <text:p>168</text:p>
          </table:table-cell>
          <table:table-cell table:formula="of:=LOG10([.A29])" office:value-type="float" office:value="1.36172783601759" calcext:value-type="float">
            <text:p>1.36172783601759</text:p>
          </table:table-cell>
          <table:table-cell/>
          <table:table-cell table:formula="of:=LOG10([.C29])" office:value-type="float" office:value="2.22530928172586" calcext:value-type="float">
            <text:p>2.2253092817258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</text:p>
          </table:table-cell>
          <table:table-cell office:value-type="float" office:value="161" calcext:value-type="float">
            <text:p>161</text:p>
          </table:table-cell>
          <table:table-cell table:formula="of:=LOG10([.A30])" office:value-type="float" office:value="1.38021124171161" calcext:value-type="float">
            <text:p>1.38021124171161</text:p>
          </table:table-cell>
          <table:table-cell/>
          <table:table-cell table:formula="of:=LOG10([.C30])" office:value-type="float" office:value="2.20682587603185" calcext:value-type="float">
            <text:p>2.206825876031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</text:p>
          </table:table-cell>
          <table:table-cell office:value-type="float" office:value="153" calcext:value-type="float">
            <text:p>153</text:p>
          </table:table-cell>
          <table:table-cell table:formula="of:=LOG10([.A31])" office:value-type="float" office:value="1.39794000867204" calcext:value-type="float">
            <text:p>1.39794000867204</text:p>
          </table:table-cell>
          <table:table-cell/>
          <table:table-cell table:formula="of:=LOG10([.C31])" office:value-type="float" office:value="2.1846914308176" calcext:value-type="float">
            <text:p>2.184691430817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th</text:p>
          </table:table-cell>
          <table:table-cell office:value-type="float" office:value="148" calcext:value-type="float">
            <text:p>148</text:p>
          </table:table-cell>
          <table:table-cell table:formula="of:=LOG10([.A32])" office:value-type="float" office:value="1.41497334797082" calcext:value-type="float">
            <text:p>1.41497334797082</text:p>
          </table:table-cell>
          <table:table-cell/>
          <table:table-cell table:formula="of:=LOG10([.C32])" office:value-type="float" office:value="2.17026171539496" calcext:value-type="float">
            <text:p>2.1702617153949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t</text:p>
          </table:table-cell>
          <table:table-cell office:value-type="float" office:value="138" calcext:value-type="float">
            <text:p>138</text:p>
          </table:table-cell>
          <table:table-cell table:formula="of:=LOG10([.A33])" office:value-type="float" office:value="1.43136376415899" calcext:value-type="float">
            <text:p>1.43136376415899</text:p>
          </table:table-cell>
          <table:table-cell/>
          <table:table-cell table:formula="of:=LOG10([.C33])" office:value-type="float" office:value="2.13987908640124" calcext:value-type="float">
            <text:p>2.1398790864012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om</text:p>
          </table:table-cell>
          <table:table-cell office:value-type="float" office:value="136" calcext:value-type="float">
            <text:p>136</text:p>
          </table:table-cell>
          <table:table-cell table:formula="of:=LOG10([.A34])" office:value-type="float" office:value="1.44715803134222" calcext:value-type="float">
            <text:p>1.44715803134222</text:p>
          </table:table-cell>
          <table:table-cell/>
          <table:table-cell table:formula="of:=LOG10([.C34])" office:value-type="float" office:value="2.13353890837022" calcext:value-type="float">
            <text:p>2.1335389083702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ll</text:p>
          </table:table-cell>
          <table:table-cell office:value-type="float" office:value="130" calcext:value-type="float">
            <text:p>130</text:p>
          </table:table-cell>
          <table:table-cell table:formula="of:=LOG10([.A35])" office:value-type="float" office:value="1.46239799789896" calcext:value-type="float">
            <text:p>1.46239799789896</text:p>
          </table:table-cell>
          <table:table-cell/>
          <table:table-cell table:formula="of:=LOG10([.C35])" office:value-type="float" office:value="2.11394335230684" calcext:value-type="float">
            <text:p>2.1139433523068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rency</text:p>
          </table:table-cell>
          <table:table-cell office:value-type="float" office:value="129" calcext:value-type="float">
            <text:p>129</text:p>
          </table:table-cell>
          <table:table-cell table:formula="of:=LOG10([.A36])" office:value-type="float" office:value="1.47712125471966" calcext:value-type="float">
            <text:p>1.47712125471966</text:p>
          </table:table-cell>
          <table:table-cell/>
          <table:table-cell table:formula="of:=LOG10([.C36])" office:value-type="float" office:value="2.11058971029925" calcext:value-type="float">
            <text:p>2.110589710299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nsaction</text:p>
          </table:table-cell>
          <table:table-cell office:value-type="float" office:value="126" calcext:value-type="float">
            <text:p>126</text:p>
          </table:table-cell>
          <table:table-cell table:formula="of:=LOG10([.A37])" office:value-type="float" office:value="1.49136169383427" calcext:value-type="float">
            <text:p>1.49136169383427</text:p>
          </table:table-cell>
          <table:table-cell/>
          <table:table-cell table:formula="of:=LOG10([.C37])" office:value-type="float" office:value="2.10037054511756" calcext:value-type="float">
            <text:p>2.1003705451175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e</text:p>
          </table:table-cell>
          <table:table-cell office:value-type="float" office:value="125" calcext:value-type="float">
            <text:p>125</text:p>
          </table:table-cell>
          <table:table-cell table:formula="of:=LOG10([.A38])" office:value-type="float" office:value="1.50514997831991" calcext:value-type="float">
            <text:p>1.50514997831991</text:p>
          </table:table-cell>
          <table:table-cell/>
          <table:table-cell table:formula="of:=LOG10([.C38])" office:value-type="float" office:value="2.09691001300806" calcext:value-type="float">
            <text:p>2.096910013008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greement</text:p>
          </table:table-cell>
          <table:table-cell office:value-type="float" office:value="122" calcext:value-type="float">
            <text:p>122</text:p>
          </table:table-cell>
          <table:table-cell table:formula="of:=LOG10([.A39])" office:value-type="float" office:value="1.51851393987789" calcext:value-type="float">
            <text:p>1.51851393987789</text:p>
          </table:table-cell>
          <table:table-cell/>
          <table:table-cell table:formula="of:=LOG10([.C39])" office:value-type="float" office:value="2.08635983067475" calcext:value-type="float">
            <text:p>2.0863598306747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rvices</text:p>
          </table:table-cell>
          <table:table-cell office:value-type="float" office:value="115" calcext:value-type="float">
            <text:p>115</text:p>
          </table:table-cell>
          <table:table-cell table:formula="of:=LOG10([.A40])" office:value-type="float" office:value="1.53147891704226" calcext:value-type="float">
            <text:p>1.53147891704226</text:p>
          </table:table-cell>
          <table:table-cell/>
          <table:table-cell table:formula="of:=LOG10([.C40])" office:value-type="float" office:value="2.06069784035361" calcext:value-type="float">
            <text:p>2.0606978403536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</text:p>
          </table:table-cell>
          <table:table-cell office:value-type="float" office:value="114" calcext:value-type="float">
            <text:p>114</text:p>
          </table:table-cell>
          <table:table-cell table:formula="of:=LOG10([.A41])" office:value-type="float" office:value="1.54406804435028" calcext:value-type="float">
            <text:p>1.54406804435028</text:p>
          </table:table-cell>
          <table:table-cell/>
          <table:table-cell table:formula="of:=LOG10([.C41])" office:value-type="float" office:value="2.05690485133647" calcext:value-type="float">
            <text:p>2.0569048513364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e</text:p>
          </table:table-cell>
          <table:table-cell office:value-type="float" office:value="112" calcext:value-type="float">
            <text:p>112</text:p>
          </table:table-cell>
          <table:table-cell table:formula="of:=LOG10([.A42])" office:value-type="float" office:value="1.55630250076729" calcext:value-type="float">
            <text:p>1.55630250076729</text:p>
          </table:table-cell>
          <table:table-cell/>
          <table:table-cell table:formula="of:=LOG10([.C42])" office:value-type="float" office:value="2.04921802267018" calcext:value-type="float">
            <text:p>2.0492180226701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  <table:table-cell office:value-type="float" office:value="110" calcext:value-type="float">
            <text:p>110</text:p>
          </table:table-cell>
          <table:table-cell table:formula="of:=LOG10([.A43])" office:value-type="float" office:value="1.568201724067" calcext:value-type="float">
            <text:p>1.568201724067</text:p>
          </table:table-cell>
          <table:table-cell/>
          <table:table-cell table:formula="of:=LOG10([.C43])" office:value-type="float" office:value="2.04139268515822" calcext:value-type="float">
            <text:p>2.041392685158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yments</text:p>
          </table:table-cell>
          <table:table-cell office:value-type="float" office:value="110" calcext:value-type="float">
            <text:p>110</text:p>
          </table:table-cell>
          <table:table-cell table:formula="of:=LOG10([.A44])" office:value-type="float" office:value="1.57978359661681" calcext:value-type="float">
            <text:p>1.57978359661681</text:p>
          </table:table-cell>
          <table:table-cell/>
          <table:table-cell table:formula="of:=LOG10([.C44])" office:value-type="float" office:value="2.04139268515822" calcext:value-type="float">
            <text:p>2.041392685158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e</text:p>
          </table:table-cell>
          <table:table-cell office:value-type="float" office:value="109" calcext:value-type="float">
            <text:p>109</text:p>
          </table:table-cell>
          <table:table-cell table:formula="of:=LOG10([.A45])" office:value-type="float" office:value="1.5910646070265" calcext:value-type="float">
            <text:p>1.5910646070265</text:p>
          </table:table-cell>
          <table:table-cell/>
          <table:table-cell table:formula="of:=LOG10([.C45])" office:value-type="float" office:value="2.03742649794062" calcext:value-type="float">
            <text:p>2.037426497940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ser</text:p>
          </table:table-cell>
          <table:table-cell office:value-type="float" office:value="103" calcext:value-type="float">
            <text:p>103</text:p>
          </table:table-cell>
          <table:table-cell table:formula="of:=LOG10([.A46])" office:value-type="float" office:value="1.60205999132796" calcext:value-type="float">
            <text:p>1.60205999132796</text:p>
          </table:table-cell>
          <table:table-cell/>
          <table:table-cell table:formula="of:=LOG10([.C46])" office:value-type="float" office:value="2.01283722470517" calcext:value-type="float">
            <text:p>2.0128372247051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ount</text:p>
          </table:table-cell>
          <table:table-cell office:value-type="float" office:value="89" calcext:value-type="float">
            <text:p>89</text:p>
          </table:table-cell>
          <table:table-cell table:formula="of:=LOG10([.A47])" office:value-type="float" office:value="1.61278385671974" calcext:value-type="float">
            <text:p>1.61278385671974</text:p>
          </table:table-cell>
          <table:table-cell/>
          <table:table-cell table:formula="of:=LOG10([.C47])" office:value-type="float" office:value="1.94939000664491" calcext:value-type="float">
            <text:p>1.9493900066449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ey</text:p>
          </table:table-cell>
          <table:table-cell office:value-type="float" office:value="87" calcext:value-type="float">
            <text:p>87</text:p>
          </table:table-cell>
          <table:table-cell table:formula="of:=LOG10([.A48])" office:value-type="float" office:value="1.6232492903979" calcext:value-type="float">
            <text:p>1.6232492903979</text:p>
          </table:table-cell>
          <table:table-cell/>
          <table:table-cell table:formula="of:=LOG10([.C48])" office:value-type="float" office:value="1.93951925261862" calcext:value-type="float">
            <text:p>1.9395192526186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ve</text:p>
          </table:table-cell>
          <table:table-cell office:value-type="float" office:value="84" calcext:value-type="float">
            <text:p>84</text:p>
          </table:table-cell>
          <table:table-cell table:formula="of:=LOG10([.A49])" office:value-type="float" office:value="1.63346845557959" calcext:value-type="float">
            <text:p>1.63346845557959</text:p>
          </table:table-cell>
          <table:table-cell/>
          <table:table-cell table:formula="of:=LOG10([.C49])" office:value-type="float" office:value="1.92427928606188" calcext:value-type="float">
            <text:p>1.9242792860618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formation</text:p>
          </table:table-cell>
          <table:table-cell office:value-type="float" office:value="81" calcext:value-type="float">
            <text:p>81</text:p>
          </table:table-cell>
          <table:table-cell table:formula="of:=LOG10([.A50])" office:value-type="float" office:value="1.64345267648619" calcext:value-type="float">
            <text:p>1.64345267648619</text:p>
          </table:table-cell>
          <table:table-cell/>
          <table:table-cell table:formula="of:=LOG10([.C50])" office:value-type="float" office:value="1.90848501887865" calcext:value-type="float">
            <text:p>1.9084850188786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t</text:p>
          </table:table-cell>
          <table:table-cell office:value-type="float" office:value="80" calcext:value-type="float">
            <text:p>80</text:p>
          </table:table-cell>
          <table:table-cell table:formula="of:=LOG10([.A51])" office:value-type="float" office:value="1.65321251377534" calcext:value-type="float">
            <text:p>1.65321251377534</text:p>
          </table:table-cell>
          <table:table-cell/>
          <table:table-cell table:formula="of:=LOG10([.C51])" office:value-type="float" office:value="1.90308998699194" calcext:value-type="float">
            <text:p>1.9030899869919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e</text:p>
          </table:table-cell>
          <table:table-cell office:value-type="float" office:value="78" calcext:value-type="float">
            <text:p>78</text:p>
          </table:table-cell>
          <table:table-cell table:formula="of:=LOG10([.A52])" office:value-type="float" office:value="1.66275783168157" calcext:value-type="float">
            <text:p>1.66275783168157</text:p>
          </table:table-cell>
          <table:table-cell/>
          <table:table-cell table:formula="of:=LOG10([.C52])" office:value-type="float" office:value="1.89209460269048" calcext:value-type="float">
            <text:p>1.8920946026904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ich</text:p>
          </table:table-cell>
          <table:table-cell office:value-type="float" office:value="75" calcext:value-type="float">
            <text:p>75</text:p>
          </table:table-cell>
          <table:table-cell table:formula="of:=LOG10([.A53])" office:value-type="float" office:value="1.67209785793572" calcext:value-type="float">
            <text:p>1.67209785793572</text:p>
          </table:table-cell>
          <table:table-cell/>
          <table:table-cell table:formula="of:=LOG10([.C53])" office:value-type="float" office:value="1.8750612633917" calcext:value-type="float">
            <text:p>1.875061263391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llar</text:p>
          </table:table-cell>
          <table:table-cell office:value-type="float" office:value="75" calcext:value-type="float">
            <text:p>75</text:p>
          </table:table-cell>
          <table:table-cell table:formula="of:=LOG10([.A54])" office:value-type="float" office:value="1.68124123737559" calcext:value-type="float">
            <text:p>1.68124123737559</text:p>
          </table:table-cell>
          <table:table-cell/>
          <table:table-cell table:formula="of:=LOG10([.C54])" office:value-type="float" office:value="1.8750612633917" calcext:value-type="float">
            <text:p>1.875061263391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n</text:p>
          </table:table-cell>
          <table:table-cell office:value-type="float" office:value="71" calcext:value-type="float">
            <text:p>71</text:p>
          </table:table-cell>
          <table:table-cell table:formula="of:=LOG10([.A55])" office:value-type="float" office:value="1.69019608002851" calcext:value-type="float">
            <text:p>1.69019608002851</text:p>
          </table:table-cell>
          <table:table-cell/>
          <table:table-cell table:formula="of:=LOG10([.C55])" office:value-type="float" office:value="1.85125834871908" calcext:value-type="float">
            <text:p>1.851258348719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nding</text:p>
          </table:table-cell>
          <table:table-cell office:value-type="float" office:value="71" calcext:value-type="float">
            <text:p>71</text:p>
          </table:table-cell>
          <table:table-cell table:formula="of:=LOG10([.A56])" office:value-type="float" office:value="1.69897000433602" calcext:value-type="float">
            <text:p>1.69897000433602</text:p>
          </table:table-cell>
          <table:table-cell/>
          <table:table-cell table:formula="of:=LOG10([.C56])" office:value-type="float" office:value="1.85125834871908" calcext:value-type="float">
            <text:p>1.8512583487190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te</text:p>
          </table:table-cell>
          <table:table-cell office:value-type="float" office:value="69" calcext:value-type="float">
            <text:p>69</text:p>
          </table:table-cell>
          <table:table-cell table:formula="of:=LOG10([.A57])" office:value-type="float" office:value="1.70757017609794" calcext:value-type="float">
            <text:p>1.70757017609794</text:p>
          </table:table-cell>
          <table:table-cell/>
          <table:table-cell table:formula="of:=LOG10([.C57])" office:value-type="float" office:value="1.83884909073726" calcext:value-type="float">
            <text:p>1.838849090737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en</text:p>
          </table:table-cell>
          <table:table-cell office:value-type="float" office:value="68" calcext:value-type="float">
            <text:p>68</text:p>
          </table:table-cell>
          <table:table-cell table:formula="of:=LOG10([.A58])" office:value-type="float" office:value="1.7160033436348" calcext:value-type="float">
            <text:p>1.7160033436348</text:p>
          </table:table-cell>
          <table:table-cell/>
          <table:table-cell table:formula="of:=LOG10([.C58])" office:value-type="float" office:value="1.83250891270624" calcext:value-type="float">
            <text:p>1.832508912706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rd</text:p>
          </table:table-cell>
          <table:table-cell office:value-type="float" office:value="67" calcext:value-type="float">
            <text:p>67</text:p>
          </table:table-cell>
          <table:table-cell table:formula="of:=LOG10([.A59])" office:value-type="float" office:value="1.72427586960079" calcext:value-type="float">
            <text:p>1.72427586960079</text:p>
          </table:table-cell>
          <table:table-cell/>
          <table:table-cell table:formula="of:=LOG10([.C59])" office:value-type="float" office:value="1.82607480270083" calcext:value-type="float">
            <text:p>1.8260748027008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cluding</text:p>
          </table:table-cell>
          <table:table-cell office:value-type="float" office:value="66" calcext:value-type="float">
            <text:p>66</text:p>
          </table:table-cell>
          <table:table-cell table:formula="of:=LOG10([.A60])" office:value-type="float" office:value="1.73239375982297" calcext:value-type="float">
            <text:p>1.73239375982297</text:p>
          </table:table-cell>
          <table:table-cell/>
          <table:table-cell table:formula="of:=LOG10([.C60])" office:value-type="float" office:value="1.81954393554187" calcext:value-type="float">
            <text:p>1.8195439355418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l</text:p>
          </table:table-cell>
          <table:table-cell office:value-type="float" office:value="65" calcext:value-type="float">
            <text:p>65</text:p>
          </table:table-cell>
          <table:table-cell table:formula="of:=LOG10([.A61])" office:value-type="float" office:value="1.74036268949424" calcext:value-type="float">
            <text:p>1.74036268949424</text:p>
          </table:table-cell>
          <table:table-cell/>
          <table:table-cell table:formula="of:=LOG10([.C61])" office:value-type="float" office:value="1.81291335664286" calcext:value-type="float">
            <text:p>1.8129133566428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version</text:p>
          </table:table-cell>
          <table:table-cell office:value-type="float" office:value="64" calcext:value-type="float">
            <text:p>64</text:p>
          </table:table-cell>
          <table:table-cell table:formula="of:=LOG10([.A62])" office:value-type="float" office:value="1.7481880270062" calcext:value-type="float">
            <text:p>1.7481880270062</text:p>
          </table:table-cell>
          <table:table-cell/>
          <table:table-cell table:formula="of:=LOG10([.C62])" office:value-type="float" office:value="1.80617997398389" calcext:value-type="float">
            <text:p>1.8061799739838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t</text:p>
          </table:table-cell>
          <table:table-cell office:value-type="float" office:value="62" calcext:value-type="float">
            <text:p>62</text:p>
          </table:table-cell>
          <table:table-cell table:formula="of:=LOG10([.A63])" office:value-type="float" office:value="1.75587485567249" calcext:value-type="float">
            <text:p>1.75587485567249</text:p>
          </table:table-cell>
          <table:table-cell/>
          <table:table-cell table:formula="of:=LOG10([.C63])" office:value-type="float" office:value="1.79239168949825" calcext:value-type="float">
            <text:p>1.792391689498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</text:p>
          </table:table-cell>
          <table:table-cell office:value-type="float" office:value="62" calcext:value-type="float">
            <text:p>62</text:p>
          </table:table-cell>
          <table:table-cell table:formula="of:=LOG10([.A64])" office:value-type="float" office:value="1.76342799356294" calcext:value-type="float">
            <text:p>1.76342799356294</text:p>
          </table:table-cell>
          <table:table-cell/>
          <table:table-cell table:formula="of:=LOG10([.C64])" office:value-type="float" office:value="1.79239168949825" calcext:value-type="float">
            <text:p>1.7923916894982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es</text:p>
          </table:table-cell>
          <table:table-cell office:value-type="float" office:value="60" calcext:value-type="float">
            <text:p>60</text:p>
          </table:table-cell>
          <table:table-cell table:formula="of:=LOG10([.A65])" office:value-type="float" office:value="1.77085201164214" calcext:value-type="float">
            <text:p>1.77085201164214</text:p>
          </table:table-cell>
          <table:table-cell/>
          <table:table-cell table:formula="of:=LOG10([.C65])" office:value-type="float" office:value="1.77815125038364" calcext:value-type="float">
            <text:p>1.778151250383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lance</text:p>
          </table:table-cell>
          <table:table-cell office:value-type="float" office:value="57" calcext:value-type="float">
            <text:p>57</text:p>
          </table:table-cell>
          <table:table-cell table:formula="of:=LOG10([.A66])" office:value-type="float" office:value="1.77815125038364" calcext:value-type="float">
            <text:p>1.77815125038364</text:p>
          </table:table-cell>
          <table:table-cell/>
          <table:table-cell table:formula="of:=LOG10([.C66])" office:value-type="float" office:value="1.75587485567249" calcext:value-type="float">
            <text:p>1.7558748556724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hird</text:p>
          </table:table-cell>
          <table:table-cell office:value-type="float" office:value="55" calcext:value-type="float">
            <text:p>55</text:p>
          </table:table-cell>
          <table:table-cell table:formula="of:=LOG10([.A67])" office:value-type="float" office:value="1.78532983501077" calcext:value-type="float">
            <text:p>1.78532983501077</text:p>
          </table:table-cell>
          <table:table-cell/>
          <table:table-cell table:formula="of:=LOG10([.C67])" office:value-type="float" office:value="1.74036268949424" calcext:value-type="float">
            <text:p>1.7403626894942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rvice</text:p>
          </table:table-cell>
          <table:table-cell office:value-type="float" office:value="51" calcext:value-type="float">
            <text:p>51</text:p>
          </table:table-cell>
          <table:table-cell table:formula="of:=LOG10([.A68])" office:value-type="float" office:value="1.79239168949825" calcext:value-type="float">
            <text:p>1.79239168949825</text:p>
          </table:table-cell>
          <table:table-cell/>
          <table:table-cell table:formula="of:=LOG10([.C68])" office:value-type="float" office:value="1.70757017609794" calcext:value-type="float">
            <text:p>1.7075701760979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rce</text:p>
          </table:table-cell>
          <table:table-cell office:value-type="float" office:value="50" calcext:value-type="float">
            <text:p>50</text:p>
          </table:table-cell>
          <table:table-cell table:formula="of:=LOG10([.A69])" office:value-type="float" office:value="1.79934054945358" calcext:value-type="float">
            <text:p>1.79934054945358</text:p>
          </table:table-cell>
          <table:table-cell/>
          <table:table-cell table:formula="of:=LOG10([.C69])" office:value-type="float" office:value="1.69897000433602" calcext:value-type="float">
            <text:p>1.6989700043360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ew</text:p>
          </table:table-cell>
          <table:table-cell office:value-type="float" office:value="48" calcext:value-type="float">
            <text:p>48</text:p>
          </table:table-cell>
          <table:table-cell table:formula="of:=LOG10([.A70])" office:value-type="float" office:value="1.80617997398389" calcext:value-type="float">
            <text:p>1.80617997398389</text:p>
          </table:table-cell>
          <table:table-cell/>
          <table:table-cell table:formula="of:=LOG10([.C70])" office:value-type="float" office:value="1.68124123737559" calcext:value-type="float">
            <text:p>1.6812412373755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pply</text:p>
          </table:table-cell>
          <table:table-cell office:value-type="float" office:value="47" calcext:value-type="float">
            <text:p>47</text:p>
          </table:table-cell>
          <table:table-cell table:formula="of:=LOG10([.A71])" office:value-type="float" office:value="1.81291335664286" calcext:value-type="float">
            <text:p>1.81291335664286</text:p>
          </table:table-cell>
          <table:table-cell/>
          <table:table-cell table:formula="of:=LOG10([.C71])" office:value-type="float" office:value="1.67209785793572" calcext:value-type="float">
            <text:p>1.6720978579357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vide</text:p>
          </table:table-cell>
          <table:table-cell office:value-type="float" office:value="47" calcext:value-type="float">
            <text:p>47</text:p>
          </table:table-cell>
          <table:table-cell table:formula="of:=LOG10([.A72])" office:value-type="float" office:value="1.81954393554187" calcext:value-type="float">
            <text:p>1.81954393554187</text:p>
          </table:table-cell>
          <table:table-cell/>
          <table:table-cell table:formula="of:=LOG10([.C72])" office:value-type="float" office:value="1.67209785793572" calcext:value-type="float">
            <text:p>1.6720978579357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ch</text:p>
          </table:table-cell>
          <table:table-cell office:value-type="float" office:value="47" calcext:value-type="float">
            <text:p>47</text:p>
          </table:table-cell>
          <table:table-cell table:formula="of:=LOG10([.A73])" office:value-type="float" office:value="1.82607480270083" calcext:value-type="float">
            <text:p>1.82607480270083</text:p>
          </table:table-cell>
          <table:table-cell/>
          <table:table-cell table:formula="of:=LOG10([.C73])" office:value-type="float" office:value="1.67209785793572" calcext:value-type="float">
            <text:p>1.6720978579357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bout</text:p>
          </table:table-cell>
          <table:table-cell office:value-type="float" office:value="45" calcext:value-type="float">
            <text:p>45</text:p>
          </table:table-cell>
          <table:table-cell table:formula="of:=LOG10([.A74])" office:value-type="float" office:value="1.83250891270624" calcext:value-type="float">
            <text:p>1.83250891270624</text:p>
          </table:table-cell>
          <table:table-cell/>
          <table:table-cell table:formula="of:=LOG10([.C74])" office:value-type="float" office:value="1.65321251377534" calcext:value-type="float">
            <text:p>1.6532125137753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</text:p>
          </table:table-cell>
          <table:table-cell office:value-type="float" office:value="44" calcext:value-type="float">
            <text:p>44</text:p>
          </table:table-cell>
          <table:table-cell table:formula="of:=LOG10([.A75])" office:value-type="float" office:value="1.83884909073726" calcext:value-type="float">
            <text:p>1.83884909073726</text:p>
          </table:table-cell>
          <table:table-cell/>
          <table:table-cell table:formula="of:=LOG10([.C75])" office:value-type="float" office:value="1.64345267648619" calcext:value-type="float">
            <text:p>1.6434526764861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nk</text:p>
          </table:table-cell>
          <table:table-cell office:value-type="float" office:value="44" calcext:value-type="float">
            <text:p>44</text:p>
          </table:table-cell>
          <table:table-cell table:formula="of:=LOG10([.A76])" office:value-type="float" office:value="1.84509804001426" calcext:value-type="float">
            <text:p>1.84509804001426</text:p>
          </table:table-cell>
          <table:table-cell/>
          <table:table-cell table:formula="of:=LOG10([.C76])" office:value-type="float" office:value="1.64345267648619" calcext:value-type="float">
            <text:p>1.6434526764861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usiness</text:p>
          </table:table-cell>
          <table:table-cell office:value-type="float" office:value="43" calcext:value-type="float">
            <text:p>43</text:p>
          </table:table-cell>
          <table:table-cell table:formula="of:=LOG10([.A77])" office:value-type="float" office:value="1.85125834871908" calcext:value-type="float">
            <text:p>1.85125834871908</text:p>
          </table:table-cell>
          <table:table-cell/>
          <table:table-cell table:formula="of:=LOG10([.C77])" office:value-type="float" office:value="1.63346845557959" calcext:value-type="float">
            <text:p>1.6334684555795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ceive</text:p>
          </table:table-cell>
          <table:table-cell office:value-type="float" office:value="43" calcext:value-type="float">
            <text:p>43</text:p>
          </table:table-cell>
          <table:table-cell table:formula="of:=LOG10([.A78])" office:value-type="float" office:value="1.85733249643127" calcext:value-type="float">
            <text:p>1.85733249643127</text:p>
          </table:table-cell>
          <table:table-cell/>
          <table:table-cell table:formula="of:=LOG10([.C78])" office:value-type="float" office:value="1.63346845557959" calcext:value-type="float">
            <text:p>1.633468455579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der</text:p>
          </table:table-cell>
          <table:table-cell office:value-type="float" office:value="43" calcext:value-type="float">
            <text:p>43</text:p>
          </table:table-cell>
          <table:table-cell table:formula="of:=LOG10([.A79])" office:value-type="float" office:value="1.86332286012046" calcext:value-type="float">
            <text:p>1.86332286012046</text:p>
          </table:table-cell>
          <table:table-cell/>
          <table:table-cell table:formula="of:=LOG10([.C79])" office:value-type="float" office:value="1.63346845557959" calcext:value-type="float">
            <text:p>1.6334684555795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to</text:p>
          </table:table-cell>
          <table:table-cell office:value-type="float" office:value="42" calcext:value-type="float">
            <text:p>42</text:p>
          </table:table-cell>
          <table:table-cell table:formula="of:=LOG10([.A80])" office:value-type="float" office:value="1.86923171973098" calcext:value-type="float">
            <text:p>1.86923171973098</text:p>
          </table:table-cell>
          <table:table-cell/>
          <table:table-cell table:formula="of:=LOG10([.C80])" office:value-type="float" office:value="1.6232492903979" calcext:value-type="float">
            <text:p>1.623249290397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ere</text:p>
          </table:table-cell>
          <table:table-cell office:value-type="float" office:value="42" calcext:value-type="float">
            <text:p>42</text:p>
          </table:table-cell>
          <table:table-cell table:formula="of:=LOG10([.A81])" office:value-type="float" office:value="1.8750612633917" calcext:value-type="float">
            <text:p>1.8750612633917</text:p>
          </table:table-cell>
          <table:table-cell/>
          <table:table-cell table:formula="of:=LOG10([.C81])" office:value-type="float" office:value="1.6232492903979" calcext:value-type="float">
            <text:p>1.623249290397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de</text:p>
          </table:table-cell>
          <table:table-cell office:value-type="float" office:value="41" calcext:value-type="float">
            <text:p>41</text:p>
          </table:table-cell>
          <table:table-cell table:formula="of:=LOG10([.A82])" office:value-type="float" office:value="1.88081359228079" calcext:value-type="float">
            <text:p>1.88081359228079</text:p>
          </table:table-cell>
          <table:table-cell/>
          <table:table-cell table:formula="of:=LOG10([.C82])" office:value-type="float" office:value="1.61278385671974" calcext:value-type="float">
            <text:p>1.6127838567197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isk</text:p>
          </table:table-cell>
          <table:table-cell office:value-type="float" office:value="40" calcext:value-type="float">
            <text:p>40</text:p>
          </table:table-cell>
          <table:table-cell table:formula="of:=LOG10([.A83])" office:value-type="float" office:value="1.88649072517248" calcext:value-type="float">
            <text:p>1.88649072517248</text:p>
          </table:table-cell>
          <table:table-cell/>
          <table:table-cell table:formula="of:=LOG10([.C83])" office:value-type="float" office:value="1.60205999132796" calcext:value-type="float">
            <text:p>1.602059991327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ction</text:p>
          </table:table-cell>
          <table:table-cell office:value-type="float" office:value="40" calcext:value-type="float">
            <text:p>40</text:p>
          </table:table-cell>
          <table:table-cell table:formula="of:=LOG10([.A84])" office:value-type="float" office:value="1.89209460269048" calcext:value-type="float">
            <text:p>1.89209460269048</text:p>
          </table:table-cell>
          <table:table-cell/>
          <table:table-cell table:formula="of:=LOG10([.C84])" office:value-type="float" office:value="1.60205999132796" calcext:value-type="float">
            <text:p>1.6020599913279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ersonal</text:p>
          </table:table-cell>
          <table:table-cell office:value-type="float" office:value="38" calcext:value-type="float">
            <text:p>38</text:p>
          </table:table-cell>
          <table:table-cell table:formula="of:=LOG10([.A85])" office:value-type="float" office:value="1.89762709129044" calcext:value-type="float">
            <text:p>1.89762709129044</text:p>
          </table:table-cell>
          <table:table-cell/>
          <table:table-cell table:formula="of:=LOG10([.C85])" office:value-type="float" office:value="1.57978359661681" calcext:value-type="float">
            <text:p>1.579783596616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mercial</text:p>
          </table:table-cell>
          <table:table-cell office:value-type="float" office:value="38" calcext:value-type="float">
            <text:p>38</text:p>
          </table:table-cell>
          <table:table-cell table:formula="of:=LOG10([.A86])" office:value-type="float" office:value="1.90308998699194" calcext:value-type="float">
            <text:p>1.90308998699194</text:p>
          </table:table-cell>
          <table:table-cell/>
          <table:table-cell table:formula="of:=LOG10([.C86])" office:value-type="float" office:value="1.57978359661681" calcext:value-type="float">
            <text:p>1.5797835966168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uyer</text:p>
          </table:table-cell>
          <table:table-cell office:value-type="float" office:value="38" calcext:value-type="float">
            <text:p>38</text:p>
          </table:table-cell>
          <table:table-cell table:formula="of:=LOG10([.A87])" office:value-type="float" office:value="1.90848501887865" calcext:value-type="float">
            <text:p>1.90848501887865</text:p>
          </table:table-cell>
          <table:table-cell/>
          <table:table-cell table:formula="of:=LOG10([.C87])" office:value-type="float" office:value="1.57978359661681" calcext:value-type="float">
            <text:p>1.579783596616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sers</text:p>
          </table:table-cell>
          <table:table-cell office:value-type="float" office:value="37" calcext:value-type="float">
            <text:p>37</text:p>
          </table:table-cell>
          <table:table-cell table:formula="of:=LOG10([.A88])" office:value-type="float" office:value="1.91381385238372" calcext:value-type="float">
            <text:p>1.91381385238372</text:p>
          </table:table-cell>
          <table:table-cell/>
          <table:table-cell table:formula="of:=LOG10([.C88])" office:value-type="float" office:value="1.568201724067" calcext:value-type="float">
            <text:p>1.56820172406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fter</text:p>
          </table:table-cell>
          <table:table-cell office:value-type="float" office:value="37" calcext:value-type="float">
            <text:p>37</text:p>
          </table:table-cell>
          <table:table-cell table:formula="of:=LOG10([.A89])" office:value-type="float" office:value="1.91907809237607" calcext:value-type="float">
            <text:p>1.91907809237607</text:p>
          </table:table-cell>
          <table:table-cell/>
          <table:table-cell table:formula="of:=LOG10([.C89])" office:value-type="float" office:value="1.568201724067" calcext:value-type="float">
            <text:p>1.56820172406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nd</text:p>
          </table:table-cell>
          <table:table-cell office:value-type="float" office:value="37" calcext:value-type="float">
            <text:p>37</text:p>
          </table:table-cell>
          <table:table-cell table:formula="of:=LOG10([.A90])" office:value-type="float" office:value="1.92427928606188" calcext:value-type="float">
            <text:p>1.92427928606188</text:p>
          </table:table-cell>
          <table:table-cell/>
          <table:table-cell table:formula="of:=LOG10([.C90])" office:value-type="float" office:value="1.568201724067" calcext:value-type="float">
            <text:p>1.56820172406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gistered</text:p>
          </table:table-cell>
          <table:table-cell office:value-type="float" office:value="36" calcext:value-type="float">
            <text:p>36</text:p>
          </table:table-cell>
          <table:table-cell table:formula="of:=LOG10([.A91])" office:value-type="float" office:value="1.92941892571429" calcext:value-type="float">
            <text:p>1.92941892571429</text:p>
          </table:table-cell>
          <table:table-cell/>
          <table:table-cell table:formula="of:=LOG10([.C91])" office:value-type="float" office:value="1.55630250076729" calcext:value-type="float">
            <text:p>1.5563025007672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blem</text:p>
          </table:table-cell>
          <table:table-cell office:value-type="float" office:value="36" calcext:value-type="float">
            <text:p>36</text:p>
          </table:table-cell>
          <table:table-cell table:formula="of:=LOG10([.A92])" office:value-type="float" office:value="1.93449845124357" calcext:value-type="float">
            <text:p>1.93449845124357</text:p>
          </table:table-cell>
          <table:table-cell/>
          <table:table-cell table:formula="of:=LOG10([.C92])" office:value-type="float" office:value="1.55630250076729" calcext:value-type="float">
            <text:p>1.5563025007672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e</text:p>
          </table:table-cell>
          <table:table-cell office:value-type="float" office:value="35" calcext:value-type="float">
            <text:p>35</text:p>
          </table:table-cell>
          <table:table-cell table:formula="of:=LOG10([.A93])" office:value-type="float" office:value="1.93951925261862" calcext:value-type="float">
            <text:p>1.93951925261862</text:p>
          </table:table-cell>
          <table:table-cell/>
          <table:table-cell table:formula="of:=LOG10([.C93])" office:value-type="float" office:value="1.54406804435028" calcext:value-type="float">
            <text:p>1.5440680443502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ithout</text:p>
          </table:table-cell>
          <table:table-cell office:value-type="float" office:value="35" calcext:value-type="float">
            <text:p>35</text:p>
          </table:table-cell>
          <table:table-cell table:formula="of:=LOG10([.A94])" office:value-type="float" office:value="1.94448267215017" calcext:value-type="float">
            <text:p>1.94448267215017</text:p>
          </table:table-cell>
          <table:table-cell/>
          <table:table-cell table:formula="of:=LOG10([.C94])" office:value-type="float" office:value="1.54406804435028" calcext:value-type="float">
            <text:p>1.5440680443502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ty</text:p>
          </table:table-cell>
          <table:table-cell office:value-type="float" office:value="34" calcext:value-type="float">
            <text:p>34</text:p>
          </table:table-cell>
          <table:table-cell table:formula="of:=LOG10([.A95])" office:value-type="float" office:value="1.94939000664491" calcext:value-type="float">
            <text:p>1.94939000664491</text:p>
          </table:table-cell>
          <table:table-cell/>
          <table:table-cell table:formula="of:=LOG10([.C95])" office:value-type="float" office:value="1.53147891704226" calcext:value-type="float">
            <text:p>1.5314789170422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otection</text:p>
          </table:table-cell>
          <table:table-cell office:value-type="float" office:value="34" calcext:value-type="float">
            <text:p>34</text:p>
          </table:table-cell>
          <table:table-cell table:formula="of:=LOG10([.A96])" office:value-type="float" office:value="1.95424250943932" calcext:value-type="float">
            <text:p>1.95424250943932</text:p>
          </table:table-cell>
          <table:table-cell/>
          <table:table-cell table:formula="of:=LOG10([.C96])" office:value-type="float" office:value="1.53147891704226" calcext:value-type="float">
            <text:p>1.5314789170422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ceived</text:p>
          </table:table-cell>
          <table:table-cell office:value-type="float" office:value="34" calcext:value-type="float">
            <text:p>34</text:p>
          </table:table-cell>
          <table:table-cell table:formula="of:=LOG10([.A97])" office:value-type="float" office:value="1.95904139232109" calcext:value-type="float">
            <text:p>1.95904139232109</text:p>
          </table:table-cell>
          <table:table-cell/>
          <table:table-cell table:formula="of:=LOG10([.C97])" office:value-type="float" office:value="1.53147891704226" calcext:value-type="float">
            <text:p>1.5314789170422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xed</text:p>
          </table:table-cell>
          <table:table-cell office:value-type="float" office:value="34" calcext:value-type="float">
            <text:p>34</text:p>
          </table:table-cell>
          <table:table-cell table:formula="of:=LOG10([.A98])" office:value-type="float" office:value="1.96378782734556" calcext:value-type="float">
            <text:p>1.96378782734556</text:p>
          </table:table-cell>
          <table:table-cell/>
          <table:table-cell table:formula="of:=LOG10([.C98])" office:value-type="float" office:value="1.53147891704226" calcext:value-type="float">
            <text:p>1.5314789170422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unds</text:p>
          </table:table-cell>
          <table:table-cell office:value-type="float" office:value="33" calcext:value-type="float">
            <text:p>33</text:p>
          </table:table-cell>
          <table:table-cell table:formula="of:=LOG10([.A99])" office:value-type="float" office:value="1.96848294855394" calcext:value-type="float">
            <text:p>1.96848294855394</text:p>
          </table:table-cell>
          <table:table-cell/>
          <table:table-cell table:formula="of:=LOG10([.C99])" office:value-type="float" office:value="1.51851393987789" calcext:value-type="float">
            <text:p>1.5185139398778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oftware</text:p>
          </table:table-cell>
          <table:table-cell office:value-type="float" office:value="33" calcext:value-type="float">
            <text:p>33</text:p>
          </table:table-cell>
          <table:table-cell table:formula="of:=LOG10([.A100])" office:value-type="float" office:value="1.9731278535997" calcext:value-type="float">
            <text:p>1.9731278535997</text:p>
          </table:table-cell>
          <table:table-cell/>
          <table:table-cell table:formula="of:=LOG10([.C100])" office:value-type="float" office:value="1.51851393987789" calcext:value-type="float">
            <text:p>1.5185139398778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cipient</text:p>
          </table:table-cell>
          <table:table-cell office:value-type="float" office:value="33" calcext:value-type="float">
            <text:p>33</text:p>
          </table:table-cell>
          <table:table-cell table:formula="of:=LOG10([.A101])" office:value-type="float" office:value="1.97772360528885" calcext:value-type="float">
            <text:p>1.97772360528885</text:p>
          </table:table-cell>
          <table:table-cell/>
          <table:table-cell table:formula="of:=LOG10([.C101])" office:value-type="float" office:value="1.51851393987789" calcext:value-type="float">
            <text:p>1.5185139398778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change</text:p>
          </table:table-cell>
          <table:table-cell office:value-type="float" office:value="33" calcext:value-type="float">
            <text:p>33</text:p>
          </table:table-cell>
          <table:table-cell table:formula="of:=LOG10([.A102])" office:value-type="float" office:value="1.98227123303957" calcext:value-type="float">
            <text:p>1.98227123303957</text:p>
          </table:table-cell>
          <table:table-cell/>
          <table:table-cell table:formula="of:=LOG10([.C102])" office:value-type="float" office:value="1.51851393987789" calcext:value-type="float">
            <text:p>1.5185139398778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ller</text:p>
          </table:table-cell>
          <table:table-cell office:value-type="float" office:value="33" calcext:value-type="float">
            <text:p>33</text:p>
          </table:table-cell>
          <table:table-cell table:formula="of:=LOG10([.A103])" office:value-type="float" office:value="1.98677173426624" calcext:value-type="float">
            <text:p>1.98677173426624</text:p>
          </table:table-cell>
          <table:table-cell/>
          <table:table-cell table:formula="of:=LOG10([.C103])" office:value-type="float" office:value="1.51851393987789" calcext:value-type="float">
            <text:p>1.5185139398778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ability</text:p>
          </table:table-cell>
          <table:table-cell office:value-type="float" office:value="32" calcext:value-type="float">
            <text:p>32</text:p>
          </table:table-cell>
          <table:table-cell table:formula="of:=LOG10([.A104])" office:value-type="float" office:value="1.9912260756925" calcext:value-type="float">
            <text:p>1.9912260756925</text:p>
          </table:table-cell>
          <table:table-cell/>
          <table:table-cell table:formula="of:=LOG10([.C104])" office:value-type="float" office:value="1.50514997831991" calcext:value-type="float">
            <text:p>1.5051499783199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ke</text:p>
          </table:table-cell>
          <table:table-cell office:value-type="float" office:value="32" calcext:value-type="float">
            <text:p>32</text:p>
          </table:table-cell>
          <table:table-cell table:formula="of:=LOG10([.A105])" office:value-type="float" office:value="1.99563519459755" calcext:value-type="float">
            <text:p>1.99563519459755</text:p>
          </table:table-cell>
          <table:table-cell/>
          <table:table-cell table:formula="of:=LOG10([.C105])" office:value-type="float" office:value="1.50514997831991" calcext:value-type="float">
            <text:p>1.5051499783199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an</text:p>
          </table:table-cell>
          <table:table-cell office:value-type="float" office:value="32" calcext:value-type="float">
            <text:p>32</text:p>
          </table:table-cell>
          <table:table-cell table:formula="of:=LOG10([.A106])" office:value-type="float" office:value="2" calcext:value-type="float">
            <text:p>2</text:p>
          </table:table-cell>
          <table:table-cell/>
          <table:table-cell table:formula="of:=LOG10([.C106])" office:value-type="float" office:value="1.50514997831991" calcext:value-type="float">
            <text:p>1.5051499783199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ust</text:p>
          </table:table-cell>
          <table:table-cell office:value-type="float" office:value="31" calcext:value-type="float">
            <text:p>31</text:p>
          </table:table-cell>
          <table:table-cell table:formula="of:=LOG10([.A107])" office:value-type="float" office:value="2.00432137378264" calcext:value-type="float">
            <text:p>2.00432137378264</text:p>
          </table:table-cell>
          <table:table-cell/>
          <table:table-cell table:formula="of:=LOG10([.C107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therwise</text:p>
          </table:table-cell>
          <table:table-cell office:value-type="float" office:value="31" calcext:value-type="float">
            <text:p>31</text:p>
          </table:table-cell>
          <table:table-cell table:formula="of:=LOG10([.A108])" office:value-type="float" office:value="2.00860017176192" calcext:value-type="float">
            <text:p>2.00860017176192</text:p>
          </table:table-cell>
          <table:table-cell/>
          <table:table-cell table:formula="of:=LOG10([.C108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ke</text:p>
          </table:table-cell>
          <table:table-cell office:value-type="float" office:value="31" calcext:value-type="float">
            <text:p>31</text:p>
          </table:table-cell>
          <table:table-cell table:formula="of:=LOG10([.A109])" office:value-type="float" office:value="2.01283722470517" calcext:value-type="float">
            <text:p>2.01283722470517</text:p>
          </table:table-cell>
          <table:table-cell/>
          <table:table-cell table:formula="of:=LOG10([.C109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vailable</text:p>
          </table:table-cell>
          <table:table-cell office:value-type="float" office:value="31" calcext:value-type="float">
            <text:p>31</text:p>
          </table:table-cell>
          <table:table-cell table:formula="of:=LOG10([.A110])" office:value-type="float" office:value="2.01703333929878" calcext:value-type="float">
            <text:p>2.01703333929878</text:p>
          </table:table-cell>
          <table:table-cell/>
          <table:table-cell table:formula="of:=LOG10([.C110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ject</text:p>
          </table:table-cell>
          <table:table-cell office:value-type="float" office:value="31" calcext:value-type="float">
            <text:p>31</text:p>
          </table:table-cell>
          <table:table-cell table:formula="of:=LOG10([.A111])" office:value-type="float" office:value="2.02118929906994" calcext:value-type="float">
            <text:p>2.02118929906994</text:p>
          </table:table-cell>
          <table:table-cell/>
          <table:table-cell table:formula="of:=LOG10([.C111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sed</text:p>
          </table:table-cell>
          <table:table-cell office:value-type="float" office:value="31" calcext:value-type="float">
            <text:p>31</text:p>
          </table:table-cell>
          <table:table-cell table:formula="of:=LOG10([.A112])" office:value-type="float" office:value="2.02530586526477" calcext:value-type="float">
            <text:p>2.02530586526477</text:p>
          </table:table-cell>
          <table:table-cell/>
          <table:table-cell table:formula="of:=LOG10([.C112])" office:value-type="float" office:value="1.49136169383427" calcext:value-type="float">
            <text:p>1.4913616938342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bove</text:p>
          </table:table-cell>
          <table:table-cell office:value-type="float" office:value="30" calcext:value-type="float">
            <text:p>30</text:p>
          </table:table-cell>
          <table:table-cell table:formula="of:=LOG10([.A113])" office:value-type="float" office:value="2.02938377768521" calcext:value-type="float">
            <text:p>2.02938377768521</text:p>
          </table:table-cell>
          <table:table-cell/>
          <table:table-cell table:formula="of:=LOG10([.C113])" office:value-type="float" office:value="1.47712125471966" calcext:value-type="float">
            <text:p>1.4771212547196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sing</text:p>
          </table:table-cell>
          <table:table-cell office:value-type="float" office:value="30" calcext:value-type="float">
            <text:p>30</text:p>
          </table:table-cell>
          <table:table-cell table:formula="of:=LOG10([.A114])" office:value-type="float" office:value="2.03342375548695" calcext:value-type="float">
            <text:p>2.03342375548695</text:p>
          </table:table-cell>
          <table:table-cell/>
          <table:table-cell table:formula="of:=LOG10([.C114])" office:value-type="float" office:value="1.47712125471966" calcext:value-type="float">
            <text:p>1.4771212547196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low</text:p>
          </table:table-cell>
          <table:table-cell office:value-type="float" office:value="30" calcext:value-type="float">
            <text:p>30</text:p>
          </table:table-cell>
          <table:table-cell table:formula="of:=LOG10([.A115])" office:value-type="float" office:value="2.03742649794062" calcext:value-type="float">
            <text:p>2.03742649794062</text:p>
          </table:table-cell>
          <table:table-cell/>
          <table:table-cell table:formula="of:=LOG10([.C115])" office:value-type="float" office:value="1.47712125471966" calcext:value-type="float">
            <text:p>1.4771212547196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t</text:p>
          </table:table-cell>
          <table:table-cell office:value-type="float" office:value="30" calcext:value-type="float">
            <text:p>30</text:p>
          </table:table-cell>
          <table:table-cell table:formula="of:=LOG10([.A116])" office:value-type="float" office:value="2.04139268515822" calcext:value-type="float">
            <text:p>2.04139268515822</text:p>
          </table:table-cell>
          <table:table-cell/>
          <table:table-cell table:formula="of:=LOG10([.C116])" office:value-type="float" office:value="1.47712125471966" calcext:value-type="float">
            <text:p>1.4771212547196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rms</text:p>
          </table:table-cell>
          <table:table-cell office:value-type="float" office:value="29" calcext:value-type="float">
            <text:p>29</text:p>
          </table:table-cell>
          <table:table-cell table:formula="of:=LOG10([.A117])" office:value-type="float" office:value="2.04532297878666" calcext:value-type="float">
            <text:p>2.04532297878666</text:p>
          </table:table-cell>
          <table:table-cell/>
          <table:table-cell table:formula="of:=LOG10([.C117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nly</text:p>
          </table:table-cell>
          <table:table-cell office:value-type="float" office:value="29" calcext:value-type="float">
            <text:p>29</text:p>
          </table:table-cell>
          <table:table-cell table:formula="of:=LOG10([.A118])" office:value-type="float" office:value="2.04921802267018" calcext:value-type="float">
            <text:p>2.04921802267018</text:p>
          </table:table-cell>
          <table:table-cell/>
          <table:table-cell table:formula="of:=LOG10([.C118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gal</text:p>
          </table:table-cell>
          <table:table-cell office:value-type="float" office:value="29" calcext:value-type="float">
            <text:p>29</text:p>
          </table:table-cell>
          <table:table-cell table:formula="of:=LOG10([.A119])" office:value-type="float" office:value="2.05307844348342" calcext:value-type="float">
            <text:p>2.05307844348342</text:p>
          </table:table-cell>
          <table:table-cell/>
          <table:table-cell table:formula="of:=LOG10([.C119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formula="of:=LOG10([.A120])" office:value-type="float" office:value="2.05690485133647" calcext:value-type="float">
            <text:p>2.05690485133647</text:p>
          </table:table-cell>
          <table:table-cell/>
          <table:table-cell table:formula="of:=LOG10([.C120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as</text:p>
          </table:table-cell>
          <table:table-cell office:value-type="float" office:value="29" calcext:value-type="float">
            <text:p>29</text:p>
          </table:table-cell>
          <table:table-cell table:formula="of:=LOG10([.A121])" office:value-type="float" office:value="2.06069784035361" calcext:value-type="float">
            <text:p>2.06069784035361</text:p>
          </table:table-cell>
          <table:table-cell/>
          <table:table-cell table:formula="of:=LOG10([.C121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eserve</text:p>
          </table:table-cell>
          <table:table-cell office:value-type="float" office:value="29" calcext:value-type="float">
            <text:p>29</text:p>
          </table:table-cell>
          <table:table-cell table:formula="of:=LOG10([.A122])" office:value-type="float" office:value="2.06445798922692" calcext:value-type="float">
            <text:p>2.06445798922692</text:p>
          </table:table-cell>
          <table:table-cell/>
          <table:table-cell table:formula="of:=LOG10([.C122])" office:value-type="float" office:value="1.46239799789896" calcext:value-type="float">
            <text:p>1.4623979978989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k</text:p>
          </table:table-cell>
          <table:table-cell office:value-type="float" office:value="28" calcext:value-type="float">
            <text:p>28</text:p>
          </table:table-cell>
          <table:table-cell table:formula="of:=LOG10([.A123])" office:value-type="float" office:value="2.06818586174616" calcext:value-type="float">
            <text:p>2.06818586174616</text:p>
          </table:table-cell>
          <table:table-cell/>
          <table:table-cell table:formula="of:=LOG10([.C123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gree</text:p>
          </table:table-cell>
          <table:table-cell office:value-type="float" office:value="28" calcext:value-type="float">
            <text:p>28</text:p>
          </table:table-cell>
          <table:table-cell table:formula="of:=LOG10([.A124])" office:value-type="float" office:value="2.07188200730613" calcext:value-type="float">
            <text:p>2.07188200730613</text:p>
          </table:table-cell>
          <table:table-cell/>
          <table:table-cell table:formula="of:=LOG10([.C124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ights</text:p>
          </table:table-cell>
          <table:table-cell office:value-type="float" office:value="28" calcext:value-type="float">
            <text:p>28</text:p>
          </table:table-cell>
          <table:table-cell table:formula="of:=LOG10([.A125])" office:value-type="float" office:value="2.07554696139253" calcext:value-type="float">
            <text:p>2.07554696139253</text:p>
          </table:table-cell>
          <table:table-cell/>
          <table:table-cell table:formula="of:=LOG10([.C125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olicy</text:p>
          </table:table-cell>
          <table:table-cell office:value-type="float" office:value="28" calcext:value-type="float">
            <text:p>28</text:p>
          </table:table-cell>
          <table:table-cell table:formula="of:=LOG10([.A126])" office:value-type="float" office:value="2.07918124604762" calcext:value-type="float">
            <text:p>2.07918124604762</text:p>
          </table:table-cell>
          <table:table-cell/>
          <table:table-cell table:formula="of:=LOG10([.C126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d/or</text:p>
          </table:table-cell>
          <table:table-cell office:value-type="float" office:value="28" calcext:value-type="float">
            <text:p>28</text:p>
          </table:table-cell>
          <table:table-cell table:formula="of:=LOG10([.A127])" office:value-type="float" office:value="2.08278537031645" calcext:value-type="float">
            <text:p>2.08278537031645</text:p>
          </table:table-cell>
          <table:table-cell/>
          <table:table-cell table:formula="of:=LOG10([.C127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redit</text:p>
          </table:table-cell>
          <table:table-cell office:value-type="float" office:value="28" calcext:value-type="float">
            <text:p>28</text:p>
          </table:table-cell>
          <table:table-cell table:formula="of:=LOG10([.A128])" office:value-type="float" office:value="2.08635983067475" calcext:value-type="float">
            <text:p>2.08635983067475</text:p>
          </table:table-cell>
          <table:table-cell/>
          <table:table-cell table:formula="of:=LOG10([.C128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ur</text:p>
          </table:table-cell>
          <table:table-cell office:value-type="float" office:value="28" calcext:value-type="float">
            <text:p>28</text:p>
          </table:table-cell>
          <table:table-cell table:formula="of:=LOG10([.A129])" office:value-type="float" office:value="2.0899051114394" calcext:value-type="float">
            <text:p>2.0899051114394</text:p>
          </table:table-cell>
          <table:table-cell/>
          <table:table-cell table:formula="of:=LOG10([.C129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rchant</text:p>
          </table:table-cell>
          <table:table-cell office:value-type="float" office:value="28" calcext:value-type="float">
            <text:p>28</text:p>
          </table:table-cell>
          <table:table-cell table:formula="of:=LOG10([.A130])" office:value-type="float" office:value="2.09342168516224" calcext:value-type="float">
            <text:p>2.09342168516224</text:p>
          </table:table-cell>
          <table:table-cell/>
          <table:table-cell table:formula="of:=LOG10([.C130])" office:value-type="float" office:value="1.44715803134222" calcext:value-type="float">
            <text:p>1.4471580313422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ess</text:p>
          </table:table-cell>
          <table:table-cell office:value-type="float" office:value="27" calcext:value-type="float">
            <text:p>27</text:p>
          </table:table-cell>
          <table:table-cell table:formula="of:=LOG10([.A131])" office:value-type="float" office:value="2.09691001300806" calcext:value-type="float">
            <text:p>2.09691001300806</text:p>
          </table:table-cell>
          <table:table-cell/>
          <table:table-cell table:formula="of:=LOG10([.C131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</text:p>
          </table:table-cell>
          <table:table-cell office:value-type="float" office:value="27" calcext:value-type="float">
            <text:p>27</text:p>
          </table:table-cell>
          <table:table-cell table:formula="of:=LOG10([.A132])" office:value-type="float" office:value="2.10037054511756" calcext:value-type="float">
            <text:p>2.10037054511756</text:p>
          </table:table-cell>
          <table:table-cell/>
          <table:table-cell table:formula="of:=LOG10([.C132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mounts</text:p>
          </table:table-cell>
          <table:table-cell office:value-type="float" office:value="27" calcext:value-type="float">
            <text:p>27</text:p>
          </table:table-cell>
          <table:table-cell table:formula="of:=LOG10([.A133])" office:value-type="float" office:value="2.10380372095596" calcext:value-type="float">
            <text:p>2.10380372095596</text:p>
          </table:table-cell>
          <table:table-cell/>
          <table:table-cell table:formula="of:=LOG10([.C133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ere</text:p>
          </table:table-cell>
          <table:table-cell office:value-type="float" office:value="27" calcext:value-type="float">
            <text:p>27</text:p>
          </table:table-cell>
          <table:table-cell table:formula="of:=LOG10([.A134])" office:value-type="float" office:value="2.10720996964787" calcext:value-type="float">
            <text:p>2.10720996964787</text:p>
          </table:table-cell>
          <table:table-cell/>
          <table:table-cell table:formula="of:=LOG10([.C134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table:formula="of:=LOG10([.A135])" office:value-type="float" office:value="2.11058971029925" calcext:value-type="float">
            <text:p>2.11058971029925</text:p>
          </table:table-cell>
          <table:table-cell/>
          <table:table-cell table:formula="of:=LOG10([.C135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illing</text:p>
          </table:table-cell>
          <table:table-cell office:value-type="float" office:value="27" calcext:value-type="float">
            <text:p>27</text:p>
          </table:table-cell>
          <table:table-cell table:formula="of:=LOG10([.A136])" office:value-type="float" office:value="2.11394335230684" calcext:value-type="float">
            <text:p>2.11394335230684</text:p>
          </table:table-cell>
          <table:table-cell/>
          <table:table-cell table:formula="of:=LOG10([.C136])" office:value-type="float" office:value="1.43136376415899" calcext:value-type="float">
            <text:p>1.4313637641589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lso</text:p>
          </table:table-cell>
          <table:table-cell office:value-type="float" office:value="26" calcext:value-type="float">
            <text:p>26</text:p>
          </table:table-cell>
          <table:table-cell table:formula="of:=LOG10([.A137])" office:value-type="float" office:value="2.11727129565576" calcext:value-type="float">
            <text:p>2.11727129565576</text:p>
          </table:table-cell>
          <table:table-cell/>
          <table:table-cell table:formula="of:=LOG10([.C137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lectronic</text:p>
          </table:table-cell>
          <table:table-cell office:value-type="float" office:value="26" calcext:value-type="float">
            <text:p>26</text:p>
          </table:table-cell>
          <table:table-cell table:formula="of:=LOG10([.A138])" office:value-type="float" office:value="2.12057393120585" calcext:value-type="float">
            <text:p>2.12057393120585</text:p>
          </table:table-cell>
          <table:table-cell/>
          <table:table-cell table:formula="of:=LOG10([.C138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urther</text:p>
          </table:table-cell>
          <table:table-cell office:value-type="float" office:value="26" calcext:value-type="float">
            <text:p>26</text:p>
          </table:table-cell>
          <table:table-cell table:formula="of:=LOG10([.A139])" office:value-type="float" office:value="2.12385164096709" calcext:value-type="float">
            <text:p>2.12385164096709</text:p>
          </table:table-cell>
          <table:table-cell/>
          <table:table-cell table:formula="of:=LOG10([.C139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other</text:p>
          </table:table-cell>
          <table:table-cell office:value-type="float" office:value="26" calcext:value-type="float">
            <text:p>26</text:p>
          </table:table-cell>
          <table:table-cell table:formula="of:=LOG10([.A140])" office:value-type="float" office:value="2.12710479836481" calcext:value-type="float">
            <text:p>2.12710479836481</text:p>
          </table:table-cell>
          <table:table-cell/>
          <table:table-cell table:formula="of:=LOG10([.C140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laim</text:p>
          </table:table-cell>
          <table:table-cell office:value-type="float" office:value="26" calcext:value-type="float">
            <text:p>26</text:p>
          </table:table-cell>
          <table:table-cell table:formula="of:=LOG10([.A141])" office:value-type="float" office:value="2.13033376849501" calcext:value-type="float">
            <text:p>2.13033376849501</text:p>
          </table:table-cell>
          <table:table-cell/>
          <table:table-cell table:formula="of:=LOG10([.C141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LOG10([.A142])" office:value-type="float" office:value="2.13353890837022" calcext:value-type="float">
            <text:p>2.13353890837022</text:p>
          </table:table-cell>
          <table:table-cell/>
          <table:table-cell table:formula="of:=LOG10([.C142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LOG10([.A143])" office:value-type="float" office:value="2.13672056715641" calcext:value-type="float">
            <text:p>2.13672056715641</text:p>
          </table:table-cell>
          <table:table-cell/>
          <table:table-cell table:formula="of:=LOG10([.C143])" office:value-type="float" office:value="1.41497334797082" calcext:value-type="float">
            <text:p>1.4149733479708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ccounts</text:p>
          </table:table-cell>
          <table:table-cell office:value-type="float" office:value="25" calcext:value-type="float">
            <text:p>25</text:p>
          </table:table-cell>
          <table:table-cell table:formula="of:=LOG10([.A144])" office:value-type="float" office:value="2.13987908640124" calcext:value-type="float">
            <text:p>2.13987908640124</text:p>
          </table:table-cell>
          <table:table-cell/>
          <table:table-cell table:formula="of:=LOG10([.C144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rtain</text:p>
          </table:table-cell>
          <table:table-cell office:value-type="float" office:value="25" calcext:value-type="float">
            <text:p>25</text:p>
          </table:table-cell>
          <table:table-cell table:formula="of:=LOG10([.A145])" office:value-type="float" office:value="2.14301480025409" calcext:value-type="float">
            <text:p>2.14301480025409</text:p>
          </table:table-cell>
          <table:table-cell/>
          <table:table-cell table:formula="of:=LOG10([.C145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struction</text:p>
          </table:table-cell>
          <table:table-cell office:value-type="float" office:value="25" calcext:value-type="float">
            <text:p>25</text:p>
          </table:table-cell>
          <table:table-cell table:formula="of:=LOG10([.A146])" office:value-type="float" office:value="2.14612803567824" calcext:value-type="float">
            <text:p>2.14612803567824</text:p>
          </table:table-cell>
          <table:table-cell/>
          <table:table-cell table:formula="of:=LOG10([.C146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old</text:p>
          </table:table-cell>
          <table:table-cell office:value-type="float" office:value="25" calcext:value-type="float">
            <text:p>25</text:p>
          </table:table-cell>
          <table:table-cell table:formula="of:=LOG10([.A147])" office:value-type="float" office:value="2.14921911265538" calcext:value-type="float">
            <text:p>2.14921911265538</text:p>
          </table:table-cell>
          <table:table-cell/>
          <table:table-cell table:formula="of:=LOG10([.C147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ithdrawal</text:p>
          </table:table-cell>
          <table:table-cell office:value-type="float" office:value="25" calcext:value-type="float">
            <text:p>25</text:p>
          </table:table-cell>
          <table:table-cell table:formula="of:=LOG10([.A148])" office:value-type="float" office:value="2.15228834438306" calcext:value-type="float">
            <text:p>2.15228834438306</text:p>
          </table:table-cell>
          <table:table-cell/>
          <table:table-cell table:formula="of:=LOG10([.C148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yer</text:p>
          </table:table-cell>
          <table:table-cell office:value-type="float" office:value="25" calcext:value-type="float">
            <text:p>25</text:p>
          </table:table-cell>
          <table:table-cell table:formula="of:=LOG10([.A149])" office:value-type="float" office:value="2.15533603746506" calcext:value-type="float">
            <text:p>2.15533603746506</text:p>
          </table:table-cell>
          <table:table-cell/>
          <table:table-cell table:formula="of:=LOG10([.C149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eso</text:p>
          </table:table-cell>
          <table:table-cell office:value-type="float" office:value="25" calcext:value-type="float">
            <text:p>25</text:p>
          </table:table-cell>
          <table:table-cell table:formula="of:=LOG10([.A150])" office:value-type="float" office:value="2.15836249209525" calcext:value-type="float">
            <text:p>2.15836249209525</text:p>
          </table:table-cell>
          <table:table-cell/>
          <table:table-cell table:formula="of:=LOG10([.C150])" office:value-type="float" office:value="1.39794000867204" calcext:value-type="float">
            <text:p>1.3979400086720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half</text:p>
          </table:table-cell>
          <table:table-cell office:value-type="float" office:value="24" calcext:value-type="float">
            <text:p>24</text:p>
          </table:table-cell>
          <table:table-cell table:formula="of:=LOG10([.A151])" office:value-type="float" office:value="2.16136800223497" calcext:value-type="float">
            <text:p>2.16136800223497</text:p>
          </table:table-cell>
          <table:table-cell/>
          <table:table-cell table:formula="of:=LOG10([.C151])" office:value-type="float" office:value="1.38021124171161" calcext:value-type="float">
            <text:p>1.3802112417116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untry</text:p>
          </table:table-cell>
          <table:table-cell office:value-type="float" office:value="24" calcext:value-type="float">
            <text:p>24</text:p>
          </table:table-cell>
          <table:table-cell table:formula="of:=LOG10([.A152])" office:value-type="float" office:value="2.16435285578444" calcext:value-type="float">
            <text:p>2.16435285578444</text:p>
          </table:table-cell>
          <table:table-cell/>
          <table:table-cell table:formula="of:=LOG10([.C152])" office:value-type="float" office:value="1.38021124171161" calcext:value-type="float">
            <text:p>1.3802112417116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zk</text:p>
          </table:table-cell>
          <table:table-cell office:value-type="float" office:value="24" calcext:value-type="float">
            <text:p>24</text:p>
          </table:table-cell>
          <table:table-cell table:formula="of:=LOG10([.A153])" office:value-type="float" office:value="2.16731733474818" calcext:value-type="float">
            <text:p>2.16731733474818</text:p>
          </table:table-cell>
          <table:table-cell/>
          <table:table-cell table:formula="of:=LOG10([.C153])" office:value-type="float" office:value="1.38021124171161" calcext:value-type="float">
            <text:p>1.3802112417116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uf</text:p>
          </table:table-cell>
          <table:table-cell office:value-type="float" office:value="24" calcext:value-type="float">
            <text:p>24</text:p>
          </table:table-cell>
          <table:table-cell table:formula="of:=LOG10([.A154])" office:value-type="float" office:value="2.17026171539496" calcext:value-type="float">
            <text:p>2.17026171539496</text:p>
          </table:table-cell>
          <table:table-cell/>
          <table:table-cell table:formula="of:=LOG10([.C154])" office:value-type="float" office:value="1.38021124171161" calcext:value-type="float">
            <text:p>1.3802112417116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bp</text:p>
          </table:table-cell>
          <table:table-cell office:value-type="float" office:value="24" calcext:value-type="float">
            <text:p>24</text:p>
          </table:table-cell>
          <table:table-cell table:formula="of:=LOG10([.A155])" office:value-type="float" office:value="2.17318626841227" calcext:value-type="float">
            <text:p>2.17318626841227</text:p>
          </table:table-cell>
          <table:table-cell/>
          <table:table-cell table:formula="of:=LOG10([.C155])" office:value-type="float" office:value="1.38021124171161" calcext:value-type="float">
            <text:p>1.3802112417116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rough</text:p>
          </table:table-cell>
          <table:table-cell office:value-type="float" office:value="23" calcext:value-type="float">
            <text:p>23</text:p>
          </table:table-cell>
          <table:table-cell table:formula="of:=LOG10([.A156])" office:value-type="float" office:value="2.17609125905568" calcext:value-type="float">
            <text:p>2.17609125905568</text:p>
          </table:table-cell>
          <table:table-cell/>
          <table:table-cell table:formula="of:=LOG10([.C156])" office:value-type="float" office:value="1.36172783601759" calcext:value-type="float">
            <text:p>1.3617278360175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en</text:p>
          </table:table-cell>
          <table:table-cell office:value-type="float" office:value="23" calcext:value-type="float">
            <text:p>23</text:p>
          </table:table-cell>
          <table:table-cell table:formula="of:=LOG10([.A157])" office:value-type="float" office:value="2.17897694729317" calcext:value-type="float">
            <text:p>2.17897694729317</text:p>
          </table:table-cell>
          <table:table-cell/>
          <table:table-cell table:formula="of:=LOG10([.C157])" office:value-type="float" office:value="1.36172783601759" calcext:value-type="float">
            <text:p>1.3617278360175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bit</text:p>
          </table:table-cell>
          <table:table-cell office:value-type="float" office:value="23" calcext:value-type="float">
            <text:p>23</text:p>
          </table:table-cell>
          <table:table-cell table:formula="of:=LOG10([.A158])" office:value-type="float" office:value="2.18184358794477" calcext:value-type="float">
            <text:p>2.18184358794477</text:p>
          </table:table-cell>
          <table:table-cell/>
          <table:table-cell table:formula="of:=LOG10([.C158])" office:value-type="float" office:value="1.36172783601759" calcext:value-type="float">
            <text:p>1.3617278360175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riginal</text:p>
          </table:table-cell>
          <table:table-cell office:value-type="float" office:value="23" calcext:value-type="float">
            <text:p>23</text:p>
          </table:table-cell>
          <table:table-cell table:formula="of:=LOG10([.A159])" office:value-type="float" office:value="2.1846914308176" calcext:value-type="float">
            <text:p>2.1846914308176</text:p>
          </table:table-cell>
          <table:table-cell/>
          <table:table-cell table:formula="of:=LOG10([.C159])" office:value-type="float" office:value="1.36172783601759" calcext:value-type="float">
            <text:p>1.3617278360175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etween</text:p>
          </table:table-cell>
          <table:table-cell office:value-type="float" office:value="22" calcext:value-type="float">
            <text:p>22</text:p>
          </table:table-cell>
          <table:table-cell table:formula="of:=LOG10([.A160])" office:value-type="float" office:value="2.18752072083646" calcext:value-type="float">
            <text:p>2.18752072083646</text:p>
          </table:table-cell>
          <table:table-cell/>
          <table:table-cell table:formula="of:=LOG10([.C160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quest</text:p>
          </table:table-cell>
          <table:table-cell office:value-type="float" office:value="22" calcext:value-type="float">
            <text:p>22</text:p>
          </table:table-cell>
          <table:table-cell table:formula="of:=LOG10([.A161])" office:value-type="float" office:value="2.19033169817029" calcext:value-type="float">
            <text:p>2.19033169817029</text:p>
          </table:table-cell>
          <table:table-cell/>
          <table:table-cell table:formula="of:=LOG10([.C161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pplicable</text:p>
          </table:table-cell>
          <table:table-cell office:value-type="float" office:value="22" calcext:value-type="float">
            <text:p>22</text:p>
          </table:table-cell>
          <table:table-cell table:formula="of:=LOG10([.A162])" office:value-type="float" office:value="2.19312459835446" calcext:value-type="float">
            <text:p>2.19312459835446</text:p>
          </table:table-cell>
          <table:table-cell/>
          <table:table-cell table:formula="of:=LOG10([.C162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tions</text:p>
          </table:table-cell>
          <table:table-cell office:value-type="float" office:value="22" calcext:value-type="float">
            <text:p>22</text:p>
          </table:table-cell>
          <table:table-cell table:formula="of:=LOG10([.A163])" office:value-type="float" office:value="2.19589965240923" calcext:value-type="float">
            <text:p>2.19589965240923</text:p>
          </table:table-cell>
          <table:table-cell/>
          <table:table-cell table:formula="of:=LOG10([.C163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ross</text:p>
          </table:table-cell>
          <table:table-cell office:value-type="float" office:value="22" calcext:value-type="float">
            <text:p>22</text:p>
          </table:table-cell>
          <table:table-cell table:formula="of:=LOG10([.A164])" office:value-type="float" office:value="2.19865708695442" calcext:value-type="float">
            <text:p>2.19865708695442</text:p>
          </table:table-cell>
          <table:table-cell/>
          <table:table-cell table:formula="of:=LOG10([.C164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order</text:p>
          </table:table-cell>
          <table:table-cell office:value-type="float" office:value="22" calcext:value-type="float">
            <text:p>22</text:p>
          </table:table-cell>
          <table:table-cell table:formula="of:=LOG10([.A165])" office:value-type="float" office:value="2.20139712432045" calcext:value-type="float">
            <text:p>2.20139712432045</text:p>
          </table:table-cell>
          <table:table-cell/>
          <table:table-cell table:formula="of:=LOG10([.C165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f</text:p>
          </table:table-cell>
          <table:table-cell office:value-type="float" office:value="22" calcext:value-type="float">
            <text:p>22</text:p>
          </table:table-cell>
          <table:table-cell table:formula="of:=LOG10([.A166])" office:value-type="float" office:value="2.20411998265592" calcext:value-type="float">
            <text:p>2.20411998265592</text:p>
          </table:table-cell>
          <table:table-cell/>
          <table:table-cell table:formula="of:=LOG10([.C166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75" calcext:value-type="float">
            <text:p>3.75</text:p>
          </table:table-cell>
          <table:table-cell office:value-type="float" office:value="22" calcext:value-type="float">
            <text:p>22</text:p>
          </table:table-cell>
          <table:table-cell table:formula="of:=LOG10([.A167])" office:value-type="float" office:value="2.20682587603185" calcext:value-type="float">
            <text:p>2.20682587603185</text:p>
          </table:table-cell>
          <table:table-cell/>
          <table:table-cell table:formula="of:=LOG10([.C167])" office:value-type="float" office:value="1.34242268082221" calcext:value-type="float">
            <text:p>1.3424226808222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tice</text:p>
          </table:table-cell>
          <table:table-cell office:value-type="float" office:value="21" calcext:value-type="float">
            <text:p>21</text:p>
          </table:table-cell>
          <table:table-cell table:formula="of:=LOG10([.A168])" office:value-type="float" office:value="2.20951501454263" calcext:value-type="float">
            <text:p>2.20951501454263</text:p>
          </table:table-cell>
          <table:table-cell/>
          <table:table-cell table:formula="of:=LOG10([.C168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ypal’s</text:p>
          </table:table-cell>
          <table:table-cell office:value-type="float" office:value="21" calcext:value-type="float">
            <text:p>21</text:p>
          </table:table-cell>
          <table:table-cell table:formula="of:=LOG10([.A169])" office:value-type="float" office:value="2.21218760440396" calcext:value-type="float">
            <text:p>2.21218760440396</text:p>
          </table:table-cell>
          <table:table-cell/>
          <table:table-cell table:formula="of:=LOG10([.C169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ctivity</text:p>
          </table:table-cell>
          <table:table-cell office:value-type="float" office:value="21" calcext:value-type="float">
            <text:p>21</text:p>
          </table:table-cell>
          <table:table-cell table:formula="of:=LOG10([.A170])" office:value-type="float" office:value="2.2148438480477" calcext:value-type="float">
            <text:p>2.2148438480477</text:p>
          </table:table-cell>
          <table:table-cell/>
          <table:table-cell table:formula="of:=LOG10([.C170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arties</text:p>
          </table:table-cell>
          <table:table-cell office:value-type="float" office:value="21" calcext:value-type="float">
            <text:p>21</text:p>
          </table:table-cell>
          <table:table-cell table:formula="of:=LOG10([.A171])" office:value-type="float" office:value="2.21748394421391" calcext:value-type="float">
            <text:p>2.21748394421391</text:p>
          </table:table-cell>
          <table:table-cell/>
          <table:table-cell table:formula="of:=LOG10([.C171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ebsites</text:p>
          </table:table-cell>
          <table:table-cell office:value-type="float" office:value="21" calcext:value-type="float">
            <text:p>21</text:p>
          </table:table-cell>
          <table:table-cell table:formula="of:=LOG10([.A172])" office:value-type="float" office:value="2.22010808804005" calcext:value-type="float">
            <text:p>2.22010808804005</text:p>
          </table:table-cell>
          <table:table-cell/>
          <table:table-cell table:formula="of:=LOG10([.C172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imitation</text:p>
          </table:table-cell>
          <table:table-cell office:value-type="float" office:value="21" calcext:value-type="float">
            <text:p>21</text:p>
          </table:table-cell>
          <table:table-cell table:formula="of:=LOG10([.A173])" office:value-type="float" office:value="2.22271647114758" calcext:value-type="float">
            <text:p>2.22271647114758</text:p>
          </table:table-cell>
          <table:table-cell/>
          <table:table-cell table:formula="of:=LOG10([.C173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ceiving</text:p>
          </table:table-cell>
          <table:table-cell office:value-type="float" office:value="21" calcext:value-type="float">
            <text:p>21</text:p>
          </table:table-cell>
          <table:table-cell table:formula="of:=LOG10([.A174])" office:value-type="float" office:value="2.22530928172586" calcext:value-type="float">
            <text:p>2.22530928172586</text:p>
          </table:table-cell>
          <table:table-cell/>
          <table:table-cell table:formula="of:=LOG10([.C174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eckout</text:p>
          </table:table-cell>
          <table:table-cell office:value-type="float" office:value="21" calcext:value-type="float">
            <text:p>21</text:p>
          </table:table-cell>
          <table:table-cell table:formula="of:=LOG10([.A175])" office:value-type="float" office:value="2.22788670461367" calcext:value-type="float">
            <text:p>2.22788670461367</text:p>
          </table:table-cell>
          <table:table-cell/>
          <table:table-cell table:formula="of:=LOG10([.C175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nding</text:p>
          </table:table-cell>
          <table:table-cell office:value-type="float" office:value="21" calcext:value-type="float">
            <text:p>21</text:p>
          </table:table-cell>
          <table:table-cell table:formula="of:=LOG10([.A176])" office:value-type="float" office:value="2.23044892137827" calcext:value-type="float">
            <text:p>2.23044892137827</text:p>
          </table:table-cell>
          <table:table-cell/>
          <table:table-cell table:formula="of:=LOG10([.C176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as</text:p>
          </table:table-cell>
          <table:table-cell office:value-type="float" office:value="21" calcext:value-type="float">
            <text:p>21</text:p>
          </table:table-cell>
          <table:table-cell table:formula="of:=LOG10([.A177])" office:value-type="float" office:value="2.23299611039215" calcext:value-type="float">
            <text:p>2.23299611039215</text:p>
          </table:table-cell>
          <table:table-cell/>
          <table:table-cell table:formula="of:=LOG10([.C177])" office:value-type="float" office:value="1.32221929473392" calcext:value-type="float">
            <text:p>1.3222192947339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harges</text:p>
          </table:table-cell>
          <table:table-cell office:value-type="float" office:value="20" calcext:value-type="float">
            <text:p>20</text:p>
          </table:table-cell>
          <table:table-cell table:formula="of:=LOG10([.A178])" office:value-type="float" office:value="2.23552844690755" calcext:value-type="float">
            <text:p>2.23552844690755</text:p>
          </table:table-cell>
          <table:table-cell/>
          <table:table-cell table:formula="of:=LOG10([.C178])" office:value-type="float" office:value="1.30102999566398" calcext:value-type="float">
            <text:p>1.3010299956639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nt</text:p>
          </table:table-cell>
          <table:table-cell office:value-type="float" office:value="20" calcext:value-type="float">
            <text:p>20</text:p>
          </table:table-cell>
          <table:table-cell table:formula="of:=LOG10([.A179])" office:value-type="float" office:value="2.2380461031288" calcext:value-type="float">
            <text:p>2.2380461031288</text:p>
          </table:table-cell>
          <table:table-cell/>
          <table:table-cell table:formula="of:=LOG10([.C179])" office:value-type="float" office:value="1.30102999566398" calcext:value-type="float">
            <text:p>1.30102999566398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rone</text:p>
          </table:table-cell>
          <table:table-cell office:value-type="float" office:value="20" calcext:value-type="float">
            <text:p>20</text:p>
          </table:table-cell>
          <table:table-cell table:formula="of:=LOG10([.A180])" office:value-type="float" office:value="2.2405492482826" calcext:value-type="float">
            <text:p>2.2405492482826</text:p>
          </table:table-cell>
          <table:table-cell/>
          <table:table-cell table:formula="of:=LOG10([.C180])" office:value-type="float" office:value="1.30102999566398" calcext:value-type="float">
            <text:p>1.3010299956639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ollowing</text:p>
          </table:table-cell>
          <table:table-cell office:value-type="float" office:value="19" calcext:value-type="float">
            <text:p>19</text:p>
          </table:table-cell>
          <table:table-cell table:formula="of:=LOG10([.A181])" office:value-type="float" office:value="2.24303804868629" calcext:value-type="float">
            <text:p>2.24303804868629</text:p>
          </table:table-cell>
          <table:table-cell/>
          <table:table-cell table:formula="of:=LOG10([.C181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pening</text:p>
          </table:table-cell>
          <table:table-cell office:value-type="float" office:value="19" calcext:value-type="float">
            <text:p>19</text:p>
          </table:table-cell>
          <table:table-cell table:formula="of:=LOG10([.A182])" office:value-type="float" office:value="2.24551266781415" calcext:value-type="float">
            <text:p>2.24551266781415</text:p>
          </table:table-cell>
          <table:table-cell/>
          <table:table-cell table:formula="of:=LOG10([.C182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lease</text:p>
          </table:table-cell>
          <table:table-cell office:value-type="float" office:value="19" calcext:value-type="float">
            <text:p>19</text:p>
          </table:table-cell>
          <table:table-cell table:formula="of:=LOG10([.A183])" office:value-type="float" office:value="2.24797326636181" calcext:value-type="float">
            <text:p>2.24797326636181</text:p>
          </table:table-cell>
          <table:table-cell/>
          <table:table-cell table:formula="of:=LOG10([.C183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nline</text:p>
          </table:table-cell>
          <table:table-cell office:value-type="float" office:value="19" calcext:value-type="float">
            <text:p>19</text:p>
          </table:table-cell>
          <table:table-cell table:formula="of:=LOG10([.A184])" office:value-type="float" office:value="2.25042000230889" calcext:value-type="float">
            <text:p>2.25042000230889</text:p>
          </table:table-cell>
          <table:table-cell/>
          <table:table-cell table:formula="of:=LOG10([.C184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nclude</text:p>
          </table:table-cell>
          <table:table-cell office:value-type="float" office:value="19" calcext:value-type="float">
            <text:p>19</text:p>
          </table:table-cell>
          <table:table-cell table:formula="of:=LOG10([.A185])" office:value-type="float" office:value="2.25285303097989" calcext:value-type="float">
            <text:p>2.25285303097989</text:p>
          </table:table-cell>
          <table:table-cell/>
          <table:table-cell table:formula="of:=LOG10([.C185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formula="of:=LOG10([.A186])" office:value-type="float" office:value="2.25527250510331" calcext:value-type="float">
            <text:p>2.25527250510331</text:p>
          </table:table-cell>
          <table:table-cell/>
          <table:table-cell table:formula="of:=LOG10([.C186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ow</text:p>
          </table:table-cell>
          <table:table-cell office:value-type="float" office:value="19" calcext:value-type="float">
            <text:p>19</text:p>
          </table:table-cell>
          <table:table-cell table:formula="of:=LOG10([.A187])" office:value-type="float" office:value="2.25767857486918" calcext:value-type="float">
            <text:p>2.25767857486918</text:p>
          </table:table-cell>
          <table:table-cell/>
          <table:table-cell table:formula="of:=LOG10([.C187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harge</text:p>
          </table:table-cell>
          <table:table-cell office:value-type="float" office:value="19" calcext:value-type="float">
            <text:p>19</text:p>
          </table:table-cell>
          <table:table-cell table:formula="of:=LOG10([.A188])" office:value-type="float" office:value="2.26007138798507" calcext:value-type="float">
            <text:p>2.26007138798507</text:p>
          </table:table-cell>
          <table:table-cell/>
          <table:table-cell table:formula="of:=LOG10([.C188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we</text:p>
          </table:table-cell>
          <table:table-cell office:value-type="float" office:value="19" calcext:value-type="float">
            <text:p>19</text:p>
          </table:table-cell>
          <table:table-cell table:formula="of:=LOG10([.A189])" office:value-type="float" office:value="2.26245108973043" calcext:value-type="float">
            <text:p>2.26245108973043</text:p>
          </table:table-cell>
          <table:table-cell/>
          <table:table-cell table:formula="of:=LOG10([.C189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efund</text:p>
          </table:table-cell>
          <table:table-cell office:value-type="float" office:value="19" calcext:value-type="float">
            <text:p>19</text:p>
          </table:table-cell>
          <table:table-cell table:formula="of:=LOG10([.A190])" office:value-type="float" office:value="2.26481782300954" calcext:value-type="float">
            <text:p>2.26481782300954</text:p>
          </table:table-cell>
          <table:table-cell/>
          <table:table-cell table:formula="of:=LOG10([.C190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estricted</text:p>
          </table:table-cell>
          <table:table-cell office:value-type="float" office:value="19" calcext:value-type="float">
            <text:p>19</text:p>
          </table:table-cell>
          <table:table-cell table:formula="of:=LOG10([.A191])" office:value-type="float" office:value="2.26717172840301" calcext:value-type="float">
            <text:p>2.26717172840301</text:p>
          </table:table-cell>
          <table:table-cell/>
          <table:table-cell table:formula="of:=LOG10([.C191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ay</text:p>
          </table:table-cell>
          <table:table-cell office:value-type="float" office:value="19" calcext:value-type="float">
            <text:p>19</text:p>
          </table:table-cell>
          <table:table-cell table:formula="of:=LOG10([.A192])" office:value-type="float" office:value="2.26951294421792" calcext:value-type="float">
            <text:p>2.26951294421792</text:p>
          </table:table-cell>
          <table:table-cell/>
          <table:table-cell table:formula="of:=LOG10([.C192])" office:value-type="float" office:value="1.27875360095283" calcext:value-type="float">
            <text:p>1.27875360095283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zech</text:p>
          </table:table-cell>
          <table:table-cell office:value-type="float" office:value="18" calcext:value-type="float">
            <text:p>18</text:p>
          </table:table-cell>
          <table:table-cell table:formula="of:=LOG10([.A193])" office:value-type="float" office:value="2.2718416065365" calcext:value-type="float">
            <text:p>2.2718416065365</text:p>
          </table:table-cell>
          <table:table-cell/>
          <table:table-cell table:formula="of:=LOG10([.C193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reland</text:p>
          </table:table-cell>
          <table:table-cell office:value-type="float" office:value="18" calcext:value-type="float">
            <text:p>18</text:p>
          </table:table-cell>
          <table:table-cell table:formula="of:=LOG10([.A194])" office:value-type="float" office:value="2.27415784926368" calcext:value-type="float">
            <text:p>2.27415784926368</text:p>
          </table:table-cell>
          <table:table-cell/>
          <table:table-cell table:formula="of:=LOG10([.C194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y</text:p>
          </table:table-cell>
          <table:table-cell office:value-type="float" office:value="18" calcext:value-type="float">
            <text:p>18</text:p>
          </table:table-cell>
          <table:table-cell table:formula="of:=LOG10([.A195])" office:value-type="float" office:value="2.27646180417324" calcext:value-type="float">
            <text:p>2.27646180417324</text:p>
          </table:table-cell>
          <table:table-cell/>
          <table:table-cell table:formula="of:=LOG10([.C195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tails</text:p>
          </table:table-cell>
          <table:table-cell office:value-type="float" office:value="18" calcext:value-type="float">
            <text:p>18</text:p>
          </table:table-cell>
          <table:table-cell table:formula="of:=LOG10([.A196])" office:value-type="float" office:value="2.27875360095283" calcext:value-type="float">
            <text:p>2.27875360095283</text:p>
          </table:table-cell>
          <table:table-cell/>
          <table:table-cell table:formula="of:=LOG10([.C196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ctivities</text:p>
          </table:table-cell>
          <table:table-cell office:value-type="float" office:value="18" calcext:value-type="float">
            <text:p>18</text:p>
          </table:table-cell>
          <table:table-cell table:formula="of:=LOG10([.A197])" office:value-type="float" office:value="2.28103336724773" calcext:value-type="float">
            <text:p>2.28103336724773</text:p>
          </table:table-cell>
          <table:table-cell/>
          <table:table-cell table:formula="of:=LOG10([.C197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oes</text:p>
          </table:table-cell>
          <table:table-cell office:value-type="float" office:value="18" calcext:value-type="float">
            <text:p>18</text:p>
          </table:table-cell>
          <table:table-cell table:formula="of:=LOG10([.A198])" office:value-type="float" office:value="2.28330122870355" calcext:value-type="float">
            <text:p>2.28330122870355</text:p>
          </table:table-cell>
          <table:table-cell/>
          <table:table-cell table:formula="of:=LOG10([.C198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ransactions</text:p>
          </table:table-cell>
          <table:table-cell office:value-type="float" office:value="18" calcext:value-type="float">
            <text:p>18</text:p>
          </table:table-cell>
          <table:table-cell table:formula="of:=LOG10([.A199])" office:value-type="float" office:value="2.28555730900777" calcext:value-type="float">
            <text:p>2.28555730900777</text:p>
          </table:table-cell>
          <table:table-cell/>
          <table:table-cell table:formula="of:=LOG10([.C199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uro</text:p>
          </table:table-cell>
          <table:table-cell office:value-type="float" office:value="18" calcext:value-type="float">
            <text:p>18</text:p>
          </table:table-cell>
          <table:table-cell table:formula="of:=LOG10([.A200])" office:value-type="float" office:value="2.28780172993023" calcext:value-type="float">
            <text:p>2.28780172993023</text:p>
          </table:table-cell>
          <table:table-cell/>
          <table:table-cell table:formula="of:=LOG10([.C200])" office:value-type="float" office:value="1.25527250510331" calcext:value-type="float">
            <text:p>1.2552725051033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ibraltar</text:p>
          </table:table-cell>
          <table:table-cell office:value-type="float" office:value="17" calcext:value-type="float">
            <text:p>17</text:p>
          </table:table-cell>
          <table:table-cell table:formula="of:=LOG10([.A201])" office:value-type="float" office:value="2.29003461136252" calcext:value-type="float">
            <text:p>2.29003461136252</text:p>
          </table:table-cell>
          <table:table-cell/>
          <table:table-cell table:formula="of:=LOG10([.C201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ge</text:p>
          </table:table-cell>
          <table:table-cell office:value-type="float" office:value="17" calcext:value-type="float">
            <text:p>17</text:p>
          </table:table-cell>
          <table:table-cell table:formula="of:=LOG10([.A202])" office:value-type="float" office:value="2.29225607135648" calcext:value-type="float">
            <text:p>2.29225607135648</text:p>
          </table:table-cell>
          <table:table-cell/>
          <table:table-cell table:formula="of:=LOG10([.C202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nless</text:p>
          </table:table-cell>
          <table:table-cell office:value-type="float" office:value="17" calcext:value-type="float">
            <text:p>17</text:p>
          </table:table-cell>
          <table:table-cell table:formula="of:=LOG10([.A203])" office:value-type="float" office:value="2.29446622616159" calcext:value-type="float">
            <text:p>2.29446622616159</text:p>
          </table:table-cell>
          <table:table-cell/>
          <table:table-cell table:formula="of:=LOG10([.C203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heir</text:p>
          </table:table-cell>
          <table:table-cell office:value-type="float" office:value="17" calcext:value-type="float">
            <text:p>17</text:p>
          </table:table-cell>
          <table:table-cell table:formula="of:=LOG10([.A204])" office:value-type="float" office:value="2.29666519026153" calcext:value-type="float">
            <text:p>2.29666519026153</text:p>
          </table:table-cell>
          <table:table-cell/>
          <table:table-cell table:formula="of:=LOG10([.C204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hether</text:p>
          </table:table-cell>
          <table:table-cell office:value-type="float" office:value="17" calcext:value-type="float">
            <text:p>17</text:p>
          </table:table-cell>
          <table:table-cell table:formula="of:=LOG10([.A205])" office:value-type="float" office:value="2.29885307640971" calcext:value-type="float">
            <text:p>2.29885307640971</text:p>
          </table:table-cell>
          <table:table-cell/>
          <table:table-cell table:formula="of:=LOG10([.C205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ell</text:p>
          </table:table-cell>
          <table:table-cell office:value-type="float" office:value="17" calcext:value-type="float">
            <text:p>17</text:p>
          </table:table-cell>
          <table:table-cell table:formula="of:=LOG10([.A206])" office:value-type="float" office:value="2.30102999566398" calcext:value-type="float">
            <text:p>2.30102999566398</text:p>
          </table:table-cell>
          <table:table-cell/>
          <table:table-cell table:formula="of:=LOG10([.C206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olution</text:p>
          </table:table-cell>
          <table:table-cell office:value-type="float" office:value="17" calcext:value-type="float">
            <text:p>17</text:p>
          </table:table-cell>
          <table:table-cell table:formula="of:=LOG10([.A207])" office:value-type="float" office:value="2.30319605742049" calcext:value-type="float">
            <text:p>2.30319605742049</text:p>
          </table:table-cell>
          <table:table-cell/>
          <table:table-cell table:formula="of:=LOG10([.C207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omestic</text:p>
          </table:table-cell>
          <table:table-cell office:value-type="float" office:value="17" calcext:value-type="float">
            <text:p>17</text:p>
          </table:table-cell>
          <table:table-cell table:formula="of:=LOG10([.A208])" office:value-type="float" office:value="2.30535136944662" calcext:value-type="float">
            <text:p>2.30535136944662</text:p>
          </table:table-cell>
          <table:table-cell/>
          <table:table-cell table:formula="of:=LOG10([.C208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wedish</text:p>
          </table:table-cell>
          <table:table-cell office:value-type="float" office:value="17" calcext:value-type="float">
            <text:p>17</text:p>
          </table:table-cell>
          <table:table-cell table:formula="of:=LOG10([.A209])" office:value-type="float" office:value="2.30749603791321" calcext:value-type="float">
            <text:p>2.30749603791321</text:p>
          </table:table-cell>
          <table:table-cell/>
          <table:table-cell table:formula="of:=LOG10([.C209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ona</text:p>
          </table:table-cell>
          <table:table-cell office:value-type="float" office:value="17" calcext:value-type="float">
            <text:p>17</text:p>
          </table:table-cell>
          <table:table-cell table:formula="of:=LOG10([.A210])" office:value-type="float" office:value="2.3096301674259" calcext:value-type="float">
            <text:p>2.3096301674259</text:p>
          </table:table-cell>
          <table:table-cell/>
          <table:table-cell table:formula="of:=LOG10([.C210])" office:value-type="float" office:value="1.23044892137827" calcext:value-type="float">
            <text:p>1.2304489213782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urope</text:p>
          </table:table-cell>
          <table:table-cell office:value-type="float" office:value="16" calcext:value-type="float">
            <text:p>16</text:p>
          </table:table-cell>
          <table:table-cell table:formula="of:=LOG10([.A211])" office:value-type="float" office:value="2.31175386105575" calcext:value-type="float">
            <text:p>2.31175386105575</text:p>
          </table:table-cell>
          <table:table-cell/>
          <table:table-cell table:formula="of:=LOG10([.C211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sle</text:p>
          </table:table-cell>
          <table:table-cell office:value-type="float" office:value="16" calcext:value-type="float">
            <text:p>16</text:p>
          </table:table-cell>
          <table:table-cell table:formula="of:=LOG10([.A212])" office:value-type="float" office:value="2.31386722036915" calcext:value-type="float">
            <text:p>2.31386722036915</text:p>
          </table:table-cell>
          <table:table-cell/>
          <table:table-cell table:formula="of:=LOG10([.C212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n</text:p>
          </table:table-cell>
          <table:table-cell office:value-type="float" office:value="16" calcext:value-type="float">
            <text:p>16</text:p>
          </table:table-cell>
          <table:table-cell table:formula="of:=LOG10([.A213])" office:value-type="float" office:value="2.31597034545692" calcext:value-type="float">
            <text:p>2.31597034545692</text:p>
          </table:table-cell>
          <table:table-cell/>
          <table:table-cell table:formula="of:=LOG10([.C213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mply</text:p>
          </table:table-cell>
          <table:table-cell office:value-type="float" office:value="16" calcext:value-type="float">
            <text:p>16</text:p>
          </table:table-cell>
          <table:table-cell table:formula="of:=LOG10([.A214])" office:value-type="float" office:value="2.31806333496276" calcext:value-type="float">
            <text:p>2.31806333496276</text:p>
          </table:table-cell>
          <table:table-cell/>
          <table:table-cell table:formula="of:=LOG10([.C214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ach</text:p>
          </table:table-cell>
          <table:table-cell office:value-type="float" office:value="16" calcext:value-type="float">
            <text:p>16</text:p>
          </table:table-cell>
          <table:table-cell table:formula="of:=LOG10([.A215])" office:value-type="float" office:value="2.32014628611105" calcext:value-type="float">
            <text:p>2.32014628611105</text:p>
          </table:table-cell>
          <table:table-cell/>
          <table:table-cell table:formula="of:=LOG10([.C215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ys</text:p>
          </table:table-cell>
          <table:table-cell office:value-type="float" office:value="16" calcext:value-type="float">
            <text:p>16</text:p>
          </table:table-cell>
          <table:table-cell table:formula="of:=LOG10([.A216])" office:value-type="float" office:value="2.32221929473392" calcext:value-type="float">
            <text:p>2.32221929473392</text:p>
          </table:table-cell>
          <table:table-cell/>
          <table:table-cell table:formula="of:=LOG10([.C216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re</text:p>
          </table:table-cell>
          <table:table-cell office:value-type="float" office:value="16" calcext:value-type="float">
            <text:p>16</text:p>
          </table:table-cell>
          <table:table-cell table:formula="of:=LOG10([.A217])" office:value-type="float" office:value="2.32428245529769" calcext:value-type="float">
            <text:p>2.32428245529769</text:p>
          </table:table-cell>
          <table:table-cell/>
          <table:table-cell table:formula="of:=LOG10([.C217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equired</text:p>
          </table:table-cell>
          <table:table-cell office:value-type="float" office:value="16" calcext:value-type="float">
            <text:p>16</text:p>
          </table:table-cell>
          <table:table-cell table:formula="of:=LOG10([.A218])" office:value-type="float" office:value="2.32633586092875" calcext:value-type="float">
            <text:p>2.32633586092875</text:p>
          </table:table-cell>
          <table:table-cell/>
          <table:table-cell table:formula="of:=LOG10([.C218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uld</text:p>
          </table:table-cell>
          <table:table-cell office:value-type="float" office:value="16" calcext:value-type="float">
            <text:p>16</text:p>
          </table:table-cell>
          <table:table-cell table:formula="of:=LOG10([.A219])" office:value-type="float" office:value="2.32837960343874" calcext:value-type="float">
            <text:p>2.32837960343874</text:p>
          </table:table-cell>
          <table:table-cell/>
          <table:table-cell table:formula="of:=LOG10([.C219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ntact</text:p>
          </table:table-cell>
          <table:table-cell office:value-type="float" office:value="16" calcext:value-type="float">
            <text:p>16</text:p>
          </table:table-cell>
          <table:table-cell table:formula="of:=LOG10([.A220])" office:value-type="float" office:value="2.33041377334919" calcext:value-type="float">
            <text:p>2.33041377334919</text:p>
          </table:table-cell>
          <table:table-cell/>
          <table:table-cell table:formula="of:=LOG10([.C220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pecial</text:p>
          </table:table-cell>
          <table:table-cell office:value-type="float" office:value="16" calcext:value-type="float">
            <text:p>16</text:p>
          </table:table-cell>
          <table:table-cell table:formula="of:=LOG10([.A221])" office:value-type="float" office:value="2.33243845991561" calcext:value-type="float">
            <text:p>2.33243845991561</text:p>
          </table:table-cell>
          <table:table-cell/>
          <table:table-cell table:formula="of:=LOG10([.C221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imit</text:p>
          </table:table-cell>
          <table:table-cell office:value-type="float" office:value="16" calcext:value-type="float">
            <text:p>16</text:p>
          </table:table-cell>
          <table:table-cell table:formula="of:=LOG10([.A222])" office:value-type="float" office:value="2.33445375115093" calcext:value-type="float">
            <text:p>2.33445375115093</text:p>
          </table:table-cell>
          <table:table-cell/>
          <table:table-cell table:formula="of:=LOG10([.C222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ransfer</text:p>
          </table:table-cell>
          <table:table-cell office:value-type="float" office:value="16" calcext:value-type="float">
            <text:p>16</text:p>
          </table:table-cell>
          <table:table-cell table:formula="of:=LOG10([.A223])" office:value-type="float" office:value="2.33645973384853" calcext:value-type="float">
            <text:p>2.33645973384853</text:p>
          </table:table-cell>
          <table:table-cell/>
          <table:table-cell table:formula="of:=LOG10([.C223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efunds</text:p>
          </table:table-cell>
          <table:table-cell office:value-type="float" office:value="16" calcext:value-type="float">
            <text:p>16</text:p>
          </table:table-cell>
          <table:table-cell table:formula="of:=LOG10([.A224])" office:value-type="float" office:value="2.3384564936046" calcext:value-type="float">
            <text:p>2.3384564936046</text:p>
          </table:table-cell>
          <table:table-cell/>
          <table:table-cell table:formula="of:=LOG10([.C224])" office:value-type="float" office:value="1.20411998265592" calcext:value-type="float">
            <text:p>1.2041199826559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ese</text:p>
          </table:table-cell>
          <table:table-cell office:value-type="float" office:value="15" calcext:value-type="float">
            <text:p>15</text:p>
          </table:table-cell>
          <table:table-cell table:formula="of:=LOG10([.A225])" office:value-type="float" office:value="2.34044411484012" calcext:value-type="float">
            <text:p>2.34044411484012</text:p>
          </table:table-cell>
          <table:table-cell/>
          <table:table-cell table:formula="of:=LOG10([.C225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untries</text:p>
          </table:table-cell>
          <table:table-cell office:value-type="float" office:value="15" calcext:value-type="float">
            <text:p>15</text:p>
          </table:table-cell>
          <table:table-cell table:formula="of:=LOG10([.A226])" office:value-type="float" office:value="2.34242268082221" calcext:value-type="float">
            <text:p>2.34242268082221</text:p>
          </table:table-cell>
          <table:table-cell/>
          <table:table-cell table:formula="of:=LOG10([.C226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ersey</text:p>
          </table:table-cell>
          <table:table-cell office:value-type="float" office:value="15" calcext:value-type="float">
            <text:p>15</text:p>
          </table:table-cell>
          <table:table-cell table:formula="of:=LOG10([.A227])" office:value-type="float" office:value="2.34439227368511" calcext:value-type="float">
            <text:p>2.34439227368511</text:p>
          </table:table-cell>
          <table:table-cell/>
          <table:table-cell table:formula="of:=LOG10([.C227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uernsey</text:p>
          </table:table-cell>
          <table:table-cell office:value-type="float" office:value="15" calcext:value-type="float">
            <text:p>15</text:p>
          </table:table-cell>
          <table:table-cell table:formula="of:=LOG10([.A228])" office:value-type="float" office:value="2.34635297445064" calcext:value-type="float">
            <text:p>2.34635297445064</text:p>
          </table:table-cell>
          <table:table-cell/>
          <table:table-cell table:formula="of:=LOG10([.C228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orm</text:p>
          </table:table-cell>
          <table:table-cell office:value-type="float" office:value="15" calcext:value-type="float">
            <text:p>15</text:p>
          </table:table-cell>
          <table:table-cell table:formula="of:=LOG10([.A229])" office:value-type="float" office:value="2.34830486304816" calcext:value-type="float">
            <text:p>2.34830486304816</text:p>
          </table:table-cell>
          <table:table-cell/>
          <table:table-cell table:formula="of:=LOG10([.C229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nvert</text:p>
          </table:table-cell>
          <table:table-cell office:value-type="float" office:value="15" calcext:value-type="float">
            <text:p>15</text:p>
          </table:table-cell>
          <table:table-cell table:formula="of:=LOG10([.A230])" office:value-type="float" office:value="2.35024801833416" calcext:value-type="float">
            <text:p>2.35024801833416</text:p>
          </table:table-cell>
          <table:table-cell/>
          <table:table-cell table:formula="of:=LOG10([.C230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ome</text:p>
          </table:table-cell>
          <table:table-cell office:value-type="float" office:value="15" calcext:value-type="float">
            <text:p>15</text:p>
          </table:table-cell>
          <table:table-cell table:formula="of:=LOG10([.A231])" office:value-type="float" office:value="2.35218251811136" calcext:value-type="float">
            <text:p>2.35218251811136</text:p>
          </table:table-cell>
          <table:table-cell/>
          <table:table-cell table:formula="of:=LOG10([.C231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aw</text:p>
          </table:table-cell>
          <table:table-cell office:value-type="float" office:value="15" calcext:value-type="float">
            <text:p>15</text:p>
          </table:table-cell>
          <table:table-cell table:formula="of:=LOG10([.A232])" office:value-type="float" office:value="2.3541084391474" calcext:value-type="float">
            <text:p>2.3541084391474</text:p>
          </table:table-cell>
          <table:table-cell/>
          <table:table-cell table:formula="of:=LOG10([.C232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ithdraw</text:p>
          </table:table-cell>
          <table:table-cell office:value-type="float" office:value="15" calcext:value-type="float">
            <text:p>15</text:p>
          </table:table-cell>
          <table:table-cell table:formula="of:=LOG10([.A233])" office:value-type="float" office:value="2.35602585719312" calcext:value-type="float">
            <text:p>2.35602585719312</text:p>
          </table:table-cell>
          <table:table-cell/>
          <table:table-cell table:formula="of:=LOG10([.C233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stems</text:p>
          </table:table-cell>
          <table:table-cell office:value-type="float" office:value="15" calcext:value-type="float">
            <text:p>15</text:p>
          </table:table-cell>
          <table:table-cell table:formula="of:=LOG10([.A234])" office:value-type="float" office:value="2.35793484700045" calcext:value-type="float">
            <text:p>2.35793484700045</text:p>
          </table:table-cell>
          <table:table-cell/>
          <table:table-cell table:formula="of:=LOG10([.C234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eld</text:p>
          </table:table-cell>
          <table:table-cell office:value-type="float" office:value="15" calcext:value-type="float">
            <text:p>15</text:p>
          </table:table-cell>
          <table:table-cell table:formula="of:=LOG10([.A235])" office:value-type="float" office:value="2.35983548233989" calcext:value-type="float">
            <text:p>2.35983548233989</text:p>
          </table:table-cell>
          <table:table-cell/>
          <table:table-cell table:formula="of:=LOG10([.C235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etermine</text:p>
          </table:table-cell>
          <table:table-cell office:value-type="float" office:value="15" calcext:value-type="float">
            <text:p>15</text:p>
          </table:table-cell>
          <table:table-cell table:formula="of:=LOG10([.A236])" office:value-type="float" office:value="2.36172783601759" calcext:value-type="float">
            <text:p>2.36172783601759</text:p>
          </table:table-cell>
          <table:table-cell/>
          <table:table-cell table:formula="of:=LOG10([.C236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art</text:p>
          </table:table-cell>
          <table:table-cell office:value-type="float" office:value="15" calcext:value-type="float">
            <text:p>15</text:p>
          </table:table-cell>
          <table:table-cell table:formula="of:=LOG10([.A237])" office:value-type="float" office:value="2.36361197989214" calcext:value-type="float">
            <text:p>2.36361197989214</text:p>
          </table:table-cell>
          <table:table-cell/>
          <table:table-cell table:formula="of:=LOG10([.C237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ovided</text:p>
          </table:table-cell>
          <table:table-cell office:value-type="float" office:value="15" calcext:value-type="float">
            <text:p>15</text:p>
          </table:table-cell>
          <table:table-cell table:formula="of:=LOG10([.A238])" office:value-type="float" office:value="2.3654879848909" calcext:value-type="float">
            <text:p>2.3654879848909</text:p>
          </table:table-cell>
          <table:table-cell/>
          <table:table-cell table:formula="of:=LOG10([.C238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pplication</text:p>
          </table:table-cell>
          <table:table-cell office:value-type="float" office:value="15" calcext:value-type="float">
            <text:p>15</text:p>
          </table:table-cell>
          <table:table-cell table:formula="of:=LOG10([.A239])" office:value-type="float" office:value="2.36735592102602" calcext:value-type="float">
            <text:p>2.36735592102602</text:p>
          </table:table-cell>
          <table:table-cell/>
          <table:table-cell table:formula="of:=LOG10([.C239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espect</text:p>
          </table:table-cell>
          <table:table-cell office:value-type="float" office:value="15" calcext:value-type="float">
            <text:p>15</text:p>
          </table:table-cell>
          <table:table-cell table:formula="of:=LOG10([.A240])" office:value-type="float" office:value="2.36921585741014" calcext:value-type="float">
            <text:p>2.36921585741014</text:p>
          </table:table-cell>
          <table:table-cell/>
          <table:table-cell table:formula="of:=LOG10([.C240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G10([.A241])" office:value-type="float" office:value="2.37106786227174" calcext:value-type="float">
            <text:p>2.37106786227174</text:p>
          </table:table-cell>
          <table:table-cell/>
          <table:table-cell table:formula="of:=LOG10([.C241])" office:value-type="float" office:value="1.17609125905568" calcext:value-type="float">
            <text:p>1.176091259055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efore</text:p>
          </table:table-cell>
          <table:table-cell office:value-type="float" office:value="14" calcext:value-type="float">
            <text:p>14</text:p>
          </table:table-cell>
          <table:table-cell table:formula="of:=LOG10([.A242])" office:value-type="float" office:value="2.37291200297011" calcext:value-type="float">
            <text:p>2.37291200297011</text:p>
          </table:table-cell>
          <table:table-cell/>
          <table:table-cell table:formula="of:=LOG10([.C242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unctionality</text:p>
          </table:table-cell>
          <table:table-cell office:value-type="float" office:value="14" calcext:value-type="float">
            <text:p>14</text:p>
          </table:table-cell>
          <table:table-cell table:formula="of:=LOG10([.A243])" office:value-type="float" office:value="2.3747483460101" calcext:value-type="float">
            <text:p>2.3747483460101</text:p>
          </table:table-cell>
          <table:table-cell/>
          <table:table-cell table:formula="of:=LOG10([.C243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ddress</text:p>
          </table:table-cell>
          <table:table-cell office:value-type="float" office:value="14" calcext:value-type="float">
            <text:p>14</text:p>
          </table:table-cell>
          <table:table-cell table:formula="of:=LOG10([.A244])" office:value-type="float" office:value="2.37657695705651" calcext:value-type="float">
            <text:p>2.37657695705651</text:p>
          </table:table-cell>
          <table:table-cell/>
          <table:table-cell table:formula="of:=LOG10([.C244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xtent</text:p>
          </table:table-cell>
          <table:table-cell office:value-type="float" office:value="14" calcext:value-type="float">
            <text:p>14</text:p>
          </table:table-cell>
          <table:table-cell table:formula="of:=LOG10([.A245])" office:value-type="float" office:value="2.37839790094814" calcext:value-type="float">
            <text:p>2.37839790094814</text:p>
          </table:table-cell>
          <table:table-cell/>
          <table:table-cell table:formula="of:=LOG10([.C245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easonably</text:p>
          </table:table-cell>
          <table:table-cell office:value-type="float" office:value="14" calcext:value-type="float">
            <text:p>14</text:p>
          </table:table-cell>
          <table:table-cell table:formula="of:=LOG10([.A246])" office:value-type="float" office:value="2.38021124171161" calcext:value-type="float">
            <text:p>2.38021124171161</text:p>
          </table:table-cell>
          <table:table-cell/>
          <table:table-cell table:formula="of:=LOG10([.C246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gainst</text:p>
          </table:table-cell>
          <table:table-cell office:value-type="float" office:value="14" calcext:value-type="float">
            <text:p>14</text:p>
          </table:table-cell>
          <table:table-cell table:formula="of:=LOG10([.A247])" office:value-type="float" office:value="2.38201704257487" calcext:value-type="float">
            <text:p>2.38201704257487</text:p>
          </table:table-cell>
          <table:table-cell/>
          <table:table-cell table:formula="of:=LOG10([.C247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suer</text:p>
          </table:table-cell>
          <table:table-cell office:value-type="float" office:value="14" calcext:value-type="float">
            <text:p>14</text:p>
          </table:table-cell>
          <table:table-cell table:formula="of:=LOG10([.A248])" office:value-type="float" office:value="2.38381536598043" calcext:value-type="float">
            <text:p>2.38381536598043</text:p>
          </table:table-cell>
          <table:table-cell/>
          <table:table-cell table:formula="of:=LOG10([.C248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tify</text:p>
          </table:table-cell>
          <table:table-cell office:value-type="float" office:value="14" calcext:value-type="float">
            <text:p>14</text:p>
          </table:table-cell>
          <table:table-cell table:formula="of:=LOG10([.A249])" office:value-type="float" office:value="2.38560627359831" calcext:value-type="float">
            <text:p>2.38560627359831</text:p>
          </table:table-cell>
          <table:table-cell/>
          <table:table-cell table:formula="of:=LOG10([.C249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ithin</text:p>
          </table:table-cell>
          <table:table-cell office:value-type="float" office:value="14" calcext:value-type="float">
            <text:p>14</text:p>
          </table:table-cell>
          <table:table-cell table:formula="of:=LOG10([.A250])" office:value-type="float" office:value="2.38738982633873" calcext:value-type="float">
            <text:p>2.38738982633873</text:p>
          </table:table-cell>
          <table:table-cell/>
          <table:table-cell table:formula="of:=LOG10([.C250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eversal</text:p>
          </table:table-cell>
          <table:table-cell office:value-type="float" office:value="14" calcext:value-type="float">
            <text:p>14</text:p>
          </table:table-cell>
          <table:table-cell table:formula="of:=LOG10([.A251])" office:value-type="float" office:value="2.38916608436453" calcext:value-type="float">
            <text:p>2.38916608436453</text:p>
          </table:table-cell>
          <table:table-cell/>
          <table:table-cell table:formula="of:=LOG10([.C251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sed</text:p>
          </table:table-cell>
          <table:table-cell office:value-type="float" office:value="14" calcext:value-type="float">
            <text:p>14</text:p>
          </table:table-cell>
          <table:table-cell table:formula="of:=LOG10([.A252])" office:value-type="float" office:value="2.39093510710338" calcext:value-type="float">
            <text:p>2.39093510710338</text:p>
          </table:table-cell>
          <table:table-cell/>
          <table:table-cell table:formula="of:=LOG10([.C252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levant</text:p>
          </table:table-cell>
          <table:table-cell office:value-type="float" office:value="14" calcext:value-type="float">
            <text:p>14</text:p>
          </table:table-cell>
          <table:table-cell table:formula="of:=LOG10([.A253])" office:value-type="float" office:value="2.39269695325967" calcext:value-type="float">
            <text:p>2.39269695325967</text:p>
          </table:table-cell>
          <table:table-cell/>
          <table:table-cell table:formula="of:=LOG10([.C253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ut</text:p>
          </table:table-cell>
          <table:table-cell office:value-type="float" office:value="14" calcext:value-type="float">
            <text:p>14</text:p>
          </table:table-cell>
          <table:table-cell table:formula="of:=LOG10([.A254])" office:value-type="float" office:value="2.39445168082622" calcext:value-type="float">
            <text:p>2.39445168082622</text:p>
          </table:table-cell>
          <table:table-cell/>
          <table:table-cell table:formula="of:=LOG10([.C254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ivacy</text:p>
          </table:table-cell>
          <table:table-cell office:value-type="float" office:value="14" calcext:value-type="float">
            <text:p>14</text:p>
          </table:table-cell>
          <table:table-cell table:formula="of:=LOG10([.A255])" office:value-type="float" office:value="2.39619934709574" calcext:value-type="float">
            <text:p>2.39619934709574</text:p>
          </table:table-cell>
          <table:table-cell/>
          <table:table-cell table:formula="of:=LOG10([.C255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ntent</text:p>
          </table:table-cell>
          <table:table-cell office:value-type="float" office:value="14" calcext:value-type="float">
            <text:p>14</text:p>
          </table:table-cell>
          <table:table-cell table:formula="of:=LOG10([.A256])" office:value-type="float" office:value="2.39794000867204" calcext:value-type="float">
            <text:p>2.39794000867204</text:p>
          </table:table-cell>
          <table:table-cell/>
          <table:table-cell table:formula="of:=LOG10([.C256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usd</text:p>
          </table:table-cell>
          <table:table-cell office:value-type="float" office:value="14" calcext:value-type="float">
            <text:p>14</text:p>
          </table:table-cell>
          <table:table-cell table:formula="of:=LOG10([.A257])" office:value-type="float" office:value="2.39967372148104" calcext:value-type="float">
            <text:p>2.39967372148104</text:p>
          </table:table-cell>
          <table:table-cell/>
          <table:table-cell table:formula="of:=LOG10([.C257])" office:value-type="float" office:value="1.14612803567824" calcext:value-type="float">
            <text:p>1.1461280356782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pplies</text:p>
          </table:table-cell>
          <table:table-cell office:value-type="float" office:value="13" calcext:value-type="float">
            <text:p>13</text:p>
          </table:table-cell>
          <table:table-cell table:formula="of:=LOG10([.A258])" office:value-type="float" office:value="2.40140054078154" calcext:value-type="float">
            <text:p>2.40140054078154</text:p>
          </table:table-cell>
          <table:table-cell/>
          <table:table-cell table:formula="of:=LOG10([.C258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hose</text:p>
          </table:table-cell>
          <table:table-cell office:value-type="float" office:value="13" calcext:value-type="float">
            <text:p>13</text:p>
          </table:table-cell>
          <table:table-cell table:formula="of:=LOG10([.A259])" office:value-type="float" office:value="2.40312052117582" calcext:value-type="float">
            <text:p>2.40312052117582</text:p>
          </table:table-cell>
          <table:table-cell/>
          <table:table-cell table:formula="of:=LOG10([.C259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xample</text:p>
          </table:table-cell>
          <table:table-cell office:value-type="float" office:value="13" calcext:value-type="float">
            <text:p>13</text:p>
          </table:table-cell>
          <table:table-cell table:formula="of:=LOG10([.A260])" office:value-type="float" office:value="2.40483371661994" calcext:value-type="float">
            <text:p>2.40483371661994</text:p>
          </table:table-cell>
          <table:table-cell/>
          <table:table-cell table:formula="of:=LOG10([.C260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etworks</text:p>
          </table:table-cell>
          <table:table-cell office:value-type="float" office:value="13" calcext:value-type="float">
            <text:p>13</text:p>
          </table:table-cell>
          <table:table-cell table:formula="of:=LOG10([.A261])" office:value-type="float" office:value="2.40654018043395" calcext:value-type="float">
            <text:p>2.40654018043395</text:p>
          </table:table-cell>
          <table:table-cell/>
          <table:table-cell table:formula="of:=LOG10([.C261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ay</text:p>
          </table:table-cell>
          <table:table-cell office:value-type="float" office:value="13" calcext:value-type="float">
            <text:p>13</text:p>
          </table:table-cell>
          <table:table-cell table:formula="of:=LOG10([.A262])" office:value-type="float" office:value="2.40823996531185" calcext:value-type="float">
            <text:p>2.40823996531185</text:p>
          </table:table-cell>
          <table:table-cell/>
          <table:table-cell table:formula="of:=LOG10([.C262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rising</text:p>
          </table:table-cell>
          <table:table-cell office:value-type="float" office:value="13" calcext:value-type="float">
            <text:p>13</text:p>
          </table:table-cell>
          <table:table-cell table:formula="of:=LOG10([.A263])" office:value-type="float" office:value="2.40993312333129" calcext:value-type="float">
            <text:p>2.40993312333129</text:p>
          </table:table-cell>
          <table:table-cell/>
          <table:table-cell table:formula="of:=LOG10([.C263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onnection</text:p>
          </table:table-cell>
          <table:table-cell office:value-type="float" office:value="13" calcext:value-type="float">
            <text:p>13</text:p>
          </table:table-cell>
          <table:table-cell table:formula="of:=LOG10([.A264])" office:value-type="float" office:value="2.41161970596323" calcext:value-type="float">
            <text:p>2.41161970596323</text:p>
          </table:table-cell>
          <table:table-cell/>
          <table:table-cell table:formula="of:=LOG10([.C264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ocess</text:p>
          </table:table-cell>
          <table:table-cell office:value-type="float" office:value="13" calcext:value-type="float">
            <text:p>13</text:p>
          </table:table-cell>
          <table:table-cell table:formula="of:=LOG10([.A265])" office:value-type="float" office:value="2.41329976408125" calcext:value-type="float">
            <text:p>2.41329976408125</text:p>
          </table:table-cell>
          <table:table-cell/>
          <table:table-cell table:formula="of:=LOG10([.C265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ovider</text:p>
          </table:table-cell>
          <table:table-cell office:value-type="float" office:value="13" calcext:value-type="float">
            <text:p>13</text:p>
          </table:table-cell>
          <table:table-cell table:formula="of:=LOG10([.A266])" office:value-type="float" office:value="2.41497334797082" calcext:value-type="float">
            <text:p>2.41497334797082</text:p>
          </table:table-cell>
          <table:table-cell/>
          <table:table-cell table:formula="of:=LOG10([.C266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over</text:p>
          </table:table-cell>
          <table:table-cell office:value-type="float" office:value="13" calcext:value-type="float">
            <text:p>13</text:p>
          </table:table-cell>
          <table:table-cell table:formula="of:=LOG10([.A267])" office:value-type="float" office:value="2.41664050733828" calcext:value-type="float">
            <text:p>2.41664050733828</text:p>
          </table:table-cell>
          <table:table-cell/>
          <table:table-cell table:formula="of:=LOG10([.C267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imited</text:p>
          </table:table-cell>
          <table:table-cell office:value-type="float" office:value="13" calcext:value-type="float">
            <text:p>13</text:p>
          </table:table-cell>
          <table:table-cell table:formula="of:=LOG10([.A268])" office:value-type="float" office:value="2.41830129131975" calcext:value-type="float">
            <text:p>2.41830129131975</text:p>
          </table:table-cell>
          <table:table-cell/>
          <table:table-cell table:formula="of:=LOG10([.C268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hey</text:p>
          </table:table-cell>
          <table:table-cell office:value-type="float" office:value="13" calcext:value-type="float">
            <text:p>13</text:p>
          </table:table-cell>
          <table:table-cell table:formula="of:=LOG10([.A269])" office:value-type="float" office:value="2.41995574848976" calcext:value-type="float">
            <text:p>2.41995574848976</text:p>
          </table:table-cell>
          <table:table-cell/>
          <table:table-cell table:formula="of:=LOG10([.C269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oruna</text:p>
          </table:table-cell>
          <table:table-cell office:value-type="float" office:value="13" calcext:value-type="float">
            <text:p>13</text:p>
          </table:table-cell>
          <table:table-cell table:formula="of:=LOG10([.A270])" office:value-type="float" office:value="2.42160392686983" calcext:value-type="float">
            <text:p>2.42160392686983</text:p>
          </table:table-cell>
          <table:table-cell/>
          <table:table-cell table:formula="of:=LOG10([.C270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ungarian</text:p>
          </table:table-cell>
          <table:table-cell office:value-type="float" office:value="13" calcext:value-type="float">
            <text:p>13</text:p>
          </table:table-cell>
          <table:table-cell table:formula="of:=LOG10([.A271])" office:value-type="float" office:value="2.42324587393681" calcext:value-type="float">
            <text:p>2.42324587393681</text:p>
          </table:table-cell>
          <table:table-cell/>
          <table:table-cell table:formula="of:=LOG10([.C271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ither</text:p>
          </table:table-cell>
          <table:table-cell office:value-type="float" office:value="13" calcext:value-type="float">
            <text:p>13</text:p>
          </table:table-cell>
          <table:table-cell table:formula="of:=LOG10([.A272])" office:value-type="float" office:value="2.42488163663107" calcext:value-type="float">
            <text:p>2.42488163663107</text:p>
          </table:table-cell>
          <table:table-cell/>
          <table:table-cell table:formula="of:=LOG10([.C272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oods</text:p>
          </table:table-cell>
          <table:table-cell office:value-type="float" office:value="13" calcext:value-type="float">
            <text:p>13</text:p>
          </table:table-cell>
          <table:table-cell table:formula="of:=LOG10([.A273])" office:value-type="float" office:value="2.42651126136458" calcext:value-type="float">
            <text:p>2.42651126136458</text:p>
          </table:table-cell>
          <table:table-cell/>
          <table:table-cell table:formula="of:=LOG10([.C273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eturned</text:p>
          </table:table-cell>
          <table:table-cell office:value-type="float" office:value="13" calcext:value-type="float">
            <text:p>13</text:p>
          </table:table-cell>
          <table:table-cell table:formula="of:=LOG10([.A274])" office:value-type="float" office:value="2.42813479402879" calcext:value-type="float">
            <text:p>2.42813479402879</text:p>
          </table:table-cell>
          <table:table-cell/>
          <table:table-cell table:formula="of:=LOG10([.C274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ncorrect</text:p>
          </table:table-cell>
          <table:table-cell office:value-type="float" office:value="13" calcext:value-type="float">
            <text:p>13</text:p>
          </table:table-cell>
          <table:table-cell table:formula="of:=LOG10([.A275])" office:value-type="float" office:value="2.42975228000241" calcext:value-type="float">
            <text:p>2.42975228000241</text:p>
          </table:table-cell>
          <table:table-cell/>
          <table:table-cell table:formula="of:=LOG10([.C275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hargebacks</text:p>
          </table:table-cell>
          <table:table-cell office:value-type="float" office:value="13" calcext:value-type="float">
            <text:p>13</text:p>
          </table:table-cell>
          <table:table-cell table:formula="of:=LOG10([.A276])" office:value-type="float" office:value="2.43136376415899" calcext:value-type="float">
            <text:p>2.43136376415899</text:p>
          </table:table-cell>
          <table:table-cell/>
          <table:table-cell table:formula="of:=LOG10([.C276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formula="of:=LOG10([.A277])" office:value-type="float" office:value="2.43296929087441" calcext:value-type="float">
            <text:p>2.43296929087441</text:p>
          </table:table-cell>
          <table:table-cell/>
          <table:table-cell table:formula="of:=LOG10([.C277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ud</text:p>
          </table:table-cell>
          <table:table-cell office:value-type="float" office:value="13" calcext:value-type="float">
            <text:p>13</text:p>
          </table:table-cell>
          <table:table-cell table:formula="of:=LOG10([.A278])" office:value-type="float" office:value="2.4345689040342" calcext:value-type="float">
            <text:p>2.4345689040342</text:p>
          </table:table-cell>
          <table:table-cell/>
          <table:table-cell table:formula="of:=LOG10([.C278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</text:p>
          </table:table-cell>
          <table:table-cell office:value-type="float" office:value="13" calcext:value-type="float">
            <text:p>13</text:p>
          </table:table-cell>
          <table:table-cell table:formula="of:=LOG10([.A279])" office:value-type="float" office:value="2.43616264704076" calcext:value-type="float">
            <text:p>2.43616264704076</text:p>
          </table:table-cell>
          <table:table-cell/>
          <table:table-cell table:formula="of:=LOG10([.C279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kk</text:p>
          </table:table-cell>
          <table:table-cell office:value-type="float" office:value="13" calcext:value-type="float">
            <text:p>13</text:p>
          </table:table-cell>
          <table:table-cell table:formula="of:=LOG10([.A280])" office:value-type="float" office:value="2.43775056282039" calcext:value-type="float">
            <text:p>2.43775056282039</text:p>
          </table:table-cell>
          <table:table-cell/>
          <table:table-cell table:formula="of:=LOG10([.C280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kd</text:p>
          </table:table-cell>
          <table:table-cell office:value-type="float" office:value="13" calcext:value-type="float">
            <text:p>13</text:p>
          </table:table-cell>
          <table:table-cell table:formula="of:=LOG10([.A281])" office:value-type="float" office:value="2.43933269383026" calcext:value-type="float">
            <text:p>2.43933269383026</text:p>
          </table:table-cell>
          <table:table-cell/>
          <table:table-cell table:formula="of:=LOG10([.C281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ls</text:p>
          </table:table-cell>
          <table:table-cell office:value-type="float" office:value="13" calcext:value-type="float">
            <text:p>13</text:p>
          </table:table-cell>
          <table:table-cell table:formula="of:=LOG10([.A282])" office:value-type="float" office:value="2.44090908206522" calcext:value-type="float">
            <text:p>2.44090908206522</text:p>
          </table:table-cell>
          <table:table-cell/>
          <table:table-cell table:formula="of:=LOG10([.C282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py</text:p>
          </table:table-cell>
          <table:table-cell office:value-type="float" office:value="13" calcext:value-type="float">
            <text:p>13</text:p>
          </table:table-cell>
          <table:table-cell table:formula="of:=LOG10([.A283])" office:value-type="float" office:value="2.44247976906445" calcext:value-type="float">
            <text:p>2.44247976906445</text:p>
          </table:table-cell>
          <table:table-cell/>
          <table:table-cell table:formula="of:=LOG10([.C283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xn</text:p>
          </table:table-cell>
          <table:table-cell office:value-type="float" office:value="13" calcext:value-type="float">
            <text:p>13</text:p>
          </table:table-cell>
          <table:table-cell table:formula="of:=LOG10([.A284])" office:value-type="float" office:value="2.44404479591808" calcext:value-type="float">
            <text:p>2.44404479591808</text:p>
          </table:table-cell>
          <table:table-cell/>
          <table:table-cell table:formula="of:=LOG10([.C284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zd</text:p>
          </table:table-cell>
          <table:table-cell office:value-type="float" office:value="13" calcext:value-type="float">
            <text:p>13</text:p>
          </table:table-cell>
          <table:table-cell table:formula="of:=LOG10([.A285])" office:value-type="float" office:value="2.4456042032736" calcext:value-type="float">
            <text:p>2.4456042032736</text:p>
          </table:table-cell>
          <table:table-cell/>
          <table:table-cell table:formula="of:=LOG10([.C285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ok</text:p>
          </table:table-cell>
          <table:table-cell office:value-type="float" office:value="13" calcext:value-type="float">
            <text:p>13</text:p>
          </table:table-cell>
          <table:table-cell table:formula="of:=LOG10([.A286])" office:value-type="float" office:value="2.44715803134222" calcext:value-type="float">
            <text:p>2.44715803134222</text:p>
          </table:table-cell>
          <table:table-cell/>
          <table:table-cell table:formula="of:=LOG10([.C286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hp</text:p>
          </table:table-cell>
          <table:table-cell office:value-type="float" office:value="13" calcext:value-type="float">
            <text:p>13</text:p>
          </table:table-cell>
          <table:table-cell table:formula="of:=LOG10([.A287])" office:value-type="float" office:value="2.44870631990508" calcext:value-type="float">
            <text:p>2.44870631990508</text:p>
          </table:table-cell>
          <table:table-cell/>
          <table:table-cell table:formula="of:=LOG10([.C287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ln</text:p>
          </table:table-cell>
          <table:table-cell office:value-type="float" office:value="13" calcext:value-type="float">
            <text:p>13</text:p>
          </table:table-cell>
          <table:table-cell table:formula="of:=LOG10([.A288])" office:value-type="float" office:value="2.45024910831936" calcext:value-type="float">
            <text:p>2.45024910831936</text:p>
          </table:table-cell>
          <table:table-cell/>
          <table:table-cell table:formula="of:=LOG10([.C288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ub</text:p>
          </table:table-cell>
          <table:table-cell office:value-type="float" office:value="13" calcext:value-type="float">
            <text:p>13</text:p>
          </table:table-cell>
          <table:table-cell table:formula="of:=LOG10([.A289])" office:value-type="float" office:value="2.45178643552429" calcext:value-type="float">
            <text:p>2.45178643552429</text:p>
          </table:table-cell>
          <table:table-cell/>
          <table:table-cell table:formula="of:=LOG10([.C289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gd</text:p>
          </table:table-cell>
          <table:table-cell office:value-type="float" office:value="13" calcext:value-type="float">
            <text:p>13</text:p>
          </table:table-cell>
          <table:table-cell table:formula="of:=LOG10([.A290])" office:value-type="float" office:value="2.45331834004704" calcext:value-type="float">
            <text:p>2.45331834004704</text:p>
          </table:table-cell>
          <table:table-cell/>
          <table:table-cell table:formula="of:=LOG10([.C290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ek</text:p>
          </table:table-cell>
          <table:table-cell office:value-type="float" office:value="13" calcext:value-type="float">
            <text:p>13</text:p>
          </table:table-cell>
          <table:table-cell table:formula="of:=LOG10([.A291])" office:value-type="float" office:value="2.45484486000851" calcext:value-type="float">
            <text:p>2.45484486000851</text:p>
          </table:table-cell>
          <table:table-cell/>
          <table:table-cell table:formula="of:=LOG10([.C291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hb</text:p>
          </table:table-cell>
          <table:table-cell office:value-type="float" office:value="13" calcext:value-type="float">
            <text:p>13</text:p>
          </table:table-cell>
          <table:table-cell table:formula="of:=LOG10([.A292])" office:value-type="float" office:value="2.45636603312904" calcext:value-type="float">
            <text:p>2.45636603312904</text:p>
          </table:table-cell>
          <table:table-cell/>
          <table:table-cell table:formula="of:=LOG10([.C292])" office:value-type="float" office:value="1.11394335230684" calcext:value-type="float">
            <text:p>1.1139433523068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eed</text:p>
          </table:table-cell>
          <table:table-cell office:value-type="float" office:value="12" calcext:value-type="float">
            <text:p>12</text:p>
          </table:table-cell>
          <table:table-cell table:formula="of:=LOG10([.A293])" office:value-type="float" office:value="2.45788189673399" calcext:value-type="float">
            <text:p>2.45788189673399</text:p>
          </table:table-cell>
          <table:table-cell/>
          <table:table-cell table:formula="of:=LOG10([.C293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table:formula="of:=LOG10([.A294])" office:value-type="float" office:value="2.45939248775923" calcext:value-type="float">
            <text:p>2.45939248775923</text:p>
          </table:table-cell>
          <table:table-cell/>
          <table:table-cell table:formula="of:=LOG10([.C294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easonable</text:p>
          </table:table-cell>
          <table:table-cell office:value-type="float" office:value="12" calcext:value-type="float">
            <text:p>12</text:p>
          </table:table-cell>
          <table:table-cell table:formula="of:=LOG10([.A295])" office:value-type="float" office:value="2.46089784275655" calcext:value-type="float">
            <text:p>2.46089784275655</text:p>
          </table:table-cell>
          <table:table-cell/>
          <table:table-cell table:formula="of:=LOG10([.C295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ontrol</text:p>
          </table:table-cell>
          <table:table-cell office:value-type="float" office:value="12" calcext:value-type="float">
            <text:p>12</text:p>
          </table:table-cell>
          <table:table-cell table:formula="of:=LOG10([.A296])" office:value-type="float" office:value="2.46239799789896" calcext:value-type="float">
            <text:p>2.46239799789896</text:p>
          </table:table-cell>
          <table:table-cell/>
          <table:table-cell table:formula="of:=LOG10([.C296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iable</text:p>
          </table:table-cell>
          <table:table-cell office:value-type="float" office:value="12" calcext:value-type="float">
            <text:p>12</text:p>
          </table:table-cell>
          <table:table-cell table:formula="of:=LOG10([.A297])" office:value-type="float" office:value="2.46389298898591" calcext:value-type="float">
            <text:p>2.46389298898591</text:p>
          </table:table-cell>
          <table:table-cell/>
          <table:table-cell table:formula="of:=LOG10([.C297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or</text:p>
          </table:table-cell>
          <table:table-cell office:value-type="float" office:value="12" calcext:value-type="float">
            <text:p>12</text:p>
          </table:table-cell>
          <table:table-cell table:formula="of:=LOG10([.A298])" office:value-type="float" office:value="2.46538285144842" calcext:value-type="float">
            <text:p>2.46538285144842</text:p>
          </table:table-cell>
          <table:table-cell/>
          <table:table-cell table:formula="of:=LOG10([.C298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ssociated</text:p>
          </table:table-cell>
          <table:table-cell office:value-type="float" office:value="12" calcext:value-type="float">
            <text:p>12</text:p>
          </table:table-cell>
          <table:table-cell table:formula="of:=LOG10([.A299])" office:value-type="float" office:value="2.46686762035411" calcext:value-type="float">
            <text:p>2.46686762035411</text:p>
          </table:table-cell>
          <table:table-cell/>
          <table:table-cell table:formula="of:=LOG10([.C299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rvers</text:p>
          </table:table-cell>
          <table:table-cell office:value-type="float" office:value="12" calcext:value-type="float">
            <text:p>12</text:p>
          </table:table-cell>
          <table:table-cell table:formula="of:=LOG10([.A300])" office:value-type="float" office:value="2.46834733041216" calcext:value-type="float">
            <text:p>2.46834733041216</text:p>
          </table:table-cell>
          <table:table-cell/>
          <table:table-cell table:formula="of:=LOG10([.C300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perated</text:p>
          </table:table-cell>
          <table:table-cell office:value-type="float" office:value="12" calcext:value-type="float">
            <text:p>12</text:p>
          </table:table-cell>
          <table:table-cell table:formula="of:=LOG10([.A301])" office:value-type="float" office:value="2.46982201597816" calcext:value-type="float">
            <text:p>2.46982201597816</text:p>
          </table:table-cell>
          <table:table-cell/>
          <table:table-cell table:formula="of:=LOG10([.C301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eason</text:p>
          </table:table-cell>
          <table:table-cell office:value-type="float" office:value="12" calcext:value-type="float">
            <text:p>12</text:p>
          </table:table-cell>
          <table:table-cell table:formula="of:=LOG10([.A302])" office:value-type="float" office:value="2.47129171105894" calcext:value-type="float">
            <text:p>2.47129171105894</text:p>
          </table:table-cell>
          <table:table-cell/>
          <table:table-cell table:formula="of:=LOG10([.C302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uropean</text:p>
          </table:table-cell>
          <table:table-cell office:value-type="float" office:value="12" calcext:value-type="float">
            <text:p>12</text:p>
          </table:table-cell>
          <table:table-cell table:formula="of:=LOG10([.A303])" office:value-type="float" office:value="2.47275644931721" calcext:value-type="float">
            <text:p>2.47275644931721</text:p>
          </table:table-cell>
          <table:table-cell/>
          <table:table-cell table:formula="of:=LOG10([.C303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ate</text:p>
          </table:table-cell>
          <table:table-cell office:value-type="float" office:value="12" calcext:value-type="float">
            <text:p>12</text:p>
          </table:table-cell>
          <table:table-cell table:formula="of:=LOG10([.A304])" office:value-type="float" office:value="2.47421626407626" calcext:value-type="float">
            <text:p>2.47421626407626</text:p>
          </table:table-cell>
          <table:table-cell/>
          <table:table-cell table:formula="of:=LOG10([.C304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ction</text:p>
          </table:table-cell>
          <table:table-cell office:value-type="float" office:value="12" calcext:value-type="float">
            <text:p>12</text:p>
          </table:table-cell>
          <table:table-cell table:formula="of:=LOG10([.A305])" office:value-type="float" office:value="2.47567118832443" calcext:value-type="float">
            <text:p>2.47567118832443</text:p>
          </table:table-cell>
          <table:table-cell/>
          <table:table-cell table:formula="of:=LOG10([.C305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king</text:p>
          </table:table-cell>
          <table:table-cell office:value-type="float" office:value="12" calcext:value-type="float">
            <text:p>12</text:p>
          </table:table-cell>
          <table:table-cell table:formula="of:=LOG10([.A306])" office:value-type="float" office:value="2.47712125471966" calcext:value-type="float">
            <text:p>2.47712125471966</text:p>
          </table:table-cell>
          <table:table-cell/>
          <table:table-cell table:formula="of:=LOG10([.C306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urchase</text:p>
          </table:table-cell>
          <table:table-cell office:value-type="float" office:value="12" calcext:value-type="float">
            <text:p>12</text:p>
          </table:table-cell>
          <table:table-cell table:formula="of:=LOG10([.A307])" office:value-type="float" office:value="2.47856649559384" calcext:value-type="float">
            <text:p>2.47856649559384</text:p>
          </table:table-cell>
          <table:table-cell/>
          <table:table-cell table:formula="of:=LOG10([.C307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ype</text:p>
          </table:table-cell>
          <table:table-cell office:value-type="float" office:value="12" calcext:value-type="float">
            <text:p>12</text:p>
          </table:table-cell>
          <table:table-cell table:formula="of:=LOG10([.A308])" office:value-type="float" office:value="2.48000694295715" calcext:value-type="float">
            <text:p>2.48000694295715</text:p>
          </table:table-cell>
          <table:table-cell/>
          <table:table-cell table:formula="of:=LOG10([.C308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eans</text:p>
          </table:table-cell>
          <table:table-cell office:value-type="float" office:value="12" calcext:value-type="float">
            <text:p>12</text:p>
          </table:table-cell>
          <table:table-cell table:formula="of:=LOG10([.A309])" office:value-type="float" office:value="2.4814426285023" calcext:value-type="float">
            <text:p>2.4814426285023</text:p>
          </table:table-cell>
          <table:table-cell/>
          <table:table-cell table:formula="of:=LOG10([.C309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omplete</text:p>
          </table:table-cell>
          <table:table-cell office:value-type="float" office:value="12" calcext:value-type="float">
            <text:p>12</text:p>
          </table:table-cell>
          <table:table-cell table:formula="of:=LOG10([.A310])" office:value-type="float" office:value="2.48287358360875" calcext:value-type="float">
            <text:p>2.48287358360875</text:p>
          </table:table-cell>
          <table:table-cell/>
          <table:table-cell table:formula="of:=LOG10([.C310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urrencies</text:p>
          </table:table-cell>
          <table:table-cell office:value-type="float" office:value="12" calcext:value-type="float">
            <text:p>12</text:p>
          </table:table-cell>
          <table:table-cell table:formula="of:=LOG10([.A311])" office:value-type="float" office:value="2.48429983934679" calcext:value-type="float">
            <text:p>2.48429983934679</text:p>
          </table:table-cell>
          <table:table-cell/>
          <table:table-cell table:formula="of:=LOG10([.C311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orint</text:p>
          </table:table-cell>
          <table:table-cell office:value-type="float" office:value="12" calcext:value-type="float">
            <text:p>12</text:p>
          </table:table-cell>
          <table:table-cell table:formula="of:=LOG10([.A312])" office:value-type="float" office:value="2.48572142648158" calcext:value-type="float">
            <text:p>2.48572142648158</text:p>
          </table:table-cell>
          <table:table-cell/>
          <table:table-cell table:formula="of:=LOG10([.C312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scretion</text:p>
          </table:table-cell>
          <table:table-cell office:value-type="float" office:value="12" calcext:value-type="float">
            <text:p>12</text:p>
          </table:table-cell>
          <table:table-cell table:formula="of:=LOG10([.A313])" office:value-type="float" office:value="2.48713837547719" calcext:value-type="float">
            <text:p>2.48713837547719</text:p>
          </table:table-cell>
          <table:table-cell/>
          <table:table-cell table:formula="of:=LOG10([.C313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view</text:p>
          </table:table-cell>
          <table:table-cell office:value-type="float" office:value="12" calcext:value-type="float">
            <text:p>12</text:p>
          </table:table-cell>
          <table:table-cell table:formula="of:=LOG10([.A314])" office:value-type="float" office:value="2.48855071650044" calcext:value-type="float">
            <text:p>2.48855071650044</text:p>
          </table:table-cell>
          <table:table-cell/>
          <table:table-cell table:formula="of:=LOG10([.C314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ethods</text:p>
          </table:table-cell>
          <table:table-cell office:value-type="float" office:value="12" calcext:value-type="float">
            <text:p>12</text:p>
          </table:table-cell>
          <table:table-cell table:formula="of:=LOG10([.A315])" office:value-type="float" office:value="2.48995847942483" calcext:value-type="float">
            <text:p>2.48995847942483</text:p>
          </table:table-cell>
          <table:table-cell/>
          <table:table-cell table:formula="of:=LOG10([.C315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chedule</text:p>
          </table:table-cell>
          <table:table-cell office:value-type="float" office:value="12" calcext:value-type="float">
            <text:p>12</text:p>
          </table:table-cell>
          <table:table-cell table:formula="of:=LOG10([.A316])" office:value-type="float" office:value="2.49136169383427" calcext:value-type="float">
            <text:p>2.49136169383427</text:p>
          </table:table-cell>
          <table:table-cell/>
          <table:table-cell table:formula="of:=LOG10([.C316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ucture</text:p>
          </table:table-cell>
          <table:table-cell office:value-type="float" office:value="12" calcext:value-type="float">
            <text:p>12</text:p>
          </table:table-cell>
          <table:table-cell table:formula="of:=LOG10([.A317])" office:value-type="float" office:value="2.49276038902684" calcext:value-type="float">
            <text:p>2.49276038902684</text:p>
          </table:table-cell>
          <table:table-cell/>
          <table:table-cell table:formula="of:=LOG10([.C317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razilian</text:p>
          </table:table-cell>
          <table:table-cell office:value-type="float" office:value="12" calcext:value-type="float">
            <text:p>12</text:p>
          </table:table-cell>
          <table:table-cell table:formula="of:=LOG10([.A318])" office:value-type="float" office:value="2.49415459401844" calcext:value-type="float">
            <text:p>2.49415459401844</text:p>
          </table:table-cell>
          <table:table-cell/>
          <table:table-cell table:formula="of:=LOG10([.C318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yr</text:p>
          </table:table-cell>
          <table:table-cell office:value-type="float" office:value="12" calcext:value-type="float">
            <text:p>12</text:p>
          </table:table-cell>
          <table:table-cell table:formula="of:=LOG10([.A319])" office:value-type="float" office:value="2.49554433754645" calcext:value-type="float">
            <text:p>2.49554433754645</text:p>
          </table:table-cell>
          <table:table-cell/>
          <table:table-cell table:formula="of:=LOG10([.C319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ussian</text:p>
          </table:table-cell>
          <table:table-cell office:value-type="float" office:value="12" calcext:value-type="float">
            <text:p>12</text:p>
          </table:table-cell>
          <table:table-cell table:formula="of:=LOG10([.A320])" office:value-type="float" office:value="2.49692964807321" calcext:value-type="float">
            <text:p>2.49692964807321</text:p>
          </table:table-cell>
          <table:table-cell/>
          <table:table-cell table:formula="of:=LOG10([.C320])" office:value-type="float" office:value="1.07918124604762" calcext:value-type="float">
            <text:p>1.0791812460476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order</text:p>
          </table:table-cell>
          <table:table-cell office:value-type="float" office:value="11" calcext:value-type="float">
            <text:p>11</text:p>
          </table:table-cell>
          <table:table-cell table:formula="of:=LOG10([.A321])" office:value-type="float" office:value="2.4983105537896" calcext:value-type="float">
            <text:p>2.4983105537896</text:p>
          </table:table-cell>
          <table:table-cell/>
          <table:table-cell table:formula="of:=LOG10([.C321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rocessing</text:p>
          </table:table-cell>
          <table:table-cell office:value-type="float" office:value="11" calcext:value-type="float">
            <text:p>11</text:p>
          </table:table-cell>
          <table:table-cell table:formula="of:=LOG10([.A322])" office:value-type="float" office:value="2.4996870826184" calcext:value-type="float">
            <text:p>2.4996870826184</text:p>
          </table:table-cell>
          <table:table-cell/>
          <table:table-cell table:formula="of:=LOG10([.C322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esponsible</text:p>
          </table:table-cell>
          <table:table-cell office:value-type="float" office:value="11" calcext:value-type="float">
            <text:p>11</text:p>
          </table:table-cell>
          <table:table-cell table:formula="of:=LOG10([.A323])" office:value-type="float" office:value="2.50105926221775" calcext:value-type="float">
            <text:p>2.50105926221775</text:p>
          </table:table-cell>
          <table:table-cell/>
          <table:table-cell table:formula="of:=LOG10([.C323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ncel</text:p>
          </table:table-cell>
          <table:table-cell office:value-type="float" office:value="11" calcext:value-type="float">
            <text:p>11</text:p>
          </table:table-cell>
          <table:table-cell table:formula="of:=LOG10([.A324])" office:value-type="float" office:value="2.50242711998443" calcext:value-type="float">
            <text:p>2.50242711998443</text:p>
          </table:table-cell>
          <table:table-cell/>
          <table:table-cell table:formula="of:=LOG10([.C324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lated</text:p>
          </table:table-cell>
          <table:table-cell office:value-type="float" office:value="11" calcext:value-type="float">
            <text:p>11</text:p>
          </table:table-cell>
          <table:table-cell table:formula="of:=LOG10([.A325])" office:value-type="float" office:value="2.50379068305718" calcext:value-type="float">
            <text:p>2.50379068305718</text:p>
          </table:table-cell>
          <table:table-cell/>
          <table:table-cell table:formula="of:=LOG10([.C32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umber</text:p>
          </table:table-cell>
          <table:table-cell office:value-type="float" office:value="11" calcext:value-type="float">
            <text:p>11</text:p>
          </table:table-cell>
          <table:table-cell table:formula="of:=LOG10([.A326])" office:value-type="float" office:value="2.50514997831991" calcext:value-type="float">
            <text:p>2.50514997831991</text:p>
          </table:table-cell>
          <table:table-cell/>
          <table:table-cell table:formula="of:=LOG10([.C326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sident</text:p>
          </table:table-cell>
          <table:table-cell office:value-type="float" office:value="11" calcext:value-type="float">
            <text:p>11</text:p>
          </table:table-cell>
          <table:table-cell table:formula="of:=LOG10([.A327])" office:value-type="float" office:value="2.50650503240487" calcext:value-type="float">
            <text:p>2.50650503240487</text:p>
          </table:table-cell>
          <table:table-cell/>
          <table:table-cell table:formula="of:=LOG10([.C327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 table:formula="of:=LOG10([.A328])" office:value-type="float" office:value="2.50785587169583" calcext:value-type="float">
            <text:p>2.50785587169583</text:p>
          </table:table-cell>
          <table:table-cell/>
          <table:table-cell table:formula="of:=LOG10([.C328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lace</text:p>
          </table:table-cell>
          <table:table-cell office:value-type="float" office:value="11" calcext:value-type="float">
            <text:p>11</text:p>
          </table:table-cell>
          <table:table-cell table:formula="of:=LOG10([.A329])" office:value-type="float" office:value="2.5092025223311" calcext:value-type="float">
            <text:p>2.5092025223311</text:p>
          </table:table-cell>
          <table:table-cell/>
          <table:table-cell table:formula="of:=LOG10([.C329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elieve</text:p>
          </table:table-cell>
          <table:table-cell office:value-type="float" office:value="11" calcext:value-type="float">
            <text:p>11</text:p>
          </table:table-cell>
          <table:table-cell table:formula="of:=LOG10([.A330])" office:value-type="float" office:value="2.51054501020661" calcext:value-type="float">
            <text:p>2.51054501020661</text:p>
          </table:table-cell>
          <table:table-cell/>
          <table:table-cell table:formula="of:=LOG10([.C330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arged</text:p>
          </table:table-cell>
          <table:table-cell office:value-type="float" office:value="11" calcext:value-type="float">
            <text:p>11</text:p>
          </table:table-cell>
          <table:table-cell table:formula="of:=LOG10([.A331])" office:value-type="float" office:value="2.51188336097887" calcext:value-type="float">
            <text:p>2.51188336097887</text:p>
          </table:table-cell>
          <table:table-cell/>
          <table:table-cell table:formula="of:=LOG10([.C331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ispute</text:p>
          </table:table-cell>
          <table:table-cell office:value-type="float" office:value="11" calcext:value-type="float">
            <text:p>11</text:p>
          </table:table-cell>
          <table:table-cell table:formula="of:=LOG10([.A332])" office:value-type="float" office:value="2.51321760006794" calcext:value-type="float">
            <text:p>2.51321760006794</text:p>
          </table:table-cell>
          <table:table-cell/>
          <table:table-cell table:formula="of:=LOG10([.C332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ight</text:p>
          </table:table-cell>
          <table:table-cell office:value-type="float" office:value="11" calcext:value-type="float">
            <text:p>11</text:p>
          </table:table-cell>
          <table:table-cell table:formula="of:=LOG10([.A333])" office:value-type="float" office:value="2.51454775266029" calcext:value-type="float">
            <text:p>2.51454775266029</text:p>
          </table:table-cell>
          <table:table-cell/>
          <table:table-cell table:formula="of:=LOG10([.C333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axes</text:p>
          </table:table-cell>
          <table:table-cell office:value-type="float" office:value="11" calcext:value-type="float">
            <text:p>11</text:p>
          </table:table-cell>
          <table:table-cell table:formula="of:=LOG10([.A334])" office:value-type="float" office:value="2.51587384371168" calcext:value-type="float">
            <text:p>2.51587384371168</text:p>
          </table:table-cell>
          <table:table-cell/>
          <table:table-cell table:formula="of:=LOG10([.C334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table:formula="of:=LOG10([.A335])" office:value-type="float" office:value="2.51719589794997" calcext:value-type="float">
            <text:p>2.51719589794997</text:p>
          </table:table-cell>
          <table:table-cell/>
          <table:table-cell table:formula="of:=LOG10([.C33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arketplace</text:p>
          </table:table-cell>
          <table:table-cell office:value-type="float" office:value="11" calcext:value-type="float">
            <text:p>11</text:p>
          </table:table-cell>
          <table:table-cell table:formula="of:=LOG10([.A336])" office:value-type="float" office:value="2.51851393987789" calcext:value-type="float">
            <text:p>2.51851393987789</text:p>
          </table:table-cell>
          <table:table-cell/>
          <table:table-cell table:formula="of:=LOG10([.C336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ct</text:p>
          </table:table-cell>
          <table:table-cell office:value-type="float" office:value="11" calcext:value-type="float">
            <text:p>11</text:p>
          </table:table-cell>
          <table:table-cell table:formula="of:=LOG10([.A337])" office:value-type="float" office:value="2.51982799377572" calcext:value-type="float">
            <text:p>2.51982799377572</text:p>
          </table:table-cell>
          <table:table-cell/>
          <table:table-cell table:formula="of:=LOG10([.C337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LOG10([.A338])" office:value-type="float" office:value="2.52113808370404" calcext:value-type="float">
            <text:p>2.52113808370404</text:p>
          </table:table-cell>
          <table:table-cell/>
          <table:table-cell table:formula="of:=LOG10([.C338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table:formula="of:=LOG10([.A339])" office:value-type="float" office:value="2.52244423350632" calcext:value-type="float">
            <text:p>2.52244423350632</text:p>
          </table:table-cell>
          <table:table-cell/>
          <table:table-cell table:formula="of:=LOG10([.C339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formula="of:=LOG10([.A340])" office:value-type="float" office:value="2.52374646681156" calcext:value-type="float">
            <text:p>2.52374646681156</text:p>
          </table:table-cell>
          <table:table-cell/>
          <table:table-cell table:formula="of:=LOG10([.C340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ustralian</text:p>
          </table:table-cell>
          <table:table-cell office:value-type="float" office:value="11" calcext:value-type="float">
            <text:p>11</text:p>
          </table:table-cell>
          <table:table-cell table:formula="of:=LOG10([.A341])" office:value-type="float" office:value="2.52504480703685" calcext:value-type="float">
            <text:p>2.52504480703685</text:p>
          </table:table-cell>
          <table:table-cell/>
          <table:table-cell table:formula="of:=LOG10([.C341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rl</text:p>
          </table:table-cell>
          <table:table-cell office:value-type="float" office:value="11" calcext:value-type="float">
            <text:p>11</text:p>
          </table:table-cell>
          <table:table-cell table:formula="of:=LOG10([.A342])" office:value-type="float" office:value="2.52633927738984" calcext:value-type="float">
            <text:p>2.52633927738984</text:p>
          </table:table-cell>
          <table:table-cell/>
          <table:table-cell table:formula="of:=LOG10([.C342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nadian</text:p>
          </table:table-cell>
          <table:table-cell office:value-type="float" office:value="11" calcext:value-type="float">
            <text:p>11</text:p>
          </table:table-cell>
          <table:table-cell table:formula="of:=LOG10([.A343])" office:value-type="float" office:value="2.52762990087134" calcext:value-type="float">
            <text:p>2.52762990087134</text:p>
          </table:table-cell>
          <table:table-cell/>
          <table:table-cell table:formula="of:=LOG10([.C343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anish</text:p>
          </table:table-cell>
          <table:table-cell office:value-type="float" office:value="11" calcext:value-type="float">
            <text:p>11</text:p>
          </table:table-cell>
          <table:table-cell table:formula="of:=LOG10([.A344])" office:value-type="float" office:value="2.52891670027765" calcext:value-type="float">
            <text:p>2.52891670027765</text:p>
          </table:table-cell>
          <table:table-cell/>
          <table:table-cell table:formula="of:=LOG10([.C344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ong</text:p>
          </table:table-cell>
          <table:table-cell office:value-type="float" office:value="11" calcext:value-type="float">
            <text:p>11</text:p>
          </table:table-cell>
          <table:table-cell table:formula="of:=LOG10([.A345])" office:value-type="float" office:value="2.53019969820308" calcext:value-type="float">
            <text:p>2.53019969820308</text:p>
          </table:table-cell>
          <table:table-cell/>
          <table:table-cell table:formula="of:=LOG10([.C34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kong</text:p>
          </table:table-cell>
          <table:table-cell office:value-type="float" office:value="11" calcext:value-type="float">
            <text:p>11</text:p>
          </table:table-cell>
          <table:table-cell table:formula="of:=LOG10([.A346])" office:value-type="float" office:value="2.53147891704225" calcext:value-type="float">
            <text:p>2.53147891704225</text:p>
          </table:table-cell>
          <table:table-cell/>
          <table:table-cell table:formula="of:=LOG10([.C346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sraeli</text:p>
          </table:table-cell>
          <table:table-cell office:value-type="float" office:value="11" calcext:value-type="float">
            <text:p>11</text:p>
          </table:table-cell>
          <table:table-cell table:formula="of:=LOG10([.A347])" office:value-type="float" office:value="2.5327543789925" calcext:value-type="float">
            <text:p>2.5327543789925</text:p>
          </table:table-cell>
          <table:table-cell/>
          <table:table-cell table:formula="of:=LOG10([.C347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hekel</text:p>
          </table:table-cell>
          <table:table-cell office:value-type="float" office:value="11" calcext:value-type="float">
            <text:p>11</text:p>
          </table:table-cell>
          <table:table-cell table:formula="of:=LOG10([.A348])" office:value-type="float" office:value="2.53402610605613" calcext:value-type="float">
            <text:p>2.53402610605613</text:p>
          </table:table-cell>
          <table:table-cell/>
          <table:table-cell table:formula="of:=LOG10([.C348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apanese</text:p>
          </table:table-cell>
          <table:table-cell office:value-type="float" office:value="11" calcext:value-type="float">
            <text:p>11</text:p>
          </table:table-cell>
          <table:table-cell table:formula="of:=LOG10([.A349])" office:value-type="float" office:value="2.53529412004277" calcext:value-type="float">
            <text:p>2.53529412004277</text:p>
          </table:table-cell>
          <table:table-cell/>
          <table:table-cell table:formula="of:=LOG10([.C349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yen</text:p>
          </table:table-cell>
          <table:table-cell office:value-type="float" office:value="11" calcext:value-type="float">
            <text:p>11</text:p>
          </table:table-cell>
          <table:table-cell table:formula="of:=LOG10([.A350])" office:value-type="float" office:value="2.53655844257153" calcext:value-type="float">
            <text:p>2.53655844257153</text:p>
          </table:table-cell>
          <table:table-cell/>
          <table:table-cell table:formula="of:=LOG10([.C350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exican</text:p>
          </table:table-cell>
          <table:table-cell office:value-type="float" office:value="11" calcext:value-type="float">
            <text:p>11</text:p>
          </table:table-cell>
          <table:table-cell table:formula="of:=LOG10([.A351])" office:value-type="float" office:value="2.53781909507327" calcext:value-type="float">
            <text:p>2.53781909507327</text:p>
          </table:table-cell>
          <table:table-cell/>
          <table:table-cell table:formula="of:=LOG10([.C351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zealand</text:p>
          </table:table-cell>
          <table:table-cell office:value-type="float" office:value="11" calcext:value-type="float">
            <text:p>11</text:p>
          </table:table-cell>
          <table:table-cell table:formula="of:=LOG10([.A352])" office:value-type="float" office:value="2.53907609879278" calcext:value-type="float">
            <text:p>2.53907609879278</text:p>
          </table:table-cell>
          <table:table-cell/>
          <table:table-cell table:formula="of:=LOG10([.C352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orwegian</text:p>
          </table:table-cell>
          <table:table-cell office:value-type="float" office:value="11" calcext:value-type="float">
            <text:p>11</text:p>
          </table:table-cell>
          <table:table-cell table:formula="of:=LOG10([.A353])" office:value-type="float" office:value="2.54032947479087" calcext:value-type="float">
            <text:p>2.54032947479087</text:p>
          </table:table-cell>
          <table:table-cell/>
          <table:table-cell table:formula="of:=LOG10([.C353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hilippine</text:p>
          </table:table-cell>
          <table:table-cell office:value-type="float" office:value="11" calcext:value-type="float">
            <text:p>11</text:p>
          </table:table-cell>
          <table:table-cell table:formula="of:=LOG10([.A354])" office:value-type="float" office:value="2.54157924394658" calcext:value-type="float">
            <text:p>2.54157924394658</text:p>
          </table:table-cell>
          <table:table-cell/>
          <table:table-cell table:formula="of:=LOG10([.C354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olish</text:p>
          </table:table-cell>
          <table:table-cell office:value-type="float" office:value="11" calcext:value-type="float">
            <text:p>11</text:p>
          </table:table-cell>
          <table:table-cell table:formula="of:=LOG10([.A355])" office:value-type="float" office:value="2.54282542695918" calcext:value-type="float">
            <text:p>2.54282542695918</text:p>
          </table:table-cell>
          <table:table-cell/>
          <table:table-cell table:formula="of:=LOG10([.C35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zloty</text:p>
          </table:table-cell>
          <table:table-cell office:value-type="float" office:value="11" calcext:value-type="float">
            <text:p>11</text:p>
          </table:table-cell>
          <table:table-cell table:formula="of:=LOG10([.A356])" office:value-type="float" office:value="2.54406804435028" calcext:value-type="float">
            <text:p>2.54406804435028</text:p>
          </table:table-cell>
          <table:table-cell/>
          <table:table-cell table:formula="of:=LOG10([.C356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table:formula="of:=LOG10([.A357])" office:value-type="float" office:value="2.54530711646582" calcext:value-type="float">
            <text:p>2.54530711646582</text:p>
          </table:table-cell>
          <table:table-cell/>
          <table:table-cell table:formula="of:=LOG10([.C357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wiss</text:p>
          </table:table-cell>
          <table:table-cell office:value-type="float" office:value="11" calcext:value-type="float">
            <text:p>11</text:p>
          </table:table-cell>
          <table:table-cell table:formula="of:=LOG10([.A358])" office:value-type="float" office:value="2.54654266347813" calcext:value-type="float">
            <text:p>2.54654266347813</text:p>
          </table:table-cell>
          <table:table-cell/>
          <table:table-cell table:formula="of:=LOG10([.C358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ranc</text:p>
          </table:table-cell>
          <table:table-cell office:value-type="float" office:value="11" calcext:value-type="float">
            <text:p>11</text:p>
          </table:table-cell>
          <table:table-cell table:formula="of:=LOG10([.A359])" office:value-type="float" office:value="2.54777470538782" calcext:value-type="float">
            <text:p>2.54777470538782</text:p>
          </table:table-cell>
          <table:table-cell/>
          <table:table-cell table:formula="of:=LOG10([.C359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hai</text:p>
          </table:table-cell>
          <table:table-cell office:value-type="float" office:value="11" calcext:value-type="float">
            <text:p>11</text:p>
          </table:table-cell>
          <table:table-cell table:formula="of:=LOG10([.A360])" office:value-type="float" office:value="2.54900326202579" calcext:value-type="float">
            <text:p>2.54900326202579</text:p>
          </table:table-cell>
          <table:table-cell/>
          <table:table-cell table:formula="of:=LOG10([.C360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aht</text:p>
          </table:table-cell>
          <table:table-cell office:value-type="float" office:value="11" calcext:value-type="float">
            <text:p>11</text:p>
          </table:table-cell>
          <table:table-cell table:formula="of:=LOG10([.A361])" office:value-type="float" office:value="2.55022835305509" calcext:value-type="float">
            <text:p>2.55022835305509</text:p>
          </table:table-cell>
          <table:table-cell/>
          <table:table-cell table:formula="of:=LOG10([.C361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LOG10([.A362])" office:value-type="float" office:value="2.55144999797288" calcext:value-type="float">
            <text:p>2.55144999797288</text:p>
          </table:table-cell>
          <table:table-cell/>
          <table:table-cell table:formula="of:=LOG10([.C362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onditions</text:p>
          </table:table-cell>
          <table:table-cell office:value-type="float" office:value="10" calcext:value-type="float">
            <text:p>10</text:p>
          </table:table-cell>
          <table:table-cell table:formula="of:=LOG10([.A363])" office:value-type="float" office:value="2.55266821611219" calcext:value-type="float">
            <text:p>2.55266821611219</text:p>
          </table:table-cell>
          <table:table-cell/>
          <table:table-cell table:formula="of:=LOG10([.C36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anges</text:p>
          </table:table-cell>
          <table:table-cell office:value-type="float" office:value="10" calcext:value-type="float">
            <text:p>10</text:p>
          </table:table-cell>
          <table:table-cell table:formula="of:=LOG10([.A364])" office:value-type="float" office:value="2.55388302664387" calcext:value-type="float">
            <text:p>2.55388302664387</text:p>
          </table:table-cell>
          <table:table-cell/>
          <table:table-cell table:formula="of:=LOG10([.C36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urpose</text:p>
          </table:table-cell>
          <table:table-cell office:value-type="float" office:value="10" calcext:value-type="float">
            <text:p>10</text:p>
          </table:table-cell>
          <table:table-cell table:formula="of:=LOG10([.A365])" office:value-type="float" office:value="2.55509444857832" calcext:value-type="float">
            <text:p>2.55509444857832</text:p>
          </table:table-cell>
          <table:table-cell/>
          <table:table-cell table:formula="of:=LOG10([.C36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irectly</text:p>
          </table:table-cell>
          <table:table-cell office:value-type="float" office:value="10" calcext:value-type="float">
            <text:p>10</text:p>
          </table:table-cell>
          <table:table-cell table:formula="of:=LOG10([.A366])" office:value-type="float" office:value="2.55630250076729" calcext:value-type="float">
            <text:p>2.55630250076729</text:p>
          </table:table-cell>
          <table:table-cell/>
          <table:table-cell table:formula="of:=LOG10([.C36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se</text:p>
          </table:table-cell>
          <table:table-cell office:value-type="float" office:value="10" calcext:value-type="float">
            <text:p>10</text:p>
          </table:table-cell>
          <table:table-cell table:formula="of:=LOG10([.A367])" office:value-type="float" office:value="2.55750720190566" calcext:value-type="float">
            <text:p>2.55750720190566</text:p>
          </table:table-cell>
          <table:table-cell/>
          <table:table-cell table:formula="of:=LOG10([.C36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eps</text:p>
          </table:table-cell>
          <table:table-cell office:value-type="float" office:value="10" calcext:value-type="float">
            <text:p>10</text:p>
          </table:table-cell>
          <table:table-cell table:formula="of:=LOG10([.A368])" office:value-type="float" office:value="2.55870857053317" calcext:value-type="float">
            <text:p>2.55870857053317</text:p>
          </table:table-cell>
          <table:table-cell/>
          <table:table-cell table:formula="of:=LOG10([.C36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ive</text:p>
          </table:table-cell>
          <table:table-cell office:value-type="float" office:value="10" calcext:value-type="float">
            <text:p>10</text:p>
          </table:table-cell>
          <table:table-cell table:formula="of:=LOG10([.A369])" office:value-type="float" office:value="2.55990662503611" calcext:value-type="float">
            <text:p>2.55990662503611</text:p>
          </table:table-cell>
          <table:table-cell/>
          <table:table-cell table:formula="of:=LOG10([.C36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mail</text:p>
          </table:table-cell>
          <table:table-cell office:value-type="float" office:value="10" calcext:value-type="float">
            <text:p>10</text:p>
          </table:table-cell>
          <table:table-cell table:formula="of:=LOG10([.A370])" office:value-type="float" office:value="2.56110138364906" calcext:value-type="float">
            <text:p>2.56110138364906</text:p>
          </table:table-cell>
          <table:table-cell/>
          <table:table-cell table:formula="of:=LOG10([.C37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ant</text:p>
          </table:table-cell>
          <table:table-cell office:value-type="float" office:value="10" calcext:value-type="float">
            <text:p>10</text:p>
          </table:table-cell>
          <table:table-cell table:formula="of:=LOG10([.A371])" office:value-type="float" office:value="2.56229286445647" calcext:value-type="float">
            <text:p>2.56229286445647</text:p>
          </table:table-cell>
          <table:table-cell/>
          <table:table-cell table:formula="of:=LOG10([.C3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ermission</text:p>
          </table:table-cell>
          <table:table-cell office:value-type="float" office:value="10" calcext:value-type="float">
            <text:p>10</text:p>
          </table:table-cell>
          <table:table-cell table:formula="of:=LOG10([.A372])" office:value-type="float" office:value="2.56348108539441" calcext:value-type="float">
            <text:p>2.56348108539441</text:p>
          </table:table-cell>
          <table:table-cell/>
          <table:table-cell table:formula="of:=LOG10([.C37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reach</text:p>
          </table:table-cell>
          <table:table-cell office:value-type="float" office:value="10" calcext:value-type="float">
            <text:p>10</text:p>
          </table:table-cell>
          <table:table-cell table:formula="of:=LOG10([.A373])" office:value-type="float" office:value="2.56466606425209" calcext:value-type="float">
            <text:p>2.56466606425209</text:p>
          </table:table-cell>
          <table:table-cell/>
          <table:table-cell table:formula="of:=LOG10([.C37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xcept</text:p>
          </table:table-cell>
          <table:table-cell office:value-type="float" office:value="10" calcext:value-type="float">
            <text:p>10</text:p>
          </table:table-cell>
          <table:table-cell table:formula="of:=LOG10([.A374])" office:value-type="float" office:value="2.56584781867352" calcext:value-type="float">
            <text:p>2.56584781867352</text:p>
          </table:table-cell>
          <table:table-cell/>
          <table:table-cell table:formula="of:=LOG10([.C37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aws</text:p>
          </table:table-cell>
          <table:table-cell office:value-type="float" office:value="10" calcext:value-type="float">
            <text:p>10</text:p>
          </table:table-cell>
          <table:table-cell table:formula="of:=LOG10([.A375])" office:value-type="float" office:value="2.56702636615906" calcext:value-type="float">
            <text:p>2.56702636615906</text:p>
          </table:table-cell>
          <table:table-cell/>
          <table:table-cell table:formula="of:=LOG10([.C37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vent</text:p>
          </table:table-cell>
          <table:table-cell office:value-type="float" office:value="10" calcext:value-type="float">
            <text:p>10</text:p>
          </table:table-cell>
          <table:table-cell table:formula="of:=LOG10([.A376])" office:value-type="float" office:value="2.56820172406699" calcext:value-type="float">
            <text:p>2.56820172406699</text:p>
          </table:table-cell>
          <table:table-cell/>
          <table:table-cell table:formula="of:=LOG10([.C37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formula="of:=LOG10([.A377])" office:value-type="float" office:value="2.56937390961505" calcext:value-type="float">
            <text:p>2.56937390961505</text:p>
          </table:table-cell>
          <table:table-cell/>
          <table:table-cell table:formula="of:=LOG10([.C37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table:formula="of:=LOG10([.A378])" office:value-type="float" office:value="2.5705429398819" calcext:value-type="float">
            <text:p>2.5705429398819</text:p>
          </table:table-cell>
          <table:table-cell/>
          <table:table-cell table:formula="of:=LOG10([.C37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iven</text:p>
          </table:table-cell>
          <table:table-cell office:value-type="float" office:value="10" calcext:value-type="float">
            <text:p>10</text:p>
          </table:table-cell>
          <table:table-cell table:formula="of:=LOG10([.A379])" office:value-type="float" office:value="2.57170883180869" calcext:value-type="float">
            <text:p>2.57170883180869</text:p>
          </table:table-cell>
          <table:table-cell/>
          <table:table-cell table:formula="of:=LOG10([.C37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truct</text:p>
          </table:table-cell>
          <table:table-cell office:value-type="float" office:value="10" calcext:value-type="float">
            <text:p>10</text:p>
          </table:table-cell>
          <table:table-cell table:formula="of:=LOG10([.A380])" office:value-type="float" office:value="2.57287160220048" calcext:value-type="float">
            <text:p>2.57287160220048</text:p>
          </table:table-cell>
          <table:table-cell/>
          <table:table-cell table:formula="of:=LOG10([.C38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formula="of:=LOG10([.A381])" office:value-type="float" office:value="2.57403126772772" calcext:value-type="float">
            <text:p>2.57403126772772</text:p>
          </table:table-cell>
          <table:table-cell/>
          <table:table-cell table:formula="of:=LOG10([.C38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nnot</text:p>
          </table:table-cell>
          <table:table-cell office:value-type="float" office:value="10" calcext:value-type="float">
            <text:p>10</text:p>
          </table:table-cell>
          <table:table-cell table:formula="of:=LOG10([.A382])" office:value-type="float" office:value="2.57518784492766" calcext:value-type="float">
            <text:p>2.57518784492766</text:p>
          </table:table-cell>
          <table:table-cell/>
          <table:table-cell table:formula="of:=LOG10([.C38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ccept</text:p>
          </table:table-cell>
          <table:table-cell office:value-type="float" office:value="10" calcext:value-type="float">
            <text:p>10</text:p>
          </table:table-cell>
          <table:table-cell table:formula="of:=LOG10([.A383])" office:value-type="float" office:value="2.57634135020579" calcext:value-type="float">
            <text:p>2.57634135020579</text:p>
          </table:table-cell>
          <table:table-cell/>
          <table:table-cell table:formula="of:=LOG10([.C38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inked</text:p>
          </table:table-cell>
          <table:table-cell office:value-type="float" office:value="10" calcext:value-type="float">
            <text:p>10</text:p>
          </table:table-cell>
          <table:table-cell table:formula="of:=LOG10([.A384])" office:value-type="float" office:value="2.57749179983722" calcext:value-type="float">
            <text:p>2.57749179983722</text:p>
          </table:table-cell>
          <table:table-cell/>
          <table:table-cell table:formula="of:=LOG10([.C38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id</text:p>
          </table:table-cell>
          <table:table-cell office:value-type="float" office:value="10" calcext:value-type="float">
            <text:p>10</text:p>
          </table:table-cell>
          <table:table-cell table:formula="of:=LOG10([.A385])" office:value-type="float" office:value="2.57863920996807" calcext:value-type="float">
            <text:p>2.57863920996807</text:p>
          </table:table-cell>
          <table:table-cell/>
          <table:table-cell table:formula="of:=LOG10([.C3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ollows</text:p>
          </table:table-cell>
          <table:table-cell office:value-type="float" office:value="10" calcext:value-type="float">
            <text:p>10</text:p>
          </table:table-cell>
          <table:table-cell table:formula="of:=LOG10([.A386])" office:value-type="float" office:value="2.57978359661681" calcext:value-type="float">
            <text:p>2.57978359661681</text:p>
          </table:table-cell>
          <table:table-cell/>
          <table:table-cell table:formula="of:=LOG10([.C38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ounds</text:p>
          </table:table-cell>
          <table:table-cell office:value-type="float" office:value="10" calcext:value-type="float">
            <text:p>10</text:p>
          </table:table-cell>
          <table:table-cell table:formula="of:=LOG10([.A387])" office:value-type="float" office:value="2.58092497567562" calcext:value-type="float">
            <text:p>2.58092497567562</text:p>
          </table:table-cell>
          <table:table-cell/>
          <table:table-cell table:formula="of:=LOG10([.C38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erling</text:p>
          </table:table-cell>
          <table:table-cell office:value-type="float" office:value="10" calcext:value-type="float">
            <text:p>10</text:p>
          </table:table-cell>
          <table:table-cell table:formula="of:=LOG10([.A388])" office:value-type="float" office:value="2.58206336291171" calcext:value-type="float">
            <text:p>2.58206336291171</text:p>
          </table:table-cell>
          <table:table-cell/>
          <table:table-cell table:formula="of:=LOG10([.C38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nsent</text:p>
          </table:table-cell>
          <table:table-cell office:value-type="float" office:value="10" calcext:value-type="float">
            <text:p>10</text:p>
          </table:table-cell>
          <table:table-cell table:formula="of:=LOG10([.A389])" office:value-type="float" office:value="2.58319877396862" calcext:value-type="float">
            <text:p>2.58319877396862</text:p>
          </table:table-cell>
          <table:table-cell/>
          <table:table-cell table:formula="of:=LOG10([.C38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ia</text:p>
          </table:table-cell>
          <table:table-cell office:value-type="float" office:value="10" calcext:value-type="float">
            <text:p>10</text:p>
          </table:table-cell>
          <table:table-cell table:formula="of:=LOG10([.A390])" office:value-type="float" office:value="2.58433122436753" calcext:value-type="float">
            <text:p>2.58433122436753</text:p>
          </table:table-cell>
          <table:table-cell/>
          <table:table-cell table:formula="of:=LOG10([.C39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ellers</text:p>
          </table:table-cell>
          <table:table-cell office:value-type="float" office:value="10" calcext:value-type="float">
            <text:p>10</text:p>
          </table:table-cell>
          <table:table-cell table:formula="of:=LOG10([.A391])" office:value-type="float" office:value="2.5854607295085" calcext:value-type="float">
            <text:p>2.5854607295085</text:p>
          </table:table-cell>
          <table:table-cell/>
          <table:table-cell table:formula="of:=LOG10([.C39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laims</text:p>
          </table:table-cell>
          <table:table-cell office:value-type="float" office:value="10" calcext:value-type="float">
            <text:p>10</text:p>
          </table:table-cell>
          <table:table-cell table:formula="of:=LOG10([.A392])" office:value-type="float" office:value="2.58658730467176" calcext:value-type="float">
            <text:p>2.58658730467176</text:p>
          </table:table-cell>
          <table:table-cell/>
          <table:table-cell table:formula="of:=LOG10([.C3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ircumstances</text:p>
          </table:table-cell>
          <table:table-cell office:value-type="float" office:value="10" calcext:value-type="float">
            <text:p>10</text:p>
          </table:table-cell>
          <table:table-cell table:formula="of:=LOG10([.A393])" office:value-type="float" office:value="2.58771096501891" calcext:value-type="float">
            <text:p>2.58771096501891</text:p>
          </table:table-cell>
          <table:table-cell/>
          <table:table-cell table:formula="of:=LOG10([.C39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inancial</text:p>
          </table:table-cell>
          <table:table-cell office:value-type="float" office:value="10" calcext:value-type="float">
            <text:p>10</text:p>
          </table:table-cell>
          <table:table-cell table:formula="of:=LOG10([.A394])" office:value-type="float" office:value="2.58883172559421" calcext:value-type="float">
            <text:p>2.58883172559421</text:p>
          </table:table-cell>
          <table:table-cell/>
          <table:table-cell table:formula="of:=LOG10([.C39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table:formula="of:=LOG10([.A395])" office:value-type="float" office:value="2.58994960132571" calcext:value-type="float">
            <text:p>2.58994960132571</text:p>
          </table:table-cell>
          <table:table-cell/>
          <table:table-cell table:formula="of:=LOG10([.C3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er</text:p>
          </table:table-cell>
          <table:table-cell office:value-type="float" office:value="10" calcext:value-type="float">
            <text:p>10</text:p>
          </table:table-cell>
          <table:table-cell table:formula="of:=LOG10([.A396])" office:value-type="float" office:value="2.5910646070265" calcext:value-type="float">
            <text:p>2.5910646070265</text:p>
          </table:table-cell>
          <table:table-cell/>
          <table:table-cell table:formula="of:=LOG10([.C39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table:formula="of:=LOG10([.A397])" office:value-type="float" office:value="2.59217675739587" calcext:value-type="float">
            <text:p>2.59217675739587</text:p>
          </table:table-cell>
          <table:table-cell/>
          <table:table-cell table:formula="of:=LOG10([.C39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alaysian</text:p>
          </table:table-cell>
          <table:table-cell office:value-type="float" office:value="10" calcext:value-type="float">
            <text:p>10</text:p>
          </table:table-cell>
          <table:table-cell table:formula="of:=LOG10([.A398])" office:value-type="float" office:value="2.59328606702046" calcext:value-type="float">
            <text:p>2.59328606702046</text:p>
          </table:table-cell>
          <table:table-cell/>
          <table:table-cell table:formula="of:=LOG10([.C39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inggit</text:p>
          </table:table-cell>
          <table:table-cell office:value-type="float" office:value="10" calcext:value-type="float">
            <text:p>10</text:p>
          </table:table-cell>
          <table:table-cell table:formula="of:=LOG10([.A399])" office:value-type="float" office:value="2.59439255037543" calcext:value-type="float">
            <text:p>2.59439255037543</text:p>
          </table:table-cell>
          <table:table-cell/>
          <table:table-cell table:formula="of:=LOG10([.C39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wd</text:p>
          </table:table-cell>
          <table:table-cell office:value-type="float" office:value="10" calcext:value-type="float">
            <text:p>10</text:p>
          </table:table-cell>
          <table:table-cell table:formula="of:=LOG10([.A400])" office:value-type="float" office:value="2.59549622182557" calcext:value-type="float">
            <text:p>2.59549622182557</text:p>
          </table:table-cell>
          <table:table-cell/>
          <table:table-cell table:formula="of:=LOG10([.C40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formula="of:=LOG10([.A401])" office:value-type="float" office:value="2.59659709562646" calcext:value-type="float">
            <text:p>2.59659709562646</text:p>
          </table:table-cell>
          <table:table-cell/>
          <table:table-cell table:formula="of:=LOG10([.C401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dditional</text:p>
          </table:table-cell>
          <table:table-cell office:value-type="float" office:value="9" calcext:value-type="float">
            <text:p>9</text:p>
          </table:table-cell>
          <table:table-cell table:formula="of:=LOG10([.A402])" office:value-type="float" office:value="2.59769518592551" calcext:value-type="float">
            <text:p>2.59769518592551</text:p>
          </table:table-cell>
          <table:table-cell/>
          <table:table-cell table:formula="of:=LOG10([.C402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website</text:p>
          </table:table-cell>
          <table:table-cell office:value-type="float" office:value="9" calcext:value-type="float">
            <text:p>9</text:p>
          </table:table-cell>
          <table:table-cell table:formula="of:=LOG10([.A403])" office:value-type="float" office:value="2.59879050676312" calcext:value-type="float">
            <text:p>2.59879050676312</text:p>
          </table:table-cell>
          <table:table-cell/>
          <table:table-cell table:formula="of:=LOG10([.C403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lose</text:p>
          </table:table-cell>
          <table:table-cell office:value-type="float" office:value="9" calcext:value-type="float">
            <text:p>9</text:p>
          </table:table-cell>
          <table:table-cell table:formula="of:=LOG10([.A404])" office:value-type="float" office:value="2.59988307207369" calcext:value-type="float">
            <text:p>2.59988307207369</text:p>
          </table:table-cell>
          <table:table-cell/>
          <table:table-cell table:formula="of:=LOG10([.C404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elating</text:p>
          </table:table-cell>
          <table:table-cell office:value-type="float" office:value="9" calcext:value-type="float">
            <text:p>9</text:p>
          </table:table-cell>
          <table:table-cell table:formula="of:=LOG10([.A405])" office:value-type="float" office:value="2.60097289568675" calcext:value-type="float">
            <text:p>2.60097289568675</text:p>
          </table:table-cell>
          <table:table-cell/>
          <table:table-cell table:formula="of:=LOG10([.C405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les</text:p>
          </table:table-cell>
          <table:table-cell office:value-type="float" office:value="9" calcext:value-type="float">
            <text:p>9</text:p>
          </table:table-cell>
          <table:table-cell table:formula="of:=LOG10([.A406])" office:value-type="float" office:value="2.60205999132796" calcext:value-type="float">
            <text:p>2.60205999132796</text:p>
          </table:table-cell>
          <table:table-cell/>
          <table:table-cell table:formula="of:=LOG10([.C406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cessed</text:p>
          </table:table-cell>
          <table:table-cell office:value-type="float" office:value="9" calcext:value-type="float">
            <text:p>9</text:p>
          </table:table-cell>
          <table:table-cell table:formula="of:=LOG10([.A407])" office:value-type="float" office:value="2.60314437262018" calcext:value-type="float">
            <text:p>2.60314437262018</text:p>
          </table:table-cell>
          <table:table-cell/>
          <table:table-cell table:formula="of:=LOG10([.C407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eing</text:p>
          </table:table-cell>
          <table:table-cell office:value-type="float" office:value="9" calcext:value-type="float">
            <text:p>9</text:p>
          </table:table-cell>
          <table:table-cell table:formula="of:=LOG10([.A408])" office:value-type="float" office:value="2.60422605308447" calcext:value-type="float">
            <text:p>2.60422605308447</text:p>
          </table:table-cell>
          <table:table-cell/>
          <table:table-cell table:formula="of:=LOG10([.C408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eep</text:p>
          </table:table-cell>
          <table:table-cell office:value-type="float" office:value="9" calcext:value-type="float">
            <text:p>9</text:p>
          </table:table-cell>
          <table:table-cell table:formula="of:=LOG10([.A409])" office:value-type="float" office:value="2.60530504614111" calcext:value-type="float">
            <text:p>2.60530504614111</text:p>
          </table:table-cell>
          <table:table-cell/>
          <table:table-cell table:formula="of:=LOG10([.C409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cknowledge</text:p>
          </table:table-cell>
          <table:table-cell office:value-type="float" office:value="9" calcext:value-type="float">
            <text:p>9</text:p>
          </table:table-cell>
          <table:table-cell table:formula="of:=LOG10([.A410])" office:value-type="float" office:value="2.60638136511061" calcext:value-type="float">
            <text:p>2.60638136511061</text:p>
          </table:table-cell>
          <table:table-cell/>
          <table:table-cell table:formula="of:=LOG10([.C410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isclose</text:p>
          </table:table-cell>
          <table:table-cell office:value-type="float" office:value="9" calcext:value-type="float">
            <text:p>9</text:p>
          </table:table-cell>
          <table:table-cell table:formula="of:=LOG10([.A411])" office:value-type="float" office:value="2.60745502321467" calcext:value-type="float">
            <text:p>2.60745502321467</text:p>
          </table:table-cell>
          <table:table-cell/>
          <table:table-cell table:formula="of:=LOG10([.C411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ecessary</text:p>
          </table:table-cell>
          <table:table-cell office:value-type="float" office:value="9" calcext:value-type="float">
            <text:p>9</text:p>
          </table:table-cell>
          <table:table-cell table:formula="of:=LOG10([.A412])" office:value-type="float" office:value="2.60852603357719" calcext:value-type="float">
            <text:p>2.60852603357719</text:p>
          </table:table-cell>
          <table:table-cell/>
          <table:table-cell table:formula="of:=LOG10([.C412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elp</text:p>
          </table:table-cell>
          <table:table-cell office:value-type="float" office:value="9" calcext:value-type="float">
            <text:p>9</text:p>
          </table:table-cell>
          <table:table-cell table:formula="of:=LOG10([.A413])" office:value-type="float" office:value="2.60959440922522" calcext:value-type="float">
            <text:p>2.60959440922522</text:p>
          </table:table-cell>
          <table:table-cell/>
          <table:table-cell table:formula="of:=LOG10([.C413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rotect</text:p>
          </table:table-cell>
          <table:table-cell office:value-type="float" office:value="9" calcext:value-type="float">
            <text:p>9</text:p>
          </table:table-cell>
          <table:table-cell table:formula="of:=LOG10([.A414])" office:value-type="float" office:value="2.61066016308988" calcext:value-type="float">
            <text:p>2.61066016308988</text:p>
          </table:table-cell>
          <table:table-cell/>
          <table:table-cell table:formula="of:=LOG10([.C414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obtain</text:p>
          </table:table-cell>
          <table:table-cell office:value-type="float" office:value="9" calcext:value-type="float">
            <text:p>9</text:p>
          </table:table-cell>
          <table:table-cell table:formula="of:=LOG10([.A415])" office:value-type="float" office:value="2.61172330800734" calcext:value-type="float">
            <text:p>2.61172330800734</text:p>
          </table:table-cell>
          <table:table-cell/>
          <table:table-cell table:formula="of:=LOG10([.C415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ithdrawals</text:p>
          </table:table-cell>
          <table:table-cell office:value-type="float" office:value="9" calcext:value-type="float">
            <text:p>9</text:p>
          </table:table-cell>
          <table:table-cell table:formula="of:=LOG10([.A416])" office:value-type="float" office:value="2.61278385671974" calcext:value-type="float">
            <text:p>2.61278385671974</text:p>
          </table:table-cell>
          <table:table-cell/>
          <table:table-cell table:formula="of:=LOG10([.C416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eimburse</text:p>
          </table:table-cell>
          <table:table-cell office:value-type="float" office:value="9" calcext:value-type="float">
            <text:p>9</text:p>
          </table:table-cell>
          <table:table-cell table:formula="of:=LOG10([.A417])" office:value-type="float" office:value="2.61384182187607" calcext:value-type="float">
            <text:p>2.61384182187607</text:p>
          </table:table-cell>
          <table:table-cell/>
          <table:table-cell table:formula="of:=LOG10([.C417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ecause</text:p>
          </table:table-cell>
          <table:table-cell office:value-type="float" office:value="9" calcext:value-type="float">
            <text:p>9</text:p>
          </table:table-cell>
          <table:table-cell table:formula="of:=LOG10([.A418])" office:value-type="float" office:value="2.61489721603313" calcext:value-type="float">
            <text:p>2.61489721603313</text:p>
          </table:table-cell>
          <table:table-cell/>
          <table:table-cell table:formula="of:=LOG10([.C418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omeone</text:p>
          </table:table-cell>
          <table:table-cell office:value-type="float" office:value="9" calcext:value-type="float">
            <text:p>9</text:p>
          </table:table-cell>
          <table:table-cell table:formula="of:=LOG10([.A419])" office:value-type="float" office:value="2.6159500516564" calcext:value-type="float">
            <text:p>2.6159500516564</text:p>
          </table:table-cell>
          <table:table-cell/>
          <table:table-cell table:formula="of:=LOG10([.C419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epending</text:p>
          </table:table-cell>
          <table:table-cell office:value-type="float" office:value="9" calcext:value-type="float">
            <text:p>9</text:p>
          </table:table-cell>
          <table:table-cell table:formula="of:=LOG10([.A420])" office:value-type="float" office:value="2.6170003411209" calcext:value-type="float">
            <text:p>2.6170003411209</text:p>
          </table:table-cell>
          <table:table-cell/>
          <table:table-cell table:formula="of:=LOG10([.C420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own</text:p>
          </table:table-cell>
          <table:table-cell office:value-type="float" office:value="9" calcext:value-type="float">
            <text:p>9</text:p>
          </table:table-cell>
          <table:table-cell table:formula="of:=LOG10([.A421])" office:value-type="float" office:value="2.61804809671209" calcext:value-type="float">
            <text:p>2.61804809671209</text:p>
          </table:table-cell>
          <table:table-cell/>
          <table:table-cell table:formula="of:=LOG10([.C421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esult</text:p>
          </table:table-cell>
          <table:table-cell office:value-type="float" office:value="9" calcext:value-type="float">
            <text:p>9</text:p>
          </table:table-cell>
          <table:table-cell table:formula="of:=LOG10([.A422])" office:value-type="float" office:value="2.61909333062674" calcext:value-type="float">
            <text:p>2.61909333062674</text:p>
          </table:table-cell>
          <table:table-cell/>
          <table:table-cell table:formula="of:=LOG10([.C422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argeback</text:p>
          </table:table-cell>
          <table:table-cell office:value-type="float" office:value="9" calcext:value-type="float">
            <text:p>9</text:p>
          </table:table-cell>
          <table:table-cell table:formula="of:=LOG10([.A423])" office:value-type="float" office:value="2.62013605497376" calcext:value-type="float">
            <text:p>2.62013605497376</text:p>
          </table:table-cell>
          <table:table-cell/>
          <table:table-cell table:formula="of:=LOG10([.C423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what</text:p>
          </table:table-cell>
          <table:table-cell office:value-type="float" office:value="9" calcext:value-type="float">
            <text:p>9</text:p>
          </table:table-cell>
          <table:table-cell table:formula="of:=LOG10([.A424])" office:value-type="float" office:value="2.62117628177503" calcext:value-type="float">
            <text:p>2.62117628177503</text:p>
          </table:table-cell>
          <table:table-cell/>
          <table:table-cell table:formula="of:=LOG10([.C424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history</text:p>
          </table:table-cell>
          <table:table-cell office:value-type="float" office:value="9" calcext:value-type="float">
            <text:p>9</text:p>
          </table:table-cell>
          <table:table-cell table:formula="of:=LOG10([.A425])" office:value-type="float" office:value="2.6222140229663" calcext:value-type="float">
            <text:p>2.6222140229663</text:p>
          </table:table-cell>
          <table:table-cell/>
          <table:table-cell table:formula="of:=LOG10([.C425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how</text:p>
          </table:table-cell>
          <table:table-cell office:value-type="float" office:value="9" calcext:value-type="float">
            <text:p>9</text:p>
          </table:table-cell>
          <table:table-cell table:formula="of:=LOG10([.A426])" office:value-type="float" office:value="2.6232492903979" calcext:value-type="float">
            <text:p>2.6232492903979</text:p>
          </table:table-cell>
          <table:table-cell/>
          <table:table-cell table:formula="of:=LOG10([.C426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visions</text:p>
          </table:table-cell>
          <table:table-cell office:value-type="float" office:value="9" calcext:value-type="float">
            <text:p>9</text:p>
          </table:table-cell>
          <table:table-cell table:formula="of:=LOG10([.A427])" office:value-type="float" office:value="2.62428209583567" calcext:value-type="float">
            <text:p>2.62428209583567</text:p>
          </table:table-cell>
          <table:table-cell/>
          <table:table-cell table:formula="of:=LOG10([.C427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pecific</text:p>
          </table:table-cell>
          <table:table-cell office:value-type="float" office:value="9" calcext:value-type="float">
            <text:p>9</text:p>
          </table:table-cell>
          <table:table-cell table:formula="of:=LOG10([.A428])" office:value-type="float" office:value="2.62531245096167" calcext:value-type="float">
            <text:p>2.62531245096167</text:p>
          </table:table-cell>
          <table:table-cell/>
          <table:table-cell table:formula="of:=LOG10([.C428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efuse</text:p>
          </table:table-cell>
          <table:table-cell office:value-type="float" office:value="9" calcext:value-type="float">
            <text:p>9</text:p>
          </table:table-cell>
          <table:table-cell table:formula="of:=LOG10([.A429])" office:value-type="float" office:value="2.62634036737504" calcext:value-type="float">
            <text:p>2.62634036737504</text:p>
          </table:table-cell>
          <table:table-cell/>
          <table:table-cell table:formula="of:=LOG10([.C429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 table:formula="of:=LOG10([.A430])" office:value-type="float" office:value="2.62736585659273" calcext:value-type="float">
            <text:p>2.62736585659273</text:p>
          </table:table-cell>
          <table:table-cell/>
          <table:table-cell table:formula="of:=LOG10([.C430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ustomers</text:p>
          </table:table-cell>
          <table:table-cell office:value-type="float" office:value="9" calcext:value-type="float">
            <text:p>9</text:p>
          </table:table-cell>
          <table:table-cell table:formula="of:=LOG10([.A431])" office:value-type="float" office:value="2.62838893005031" calcext:value-type="float">
            <text:p>2.62838893005031</text:p>
          </table:table-cell>
          <table:table-cell/>
          <table:table-cell table:formula="of:=LOG10([.C431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nner</text:p>
          </table:table-cell>
          <table:table-cell office:value-type="float" office:value="9" calcext:value-type="float">
            <text:p>9</text:p>
          </table:table-cell>
          <table:table-cell table:formula="of:=LOG10([.A432])" office:value-type="float" office:value="2.62940959910272" calcext:value-type="float">
            <text:p>2.62940959910272</text:p>
          </table:table-cell>
          <table:table-cell/>
          <table:table-cell table:formula="of:=LOG10([.C432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unauthorised</text:p>
          </table:table-cell>
          <table:table-cell office:value-type="float" office:value="9" calcext:value-type="float">
            <text:p>9</text:p>
          </table:table-cell>
          <table:table-cell table:formula="of:=LOG10([.A433])" office:value-type="float" office:value="2.63042787502502" calcext:value-type="float">
            <text:p>2.63042787502502</text:p>
          </table:table-cell>
          <table:table-cell/>
          <table:table-cell table:formula="of:=LOG10([.C433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damages</text:p>
          </table:table-cell>
          <table:table-cell office:value-type="float" office:value="9" calcext:value-type="float">
            <text:p>9</text:p>
          </table:table-cell>
          <table:table-cell table:formula="of:=LOG10([.A434])" office:value-type="float" office:value="2.63144376901317" calcext:value-type="float">
            <text:p>2.63144376901317</text:p>
          </table:table-cell>
          <table:table-cell/>
          <table:table-cell table:formula="of:=LOG10([.C434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hem</text:p>
          </table:table-cell>
          <table:table-cell office:value-type="float" office:value="9" calcext:value-type="float">
            <text:p>9</text:p>
          </table:table-cell>
          <table:table-cell table:formula="of:=LOG10([.A435])" office:value-type="float" office:value="2.63245729218472" calcext:value-type="float">
            <text:p>2.63245729218472</text:p>
          </table:table-cell>
          <table:table-cell/>
          <table:table-cell table:formula="of:=LOG10([.C435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interchange</text:p>
          </table:table-cell>
          <table:table-cell office:value-type="float" office:value="9" calcext:value-type="float">
            <text:p>9</text:p>
          </table:table-cell>
          <table:table-cell table:formula="of:=LOG10([.A436])" office:value-type="float" office:value="2.63346845557959" calcext:value-type="float">
            <text:p>2.63346845557959</text:p>
          </table:table-cell>
          <table:table-cell/>
          <table:table-cell table:formula="of:=LOG10([.C436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uble</text:p>
          </table:table-cell>
          <table:table-cell office:value-type="float" office:value="9" calcext:value-type="float">
            <text:p>9</text:p>
          </table:table-cell>
          <table:table-cell table:formula="of:=LOG10([.A437])" office:value-type="float" office:value="2.63447727016073" calcext:value-type="float">
            <text:p>2.63447727016073</text:p>
          </table:table-cell>
          <table:table-cell/>
          <table:table-cell table:formula="of:=LOG10([.C437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aiwan</text:p>
          </table:table-cell>
          <table:table-cell office:value-type="float" office:value="9" calcext:value-type="float">
            <text:p>9</text:p>
          </table:table-cell>
          <table:table-cell table:formula="of:=LOG10([.A438])" office:value-type="float" office:value="2.63548374681491" calcext:value-type="float">
            <text:p>2.63548374681491</text:p>
          </table:table-cell>
          <table:table-cell/>
          <table:table-cell table:formula="of:=LOG10([.C438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.k</text:p>
          </table:table-cell>
          <table:table-cell office:value-type="float" office:value="9" calcext:value-type="float">
            <text:p>9</text:p>
          </table:table-cell>
          <table:table-cell table:formula="of:=LOG10([.A439])" office:value-type="float" office:value="2.63648789635337" calcext:value-type="float">
            <text:p>2.63648789635337</text:p>
          </table:table-cell>
          <table:table-cell/>
          <table:table-cell table:formula="of:=LOG10([.C439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u.s</text:p>
          </table:table-cell>
          <table:table-cell office:value-type="float" office:value="9" calcext:value-type="float">
            <text:p>9</text:p>
          </table:table-cell>
          <table:table-cell table:formula="of:=LOG10([.A440])" office:value-type="float" office:value="2.63748972951251" calcext:value-type="float">
            <text:p>2.63748972951251</text:p>
          </table:table-cell>
          <table:table-cell/>
          <table:table-cell table:formula="of:=LOG10([.C440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LOG10([.A441])" office:value-type="float" office:value="2.63848925695464" calcext:value-type="float">
            <text:p>2.63848925695464</text:p>
          </table:table-cell>
          <table:table-cell/>
          <table:table-cell table:formula="of:=LOG10([.C441]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east</text:p>
          </table:table-cell>
          <table:table-cell office:value-type="float" office:value="8" calcext:value-type="float">
            <text:p>8</text:p>
          </table:table-cell>
          <table:table-cell table:formula="of:=LOG10([.A442])" office:value-type="float" office:value="2.63948648926859" calcext:value-type="float">
            <text:p>2.63948648926859</text:p>
          </table:table-cell>
          <table:table-cell/>
          <table:table-cell table:formula="of:=LOG10([.C442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table:formula="of:=LOG10([.A443])" office:value-type="float" office:value="2.64048143697042" calcext:value-type="float">
            <text:p>2.64048143697042</text:p>
          </table:table-cell>
          <table:table-cell/>
          <table:table-cell table:formula="of:=LOG10([.C443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uments</text:p>
          </table:table-cell>
          <table:table-cell office:value-type="float" office:value="8" calcext:value-type="float">
            <text:p>8</text:p>
          </table:table-cell>
          <table:table-cell table:formula="of:=LOG10([.A444])" office:value-type="float" office:value="2.6414741105041" calcext:value-type="float">
            <text:p>2.6414741105041</text:p>
          </table:table-cell>
          <table:table-cell/>
          <table:table-cell table:formula="of:=LOG10([.C444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greements</text:p>
          </table:table-cell>
          <table:table-cell office:value-type="float" office:value="8" calcext:value-type="float">
            <text:p>8</text:p>
          </table:table-cell>
          <table:table-cell table:formula="of:=LOG10([.A445])" office:value-type="float" office:value="2.64246452024212" calcext:value-type="float">
            <text:p>2.64246452024212</text:p>
          </table:table-cell>
          <table:table-cell/>
          <table:table-cell table:formula="of:=LOG10([.C445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hould</text:p>
          </table:table-cell>
          <table:table-cell office:value-type="float" office:value="8" calcext:value-type="float">
            <text:p>8</text:p>
          </table:table-cell>
          <table:table-cell table:formula="of:=LOG10([.A446])" office:value-type="float" office:value="2.64345267648619" calcext:value-type="float">
            <text:p>2.64345267648619</text:p>
          </table:table-cell>
          <table:table-cell/>
          <table:table-cell table:formula="of:=LOG10([.C446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egarding</text:p>
          </table:table-cell>
          <table:table-cell office:value-type="float" office:value="8" calcext:value-type="float">
            <text:p>8</text:p>
          </table:table-cell>
          <table:table-cell table:formula="of:=LOG10([.A447])" office:value-type="float" office:value="2.64443858946784" calcext:value-type="float">
            <text:p>2.64443858946784</text:p>
          </table:table-cell>
          <table:table-cell/>
          <table:table-cell table:formula="of:=LOG10([.C447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og</text:p>
          </table:table-cell>
          <table:table-cell office:value-type="float" office:value="8" calcext:value-type="float">
            <text:p>8</text:p>
          </table:table-cell>
          <table:table-cell table:formula="of:=LOG10([.A448])" office:value-type="float" office:value="2.64542226934909" calcext:value-type="float">
            <text:p>2.64542226934909</text:p>
          </table:table-cell>
          <table:table-cell/>
          <table:table-cell table:formula="of:=LOG10([.C448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roviders</text:p>
          </table:table-cell>
          <table:table-cell office:value-type="float" office:value="8" calcext:value-type="float">
            <text:p>8</text:p>
          </table:table-cell>
          <table:table-cell table:formula="of:=LOG10([.A449])" office:value-type="float" office:value="2.64640372622307" calcext:value-type="float">
            <text:p>2.64640372622307</text:p>
          </table:table-cell>
          <table:table-cell/>
          <table:table-cell table:formula="of:=LOG10([.C449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losure</text:p>
          </table:table-cell>
          <table:table-cell office:value-type="float" office:value="8" calcext:value-type="float">
            <text:p>8</text:p>
          </table:table-cell>
          <table:table-cell table:formula="of:=LOG10([.A450])" office:value-type="float" office:value="2.64738297011462" calcext:value-type="float">
            <text:p>2.64738297011462</text:p>
          </table:table-cell>
          <table:table-cell/>
          <table:table-cell table:formula="of:=LOG10([.C450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ong</text:p>
          </table:table-cell>
          <table:table-cell office:value-type="float" office:value="8" calcext:value-type="float">
            <text:p>8</text:p>
          </table:table-cell>
          <table:table-cell table:formula="of:=LOG10([.A451])" office:value-type="float" office:value="2.64836001098093" calcext:value-type="float">
            <text:p>2.64836001098093</text:p>
          </table:table-cell>
          <table:table-cell/>
          <table:table-cell table:formula="of:=LOG10([.C451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obligations</text:p>
          </table:table-cell>
          <table:table-cell office:value-type="float" office:value="8" calcext:value-type="float">
            <text:p>8</text:p>
          </table:table-cell>
          <table:table-cell table:formula="of:=LOG10([.A452])" office:value-type="float" office:value="2.64933485871214" calcext:value-type="float">
            <text:p>2.64933485871214</text:p>
          </table:table-cell>
          <table:table-cell/>
          <table:table-cell table:formula="of:=LOG10([.C452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etain</text:p>
          </table:table-cell>
          <table:table-cell office:value-type="float" office:value="8" calcext:value-type="float">
            <text:p>8</text:p>
          </table:table-cell>
          <table:table-cell table:formula="of:=LOG10([.A453])" office:value-type="float" office:value="2.65030752313194" calcext:value-type="float">
            <text:p>2.65030752313194</text:p>
          </table:table-cell>
          <table:table-cell/>
          <table:table-cell table:formula="of:=LOG10([.C453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outlined</text:p>
          </table:table-cell>
          <table:table-cell office:value-type="float" office:value="8" calcext:value-type="float">
            <text:p>8</text:p>
          </table:table-cell>
          <table:table-cell table:formula="of:=LOG10([.A454])" office:value-type="float" office:value="2.65127801399814" calcext:value-type="float">
            <text:p>2.65127801399814</text:p>
          </table:table-cell>
          <table:table-cell/>
          <table:table-cell table:formula="of:=LOG10([.C454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articular</text:p>
          </table:table-cell>
          <table:table-cell office:value-type="float" office:value="8" calcext:value-type="float">
            <text:p>8</text:p>
          </table:table-cell>
          <table:table-cell table:formula="of:=LOG10([.A455])" office:value-type="float" office:value="2.65224634100332" calcext:value-type="float">
            <text:p>2.65224634100332</text:p>
          </table:table-cell>
          <table:table-cell/>
          <table:table-cell table:formula="of:=LOG10([.C455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.g</text:p>
          </table:table-cell>
          <table:table-cell office:value-type="float" office:value="8" calcext:value-type="float">
            <text:p>8</text:p>
          </table:table-cell>
          <table:table-cell table:formula="of:=LOG10([.A456])" office:value-type="float" office:value="2.65321251377534" calcext:value-type="float">
            <text:p>2.65321251377534</text:p>
          </table:table-cell>
          <table:table-cell/>
          <table:table-cell table:formula="of:=LOG10([.C456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ts</text:p>
          </table:table-cell>
          <table:table-cell office:value-type="float" office:value="8" calcext:value-type="float">
            <text:p>8</text:p>
          </table:table-cell>
          <table:table-cell table:formula="of:=LOG10([.A457])" office:value-type="float" office:value="2.65417654187796" calcext:value-type="float">
            <text:p>2.65417654187796</text:p>
          </table:table-cell>
          <table:table-cell/>
          <table:table-cell table:formula="of:=LOG10([.C457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LOG10([.A458])" office:value-type="float" office:value="2.65513843481138" calcext:value-type="float">
            <text:p>2.65513843481138</text:p>
          </table:table-cell>
          <table:table-cell/>
          <table:table-cell table:formula="of:=LOG10([.C458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lus</text:p>
          </table:table-cell>
          <table:table-cell office:value-type="float" office:value="8" calcext:value-type="float">
            <text:p>8</text:p>
          </table:table-cell>
          <table:table-cell table:formula="of:=LOG10([.A459])" office:value-type="float" office:value="2.65609820201283" calcext:value-type="float">
            <text:p>2.65609820201283</text:p>
          </table:table-cell>
          <table:table-cell/>
          <table:table-cell table:formula="of:=LOG10([.C459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ttempt</text:p>
          </table:table-cell>
          <table:table-cell office:value-type="float" office:value="8" calcext:value-type="float">
            <text:p>8</text:p>
          </table:table-cell>
          <table:table-cell table:formula="of:=LOG10([.A460])" office:value-type="float" office:value="2.6570558528571" calcext:value-type="float">
            <text:p>2.6570558528571</text:p>
          </table:table-cell>
          <table:table-cell/>
          <table:table-cell table:formula="of:=LOG10([.C460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esulting</text:p>
          </table:table-cell>
          <table:table-cell office:value-type="float" office:value="8" calcext:value-type="float">
            <text:p>8</text:p>
          </table:table-cell>
          <table:table-cell table:formula="of:=LOG10([.A461])" office:value-type="float" office:value="2.65801139665711" calcext:value-type="float">
            <text:p>2.65801139665711</text:p>
          </table:table-cell>
          <table:table-cell/>
          <table:table-cell table:formula="of:=LOG10([.C461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equirements</text:p>
          </table:table-cell>
          <table:table-cell office:value-type="float" office:value="8" calcext:value-type="float">
            <text:p>8</text:p>
          </table:table-cell>
          <table:table-cell table:formula="of:=LOG10([.A462])" office:value-type="float" office:value="2.65896484266444" calcext:value-type="float">
            <text:p>2.65896484266444</text:p>
          </table:table-cell>
          <table:table-cell/>
          <table:table-cell table:formula="of:=LOG10([.C462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andard</text:p>
          </table:table-cell>
          <table:table-cell office:value-type="float" office:value="8" calcext:value-type="float">
            <text:p>8</text:p>
          </table:table-cell>
          <table:table-cell table:formula="of:=LOG10([.A463])" office:value-type="float" office:value="2.65991620006985" calcext:value-type="float">
            <text:p>2.65991620006985</text:p>
          </table:table-cell>
          <table:table-cell/>
          <table:table-cell table:formula="of:=LOG10([.C463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oss</text:p>
          </table:table-cell>
          <table:table-cell office:value-type="float" office:value="8" calcext:value-type="float">
            <text:p>8</text:p>
          </table:table-cell>
          <table:table-cell table:formula="of:=LOG10([.A464])" office:value-type="float" office:value="2.66086547800387" calcext:value-type="float">
            <text:p>2.66086547800387</text:p>
          </table:table-cell>
          <table:table-cell/>
          <table:table-cell table:formula="of:=LOG10([.C464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uthorised</text:p>
          </table:table-cell>
          <table:table-cell office:value-type="float" office:value="8" calcext:value-type="float">
            <text:p>8</text:p>
          </table:table-cell>
          <table:table-cell table:formula="of:=LOG10([.A465])" office:value-type="float" office:value="2.66181268553726" calcext:value-type="float">
            <text:p>2.66181268553726</text:p>
          </table:table-cell>
          <table:table-cell/>
          <table:table-cell table:formula="of:=LOG10([.C465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off</text:p>
          </table:table-cell>
          <table:table-cell office:value-type="float" office:value="8" calcext:value-type="float">
            <text:p>8</text:p>
          </table:table-cell>
          <table:table-cell table:formula="of:=LOG10([.A466])" office:value-type="float" office:value="2.66275783168157" calcext:value-type="float">
            <text:p>2.66275783168157</text:p>
          </table:table-cell>
          <table:table-cell/>
          <table:table-cell table:formula="of:=LOG10([.C466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erform</text:p>
          </table:table-cell>
          <table:table-cell office:value-type="float" office:value="8" calcext:value-type="float">
            <text:p>8</text:p>
          </table:table-cell>
          <table:table-cell table:formula="of:=LOG10([.A467])" office:value-type="float" office:value="2.66370092538965" calcext:value-type="float">
            <text:p>2.66370092538965</text:p>
          </table:table-cell>
          <table:table-cell/>
          <table:table-cell table:formula="of:=LOG10([.C467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ho</text:p>
          </table:table-cell>
          <table:table-cell office:value-type="float" office:value="8" calcext:value-type="float">
            <text:p>8</text:p>
          </table:table-cell>
          <table:table-cell table:formula="of:=LOG10([.A468])" office:value-type="float" office:value="2.66464197555613" calcext:value-type="float">
            <text:p>2.66464197555613</text:p>
          </table:table-cell>
          <table:table-cell/>
          <table:table-cell table:formula="of:=LOG10([.C468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asis</text:p>
          </table:table-cell>
          <table:table-cell office:value-type="float" office:value="8" calcext:value-type="float">
            <text:p>8</text:p>
          </table:table-cell>
          <table:table-cell table:formula="of:=LOG10([.A469])" office:value-type="float" office:value="2.66558099101795" calcext:value-type="float">
            <text:p>2.66558099101795</text:p>
          </table:table-cell>
          <table:table-cell/>
          <table:table-cell table:formula="of:=LOG10([.C469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ite</text:p>
          </table:table-cell>
          <table:table-cell office:value-type="float" office:value="8" calcext:value-type="float">
            <text:p>8</text:p>
          </table:table-cell>
          <table:table-cell table:formula="of:=LOG10([.A470])" office:value-type="float" office:value="2.66651798055488" calcext:value-type="float">
            <text:p>2.66651798055488</text:p>
          </table:table-cell>
          <table:table-cell/>
          <table:table-cell table:formula="of:=LOG10([.C470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ater</text:p>
          </table:table-cell>
          <table:table-cell office:value-type="float" office:value="8" calcext:value-type="float">
            <text:p>8</text:p>
          </table:table-cell>
          <table:table-cell table:formula="of:=LOG10([.A471])" office:value-type="float" office:value="2.66745295288995" calcext:value-type="float">
            <text:p>2.66745295288995</text:p>
          </table:table-cell>
          <table:table-cell/>
          <table:table-cell table:formula="of:=LOG10([.C471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involved</text:p>
          </table:table-cell>
          <table:table-cell office:value-type="float" office:value="8" calcext:value-type="float">
            <text:p>8</text:p>
          </table:table-cell>
          <table:table-cell table:formula="of:=LOG10([.A472])" office:value-type="float" office:value="2.66838591669" calcext:value-type="float">
            <text:p>2.66838591669</text:p>
          </table:table-cell>
          <table:table-cell/>
          <table:table-cell table:formula="of:=LOG10([.C472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ost</text:p>
          </table:table-cell>
          <table:table-cell office:value-type="float" office:value="8" calcext:value-type="float">
            <text:p>8</text:p>
          </table:table-cell>
          <table:table-cell table:formula="of:=LOG10([.A473])" office:value-type="float" office:value="2.66931688056611" calcext:value-type="float">
            <text:p>2.66931688056611</text:p>
          </table:table-cell>
          <table:table-cell/>
          <table:table-cell table:formula="of:=LOG10([.C473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table:formula="of:=LOG10([.A474])" office:value-type="float" office:value="2.67024585307412" calcext:value-type="float">
            <text:p>2.67024585307412</text:p>
          </table:table-cell>
          <table:table-cell/>
          <table:table-cell table:formula="of:=LOG10([.C474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LOG10([.A475])" office:value-type="float" office:value="2.67117284271508" calcext:value-type="float">
            <text:p>2.67117284271508</text:p>
          </table:table-cell>
          <table:table-cell/>
          <table:table-cell table:formula="of:=LOG10([.C475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hall</text:p>
          </table:table-cell>
          <table:table-cell office:value-type="float" office:value="8" calcext:value-type="float">
            <text:p>8</text:p>
          </table:table-cell>
          <table:table-cell table:formula="of:=LOG10([.A476])" office:value-type="float" office:value="2.67209785793572" calcext:value-type="float">
            <text:p>2.67209785793572</text:p>
          </table:table-cell>
          <table:table-cell/>
          <table:table-cell table:formula="of:=LOG10([.C476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had</text:p>
          </table:table-cell>
          <table:table-cell office:value-type="float" office:value="8" calcext:value-type="float">
            <text:p>8</text:p>
          </table:table-cell>
          <table:table-cell table:formula="of:=LOG10([.A477])" office:value-type="float" office:value="2.6730209071289" calcext:value-type="float">
            <text:p>2.6730209071289</text:p>
          </table:table-cell>
          <table:table-cell/>
          <table:table-cell table:formula="of:=LOG10([.C477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elling</text:p>
          </table:table-cell>
          <table:table-cell office:value-type="float" office:value="8" calcext:value-type="float">
            <text:p>8</text:p>
          </table:table-cell>
          <table:table-cell table:formula="of:=LOG10([.A478])" office:value-type="float" office:value="2.67394199863409" calcext:value-type="float">
            <text:p>2.67394199863409</text:p>
          </table:table-cell>
          <table:table-cell/>
          <table:table-cell table:formula="of:=LOG10([.C478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olds</text:p>
          </table:table-cell>
          <table:table-cell office:value-type="float" office:value="8" calcext:value-type="float">
            <text:p>8</text:p>
          </table:table-cell>
          <table:table-cell table:formula="of:=LOG10([.A479])" office:value-type="float" office:value="2.67486114073781" calcext:value-type="float">
            <text:p>2.67486114073781</text:p>
          </table:table-cell>
          <table:table-cell/>
          <table:table-cell table:formula="of:=LOG10([.C479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imitations</text:p>
          </table:table-cell>
          <table:table-cell office:value-type="float" office:value="8" calcext:value-type="float">
            <text:p>8</text:p>
          </table:table-cell>
          <table:table-cell table:formula="of:=LOG10([.A480])" office:value-type="float" office:value="2.67577834167409" calcext:value-type="float">
            <text:p>2.67577834167409</text:p>
          </table:table-cell>
          <table:table-cell/>
          <table:table-cell table:formula="of:=LOG10([.C480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ossible</text:p>
          </table:table-cell>
          <table:table-cell office:value-type="float" office:value="8" calcext:value-type="float">
            <text:p>8</text:p>
          </table:table-cell>
          <table:table-cell table:formula="of:=LOG10([.A481])" office:value-type="float" office:value="2.67669360962487" calcext:value-type="float">
            <text:p>2.67669360962487</text:p>
          </table:table-cell>
          <table:table-cell/>
          <table:table-cell table:formula="of:=LOG10([.C481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ender</text:p>
          </table:table-cell>
          <table:table-cell office:value-type="float" office:value="8" calcext:value-type="float">
            <text:p>8</text:p>
          </table:table-cell>
          <table:table-cell table:formula="of:=LOG10([.A482])" office:value-type="float" office:value="2.67760695272049" calcext:value-type="float">
            <text:p>2.67760695272049</text:p>
          </table:table-cell>
          <table:table-cell/>
          <table:table-cell table:formula="of:=LOG10([.C482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ricing</text:p>
          </table:table-cell>
          <table:table-cell office:value-type="float" office:value="8" calcext:value-type="float">
            <text:p>8</text:p>
          </table:table-cell>
          <table:table-cell table:formula="of:=LOG10([.A483])" office:value-type="float" office:value="2.67851837904011" calcext:value-type="float">
            <text:p>2.67851837904011</text:p>
          </table:table-cell>
          <table:table-cell/>
          <table:table-cell table:formula="of:=LOG10([.C483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LOG10([.A484])" office:value-type="float" office:value="2.67942789661212" calcext:value-type="float">
            <text:p>2.67942789661212</text:p>
          </table:table-cell>
          <table:table-cell/>
          <table:table-cell table:formula="of:=LOG10([.C484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formula="of:=LOG10([.A485])" office:value-type="float" office:value="2.68033551341456" calcext:value-type="float">
            <text:p>2.68033551341456</text:p>
          </table:table-cell>
          <table:table-cell/>
          <table:table-cell table:formula="of:=LOG10([.C485]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pdates</text:p>
          </table:table-cell>
          <table:table-cell office:value-type="float" office:value="7" calcext:value-type="float">
            <text:p>7</text:p>
          </table:table-cell>
          <table:table-cell table:formula="of:=LOG10([.A486])" office:value-type="float" office:value="2.68124123737559" calcext:value-type="float">
            <text:p>2.68124123737559</text:p>
          </table:table-cell>
          <table:table-cell/>
          <table:table-cell table:formula="of:=LOG10([.C48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opy</text:p>
          </table:table-cell>
          <table:table-cell office:value-type="float" office:value="7" calcext:value-type="float">
            <text:p>7</text:p>
          </table:table-cell>
          <table:table-cell table:formula="of:=LOG10([.A487])" office:value-type="float" office:value="2.68214507637383" calcext:value-type="float">
            <text:p>2.68214507637383</text:p>
          </table:table-cell>
          <table:table-cell/>
          <table:table-cell table:formula="of:=LOG10([.C48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-mail</text:p>
          </table:table-cell>
          <table:table-cell office:value-type="float" office:value="7" calcext:value-type="float">
            <text:p>7</text:p>
          </table:table-cell>
          <table:table-cell table:formula="of:=LOG10([.A488])" office:value-type="float" office:value="2.68304703823885" calcext:value-type="float">
            <text:p>2.68304703823885</text:p>
          </table:table-cell>
          <table:table-cell/>
          <table:table-cell table:formula="of:=LOG10([.C48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offer</text:p>
          </table:table-cell>
          <table:table-cell office:value-type="float" office:value="7" calcext:value-type="float">
            <text:p>7</text:p>
          </table:table-cell>
          <table:table-cell table:formula="of:=LOG10([.A489])" office:value-type="float" office:value="2.68394713075151" calcext:value-type="float">
            <text:p>2.68394713075151</text:p>
          </table:table-cell>
          <table:table-cell/>
          <table:table-cell table:formula="of:=LOG10([.C48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roviding</text:p>
          </table:table-cell>
          <table:table-cell office:value-type="float" office:value="7" calcext:value-type="float">
            <text:p>7</text:p>
          </table:table-cell>
          <table:table-cell table:formula="of:=LOG10([.A490])" office:value-type="float" office:value="2.68484536164441" calcext:value-type="float">
            <text:p>2.68484536164441</text:p>
          </table:table-cell>
          <table:table-cell/>
          <table:table-cell table:formula="of:=LOG10([.C49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structions</text:p>
          </table:table-cell>
          <table:table-cell office:value-type="float" office:value="7" calcext:value-type="float">
            <text:p>7</text:p>
          </table:table-cell>
          <table:table-cell table:formula="of:=LOG10([.A491])" office:value-type="float" office:value="2.68574173860226" calcext:value-type="float">
            <text:p>2.68574173860226</text:p>
          </table:table-cell>
          <table:table-cell/>
          <table:table-cell table:formula="of:=LOG10([.C49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quire</text:p>
          </table:table-cell>
          <table:table-cell office:value-type="float" office:value="7" calcext:value-type="float">
            <text:p>7</text:p>
          </table:table-cell>
          <table:table-cell table:formula="of:=LOG10([.A492])" office:value-type="float" office:value="2.68663626926229" calcext:value-type="float">
            <text:p>2.68663626926229</text:p>
          </table:table-cell>
          <table:table-cell/>
          <table:table-cell table:formula="of:=LOG10([.C49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uthorisation</text:p>
          </table:table-cell>
          <table:table-cell office:value-type="float" office:value="7" calcext:value-type="float">
            <text:p>7</text:p>
          </table:table-cell>
          <table:table-cell table:formula="of:=LOG10([.A493])" office:value-type="float" office:value="2.68752896121463" calcext:value-type="float">
            <text:p>2.68752896121463</text:p>
          </table:table-cell>
          <table:table-cell/>
          <table:table-cell table:formula="of:=LOG10([.C493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rrangements</text:p>
          </table:table-cell>
          <table:table-cell office:value-type="float" office:value="7" calcext:value-type="float">
            <text:p>7</text:p>
          </table:table-cell>
          <table:table-cell table:formula="of:=LOG10([.A494])" office:value-type="float" office:value="2.68841982200271" calcext:value-type="float">
            <text:p>2.68841982200271</text:p>
          </table:table-cell>
          <table:table-cell/>
          <table:table-cell table:formula="of:=LOG10([.C494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eversals</text:p>
          </table:table-cell>
          <table:table-cell office:value-type="float" office:value="7" calcext:value-type="float">
            <text:p>7</text:p>
          </table:table-cell>
          <table:table-cell table:formula="of:=LOG10([.A495])" office:value-type="float" office:value="2.68930885912362" calcext:value-type="float">
            <text:p>2.68930885912362</text:p>
          </table:table-cell>
          <table:table-cell/>
          <table:table-cell table:formula="of:=LOG10([.C495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ortion</text:p>
          </table:table-cell>
          <table:table-cell office:value-type="float" office:value="7" calcext:value-type="float">
            <text:p>7</text:p>
          </table:table-cell>
          <table:table-cell table:formula="of:=LOG10([.A496])" office:value-type="float" office:value="2.69019608002851" calcext:value-type="float">
            <text:p>2.69019608002851</text:p>
          </table:table-cell>
          <table:table-cell/>
          <table:table-cell table:formula="of:=LOG10([.C49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withdrawing</text:p>
          </table:table-cell>
          <table:table-cell office:value-type="float" office:value="7" calcext:value-type="float">
            <text:p>7</text:p>
          </table:table-cell>
          <table:table-cell table:formula="of:=LOG10([.A497])" office:value-type="float" office:value="2.69108149212297" calcext:value-type="float">
            <text:p>2.69108149212297</text:p>
          </table:table-cell>
          <table:table-cell/>
          <table:table-cell table:formula="of:=LOG10([.C49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ources</text:p>
          </table:table-cell>
          <table:table-cell office:value-type="float" office:value="7" calcext:value-type="float">
            <text:p>7</text:p>
          </table:table-cell>
          <table:table-cell table:formula="of:=LOG10([.A498])" office:value-type="float" office:value="2.69196510276736" calcext:value-type="float">
            <text:p>2.69196510276736</text:p>
          </table:table-cell>
          <table:table-cell/>
          <table:table-cell table:formula="of:=LOG10([.C49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hoose</text:p>
          </table:table-cell>
          <table:table-cell office:value-type="float" office:value="7" calcext:value-type="float">
            <text:p>7</text:p>
          </table:table-cell>
          <table:table-cell table:formula="of:=LOG10([.A499])" office:value-type="float" office:value="2.69284691927723" calcext:value-type="float">
            <text:p>2.69284691927723</text:p>
          </table:table-cell>
          <table:table-cell/>
          <table:table-cell table:formula="of:=LOG10([.C49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rds</text:p>
          </table:table-cell>
          <table:table-cell office:value-type="float" office:value="7" calcext:value-type="float">
            <text:p>7</text:p>
          </table:table-cell>
          <table:table-cell table:formula="of:=LOG10([.A500])" office:value-type="float" office:value="2.69372694892365" calcext:value-type="float">
            <text:p>2.69372694892365</text:p>
          </table:table-cell>
          <table:table-cell/>
          <table:table-cell table:formula="of:=LOG10([.C50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ndate</text:p>
          </table:table-cell>
          <table:table-cell office:value-type="float" office:value="7" calcext:value-type="float">
            <text:p>7</text:p>
          </table:table-cell>
          <table:table-cell table:formula="of:=LOG10([.A501])" office:value-type="float" office:value="2.69460519893357" calcext:value-type="float">
            <text:p>2.69460519893357</text:p>
          </table:table-cell>
          <table:table-cell/>
          <table:table-cell table:formula="of:=LOG10([.C50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payable</text:p>
          </table:table-cell>
          <table:table-cell office:value-type="float" office:value="7" calcext:value-type="float">
            <text:p>7</text:p>
          </table:table-cell>
          <table:table-cell table:formula="of:=LOG10([.A502])" office:value-type="float" office:value="2.6954816764902" calcext:value-type="float">
            <text:p>2.6954816764902</text:p>
          </table:table-cell>
          <table:table-cell/>
          <table:table-cell table:formula="of:=LOG10([.C50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eference</text:p>
          </table:table-cell>
          <table:table-cell office:value-type="float" office:value="7" calcext:value-type="float">
            <text:p>7</text:p>
          </table:table-cell>
          <table:table-cell table:formula="of:=LOG10([.A503])" office:value-type="float" office:value="2.69635638873333" calcext:value-type="float">
            <text:p>2.69635638873333</text:p>
          </table:table-cell>
          <table:table-cell/>
          <table:table-cell table:formula="of:=LOG10([.C503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ue</text:p>
          </table:table-cell>
          <table:table-cell office:value-type="float" office:value="7" calcext:value-type="float">
            <text:p>7</text:p>
          </table:table-cell>
          <table:table-cell table:formula="of:=LOG10([.A504])" office:value-type="float" office:value="2.69722934275972" calcext:value-type="float">
            <text:p>2.69722934275972</text:p>
          </table:table-cell>
          <table:table-cell/>
          <table:table-cell table:formula="of:=LOG10([.C504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ccordance</text:p>
          </table:table-cell>
          <table:table-cell office:value-type="float" office:value="7" calcext:value-type="float">
            <text:p>7</text:p>
          </table:table-cell>
          <table:table-cell table:formula="of:=LOG10([.A505])" office:value-type="float" office:value="2.69810054562339" calcext:value-type="float">
            <text:p>2.69810054562339</text:p>
          </table:table-cell>
          <table:table-cell/>
          <table:table-cell table:formula="of:=LOG10([.C505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terest</text:p>
          </table:table-cell>
          <table:table-cell office:value-type="float" office:value="7" calcext:value-type="float">
            <text:p>7</text:p>
          </table:table-cell>
          <table:table-cell table:formula="of:=LOG10([.A506])" office:value-type="float" office:value="2.69897000433602" calcext:value-type="float">
            <text:p>2.69897000433602</text:p>
          </table:table-cell>
          <table:table-cell/>
          <table:table-cell table:formula="of:=LOG10([.C50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uxembourg</text:p>
          </table:table-cell>
          <table:table-cell office:value-type="float" office:value="7" calcext:value-type="float">
            <text:p>7</text:p>
          </table:table-cell>
          <table:table-cell table:formula="of:=LOG10([.A507])" office:value-type="float" office:value="2.69983772586725" calcext:value-type="float">
            <text:p>2.69983772586725</text:p>
          </table:table-cell>
          <table:table-cell/>
          <table:table-cell table:formula="of:=LOG10([.C50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dvance</text:p>
          </table:table-cell>
          <table:table-cell office:value-type="float" office:value="7" calcext:value-type="float">
            <text:p>7</text:p>
          </table:table-cell>
          <table:table-cell table:formula="of:=LOG10([.A508])" office:value-type="float" office:value="2.70070371714502" calcext:value-type="float">
            <text:p>2.70070371714502</text:p>
          </table:table-cell>
          <table:table-cell/>
          <table:table-cell table:formula="of:=LOG10([.C50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ogging</text:p>
          </table:table-cell>
          <table:table-cell office:value-type="float" office:value="7" calcext:value-type="float">
            <text:p>7</text:p>
          </table:table-cell>
          <table:table-cell table:formula="of:=LOG10([.A509])" office:value-type="float" office:value="2.70156798505593" calcext:value-type="float">
            <text:p>2.70156798505593</text:p>
          </table:table-cell>
          <table:table-cell/>
          <table:table-cell table:formula="of:=LOG10([.C50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ollow</text:p>
          </table:table-cell>
          <table:table-cell office:value-type="float" office:value="7" calcext:value-type="float">
            <text:p>7</text:p>
          </table:table-cell>
          <table:table-cell table:formula="of:=LOG10([.A510])" office:value-type="float" office:value="2.70243053644553" calcext:value-type="float">
            <text:p>2.70243053644553</text:p>
          </table:table-cell>
          <table:table-cell/>
          <table:table-cell table:formula="of:=LOG10([.C51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ifferent</text:p>
          </table:table-cell>
          <table:table-cell office:value-type="float" office:value="7" calcext:value-type="float">
            <text:p>7</text:p>
          </table:table-cell>
          <table:table-cell table:formula="of:=LOG10([.A511])" office:value-type="float" office:value="2.70329137811866" calcext:value-type="float">
            <text:p>2.70329137811866</text:p>
          </table:table-cell>
          <table:table-cell/>
          <table:table-cell table:formula="of:=LOG10([.C51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ates</text:p>
          </table:table-cell>
          <table:table-cell office:value-type="float" office:value="7" calcext:value-type="float">
            <text:p>7</text:p>
          </table:table-cell>
          <table:table-cell table:formula="of:=LOG10([.A512])" office:value-type="float" office:value="2.7041505168398" calcext:value-type="float">
            <text:p>2.7041505168398</text:p>
          </table:table-cell>
          <table:table-cell/>
          <table:table-cell table:formula="of:=LOG10([.C51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ale</text:p>
          </table:table-cell>
          <table:table-cell office:value-type="float" office:value="7" calcext:value-type="float">
            <text:p>7</text:p>
          </table:table-cell>
          <table:table-cell table:formula="of:=LOG10([.A513])" office:value-type="float" office:value="2.70500795933334" calcext:value-type="float">
            <text:p>2.70500795933334</text:p>
          </table:table-cell>
          <table:table-cell/>
          <table:table-cell table:formula="of:=LOG10([.C513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nstance</text:p>
          </table:table-cell>
          <table:table-cell office:value-type="float" office:value="7" calcext:value-type="float">
            <text:p>7</text:p>
          </table:table-cell>
          <table:table-cell table:formula="of:=LOG10([.A514])" office:value-type="float" office:value="2.70586371228392" calcext:value-type="float">
            <text:p>2.70586371228392</text:p>
          </table:table-cell>
          <table:table-cell/>
          <table:table-cell table:formula="of:=LOG10([.C514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upon</text:p>
          </table:table-cell>
          <table:table-cell office:value-type="float" office:value="7" calcext:value-type="float">
            <text:p>7</text:p>
          </table:table-cell>
          <table:table-cell table:formula="of:=LOG10([.A515])" office:value-type="float" office:value="2.70671778233676" calcext:value-type="float">
            <text:p>2.70671778233676</text:p>
          </table:table-cell>
          <table:table-cell/>
          <table:table-cell table:formula="of:=LOG10([.C515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mmediate</text:p>
          </table:table-cell>
          <table:table-cell office:value-type="float" office:value="7" calcext:value-type="float">
            <text:p>7</text:p>
          </table:table-cell>
          <table:table-cell table:formula="of:=LOG10([.A516])" office:value-type="float" office:value="2.70757017609794" calcext:value-type="float">
            <text:p>2.70757017609794</text:p>
          </table:table-cell>
          <table:table-cell/>
          <table:table-cell table:formula="of:=LOG10([.C51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turn</text:p>
          </table:table-cell>
          <table:table-cell office:value-type="float" office:value="7" calcext:value-type="float">
            <text:p>7</text:p>
          </table:table-cell>
          <table:table-cell table:formula="of:=LOG10([.A517])" office:value-type="float" office:value="2.70842090013471" calcext:value-type="float">
            <text:p>2.70842090013471</text:p>
          </table:table-cell>
          <table:table-cell/>
          <table:table-cell table:formula="of:=LOG10([.C51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roblems</text:p>
          </table:table-cell>
          <table:table-cell office:value-type="float" office:value="7" calcext:value-type="float">
            <text:p>7</text:p>
          </table:table-cell>
          <table:table-cell table:formula="of:=LOG10([.A518])" office:value-type="float" office:value="2.70926996097583" calcext:value-type="float">
            <text:p>2.70926996097583</text:p>
          </table:table-cell>
          <table:table-cell/>
          <table:table-cell table:formula="of:=LOG10([.C51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ustom</text:p>
          </table:table-cell>
          <table:table-cell office:value-type="float" office:value="7" calcext:value-type="float">
            <text:p>7</text:p>
          </table:table-cell>
          <table:table-cell table:formula="of:=LOG10([.A519])" office:value-type="float" office:value="2.71011736511182" calcext:value-type="float">
            <text:p>2.71011736511182</text:p>
          </table:table-cell>
          <table:table-cell/>
          <table:table-cell table:formula="of:=LOG10([.C51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rish</text:p>
          </table:table-cell>
          <table:table-cell office:value-type="float" office:value="7" calcext:value-type="float">
            <text:p>7</text:p>
          </table:table-cell>
          <table:table-cell table:formula="of:=LOG10([.A520])" office:value-type="float" office:value="2.71096311899528" calcext:value-type="float">
            <text:p>2.71096311899528</text:p>
          </table:table-cell>
          <table:table-cell/>
          <table:table-cell table:formula="of:=LOG10([.C52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urcharge</text:p>
          </table:table-cell>
          <table:table-cell office:value-type="float" office:value="7" calcext:value-type="float">
            <text:p>7</text:p>
          </table:table-cell>
          <table:table-cell table:formula="of:=LOG10([.A521])" office:value-type="float" office:value="2.71180722904119" calcext:value-type="float">
            <text:p>2.71180722904119</text:p>
          </table:table-cell>
          <table:table-cell/>
          <table:table-cell table:formula="of:=LOG10([.C52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would</text:p>
          </table:table-cell>
          <table:table-cell office:value-type="float" office:value="7" calcext:value-type="float">
            <text:p>7</text:p>
          </table:table-cell>
          <table:table-cell table:formula="of:=LOG10([.A522])" office:value-type="float" office:value="2.71264970162721" calcext:value-type="float">
            <text:p>2.71264970162721</text:p>
          </table:table-cell>
          <table:table-cell/>
          <table:table-cell table:formula="of:=LOG10([.C52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yers</text:p>
          </table:table-cell>
          <table:table-cell office:value-type="float" office:value="7" calcext:value-type="float">
            <text:p>7</text:p>
          </table:table-cell>
          <table:table-cell table:formula="of:=LOG10([.A523])" office:value-type="float" office:value="2.71349054309394" calcext:value-type="float">
            <text:p>2.71349054309394</text:p>
          </table:table-cell>
          <table:table-cell/>
          <table:table-cell table:formula="of:=LOG10([.C523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osses</text:p>
          </table:table-cell>
          <table:table-cell office:value-type="float" office:value="7" calcext:value-type="float">
            <text:p>7</text:p>
          </table:table-cell>
          <table:table-cell table:formula="of:=LOG10([.A524])" office:value-type="float" office:value="2.71432975974523" calcext:value-type="float">
            <text:p>2.71432975974523</text:p>
          </table:table-cell>
          <table:table-cell/>
          <table:table-cell table:formula="of:=LOG10([.C524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roperty</text:p>
          </table:table-cell>
          <table:table-cell office:value-type="float" office:value="7" calcext:value-type="float">
            <text:p>7</text:p>
          </table:table-cell>
          <table:table-cell table:formula="of:=LOG10([.A525])" office:value-type="float" office:value="2.71516735784846" calcext:value-type="float">
            <text:p>2.71516735784846</text:p>
          </table:table-cell>
          <table:table-cell/>
          <table:table-cell table:formula="of:=LOG10([.C525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odify</text:p>
          </table:table-cell>
          <table:table-cell office:value-type="float" office:value="7" calcext:value-type="float">
            <text:p>7</text:p>
          </table:table-cell>
          <table:table-cell table:formula="of:=LOG10([.A526])" office:value-type="float" office:value="2.7160033436348" calcext:value-type="float">
            <text:p>2.7160033436348</text:p>
          </table:table-cell>
          <table:table-cell/>
          <table:table-cell table:formula="of:=LOG10([.C52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actors</text:p>
          </table:table-cell>
          <table:table-cell office:value-type="float" office:value="7" calcext:value-type="float">
            <text:p>7</text:p>
          </table:table-cell>
          <table:table-cell table:formula="of:=LOG10([.A527])" office:value-type="float" office:value="2.71683772329952" calcext:value-type="float">
            <text:p>2.71683772329952</text:p>
          </table:table-cell>
          <table:table-cell/>
          <table:table-cell table:formula="of:=LOG10([.C52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eserves</text:p>
          </table:table-cell>
          <table:table-cell office:value-type="float" office:value="7" calcext:value-type="float">
            <text:p>7</text:p>
          </table:table-cell>
          <table:table-cell table:formula="of:=LOG10([.A528])" office:value-type="float" office:value="2.71767050300226" calcext:value-type="float">
            <text:p>2.71767050300226</text:p>
          </table:table-cell>
          <table:table-cell/>
          <table:table-cell table:formula="of:=LOG10([.C52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G10([.A529])" office:value-type="float" office:value="2.71850168886727" calcext:value-type="float">
            <text:p>2.71850168886727</text:p>
          </table:table-cell>
          <table:table-cell/>
          <table:table-cell table:formula="of:=LOG10([.C52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inimum</text:p>
          </table:table-cell>
          <table:table-cell office:value-type="float" office:value="7" calcext:value-type="float">
            <text:p>7</text:p>
          </table:table-cell>
          <table:table-cell table:formula="of:=LOG10([.A530])" office:value-type="float" office:value="2.71933128698373" calcext:value-type="float">
            <text:p>2.71933128698373</text:p>
          </table:table-cell>
          <table:table-cell/>
          <table:table-cell table:formula="of:=LOG10([.C53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pecified</text:p>
          </table:table-cell>
          <table:table-cell office:value-type="float" office:value="7" calcext:value-type="float">
            <text:p>7</text:p>
          </table:table-cell>
          <table:table-cell table:formula="of:=LOG10([.A531])" office:value-type="float" office:value="2.72015930340596" calcext:value-type="float">
            <text:p>2.72015930340596</text:p>
          </table:table-cell>
          <table:table-cell/>
          <table:table-cell table:formula="of:=LOG10([.C53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ree</text:p>
          </table:table-cell>
          <table:table-cell office:value-type="float" office:value="7" calcext:value-type="float">
            <text:p>7</text:p>
          </table:table-cell>
          <table:table-cell table:formula="of:=LOG10([.A532])" office:value-type="float" office:value="2.72098574415374" calcext:value-type="float">
            <text:p>2.72098574415374</text:p>
          </table:table-cell>
          <table:table-cell/>
          <table:table-cell table:formula="of:=LOG10([.C53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efer</text:p>
          </table:table-cell>
          <table:table-cell office:value-type="float" office:value="7" calcext:value-type="float">
            <text:p>7</text:p>
          </table:table-cell>
          <table:table-cell table:formula="of:=LOG10([.A533])" office:value-type="float" office:value="2.72181061521255" calcext:value-type="float">
            <text:p>2.72181061521255</text:p>
          </table:table-cell>
          <table:table-cell/>
          <table:table-cell table:formula="of:=LOG10([.C533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icense</text:p>
          </table:table-cell>
          <table:table-cell office:value-type="float" office:value="7" calcext:value-type="float">
            <text:p>7</text:p>
          </table:table-cell>
          <table:table-cell table:formula="of:=LOG10([.A534])" office:value-type="float" office:value="2.72263392253381" calcext:value-type="float">
            <text:p>2.72263392253381</text:p>
          </table:table-cell>
          <table:table-cell/>
          <table:table-cell table:formula="of:=LOG10([.C534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sd2</text:p>
          </table:table-cell>
          <table:table-cell office:value-type="float" office:value="7" calcext:value-type="float">
            <text:p>7</text:p>
          </table:table-cell>
          <table:table-cell table:formula="of:=LOG10([.A535])" office:value-type="float" office:value="2.72345567203519" calcext:value-type="float">
            <text:p>2.72345567203519</text:p>
          </table:table-cell>
          <table:table-cell/>
          <table:table-cell table:formula="of:=LOG10([.C535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harity</text:p>
          </table:table-cell>
          <table:table-cell office:value-type="float" office:value="7" calcext:value-type="float">
            <text:p>7</text:p>
          </table:table-cell>
          <table:table-cell table:formula="of:=LOG10([.A536])" office:value-type="float" office:value="2.72427586960079" calcext:value-type="float">
            <text:p>2.72427586960079</text:p>
          </table:table-cell>
          <table:table-cell/>
          <table:table-cell table:formula="of:=LOG10([.C536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LOG10([.A537])" office:value-type="float" office:value="2.72509452108147" calcext:value-type="float">
            <text:p>2.72509452108147</text:p>
          </table:table-cell>
          <table:table-cell/>
          <table:table-cell table:formula="of:=LOG10([.C537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G10([.A538])" office:value-type="float" office:value="2.72591163229505" calcext:value-type="float">
            <text:p>2.72591163229505</text:p>
          </table:table-cell>
          <table:table-cell/>
          <table:table-cell table:formula="of:=LOG10([.C538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LOG10([.A539])" office:value-type="float" office:value="2.72672720902657" calcext:value-type="float">
            <text:p>2.72672720902657</text:p>
          </table:table-cell>
          <table:table-cell/>
          <table:table-cell table:formula="of:=LOG10([.C539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LOG10([.A540])" office:value-type="float" office:value="2.72754125702856" calcext:value-type="float">
            <text:p>2.72754125702856</text:p>
          </table:table-cell>
          <table:table-cell/>
          <table:table-cell table:formula="of:=LOG10([.C540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LOG10([.A541])" office:value-type="float" office:value="2.72835378202123" calcext:value-type="float">
            <text:p>2.72835378202123</text:p>
          </table:table-cell>
          <table:table-cell/>
          <table:table-cell table:formula="of:=LOG10([.C541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LOG10([.A542])" office:value-type="float" office:value="2.72916478969277" calcext:value-type="float">
            <text:p>2.72916478969277</text:p>
          </table:table-cell>
          <table:table-cell/>
          <table:table-cell table:formula="of:=LOG10([.C542]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ll</text:p>
          </table:table-cell>
          <table:table-cell office:value-type="float" office:value="6" calcext:value-type="float">
            <text:p>6</text:p>
          </table:table-cell>
          <table:table-cell table:formula="of:=LOG10([.A543])" office:value-type="float" office:value="2.72997428569956" calcext:value-type="float">
            <text:p>2.72997428569956</text:p>
          </table:table-cell>
          <table:table-cell/>
          <table:table-cell table:formula="of:=LOG10([.C54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epublic</text:p>
          </table:table-cell>
          <table:table-cell office:value-type="float" office:value="6" calcext:value-type="float">
            <text:p>6</text:p>
          </table:table-cell>
          <table:table-cell table:formula="of:=LOG10([.A544])" office:value-type="float" office:value="2.73078227566639" calcext:value-type="float">
            <text:p>2.73078227566639</text:p>
          </table:table-cell>
          <table:table-cell/>
          <table:table-cell table:formula="of:=LOG10([.C54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table:formula="of:=LOG10([.A545])" office:value-type="float" office:value="2.73158876518674" calcext:value-type="float">
            <text:p>2.73158876518674</text:p>
          </table:table-cell>
          <table:table-cell/>
          <table:table-cell table:formula="of:=LOG10([.C54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ffect</text:p>
          </table:table-cell>
          <table:table-cell office:value-type="float" office:value="6" calcext:value-type="float">
            <text:p>6</text:p>
          </table:table-cell>
          <table:table-cell table:formula="of:=LOG10([.A546])" office:value-type="float" office:value="2.73239375982297" calcext:value-type="float">
            <text:p>2.73239375982297</text:p>
          </table:table-cell>
          <table:table-cell/>
          <table:table-cell table:formula="of:=LOG10([.C54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rovision</text:p>
          </table:table-cell>
          <table:table-cell office:value-type="float" office:value="6" calcext:value-type="float">
            <text:p>6</text:p>
          </table:table-cell>
          <table:table-cell table:formula="of:=LOG10([.A547])" office:value-type="float" office:value="2.73319726510657" calcext:value-type="float">
            <text:p>2.73319726510657</text:p>
          </table:table-cell>
          <table:table-cell/>
          <table:table-cell table:formula="of:=LOG10([.C54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ore</text:p>
          </table:table-cell>
          <table:table-cell office:value-type="float" office:value="6" calcext:value-type="float">
            <text:p>6</text:p>
          </table:table-cell>
          <table:table-cell table:formula="of:=LOG10([.A548])" office:value-type="float" office:value="2.73399928653839" calcext:value-type="float">
            <text:p>2.73399928653839</text:p>
          </table:table-cell>
          <table:table-cell/>
          <table:table-cell table:formula="of:=LOG10([.C54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ntity</text:p>
          </table:table-cell>
          <table:table-cell office:value-type="float" office:value="6" calcext:value-type="float">
            <text:p>6</text:p>
          </table:table-cell>
          <table:table-cell table:formula="of:=LOG10([.A549])" office:value-type="float" office:value="2.73479982958885" calcext:value-type="float">
            <text:p>2.73479982958885</text:p>
          </table:table-cell>
          <table:table-cell/>
          <table:table-cell table:formula="of:=LOG10([.C54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ddition</text:p>
          </table:table-cell>
          <table:table-cell office:value-type="float" office:value="6" calcext:value-type="float">
            <text:p>6</text:p>
          </table:table-cell>
          <table:table-cell table:formula="of:=LOG10([.A550])" office:value-type="float" office:value="2.73559889969818" calcext:value-type="float">
            <text:p>2.73559889969818</text:p>
          </table:table-cell>
          <table:table-cell/>
          <table:table-cell table:formula="of:=LOG10([.C55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entre</text:p>
          </table:table-cell>
          <table:table-cell office:value-type="float" office:value="6" calcext:value-type="float">
            <text:p>6</text:p>
          </table:table-cell>
          <table:table-cell table:formula="of:=LOG10([.A551])" office:value-type="float" office:value="2.73639650227664" calcext:value-type="float">
            <text:p>2.73639650227664</text:p>
          </table:table-cell>
          <table:table-cell/>
          <table:table-cell table:formula="of:=LOG10([.C55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ntitled</text:p>
          </table:table-cell>
          <table:table-cell office:value-type="float" office:value="6" calcext:value-type="float">
            <text:p>6</text:p>
          </table:table-cell>
          <table:table-cell table:formula="of:=LOG10([.A552])" office:value-type="float" office:value="2.73719264270474" calcext:value-type="float">
            <text:p>2.73719264270474</text:p>
          </table:table-cell>
          <table:table-cell/>
          <table:table-cell table:formula="of:=LOG10([.C55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easons</text:p>
          </table:table-cell>
          <table:table-cell office:value-type="float" office:value="6" calcext:value-type="float">
            <text:p>6</text:p>
          </table:table-cell>
          <table:table-cell table:formula="of:=LOG10([.A553])" office:value-type="float" office:value="2.73798732633343" calcext:value-type="float">
            <text:p>2.73798732633343</text:p>
          </table:table-cell>
          <table:table-cell/>
          <table:table-cell table:formula="of:=LOG10([.C55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mmediately</text:p>
          </table:table-cell>
          <table:table-cell office:value-type="float" office:value="6" calcext:value-type="float">
            <text:p>6</text:p>
          </table:table-cell>
          <table:table-cell table:formula="of:=LOG10([.A554])" office:value-type="float" office:value="2.73878055848437" calcext:value-type="float">
            <text:p>2.73878055848437</text:p>
          </table:table-cell>
          <table:table-cell/>
          <table:table-cell table:formula="of:=LOG10([.C55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ird-party</text:p>
          </table:table-cell>
          <table:table-cell office:value-type="float" office:value="6" calcext:value-type="float">
            <text:p>6</text:p>
          </table:table-cell>
          <table:table-cell table:formula="of:=LOG10([.A555])" office:value-type="float" office:value="2.73957234445009" calcext:value-type="float">
            <text:p>2.73957234445009</text:p>
          </table:table-cell>
          <table:table-cell/>
          <table:table-cell table:formula="of:=LOG10([.C55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reate</text:p>
          </table:table-cell>
          <table:table-cell office:value-type="float" office:value="6" calcext:value-type="float">
            <text:p>6</text:p>
          </table:table-cell>
          <table:table-cell table:formula="of:=LOG10([.A556])" office:value-type="float" office:value="2.74036268949424" calcext:value-type="float">
            <text:p>2.74036268949424</text:p>
          </table:table-cell>
          <table:table-cell/>
          <table:table-cell table:formula="of:=LOG10([.C55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ink</text:p>
          </table:table-cell>
          <table:table-cell office:value-type="float" office:value="6" calcext:value-type="float">
            <text:p>6</text:p>
          </table:table-cell>
          <table:table-cell table:formula="of:=LOG10([.A557])" office:value-type="float" office:value="2.74115159885178" calcext:value-type="float">
            <text:p>2.74115159885178</text:p>
          </table:table-cell>
          <table:table-cell/>
          <table:table-cell table:formula="of:=LOG10([.C55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pdate</text:p>
          </table:table-cell>
          <table:table-cell office:value-type="float" office:value="6" calcext:value-type="float">
            <text:p>6</text:p>
          </table:table-cell>
          <table:table-cell table:formula="of:=LOG10([.A558])" office:value-type="float" office:value="2.7419390777292" calcext:value-type="float">
            <text:p>2.7419390777292</text:p>
          </table:table-cell>
          <table:table-cell/>
          <table:table-cell table:formula="of:=LOG10([.C55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verify</text:p>
          </table:table-cell>
          <table:table-cell office:value-type="float" office:value="6" calcext:value-type="float">
            <text:p>6</text:p>
          </table:table-cell>
          <table:table-cell table:formula="of:=LOG10([.A559])" office:value-type="float" office:value="2.7427251313047" calcext:value-type="float">
            <text:p>2.7427251313047</text:p>
          </table:table-cell>
          <table:table-cell/>
          <table:table-cell table:formula="of:=LOG10([.C55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ublish</text:p>
          </table:table-cell>
          <table:table-cell office:value-type="float" office:value="6" calcext:value-type="float">
            <text:p>6</text:p>
          </table:table-cell>
          <table:table-cell table:formula="of:=LOG10([.A560])" office:value-type="float" office:value="2.74350976472843" calcext:value-type="float">
            <text:p>2.74350976472843</text:p>
          </table:table-cell>
          <table:table-cell/>
          <table:table-cell table:formula="of:=LOG10([.C56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revious</text:p>
          </table:table-cell>
          <table:table-cell office:value-type="float" office:value="6" calcext:value-type="float">
            <text:p>6</text:p>
          </table:table-cell>
          <table:table-cell table:formula="of:=LOG10([.A561])" office:value-type="float" office:value="2.74429298312268" calcext:value-type="float">
            <text:p>2.74429298312268</text:p>
          </table:table-cell>
          <table:table-cell/>
          <table:table-cell table:formula="of:=LOG10([.C56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lready</text:p>
          </table:table-cell>
          <table:table-cell office:value-type="float" office:value="6" calcext:value-type="float">
            <text:p>6</text:p>
          </table:table-cell>
          <table:table-cell table:formula="of:=LOG10([.A562])" office:value-type="float" office:value="2.74507479158206" calcext:value-type="float">
            <text:p>2.74507479158206</text:p>
          </table:table-cell>
          <table:table-cell/>
          <table:table-cell table:formula="of:=LOG10([.C56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epa</text:p>
          </table:table-cell>
          <table:table-cell office:value-type="float" office:value="6" calcext:value-type="float">
            <text:p>6</text:p>
          </table:table-cell>
          <table:table-cell table:formula="of:=LOG10([.A563])" office:value-type="float" office:value="2.74585519517373" calcext:value-type="float">
            <text:p>2.74585519517373</text:p>
          </table:table-cell>
          <table:table-cell/>
          <table:table-cell table:formula="of:=LOG10([.C56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hange</text:p>
          </table:table-cell>
          <table:table-cell office:value-type="float" office:value="6" calcext:value-type="float">
            <text:p>6</text:p>
          </table:table-cell>
          <table:table-cell table:formula="of:=LOG10([.A564])" office:value-type="float" office:value="2.74663419893758" calcext:value-type="float">
            <text:p>2.74663419893758</text:p>
          </table:table-cell>
          <table:table-cell/>
          <table:table-cell table:formula="of:=LOG10([.C56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unded</text:p>
          </table:table-cell>
          <table:table-cell office:value-type="float" office:value="6" calcext:value-type="float">
            <text:p>6</text:p>
          </table:table-cell>
          <table:table-cell table:formula="of:=LOG10([.A565])" office:value-type="float" office:value="2.74741180788642" calcext:value-type="float">
            <text:p>2.74741180788642</text:p>
          </table:table-cell>
          <table:table-cell/>
          <table:table-cell table:formula="of:=LOG10([.C56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referred</text:p>
          </table:table-cell>
          <table:table-cell office:value-type="float" office:value="6" calcext:value-type="float">
            <text:p>6</text:p>
          </table:table-cell>
          <table:table-cell table:formula="of:=LOG10([.A566])" office:value-type="float" office:value="2.7481880270062" calcext:value-type="float">
            <text:p>2.7481880270062</text:p>
          </table:table-cell>
          <table:table-cell/>
          <table:table-cell table:formula="of:=LOG10([.C56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over</text:p>
          </table:table-cell>
          <table:table-cell office:value-type="float" office:value="6" calcext:value-type="float">
            <text:p>6</text:p>
          </table:table-cell>
          <table:table-cell table:formula="of:=LOG10([.A567])" office:value-type="float" office:value="2.74896286125616" calcext:value-type="float">
            <text:p>2.74896286125616</text:p>
          </table:table-cell>
          <table:table-cell/>
          <table:table-cell table:formula="of:=LOG10([.C56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nown</text:p>
          </table:table-cell>
          <table:table-cell office:value-type="float" office:value="6" calcext:value-type="float">
            <text:p>6</text:p>
          </table:table-cell>
          <table:table-cell table:formula="of:=LOG10([.A568])" office:value-type="float" office:value="2.74973631556906" calcext:value-type="float">
            <text:p>2.74973631556906</text:p>
          </table:table-cell>
          <table:table-cell/>
          <table:table-cell table:formula="of:=LOG10([.C56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enominated</text:p>
          </table:table-cell>
          <table:table-cell office:value-type="float" office:value="6" calcext:value-type="float">
            <text:p>6</text:p>
          </table:table-cell>
          <table:table-cell table:formula="of:=LOG10([.A569])" office:value-type="float" office:value="2.75050839485135" calcext:value-type="float">
            <text:p>2.75050839485135</text:p>
          </table:table-cell>
          <table:table-cell/>
          <table:table-cell table:formula="of:=LOG10([.C56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mits</text:p>
          </table:table-cell>
          <table:table-cell office:value-type="float" office:value="6" calcext:value-type="float">
            <text:p>6</text:p>
          </table:table-cell>
          <table:table-cell table:formula="of:=LOG10([.A570])" office:value-type="float" office:value="2.75127910398334" calcext:value-type="float">
            <text:p>2.75127910398334</text:p>
          </table:table-cell>
          <table:table-cell/>
          <table:table-cell table:formula="of:=LOG10([.C57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eriod</text:p>
          </table:table-cell>
          <table:table-cell office:value-type="float" office:value="6" calcext:value-type="float">
            <text:p>6</text:p>
          </table:table-cell>
          <table:table-cell table:formula="of:=LOG10([.A571])" office:value-type="float" office:value="2.75204844781944" calcext:value-type="float">
            <text:p>2.75204844781944</text:p>
          </table:table-cell>
          <table:table-cell/>
          <table:table-cell table:formula="of:=LOG10([.C57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ated</text:p>
          </table:table-cell>
          <table:table-cell office:value-type="float" office:value="6" calcext:value-type="float">
            <text:p>6</text:p>
          </table:table-cell>
          <table:table-cell table:formula="of:=LOG10([.A572])" office:value-type="float" office:value="2.75281643118827" calcext:value-type="float">
            <text:p>2.75281643118827</text:p>
          </table:table-cell>
          <table:table-cell/>
          <table:table-cell table:formula="of:=LOG10([.C57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formula="of:=LOG10([.A573])" office:value-type="float" office:value="2.75358305889291" calcext:value-type="float">
            <text:p>2.75358305889291</text:p>
          </table:table-cell>
          <table:table-cell/>
          <table:table-cell table:formula="of:=LOG10([.C57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nstead</text:p>
          </table:table-cell>
          <table:table-cell office:value-type="float" office:value="6" calcext:value-type="float">
            <text:p>6</text:p>
          </table:table-cell>
          <table:table-cell table:formula="of:=LOG10([.A574])" office:value-type="float" office:value="2.75434833571102" calcext:value-type="float">
            <text:p>2.75434833571102</text:p>
          </table:table-cell>
          <table:table-cell/>
          <table:table-cell table:formula="of:=LOG10([.C57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ncurred</text:p>
          </table:table-cell>
          <table:table-cell office:value-type="float" office:value="6" calcext:value-type="float">
            <text:p>6</text:p>
          </table:table-cell>
          <table:table-cell table:formula="of:=LOG10([.A575])" office:value-type="float" office:value="2.75511226639507" calcext:value-type="float">
            <text:p>2.75511226639507</text:p>
          </table:table-cell>
          <table:table-cell/>
          <table:table-cell table:formula="of:=LOG10([.C57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redited</text:p>
          </table:table-cell>
          <table:table-cell office:value-type="float" office:value="6" calcext:value-type="float">
            <text:p>6</text:p>
          </table:table-cell>
          <table:table-cell table:formula="of:=LOG10([.A576])" office:value-type="float" office:value="2.75587485567249" calcext:value-type="float">
            <text:p>2.75587485567249</text:p>
          </table:table-cell>
          <table:table-cell/>
          <table:table-cell table:formula="of:=LOG10([.C57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sk</text:p>
          </table:table-cell>
          <table:table-cell office:value-type="float" office:value="6" calcext:value-type="float">
            <text:p>6</text:p>
          </table:table-cell>
          <table:table-cell table:formula="of:=LOG10([.A577])" office:value-type="float" office:value="2.75663610824585" calcext:value-type="float">
            <text:p>2.75663610824585</text:p>
          </table:table-cell>
          <table:table-cell/>
          <table:table-cell table:formula="of:=LOG10([.C57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und</text:p>
          </table:table-cell>
          <table:table-cell office:value-type="float" office:value="6" calcext:value-type="float">
            <text:p>6</text:p>
          </table:table-cell>
          <table:table-cell table:formula="of:=LOG10([.A578])" office:value-type="float" office:value="2.75739602879302" calcext:value-type="float">
            <text:p>2.75739602879302</text:p>
          </table:table-cell>
          <table:table-cell/>
          <table:table-cell table:formula="of:=LOG10([.C57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etermined</text:p>
          </table:table-cell>
          <table:table-cell office:value-type="float" office:value="6" calcext:value-type="float">
            <text:p>6</text:p>
          </table:table-cell>
          <table:table-cell table:formula="of:=LOG10([.A579])" office:value-type="float" office:value="2.75815462196739" calcext:value-type="float">
            <text:p>2.75815462196739</text:p>
          </table:table-cell>
          <table:table-cell/>
          <table:table-cell table:formula="of:=LOG10([.C57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ecipient(s</text:p>
          </table:table-cell>
          <table:table-cell office:value-type="float" office:value="6" calcext:value-type="float">
            <text:p>6</text:p>
          </table:table-cell>
          <table:table-cell table:formula="of:=LOG10([.A580])" office:value-type="float" office:value="2.75891189239797" calcext:value-type="float">
            <text:p>2.75891189239797</text:p>
          </table:table-cell>
          <table:table-cell/>
          <table:table-cell table:formula="of:=LOG10([.C58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formula="of:=LOG10([.A581])" office:value-type="float" office:value="2.75966784468963" calcext:value-type="float">
            <text:p>2.75966784468963</text:p>
          </table:table-cell>
          <table:table-cell/>
          <table:table-cell table:formula="of:=LOG10([.C58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esolving</text:p>
          </table:table-cell>
          <table:table-cell office:value-type="float" office:value="6" calcext:value-type="float">
            <text:p>6</text:p>
          </table:table-cell>
          <table:table-cell table:formula="of:=LOG10([.A582])" office:value-type="float" office:value="2.76042248342321" calcext:value-type="float">
            <text:p>2.76042248342321</text:p>
          </table:table-cell>
          <table:table-cell/>
          <table:table-cell table:formula="of:=LOG10([.C58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  <table:table-cell table:formula="of:=LOG10([.A583])" office:value-type="float" office:value="2.76117581315573" calcext:value-type="float">
            <text:p>2.76117581315573</text:p>
          </table:table-cell>
          <table:table-cell/>
          <table:table-cell table:formula="of:=LOG10([.C58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ail</text:p>
          </table:table-cell>
          <table:table-cell office:value-type="float" office:value="6" calcext:value-type="float">
            <text:p>6</text:p>
          </table:table-cell>
          <table:table-cell table:formula="of:=LOG10([.A584])" office:value-type="float" office:value="2.76192783842053" calcext:value-type="float">
            <text:p>2.76192783842053</text:p>
          </table:table-cell>
          <table:table-cell/>
          <table:table-cell table:formula="of:=LOG10([.C58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ields</text:p>
          </table:table-cell>
          <table:table-cell office:value-type="float" office:value="6" calcext:value-type="float">
            <text:p>6</text:p>
          </table:table-cell>
          <table:table-cell table:formula="of:=LOG10([.A585])" office:value-type="float" office:value="2.76267856372744" calcext:value-type="float">
            <text:p>2.76267856372744</text:p>
          </table:table-cell>
          <table:table-cell/>
          <table:table-cell table:formula="of:=LOG10([.C58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ccessible</text:p>
          </table:table-cell>
          <table:table-cell office:value-type="float" office:value="6" calcext:value-type="float">
            <text:p>6</text:p>
          </table:table-cell>
          <table:table-cell table:formula="of:=LOG10([.A586])" office:value-type="float" office:value="2.76342799356294" calcext:value-type="float">
            <text:p>2.76342799356294</text:p>
          </table:table-cell>
          <table:table-cell/>
          <table:table-cell table:formula="of:=LOG10([.C58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ole</text:p>
          </table:table-cell>
          <table:table-cell office:value-type="float" office:value="6" calcext:value-type="float">
            <text:p>6</text:p>
          </table:table-cell>
          <table:table-cell table:formula="of:=LOG10([.A587])" office:value-type="float" office:value="2.76417613239033" calcext:value-type="float">
            <text:p>2.76417613239033</text:p>
          </table:table-cell>
          <table:table-cell/>
          <table:table-cell table:formula="of:=LOG10([.C58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ules</text:p>
          </table:table-cell>
          <table:table-cell office:value-type="float" office:value="6" calcext:value-type="float">
            <text:p>6</text:p>
          </table:table-cell>
          <table:table-cell table:formula="of:=LOG10([.A588])" office:value-type="float" office:value="2.76492298464989" calcext:value-type="float">
            <text:p>2.76492298464989</text:p>
          </table:table-cell>
          <table:table-cell/>
          <table:table-cell table:formula="of:=LOG10([.C58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esolution</text:p>
          </table:table-cell>
          <table:table-cell office:value-type="float" office:value="6" calcext:value-type="float">
            <text:p>6</text:p>
          </table:table-cell>
          <table:table-cell table:formula="of:=LOG10([.A589])" office:value-type="float" office:value="2.76566855475901" calcext:value-type="float">
            <text:p>2.76566855475901</text:p>
          </table:table-cell>
          <table:table-cell/>
          <table:table-cell table:formula="of:=LOG10([.C58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ayer’s</text:p>
          </table:table-cell>
          <table:table-cell office:value-type="float" office:value="6" calcext:value-type="float">
            <text:p>6</text:p>
          </table:table-cell>
          <table:table-cell table:formula="of:=LOG10([.A590])" office:value-type="float" office:value="2.7664128471124" calcext:value-type="float">
            <text:p>2.7664128471124</text:p>
          </table:table-cell>
          <table:table-cell/>
          <table:table-cell table:formula="of:=LOG10([.C59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both</text:p>
          </table:table-cell>
          <table:table-cell office:value-type="float" office:value="6" calcext:value-type="float">
            <text:p>6</text:p>
          </table:table-cell>
          <table:table-cell table:formula="of:=LOG10([.A591])" office:value-type="float" office:value="2.76715586608218" calcext:value-type="float">
            <text:p>2.76715586608218</text:p>
          </table:table-cell>
          <table:table-cell/>
          <table:table-cell table:formula="of:=LOG10([.C59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ntellectual</text:p>
          </table:table-cell>
          <table:table-cell office:value-type="float" office:value="6" calcext:value-type="float">
            <text:p>6</text:p>
          </table:table-cell>
          <table:table-cell table:formula="of:=LOG10([.A592])" office:value-type="float" office:value="2.76789761601809" calcext:value-type="float">
            <text:p>2.76789761601809</text:p>
          </table:table-cell>
          <table:table-cell/>
          <table:table-cell table:formula="of:=LOG10([.C59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identity</text:p>
          </table:table-cell>
          <table:table-cell office:value-type="float" office:value="6" calcext:value-type="float">
            <text:p>6</text:p>
          </table:table-cell>
          <table:table-cell table:formula="of:=LOG10([.A593])" office:value-type="float" office:value="2.76863810124761" calcext:value-type="float">
            <text:p>2.76863810124761</text:p>
          </table:table-cell>
          <table:table-cell/>
          <table:table-cell table:formula="of:=LOG10([.C59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written</text:p>
          </table:table-cell>
          <table:table-cell office:value-type="float" office:value="6" calcext:value-type="float">
            <text:p>6</text:p>
          </table:table-cell>
          <table:table-cell table:formula="of:=LOG10([.A594])" office:value-type="float" office:value="2.76937732607614" calcext:value-type="float">
            <text:p>2.76937732607614</text:p>
          </table:table-cell>
          <table:table-cell/>
          <table:table-cell table:formula="of:=LOG10([.C59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table:formula="of:=LOG10([.A595])" office:value-type="float" office:value="2.7701152947871" calcext:value-type="float">
            <text:p>2.7701152947871</text:p>
          </table:table-cell>
          <table:table-cell/>
          <table:table-cell table:formula="of:=LOG10([.C59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egulatory</text:p>
          </table:table-cell>
          <table:table-cell office:value-type="float" office:value="6" calcext:value-type="float">
            <text:p>6</text:p>
          </table:table-cell>
          <table:table-cell table:formula="of:=LOG10([.A596])" office:value-type="float" office:value="2.77085201164214" calcext:value-type="float">
            <text:p>2.77085201164214</text:p>
          </table:table-cell>
          <table:table-cell/>
          <table:table-cell table:formula="of:=LOG10([.C59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isputes</text:p>
          </table:table-cell>
          <table:table-cell office:value-type="float" office:value="6" calcext:value-type="float">
            <text:p>6</text:p>
          </table:table-cell>
          <table:table-cell table:formula="of:=LOG10([.A597])" office:value-type="float" office:value="2.77158748088126" calcext:value-type="float">
            <text:p>2.77158748088126</text:p>
          </table:table-cell>
          <table:table-cell/>
          <table:table-cell table:formula="of:=LOG10([.C597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elease</text:p>
          </table:table-cell>
          <table:table-cell office:value-type="float" office:value="6" calcext:value-type="float">
            <text:p>6</text:p>
          </table:table-cell>
          <table:table-cell table:formula="of:=LOG10([.A598])" office:value-type="float" office:value="2.77232170672292" calcext:value-type="float">
            <text:p>2.77232170672292</text:p>
          </table:table-cell>
          <table:table-cell/>
          <table:table-cell table:formula="of:=LOG10([.C598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hare</text:p>
          </table:table-cell>
          <table:table-cell office:value-type="float" office:value="6" calcext:value-type="float">
            <text:p>6</text:p>
          </table:table-cell>
          <table:table-cell table:formula="of:=LOG10([.A599])" office:value-type="float" office:value="2.77305469336426" calcext:value-type="float">
            <text:p>2.77305469336426</text:p>
          </table:table-cell>
          <table:table-cell/>
          <table:table-cell table:formula="of:=LOG10([.C599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technology</text:p>
          </table:table-cell>
          <table:table-cell office:value-type="float" office:value="6" calcext:value-type="float">
            <text:p>6</text:p>
          </table:table-cell>
          <table:table-cell table:formula="of:=LOG10([.A600])" office:value-type="float" office:value="2.77378644498119" calcext:value-type="float">
            <text:p>2.77378644498119</text:p>
          </table:table-cell>
          <table:table-cell/>
          <table:table-cell table:formula="of:=LOG10([.C600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aterials</text:p>
          </table:table-cell>
          <table:table-cell office:value-type="float" office:value="6" calcext:value-type="float">
            <text:p>6</text:p>
          </table:table-cell>
          <table:table-cell table:formula="of:=LOG10([.A601])" office:value-type="float" office:value="2.77451696572855" calcext:value-type="float">
            <text:p>2.77451696572855</text:p>
          </table:table-cell>
          <table:table-cell/>
          <table:table-cell table:formula="of:=LOG10([.C601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ea</text:p>
          </table:table-cell>
          <table:table-cell office:value-type="float" office:value="6" calcext:value-type="float">
            <text:p>6</text:p>
          </table:table-cell>
          <table:table-cell table:formula="of:=LOG10([.A602])" office:value-type="float" office:value="2.77524625974024" calcext:value-type="float">
            <text:p>2.77524625974024</text:p>
          </table:table-cell>
          <table:table-cell/>
          <table:table-cell table:formula="of:=LOG10([.C602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aximum</text:p>
          </table:table-cell>
          <table:table-cell office:value-type="float" office:value="6" calcext:value-type="float">
            <text:p>6</text:p>
          </table:table-cell>
          <table:table-cell table:formula="of:=LOG10([.A603])" office:value-type="float" office:value="2.77597433112937" calcext:value-type="float">
            <text:p>2.77597433112937</text:p>
          </table:table-cell>
          <table:table-cell/>
          <table:table-cell table:formula="of:=LOG10([.C603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blended</text:p>
          </table:table-cell>
          <table:table-cell office:value-type="float" office:value="6" calcext:value-type="float">
            <text:p>6</text:p>
          </table:table-cell>
          <table:table-cell table:formula="of:=LOG10([.A604])" office:value-type="float" office:value="2.77670118398841" calcext:value-type="float">
            <text:p>2.77670118398841</text:p>
          </table:table-cell>
          <table:table-cell/>
          <table:table-cell table:formula="of:=LOG10([.C604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LOG10([.A605])" office:value-type="float" office:value="2.77742682238931" calcext:value-type="float">
            <text:p>2.77742682238931</text:p>
          </table:table-cell>
          <table:table-cell/>
          <table:table-cell table:formula="of:=LOG10([.C605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cropayments</text:p>
          </table:table-cell>
          <table:table-cell office:value-type="float" office:value="6" calcext:value-type="float">
            <text:p>6</text:p>
          </table:table-cell>
          <table:table-cell table:formula="of:=LOG10([.A606])" office:value-type="float" office:value="2.77815125038364" calcext:value-type="float">
            <text:p>2.77815125038364</text:p>
          </table:table-cell>
          <table:table-cell/>
          <table:table-cell table:formula="of:=LOG10([.C606]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united</text:p>
          </table:table-cell>
          <table:table-cell office:value-type="float" office:value="5" calcext:value-type="float">
            <text:p>5</text:p>
          </table:table-cell>
          <table:table-cell table:formula="of:=LOG10([.A607])" office:value-type="float" office:value="2.77887447200274" calcext:value-type="float">
            <text:p>2.77887447200274</text:p>
          </table:table-cell>
          <table:table-cell/>
          <table:table-cell table:formula="of:=LOG10([.C60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omania</text:p>
          </table:table-cell>
          <table:table-cell office:value-type="float" office:value="5" calcext:value-type="float">
            <text:p>5</text:p>
          </table:table-cell>
          <table:table-cell table:formula="of:=LOG10([.A608])" office:value-type="float" office:value="2.77959649125782" calcext:value-type="float">
            <text:p>2.77959649125782</text:p>
          </table:table-cell>
          <table:table-cell/>
          <table:table-cell table:formula="of:=LOG10([.C60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yprus</text:p>
          </table:table-cell>
          <table:table-cell office:value-type="float" office:value="5" calcext:value-type="float">
            <text:p>5</text:p>
          </table:table-cell>
          <table:table-cell table:formula="of:=LOG10([.A609])" office:value-type="float" office:value="2.78031731214015" calcext:value-type="float">
            <text:p>2.78031731214015</text:p>
          </table:table-cell>
          <table:table-cell/>
          <table:table-cell table:formula="of:=LOG10([.C60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hungary</text:p>
          </table:table-cell>
          <table:table-cell office:value-type="float" office:value="5" calcext:value-type="float">
            <text:p>5</text:p>
          </table:table-cell>
          <table:table-cell table:formula="of:=LOG10([.A610])" office:value-type="float" office:value="2.78103693862113" calcext:value-type="float">
            <text:p>2.78103693862113</text:p>
          </table:table-cell>
          <table:table-cell/>
          <table:table-cell table:formula="of:=LOG10([.C61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formula="of:=LOG10([.A611])" office:value-type="float" office:value="2.78175537465247" calcext:value-type="float">
            <text:p>2.78175537465247</text:p>
          </table:table-cell>
          <table:table-cell/>
          <table:table-cell table:formula="of:=LOG10([.C61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ersion</text:p>
          </table:table-cell>
          <table:table-cell office:value-type="float" office:value="5" calcext:value-type="float">
            <text:p>5</text:p>
          </table:table-cell>
          <table:table-cell table:formula="of:=LOG10([.A612])" office:value-type="float" office:value="2.78247262416629" calcext:value-type="float">
            <text:p>2.78247262416629</text:p>
          </table:table-cell>
          <table:table-cell/>
          <table:table-cell table:formula="of:=LOG10([.C61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LOG10([.A613])" office:value-type="float" office:value="2.78318869107526" calcext:value-type="float">
            <text:p>2.78318869107526</text:p>
          </table:table-cell>
          <table:table-cell/>
          <table:table-cell table:formula="of:=LOG10([.C61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key</text:p>
          </table:table-cell>
          <table:table-cell office:value-type="float" office:value="5" calcext:value-type="float">
            <text:p>5</text:p>
          </table:table-cell>
          <table:table-cell table:formula="of:=LOG10([.A614])" office:value-type="float" office:value="2.78390357927274" calcext:value-type="float">
            <text:p>2.78390357927274</text:p>
          </table:table-cell>
          <table:table-cell/>
          <table:table-cell table:formula="of:=LOG10([.C61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imes</text:p>
          </table:table-cell>
          <table:table-cell office:value-type="float" office:value="5" calcext:value-type="float">
            <text:p>5</text:p>
          </table:table-cell>
          <table:table-cell table:formula="of:=LOG10([.A615])" office:value-type="float" office:value="2.78461729263288" calcext:value-type="float">
            <text:p>2.78461729263288</text:p>
          </table:table-cell>
          <table:table-cell/>
          <table:table-cell table:formula="of:=LOG10([.C61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urchases</text:p>
          </table:table-cell>
          <table:table-cell office:value-type="float" office:value="5" calcext:value-type="float">
            <text:p>5</text:p>
          </table:table-cell>
          <table:table-cell table:formula="of:=LOG10([.A616])" office:value-type="float" office:value="2.78532983501077" calcext:value-type="float">
            <text:p>2.78532983501077</text:p>
          </table:table-cell>
          <table:table-cell/>
          <table:table-cell table:formula="of:=LOG10([.C61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ble</text:p>
          </table:table-cell>
          <table:table-cell office:value-type="float" office:value="5" calcext:value-type="float">
            <text:p>5</text:p>
          </table:table-cell>
          <table:table-cell table:formula="of:=LOG10([.A617])" office:value-type="float" office:value="2.78604121024255" calcext:value-type="float">
            <text:p>2.78604121024255</text:p>
          </table:table-cell>
          <table:table-cell/>
          <table:table-cell table:formula="of:=LOG10([.C61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urrent</text:p>
          </table:table-cell>
          <table:table-cell office:value-type="float" office:value="5" calcext:value-type="float">
            <text:p>5</text:p>
          </table:table-cell>
          <table:table-cell table:formula="of:=LOG10([.A618])" office:value-type="float" office:value="2.78675142214556" calcext:value-type="float">
            <text:p>2.78675142214556</text:p>
          </table:table-cell>
          <table:table-cell/>
          <table:table-cell table:formula="of:=LOG10([.C61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rd-funded</text:p>
          </table:table-cell>
          <table:table-cell office:value-type="float" office:value="5" calcext:value-type="float">
            <text:p>5</text:p>
          </table:table-cell>
          <table:table-cell table:formula="of:=LOG10([.A619])" office:value-type="float" office:value="2.78746047451841" calcext:value-type="float">
            <text:p>2.78746047451841</text:p>
          </table:table-cell>
          <table:table-cell/>
          <table:table-cell table:formula="of:=LOG10([.C61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aintain</text:p>
          </table:table-cell>
          <table:table-cell office:value-type="float" office:value="5" calcext:value-type="float">
            <text:p>5</text:p>
          </table:table-cell>
          <table:table-cell table:formula="of:=LOG10([.A620])" office:value-type="float" office:value="2.78816837114117" calcext:value-type="float">
            <text:p>2.78816837114117</text:p>
          </table:table-cell>
          <table:table-cell/>
          <table:table-cell table:formula="of:=LOG10([.C62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uthenticate</text:p>
          </table:table-cell>
          <table:table-cell office:value-type="float" office:value="5" calcext:value-type="float">
            <text:p>5</text:p>
          </table:table-cell>
          <table:table-cell table:formula="of:=LOG10([.A621])" office:value-type="float" office:value="2.78887511577542" calcext:value-type="float">
            <text:p>2.78887511577542</text:p>
          </table:table-cell>
          <table:table-cell/>
          <table:table-cell table:formula="of:=LOG10([.C62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ses</text:p>
          </table:table-cell>
          <table:table-cell office:value-type="float" office:value="5" calcext:value-type="float">
            <text:p>5</text:p>
          </table:table-cell>
          <table:table-cell table:formula="of:=LOG10([.A622])" office:value-type="float" office:value="2.78958071216443" calcext:value-type="float">
            <text:p>2.78958071216443</text:p>
          </table:table-cell>
          <table:table-cell/>
          <table:table-cell table:formula="of:=LOG10([.C62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onfirm</text:p>
          </table:table-cell>
          <table:table-cell office:value-type="float" office:value="5" calcext:value-type="float">
            <text:p>5</text:p>
          </table:table-cell>
          <table:table-cell table:formula="of:=LOG10([.A623])" office:value-type="float" office:value="2.79028516403324" calcext:value-type="float">
            <text:p>2.79028516403324</text:p>
          </table:table-cell>
          <table:table-cell/>
          <table:table-cell table:formula="of:=LOG10([.C62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uthorise</text:p>
          </table:table-cell>
          <table:table-cell office:value-type="float" office:value="5" calcext:value-type="float">
            <text:p>5</text:p>
          </table:table-cell>
          <table:table-cell table:formula="of:=LOG10([.A624])" office:value-type="float" office:value="2.79098847508882" calcext:value-type="float">
            <text:p>2.79098847508882</text:p>
          </table:table-cell>
          <table:table-cell/>
          <table:table-cell table:formula="of:=LOG10([.C62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ccessed</text:p>
          </table:table-cell>
          <table:table-cell office:value-type="float" office:value="5" calcext:value-type="float">
            <text:p>5</text:p>
          </table:table-cell>
          <table:table-cell table:formula="of:=LOG10([.A625])" office:value-type="float" office:value="2.79169064902012" calcext:value-type="float">
            <text:p>2.79169064902012</text:p>
          </table:table-cell>
          <table:table-cell/>
          <table:table-cell table:formula="of:=LOG10([.C62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ending</text:p>
          </table:table-cell>
          <table:table-cell office:value-type="float" office:value="5" calcext:value-type="float">
            <text:p>5</text:p>
          </table:table-cell>
          <table:table-cell table:formula="of:=LOG10([.A626])" office:value-type="float" office:value="2.79239168949825" calcext:value-type="float">
            <text:p>2.79239168949825</text:p>
          </table:table-cell>
          <table:table-cell/>
          <table:table-cell table:formula="of:=LOG10([.C62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ines</text:p>
          </table:table-cell>
          <table:table-cell office:value-type="float" office:value="5" calcext:value-type="float">
            <text:p>5</text:p>
          </table:table-cell>
          <table:table-cell table:formula="of:=LOG10([.A627])" office:value-type="float" office:value="2.79309160017658" calcext:value-type="float">
            <text:p>2.79309160017658</text:p>
          </table:table-cell>
          <table:table-cell/>
          <table:table-cell table:formula="of:=LOG10([.C62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enalties</text:p>
          </table:table-cell>
          <table:table-cell office:value-type="float" office:value="5" calcext:value-type="float">
            <text:p>5</text:p>
          </table:table-cell>
          <table:table-cell table:formula="of:=LOG10([.A628])" office:value-type="float" office:value="2.79379038469082" calcext:value-type="float">
            <text:p>2.79379038469082</text:p>
          </table:table-cell>
          <table:table-cell/>
          <table:table-cell table:formula="of:=LOG10([.C62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table:formula="of:=LOG10([.A629])" office:value-type="float" office:value="2.79448804665917" calcext:value-type="float">
            <text:p>2.79448804665917</text:p>
          </table:table-cell>
          <table:table-cell/>
          <table:table-cell table:formula="of:=LOG10([.C62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onfirmation</text:p>
          </table:table-cell>
          <table:table-cell office:value-type="float" office:value="5" calcext:value-type="float">
            <text:p>5</text:p>
          </table:table-cell>
          <table:table-cell table:formula="of:=LOG10([.A630])" office:value-type="float" office:value="2.79518458968242" calcext:value-type="float">
            <text:p>2.79518458968242</text:p>
          </table:table-cell>
          <table:table-cell/>
          <table:table-cell table:formula="of:=LOG10([.C63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ontinuous</text:p>
          </table:table-cell>
          <table:table-cell office:value-type="float" office:value="5" calcext:value-type="float">
            <text:p>5</text:p>
          </table:table-cell>
          <table:table-cell table:formula="of:=LOG10([.A631])" office:value-type="float" office:value="2.79588001734408" calcext:value-type="float">
            <text:p>2.79588001734408</text:p>
          </table:table-cell>
          <table:table-cell/>
          <table:table-cell table:formula="of:=LOG10([.C63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utomatically</text:p>
          </table:table-cell>
          <table:table-cell office:value-type="float" office:value="5" calcext:value-type="float">
            <text:p>5</text:p>
          </table:table-cell>
          <table:table-cell table:formula="of:=LOG10([.A632])" office:value-type="float" office:value="2.79657433321043" calcext:value-type="float">
            <text:p>2.79657433321043</text:p>
          </table:table-cell>
          <table:table-cell/>
          <table:table-cell table:formula="of:=LOG10([.C63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authority</text:p>
          </table:table-cell>
          <table:table-cell office:value-type="float" office:value="5" calcext:value-type="float">
            <text:p>5</text:p>
          </table:table-cell>
          <table:table-cell table:formula="of:=LOG10([.A633])" office:value-type="float" office:value="2.79726754083072" calcext:value-type="float">
            <text:p>2.79726754083072</text:p>
          </table:table-cell>
          <table:table-cell/>
          <table:table-cell table:formula="of:=LOG10([.C63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union</text:p>
          </table:table-cell>
          <table:table-cell office:value-type="float" office:value="5" calcext:value-type="float">
            <text:p>5</text:p>
          </table:table-cell>
          <table:table-cell table:formula="of:=LOG10([.A634])" office:value-type="float" office:value="2.7979596437372" calcext:value-type="float">
            <text:p>2.7979596437372</text:p>
          </table:table-cell>
          <table:table-cell/>
          <table:table-cell table:formula="of:=LOG10([.C63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inform</text:p>
          </table:table-cell>
          <table:table-cell office:value-type="float" office:value="5" calcext:value-type="float">
            <text:p>5</text:p>
          </table:table-cell>
          <table:table-cell table:formula="of:=LOG10([.A635])" office:value-type="float" office:value="2.79865064544527" calcext:value-type="float">
            <text:p>2.79865064544527</text:p>
          </table:table-cell>
          <table:table-cell/>
          <table:table-cell table:formula="of:=LOG10([.C63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cheques</text:p>
          </table:table-cell>
          <table:table-cell office:value-type="float" office:value="5" calcext:value-type="float">
            <text:p>5</text:p>
          </table:table-cell>
          <table:table-cell table:formula="of:=LOG10([.A636])" office:value-type="float" office:value="2.79934054945358" calcext:value-type="float">
            <text:p>2.79934054945358</text:p>
          </table:table-cell>
          <table:table-cell/>
          <table:table-cell table:formula="of:=LOG10([.C63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nough</text:p>
          </table:table-cell>
          <table:table-cell office:value-type="float" office:value="5" calcext:value-type="float">
            <text:p>5</text:p>
          </table:table-cell>
          <table:table-cell table:formula="of:=LOG10([.A637])" office:value-type="float" office:value="2.80002935924413" calcext:value-type="float">
            <text:p>2.80002935924413</text:p>
          </table:table-cell>
          <table:table-cell/>
          <table:table-cell table:formula="of:=LOG10([.C63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now</text:p>
          </table:table-cell>
          <table:table-cell office:value-type="float" office:value="5" calcext:value-type="float">
            <text:p>5</text:p>
          </table:table-cell>
          <table:table-cell table:formula="of:=LOG10([.A638])" office:value-type="float" office:value="2.80071707828239" calcext:value-type="float">
            <text:p>2.80071707828239</text:p>
          </table:table-cell>
          <table:table-cell/>
          <table:table-cell table:formula="of:=LOG10([.C63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overview</text:p>
          </table:table-cell>
          <table:table-cell office:value-type="float" office:value="5" calcext:value-type="float">
            <text:p>5</text:p>
          </table:table-cell>
          <table:table-cell table:formula="of:=LOG10([.A639])" office:value-type="float" office:value="2.80140371001736" calcext:value-type="float">
            <text:p>2.80140371001736</text:p>
          </table:table-cell>
          <table:table-cell/>
          <table:table-cell table:formula="of:=LOG10([.C63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esponsibility</text:p>
          </table:table-cell>
          <table:table-cell office:value-type="float" office:value="5" calcext:value-type="float">
            <text:p>5</text:p>
          </table:table-cell>
          <table:table-cell table:formula="of:=LOG10([.A640])" office:value-type="float" office:value="2.80208925788173" calcext:value-type="float">
            <text:p>2.80208925788173</text:p>
          </table:table-cell>
          <table:table-cell/>
          <table:table-cell table:formula="of:=LOG10([.C64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once</text:p>
          </table:table-cell>
          <table:table-cell office:value-type="float" office:value="5" calcext:value-type="float">
            <text:p>5</text:p>
          </table:table-cell>
          <table:table-cell table:formula="of:=LOG10([.A641])" office:value-type="float" office:value="2.80277372529198" calcext:value-type="float">
            <text:p>2.80277372529198</text:p>
          </table:table-cell>
          <table:table-cell/>
          <table:table-cell table:formula="of:=LOG10([.C64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akes</text:p>
          </table:table-cell>
          <table:table-cell office:value-type="float" office:value="5" calcext:value-type="float">
            <text:p>5</text:p>
          </table:table-cell>
          <table:table-cell table:formula="of:=LOG10([.A642])" office:value-type="float" office:value="2.80345711564841" calcext:value-type="float">
            <text:p>2.80345711564841</text:p>
          </table:table-cell>
          <table:table-cell/>
          <table:table-cell table:formula="of:=LOG10([.C64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astercard</text:p>
          </table:table-cell>
          <table:table-cell office:value-type="float" office:value="5" calcext:value-type="float">
            <text:p>5</text:p>
          </table:table-cell>
          <table:table-cell table:formula="of:=LOG10([.A643])" office:value-type="float" office:value="2.80413943233535" calcext:value-type="float">
            <text:p>2.80413943233535</text:p>
          </table:table-cell>
          <table:table-cell/>
          <table:table-cell table:formula="of:=LOG10([.C64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isa</text:p>
          </table:table-cell>
          <table:table-cell office:value-type="float" office:value="5" calcext:value-type="float">
            <text:p>5</text:p>
          </table:table-cell>
          <table:table-cell table:formula="of:=LOG10([.A644])" office:value-type="float" office:value="2.80482067872116" calcext:value-type="float">
            <text:p>2.80482067872116</text:p>
          </table:table-cell>
          <table:table-cell/>
          <table:table-cell table:formula="of:=LOG10([.C64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utomatic</text:p>
          </table:table-cell>
          <table:table-cell office:value-type="float" office:value="5" calcext:value-type="float">
            <text:p>5</text:p>
          </table:table-cell>
          <table:table-cell table:formula="of:=LOG10([.A645])" office:value-type="float" office:value="2.8055008581584" calcext:value-type="float">
            <text:p>2.8055008581584</text:p>
          </table:table-cell>
          <table:table-cell/>
          <table:table-cell table:formula="of:=LOG10([.C64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ncludes</text:p>
          </table:table-cell>
          <table:table-cell office:value-type="float" office:value="5" calcext:value-type="float">
            <text:p>5</text:p>
          </table:table-cell>
          <table:table-cell table:formula="of:=LOG10([.A646])" office:value-type="float" office:value="2.80617997398389" calcext:value-type="float">
            <text:p>2.80617997398389</text:p>
          </table:table-cell>
          <table:table-cell/>
          <table:table-cell table:formula="of:=LOG10([.C64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pplied</text:p>
          </table:table-cell>
          <table:table-cell office:value-type="float" office:value="5" calcext:value-type="float">
            <text:p>5</text:p>
          </table:table-cell>
          <table:table-cell table:formula="of:=LOG10([.A647])" office:value-type="float" office:value="2.80685802951882" calcext:value-type="float">
            <text:p>2.80685802951882</text:p>
          </table:table-cell>
          <table:table-cell/>
          <table:table-cell table:formula="of:=LOG10([.C64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formula="of:=LOG10([.A648])" office:value-type="float" office:value="2.80753502806885" calcext:value-type="float">
            <text:p>2.80753502806885</text:p>
          </table:table-cell>
          <table:table-cell/>
          <table:table-cell table:formula="of:=LOG10([.C64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others</text:p>
          </table:table-cell>
          <table:table-cell office:value-type="float" office:value="5" calcext:value-type="float">
            <text:p>5</text:p>
          </table:table-cell>
          <table:table-cell table:formula="of:=LOG10([.A649])" office:value-type="float" office:value="2.80821097292422" calcext:value-type="float">
            <text:p>2.80821097292422</text:p>
          </table:table-cell>
          <table:table-cell/>
          <table:table-cell table:formula="of:=LOG10([.C64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offered</text:p>
          </table:table-cell>
          <table:table-cell office:value-type="float" office:value="5" calcext:value-type="float">
            <text:p>5</text:p>
          </table:table-cell>
          <table:table-cell table:formula="of:=LOG10([.A650])" office:value-type="float" office:value="2.80888586735981" calcext:value-type="float">
            <text:p>2.80888586735981</text:p>
          </table:table-cell>
          <table:table-cell/>
          <table:table-cell table:formula="of:=LOG10([.C65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formula="of:=LOG10([.A651])" office:value-type="float" office:value="2.80955971463527" calcext:value-type="float">
            <text:p>2.80955971463527</text:p>
          </table:table-cell>
          <table:table-cell/>
          <table:table-cell table:formula="of:=LOG10([.C65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equested</text:p>
          </table:table-cell>
          <table:table-cell office:value-type="float" office:value="5" calcext:value-type="float">
            <text:p>5</text:p>
          </table:table-cell>
          <table:table-cell table:formula="of:=LOG10([.A652])" office:value-type="float" office:value="2.81023251799508" calcext:value-type="float">
            <text:p>2.81023251799508</text:p>
          </table:table-cell>
          <table:table-cell/>
          <table:table-cell table:formula="of:=LOG10([.C65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nternet</text:p>
          </table:table-cell>
          <table:table-cell office:value-type="float" office:value="5" calcext:value-type="float">
            <text:p>5</text:p>
          </table:table-cell>
          <table:table-cell table:formula="of:=LOG10([.A653])" office:value-type="float" office:value="2.8109042806687" calcext:value-type="float">
            <text:p>2.8109042806687</text:p>
          </table:table-cell>
          <table:table-cell/>
          <table:table-cell table:formula="of:=LOG10([.C65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imilar</text:p>
          </table:table-cell>
          <table:table-cell office:value-type="float" office:value="5" calcext:value-type="float">
            <text:p>5</text:p>
          </table:table-cell>
          <table:table-cell table:formula="of:=LOG10([.A654])" office:value-type="float" office:value="2.81157500587059" calcext:value-type="float">
            <text:p>2.81157500587059</text:p>
          </table:table-cell>
          <table:table-cell/>
          <table:table-cell table:formula="of:=LOG10([.C65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deduct</text:p>
          </table:table-cell>
          <table:table-cell office:value-type="float" office:value="5" calcext:value-type="float">
            <text:p>5</text:p>
          </table:table-cell>
          <table:table-cell table:formula="of:=LOG10([.A655])" office:value-type="float" office:value="2.81224469680037" calcext:value-type="float">
            <text:p>2.81224469680037</text:p>
          </table:table-cell>
          <table:table-cell/>
          <table:table-cell table:formula="of:=LOG10([.C65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elation</text:p>
          </table:table-cell>
          <table:table-cell office:value-type="float" office:value="5" calcext:value-type="float">
            <text:p>5</text:p>
          </table:table-cell>
          <table:table-cell table:formula="of:=LOG10([.A656])" office:value-type="float" office:value="2.81291335664286" calcext:value-type="float">
            <text:p>2.81291335664286</text:p>
          </table:table-cell>
          <table:table-cell/>
          <table:table-cell table:formula="of:=LOG10([.C65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funded</text:p>
          </table:table-cell>
          <table:table-cell office:value-type="float" office:value="5" calcext:value-type="float">
            <text:p>5</text:p>
          </table:table-cell>
          <table:table-cell table:formula="of:=LOG10([.A657])" office:value-type="float" office:value="2.81358098856819" calcext:value-type="float">
            <text:p>2.81358098856819</text:p>
          </table:table-cell>
          <table:table-cell/>
          <table:table-cell table:formula="of:=LOG10([.C65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equests</text:p>
          </table:table-cell>
          <table:table-cell office:value-type="float" office:value="5" calcext:value-type="float">
            <text:p>5</text:p>
          </table:table-cell>
          <table:table-cell table:formula="of:=LOG10([.A658])" office:value-type="float" office:value="2.81424759573192" calcext:value-type="float">
            <text:p>2.81424759573192</text:p>
          </table:table-cell>
          <table:table-cell/>
          <table:table-cell table:formula="of:=LOG10([.C65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onger</text:p>
          </table:table-cell>
          <table:table-cell office:value-type="float" office:value="5" calcext:value-type="float">
            <text:p>5</text:p>
          </table:table-cell>
          <table:table-cell table:formula="of:=LOG10([.A659])" office:value-type="float" office:value="2.81491318127507" calcext:value-type="float">
            <text:p>2.81491318127507</text:p>
          </table:table-cell>
          <table:table-cell/>
          <table:table-cell table:formula="of:=LOG10([.C65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me</text:p>
          </table:table-cell>
          <table:table-cell office:value-type="float" office:value="5" calcext:value-type="float">
            <text:p>5</text:p>
          </table:table-cell>
          <table:table-cell table:formula="of:=LOG10([.A660])" office:value-type="float" office:value="2.81557774832427" calcext:value-type="float">
            <text:p>2.81557774832427</text:p>
          </table:table-cell>
          <table:table-cell/>
          <table:table-cell table:formula="of:=LOG10([.C66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greed</text:p>
          </table:table-cell>
          <table:table-cell office:value-type="float" office:value="5" calcext:value-type="float">
            <text:p>5</text:p>
          </table:table-cell>
          <table:table-cell table:formula="of:=LOG10([.A661])" office:value-type="float" office:value="2.81624129999178" calcext:value-type="float">
            <text:p>2.81624129999178</text:p>
          </table:table-cell>
          <table:table-cell/>
          <table:table-cell table:formula="of:=LOG10([.C66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why</text:p>
          </table:table-cell>
          <table:table-cell office:value-type="float" office:value="5" calcext:value-type="float">
            <text:p>5</text:p>
          </table:table-cell>
          <table:table-cell table:formula="of:=LOG10([.A662])" office:value-type="float" office:value="2.81690383937566" calcext:value-type="float">
            <text:p>2.81690383937566</text:p>
          </table:table-cell>
          <table:table-cell/>
          <table:table-cell table:formula="of:=LOG10([.C66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ontacting</text:p>
          </table:table-cell>
          <table:table-cell office:value-type="float" office:value="5" calcext:value-type="float">
            <text:p>5</text:p>
          </table:table-cell>
          <table:table-cell table:formula="of:=LOG10([.A663])" office:value-type="float" office:value="2.81756536955978" calcext:value-type="float">
            <text:p>2.81756536955978</text:p>
          </table:table-cell>
          <table:table-cell/>
          <table:table-cell table:formula="of:=LOG10([.C66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rangement</text:p>
          </table:table-cell>
          <table:table-cell office:value-type="float" office:value="5" calcext:value-type="float">
            <text:p>5</text:p>
          </table:table-cell>
          <table:table-cell table:formula="of:=LOG10([.A664])" office:value-type="float" office:value="2.81822589361396" calcext:value-type="float">
            <text:p>2.81822589361396</text:p>
          </table:table-cell>
          <table:table-cell/>
          <table:table-cell table:formula="of:=LOG10([.C66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eversed</text:p>
          </table:table-cell>
          <table:table-cell office:value-type="float" office:value="5" calcext:value-type="float">
            <text:p>5</text:p>
          </table:table-cell>
          <table:table-cell table:formula="of:=LOG10([.A665])" office:value-type="float" office:value="2.81888541459401" calcext:value-type="float">
            <text:p>2.81888541459401</text:p>
          </table:table-cell>
          <table:table-cell/>
          <table:table-cell table:formula="of:=LOG10([.C66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nable</text:p>
          </table:table-cell>
          <table:table-cell office:value-type="float" office:value="5" calcext:value-type="float">
            <text:p>5</text:p>
          </table:table-cell>
          <table:table-cell table:formula="of:=LOG10([.A666])" office:value-type="float" office:value="2.81954393554187" calcext:value-type="float">
            <text:p>2.81954393554187</text:p>
          </table:table-cell>
          <table:table-cell/>
          <table:table-cell table:formula="of:=LOG10([.C66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ublished</text:p>
          </table:table-cell>
          <table:table-cell office:value-type="float" office:value="5" calcext:value-type="float">
            <text:p>5</text:p>
          </table:table-cell>
          <table:table-cell table:formula="of:=LOG10([.A667])" office:value-type="float" office:value="2.82020145948564" calcext:value-type="float">
            <text:p>2.82020145948564</text:p>
          </table:table-cell>
          <table:table-cell/>
          <table:table-cell table:formula="of:=LOG10([.C66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ooter</text:p>
          </table:table-cell>
          <table:table-cell office:value-type="float" office:value="5" calcext:value-type="float">
            <text:p>5</text:p>
          </table:table-cell>
          <table:table-cell table:formula="of:=LOG10([.A668])" office:value-type="float" office:value="2.8208579894397" calcext:value-type="float">
            <text:p>2.8208579894397</text:p>
          </table:table-cell>
          <table:table-cell/>
          <table:table-cell table:formula="of:=LOG10([.C66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ages</text:p>
          </table:table-cell>
          <table:table-cell office:value-type="float" office:value="5" calcext:value-type="float">
            <text:p>5</text:p>
          </table:table-cell>
          <table:table-cell table:formula="of:=LOG10([.A669])" office:value-type="float" office:value="2.82151352840477" calcext:value-type="float">
            <text:p>2.82151352840477</text:p>
          </table:table-cell>
          <table:table-cell/>
          <table:table-cell table:formula="of:=LOG10([.C66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onsumer</text:p>
          </table:table-cell>
          <table:table-cell office:value-type="float" office:value="5" calcext:value-type="float">
            <text:p>5</text:p>
          </table:table-cell>
          <table:table-cell table:formula="of:=LOG10([.A670])" office:value-type="float" office:value="2.82216807936802" calcext:value-type="float">
            <text:p>2.82216807936802</text:p>
          </table:table-cell>
          <table:table-cell/>
          <table:table-cell table:formula="of:=LOG10([.C67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method</text:p>
          </table:table-cell>
          <table:table-cell office:value-type="float" office:value="5" calcext:value-type="float">
            <text:p>5</text:p>
          </table:table-cell>
          <table:table-cell table:formula="of:=LOG10([.A671])" office:value-type="float" office:value="2.8228216453031" calcext:value-type="float">
            <text:p>2.8228216453031</text:p>
          </table:table-cell>
          <table:table-cell/>
          <table:table-cell table:formula="of:=LOG10([.C67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iled</text:p>
          </table:table-cell>
          <table:table-cell office:value-type="float" office:value="5" calcext:value-type="float">
            <text:p>5</text:p>
          </table:table-cell>
          <table:table-cell table:formula="of:=LOG10([.A672])" office:value-type="float" office:value="2.8234742291703" calcext:value-type="float">
            <text:p>2.8234742291703</text:p>
          </table:table-cell>
          <table:table-cell/>
          <table:table-cell table:formula="of:=LOG10([.C67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est</text:p>
          </table:table-cell>
          <table:table-cell office:value-type="float" office:value="5" calcext:value-type="float">
            <text:p>5</text:p>
          </table:table-cell>
          <table:table-cell table:formula="of:=LOG10([.A673])" office:value-type="float" office:value="2.82412583391655" calcext:value-type="float">
            <text:p>2.82412583391655</text:p>
          </table:table-cell>
          <table:table-cell/>
          <table:table-cell table:formula="of:=LOG10([.C67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ompensate</text:p>
          </table:table-cell>
          <table:table-cell office:value-type="float" office:value="5" calcext:value-type="float">
            <text:p>5</text:p>
          </table:table-cell>
          <table:table-cell table:formula="of:=LOG10([.A674])" office:value-type="float" office:value="2.82477646247555" calcext:value-type="float">
            <text:p>2.82477646247555</text:p>
          </table:table-cell>
          <table:table-cell/>
          <table:table-cell table:formula="of:=LOG10([.C67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ind</text:p>
          </table:table-cell>
          <table:table-cell office:value-type="float" office:value="5" calcext:value-type="float">
            <text:p>5</text:p>
          </table:table-cell>
          <table:table-cell table:formula="of:=LOG10([.A675])" office:value-type="float" office:value="2.82542611776782" calcext:value-type="float">
            <text:p>2.82542611776782</text:p>
          </table:table-cell>
          <table:table-cell/>
          <table:table-cell table:formula="of:=LOG10([.C67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ngage</text:p>
          </table:table-cell>
          <table:table-cell office:value-type="float" office:value="5" calcext:value-type="float">
            <text:p>5</text:p>
          </table:table-cell>
          <table:table-cell table:formula="of:=LOG10([.A676])" office:value-type="float" office:value="2.82607480270083" calcext:value-type="float">
            <text:p>2.82607480270083</text:p>
          </table:table-cell>
          <table:table-cell/>
          <table:table-cell table:formula="of:=LOG10([.C67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tem</text:p>
          </table:table-cell>
          <table:table-cell office:value-type="float" office:value="5" calcext:value-type="float">
            <text:p>5</text:p>
          </table:table-cell>
          <table:table-cell table:formula="of:=LOG10([.A677])" office:value-type="float" office:value="2.82672252016899" calcext:value-type="float">
            <text:p>2.82672252016899</text:p>
          </table:table-cell>
          <table:table-cell/>
          <table:table-cell table:formula="of:=LOG10([.C67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ligibility</text:p>
          </table:table-cell>
          <table:table-cell office:value-type="float" office:value="5" calcext:value-type="float">
            <text:p>5</text:p>
          </table:table-cell>
          <table:table-cell table:formula="of:=LOG10([.A678])" office:value-type="float" office:value="2.82736927305383" calcext:value-type="float">
            <text:p>2.82736927305383</text:p>
          </table:table-cell>
          <table:table-cell/>
          <table:table-cell table:formula="of:=LOG10([.C67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investigation</text:p>
          </table:table-cell>
          <table:table-cell office:value-type="float" office:value="5" calcext:value-type="float">
            <text:p>5</text:p>
          </table:table-cell>
          <table:table-cell table:formula="of:=LOG10([.A679])" office:value-type="float" office:value="2.82801506422398" calcext:value-type="float">
            <text:p>2.82801506422398</text:p>
          </table:table-cell>
          <table:table-cell/>
          <table:table-cell table:formula="of:=LOG10([.C67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trade</text:p>
          </table:table-cell>
          <table:table-cell office:value-type="float" office:value="5" calcext:value-type="float">
            <text:p>5</text:p>
          </table:table-cell>
          <table:table-cell table:formula="of:=LOG10([.A680])" office:value-type="float" office:value="2.82865989653532" calcext:value-type="float">
            <text:p>2.82865989653532</text:p>
          </table:table-cell>
          <table:table-cell/>
          <table:table-cell table:formula="of:=LOG10([.C68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xpress</text:p>
          </table:table-cell>
          <table:table-cell office:value-type="float" office:value="5" calcext:value-type="float">
            <text:p>5</text:p>
          </table:table-cell>
          <table:table-cell table:formula="of:=LOG10([.A681])" office:value-type="float" office:value="2.82930377283102" calcext:value-type="float">
            <text:p>2.82930377283102</text:p>
          </table:table-cell>
          <table:table-cell/>
          <table:table-cell table:formula="of:=LOG10([.C68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list</text:p>
          </table:table-cell>
          <table:table-cell office:value-type="float" office:value="5" calcext:value-type="float">
            <text:p>5</text:p>
          </table:table-cell>
          <table:table-cell table:formula="of:=LOG10([.A682])" office:value-type="float" office:value="2.82994669594164" calcext:value-type="float">
            <text:p>2.82994669594164</text:p>
          </table:table-cell>
          <table:table-cell/>
          <table:table-cell table:formula="of:=LOG10([.C68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or</text:p>
          </table:table-cell>
          <table:table-cell office:value-type="float" office:value="5" calcext:value-type="float">
            <text:p>5</text:p>
          </table:table-cell>
          <table:table-cell table:formula="of:=LOG10([.A683])" office:value-type="float" office:value="2.83058866868514" calcext:value-type="float">
            <text:p>2.83058866868514</text:p>
          </table:table-cell>
          <table:table-cell/>
          <table:table-cell table:formula="of:=LOG10([.C68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used</text:p>
          </table:table-cell>
          <table:table-cell office:value-type="float" office:value="5" calcext:value-type="float">
            <text:p>5</text:p>
          </table:table-cell>
          <table:table-cell table:formula="of:=LOG10([.A684])" office:value-type="float" office:value="2.83122969386706" calcext:value-type="float">
            <text:p>2.83122969386706</text:p>
          </table:table-cell>
          <table:table-cell/>
          <table:table-cell table:formula="of:=LOG10([.C68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on-exclusive</text:p>
          </table:table-cell>
          <table:table-cell office:value-type="float" office:value="5" calcext:value-type="float">
            <text:p>5</text:p>
          </table:table-cell>
          <table:table-cell table:formula="of:=LOG10([.A685])" office:value-type="float" office:value="2.8318697742805" calcext:value-type="float">
            <text:p>2.8318697742805</text:p>
          </table:table-cell>
          <table:table-cell/>
          <table:table-cell table:formula="of:=LOG10([.C68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olling</text:p>
          </table:table-cell>
          <table:table-cell office:value-type="float" office:value="5" calcext:value-type="float">
            <text:p>5</text:p>
          </table:table-cell>
          <table:table-cell table:formula="of:=LOG10([.A686])" office:value-type="float" office:value="2.83250891270624" calcext:value-type="float">
            <text:p>2.83250891270624</text:p>
          </table:table-cell>
          <table:table-cell/>
          <table:table-cell table:formula="of:=LOG10([.C68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oon</text:p>
          </table:table-cell>
          <table:table-cell office:value-type="float" office:value="5" calcext:value-type="float">
            <text:p>5</text:p>
          </table:table-cell>
          <table:table-cell table:formula="of:=LOG10([.A687])" office:value-type="float" office:value="2.83314711191279" calcext:value-type="float">
            <text:p>2.83314711191279</text:p>
          </table:table-cell>
          <table:table-cell/>
          <table:table-cell table:formula="of:=LOG10([.C68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ctually</text:p>
          </table:table-cell>
          <table:table-cell office:value-type="float" office:value="5" calcext:value-type="float">
            <text:p>5</text:p>
          </table:table-cell>
          <table:table-cell table:formula="of:=LOG10([.A688])" office:value-type="float" office:value="2.83378437465648" calcext:value-type="float">
            <text:p>2.83378437465648</text:p>
          </table:table-cell>
          <table:table-cell/>
          <table:table-cell table:formula="of:=LOG10([.C68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trademarks</text:p>
          </table:table-cell>
          <table:table-cell office:value-type="float" office:value="5" calcext:value-type="float">
            <text:p>5</text:p>
          </table:table-cell>
          <table:table-cell table:formula="of:=LOG10([.A689])" office:value-type="float" office:value="2.83442070368153" calcext:value-type="float">
            <text:p>2.83442070368153</text:p>
          </table:table-cell>
          <table:table-cell/>
          <table:table-cell table:formula="of:=LOG10([.C68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urt</text:p>
          </table:table-cell>
          <table:table-cell office:value-type="float" office:value="5" calcext:value-type="float">
            <text:p>5</text:p>
          </table:table-cell>
          <table:table-cell table:formula="of:=LOG10([.A690])" office:value-type="float" office:value="2.83505610172012" calcext:value-type="float">
            <text:p>2.83505610172012</text:p>
          </table:table-cell>
          <table:table-cell/>
          <table:table-cell table:formula="of:=LOG10([.C69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formula="of:=LOG10([.A691])" office:value-type="float" office:value="2.83569057149243" calcext:value-type="float">
            <text:p>2.83569057149243</text:p>
          </table:table-cell>
          <table:table-cell/>
          <table:table-cell table:formula="of:=LOG10([.C691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LOG10([.A692])" office:value-type="float" office:value="2.83632411570675" calcext:value-type="float">
            <text:p>2.83632411570675</text:p>
          </table:table-cell>
          <table:table-cell/>
          <table:table-cell table:formula="of:=LOG10([.C692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table:formula="of:=LOG10([.A693])" office:value-type="float" office:value="2.83695673705955" calcext:value-type="float">
            <text:p>2.83695673705955</text:p>
          </table:table-cell>
          <table:table-cell/>
          <table:table-cell table:formula="of:=LOG10([.C693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LOG10([.A694])" office:value-type="float" office:value="2.83758843823551" calcext:value-type="float">
            <text:p>2.83758843823551</text:p>
          </table:table-cell>
          <table:table-cell/>
          <table:table-cell table:formula="of:=LOG10([.C694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LOG10([.A695])" office:value-type="float" office:value="2.83821922190763" calcext:value-type="float">
            <text:p>2.83821922190763</text:p>
          </table:table-cell>
          <table:table-cell/>
          <table:table-cell table:formula="of:=LOG10([.C695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LOG10([.A696])" office:value-type="float" office:value="2.83884909073726" calcext:value-type="float">
            <text:p>2.83884909073726</text:p>
          </table:table-cell>
          <table:table-cell/>
          <table:table-cell table:formula="of:=LOG10([.C696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G10([.A697])" office:value-type="float" office:value="2.8394780473742" calcext:value-type="float">
            <text:p>2.8394780473742</text:p>
          </table:table-cell>
          <table:table-cell/>
          <table:table-cell table:formula="of:=LOG10([.C697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LOG10([.A698])" office:value-type="float" office:value="2.84010609445676" calcext:value-type="float">
            <text:p>2.84010609445676</text:p>
          </table:table-cell>
          <table:table-cell/>
          <table:table-cell table:formula="of:=LOG10([.C698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p</text:p>
          </table:table-cell>
          <table:table-cell office:value-type="float" office:value="5" calcext:value-type="float">
            <text:p>5</text:p>
          </table:table-cell>
          <table:table-cell table:formula="of:=LOG10([.A699])" office:value-type="float" office:value="2.84073323461181" calcext:value-type="float">
            <text:p>2.84073323461181</text:p>
          </table:table-cell>
          <table:table-cell/>
          <table:table-cell table:formula="of:=LOG10([.C699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formula="of:=LOG10([.A700])" office:value-type="float" office:value="2.84135947045485" calcext:value-type="float">
            <text:p>2.84135947045485</text:p>
          </table:table-cell>
          <table:table-cell/>
          <table:table-cell table:formula="of:=LOG10([.C700]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ffective</text:p>
          </table:table-cell>
          <table:table-cell office:value-type="float" office:value="4" calcext:value-type="float">
            <text:p>4</text:p>
          </table:table-cell>
          <table:table-cell table:formula="of:=LOG10([.A701])" office:value-type="float" office:value="2.84198480459011" calcext:value-type="float">
            <text:p>2.84198480459011</text:p>
          </table:table-cell>
          <table:table-cell/>
          <table:table-cell table:formula="of:=LOG10([.C70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t</text:p>
          </table:table-cell>
          <table:table-cell office:value-type="float" office:value="4" calcext:value-type="float">
            <text:p>4</text:p>
          </table:table-cell>
          <table:table-cell table:formula="of:=LOG10([.A702])" office:value-type="float" office:value="2.84260923961056" calcext:value-type="float">
            <text:p>2.84260923961056</text:p>
          </table:table-cell>
          <table:table-cell/>
          <table:table-cell table:formula="of:=LOG10([.C70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lta</text:p>
          </table:table-cell>
          <table:table-cell office:value-type="float" office:value="4" calcext:value-type="float">
            <text:p>4</text:p>
          </table:table-cell>
          <table:table-cell table:formula="of:=LOG10([.A703])" office:value-type="float" office:value="2.84323277809801" calcext:value-type="float">
            <text:p>2.84323277809801</text:p>
          </table:table-cell>
          <table:table-cell/>
          <table:table-cell table:formula="of:=LOG10([.C70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reece</text:p>
          </table:table-cell>
          <table:table-cell office:value-type="float" office:value="4" calcext:value-type="float">
            <text:p>4</text:p>
          </table:table-cell>
          <table:table-cell table:formula="of:=LOG10([.A704])" office:value-type="float" office:value="2.84385542262316" calcext:value-type="float">
            <text:p>2.84385542262316</text:p>
          </table:table-cell>
          <table:table-cell/>
          <table:table-cell table:formula="of:=LOG10([.C70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atvia</text:p>
          </table:table-cell>
          <table:table-cell office:value-type="float" office:value="4" calcext:value-type="float">
            <text:p>4</text:p>
          </table:table-cell>
          <table:table-cell table:formula="of:=LOG10([.A705])" office:value-type="float" office:value="2.84447717574568" calcext:value-type="float">
            <text:p>2.84447717574568</text:p>
          </table:table-cell>
          <table:table-cell/>
          <table:table-cell table:formula="of:=LOG10([.C70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iechtenstein</text:p>
          </table:table-cell>
          <table:table-cell office:value-type="float" office:value="4" calcext:value-type="float">
            <text:p>4</text:p>
          </table:table-cell>
          <table:table-cell table:formula="of:=LOG10([.A706])" office:value-type="float" office:value="2.84509804001426" calcext:value-type="float">
            <text:p>2.84509804001426</text:p>
          </table:table-cell>
          <table:table-cell/>
          <table:table-cell table:formula="of:=LOG10([.C70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lovakia</text:p>
          </table:table-cell>
          <table:table-cell office:value-type="float" office:value="4" calcext:value-type="float">
            <text:p>4</text:p>
          </table:table-cell>
          <table:table-cell table:formula="of:=LOG10([.A707])" office:value-type="float" office:value="2.84571801796666" calcext:value-type="float">
            <text:p>2.84571801796666</text:p>
          </table:table-cell>
          <table:table-cell/>
          <table:table-cell table:formula="of:=LOG10([.C70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stonia</text:p>
          </table:table-cell>
          <table:table-cell office:value-type="float" office:value="4" calcext:value-type="float">
            <text:p>4</text:p>
          </table:table-cell>
          <table:table-cell table:formula="of:=LOG10([.A708])" office:value-type="float" office:value="2.8463371121298" calcext:value-type="float">
            <text:p>2.8463371121298</text:p>
          </table:table-cell>
          <table:table-cell/>
          <table:table-cell table:formula="of:=LOG10([.C70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lithuania</text:p>
          </table:table-cell>
          <table:table-cell office:value-type="float" office:value="4" calcext:value-type="float">
            <text:p>4</text:p>
          </table:table-cell>
          <table:table-cell table:formula="of:=LOG10([.A709])" office:value-type="float" office:value="2.84695532501982" calcext:value-type="float">
            <text:p>2.84695532501982</text:p>
          </table:table-cell>
          <table:table-cell/>
          <table:table-cell table:formula="of:=LOG10([.C70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lovenia</text:p>
          </table:table-cell>
          <table:table-cell office:value-type="float" office:value="4" calcext:value-type="float">
            <text:p>4</text:p>
          </table:table-cell>
          <table:table-cell table:formula="of:=LOG10([.A710])" office:value-type="float" office:value="2.84757265914211" calcext:value-type="float">
            <text:p>2.84757265914211</text:p>
          </table:table-cell>
          <table:table-cell/>
          <table:table-cell table:formula="of:=LOG10([.C71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isted</text:p>
          </table:table-cell>
          <table:table-cell office:value-type="float" office:value="4" calcext:value-type="float">
            <text:p>4</text:p>
          </table:table-cell>
          <table:table-cell table:formula="of:=LOG10([.A711])" office:value-type="float" office:value="2.8481891169914" calcext:value-type="float">
            <text:p>2.8481891169914</text:p>
          </table:table-cell>
          <table:table-cell/>
          <table:table-cell table:formula="of:=LOG10([.C71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table:formula="of:=LOG10([.A712])" office:value-type="float" office:value="2.8488047010518" calcext:value-type="float">
            <text:p>2.8488047010518</text:p>
          </table:table-cell>
          <table:table-cell/>
          <table:table-cell table:formula="of:=LOG10([.C71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increase</text:p>
          </table:table-cell>
          <table:table-cell office:value-type="float" office:value="4" calcext:value-type="float">
            <text:p>4</text:p>
          </table:table-cell>
          <table:table-cell table:formula="of:=LOG10([.A713])" office:value-type="float" office:value="2.8494194137969" calcext:value-type="float">
            <text:p>2.8494194137969</text:p>
          </table:table-cell>
          <table:table-cell/>
          <table:table-cell table:formula="of:=LOG10([.C71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table:formula="of:=LOG10([.A714])" office:value-type="float" office:value="2.85003325768977" calcext:value-type="float">
            <text:p>2.85003325768977</text:p>
          </table:table-cell>
          <table:table-cell/>
          <table:table-cell table:formula="of:=LOG10([.C71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legally</text:p>
          </table:table-cell>
          <table:table-cell office:value-type="float" office:value="4" calcext:value-type="float">
            <text:p>4</text:p>
          </table:table-cell>
          <table:table-cell table:formula="of:=LOG10([.A715])" office:value-type="float" office:value="2.85064623518307" calcext:value-type="float">
            <text:p>2.85064623518307</text:p>
          </table:table-cell>
          <table:table-cell/>
          <table:table-cell table:formula="of:=LOG10([.C71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lows</text:p>
          </table:table-cell>
          <table:table-cell office:value-type="float" office:value="4" calcext:value-type="float">
            <text:p>4</text:p>
          </table:table-cell>
          <table:table-cell table:formula="of:=LOG10([.A716])" office:value-type="float" office:value="2.85125834871908" calcext:value-type="float">
            <text:p>2.85125834871908</text:p>
          </table:table-cell>
          <table:table-cell/>
          <table:table-cell table:formula="of:=LOG10([.C71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eproduce</text:p>
          </table:table-cell>
          <table:table-cell office:value-type="float" office:value="4" calcext:value-type="float">
            <text:p>4</text:p>
          </table:table-cell>
          <table:table-cell table:formula="of:=LOG10([.A717])" office:value-type="float" office:value="2.85186960072977" calcext:value-type="float">
            <text:p>2.85186960072977</text:p>
          </table:table-cell>
          <table:table-cell/>
          <table:table-cell table:formula="of:=LOG10([.C71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two</text:p>
          </table:table-cell>
          <table:table-cell office:value-type="float" office:value="4" calcext:value-type="float">
            <text:p>4</text:p>
          </table:table-cell>
          <table:table-cell table:formula="of:=LOG10([.A718])" office:value-type="float" office:value="2.85247999363686" calcext:value-type="float">
            <text:p>2.85247999363686</text:p>
          </table:table-cell>
          <table:table-cell/>
          <table:table-cell table:formula="of:=LOG10([.C71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rimarily</text:p>
          </table:table-cell>
          <table:table-cell office:value-type="float" office:value="4" calcext:value-type="float">
            <text:p>4</text:p>
          </table:table-cell>
          <table:table-cell table:formula="of:=LOG10([.A719])" office:value-type="float" office:value="2.85308952985187" calcext:value-type="float">
            <text:p>2.85308952985187</text:p>
          </table:table-cell>
          <table:table-cell/>
          <table:table-cell table:formula="of:=LOG10([.C71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nvolves</text:p>
          </table:table-cell>
          <table:table-cell office:value-type="float" office:value="4" calcext:value-type="float">
            <text:p>4</text:p>
          </table:table-cell>
          <table:table-cell table:formula="of:=LOG10([.A720])" office:value-type="float" office:value="2.85369821177617" calcext:value-type="float">
            <text:p>2.85369821177617</text:p>
          </table:table-cell>
          <table:table-cell/>
          <table:table-cell table:formula="of:=LOG10([.C72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fe</text:p>
          </table:table-cell>
          <table:table-cell office:value-type="float" office:value="4" calcext:value-type="float">
            <text:p>4</text:p>
          </table:table-cell>
          <table:table-cell table:formula="of:=LOG10([.A721])" office:value-type="float" office:value="2.85430604180108" calcext:value-type="float">
            <text:p>2.85430604180108</text:p>
          </table:table-cell>
          <table:table-cell/>
          <table:table-cell table:formula="of:=LOG10([.C72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issue</text:p>
          </table:table-cell>
          <table:table-cell office:value-type="float" office:value="4" calcext:value-type="float">
            <text:p>4</text:p>
          </table:table-cell>
          <table:table-cell table:formula="of:=LOG10([.A722])" office:value-type="float" office:value="2.85491302230786" calcext:value-type="float">
            <text:p>2.85491302230786</text:p>
          </table:table-cell>
          <table:table-cell/>
          <table:table-cell table:formula="of:=LOG10([.C72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orrect</text:p>
          </table:table-cell>
          <table:table-cell office:value-type="float" office:value="4" calcext:value-type="float">
            <text:p>4</text:p>
          </table:table-cell>
          <table:table-cell table:formula="of:=LOG10([.A723])" office:value-type="float" office:value="2.8555191556678" calcext:value-type="float">
            <text:p>2.8555191556678</text:p>
          </table:table-cell>
          <table:table-cell/>
          <table:table-cell table:formula="of:=LOG10([.C72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assword</text:p>
          </table:table-cell>
          <table:table-cell office:value-type="float" office:value="4" calcext:value-type="float">
            <text:p>4</text:p>
          </table:table-cell>
          <table:table-cell table:formula="of:=LOG10([.A724])" office:value-type="float" office:value="2.8561244442423" calcext:value-type="float">
            <text:p>2.8561244442423</text:p>
          </table:table-cell>
          <table:table-cell/>
          <table:table-cell table:formula="of:=LOG10([.C72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manage</text:p>
          </table:table-cell>
          <table:table-cell office:value-type="float" office:value="4" calcext:value-type="float">
            <text:p>4</text:p>
          </table:table-cell>
          <table:table-cell table:formula="of:=LOG10([.A725])" office:value-type="float" office:value="2.85672889038288" calcext:value-type="float">
            <text:p>2.85672889038288</text:p>
          </table:table-cell>
          <table:table-cell/>
          <table:table-cell table:formula="of:=LOG10([.C72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logged</text:p>
          </table:table-cell>
          <table:table-cell office:value-type="float" office:value="4" calcext:value-type="float">
            <text:p>4</text:p>
          </table:table-cell>
          <table:table-cell table:formula="of:=LOG10([.A726])" office:value-type="float" office:value="2.85733249643127" calcext:value-type="float">
            <text:p>2.85733249643127</text:p>
          </table:table-cell>
          <table:table-cell/>
          <table:table-cell table:formula="of:=LOG10([.C72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andatory</text:p>
          </table:table-cell>
          <table:table-cell office:value-type="float" office:value="4" calcext:value-type="float">
            <text:p>4</text:p>
          </table:table-cell>
          <table:table-cell table:formula="of:=LOG10([.A727])" office:value-type="float" office:value="2.85793526471943" calcext:value-type="float">
            <text:p>2.85793526471943</text:p>
          </table:table-cell>
          <table:table-cell/>
          <table:table-cell table:formula="of:=LOG10([.C72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onths</text:p>
          </table:table-cell>
          <table:table-cell office:value-type="float" office:value="4" calcext:value-type="float">
            <text:p>4</text:p>
          </table:table-cell>
          <table:table-cell table:formula="of:=LOG10([.A728])" office:value-type="float" office:value="2.85853719756964" calcext:value-type="float">
            <text:p>2.85853719756964</text:p>
          </table:table-cell>
          <table:table-cell/>
          <table:table-cell table:formula="of:=LOG10([.C72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ecide</text:p>
          </table:table-cell>
          <table:table-cell office:value-type="float" office:value="4" calcext:value-type="float">
            <text:p>4</text:p>
          </table:table-cell>
          <table:table-cell table:formula="of:=LOG10([.A729])" office:value-type="float" office:value="2.85913829729453" calcext:value-type="float">
            <text:p>2.85913829729453</text:p>
          </table:table-cell>
          <table:table-cell/>
          <table:table-cell table:formula="of:=LOG10([.C72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ability</text:p>
          </table:table-cell>
          <table:table-cell office:value-type="float" office:value="4" calcext:value-type="float">
            <text:p>4</text:p>
          </table:table-cell>
          <table:table-cell table:formula="of:=LOG10([.A730])" office:value-type="float" office:value="2.85973856619715" calcext:value-type="float">
            <text:p>2.85973856619715</text:p>
          </table:table-cell>
          <table:table-cell/>
          <table:table-cell table:formula="of:=LOG10([.C73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termination</text:p>
          </table:table-cell>
          <table:table-cell office:value-type="float" office:value="4" calcext:value-type="float">
            <text:p>4</text:p>
          </table:table-cell>
          <table:table-cell table:formula="of:=LOG10([.A731])" office:value-type="float" office:value="2.86033800657099" calcext:value-type="float">
            <text:p>2.86033800657099</text:p>
          </table:table-cell>
          <table:table-cell/>
          <table:table-cell table:formula="of:=LOG10([.C73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uspend</text:p>
          </table:table-cell>
          <table:table-cell office:value-type="float" office:value="4" calcext:value-type="float">
            <text:p>4</text:p>
          </table:table-cell>
          <table:table-cell table:formula="of:=LOG10([.A732])" office:value-type="float" office:value="2.86093662070009" calcext:value-type="float">
            <text:p>2.86093662070009</text:p>
          </table:table-cell>
          <table:table-cell/>
          <table:table-cell table:formula="of:=LOG10([.C73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main</text:p>
          </table:table-cell>
          <table:table-cell office:value-type="float" office:value="4" calcext:value-type="float">
            <text:p>4</text:p>
          </table:table-cell>
          <table:table-cell table:formula="of:=LOG10([.A733])" office:value-type="float" office:value="2.86153441085904" calcext:value-type="float">
            <text:p>2.86153441085904</text:p>
          </table:table-cell>
          <table:table-cell/>
          <table:table-cell table:formula="of:=LOG10([.C73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eature</text:p>
          </table:table-cell>
          <table:table-cell office:value-type="float" office:value="4" calcext:value-type="float">
            <text:p>4</text:p>
          </table:table-cell>
          <table:table-cell table:formula="of:=LOG10([.A734])" office:value-type="float" office:value="2.86213137931304" calcext:value-type="float">
            <text:p>2.86213137931304</text:p>
          </table:table-cell>
          <table:table-cell/>
          <table:table-cell table:formula="of:=LOG10([.C73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dding</text:p>
          </table:table-cell>
          <table:table-cell office:value-type="float" office:value="4" calcext:value-type="float">
            <text:p>4</text:p>
          </table:table-cell>
          <table:table-cell table:formula="of:=LOG10([.A735])" office:value-type="float" office:value="2.86272752831797" calcext:value-type="float">
            <text:p>2.86272752831797</text:p>
          </table:table-cell>
          <table:table-cell/>
          <table:table-cell table:formula="of:=LOG10([.C73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vailability</text:p>
          </table:table-cell>
          <table:table-cell office:value-type="float" office:value="4" calcext:value-type="float">
            <text:p>4</text:p>
          </table:table-cell>
          <table:table-cell table:formula="of:=LOG10([.A736])" office:value-type="float" office:value="2.86332286012046" calcext:value-type="float">
            <text:p>2.86332286012046</text:p>
          </table:table-cell>
          <table:table-cell/>
          <table:table-cell table:formula="of:=LOG10([.C73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alid</text:p>
          </table:table-cell>
          <table:table-cell office:value-type="float" office:value="4" calcext:value-type="float">
            <text:p>4</text:p>
          </table:table-cell>
          <table:table-cell table:formula="of:=LOG10([.A737])" office:value-type="float" office:value="2.86391737695786" calcext:value-type="float">
            <text:p>2.86391737695786</text:p>
          </table:table-cell>
          <table:table-cell/>
          <table:table-cell table:formula="of:=LOG10([.C73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weeks</text:p>
          </table:table-cell>
          <table:table-cell office:value-type="float" office:value="4" calcext:value-type="float">
            <text:p>4</text:p>
          </table:table-cell>
          <table:table-cell table:formula="of:=LOG10([.A738])" office:value-type="float" office:value="2.86451108105839" calcext:value-type="float">
            <text:p>2.86451108105839</text:p>
          </table:table-cell>
          <table:table-cell/>
          <table:table-cell table:formula="of:=LOG10([.C73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while</text:p>
          </table:table-cell>
          <table:table-cell office:value-type="float" office:value="4" calcext:value-type="float">
            <text:p>4</text:p>
          </table:table-cell>
          <table:table-cell table:formula="of:=LOG10([.A739])" office:value-type="float" office:value="2.86510397464113" calcext:value-type="float">
            <text:p>2.86510397464113</text:p>
          </table:table-cell>
          <table:table-cell/>
          <table:table-cell table:formula="of:=LOG10([.C73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cheque</text:p>
          </table:table-cell>
          <table:table-cell office:value-type="float" office:value="4" calcext:value-type="float">
            <text:p>4</text:p>
          </table:table-cell>
          <table:table-cell table:formula="of:=LOG10([.A740])" office:value-type="float" office:value="2.86569605991607" calcext:value-type="float">
            <text:p>2.86569605991607</text:p>
          </table:table-cell>
          <table:table-cell/>
          <table:table-cell table:formula="of:=LOG10([.C74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arantee</text:p>
          </table:table-cell>
          <table:table-cell office:value-type="float" office:value="4" calcext:value-type="float">
            <text:p>4</text:p>
          </table:table-cell>
          <table:table-cell table:formula="of:=LOG10([.A741])" office:value-type="float" office:value="2.86628733908419" calcext:value-type="float">
            <text:p>2.86628733908419</text:p>
          </table:table-cell>
          <table:table-cell/>
          <table:table-cell table:formula="of:=LOG10([.C74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table:formula="of:=LOG10([.A742])" office:value-type="float" office:value="2.8668778143375" calcext:value-type="float">
            <text:p>2.8668778143375</text:p>
          </table:table-cell>
          <table:table-cell/>
          <table:table-cell table:formula="of:=LOG10([.C74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table:formula="of:=LOG10([.A743])" office:value-type="float" office:value="2.86746748785905" calcext:value-type="float">
            <text:p>2.86746748785905</text:p>
          </table:table-cell>
          <table:table-cell/>
          <table:table-cell table:formula="of:=LOG10([.C74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ominated</text:p>
          </table:table-cell>
          <table:table-cell office:value-type="float" office:value="4" calcext:value-type="float">
            <text:p>4</text:p>
          </table:table-cell>
          <table:table-cell table:formula="of:=LOG10([.A744])" office:value-type="float" office:value="2.86805636182304" calcext:value-type="float">
            <text:p>2.86805636182304</text:p>
          </table:table-cell>
          <table:table-cell/>
          <table:table-cell table:formula="of:=LOG10([.C74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table:formula="of:=LOG10([.A745])" office:value-type="float" office:value="2.86864443839483" calcext:value-type="float">
            <text:p>2.86864443839483</text:p>
          </table:table-cell>
          <table:table-cell/>
          <table:table-cell table:formula="of:=LOG10([.C74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table:formula="of:=LOG10([.A746])" office:value-type="float" office:value="2.86923171973098" calcext:value-type="float">
            <text:p>2.86923171973098</text:p>
          </table:table-cell>
          <table:table-cell/>
          <table:table-cell table:formula="of:=LOG10([.C74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oint</text:p>
          </table:table-cell>
          <table:table-cell office:value-type="float" office:value="4" calcext:value-type="float">
            <text:p>4</text:p>
          </table:table-cell>
          <table:table-cell table:formula="of:=LOG10([.A747])" office:value-type="float" office:value="2.86981820797933" calcext:value-type="float">
            <text:p>2.86981820797933</text:p>
          </table:table-cell>
          <table:table-cell/>
          <table:table-cell table:formula="of:=LOG10([.C74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ligible</text:p>
          </table:table-cell>
          <table:table-cell office:value-type="float" office:value="4" calcext:value-type="float">
            <text:p>4</text:p>
          </table:table-cell>
          <table:table-cell table:formula="of:=LOG10([.A748])" office:value-type="float" office:value="2.87040390527903" calcext:value-type="float">
            <text:p>2.87040390527903</text:p>
          </table:table-cell>
          <table:table-cell/>
          <table:table-cell table:formula="of:=LOG10([.C74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onverted</text:p>
          </table:table-cell>
          <table:table-cell office:value-type="float" office:value="4" calcext:value-type="float">
            <text:p>4</text:p>
          </table:table-cell>
          <table:table-cell table:formula="of:=LOG10([.A749])" office:value-type="float" office:value="2.87098881376058" calcext:value-type="float">
            <text:p>2.87098881376058</text:p>
          </table:table-cell>
          <table:table-cell/>
          <table:table-cell table:formula="of:=LOG10([.C74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delay</text:p>
          </table:table-cell>
          <table:table-cell office:value-type="float" office:value="4" calcext:value-type="float">
            <text:p>4</text:p>
          </table:table-cell>
          <table:table-cell table:formula="of:=LOG10([.A750])" office:value-type="float" office:value="2.87157293554588" calcext:value-type="float">
            <text:p>2.87157293554588</text:p>
          </table:table-cell>
          <table:table-cell/>
          <table:table-cell table:formula="of:=LOG10([.C75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ully</text:p>
          </table:table-cell>
          <table:table-cell office:value-type="float" office:value="4" calcext:value-type="float">
            <text:p>4</text:p>
          </table:table-cell>
          <table:table-cell table:formula="of:=LOG10([.A751])" office:value-type="float" office:value="2.87215627274829" calcext:value-type="float">
            <text:p>2.87215627274829</text:p>
          </table:table-cell>
          <table:table-cell/>
          <table:table-cell table:formula="of:=LOG10([.C75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lift</text:p>
          </table:table-cell>
          <table:table-cell office:value-type="float" office:value="4" calcext:value-type="float">
            <text:p>4</text:p>
          </table:table-cell>
          <table:table-cell table:formula="of:=LOG10([.A752])" office:value-type="float" office:value="2.87273882747267" calcext:value-type="float">
            <text:p>2.87273882747267</text:p>
          </table:table-cell>
          <table:table-cell/>
          <table:table-cell table:formula="of:=LOG10([.C75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nyone</text:p>
          </table:table-cell>
          <table:table-cell office:value-type="float" office:value="4" calcext:value-type="float">
            <text:p>4</text:p>
          </table:table-cell>
          <table:table-cell table:formula="of:=LOG10([.A753])" office:value-type="float" office:value="2.8733206018154" calcext:value-type="float">
            <text:p>2.8733206018154</text:p>
          </table:table-cell>
          <table:table-cell/>
          <table:table-cell table:formula="of:=LOG10([.C75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purposes</text:p>
          </table:table-cell>
          <table:table-cell office:value-type="float" office:value="4" calcext:value-type="float">
            <text:p>4</text:p>
          </table:table-cell>
          <table:table-cell table:formula="of:=LOG10([.A754])" office:value-type="float" office:value="2.87390159786446" calcext:value-type="float">
            <text:p>2.87390159786446</text:p>
          </table:table-cell>
          <table:table-cell/>
          <table:table-cell table:formula="of:=LOG10([.C75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everse</text:p>
          </table:table-cell>
          <table:table-cell office:value-type="float" office:value="4" calcext:value-type="float">
            <text:p>4</text:p>
          </table:table-cell>
          <table:table-cell table:formula="of:=LOG10([.A755])" office:value-type="float" office:value="2.87448181769947" calcext:value-type="float">
            <text:p>2.87448181769947</text:p>
          </table:table-cell>
          <table:table-cell/>
          <table:table-cell table:formula="of:=LOG10([.C75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egulation</text:p>
          </table:table-cell>
          <table:table-cell office:value-type="float" office:value="4" calcext:value-type="float">
            <text:p>4</text:p>
          </table:table-cell>
          <table:table-cell table:formula="of:=LOG10([.A756])" office:value-type="float" office:value="2.8750612633917" calcext:value-type="float">
            <text:p>2.8750612633917</text:p>
          </table:table-cell>
          <table:table-cell/>
          <table:table-cell table:formula="of:=LOG10([.C75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uring</text:p>
          </table:table-cell>
          <table:table-cell office:value-type="float" office:value="4" calcext:value-type="float">
            <text:p>4</text:p>
          </table:table-cell>
          <table:table-cell table:formula="of:=LOG10([.A757])" office:value-type="float" office:value="2.87563993700417" calcext:value-type="float">
            <text:p>2.87563993700417</text:p>
          </table:table-cell>
          <table:table-cell/>
          <table:table-cell table:formula="of:=LOG10([.C75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hoices</text:p>
          </table:table-cell>
          <table:table-cell office:value-type="float" office:value="4" calcext:value-type="float">
            <text:p>4</text:p>
          </table:table-cell>
          <table:table-cell table:formula="of:=LOG10([.A758])" office:value-type="float" office:value="2.87621784059164" calcext:value-type="float">
            <text:p>2.87621784059164</text:p>
          </table:table-cell>
          <table:table-cell/>
          <table:table-cell table:formula="of:=LOG10([.C75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etermines</text:p>
          </table:table-cell>
          <table:table-cell office:value-type="float" office:value="4" calcext:value-type="float">
            <text:p>4</text:p>
          </table:table-cell>
          <table:table-cell table:formula="of:=LOG10([.A759])" office:value-type="float" office:value="2.8767949762007" calcext:value-type="float">
            <text:p>2.8767949762007</text:p>
          </table:table-cell>
          <table:table-cell/>
          <table:table-cell table:formula="of:=LOG10([.C75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etwork</text:p>
          </table:table-cell>
          <table:table-cell office:value-type="float" office:value="4" calcext:value-type="float">
            <text:p>4</text:p>
          </table:table-cell>
          <table:table-cell table:formula="of:=LOG10([.A760])" office:value-type="float" office:value="2.87737134586977" calcext:value-type="float">
            <text:p>2.87737134586977</text:p>
          </table:table-cell>
          <table:table-cell/>
          <table:table-cell table:formula="of:=LOG10([.C76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atements</text:p>
          </table:table-cell>
          <table:table-cell office:value-type="float" office:value="4" calcext:value-type="float">
            <text:p>4</text:p>
          </table:table-cell>
          <table:table-cell table:formula="of:=LOG10([.A761])" office:value-type="float" office:value="2.87794695162919" calcext:value-type="float">
            <text:p>2.87794695162919</text:p>
          </table:table-cell>
          <table:table-cell/>
          <table:table-cell table:formula="of:=LOG10([.C76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cords</text:p>
          </table:table-cell>
          <table:table-cell office:value-type="float" office:value="4" calcext:value-type="float">
            <text:p>4</text:p>
          </table:table-cell>
          <table:table-cell table:formula="of:=LOG10([.A762])" office:value-type="float" office:value="2.87852179550121" calcext:value-type="float">
            <text:p>2.87852179550121</text:p>
          </table:table-cell>
          <table:table-cell/>
          <table:table-cell table:formula="of:=LOG10([.C76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atement</text:p>
          </table:table-cell>
          <table:table-cell office:value-type="float" office:value="4" calcext:value-type="float">
            <text:p>4</text:p>
          </table:table-cell>
          <table:table-cell table:formula="of:=LOG10([.A763])" office:value-type="float" office:value="2.87909587950007" calcext:value-type="float">
            <text:p>2.87909587950007</text:p>
          </table:table-cell>
          <table:table-cell/>
          <table:table-cell table:formula="of:=LOG10([.C76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formula="of:=LOG10([.A764])" office:value-type="float" office:value="2.87966920563205" calcext:value-type="float">
            <text:p>2.87966920563205</text:p>
          </table:table-cell>
          <table:table-cell/>
          <table:table-cell table:formula="of:=LOG10([.C76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outside</text:p>
          </table:table-cell>
          <table:table-cell office:value-type="float" office:value="4" calcext:value-type="float">
            <text:p>4</text:p>
          </table:table-cell>
          <table:table-cell table:formula="of:=LOG10([.A765])" office:value-type="float" office:value="2.88024177589548" calcext:value-type="float">
            <text:p>2.88024177589548</text:p>
          </table:table-cell>
          <table:table-cell/>
          <table:table-cell table:formula="of:=LOG10([.C76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dedicated</text:p>
          </table:table-cell>
          <table:table-cell office:value-type="float" office:value="4" calcext:value-type="float">
            <text:p>4</text:p>
          </table:table-cell>
          <table:table-cell table:formula="of:=LOG10([.A766])" office:value-type="float" office:value="2.88081359228079" calcext:value-type="float">
            <text:p>2.88081359228079</text:p>
          </table:table-cell>
          <table:table-cell/>
          <table:table-cell table:formula="of:=LOG10([.C76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local</text:p>
          </table:table-cell>
          <table:table-cell office:value-type="float" office:value="4" calcext:value-type="float">
            <text:p>4</text:p>
          </table:table-cell>
          <table:table-cell table:formula="of:=LOG10([.A767])" office:value-type="float" office:value="2.88138465677057" calcext:value-type="float">
            <text:p>2.88138465677057</text:p>
          </table:table-cell>
          <table:table-cell/>
          <table:table-cell table:formula="of:=LOG10([.C76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elsewhere</text:p>
          </table:table-cell>
          <table:table-cell office:value-type="float" office:value="4" calcext:value-type="float">
            <text:p>4</text:p>
          </table:table-cell>
          <table:table-cell table:formula="of:=LOG10([.A768])" office:value-type="float" office:value="2.8819549713396" calcext:value-type="float">
            <text:p>2.8819549713396</text:p>
          </table:table-cell>
          <table:table-cell/>
          <table:table-cell table:formula="of:=LOG10([.C76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use</text:p>
          </table:table-cell>
          <table:table-cell office:value-type="float" office:value="4" calcext:value-type="float">
            <text:p>4</text:p>
          </table:table-cell>
          <table:table-cell table:formula="of:=LOG10([.A769])" office:value-type="float" office:value="2.88252453795488" calcext:value-type="float">
            <text:p>2.88252453795488</text:p>
          </table:table-cell>
          <table:table-cell/>
          <table:table-cell table:formula="of:=LOG10([.C76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reat</text:p>
          </table:table-cell>
          <table:table-cell office:value-type="float" office:value="4" calcext:value-type="float">
            <text:p>4</text:p>
          </table:table-cell>
          <table:table-cell table:formula="of:=LOG10([.A770])" office:value-type="float" office:value="2.88309335857569" calcext:value-type="float">
            <text:p>2.88309335857569</text:p>
          </table:table-cell>
          <table:table-cell/>
          <table:table-cell table:formula="of:=LOG10([.C77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ry</text:p>
          </table:table-cell>
          <table:table-cell office:value-type="float" office:value="4" calcext:value-type="float">
            <text:p>4</text:p>
          </table:table-cell>
          <table:table-cell table:formula="of:=LOG10([.A771])" office:value-type="float" office:value="2.88366143515362" calcext:value-type="float">
            <text:p>2.88366143515362</text:p>
          </table:table-cell>
          <table:table-cell/>
          <table:table-cell table:formula="of:=LOG10([.C77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happened</text:p>
          </table:table-cell>
          <table:table-cell office:value-type="float" office:value="4" calcext:value-type="float">
            <text:p>4</text:p>
          </table:table-cell>
          <table:table-cell table:formula="of:=LOG10([.A772])" office:value-type="float" office:value="2.8842287696326" calcext:value-type="float">
            <text:p>2.8842287696326</text:p>
          </table:table-cell>
          <table:table-cell/>
          <table:table-cell table:formula="of:=LOG10([.C77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LOG10([.A773])" office:value-type="float" office:value="2.88479536394898" calcext:value-type="float">
            <text:p>2.88479536394898</text:p>
          </table:table-cell>
          <table:table-cell/>
          <table:table-cell table:formula="of:=LOG10([.C77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appen</text:p>
          </table:table-cell>
          <table:table-cell office:value-type="float" office:value="4" calcext:value-type="float">
            <text:p>4</text:p>
          </table:table-cell>
          <table:table-cell table:formula="of:=LOG10([.A774])" office:value-type="float" office:value="2.88536122003151" calcext:value-type="float">
            <text:p>2.88536122003151</text:p>
          </table:table-cell>
          <table:table-cell/>
          <table:table-cell table:formula="of:=LOG10([.C77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until</text:p>
          </table:table-cell>
          <table:table-cell office:value-type="float" office:value="4" calcext:value-type="float">
            <text:p>4</text:p>
          </table:table-cell>
          <table:table-cell table:formula="of:=LOG10([.A775])" office:value-type="float" office:value="2.88592633980143" calcext:value-type="float">
            <text:p>2.88592633980143</text:p>
          </table:table-cell>
          <table:table-cell/>
          <table:table-cell table:formula="of:=LOG10([.C77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escribed</text:p>
          </table:table-cell>
          <table:table-cell office:value-type="float" office:value="4" calcext:value-type="float">
            <text:p>4</text:p>
          </table:table-cell>
          <table:table-cell table:formula="of:=LOG10([.A776])" office:value-type="float" office:value="2.88649072517248" calcext:value-type="float">
            <text:p>2.88649072517248</text:p>
          </table:table-cell>
          <table:table-cell/>
          <table:table-cell table:formula="of:=LOG10([.C77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amed</text:p>
          </table:table-cell>
          <table:table-cell office:value-type="float" office:value="4" calcext:value-type="float">
            <text:p>4</text:p>
          </table:table-cell>
          <table:table-cell table:formula="of:=LOG10([.A777])" office:value-type="float" office:value="2.88705437805096" calcext:value-type="float">
            <text:p>2.88705437805096</text:p>
          </table:table-cell>
          <table:table-cell/>
          <table:table-cell table:formula="of:=LOG10([.C77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erm</text:p>
          </table:table-cell>
          <table:table-cell office:value-type="float" office:value="4" calcext:value-type="float">
            <text:p>4</text:p>
          </table:table-cell>
          <table:table-cell table:formula="of:=LOG10([.A778])" office:value-type="float" office:value="2.88761730033574" calcext:value-type="float">
            <text:p>2.88761730033574</text:p>
          </table:table-cell>
          <table:table-cell/>
          <table:table-cell table:formula="of:=LOG10([.C77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refused</text:p>
          </table:table-cell>
          <table:table-cell office:value-type="float" office:value="4" calcext:value-type="float">
            <text:p>4</text:p>
          </table:table-cell>
          <table:table-cell table:formula="of:=LOG10([.A779])" office:value-type="float" office:value="2.88817949391832" calcext:value-type="float">
            <text:p>2.88817949391832</text:p>
          </table:table-cell>
          <table:table-cell/>
          <table:table-cell table:formula="of:=LOG10([.C77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initiated</text:p>
          </table:table-cell>
          <table:table-cell office:value-type="float" office:value="4" calcext:value-type="float">
            <text:p>4</text:p>
          </table:table-cell>
          <table:table-cell table:formula="of:=LOG10([.A780])" office:value-type="float" office:value="2.88874096068289" calcext:value-type="float">
            <text:p>2.88874096068289</text:p>
          </table:table-cell>
          <table:table-cell/>
          <table:table-cell table:formula="of:=LOG10([.C78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involve</text:p>
          </table:table-cell>
          <table:table-cell office:value-type="float" office:value="4" calcext:value-type="float">
            <text:p>4</text:p>
          </table:table-cell>
          <table:table-cell table:formula="of:=LOG10([.A781])" office:value-type="float" office:value="2.88930170250631" calcext:value-type="float">
            <text:p>2.88930170250631</text:p>
          </table:table-cell>
          <table:table-cell/>
          <table:table-cell table:formula="of:=LOG10([.C78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qualifying</text:p>
          </table:table-cell>
          <table:table-cell office:value-type="float" office:value="4" calcext:value-type="float">
            <text:p>4</text:p>
          </table:table-cell>
          <table:table-cell table:formula="of:=LOG10([.A782])" office:value-type="float" office:value="2.88986172125819" calcext:value-type="float">
            <text:p>2.88986172125819</text:p>
          </table:table-cell>
          <table:table-cell/>
          <table:table-cell table:formula="of:=LOG10([.C78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integrated</text:p>
          </table:table-cell>
          <table:table-cell office:value-type="float" office:value="4" calcext:value-type="float">
            <text:p>4</text:p>
          </table:table-cell>
          <table:table-cell table:formula="of:=LOG10([.A783])" office:value-type="float" office:value="2.89042101880091" calcext:value-type="float">
            <text:p>2.89042101880091</text:p>
          </table:table-cell>
          <table:table-cell/>
          <table:table-cell table:formula="of:=LOG10([.C78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eceipt</text:p>
          </table:table-cell>
          <table:table-cell office:value-type="float" office:value="4" calcext:value-type="float">
            <text:p>4</text:p>
          </table:table-cell>
          <table:table-cell table:formula="of:=LOG10([.A784])" office:value-type="float" office:value="2.89097959698969" calcext:value-type="float">
            <text:p>2.89097959698969</text:p>
          </table:table-cell>
          <table:table-cell/>
          <table:table-cell table:formula="of:=LOG10([.C78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aunch</text:p>
          </table:table-cell>
          <table:table-cell office:value-type="float" office:value="4" calcext:value-type="float">
            <text:p>4</text:p>
          </table:table-cell>
          <table:table-cell table:formula="of:=LOG10([.A785])" office:value-type="float" office:value="2.89153745767256" calcext:value-type="float">
            <text:p>2.89153745767256</text:p>
          </table:table-cell>
          <table:table-cell/>
          <table:table-cell table:formula="of:=LOG10([.C78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owngrade</text:p>
          </table:table-cell>
          <table:table-cell office:value-type="float" office:value="4" calcext:value-type="float">
            <text:p>4</text:p>
          </table:table-cell>
          <table:table-cell table:formula="of:=LOG10([.A786])" office:value-type="float" office:value="2.89209460269048" calcext:value-type="float">
            <text:p>2.89209460269048</text:p>
          </table:table-cell>
          <table:table-cell/>
          <table:table-cell table:formula="of:=LOG10([.C78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lications</text:p>
          </table:table-cell>
          <table:table-cell office:value-type="float" office:value="4" calcext:value-type="float">
            <text:p>4</text:p>
          </table:table-cell>
          <table:table-cell table:formula="of:=LOG10([.A787])" office:value-type="float" office:value="2.8926510338773" calcext:value-type="float">
            <text:p>2.8926510338773</text:p>
          </table:table-cell>
          <table:table-cell/>
          <table:table-cell table:formula="of:=LOG10([.C78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ommunications</text:p>
          </table:table-cell>
          <table:table-cell office:value-type="float" office:value="4" calcext:value-type="float">
            <text:p>4</text:p>
          </table:table-cell>
          <table:table-cell table:formula="of:=LOG10([.A788])" office:value-type="float" office:value="2.89320675305985" calcext:value-type="float">
            <text:p>2.89320675305985</text:p>
          </table:table-cell>
          <table:table-cell/>
          <table:table-cell table:formula="of:=LOG10([.C78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eporting</text:p>
          </table:table-cell>
          <table:table-cell office:value-type="float" office:value="4" calcext:value-type="float">
            <text:p>4</text:p>
          </table:table-cell>
          <table:table-cell table:formula="of:=LOG10([.A789])" office:value-type="float" office:value="2.89376176205794" calcext:value-type="float">
            <text:p>2.89376176205794</text:p>
          </table:table-cell>
          <table:table-cell/>
          <table:table-cell table:formula="of:=LOG10([.C78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ppropriate</text:p>
          </table:table-cell>
          <table:table-cell office:value-type="float" office:value="4" calcext:value-type="float">
            <text:p>4</text:p>
          </table:table-cell>
          <table:table-cell table:formula="of:=LOG10([.A790])" office:value-type="float" office:value="2.89431606268444" calcext:value-type="float">
            <text:p>2.89431606268444</text:p>
          </table:table-cell>
          <table:table-cell/>
          <table:table-cell table:formula="of:=LOG10([.C79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table:formula="of:=LOG10([.A791])" office:value-type="float" office:value="2.89486965674525" calcext:value-type="float">
            <text:p>2.89486965674525</text:p>
          </table:table-cell>
          <table:table-cell/>
          <table:table-cell table:formula="of:=LOG10([.C79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table:formula="of:=LOG10([.A792])" office:value-type="float" office:value="2.89542254603941" calcext:value-type="float">
            <text:p>2.89542254603941</text:p>
          </table:table-cell>
          <table:table-cell/>
          <table:table-cell table:formula="of:=LOG10([.C79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you’re</text:p>
          </table:table-cell>
          <table:table-cell office:value-type="float" office:value="4" calcext:value-type="float">
            <text:p>4</text:p>
          </table:table-cell>
          <table:table-cell table:formula="of:=LOG10([.A793])" office:value-type="float" office:value="2.89597473235906" calcext:value-type="float">
            <text:p>2.89597473235906</text:p>
          </table:table-cell>
          <table:table-cell/>
          <table:table-cell table:formula="of:=LOG10([.C79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rketplace’s</text:p>
          </table:table-cell>
          <table:table-cell office:value-type="float" office:value="4" calcext:value-type="float">
            <text:p>4</text:p>
          </table:table-cell>
          <table:table-cell table:formula="of:=LOG10([.A794])" office:value-type="float" office:value="2.89652621748956" calcext:value-type="float">
            <text:p>2.89652621748956</text:p>
          </table:table-cell>
          <table:table-cell/>
          <table:table-cell table:formula="of:=LOG10([.C79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avour</text:p>
          </table:table-cell>
          <table:table-cell office:value-type="float" office:value="4" calcext:value-type="float">
            <text:p>4</text:p>
          </table:table-cell>
          <table:table-cell table:formula="of:=LOG10([.A795])" office:value-type="float" office:value="2.89707700320942" calcext:value-type="float">
            <text:p>2.89707700320942</text:p>
          </table:table-cell>
          <table:table-cell/>
          <table:table-cell table:formula="of:=LOG10([.C79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resent</text:p>
          </table:table-cell>
          <table:table-cell office:value-type="float" office:value="4" calcext:value-type="float">
            <text:p>4</text:p>
          </table:table-cell>
          <table:table-cell table:formula="of:=LOG10([.A796])" office:value-type="float" office:value="2.89762709129044" calcext:value-type="float">
            <text:p>2.89762709129044</text:p>
          </table:table-cell>
          <table:table-cell/>
          <table:table-cell table:formula="of:=LOG10([.C79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owards</text:p>
          </table:table-cell>
          <table:table-cell office:value-type="float" office:value="4" calcext:value-type="float">
            <text:p>4</text:p>
          </table:table-cell>
          <table:table-cell table:formula="of:=LOG10([.A797])" office:value-type="float" office:value="2.89817648349768" calcext:value-type="float">
            <text:p>2.89817648349768</text:p>
          </table:table-cell>
          <table:table-cell/>
          <table:table-cell table:formula="of:=LOG10([.C79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ursue</text:p>
          </table:table-cell>
          <table:table-cell office:value-type="float" office:value="4" calcext:value-type="float">
            <text:p>4</text:p>
          </table:table-cell>
          <table:table-cell table:formula="of:=LOG10([.A798])" office:value-type="float" office:value="2.89872518158949" calcext:value-type="float">
            <text:p>2.89872518158949</text:p>
          </table:table-cell>
          <table:table-cell/>
          <table:table-cell table:formula="of:=LOG10([.C79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riteria</text:p>
          </table:table-cell>
          <table:table-cell office:value-type="float" office:value="4" calcext:value-type="float">
            <text:p>4</text:p>
          </table:table-cell>
          <table:table-cell table:formula="of:=LOG10([.A799])" office:value-type="float" office:value="2.8992731873176" calcext:value-type="float">
            <text:p>2.8992731873176</text:p>
          </table:table-cell>
          <table:table-cell/>
          <table:table-cell table:formula="of:=LOG10([.C79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anding</text:p>
          </table:table-cell>
          <table:table-cell office:value-type="float" office:value="4" calcext:value-type="float">
            <text:p>4</text:p>
          </table:table-cell>
          <table:table-cell table:formula="of:=LOG10([.A800])" office:value-type="float" office:value="2.8998205024271" calcext:value-type="float">
            <text:p>2.8998205024271</text:p>
          </table:table-cell>
          <table:table-cell/>
          <table:table-cell table:formula="of:=LOG10([.C80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ubmit</text:p>
          </table:table-cell>
          <table:table-cell office:value-type="float" office:value="4" calcext:value-type="float">
            <text:p>4</text:p>
          </table:table-cell>
          <table:table-cell table:formula="of:=LOG10([.A801])" office:value-type="float" office:value="2.90036712865647" calcext:value-type="float">
            <text:p>2.90036712865647</text:p>
          </table:table-cell>
          <table:table-cell/>
          <table:table-cell table:formula="of:=LOG10([.C80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cceptable</text:p>
          </table:table-cell>
          <table:table-cell office:value-type="float" office:value="4" calcext:value-type="float">
            <text:p>4</text:p>
          </table:table-cell>
          <table:table-cell table:formula="of:=LOG10([.A802])" office:value-type="float" office:value="2.90091306773767" calcext:value-type="float">
            <text:p>2.90091306773767</text:p>
          </table:table-cell>
          <table:table-cell/>
          <table:table-cell table:formula="of:=LOG10([.C80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ystem</text:p>
          </table:table-cell>
          <table:table-cell office:value-type="float" office:value="4" calcext:value-type="float">
            <text:p>4</text:p>
          </table:table-cell>
          <table:table-cell table:formula="of:=LOG10([.A803])" office:value-type="float" office:value="2.90145832139611" calcext:value-type="float">
            <text:p>2.90145832139611</text:p>
          </table:table-cell>
          <table:table-cell/>
          <table:table-cell table:formula="of:=LOG10([.C80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interfere</text:p>
          </table:table-cell>
          <table:table-cell office:value-type="float" office:value="4" calcext:value-type="float">
            <text:p>4</text:p>
          </table:table-cell>
          <table:table-cell table:formula="of:=LOG10([.A804])" office:value-type="float" office:value="2.90200289135073" calcext:value-type="float">
            <text:p>2.90200289135073</text:p>
          </table:table-cell>
          <table:table-cell/>
          <table:table-cell table:formula="of:=LOG10([.C80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evel</text:p>
          </table:table-cell>
          <table:table-cell office:value-type="float" office:value="4" calcext:value-type="float">
            <text:p>4</text:p>
          </table:table-cell>
          <table:table-cell table:formula="of:=LOG10([.A805])" office:value-type="float" office:value="2.90254677931399" calcext:value-type="float">
            <text:p>2.90254677931399</text:p>
          </table:table-cell>
          <table:table-cell/>
          <table:table-cell table:formula="of:=LOG10([.C80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ser’s</text:p>
          </table:table-cell>
          <table:table-cell office:value-type="float" office:value="4" calcext:value-type="float">
            <text:p>4</text:p>
          </table:table-cell>
          <table:table-cell table:formula="of:=LOG10([.A806])" office:value-type="float" office:value="2.90308998699194" calcext:value-type="float">
            <text:p>2.90308998699194</text:p>
          </table:table-cell>
          <table:table-cell/>
          <table:table-cell table:formula="of:=LOG10([.C80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unsolicited</text:p>
          </table:table-cell>
          <table:table-cell office:value-type="float" office:value="4" calcext:value-type="float">
            <text:p>4</text:p>
          </table:table-cell>
          <table:table-cell table:formula="of:=LOG10([.A807])" office:value-type="float" office:value="2.90363251608424" calcext:value-type="float">
            <text:p>2.90363251608424</text:p>
          </table:table-cell>
          <table:table-cell/>
          <table:table-cell table:formula="of:=LOG10([.C80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works</text:p>
          </table:table-cell>
          <table:table-cell office:value-type="float" office:value="4" calcext:value-type="float">
            <text:p>4</text:p>
          </table:table-cell>
          <table:table-cell table:formula="of:=LOG10([.A808])" office:value-type="float" office:value="2.90417436828416" calcext:value-type="float">
            <text:p>2.90417436828416</text:p>
          </table:table-cell>
          <table:table-cell/>
          <table:table-cell table:formula="of:=LOG10([.C80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isplay</text:p>
          </table:table-cell>
          <table:table-cell office:value-type="float" office:value="4" calcext:value-type="float">
            <text:p>4</text:p>
          </table:table-cell>
          <table:table-cell table:formula="of:=LOG10([.A809])" office:value-type="float" office:value="2.90471554527868" calcext:value-type="float">
            <text:p>2.90471554527868</text:p>
          </table:table-cell>
          <table:table-cell/>
          <table:table-cell table:formula="of:=LOG10([.C80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ebsite(s</text:p>
          </table:table-cell>
          <table:table-cell office:value-type="float" office:value="4" calcext:value-type="float">
            <text:p>4</text:p>
          </table:table-cell>
          <table:table-cell table:formula="of:=LOG10([.A810])" office:value-type="float" office:value="2.90525604874845" calcext:value-type="float">
            <text:p>2.90525604874845</text:p>
          </table:table-cell>
          <table:table-cell/>
          <table:table-cell table:formula="of:=LOG10([.C81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disclosure</text:p>
          </table:table-cell>
          <table:table-cell office:value-type="float" office:value="4" calcext:value-type="float">
            <text:p>4</text:p>
          </table:table-cell>
          <table:table-cell table:formula="of:=LOG10([.A811])" office:value-type="float" office:value="2.90579588036787" calcext:value-type="float">
            <text:p>2.90579588036787</text:p>
          </table:table-cell>
          <table:table-cell/>
          <table:table-cell table:formula="of:=LOG10([.C81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on-exhaustive</text:p>
          </table:table-cell>
          <table:table-cell office:value-type="float" office:value="4" calcext:value-type="float">
            <text:p>4</text:p>
          </table:table-cell>
          <table:table-cell table:formula="of:=LOG10([.A812])" office:value-type="float" office:value="2.90633504180509" calcext:value-type="float">
            <text:p>2.90633504180509</text:p>
          </table:table-cell>
          <table:table-cell/>
          <table:table-cell table:formula="of:=LOG10([.C81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table:formula="of:=LOG10([.A813])" office:value-type="float" office:value="2.90687353472207" calcext:value-type="float">
            <text:p>2.90687353472207</text:p>
          </table:table-cell>
          <table:table-cell/>
          <table:table-cell table:formula="of:=LOG10([.C81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performance</text:p>
          </table:table-cell>
          <table:table-cell office:value-type="float" office:value="4" calcext:value-type="float">
            <text:p>4</text:p>
          </table:table-cell>
          <table:table-cell table:formula="of:=LOG10([.A814])" office:value-type="float" office:value="2.90741136077459" calcext:value-type="float">
            <text:p>2.90741136077459</text:p>
          </table:table-cell>
          <table:table-cell/>
          <table:table-cell table:formula="of:=LOG10([.C81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igher</text:p>
          </table:table-cell>
          <table:table-cell office:value-type="float" office:value="4" calcext:value-type="float">
            <text:p>4</text:p>
          </table:table-cell>
          <table:table-cell table:formula="of:=LOG10([.A815])" office:value-type="float" office:value="2.90794852161227" calcext:value-type="float">
            <text:p>2.90794852161227</text:p>
          </table:table-cell>
          <table:table-cell/>
          <table:table-cell table:formula="of:=LOG10([.C81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ender’s</text:p>
          </table:table-cell>
          <table:table-cell office:value-type="float" office:value="4" calcext:value-type="float">
            <text:p>4</text:p>
          </table:table-cell>
          <table:table-cell table:formula="of:=LOG10([.A816])" office:value-type="float" office:value="2.90848501887865" calcext:value-type="float">
            <text:p>2.90848501887865</text:p>
          </table:table-cell>
          <table:table-cell/>
          <table:table-cell table:formula="of:=LOG10([.C81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uspension</text:p>
          </table:table-cell>
          <table:table-cell office:value-type="float" office:value="4" calcext:value-type="float">
            <text:p>4</text:p>
          </table:table-cell>
          <table:table-cell table:formula="of:=LOG10([.A817])" office:value-type="float" office:value="2.90902085421116" calcext:value-type="float">
            <text:p>2.90902085421116</text:p>
          </table:table-cell>
          <table:table-cell/>
          <table:table-cell table:formula="of:=LOG10([.C81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onsider</text:p>
          </table:table-cell>
          <table:table-cell office:value-type="float" office:value="4" calcext:value-type="float">
            <text:p>4</text:p>
          </table:table-cell>
          <table:table-cell table:formula="of:=LOG10([.A818])" office:value-type="float" office:value="2.90955602924118" calcext:value-type="float">
            <text:p>2.90955602924118</text:p>
          </table:table-cell>
          <table:table-cell/>
          <table:table-cell table:formula="of:=LOG10([.C81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xamples</text:p>
          </table:table-cell>
          <table:table-cell office:value-type="float" office:value="4" calcext:value-type="float">
            <text:p>4</text:p>
          </table:table-cell>
          <table:table-cell table:formula="of:=LOG10([.A819])" office:value-type="float" office:value="2.91009054559407" calcext:value-type="float">
            <text:p>2.91009054559407</text:p>
          </table:table-cell>
          <table:table-cell/>
          <table:table-cell table:formula="of:=LOG10([.C81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otices</text:p>
          </table:table-cell>
          <table:table-cell office:value-type="float" office:value="4" calcext:value-type="float">
            <text:p>4</text:p>
          </table:table-cell>
          <table:table-cell table:formula="of:=LOG10([.A820])" office:value-type="float" office:value="2.9106244048892" calcext:value-type="float">
            <text:p>2.9106244048892</text:p>
          </table:table-cell>
          <table:table-cell/>
          <table:table-cell table:formula="of:=LOG10([.C82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ep</text:p>
          </table:table-cell>
          <table:table-cell office:value-type="float" office:value="4" calcext:value-type="float">
            <text:p>4</text:p>
          </table:table-cell>
          <table:table-cell table:formula="of:=LOG10([.A821])" office:value-type="float" office:value="2.91115760873998" calcext:value-type="float">
            <text:p>2.91115760873998</text:p>
          </table:table-cell>
          <table:table-cell/>
          <table:table-cell table:formula="of:=LOG10([.C82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wrong</text:p>
          </table:table-cell>
          <table:table-cell office:value-type="float" office:value="4" calcext:value-type="float">
            <text:p>4</text:p>
          </table:table-cell>
          <table:table-cell table:formula="of:=LOG10([.A822])" office:value-type="float" office:value="2.91169015875386" calcext:value-type="float">
            <text:p>2.91169015875386</text:p>
          </table:table-cell>
          <table:table-cell/>
          <table:table-cell table:formula="of:=LOG10([.C82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ompensation</text:p>
          </table:table-cell>
          <table:table-cell office:value-type="float" office:value="4" calcext:value-type="float">
            <text:p>4</text:p>
          </table:table-cell>
          <table:table-cell table:formula="of:=LOG10([.A823])" office:value-type="float" office:value="2.91222205653242" calcext:value-type="float">
            <text:p>2.91222205653242</text:p>
          </table:table-cell>
          <table:table-cell/>
          <table:table-cell table:formula="of:=LOG10([.C82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omplaint</text:p>
          </table:table-cell>
          <table:table-cell office:value-type="float" office:value="4" calcext:value-type="float">
            <text:p>4</text:p>
          </table:table-cell>
          <table:table-cell table:formula="of:=LOG10([.A824])" office:value-type="float" office:value="2.91275330367132" calcext:value-type="float">
            <text:p>2.91275330367132</text:p>
          </table:table-cell>
          <table:table-cell/>
          <table:table-cell table:formula="of:=LOG10([.C82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ssf</text:p>
          </table:table-cell>
          <table:table-cell office:value-type="float" office:value="4" calcext:value-type="float">
            <text:p>4</text:p>
          </table:table-cell>
          <table:table-cell table:formula="of:=LOG10([.A825])" office:value-type="float" office:value="2.91328390176042" calcext:value-type="float">
            <text:p>2.91328390176042</text:p>
          </table:table-cell>
          <table:table-cell/>
          <table:table-cell table:formula="of:=LOG10([.C82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os</text:p>
          </table:table-cell>
          <table:table-cell office:value-type="float" office:value="4" calcext:value-type="float">
            <text:p>4</text:p>
          </table:table-cell>
          <table:table-cell table:formula="of:=LOG10([.A826])" office:value-type="float" office:value="2.91381385238372" calcext:value-type="float">
            <text:p>2.91381385238372</text:p>
          </table:table-cell>
          <table:table-cell/>
          <table:table-cell table:formula="of:=LOG10([.C82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ffiliates</text:p>
          </table:table-cell>
          <table:table-cell office:value-type="float" office:value="4" calcext:value-type="float">
            <text:p>4</text:p>
          </table:table-cell>
          <table:table-cell table:formula="of:=LOG10([.A827])" office:value-type="float" office:value="2.91434315711944" calcext:value-type="float">
            <text:p>2.91434315711944</text:p>
          </table:table-cell>
          <table:table-cell/>
          <table:table-cell table:formula="of:=LOG10([.C82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efined</text:p>
          </table:table-cell>
          <table:table-cell office:value-type="float" office:value="4" calcext:value-type="float">
            <text:p>4</text:p>
          </table:table-cell>
          <table:table-cell table:formula="of:=LOG10([.A828])" office:value-type="float" office:value="2.91487181754005" calcext:value-type="float">
            <text:p>2.91487181754005</text:p>
          </table:table-cell>
          <table:table-cell/>
          <table:table-cell table:formula="of:=LOG10([.C82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ndemnification</text:p>
          </table:table-cell>
          <table:table-cell office:value-type="float" office:value="4" calcext:value-type="float">
            <text:p>4</text:p>
          </table:table-cell>
          <table:table-cell table:formula="of:=LOG10([.A829])" office:value-type="float" office:value="2.91539983521227" calcext:value-type="float">
            <text:p>2.91539983521227</text:p>
          </table:table-cell>
          <table:table-cell/>
          <table:table-cell table:formula="of:=LOG10([.C82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warranties</text:p>
          </table:table-cell>
          <table:table-cell office:value-type="float" office:value="4" calcext:value-type="float">
            <text:p>4</text:p>
          </table:table-cell>
          <table:table-cell table:formula="of:=LOG10([.A830])" office:value-type="float" office:value="2.91592721169712" calcext:value-type="float">
            <text:p>2.91592721169712</text:p>
          </table:table-cell>
          <table:table-cell/>
          <table:table-cell table:formula="of:=LOG10([.C83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itle</text:p>
          </table:table-cell>
          <table:table-cell office:value-type="float" office:value="4" calcext:value-type="float">
            <text:p>4</text:p>
          </table:table-cell>
          <table:table-cell table:formula="of:=LOG10([.A831])" office:value-type="float" office:value="2.91645394854992" calcext:value-type="float">
            <text:p>2.91645394854992</text:p>
          </table:table-cell>
          <table:table-cell/>
          <table:table-cell table:formula="of:=LOG10([.C83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logos</text:p>
          </table:table-cell>
          <table:table-cell office:value-type="float" office:value="4" calcext:value-type="float">
            <text:p>4</text:p>
          </table:table-cell>
          <table:table-cell table:formula="of:=LOG10([.A832])" office:value-type="float" office:value="2.91698004732038" calcext:value-type="float">
            <text:p>2.91698004732038</text:p>
          </table:table-cell>
          <table:table-cell/>
          <table:table-cell table:formula="of:=LOG10([.C83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login</text:p>
          </table:table-cell>
          <table:table-cell office:value-type="float" office:value="4" calcext:value-type="float">
            <text:p>4</text:p>
          </table:table-cell>
          <table:table-cell table:formula="of:=LOG10([.A833])" office:value-type="float" office:value="2.91750550955255" calcext:value-type="float">
            <text:p>2.91750550955255</text:p>
          </table:table-cell>
          <table:table-cell/>
          <table:table-cell table:formula="of:=LOG10([.C83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orporate</text:p>
          </table:table-cell>
          <table:table-cell office:value-type="float" office:value="4" calcext:value-type="float">
            <text:p>4</text:p>
          </table:table-cell>
          <table:table-cell table:formula="of:=LOG10([.A834])" office:value-type="float" office:value="2.91803033678488" calcext:value-type="float">
            <text:p>2.91803033678488</text:p>
          </table:table-cell>
          <table:table-cell/>
          <table:table-cell table:formula="of:=LOG10([.C83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northern</text:p>
          </table:table-cell>
          <table:table-cell office:value-type="float" office:value="4" calcext:value-type="float">
            <text:p>4</text:p>
          </table:table-cell>
          <table:table-cell table:formula="of:=LOG10([.A835])" office:value-type="float" office:value="2.91855453055027" calcext:value-type="float">
            <text:p>2.91855453055027</text:p>
          </table:table-cell>
          <table:table-cell/>
          <table:table-cell table:formula="of:=LOG10([.C83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table:formula="of:=LOG10([.A836])" office:value-type="float" office:value="2.91907809237607" calcext:value-type="float">
            <text:p>2.91907809237607</text:p>
          </table:table-cell>
          <table:table-cell/>
          <table:table-cell table:formula="of:=LOG10([.C83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table:formula="of:=LOG10([.A837])" office:value-type="float" office:value="2.91960102378411" calcext:value-type="float">
            <text:p>2.91960102378411</text:p>
          </table:table-cell>
          <table:table-cell/>
          <table:table-cell table:formula="of:=LOG10([.C83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G10([.A838])" office:value-type="float" office:value="2.92012332629072" calcext:value-type="float">
            <text:p>2.92012332629072</text:p>
          </table:table-cell>
          <table:table-cell/>
          <table:table-cell table:formula="of:=LOG10([.C83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LOG10([.A839])" office:value-type="float" office:value="2.92064500140679" calcext:value-type="float">
            <text:p>2.92064500140679</text:p>
          </table:table-cell>
          <table:table-cell/>
          <table:table-cell table:formula="of:=LOG10([.C839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table:formula="of:=LOG10([.A840])" office:value-type="float" office:value="2.92116605063774" calcext:value-type="float">
            <text:p>2.92116605063774</text:p>
          </table:table-cell>
          <table:table-cell/>
          <table:table-cell table:formula="of:=LOG10([.C840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ound</text:p>
          </table:table-cell>
          <table:table-cell office:value-type="float" office:value="4" calcext:value-type="float">
            <text:p>4</text:p>
          </table:table-cell>
          <table:table-cell table:formula="of:=LOG10([.A841])" office:value-type="float" office:value="2.9216864754836" calcext:value-type="float">
            <text:p>2.9216864754836</text:p>
          </table:table-cell>
          <table:table-cell/>
          <table:table-cell table:formula="of:=LOG10([.C841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LOG10([.A842])" office:value-type="float" office:value="2.92220627743902" calcext:value-type="float">
            <text:p>2.92220627743902</text:p>
          </table:table-cell>
          <table:table-cell/>
          <table:table-cell table:formula="of:=LOG10([.C842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LOG10([.A843])" office:value-type="float" office:value="2.92272545799326" calcext:value-type="float">
            <text:p>2.92272545799326</text:p>
          </table:table-cell>
          <table:table-cell/>
          <table:table-cell table:formula="of:=LOG10([.C843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LOG10([.A844])" office:value-type="float" office:value="2.92324401863028" calcext:value-type="float">
            <text:p>2.92324401863028</text:p>
          </table:table-cell>
          <table:table-cell/>
          <table:table-cell table:formula="of:=LOG10([.C844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LOG10([.A845])" office:value-type="float" office:value="2.9237619608287" calcext:value-type="float">
            <text:p>2.9237619608287</text:p>
          </table:table-cell>
          <table:table-cell/>
          <table:table-cell table:formula="of:=LOG10([.C845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LOG10([.A846])" office:value-type="float" office:value="2.92427928606188" calcext:value-type="float">
            <text:p>2.92427928606188</text:p>
          </table:table-cell>
          <table:table-cell/>
          <table:table-cell table:formula="of:=LOG10([.C846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LOG10([.A847])" office:value-type="float" office:value="2.92479599579791" calcext:value-type="float">
            <text:p>2.92479599579791</text:p>
          </table:table-cell>
          <table:table-cell/>
          <table:table-cell table:formula="of:=LOG10([.C847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LOG10([.A848])" office:value-type="float" office:value="2.92531209149965" calcext:value-type="float">
            <text:p>2.92531209149965</text:p>
          </table:table-cell>
          <table:table-cell/>
          <table:table-cell table:formula="of:=LOG10([.C848]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ontract</text:p>
          </table:table-cell>
          <table:table-cell office:value-type="float" office:value="3" calcext:value-type="float">
            <text:p>3</text:p>
          </table:table-cell>
          <table:table-cell table:formula="of:=LOG10([.A849])" office:value-type="float" office:value="2.92582757462474" calcext:value-type="float">
            <text:p>2.92582757462474</text:p>
          </table:table-cell>
          <table:table-cell/>
          <table:table-cell table:formula="of:=LOG10([.C84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r.l</text:p>
          </table:table-cell>
          <table:table-cell office:value-type="float" office:value="3" calcext:value-type="float">
            <text:p>3</text:p>
          </table:table-cell>
          <table:table-cell table:formula="of:=LOG10([.A850])" office:value-type="float" office:value="2.92634244662566" calcext:value-type="float">
            <text:p>2.92634244662566</text:p>
          </table:table-cell>
          <table:table-cell/>
          <table:table-cell table:formula="of:=LOG10([.C85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ie</text:p>
          </table:table-cell>
          <table:table-cell office:value-type="float" office:value="3" calcext:value-type="float">
            <text:p>3</text:p>
          </table:table-cell>
          <table:table-cell table:formula="of:=LOG10([.A851])" office:value-type="float" office:value="2.92685670894969" calcext:value-type="float">
            <text:p>2.92685670894969</text:p>
          </table:table-cell>
          <table:table-cell/>
          <table:table-cell table:formula="of:=LOG10([.C85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.c.a</text:p>
          </table:table-cell>
          <table:table-cell office:value-type="float" office:value="3" calcext:value-type="float">
            <text:p>3</text:p>
          </table:table-cell>
          <table:table-cell table:formula="of:=LOG10([.A852])" office:value-type="float" office:value="2.92737036303902" calcext:value-type="float">
            <text:p>2.92737036303902</text:p>
          </table:table-cell>
          <table:table-cell/>
          <table:table-cell table:formula="of:=LOG10([.C85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overning</text:p>
          </table:table-cell>
          <table:table-cell office:value-type="float" office:value="3" calcext:value-type="float">
            <text:p>3</text:p>
          </table:table-cell>
          <table:table-cell table:formula="of:=LOG10([.A853])" office:value-type="float" office:value="2.92788341033071" calcext:value-type="float">
            <text:p>2.92788341033071</text:p>
          </table:table-cell>
          <table:table-cell/>
          <table:table-cell table:formula="of:=LOG10([.C85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kingdom</text:p>
          </table:table-cell>
          <table:table-cell office:value-type="float" office:value="3" calcext:value-type="float">
            <text:p>3</text:p>
          </table:table-cell>
          <table:table-cell table:formula="of:=LOG10([.A854])" office:value-type="float" office:value="2.92839585225671" calcext:value-type="float">
            <text:p>2.92839585225671</text:p>
          </table:table-cell>
          <table:table-cell/>
          <table:table-cell table:formula="of:=LOG10([.C85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table:formula="of:=LOG10([.A855])" office:value-type="float" office:value="2.92890769024395" calcext:value-type="float">
            <text:p>2.92890769024395</text:p>
          </table:table-cell>
          <table:table-cell/>
          <table:table-cell table:formula="of:=LOG10([.C85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an</text:p>
          </table:table-cell>
          <table:table-cell office:value-type="float" office:value="3" calcext:value-type="float">
            <text:p>3</text:p>
          </table:table-cell>
          <table:table-cell table:formula="of:=LOG10([.A856])" office:value-type="float" office:value="2.92941892571429" calcext:value-type="float">
            <text:p>2.92941892571429</text:p>
          </table:table-cell>
          <table:table-cell/>
          <table:table-cell table:formula="of:=LOG10([.C85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arino</text:p>
          </table:table-cell>
          <table:table-cell office:value-type="float" office:value="3" calcext:value-type="float">
            <text:p>3</text:p>
          </table:table-cell>
          <table:table-cell table:formula="of:=LOG10([.A857])" office:value-type="float" office:value="2.92992956008459" calcext:value-type="float">
            <text:p>2.92992956008459</text:p>
          </table:table-cell>
          <table:table-cell/>
          <table:table-cell table:formula="of:=LOG10([.C85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table:formula="of:=LOG10([.A858])" office:value-type="float" office:value="2.9304395947667" calcext:value-type="float">
            <text:p>2.9304395947667</text:p>
          </table:table-cell>
          <table:table-cell/>
          <table:table-cell table:formula="of:=LOG10([.C85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read</text:p>
          </table:table-cell>
          <table:table-cell office:value-type="float" office:value="3" calcext:value-type="float">
            <text:p>3</text:p>
          </table:table-cell>
          <table:table-cell table:formula="of:=LOG10([.A859])" office:value-type="float" office:value="2.93094903116752" calcext:value-type="float">
            <text:p>2.93094903116752</text:p>
          </table:table-cell>
          <table:table-cell/>
          <table:table-cell table:formula="of:=LOG10([.C85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educe</text:p>
          </table:table-cell>
          <table:table-cell office:value-type="float" office:value="3" calcext:value-type="float">
            <text:p>3</text:p>
          </table:table-cell>
          <table:table-cell table:formula="of:=LOG10([.A860])" office:value-type="float" office:value="2.931457870689" calcext:value-type="float">
            <text:p>2.931457870689</text:p>
          </table:table-cell>
          <table:table-cell/>
          <table:table-cell table:formula="of:=LOG10([.C86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typically</text:p>
          </table:table-cell>
          <table:table-cell office:value-type="float" office:value="3" calcext:value-type="float">
            <text:p>3</text:p>
          </table:table-cell>
          <table:table-cell table:formula="of:=LOG10([.A861])" office:value-type="float" office:value="2.93196611472817" calcext:value-type="float">
            <text:p>2.93196611472817</text:p>
          </table:table-cell>
          <table:table-cell/>
          <table:table-cell table:formula="of:=LOG10([.C86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ocated</text:p>
          </table:table-cell>
          <table:table-cell office:value-type="float" office:value="3" calcext:value-type="float">
            <text:p>3</text:p>
          </table:table-cell>
          <table:table-cell table:formula="of:=LOG10([.A862])" office:value-type="float" office:value="2.93247376467715" calcext:value-type="float">
            <text:p>2.93247376467715</text:p>
          </table:table-cell>
          <table:table-cell/>
          <table:table-cell table:formula="of:=LOG10([.C86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riends</text:p>
          </table:table-cell>
          <table:table-cell office:value-type="float" office:value="3" calcext:value-type="float">
            <text:p>3</text:p>
          </table:table-cell>
          <table:table-cell table:formula="of:=LOG10([.A863])" office:value-type="float" office:value="2.9329808219232" calcext:value-type="float">
            <text:p>2.9329808219232</text:p>
          </table:table-cell>
          <table:table-cell/>
          <table:table-cell table:formula="of:=LOG10([.C86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table:formula="of:=LOG10([.A864])" office:value-type="float" office:value="2.93348728784871" calcext:value-type="float">
            <text:p>2.93348728784871</text:p>
          </table:table-cell>
          <table:table-cell/>
          <table:table-cell table:formula="of:=LOG10([.C86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existing</text:p>
          </table:table-cell>
          <table:table-cell office:value-type="float" office:value="3" calcext:value-type="float">
            <text:p>3</text:p>
          </table:table-cell>
          <table:table-cell table:formula="of:=LOG10([.A865])" office:value-type="float" office:value="2.93399316383124" calcext:value-type="float">
            <text:p>2.93399316383124</text:p>
          </table:table-cell>
          <table:table-cell/>
          <table:table-cell table:formula="of:=LOG10([.C86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table:formula="of:=LOG10([.A866])" office:value-type="float" office:value="2.93449845124357" calcext:value-type="float">
            <text:p>2.93449845124357</text:p>
          </table:table-cell>
          <table:table-cell/>
          <table:table-cell table:formula="of:=LOG10([.C86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umbers</text:p>
          </table:table-cell>
          <table:table-cell office:value-type="float" office:value="3" calcext:value-type="float">
            <text:p>3</text:p>
          </table:table-cell>
          <table:table-cell table:formula="of:=LOG10([.A867])" office:value-type="float" office:value="2.93500315145365" calcext:value-type="float">
            <text:p>2.93500315145365</text:p>
          </table:table-cell>
          <table:table-cell/>
          <table:table-cell table:formula="of:=LOG10([.C86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ure</text:p>
          </table:table-cell>
          <table:table-cell office:value-type="float" office:value="3" calcext:value-type="float">
            <text:p>3</text:p>
          </table:table-cell>
          <table:table-cell table:formula="of:=LOG10([.A868])" office:value-type="float" office:value="2.93550726582471" calcext:value-type="float">
            <text:p>2.93550726582471</text:p>
          </table:table-cell>
          <table:table-cell/>
          <table:table-cell table:formula="of:=LOG10([.C86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uccessfully</text:p>
          </table:table-cell>
          <table:table-cell office:value-type="float" office:value="3" calcext:value-type="float">
            <text:p>3</text:p>
          </table:table-cell>
          <table:table-cell table:formula="of:=LOG10([.A869])" office:value-type="float" office:value="2.93601079571521" calcext:value-type="float">
            <text:p>2.93601079571521</text:p>
          </table:table-cell>
          <table:table-cell/>
          <table:table-cell table:formula="of:=LOG10([.C86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remove</text:p>
          </table:table-cell>
          <table:table-cell office:value-type="float" office:value="3" calcext:value-type="float">
            <text:p>3</text:p>
          </table:table-cell>
          <table:table-cell table:formula="of:=LOG10([.A870])" office:value-type="float" office:value="2.93651374247889" calcext:value-type="float">
            <text:p>2.93651374247889</text:p>
          </table:table-cell>
          <table:table-cell/>
          <table:table-cell table:formula="of:=LOG10([.C87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ermissions</text:p>
          </table:table-cell>
          <table:table-cell office:value-type="float" office:value="3" calcext:value-type="float">
            <text:p>3</text:p>
          </table:table-cell>
          <table:table-cell table:formula="of:=LOG10([.A871])" office:value-type="float" office:value="2.93701610746481" calcext:value-type="float">
            <text:p>2.93701610746481</text:p>
          </table:table-cell>
          <table:table-cell/>
          <table:table-cell table:formula="of:=LOG10([.C87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permit</text:p>
          </table:table-cell>
          <table:table-cell office:value-type="float" office:value="3" calcext:value-type="float">
            <text:p>3</text:p>
          </table:table-cell>
          <table:table-cell table:formula="of:=LOG10([.A872])" office:value-type="float" office:value="2.93751789201735" calcext:value-type="float">
            <text:p>2.93751789201735</text:p>
          </table:table-cell>
          <table:table-cell/>
          <table:table-cell table:formula="of:=LOG10([.C87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licensed</text:p>
          </table:table-cell>
          <table:table-cell office:value-type="float" office:value="3" calcext:value-type="float">
            <text:p>3</text:p>
          </table:table-cell>
          <table:table-cell table:formula="of:=LOG10([.A873])" office:value-type="float" office:value="2.93801909747621" calcext:value-type="float">
            <text:p>2.93801909747621</text:p>
          </table:table-cell>
          <table:table-cell/>
          <table:table-cell table:formula="of:=LOG10([.C87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execution</text:p>
          </table:table-cell>
          <table:table-cell office:value-type="float" office:value="3" calcext:value-type="float">
            <text:p>3</text:p>
          </table:table-cell>
          <table:table-cell table:formula="of:=LOG10([.A874])" office:value-type="float" office:value="2.93851972517649" calcext:value-type="float">
            <text:p>2.93851972517649</text:p>
          </table:table-cell>
          <table:table-cell/>
          <table:table-cell table:formula="of:=LOG10([.C87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rry</text:p>
          </table:table-cell>
          <table:table-cell office:value-type="float" office:value="3" calcext:value-type="float">
            <text:p>3</text:p>
          </table:table-cell>
          <table:table-cell table:formula="of:=LOG10([.A875])" office:value-type="float" office:value="2.93901977644867" calcext:value-type="float">
            <text:p>2.93901977644867</text:p>
          </table:table-cell>
          <table:table-cell/>
          <table:table-cell table:formula="of:=LOG10([.C87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ndemnify</text:p>
          </table:table-cell>
          <table:table-cell office:value-type="float" office:value="3" calcext:value-type="float">
            <text:p>3</text:p>
          </table:table-cell>
          <table:table-cell table:formula="of:=LOG10([.A876])" office:value-type="float" office:value="2.93951925261862" calcext:value-type="float">
            <text:p>2.93951925261862</text:p>
          </table:table-cell>
          <table:table-cell/>
          <table:table-cell table:formula="of:=LOG10([.C87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inactions</text:p>
          </table:table-cell>
          <table:table-cell office:value-type="float" office:value="3" calcext:value-type="float">
            <text:p>3</text:p>
          </table:table-cell>
          <table:table-cell table:formula="of:=LOG10([.A877])" office:value-type="float" office:value="2.94001815500766" calcext:value-type="float">
            <text:p>2.94001815500766</text:p>
          </table:table-cell>
          <table:table-cell/>
          <table:table-cell table:formula="of:=LOG10([.C87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losing</text:p>
          </table:table-cell>
          <table:table-cell office:value-type="float" office:value="3" calcext:value-type="float">
            <text:p>3</text:p>
          </table:table-cell>
          <table:table-cell table:formula="of:=LOG10([.A878])" office:value-type="float" office:value="2.94051648493257" calcext:value-type="float">
            <text:p>2.94051648493257</text:p>
          </table:table-cell>
          <table:table-cell/>
          <table:table-cell table:formula="of:=LOG10([.C87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holding</text:p>
          </table:table-cell>
          <table:table-cell office:value-type="float" office:value="3" calcext:value-type="float">
            <text:p>3</text:p>
          </table:table-cell>
          <table:table-cell table:formula="of:=LOG10([.A879])" office:value-type="float" office:value="2.94101424370557" calcext:value-type="float">
            <text:p>2.94101424370557</text:p>
          </table:table-cell>
          <table:table-cell/>
          <table:table-cell table:formula="of:=LOG10([.C87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losed</text:p>
          </table:table-cell>
          <table:table-cell office:value-type="float" office:value="3" calcext:value-type="float">
            <text:p>3</text:p>
          </table:table-cell>
          <table:table-cell table:formula="of:=LOG10([.A880])" office:value-type="float" office:value="2.9415114326344" calcext:value-type="float">
            <text:p>2.9415114326344</text:p>
          </table:table-cell>
          <table:table-cell/>
          <table:table-cell table:formula="of:=LOG10([.C88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egulations</text:p>
          </table:table-cell>
          <table:table-cell office:value-type="float" office:value="3" calcext:value-type="float">
            <text:p>3</text:p>
          </table:table-cell>
          <table:table-cell table:formula="of:=LOG10([.A881])" office:value-type="float" office:value="2.94200805302231" calcext:value-type="float">
            <text:p>2.94200805302231</text:p>
          </table:table-cell>
          <table:table-cell/>
          <table:table-cell table:formula="of:=LOG10([.C88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erminate</text:p>
          </table:table-cell>
          <table:table-cell office:value-type="float" office:value="3" calcext:value-type="float">
            <text:p>3</text:p>
          </table:table-cell>
          <table:table-cell table:formula="of:=LOG10([.A882])" office:value-type="float" office:value="2.94250410616808" calcext:value-type="float">
            <text:p>2.94250410616808</text:p>
          </table:table-cell>
          <table:table-cell/>
          <table:table-cell table:formula="of:=LOG10([.C88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conomic</text:p>
          </table:table-cell>
          <table:table-cell office:value-type="float" office:value="3" calcext:value-type="float">
            <text:p>3</text:p>
          </table:table-cell>
          <table:table-cell table:formula="of:=LOG10([.A883])" office:value-type="float" office:value="2.94299959336604" calcext:value-type="float">
            <text:p>2.94299959336604</text:p>
          </table:table-cell>
          <table:table-cell/>
          <table:table-cell table:formula="of:=LOG10([.C88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want</text:p>
          </table:table-cell>
          <table:table-cell office:value-type="float" office:value="3" calcext:value-type="float">
            <text:p>3</text:p>
          </table:table-cell>
          <table:table-cell table:formula="of:=LOG10([.A884])" office:value-type="float" office:value="2.9434945159061" calcext:value-type="float">
            <text:p>2.9434945159061</text:p>
          </table:table-cell>
          <table:table-cell/>
          <table:table-cell table:formula="of:=LOG10([.C88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table:formula="of:=LOG10([.A885])" office:value-type="float" office:value="2.94398887507377" calcext:value-type="float">
            <text:p>2.94398887507377</text:p>
          </table:table-cell>
          <table:table-cell/>
          <table:table-cell table:formula="of:=LOG10([.C88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nterface</text:p>
          </table:table-cell>
          <table:table-cell office:value-type="float" office:value="3" calcext:value-type="float">
            <text:p>3</text:p>
          </table:table-cell>
          <table:table-cell table:formula="of:=LOG10([.A886])" office:value-type="float" office:value="2.94448267215017" calcext:value-type="float">
            <text:p>2.94448267215017</text:p>
          </table:table-cell>
          <table:table-cell/>
          <table:table-cell table:formula="of:=LOG10([.C88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gain</text:p>
          </table:table-cell>
          <table:table-cell office:value-type="float" office:value="3" calcext:value-type="float">
            <text:p>3</text:p>
          </table:table-cell>
          <table:table-cell table:formula="of:=LOG10([.A887])" office:value-type="float" office:value="2.94497590841205" calcext:value-type="float">
            <text:p>2.94497590841205</text:p>
          </table:table-cell>
          <table:table-cell/>
          <table:table-cell table:formula="of:=LOG10([.C88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formula="of:=LOG10([.A888])" office:value-type="float" office:value="2.94546858513182" calcext:value-type="float">
            <text:p>2.94546858513182</text:p>
          </table:table-cell>
          <table:table-cell/>
          <table:table-cell table:formula="of:=LOG10([.C88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aying</text:p>
          </table:table-cell>
          <table:table-cell office:value-type="float" office:value="3" calcext:value-type="float">
            <text:p>3</text:p>
          </table:table-cell>
          <table:table-cell table:formula="of:=LOG10([.A889])" office:value-type="float" office:value="2.94596070357757" calcext:value-type="float">
            <text:p>2.94596070357757</text:p>
          </table:table-cell>
          <table:table-cell/>
          <table:table-cell table:formula="of:=LOG10([.C88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es</text:p>
          </table:table-cell>
          <table:table-cell office:value-type="float" office:value="3" calcext:value-type="float">
            <text:p>3</text:p>
          </table:table-cell>
          <table:table-cell table:formula="of:=LOG10([.A890])" office:value-type="float" office:value="2.94645226501307" calcext:value-type="float">
            <text:p>2.94645226501307</text:p>
          </table:table-cell>
          <table:table-cell/>
          <table:table-cell table:formula="of:=LOG10([.C89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ecipient’s</text:p>
          </table:table-cell>
          <table:table-cell office:value-type="float" office:value="3" calcext:value-type="float">
            <text:p>3</text:p>
          </table:table-cell>
          <table:table-cell table:formula="of:=LOG10([.A891])" office:value-type="float" office:value="2.94694327069783" calcext:value-type="float">
            <text:p>2.94694327069783</text:p>
          </table:table-cell>
          <table:table-cell/>
          <table:table-cell table:formula="of:=LOG10([.C89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insufficient</text:p>
          </table:table-cell>
          <table:table-cell office:value-type="float" office:value="3" calcext:value-type="float">
            <text:p>3</text:p>
          </table:table-cell>
          <table:table-cell table:formula="of:=LOG10([.A892])" office:value-type="float" office:value="2.94743372188705" calcext:value-type="float">
            <text:p>2.94743372188705</text:p>
          </table:table-cell>
          <table:table-cell/>
          <table:table-cell table:formula="of:=LOG10([.C89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else</text:p>
          </table:table-cell>
          <table:table-cell office:value-type="float" office:value="3" calcext:value-type="float">
            <text:p>3</text:p>
          </table:table-cell>
          <table:table-cell table:formula="of:=LOG10([.A893])" office:value-type="float" office:value="2.94792361983173" calcext:value-type="float">
            <text:p>2.94792361983173</text:p>
          </table:table-cell>
          <table:table-cell/>
          <table:table-cell table:formula="of:=LOG10([.C89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next</text:p>
          </table:table-cell>
          <table:table-cell office:value-type="float" office:value="3" calcext:value-type="float">
            <text:p>3</text:p>
          </table:table-cell>
          <table:table-cell table:formula="of:=LOG10([.A894])" office:value-type="float" office:value="2.9484129657786" calcext:value-type="float">
            <text:p>2.9484129657786</text:p>
          </table:table-cell>
          <table:table-cell/>
          <table:table-cell table:formula="of:=LOG10([.C89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delays</text:p>
          </table:table-cell>
          <table:table-cell office:value-type="float" office:value="3" calcext:value-type="float">
            <text:p>3</text:p>
          </table:table-cell>
          <table:table-cell table:formula="of:=LOG10([.A895])" office:value-type="float" office:value="2.94890176097021" calcext:value-type="float">
            <text:p>2.94890176097021</text:p>
          </table:table-cell>
          <table:table-cell/>
          <table:table-cell table:formula="of:=LOG10([.C89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affect</text:p>
          </table:table-cell>
          <table:table-cell office:value-type="float" office:value="3" calcext:value-type="float">
            <text:p>3</text:p>
          </table:table-cell>
          <table:table-cell table:formula="of:=LOG10([.A896])" office:value-type="float" office:value="2.94939000664491" calcext:value-type="float">
            <text:p>2.94939000664491</text:p>
          </table:table-cell>
          <table:table-cell/>
          <table:table-cell table:formula="of:=LOG10([.C89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anti-money</text:p>
          </table:table-cell>
          <table:table-cell office:value-type="float" office:value="3" calcext:value-type="float">
            <text:p>3</text:p>
          </table:table-cell>
          <table:table-cell table:formula="of:=LOG10([.A897])" office:value-type="float" office:value="2.94987770403687" calcext:value-type="float">
            <text:p>2.94987770403687</text:p>
          </table:table-cell>
          <table:table-cell/>
          <table:table-cell table:formula="of:=LOG10([.C89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laundering</text:p>
          </table:table-cell>
          <table:table-cell office:value-type="float" office:value="3" calcext:value-type="float">
            <text:p>3</text:p>
          </table:table-cell>
          <table:table-cell table:formula="of:=LOG10([.A898])" office:value-type="float" office:value="2.95036485437612" calcext:value-type="float">
            <text:p>2.95036485437612</text:p>
          </table:table-cell>
          <table:table-cell/>
          <table:table-cell table:formula="of:=LOG10([.C89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view</text:p>
          </table:table-cell>
          <table:table-cell office:value-type="float" office:value="3" calcext:value-type="float">
            <text:p>3</text:p>
          </table:table-cell>
          <table:table-cell table:formula="of:=LOG10([.A899])" office:value-type="float" office:value="2.95085145888855" calcext:value-type="float">
            <text:p>2.95085145888855</text:p>
          </table:table-cell>
          <table:table-cell/>
          <table:table-cell table:formula="of:=LOG10([.C89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multiple</text:p>
          </table:table-cell>
          <table:table-cell office:value-type="float" office:value="3" calcext:value-type="float">
            <text:p>3</text:p>
          </table:table-cell>
          <table:table-cell table:formula="of:=LOG10([.A900])" office:value-type="float" office:value="2.95133751879592" calcext:value-type="float">
            <text:p>2.95133751879592</text:p>
          </table:table-cell>
          <table:table-cell/>
          <table:table-cell table:formula="of:=LOG10([.C90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onfigured</text:p>
          </table:table-cell>
          <table:table-cell office:value-type="float" office:value="3" calcext:value-type="float">
            <text:p>3</text:p>
          </table:table-cell>
          <table:table-cell table:formula="of:=LOG10([.A901])" office:value-type="float" office:value="2.95182303531591" calcext:value-type="float">
            <text:p>2.95182303531591</text:p>
          </table:table-cell>
          <table:table-cell/>
          <table:table-cell table:formula="of:=LOG10([.C90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restrictions</text:p>
          </table:table-cell>
          <table:table-cell office:value-type="float" office:value="3" calcext:value-type="float">
            <text:p>3</text:p>
          </table:table-cell>
          <table:table-cell table:formula="of:=LOG10([.A902])" office:value-type="float" office:value="2.95230800966213" calcext:value-type="float">
            <text:p>2.95230800966213</text:p>
          </table:table-cell>
          <table:table-cell/>
          <table:table-cell table:formula="of:=LOG10([.C90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onverts</text:p>
          </table:table-cell>
          <table:table-cell office:value-type="float" office:value="3" calcext:value-type="float">
            <text:p>3</text:p>
          </table:table-cell>
          <table:table-cell table:formula="of:=LOG10([.A903])" office:value-type="float" office:value="2.95279244304409" calcext:value-type="float">
            <text:p>2.95279244304409</text:p>
          </table:table-cell>
          <table:table-cell/>
          <table:table-cell table:formula="of:=LOG10([.C90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ducting</text:p>
          </table:table-cell>
          <table:table-cell office:value-type="float" office:value="3" calcext:value-type="float">
            <text:p>3</text:p>
          </table:table-cell>
          <table:table-cell table:formula="of:=LOG10([.A904])" office:value-type="float" office:value="2.9532763366673" calcext:value-type="float">
            <text:p>2.9532763366673</text:p>
          </table:table-cell>
          <table:table-cell/>
          <table:table-cell table:formula="of:=LOG10([.C90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owing</text:p>
          </table:table-cell>
          <table:table-cell office:value-type="float" office:value="3" calcext:value-type="float">
            <text:p>3</text:p>
          </table:table-cell>
          <table:table-cell table:formula="of:=LOG10([.A905])" office:value-type="float" office:value="2.95375969173323" calcext:value-type="float">
            <text:p>2.95375969173323</text:p>
          </table:table-cell>
          <table:table-cell/>
          <table:table-cell table:formula="of:=LOG10([.C90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impose</text:p>
          </table:table-cell>
          <table:table-cell office:value-type="float" office:value="3" calcext:value-type="float">
            <text:p>3</text:p>
          </table:table-cell>
          <table:table-cell table:formula="of:=LOG10([.A906])" office:value-type="float" office:value="2.95424250943932" calcext:value-type="float">
            <text:p>2.95424250943932</text:p>
          </table:table-cell>
          <table:table-cell/>
          <table:table-cell table:formula="of:=LOG10([.C90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onversions</text:p>
          </table:table-cell>
          <table:table-cell office:value-type="float" office:value="3" calcext:value-type="float">
            <text:p>3</text:p>
          </table:table-cell>
          <table:table-cell table:formula="of:=LOG10([.A907])" office:value-type="float" office:value="2.95472479097906" calcext:value-type="float">
            <text:p>2.95472479097906</text:p>
          </table:table-cell>
          <table:table-cell/>
          <table:table-cell table:formula="of:=LOG10([.C90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isks</text:p>
          </table:table-cell>
          <table:table-cell office:value-type="float" office:value="3" calcext:value-type="float">
            <text:p>3</text:p>
          </table:table-cell>
          <table:table-cell table:formula="of:=LOG10([.A908])" office:value-type="float" office:value="2.95520653754194" calcext:value-type="float">
            <text:p>2.95520653754194</text:p>
          </table:table-cell>
          <table:table-cell/>
          <table:table-cell table:formula="of:=LOG10([.C90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hown</text:p>
          </table:table-cell>
          <table:table-cell office:value-type="float" office:value="3" calcext:value-type="float">
            <text:p>3</text:p>
          </table:table-cell>
          <table:table-cell table:formula="of:=LOG10([.A909])" office:value-type="float" office:value="2.95568775031351" calcext:value-type="float">
            <text:p>2.95568775031351</text:p>
          </table:table-cell>
          <table:table-cell/>
          <table:table-cell table:formula="of:=LOG10([.C90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requires</text:p>
          </table:table-cell>
          <table:table-cell office:value-type="float" office:value="3" calcext:value-type="float">
            <text:p>3</text:p>
          </table:table-cell>
          <table:table-cell table:formula="of:=LOG10([.A910])" office:value-type="float" office:value="2.95616843047536" calcext:value-type="float">
            <text:p>2.95616843047536</text:p>
          </table:table-cell>
          <table:table-cell/>
          <table:table-cell table:formula="of:=LOG10([.C91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updated</text:p>
          </table:table-cell>
          <table:table-cell office:value-type="float" office:value="3" calcext:value-type="float">
            <text:p>3</text:p>
          </table:table-cell>
          <table:table-cell table:formula="of:=LOG10([.A911])" office:value-type="float" office:value="2.9566485792052" calcext:value-type="float">
            <text:p>2.9566485792052</text:p>
          </table:table-cell>
          <table:table-cell/>
          <table:table-cell table:formula="of:=LOG10([.C91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formula="of:=LOG10([.A912])" office:value-type="float" office:value="2.95712819767681" calcext:value-type="float">
            <text:p>2.95712819767681</text:p>
          </table:table-cell>
          <table:table-cell/>
          <table:table-cell table:formula="of:=LOG10([.C91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osts</text:p>
          </table:table-cell>
          <table:table-cell office:value-type="float" office:value="3" calcext:value-type="float">
            <text:p>3</text:p>
          </table:table-cell>
          <table:table-cell table:formula="of:=LOG10([.A913])" office:value-type="float" office:value="2.95760728706009" calcext:value-type="float">
            <text:p>2.95760728706009</text:p>
          </table:table-cell>
          <table:table-cell/>
          <table:table-cell table:formula="of:=LOG10([.C91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xist</text:p>
          </table:table-cell>
          <table:table-cell office:value-type="float" office:value="3" calcext:value-type="float">
            <text:p>3</text:p>
          </table:table-cell>
          <table:table-cell table:formula="of:=LOG10([.A914])" office:value-type="float" office:value="2.95808584852108" calcext:value-type="float">
            <text:p>2.95808584852108</text:p>
          </table:table-cell>
          <table:table-cell/>
          <table:table-cell table:formula="of:=LOG10([.C91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telephone</text:p>
          </table:table-cell>
          <table:table-cell office:value-type="float" office:value="3" calcext:value-type="float">
            <text:p>3</text:p>
          </table:table-cell>
          <table:table-cell table:formula="of:=LOG10([.A915])" office:value-type="float" office:value="2.95856388322197" calcext:value-type="float">
            <text:p>2.95856388322197</text:p>
          </table:table-cell>
          <table:table-cell/>
          <table:table-cell table:formula="of:=LOG10([.C91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many</text:p>
          </table:table-cell>
          <table:table-cell office:value-type="float" office:value="3" calcext:value-type="float">
            <text:p>3</text:p>
          </table:table-cell>
          <table:table-cell table:formula="of:=LOG10([.A916])" office:value-type="float" office:value="2.95904139232109" calcext:value-type="float">
            <text:p>2.95904139232109</text:p>
          </table:table-cell>
          <table:table-cell/>
          <table:table-cell table:formula="of:=LOG10([.C91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integration</text:p>
          </table:table-cell>
          <table:table-cell office:value-type="float" office:value="3" calcext:value-type="float">
            <text:p>3</text:p>
          </table:table-cell>
          <table:table-cell table:formula="of:=LOG10([.A917])" office:value-type="float" office:value="2.959518376973" calcext:value-type="float">
            <text:p>2.959518376973</text:p>
          </table:table-cell>
          <table:table-cell/>
          <table:table-cell table:formula="of:=LOG10([.C91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eave</text:p>
          </table:table-cell>
          <table:table-cell office:value-type="float" office:value="3" calcext:value-type="float">
            <text:p>3</text:p>
          </table:table-cell>
          <table:table-cell table:formula="of:=LOG10([.A918])" office:value-type="float" office:value="2.95999483832842" calcext:value-type="float">
            <text:p>2.95999483832842</text:p>
          </table:table-cell>
          <table:table-cell/>
          <table:table-cell table:formula="of:=LOG10([.C91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ufficient</text:p>
          </table:table-cell>
          <table:table-cell office:value-type="float" office:value="3" calcext:value-type="float">
            <text:p>3</text:p>
          </table:table-cell>
          <table:table-cell table:formula="of:=LOG10([.A919])" office:value-type="float" office:value="2.9604707775343" calcext:value-type="float">
            <text:p>2.9604707775343</text:p>
          </table:table-cell>
          <table:table-cell/>
          <table:table-cell table:formula="of:=LOG10([.C91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were</text:p>
          </table:table-cell>
          <table:table-cell office:value-type="float" office:value="3" calcext:value-type="float">
            <text:p>3</text:p>
          </table:table-cell>
          <table:table-cell table:formula="of:=LOG10([.A920])" office:value-type="float" office:value="2.96094619573383" calcext:value-type="float">
            <text:p>2.96094619573383</text:p>
          </table:table-cell>
          <table:table-cell/>
          <table:table-cell table:formula="of:=LOG10([.C92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ormally</text:p>
          </table:table-cell>
          <table:table-cell office:value-type="float" office:value="3" calcext:value-type="float">
            <text:p>3</text:p>
          </table:table-cell>
          <table:table-cell table:formula="of:=LOG10([.A921])" office:value-type="float" office:value="2.96142109406645" calcext:value-type="float">
            <text:p>2.96142109406645</text:p>
          </table:table-cell>
          <table:table-cell/>
          <table:table-cell table:formula="of:=LOG10([.C92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don’t</text:p>
          </table:table-cell>
          <table:table-cell office:value-type="float" office:value="3" calcext:value-type="float">
            <text:p>3</text:p>
          </table:table-cell>
          <table:table-cell table:formula="of:=LOG10([.A922])" office:value-type="float" office:value="2.96189547366785" calcext:value-type="float">
            <text:p>2.96189547366785</text:p>
          </table:table-cell>
          <table:table-cell/>
          <table:table-cell table:formula="of:=LOG10([.C92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ames</text:p>
          </table:table-cell>
          <table:table-cell office:value-type="float" office:value="3" calcext:value-type="float">
            <text:p>3</text:p>
          </table:table-cell>
          <table:table-cell table:formula="of:=LOG10([.A923])" office:value-type="float" office:value="2.96236933567002" calcext:value-type="float">
            <text:p>2.96236933567002</text:p>
          </table:table-cell>
          <table:table-cell/>
          <table:table-cell table:formula="of:=LOG10([.C92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ill</text:p>
          </table:table-cell>
          <table:table-cell office:value-type="float" office:value="3" calcext:value-type="float">
            <text:p>3</text:p>
          </table:table-cell>
          <table:table-cell table:formula="of:=LOG10([.A924])" office:value-type="float" office:value="2.96284268120124" calcext:value-type="float">
            <text:p>2.96284268120124</text:p>
          </table:table-cell>
          <table:table-cell/>
          <table:table-cell table:formula="of:=LOG10([.C92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ear</text:p>
          </table:table-cell>
          <table:table-cell office:value-type="float" office:value="3" calcext:value-type="float">
            <text:p>3</text:p>
          </table:table-cell>
          <table:table-cell table:formula="of:=LOG10([.A925])" office:value-type="float" office:value="2.96331551138611" calcext:value-type="float">
            <text:p>2.96331551138611</text:p>
          </table:table-cell>
          <table:table-cell/>
          <table:table-cell table:formula="of:=LOG10([.C92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table:formula="of:=LOG10([.A926])" office:value-type="float" office:value="2.96378782734556" calcext:value-type="float">
            <text:p>2.96378782734556</text:p>
          </table:table-cell>
          <table:table-cell/>
          <table:table-cell table:formula="of:=LOG10([.C92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luctuations</text:p>
          </table:table-cell>
          <table:table-cell office:value-type="float" office:value="3" calcext:value-type="float">
            <text:p>3</text:p>
          </table:table-cell>
          <table:table-cell table:formula="of:=LOG10([.A927])" office:value-type="float" office:value="2.96425963019685" calcext:value-type="float">
            <text:p>2.96425963019685</text:p>
          </table:table-cell>
          <table:table-cell/>
          <table:table-cell table:formula="of:=LOG10([.C92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ecision</text:p>
          </table:table-cell>
          <table:table-cell office:value-type="float" office:value="3" calcext:value-type="float">
            <text:p>3</text:p>
          </table:table-cell>
          <table:table-cell table:formula="of:=LOG10([.A928])" office:value-type="float" office:value="2.96473092105363" calcext:value-type="float">
            <text:p>2.96473092105363</text:p>
          </table:table-cell>
          <table:table-cell/>
          <table:table-cell table:formula="of:=LOG10([.C92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ifference</text:p>
          </table:table-cell>
          <table:table-cell office:value-type="float" office:value="3" calcext:value-type="float">
            <text:p>3</text:p>
          </table:table-cell>
          <table:table-cell table:formula="of:=LOG10([.A929])" office:value-type="float" office:value="2.96520170102591" calcext:value-type="float">
            <text:p>2.96520170102591</text:p>
          </table:table-cell>
          <table:table-cell/>
          <table:table-cell table:formula="of:=LOG10([.C92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sh</text:p>
          </table:table-cell>
          <table:table-cell office:value-type="float" office:value="3" calcext:value-type="float">
            <text:p>3</text:p>
          </table:table-cell>
          <table:table-cell table:formula="of:=LOG10([.A930])" office:value-type="float" office:value="2.96567197122011" calcext:value-type="float">
            <text:p>2.96567197122011</text:p>
          </table:table-cell>
          <table:table-cell/>
          <table:table-cell table:formula="of:=LOG10([.C93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nybody</text:p>
          </table:table-cell>
          <table:table-cell office:value-type="float" office:value="3" calcext:value-type="float">
            <text:p>3</text:p>
          </table:table-cell>
          <table:table-cell table:formula="of:=LOG10([.A931])" office:value-type="float" office:value="2.96614173273903" calcext:value-type="float">
            <text:p>2.96614173273903</text:p>
          </table:table-cell>
          <table:table-cell/>
          <table:table-cell table:formula="of:=LOG10([.C93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having</text:p>
          </table:table-cell>
          <table:table-cell office:value-type="float" office:value="3" calcext:value-type="float">
            <text:p>3</text:p>
          </table:table-cell>
          <table:table-cell table:formula="of:=LOG10([.A932])" office:value-type="float" office:value="2.96661098668193" calcext:value-type="float">
            <text:p>2.96661098668193</text:p>
          </table:table-cell>
          <table:table-cell/>
          <table:table-cell table:formula="of:=LOG10([.C93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platform</text:p>
          </table:table-cell>
          <table:table-cell office:value-type="float" office:value="3" calcext:value-type="float">
            <text:p>3</text:p>
          </table:table-cell>
          <table:table-cell table:formula="of:=LOG10([.A933])" office:value-type="float" office:value="2.9670797341445" calcext:value-type="float">
            <text:p>2.9670797341445</text:p>
          </table:table-cell>
          <table:table-cell/>
          <table:table-cell table:formula="of:=LOG10([.C93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alternative</text:p>
          </table:table-cell>
          <table:table-cell office:value-type="float" office:value="3" calcext:value-type="float">
            <text:p>3</text:p>
          </table:table-cell>
          <table:table-cell table:formula="of:=LOG10([.A934])" office:value-type="float" office:value="2.96754797621886" calcext:value-type="float">
            <text:p>2.96754797621886</text:p>
          </table:table-cell>
          <table:table-cell/>
          <table:table-cell table:formula="of:=LOG10([.C93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riminal</text:p>
          </table:table-cell>
          <table:table-cell office:value-type="float" office:value="3" calcext:value-type="float">
            <text:p>3</text:p>
          </table:table-cell>
          <table:table-cell table:formula="of:=LOG10([.A935])" office:value-type="float" office:value="2.96801571399364" calcext:value-type="float">
            <text:p>2.96801571399364</text:p>
          </table:table-cell>
          <table:table-cell/>
          <table:table-cell table:formula="of:=LOG10([.C93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offence</text:p>
          </table:table-cell>
          <table:table-cell office:value-type="float" office:value="3" calcext:value-type="float">
            <text:p>3</text:p>
          </table:table-cell>
          <table:table-cell table:formula="of:=LOG10([.A936])" office:value-type="float" office:value="2.96848294855394" calcext:value-type="float">
            <text:p>2.96848294855394</text:p>
          </table:table-cell>
          <table:table-cell/>
          <table:table-cell table:formula="of:=LOG10([.C93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anagement</text:p>
          </table:table-cell>
          <table:table-cell office:value-type="float" office:value="3" calcext:value-type="float">
            <text:p>3</text:p>
          </table:table-cell>
          <table:table-cell table:formula="of:=LOG10([.A937])" office:value-type="float" office:value="2.96894968098134" calcext:value-type="float">
            <text:p>2.96894968098134</text:p>
          </table:table-cell>
          <table:table-cell/>
          <table:table-cell table:formula="of:=LOG10([.C93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urcharging</text:p>
          </table:table-cell>
          <table:table-cell office:value-type="float" office:value="3" calcext:value-type="float">
            <text:p>3</text:p>
          </table:table-cell>
          <table:table-cell table:formula="of:=LOG10([.A938])" office:value-type="float" office:value="2.96941591235398" calcext:value-type="float">
            <text:p>2.96941591235398</text:p>
          </table:table-cell>
          <table:table-cell/>
          <table:table-cell table:formula="of:=LOG10([.C93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oints</text:p>
          </table:table-cell>
          <table:table-cell office:value-type="float" office:value="3" calcext:value-type="float">
            <text:p>3</text:p>
          </table:table-cell>
          <table:table-cell table:formula="of:=LOG10([.A939])" office:value-type="float" office:value="2.9698816437465" calcext:value-type="float">
            <text:p>2.9698816437465</text:p>
          </table:table-cell>
          <table:table-cell/>
          <table:table-cell table:formula="of:=LOG10([.C93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obile</text:p>
          </table:table-cell>
          <table:table-cell office:value-type="float" office:value="3" calcext:value-type="float">
            <text:p>3</text:p>
          </table:table-cell>
          <table:table-cell table:formula="of:=LOG10([.A940])" office:value-type="float" office:value="2.97034687623009" calcext:value-type="float">
            <text:p>2.97034687623009</text:p>
          </table:table-cell>
          <table:table-cell/>
          <table:table-cell table:formula="of:=LOG10([.C94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arks</text:p>
          </table:table-cell>
          <table:table-cell office:value-type="float" office:value="3" calcext:value-type="float">
            <text:p>3</text:p>
          </table:table-cell>
          <table:table-cell table:formula="of:=LOG10([.A941])" office:value-type="float" office:value="2.97081161087252" calcext:value-type="float">
            <text:p>2.97081161087252</text:p>
          </table:table-cell>
          <table:table-cell/>
          <table:table-cell table:formula="of:=LOG10([.C94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rotections</text:p>
          </table:table-cell>
          <table:table-cell office:value-type="float" office:value="3" calcext:value-type="float">
            <text:p>3</text:p>
          </table:table-cell>
          <table:table-cell table:formula="of:=LOG10([.A942])" office:value-type="float" office:value="2.9712758487381" calcext:value-type="float">
            <text:p>2.9712758487381</text:p>
          </table:table-cell>
          <table:table-cell/>
          <table:table-cell table:formula="of:=LOG10([.C94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impact</text:p>
          </table:table-cell>
          <table:table-cell office:value-type="float" office:value="3" calcext:value-type="float">
            <text:p>3</text:p>
          </table:table-cell>
          <table:table-cell table:formula="of:=LOG10([.A943])" office:value-type="float" office:value="2.97173959088778" calcext:value-type="float">
            <text:p>2.97173959088778</text:p>
          </table:table-cell>
          <table:table-cell/>
          <table:table-cell table:formula="of:=LOG10([.C94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ccording</text:p>
          </table:table-cell>
          <table:table-cell office:value-type="float" office:value="3" calcext:value-type="float">
            <text:p>3</text:p>
          </table:table-cell>
          <table:table-cell table:formula="of:=LOG10([.A944])" office:value-type="float" office:value="2.97220283837906" calcext:value-type="float">
            <text:p>2.97220283837906</text:p>
          </table:table-cell>
          <table:table-cell/>
          <table:table-cell table:formula="of:=LOG10([.C94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G10([.A945])" office:value-type="float" office:value="2.97266559226611" calcext:value-type="float">
            <text:p>2.97266559226611</text:p>
          </table:table-cell>
          <table:table-cell/>
          <table:table-cell table:formula="of:=LOG10([.C94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creased</text:p>
          </table:table-cell>
          <table:table-cell office:value-type="float" office:value="3" calcext:value-type="float">
            <text:p>3</text:p>
          </table:table-cell>
          <table:table-cell table:formula="of:=LOG10([.A946])" office:value-type="float" office:value="2.9731278535997" calcext:value-type="float">
            <text:p>2.9731278535997</text:p>
          </table:table-cell>
          <table:table-cell/>
          <table:table-cell table:formula="of:=LOG10([.C94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expected</text:p>
          </table:table-cell>
          <table:table-cell office:value-type="float" office:value="3" calcext:value-type="float">
            <text:p>3</text:p>
          </table:table-cell>
          <table:table-cell table:formula="of:=LOG10([.A947])" office:value-type="float" office:value="2.97358962342726" calcext:value-type="float">
            <text:p>2.97358962342726</text:p>
          </table:table-cell>
          <table:table-cell/>
          <table:table-cell table:formula="of:=LOG10([.C94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reimbursement</text:p>
          </table:table-cell>
          <table:table-cell office:value-type="float" office:value="3" calcext:value-type="float">
            <text:p>3</text:p>
          </table:table-cell>
          <table:table-cell table:formula="of:=LOG10([.A948])" office:value-type="float" office:value="2.97405090279288" calcext:value-type="float">
            <text:p>2.97405090279288</text:p>
          </table:table-cell>
          <table:table-cell/>
          <table:table-cell table:formula="of:=LOG10([.C94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guide</text:p>
          </table:table-cell>
          <table:table-cell office:value-type="float" office:value="3" calcext:value-type="float">
            <text:p>3</text:p>
          </table:table-cell>
          <table:table-cell table:formula="of:=LOG10([.A949])" office:value-type="float" office:value="2.97451169273733" calcext:value-type="float">
            <text:p>2.97451169273733</text:p>
          </table:table-cell>
          <table:table-cell/>
          <table:table-cell table:formula="of:=LOG10([.C94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laimed</text:p>
          </table:table-cell>
          <table:table-cell office:value-type="float" office:value="3" calcext:value-type="float">
            <text:p>3</text:p>
          </table:table-cell>
          <table:table-cell table:formula="of:=LOG10([.A950])" office:value-type="float" office:value="2.97497199429807" calcext:value-type="float">
            <text:p>2.97497199429807</text:p>
          </table:table-cell>
          <table:table-cell/>
          <table:table-cell table:formula="of:=LOG10([.C95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buyer’s</text:p>
          </table:table-cell>
          <table:table-cell office:value-type="float" office:value="3" calcext:value-type="float">
            <text:p>3</text:p>
          </table:table-cell>
          <table:table-cell table:formula="of:=LOG10([.A951])" office:value-type="float" office:value="2.97543180850926" calcext:value-type="float">
            <text:p>2.97543180850926</text:p>
          </table:table-cell>
          <table:table-cell/>
          <table:table-cell table:formula="of:=LOG10([.C95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olume</text:p>
          </table:table-cell>
          <table:table-cell office:value-type="float" office:value="3" calcext:value-type="float">
            <text:p>3</text:p>
          </table:table-cell>
          <table:table-cell table:formula="of:=LOG10([.A952])" office:value-type="float" office:value="2.97589113640179" calcext:value-type="float">
            <text:p>2.97589113640179</text:p>
          </table:table-cell>
          <table:table-cell/>
          <table:table-cell table:formula="of:=LOG10([.C95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formula="of:=LOG10([.A953])" office:value-type="float" office:value="2.97634997900327" calcext:value-type="float">
            <text:p>2.97634997900327</text:p>
          </table:table-cell>
          <table:table-cell/>
          <table:table-cell table:formula="of:=LOG10([.C95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ier</text:p>
          </table:table-cell>
          <table:table-cell office:value-type="float" office:value="3" calcext:value-type="float">
            <text:p>3</text:p>
          </table:table-cell>
          <table:table-cell table:formula="of:=LOG10([.A954])" office:value-type="float" office:value="2.97680833733807" calcext:value-type="float">
            <text:p>2.97680833733807</text:p>
          </table:table-cell>
          <table:table-cell/>
          <table:table-cell table:formula="of:=LOG10([.C95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lendar</text:p>
          </table:table-cell>
          <table:table-cell office:value-type="float" office:value="3" calcext:value-type="float">
            <text:p>3</text:p>
          </table:table-cell>
          <table:table-cell table:formula="of:=LOG10([.A955])" office:value-type="float" office:value="2.97726621242729" calcext:value-type="float">
            <text:p>2.97726621242729</text:p>
          </table:table-cell>
          <table:table-cell/>
          <table:table-cell table:formula="of:=LOG10([.C95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nth</text:p>
          </table:table-cell>
          <table:table-cell office:value-type="float" office:value="3" calcext:value-type="float">
            <text:p>3</text:p>
          </table:table-cell>
          <table:table-cell table:formula="of:=LOG10([.A956])" office:value-type="float" office:value="2.97772360528885" calcext:value-type="float">
            <text:p>2.97772360528885</text:p>
          </table:table-cell>
          <table:table-cell/>
          <table:table-cell table:formula="of:=LOG10([.C95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ere</text:p>
          </table:table-cell>
          <table:table-cell office:value-type="float" office:value="3" calcext:value-type="float">
            <text:p>3</text:p>
          </table:table-cell>
          <table:table-cell table:formula="of:=LOG10([.A957])" office:value-type="float" office:value="2.97818051693741" calcext:value-type="float">
            <text:p>2.97818051693741</text:p>
          </table:table-cell>
          <table:table-cell/>
          <table:table-cell table:formula="of:=LOG10([.C95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ublicity</text:p>
          </table:table-cell>
          <table:table-cell office:value-type="float" office:value="3" calcext:value-type="float">
            <text:p>3</text:p>
          </table:table-cell>
          <table:table-cell table:formula="of:=LOG10([.A958])" office:value-type="float" office:value="2.97863694838447" calcext:value-type="float">
            <text:p>2.97863694838447</text:p>
          </table:table-cell>
          <table:table-cell/>
          <table:table-cell table:formula="of:=LOG10([.C95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omplaints</text:p>
          </table:table-cell>
          <table:table-cell office:value-type="float" office:value="3" calcext:value-type="float">
            <text:p>3</text:p>
          </table:table-cell>
          <table:table-cell table:formula="of:=LOG10([.A959])" office:value-type="float" office:value="2.97909290063833" calcext:value-type="float">
            <text:p>2.97909290063833</text:p>
          </table:table-cell>
          <table:table-cell/>
          <table:table-cell table:formula="of:=LOG10([.C95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violation</text:p>
          </table:table-cell>
          <table:table-cell office:value-type="float" office:value="3" calcext:value-type="float">
            <text:p>3</text:p>
          </table:table-cell>
          <table:table-cell table:formula="of:=LOG10([.A960])" office:value-type="float" office:value="2.9795483747041" calcext:value-type="float">
            <text:p>2.9795483747041</text:p>
          </table:table-cell>
          <table:table-cell/>
          <table:table-cell table:formula="of:=LOG10([.C96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ermitted</text:p>
          </table:table-cell>
          <table:table-cell office:value-type="float" office:value="3" calcext:value-type="float">
            <text:p>3</text:p>
          </table:table-cell>
          <table:table-cell table:formula="of:=LOG10([.A961])" office:value-type="float" office:value="2.98000337158375" calcext:value-type="float">
            <text:p>2.98000337158375</text:p>
          </table:table-cell>
          <table:table-cell/>
          <table:table-cell table:formula="of:=LOG10([.C96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isrupt</text:p>
          </table:table-cell>
          <table:table-cell office:value-type="float" office:value="3" calcext:value-type="float">
            <text:p>3</text:p>
          </table:table-cell>
          <table:table-cell table:formula="of:=LOG10([.A962])" office:value-type="float" office:value="2.9804578922761" calcext:value-type="float">
            <text:p>2.9804578922761</text:p>
          </table:table-cell>
          <table:table-cell/>
          <table:table-cell table:formula="of:=LOG10([.C96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evice</text:p>
          </table:table-cell>
          <table:table-cell office:value-type="float" office:value="3" calcext:value-type="float">
            <text:p>3</text:p>
          </table:table-cell>
          <table:table-cell table:formula="of:=LOG10([.A963])" office:value-type="float" office:value="2.98091193777684" calcext:value-type="float">
            <text:p>2.98091193777684</text:p>
          </table:table-cell>
          <table:table-cell/>
          <table:table-cell table:formula="of:=LOG10([.C96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istribute</text:p>
          </table:table-cell>
          <table:table-cell office:value-type="float" office:value="3" calcext:value-type="float">
            <text:p>3</text:p>
          </table:table-cell>
          <table:table-cell table:formula="of:=LOG10([.A964])" office:value-type="float" office:value="2.98136550907854" calcext:value-type="float">
            <text:p>2.98136550907854</text:p>
          </table:table-cell>
          <table:table-cell/>
          <table:table-cell table:formula="of:=LOG10([.C96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lter</text:p>
          </table:table-cell>
          <table:table-cell office:value-type="float" office:value="3" calcext:value-type="float">
            <text:p>3</text:p>
          </table:table-cell>
          <table:table-cell table:formula="of:=LOG10([.A965])" office:value-type="float" office:value="2.98181860717066" calcext:value-type="float">
            <text:p>2.98181860717066</text:p>
          </table:table-cell>
          <table:table-cell/>
          <table:table-cell table:formula="of:=LOG10([.C96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erson</text:p>
          </table:table-cell>
          <table:table-cell office:value-type="float" office:value="3" calcext:value-type="float">
            <text:p>3</text:p>
          </table:table-cell>
          <table:table-cell table:formula="of:=LOG10([.A966])" office:value-type="float" office:value="2.98227123303957" calcext:value-type="float">
            <text:p>2.98227123303957</text:p>
          </table:table-cell>
          <table:table-cell/>
          <table:table-cell table:formula="of:=LOG10([.C96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omplying</text:p>
          </table:table-cell>
          <table:table-cell office:value-type="float" office:value="3" calcext:value-type="float">
            <text:p>3</text:p>
          </table:table-cell>
          <table:table-cell table:formula="of:=LOG10([.A967])" office:value-type="float" office:value="2.98272338766855" calcext:value-type="float">
            <text:p>2.98272338766855</text:p>
          </table:table-cell>
          <table:table-cell/>
          <table:table-cell table:formula="of:=LOG10([.C96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table:formula="of:=LOG10([.A968])" office:value-type="float" office:value="2.98317507203781" calcext:value-type="float">
            <text:p>2.98317507203781</text:p>
          </table:table-cell>
          <table:table-cell/>
          <table:table-cell table:formula="of:=LOG10([.C96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uffer</text:p>
          </table:table-cell>
          <table:table-cell office:value-type="float" office:value="3" calcext:value-type="float">
            <text:p>3</text:p>
          </table:table-cell>
          <table:table-cell table:formula="of:=LOG10([.A969])" office:value-type="float" office:value="2.98362628712453" calcext:value-type="float">
            <text:p>2.98362628712453</text:p>
          </table:table-cell>
          <table:table-cell/>
          <table:table-cell table:formula="of:=LOG10([.C96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you’ve</text:p>
          </table:table-cell>
          <table:table-cell office:value-type="float" office:value="3" calcext:value-type="float">
            <text:p>3</text:p>
          </table:table-cell>
          <table:table-cell table:formula="of:=LOG10([.A970])" office:value-type="float" office:value="2.98407703390283" calcext:value-type="float">
            <text:p>2.98407703390283</text:p>
          </table:table-cell>
          <table:table-cell/>
          <table:table-cell table:formula="of:=LOG10([.C97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estrict</text:p>
          </table:table-cell>
          <table:table-cell office:value-type="float" office:value="3" calcext:value-type="float">
            <text:p>3</text:p>
          </table:table-cell>
          <table:table-cell table:formula="of:=LOG10([.A971])" office:value-type="float" office:value="2.98452731334379" calcext:value-type="float">
            <text:p>2.98452731334379</text:p>
          </table:table-cell>
          <table:table-cell/>
          <table:table-cell table:formula="of:=LOG10([.C97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solve</text:p>
          </table:table-cell>
          <table:table-cell office:value-type="float" office:value="3" calcext:value-type="float">
            <text:p>3</text:p>
          </table:table-cell>
          <table:table-cell table:formula="of:=LOG10([.A972])" office:value-type="float" office:value="2.98497712641549" calcext:value-type="float">
            <text:p>2.98497712641549</text:p>
          </table:table-cell>
          <table:table-cell/>
          <table:table-cell table:formula="of:=LOG10([.C97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rohibited</text:p>
          </table:table-cell>
          <table:table-cell office:value-type="float" office:value="3" calcext:value-type="float">
            <text:p>3</text:p>
          </table:table-cell>
          <table:table-cell table:formula="of:=LOG10([.A973])" office:value-type="float" office:value="2.985426474083" calcext:value-type="float">
            <text:p>2.985426474083</text:p>
          </table:table-cell>
          <table:table-cell/>
          <table:table-cell table:formula="of:=LOG10([.C97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ensure</text:p>
          </table:table-cell>
          <table:table-cell office:value-type="float" office:value="3" calcext:value-type="float">
            <text:p>3</text:p>
          </table:table-cell>
          <table:table-cell table:formula="of:=LOG10([.A974])" office:value-type="float" office:value="2.98587535730839" calcext:value-type="float">
            <text:p>2.98587535730839</text:p>
          </table:table-cell>
          <table:table-cell/>
          <table:table-cell table:formula="of:=LOG10([.C97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placed</text:p>
          </table:table-cell>
          <table:table-cell office:value-type="float" office:value="3" calcext:value-type="float">
            <text:p>3</text:p>
          </table:table-cell>
          <table:table-cell table:formula="of:=LOG10([.A975])" office:value-type="float" office:value="2.98632377705077" calcext:value-type="float">
            <text:p>2.98632377705077</text:p>
          </table:table-cell>
          <table:table-cell/>
          <table:table-cell table:formula="of:=LOG10([.C97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atisfaction</text:p>
          </table:table-cell>
          <table:table-cell office:value-type="float" office:value="3" calcext:value-type="float">
            <text:p>3</text:p>
          </table:table-cell>
          <table:table-cell table:formula="of:=LOG10([.A976])" office:value-type="float" office:value="2.98677173426624" calcext:value-type="float">
            <text:p>2.98677173426624</text:p>
          </table:table-cell>
          <table:table-cell/>
          <table:table-cell table:formula="of:=LOG10([.C97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table:formula="of:=LOG10([.A977])" office:value-type="float" office:value="2.987219229908" calcext:value-type="float">
            <text:p>2.987219229908</text:p>
          </table:table-cell>
          <table:table-cell/>
          <table:table-cell table:formula="of:=LOG10([.C97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table:formula="of:=LOG10([.A978])" office:value-type="float" office:value="2.98766626492627" calcext:value-type="float">
            <text:p>2.98766626492627</text:p>
          </table:table-cell>
          <table:table-cell/>
          <table:table-cell table:formula="of:=LOG10([.C97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like</text:p>
          </table:table-cell>
          <table:table-cell office:value-type="float" office:value="3" calcext:value-type="float">
            <text:p>3</text:p>
          </table:table-cell>
          <table:table-cell table:formula="of:=LOG10([.A979])" office:value-type="float" office:value="2.98811284026835" calcext:value-type="float">
            <text:p>2.98811284026835</text:p>
          </table:table-cell>
          <table:table-cell/>
          <table:table-cell table:formula="of:=LOG10([.C97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we’ll</text:p>
          </table:table-cell>
          <table:table-cell office:value-type="float" office:value="3" calcext:value-type="float">
            <text:p>3</text:p>
          </table:table-cell>
          <table:table-cell table:formula="of:=LOG10([.A980])" office:value-type="float" office:value="2.98855895687862" calcext:value-type="float">
            <text:p>2.98855895687862</text:p>
          </table:table-cell>
          <table:table-cell/>
          <table:table-cell table:formula="of:=LOG10([.C98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unexpected</text:p>
          </table:table-cell>
          <table:table-cell office:value-type="float" office:value="3" calcext:value-type="float">
            <text:p>3</text:p>
          </table:table-cell>
          <table:table-cell table:formula="of:=LOG10([.A981])" office:value-type="float" office:value="2.98900461569854" calcext:value-type="float">
            <text:p>2.98900461569854</text:p>
          </table:table-cell>
          <table:table-cell/>
          <table:table-cell table:formula="of:=LOG10([.C98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assist</text:p>
          </table:table-cell>
          <table:table-cell office:value-type="float" office:value="3" calcext:value-type="float">
            <text:p>3</text:p>
          </table:table-cell>
          <table:table-cell table:formula="of:=LOG10([.A982])" office:value-type="float" office:value="2.98944981766669" calcext:value-type="float">
            <text:p>2.98944981766669</text:p>
          </table:table-cell>
          <table:table-cell/>
          <table:table-cell table:formula="of:=LOG10([.C98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writing</text:p>
          </table:table-cell>
          <table:table-cell office:value-type="float" office:value="3" calcext:value-type="float">
            <text:p>3</text:p>
          </table:table-cell>
          <table:table-cell table:formula="of:=LOG10([.A983])" office:value-type="float" office:value="2.98989456371877" calcext:value-type="float">
            <text:p>2.98989456371877</text:p>
          </table:table-cell>
          <table:table-cell/>
          <table:table-cell table:formula="of:=LOG10([.C98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outcome</text:p>
          </table:table-cell>
          <table:table-cell office:value-type="float" office:value="3" calcext:value-type="float">
            <text:p>3</text:p>
          </table:table-cell>
          <table:table-cell table:formula="of:=LOG10([.A984])" office:value-type="float" office:value="2.9903388547876" calcext:value-type="float">
            <text:p>2.9903388547876</text:p>
          </table:table-cell>
          <table:table-cell/>
          <table:table-cell table:formula="of:=LOG10([.C98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esulted</text:p>
          </table:table-cell>
          <table:table-cell office:value-type="float" office:value="3" calcext:value-type="float">
            <text:p>3</text:p>
          </table:table-cell>
          <table:table-cell table:formula="of:=LOG10([.A985])" office:value-type="float" office:value="2.99078269180314" calcext:value-type="float">
            <text:p>2.99078269180314</text:p>
          </table:table-cell>
          <table:table-cell/>
          <table:table-cell table:formula="of:=LOG10([.C98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might</text:p>
          </table:table-cell>
          <table:table-cell office:value-type="float" office:value="3" calcext:value-type="float">
            <text:p>3</text:p>
          </table:table-cell>
          <table:table-cell table:formula="of:=LOG10([.A986])" office:value-type="float" office:value="2.9912260756925" calcext:value-type="float">
            <text:p>2.9912260756925</text:p>
          </table:table-cell>
          <table:table-cell/>
          <table:table-cell table:formula="of:=LOG10([.C98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ecure</text:p>
          </table:table-cell>
          <table:table-cell office:value-type="float" office:value="3" calcext:value-type="float">
            <text:p>3</text:p>
          </table:table-cell>
          <table:table-cell table:formula="of:=LOG10([.A987])" office:value-type="float" office:value="2.99166900737995" calcext:value-type="float">
            <text:p>2.99166900737995</text:p>
          </table:table-cell>
          <table:table-cell/>
          <table:table-cell table:formula="of:=LOG10([.C98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istake</text:p>
          </table:table-cell>
          <table:table-cell office:value-type="float" office:value="3" calcext:value-type="float">
            <text:p>3</text:p>
          </table:table-cell>
          <table:table-cell table:formula="of:=LOG10([.A988])" office:value-type="float" office:value="2.99211148778695" calcext:value-type="float">
            <text:p>2.99211148778695</text:p>
          </table:table-cell>
          <table:table-cell/>
          <table:table-cell table:formula="of:=LOG10([.C98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visiting</text:p>
          </table:table-cell>
          <table:table-cell office:value-type="float" office:value="3" calcext:value-type="float">
            <text:p>3</text:p>
          </table:table-cell>
          <table:table-cell table:formula="of:=LOG10([.A989])" office:value-type="float" office:value="2.99255351783214" calcext:value-type="float">
            <text:p>2.99255351783214</text:p>
          </table:table-cell>
          <table:table-cell/>
          <table:table-cell table:formula="of:=LOG10([.C98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ombudsman</text:p>
          </table:table-cell>
          <table:table-cell office:value-type="float" office:value="3" calcext:value-type="float">
            <text:p>3</text:p>
          </table:table-cell>
          <table:table-cell table:formula="of:=LOG10([.A990])" office:value-type="float" office:value="2.99299509843134" calcext:value-type="float">
            <text:p>2.99299509843134</text:p>
          </table:table-cell>
          <table:table-cell/>
          <table:table-cell table:formula="of:=LOG10([.C99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ail</text:p>
          </table:table-cell>
          <table:table-cell office:value-type="float" office:value="3" calcext:value-type="float">
            <text:p>3</text:p>
          </table:table-cell>
          <table:table-cell table:formula="of:=LOG10([.A991])" office:value-type="float" office:value="2.99343623049761" calcext:value-type="float">
            <text:p>2.99343623049761</text:p>
          </table:table-cell>
          <table:table-cell/>
          <table:table-cell table:formula="of:=LOG10([.C99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obligation</text:p>
          </table:table-cell>
          <table:table-cell office:value-type="float" office:value="3" calcext:value-type="float">
            <text:p>3</text:p>
          </table:table-cell>
          <table:table-cell table:formula="of:=LOG10([.A992])" office:value-type="float" office:value="2.99387691494121" calcext:value-type="float">
            <text:p>2.99387691494121</text:p>
          </table:table-cell>
          <table:table-cell/>
          <table:table-cell table:formula="of:=LOG10([.C99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ontrolled</text:p>
          </table:table-cell>
          <table:table-cell office:value-type="float" office:value="3" calcext:value-type="float">
            <text:p>3</text:p>
          </table:table-cell>
          <table:table-cell table:formula="of:=LOG10([.A993])" office:value-type="float" office:value="2.99431715266964" calcext:value-type="float">
            <text:p>2.99431715266964</text:p>
          </table:table-cell>
          <table:table-cell/>
          <table:table-cell table:formula="of:=LOG10([.C99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waive</text:p>
          </table:table-cell>
          <table:table-cell office:value-type="float" office:value="3" calcext:value-type="float">
            <text:p>3</text:p>
          </table:table-cell>
          <table:table-cell table:formula="of:=LOG10([.A994])" office:value-type="float" office:value="2.99475694458763" calcext:value-type="float">
            <text:p>2.99475694458763</text:p>
          </table:table-cell>
          <table:table-cell/>
          <table:table-cell table:formula="of:=LOG10([.C99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profits</text:p>
          </table:table-cell>
          <table:table-cell office:value-type="float" office:value="3" calcext:value-type="float">
            <text:p>3</text:p>
          </table:table-cell>
          <table:table-cell table:formula="of:=LOG10([.A995])" office:value-type="float" office:value="2.99519629159718" calcext:value-type="float">
            <text:p>2.99519629159718</text:p>
          </table:table-cell>
          <table:table-cell/>
          <table:table-cell table:formula="of:=LOG10([.C99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onsequential</text:p>
          </table:table-cell>
          <table:table-cell office:value-type="float" office:value="3" calcext:value-type="float">
            <text:p>3</text:p>
          </table:table-cell>
          <table:table-cell table:formula="of:=LOG10([.A996])" office:value-type="float" office:value="2.99563519459755" calcext:value-type="float">
            <text:p>2.99563519459755</text:p>
          </table:table-cell>
          <table:table-cell/>
          <table:table-cell table:formula="of:=LOG10([.C99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mplied</text:p>
          </table:table-cell>
          <table:table-cell office:value-type="float" office:value="3" calcext:value-type="float">
            <text:p>3</text:p>
          </table:table-cell>
          <table:table-cell table:formula="of:=LOG10([.A997])" office:value-type="float" office:value="2.99607365448528" calcext:value-type="float">
            <text:p>2.99607365448528</text:p>
          </table:table-cell>
          <table:table-cell/>
          <table:table-cell table:formula="of:=LOG10([.C99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nvolving</text:p>
          </table:table-cell>
          <table:table-cell office:value-type="float" office:value="3" calcext:value-type="float">
            <text:p>3</text:p>
          </table:table-cell>
          <table:table-cell table:formula="of:=LOG10([.A998])" office:value-type="float" office:value="2.99651167215418" calcext:value-type="float">
            <text:p>2.99651167215418</text:p>
          </table:table-cell>
          <table:table-cell/>
          <table:table-cell table:formula="of:=LOG10([.C99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formula="of:=LOG10([.A999])" office:value-type="float" office:value="2.99694924849538" calcext:value-type="float">
            <text:p>2.99694924849538</text:p>
          </table:table-cell>
          <table:table-cell/>
          <table:table-cell table:formula="of:=LOG10([.C99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yalty-free</text:p>
          </table:table-cell>
          <table:table-cell office:value-type="float" office:value="3" calcext:value-type="float">
            <text:p>3</text:p>
          </table:table-cell>
          <table:table-cell table:formula="of:=LOG10([.A1000])" office:value-type="float" office:value="2.99738638439731" calcext:value-type="float">
            <text:p>2.99738638439731</text:p>
          </table:table-cell>
          <table:table-cell/>
          <table:table-cell table:formula="of:=LOG10([.C100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implementation</text:p>
          </table:table-cell>
          <table:table-cell office:value-type="float" office:value="3" calcext:value-type="float">
            <text:p>3</text:p>
          </table:table-cell>
          <table:table-cell table:formula="of:=LOG10([.A1001])" office:value-type="float" office:value="2.99782308074573" calcext:value-type="float">
            <text:p>2.99782308074573</text:p>
          </table:table-cell>
          <table:table-cell/>
          <table:table-cell table:formula="of:=LOG10([.C100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owned</text:p>
          </table:table-cell>
          <table:table-cell office:value-type="float" office:value="3" calcext:value-type="float">
            <text:p>3</text:p>
          </table:table-cell>
          <table:table-cell table:formula="of:=LOG10([.A1002])" office:value-type="float" office:value="2.9982593384237" calcext:value-type="float">
            <text:p>2.9982593384237</text:p>
          </table:table-cell>
          <table:table-cell/>
          <table:table-cell table:formula="of:=LOG10([.C100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england</text:p>
          </table:table-cell>
          <table:table-cell office:value-type="float" office:value="3" calcext:value-type="float">
            <text:p>3</text:p>
          </table:table-cell>
          <table:table-cell table:formula="of:=LOG10([.A1003])" office:value-type="float" office:value="2.99869515831166" calcext:value-type="float">
            <text:p>2.99869515831166</text:p>
          </table:table-cell>
          <table:table-cell/>
          <table:table-cell table:formula="of:=LOG10([.C100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wales</text:p>
          </table:table-cell>
          <table:table-cell office:value-type="float" office:value="3" calcext:value-type="float">
            <text:p>3</text:p>
          </table:table-cell>
          <table:table-cell table:formula="of:=LOG10([.A1004])" office:value-type="float" office:value="2.99913054128737" calcext:value-type="float">
            <text:p>2.99913054128737</text:p>
          </table:table-cell>
          <table:table-cell/>
          <table:table-cell table:formula="of:=LOG10([.C100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bring</text:p>
          </table:table-cell>
          <table:table-cell office:value-type="float" office:value="3" calcext:value-type="float">
            <text:p>3</text:p>
          </table:table-cell>
          <table:table-cell table:formula="of:=LOG10([.A1005])" office:value-type="float" office:value="2.99956548822598" calcext:value-type="float">
            <text:p>2.99956548822598</text:p>
          </table:table-cell>
          <table:table-cell/>
          <table:table-cell table:formula="of:=LOG10([.C100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ursuant</text:p>
          </table:table-cell>
          <table:table-cell office:value-type="float" office:value="3" calcext:value-type="float">
            <text:p>3</text:p>
          </table:table-cell>
          <table:table-cell table:formula="of:=LOG10([.A1006])" office:value-type="float" office:value="3" calcext:value-type="float">
            <text:p>3</text:p>
          </table:table-cell>
          <table:table-cell/>
          <table:table-cell table:formula="of:=LOG10([.C100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able</text:p>
          </table:table-cell>
          <table:table-cell office:value-type="float" office:value="3" calcext:value-type="float">
            <text:p>3</text:p>
          </table:table-cell>
          <table:table-cell table:formula="of:=LOG10([.A1007])" office:value-type="float" office:value="3.00043407747932" calcext:value-type="float">
            <text:p>3.00043407747932</text:p>
          </table:table-cell>
          <table:table-cell/>
          <table:table-cell table:formula="of:=LOG10([.C100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ercentage-based</text:p>
          </table:table-cell>
          <table:table-cell office:value-type="float" office:value="3" calcext:value-type="float">
            <text:p>3</text:p>
          </table:table-cell>
          <table:table-cell table:formula="of:=LOG10([.A1008])" office:value-type="float" office:value="3.00086772153123" calcext:value-type="float">
            <text:p>3.00086772153123</text:p>
          </table:table-cell>
          <table:table-cell/>
          <table:table-cell table:formula="of:=LOG10([.C100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a4.6</text:p>
          </table:table-cell>
          <table:table-cell office:value-type="float" office:value="3" calcext:value-type="float">
            <text:p>3</text:p>
          </table:table-cell>
          <table:table-cell table:formula="of:=LOG10([.A1009])" office:value-type="float" office:value="3.00130093302042" calcext:value-type="float">
            <text:p>3.00130093302042</text:p>
          </table:table-cell>
          <table:table-cell/>
          <table:table-cell table:formula="of:=LOG10([.C100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4.7</text:p>
          </table:table-cell>
          <table:table-cell office:value-type="float" office:value="3" calcext:value-type="float">
            <text:p>3</text:p>
          </table:table-cell>
          <table:table-cell table:formula="of:=LOG10([.A1010])" office:value-type="float" office:value="3.001733712809" calcext:value-type="float">
            <text:p>3.001733712809</text:p>
          </table:table-cell>
          <table:table-cell/>
          <table:table-cell table:formula="of:=LOG10([.C101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G10([.A1011])" office:value-type="float" office:value="3.00216606175651" calcext:value-type="float">
            <text:p>3.00216606175651</text:p>
          </table:table-cell>
          <table:table-cell/>
          <table:table-cell table:formula="of:=LOG10([.C101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table:formula="of:=LOG10([.A1012])" office:value-type="float" office:value="3.00259798071991" calcext:value-type="float">
            <text:p>3.00259798071991</text:p>
          </table:table-cell>
          <table:table-cell/>
          <table:table-cell table:formula="of:=LOG10([.C101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2.2.1</text:p>
          </table:table-cell>
          <table:table-cell office:value-type="float" office:value="3" calcext:value-type="float">
            <text:p>3</text:p>
          </table:table-cell>
          <table:table-cell table:formula="of:=LOG10([.A1013])" office:value-type="float" office:value="3.00302947055362" calcext:value-type="float">
            <text:p>3.00302947055362</text:p>
          </table:table-cell>
          <table:table-cell/>
          <table:table-cell table:formula="of:=LOG10([.C101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ections</text:p>
          </table:table-cell>
          <table:table-cell office:value-type="float" office:value="3" calcext:value-type="float">
            <text:p>3</text:p>
          </table:table-cell>
          <table:table-cell table:formula="of:=LOG10([.A1014])" office:value-type="float" office:value="3.00346053210951" calcext:value-type="float">
            <text:p>3.00346053210951</text:p>
          </table:table-cell>
          <table:table-cell/>
          <table:table-cell table:formula="of:=LOG10([.C101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2.2.3</text:p>
          </table:table-cell>
          <table:table-cell office:value-type="float" office:value="3" calcext:value-type="float">
            <text:p>3</text:p>
          </table:table-cell>
          <table:table-cell table:formula="of:=LOG10([.A1015])" office:value-type="float" office:value="3.00389116623691" calcext:value-type="float">
            <text:p>3.00389116623691</text:p>
          </table:table-cell>
          <table:table-cell/>
          <table:table-cell table:formula="of:=LOG10([.C101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LOG10([.A1016])" office:value-type="float" office:value="3.00432137378264" calcext:value-type="float">
            <text:p>3.00432137378264</text:p>
          </table:table-cell>
          <table:table-cell/>
          <table:table-cell table:formula="of:=LOG10([.C101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LOG10([.A1017])" office:value-type="float" office:value="3.004751155591" calcext:value-type="float">
            <text:p>3.004751155591</text:p>
          </table:table-cell>
          <table:table-cell/>
          <table:table-cell table:formula="of:=LOG10([.C101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G10([.A1018])" office:value-type="float" office:value="3.00518051250378" calcext:value-type="float">
            <text:p>3.00518051250378</text:p>
          </table:table-cell>
          <table:table-cell/>
          <table:table-cell table:formula="of:=LOG10([.C101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ed</text:p>
          </table:table-cell>
          <table:table-cell office:value-type="float" office:value="3" calcext:value-type="float">
            <text:p>3</text:p>
          </table:table-cell>
          <table:table-cell table:formula="of:=LOG10([.A1019])" office:value-type="float" office:value="3.00560944536028" calcext:value-type="float">
            <text:p>3.00560944536028</text:p>
          </table:table-cell>
          <table:table-cell/>
          <table:table-cell table:formula="of:=LOG10([.C101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gn</text:p>
          </table:table-cell>
          <table:table-cell office:value-type="float" office:value="3" calcext:value-type="float">
            <text:p>3</text:p>
          </table:table-cell>
          <table:table-cell table:formula="of:=LOG10([.A1020])" office:value-type="float" office:value="3.00603795499732" calcext:value-type="float">
            <text:p>3.00603795499732</text:p>
          </table:table-cell>
          <table:table-cell/>
          <table:table-cell table:formula="of:=LOG10([.C102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rk</text:p>
          </table:table-cell>
          <table:table-cell office:value-type="float" office:value="3" calcext:value-type="float">
            <text:p>3</text:p>
          </table:table-cell>
          <table:table-cell table:formula="of:=LOG10([.A1021])" office:value-type="float" office:value="3.00646604224923" calcext:value-type="float">
            <text:p>3.00646604224923</text:p>
          </table:table-cell>
          <table:table-cell/>
          <table:table-cell table:formula="of:=LOG10([.C102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G10([.A1022])" office:value-type="float" office:value="3.0068937079479" calcext:value-type="float">
            <text:p>3.0068937079479</text:p>
          </table:table-cell>
          <table:table-cell/>
          <table:table-cell table:formula="of:=LOG10([.C102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LOG10([.A1023])" office:value-type="float" office:value="3.00732095292274" calcext:value-type="float">
            <text:p>3.00732095292274</text:p>
          </table:table-cell>
          <table:table-cell/>
          <table:table-cell table:formula="of:=LOG10([.C102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kroner</text:p>
          </table:table-cell>
          <table:table-cell office:value-type="float" office:value="3" calcext:value-type="float">
            <text:p>3</text:p>
          </table:table-cell>
          <table:table-cell table:formula="of:=LOG10([.A1024])" office:value-type="float" office:value="3.00774777800074" calcext:value-type="float">
            <text:p>3.00774777800074</text:p>
          </table:table-cell>
          <table:table-cell/>
          <table:table-cell table:formula="of:=LOG10([.C102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LOG10([.A1025])" office:value-type="float" office:value="3.00817418400643" calcext:value-type="float">
            <text:p>3.00817418400643</text:p>
          </table:table-cell>
          <table:table-cell/>
          <table:table-cell table:formula="of:=LOG10([.C102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on</text:p>
          </table:table-cell>
          <table:table-cell office:value-type="float" office:value="3" calcext:value-type="float">
            <text:p>3</text:p>
          </table:table-cell>
          <table:table-cell table:formula="of:=LOG10([.A1026])" office:value-type="float" office:value="3.00860017176192" calcext:value-type="float">
            <text:p>3.00860017176192</text:p>
          </table:table-cell>
          <table:table-cell/>
          <table:table-cell table:formula="of:=LOG10([.C102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LOG10([.A1027])" office:value-type="float" office:value="3.00902574208691" calcext:value-type="float">
            <text:p>3.00902574208691</text:p>
          </table:table-cell>
          <table:table-cell/>
          <table:table-cell table:formula="of:=LOG10([.C102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formula="of:=LOG10([.A1028])" office:value-type="float" office:value="3.00945089579869" calcext:value-type="float">
            <text:p>3.00945089579869</text:p>
          </table:table-cell>
          <table:table-cell/>
          <table:table-cell table:formula="of:=LOG10([.C102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ira</text:p>
          </table:table-cell>
          <table:table-cell office:value-type="float" office:value="3" calcext:value-type="float">
            <text:p>3</text:p>
          </table:table-cell>
          <table:table-cell table:formula="of:=LOG10([.A1029])" office:value-type="float" office:value="3.00987563371216" calcext:value-type="float">
            <text:p>3.00987563371216</text:p>
          </table:table-cell>
          <table:table-cell/>
          <table:table-cell table:formula="of:=LOG10([.C102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zar</text:p>
          </table:table-cell>
          <table:table-cell office:value-type="float" office:value="3" calcext:value-type="float">
            <text:p>3</text:p>
          </table:table-cell>
          <table:table-cell table:formula="of:=LOG10([.A1030])" office:value-type="float" office:value="3.01029995663981" calcext:value-type="float">
            <text:p>3.01029995663981</text:p>
          </table:table-cell>
          <table:table-cell/>
          <table:table-cell table:formula="of:=LOG10([.C103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G10([.A1031])" office:value-type="float" office:value="3.01072386539177" calcext:value-type="float">
            <text:p>3.01072386539177</text:p>
          </table:table-cell>
          <table:table-cell/>
          <table:table-cell table:formula="of:=LOG10([.C103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indian</text:p>
          </table:table-cell>
          <table:table-cell office:value-type="float" office:value="3" calcext:value-type="float">
            <text:p>3</text:p>
          </table:table-cell>
          <table:table-cell table:formula="of:=LOG10([.A1032])" office:value-type="float" office:value="3.0111473607758" calcext:value-type="float">
            <text:p>3.0111473607758</text:p>
          </table:table-cell>
          <table:table-cell/>
          <table:table-cell table:formula="of:=LOG10([.C1032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LOG10([.A1033])" office:value-type="float" office:value="3.01157044359728" calcext:value-type="float">
            <text:p>3.01157044359728</text:p>
          </table:table-cell>
          <table:table-cell/>
          <table:table-cell table:formula="of:=LOG10([.C1033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LOG10([.A1034])" office:value-type="float" office:value="3.01199311465926" calcext:value-type="float">
            <text:p>3.01199311465926</text:p>
          </table:table-cell>
          <table:table-cell/>
          <table:table-cell table:formula="of:=LOG10([.C1034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LOG10([.A1035])" office:value-type="float" office:value="3.01241537476243" calcext:value-type="float">
            <text:p>3.01241537476243</text:p>
          </table:table-cell>
          <table:table-cell/>
          <table:table-cell table:formula="of:=LOG10([.C1035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pro-rated</text:p>
          </table:table-cell>
          <table:table-cell office:value-type="float" office:value="3" calcext:value-type="float">
            <text:p>3</text:p>
          </table:table-cell>
          <table:table-cell table:formula="of:=LOG10([.A1036])" office:value-type="float" office:value="3.01283722470517" calcext:value-type="float">
            <text:p>3.01283722470517</text:p>
          </table:table-cell>
          <table:table-cell/>
          <table:table-cell table:formula="of:=LOG10([.C1036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ass</text:p>
          </table:table-cell>
          <table:table-cell office:value-type="float" office:value="3" calcext:value-type="float">
            <text:p>3</text:p>
          </table:table-cell>
          <table:table-cell table:formula="of:=LOG10([.A1037])" office:value-type="float" office:value="3.01325866528352" calcext:value-type="float">
            <text:p>3.01325866528352</text:p>
          </table:table-cell>
          <table:table-cell/>
          <table:table-cell table:formula="of:=LOG10([.C1037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harities</text:p>
          </table:table-cell>
          <table:table-cell office:value-type="float" office:value="3" calcext:value-type="float">
            <text:p>3</text:p>
          </table:table-cell>
          <table:table-cell table:formula="of:=LOG10([.A1038])" office:value-type="float" office:value="3.01367969729119" calcext:value-type="float">
            <text:p>3.01367969729119</text:p>
          </table:table-cell>
          <table:table-cell/>
          <table:table-cell table:formula="of:=LOG10([.C1038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LOG10([.A1039])" office:value-type="float" office:value="3.01410032151962" calcext:value-type="float">
            <text:p>3.01410032151962</text:p>
          </table:table-cell>
          <table:table-cell/>
          <table:table-cell table:formula="of:=LOG10([.C1039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LOG10([.A1040])" office:value-type="float" office:value="3.01452053875792" calcext:value-type="float">
            <text:p>3.01452053875792</text:p>
          </table:table-cell>
          <table:table-cell/>
          <table:table-cell table:formula="of:=LOG10([.C1040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islands</text:p>
          </table:table-cell>
          <table:table-cell office:value-type="float" office:value="3" calcext:value-type="float">
            <text:p>3</text:p>
          </table:table-cell>
          <table:table-cell table:formula="of:=LOG10([.A1041])" office:value-type="float" office:value="3.01494034979294" calcext:value-type="float">
            <text:p>3.01494034979294</text:p>
          </table:table-cell>
          <table:table-cell/>
          <table:table-cell table:formula="of:=LOG10([.C1041]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years</text:p>
          </table:table-cell>
          <table:table-cell office:value-type="float" office:value="2" calcext:value-type="float">
            <text:p>2</text:p>
          </table:table-cell>
          <table:table-cell table:formula="of:=LOG10([.A1042])" office:value-type="float" office:value="3.01535975540921" calcext:value-type="float">
            <text:p>3.01535975540921</text:p>
          </table:table-cell>
          <table:table-cell/>
          <table:table-cell table:formula="of:=LOG10([.C104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nter</text:p>
          </table:table-cell>
          <table:table-cell office:value-type="float" office:value="2" calcext:value-type="float">
            <text:p>2</text:p>
          </table:table-cell>
          <table:table-cell table:formula="of:=LOG10([.A1043])" office:value-type="float" office:value="3.01577875638904" calcext:value-type="float">
            <text:p>3.01577875638904</text:p>
          </table:table-cell>
          <table:table-cell/>
          <table:table-cell table:formula="of:=LOG10([.C104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arefully</text:p>
          </table:table-cell>
          <table:table-cell office:value-type="float" office:value="2" calcext:value-type="float">
            <text:p>2</text:p>
          </table:table-cell>
          <table:table-cell table:formula="of:=LOG10([.A1044])" office:value-type="float" office:value="3.01619735351244" calcext:value-type="float">
            <text:p>3.01619735351244</text:p>
          </table:table-cell>
          <table:table-cell/>
          <table:table-cell table:formula="of:=LOG10([.C104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esponsibilities</text:p>
          </table:table-cell>
          <table:table-cell office:value-type="float" office:value="2" calcext:value-type="float">
            <text:p>2</text:p>
          </table:table-cell>
          <table:table-cell table:formula="of:=LOG10([.A1045])" office:value-type="float" office:value="3.01661554755718" calcext:value-type="float">
            <text:p>3.01661554755718</text:p>
          </table:table-cell>
          <table:table-cell/>
          <table:table-cell table:formula="of:=LOG10([.C104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issuance</text:p>
          </table:table-cell>
          <table:table-cell office:value-type="float" office:value="2" calcext:value-type="float">
            <text:p>2</text:p>
          </table:table-cell>
          <table:table-cell table:formula="of:=LOG10([.A1046])" office:value-type="float" office:value="3.01703333929878" calcext:value-type="float">
            <text:p>3.01703333929878</text:p>
          </table:table-cell>
          <table:table-cell/>
          <table:table-cell table:formula="of:=LOG10([.C104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disclosures</text:p>
          </table:table-cell>
          <table:table-cell office:value-type="float" office:value="2" calcext:value-type="float">
            <text:p>2</text:p>
          </table:table-cell>
          <table:table-cell table:formula="of:=LOG10([.A1047])" office:value-type="float" office:value="3.01745072951054" calcext:value-type="float">
            <text:p>3.01745072951054</text:p>
          </table:table-cell>
          <table:table-cell/>
          <table:table-cell table:formula="of:=LOG10([.C104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types</text:p>
          </table:table-cell>
          <table:table-cell office:value-type="float" office:value="2" calcext:value-type="float">
            <text:p>2</text:p>
          </table:table-cell>
          <table:table-cell table:formula="of:=LOG10([.A1048])" office:value-type="float" office:value="3.01786771896351" calcext:value-type="float">
            <text:p>3.01786771896351</text:p>
          </table:table-cell>
          <table:table-cell/>
          <table:table-cell table:formula="of:=LOG10([.C104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pgrade</text:p>
          </table:table-cell>
          <table:table-cell office:value-type="float" office:value="2" calcext:value-type="float">
            <text:p>2</text:p>
          </table:table-cell>
          <table:table-cell table:formula="of:=LOG10([.A1049])" office:value-type="float" office:value="3.01828430842653" calcext:value-type="float">
            <text:p>3.01828430842653</text:p>
          </table:table-cell>
          <table:table-cell/>
          <table:table-cell table:formula="of:=LOG10([.C104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differ</text:p>
          </table:table-cell>
          <table:table-cell office:value-type="float" office:value="2" calcext:value-type="float">
            <text:p>2</text:p>
          </table:table-cell>
          <table:table-cell table:formula="of:=LOG10([.A1050])" office:value-type="float" office:value="3.01870049866624" calcext:value-type="float">
            <text:p>3.01870049866624</text:p>
          </table:table-cell>
          <table:table-cell/>
          <table:table-cell table:formula="of:=LOG10([.C105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converting</text:p>
          </table:table-cell>
          <table:table-cell office:value-type="float" office:value="2" calcext:value-type="float">
            <text:p>2</text:p>
          </table:table-cell>
          <table:table-cell table:formula="of:=LOG10([.A1051])" office:value-type="float" office:value="3.01911629044707" calcext:value-type="float">
            <text:p>3.01911629044707</text:p>
          </table:table-cell>
          <table:table-cell/>
          <table:table-cell table:formula="of:=LOG10([.C105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accepting</text:p>
          </table:table-cell>
          <table:table-cell office:value-type="float" office:value="2" calcext:value-type="float">
            <text:p>2</text:p>
          </table:table-cell>
          <table:table-cell table:formula="of:=LOG10([.A1052])" office:value-type="float" office:value="3.01953168453126" calcext:value-type="float">
            <text:p>3.01953168453126</text:p>
          </table:table-cell>
          <table:table-cell/>
          <table:table-cell table:formula="of:=LOG10([.C105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table:formula="of:=LOG10([.A1053])" office:value-type="float" office:value="3.01994668167884" calcext:value-type="float">
            <text:p>3.01994668167884</text:p>
          </table:table-cell>
          <table:table-cell/>
          <table:table-cell table:formula="of:=LOG10([.C105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items</text:p>
          </table:table-cell>
          <table:table-cell office:value-type="float" office:value="2" calcext:value-type="float">
            <text:p>2</text:p>
          </table:table-cell>
          <table:table-cell table:formula="of:=LOG10([.A1054])" office:value-type="float" office:value="3.02036128264771" calcext:value-type="float">
            <text:p>3.02036128264771</text:p>
          </table:table-cell>
          <table:table-cell/>
          <table:table-cell table:formula="of:=LOG10([.C105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asswords</text:p>
          </table:table-cell>
          <table:table-cell office:value-type="float" office:value="2" calcext:value-type="float">
            <text:p>2</text:p>
          </table:table-cell>
          <table:table-cell table:formula="of:=LOG10([.A1055])" office:value-type="float" office:value="3.02077548819356" calcext:value-type="float">
            <text:p>3.02077548819356</text:p>
          </table:table-cell>
          <table:table-cell/>
          <table:table-cell table:formula="of:=LOG10([.C105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identification</text:p>
          </table:table-cell>
          <table:table-cell office:value-type="float" office:value="2" calcext:value-type="float">
            <text:p>2</text:p>
          </table:table-cell>
          <table:table-cell table:formula="of:=LOG10([.A1056])" office:value-type="float" office:value="3.02118929906994" calcext:value-type="float">
            <text:p>3.02118929906994</text:p>
          </table:table-cell>
          <table:table-cell/>
          <table:table-cell table:formula="of:=LOG10([.C105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odes</text:p>
          </table:table-cell>
          <table:table-cell office:value-type="float" office:value="2" calcext:value-type="float">
            <text:p>2</text:p>
          </table:table-cell>
          <table:table-cell table:formula="of:=LOG10([.A1057])" office:value-type="float" office:value="3.02160271602824" calcext:value-type="float">
            <text:p>3.02160271602824</text:p>
          </table:table-cell>
          <table:table-cell/>
          <table:table-cell table:formula="of:=LOG10([.C105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instrument</text:p>
          </table:table-cell>
          <table:table-cell office:value-type="float" office:value="2" calcext:value-type="float">
            <text:p>2</text:p>
          </table:table-cell>
          <table:table-cell table:formula="of:=LOG10([.A1058])" office:value-type="float" office:value="3.02201573981772" calcext:value-type="float">
            <text:p>3.02201573981772</text:p>
          </table:table-cell>
          <table:table-cell/>
          <table:table-cell table:formula="of:=LOG10([.C105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i.e</text:p>
          </table:table-cell>
          <table:table-cell office:value-type="float" office:value="2" calcext:value-type="float">
            <text:p>2</text:p>
          </table:table-cell>
          <table:table-cell table:formula="of:=LOG10([.A1059])" office:value-type="float" office:value="3.02242837118549" calcext:value-type="float">
            <text:p>3.02242837118549</text:p>
          </table:table-cell>
          <table:table-cell/>
          <table:table-cell table:formula="of:=LOG10([.C105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it’s</text:p>
          </table:table-cell>
          <table:table-cell office:value-type="float" office:value="2" calcext:value-type="float">
            <text:p>2</text:p>
          </table:table-cell>
          <table:table-cell table:formula="of:=LOG10([.A1060])" office:value-type="float" office:value="3.02284061087653" calcext:value-type="float">
            <text:p>3.02284061087653</text:p>
          </table:table-cell>
          <table:table-cell/>
          <table:table-cell table:formula="of:=LOG10([.C106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giving</text:p>
          </table:table-cell>
          <table:table-cell office:value-type="float" office:value="2" calcext:value-type="float">
            <text:p>2</text:p>
          </table:table-cell>
          <table:table-cell table:formula="of:=LOG10([.A1061])" office:value-type="float" office:value="3.02325245963371" calcext:value-type="float">
            <text:p>3.02325245963371</text:p>
          </table:table-cell>
          <table:table-cell/>
          <table:table-cell table:formula="of:=LOG10([.C106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ubmitting</text:p>
          </table:table-cell>
          <table:table-cell office:value-type="float" office:value="2" calcext:value-type="float">
            <text:p>2</text:p>
          </table:table-cell>
          <table:table-cell table:formula="of:=LOG10([.A1062])" office:value-type="float" office:value="3.02366391819779" calcext:value-type="float">
            <text:p>3.02366391819779</text:p>
          </table:table-cell>
          <table:table-cell/>
          <table:table-cell table:formula="of:=LOG10([.C106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log-in</text:p>
          </table:table-cell>
          <table:table-cell office:value-type="float" office:value="2" calcext:value-type="float">
            <text:p>2</text:p>
          </table:table-cell>
          <table:table-cell table:formula="of:=LOG10([.A1063])" office:value-type="float" office:value="3.02407498730743" calcext:value-type="float">
            <text:p>3.02407498730743</text:p>
          </table:table-cell>
          <table:table-cell/>
          <table:table-cell table:formula="of:=LOG10([.C106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ostal</text:p>
          </table:table-cell>
          <table:table-cell office:value-type="float" office:value="2" calcext:value-type="float">
            <text:p>2</text:p>
          </table:table-cell>
          <table:table-cell table:formula="of:=LOG10([.A1064])" office:value-type="float" office:value="3.02448566769917" calcext:value-type="float">
            <text:p>3.02448566769917</text:p>
          </table:table-cell>
          <table:table-cell/>
          <table:table-cell table:formula="of:=LOG10([.C106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rofile</text:p>
          </table:table-cell>
          <table:table-cell office:value-type="float" office:value="2" calcext:value-type="float">
            <text:p>2</text:p>
          </table:table-cell>
          <table:table-cell table:formula="of:=LOG10([.A1065])" office:value-type="float" office:value="3.02489596010748" calcext:value-type="float">
            <text:p>3.02489596010748</text:p>
          </table:table-cell>
          <table:table-cell/>
          <table:table-cell table:formula="of:=LOG10([.C106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expressly</text:p>
          </table:table-cell>
          <table:table-cell office:value-type="float" office:value="2" calcext:value-type="float">
            <text:p>2</text:p>
          </table:table-cell>
          <table:table-cell table:formula="of:=LOG10([.A1066])" office:value-type="float" office:value="3.02530586526477" calcext:value-type="float">
            <text:p>3.02530586526477</text:p>
          </table:table-cell>
          <table:table-cell/>
          <table:table-cell table:formula="of:=LOG10([.C106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initiate</text:p>
          </table:table-cell>
          <table:table-cell office:value-type="float" office:value="2" calcext:value-type="float">
            <text:p>2</text:p>
          </table:table-cell>
          <table:table-cell table:formula="of:=LOG10([.A1067])" office:value-type="float" office:value="3.02571538390134" calcext:value-type="float">
            <text:p>3.02571538390134</text:p>
          </table:table-cell>
          <table:table-cell/>
          <table:table-cell table:formula="of:=LOG10([.C106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ranted</text:p>
          </table:table-cell>
          <table:table-cell office:value-type="float" office:value="2" calcext:value-type="float">
            <text:p>2</text:p>
          </table:table-cell>
          <table:table-cell table:formula="of:=LOG10([.A1068])" office:value-type="float" office:value="3.02612451674545" calcext:value-type="float">
            <text:p>3.02612451674545</text:p>
          </table:table-cell>
          <table:table-cell/>
          <table:table-cell table:formula="of:=LOG10([.C106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nvenience</text:p>
          </table:table-cell>
          <table:table-cell office:value-type="float" office:value="2" calcext:value-type="float">
            <text:p>2</text:p>
          </table:table-cell>
          <table:table-cell table:formula="of:=LOG10([.A1069])" office:value-type="float" office:value="3.0265332645233" calcext:value-type="float">
            <text:p>3.0265332645233</text:p>
          </table:table-cell>
          <table:table-cell/>
          <table:table-cell table:formula="of:=LOG10([.C106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hree</text:p>
          </table:table-cell>
          <table:table-cell office:value-type="float" office:value="2" calcext:value-type="float">
            <text:p>2</text:p>
          </table:table-cell>
          <table:table-cell table:formula="of:=LOG10([.A1070])" office:value-type="float" office:value="3.02694162795903" calcext:value-type="float">
            <text:p>3.02694162795903</text:p>
          </table:table-cell>
          <table:table-cell/>
          <table:table-cell table:formula="of:=LOG10([.C107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suspect</text:p>
          </table:table-cell>
          <table:table-cell office:value-type="float" office:value="2" calcext:value-type="float">
            <text:p>2</text:p>
          </table:table-cell>
          <table:table-cell table:formula="of:=LOG10([.A1071])" office:value-type="float" office:value="3.02734960777476" calcext:value-type="float">
            <text:p>3.02734960777476</text:p>
          </table:table-cell>
          <table:table-cell/>
          <table:table-cell table:formula="of:=LOG10([.C107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undisputed</text:p>
          </table:table-cell>
          <table:table-cell office:value-type="float" office:value="2" calcext:value-type="float">
            <text:p>2</text:p>
          </table:table-cell>
          <table:table-cell table:formula="of:=LOG10([.A1072])" office:value-type="float" office:value="3.02775720469055" calcext:value-type="float">
            <text:p>3.02775720469055</text:p>
          </table:table-cell>
          <table:table-cell/>
          <table:table-cell table:formula="of:=LOG10([.C107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deal</text:p>
          </table:table-cell>
          <table:table-cell office:value-type="float" office:value="2" calcext:value-type="float">
            <text:p>2</text:p>
          </table:table-cell>
          <table:table-cell table:formula="of:=LOG10([.A1073])" office:value-type="float" office:value="3.02816441942447" calcext:value-type="float">
            <text:p>3.02816441942447</text:p>
          </table:table-cell>
          <table:table-cell/>
          <table:table-cell table:formula="of:=LOG10([.C107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balances</text:p>
          </table:table-cell>
          <table:table-cell office:value-type="float" office:value="2" calcext:value-type="float">
            <text:p>2</text:p>
          </table:table-cell>
          <table:table-cell table:formula="of:=LOG10([.A1074])" office:value-type="float" office:value="3.02857125269254" calcext:value-type="float">
            <text:p>3.02857125269254</text:p>
          </table:table-cell>
          <table:table-cell/>
          <table:table-cell table:formula="of:=LOG10([.C107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outstanding</text:p>
          </table:table-cell>
          <table:table-cell office:value-type="float" office:value="2" calcext:value-type="float">
            <text:p>2</text:p>
          </table:table-cell>
          <table:table-cell table:formula="of:=LOG10([.A1075])" office:value-type="float" office:value="3.02897770520878" calcext:value-type="float">
            <text:p>3.02897770520878</text:p>
          </table:table-cell>
          <table:table-cell/>
          <table:table-cell table:formula="of:=LOG10([.C107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hatever</text:p>
          </table:table-cell>
          <table:table-cell office:value-type="float" office:value="2" calcext:value-type="float">
            <text:p>2</text:p>
          </table:table-cell>
          <table:table-cell table:formula="of:=LOG10([.A1076])" office:value-type="float" office:value="3.02938377768521" calcext:value-type="float">
            <text:p>3.02938377768521</text:p>
          </table:table-cell>
          <table:table-cell/>
          <table:table-cell table:formula="of:=LOG10([.C107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table:formula="of:=LOG10([.A1077])" office:value-type="float" office:value="3.02978947083186" calcext:value-type="float">
            <text:p>3.02978947083186</text:p>
          </table:table-cell>
          <table:table-cell/>
          <table:table-cell table:formula="of:=LOG10([.C107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holder</text:p>
          </table:table-cell>
          <table:table-cell office:value-type="float" office:value="2" calcext:value-type="float">
            <text:p>2</text:p>
          </table:table-cell>
          <table:table-cell table:formula="of:=LOG10([.A1078])" office:value-type="float" office:value="3.03019478535675" calcext:value-type="float">
            <text:p>3.03019478535675</text:p>
          </table:table-cell>
          <table:table-cell/>
          <table:table-cell table:formula="of:=LOG10([.C107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discontinue</text:p>
          </table:table-cell>
          <table:table-cell office:value-type="float" office:value="2" calcext:value-type="float">
            <text:p>2</text:p>
          </table:table-cell>
          <table:table-cell table:formula="of:=LOG10([.A1079])" office:value-type="float" office:value="3.03059972196595" calcext:value-type="float">
            <text:p>3.03059972196595</text:p>
          </table:table-cell>
          <table:table-cell/>
          <table:table-cell table:formula="of:=LOG10([.C107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lationship</text:p>
          </table:table-cell>
          <table:table-cell office:value-type="float" office:value="2" calcext:value-type="float">
            <text:p>2</text:p>
          </table:table-cell>
          <table:table-cell table:formula="of:=LOG10([.A1080])" office:value-type="float" office:value="3.03100428136354" calcext:value-type="float">
            <text:p>3.03100428136354</text:p>
          </table:table-cell>
          <table:table-cell/>
          <table:table-cell table:formula="of:=LOG10([.C108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linking</text:p>
          </table:table-cell>
          <table:table-cell office:value-type="float" office:value="2" calcext:value-type="float">
            <text:p>2</text:p>
          </table:table-cell>
          <table:table-cell table:formula="of:=LOG10([.A1081])" office:value-type="float" office:value="3.03140846425162" calcext:value-type="float">
            <text:p>3.03140846425162</text:p>
          </table:table-cell>
          <table:table-cell/>
          <table:table-cell table:formula="of:=LOG10([.C108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unlinking</text:p>
          </table:table-cell>
          <table:table-cell office:value-type="float" office:value="2" calcext:value-type="float">
            <text:p>2</text:p>
          </table:table-cell>
          <table:table-cell table:formula="of:=LOG10([.A1082])" office:value-type="float" office:value="3.03181227133037" calcext:value-type="float">
            <text:p>3.03181227133037</text:p>
          </table:table-cell>
          <table:table-cell/>
          <table:table-cell table:formula="of:=LOG10([.C108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rea</text:p>
          </table:table-cell>
          <table:table-cell office:value-type="float" office:value="2" calcext:value-type="float">
            <text:p>2</text:p>
          </table:table-cell>
          <table:table-cell table:formula="of:=LOG10([.A1083])" office:value-type="float" office:value="3.03221570329798" calcext:value-type="float">
            <text:p>3.03221570329798</text:p>
          </table:table-cell>
          <table:table-cell/>
          <table:table-cell table:formula="of:=LOG10([.C108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reference</text:p>
          </table:table-cell>
          <table:table-cell office:value-type="float" office:value="2" calcext:value-type="float">
            <text:p>2</text:p>
          </table:table-cell>
          <table:table-cell table:formula="of:=LOG10([.A1084])" office:value-type="float" office:value="3.03261876085072" calcext:value-type="float">
            <text:p>3.03261876085072</text:p>
          </table:table-cell>
          <table:table-cell/>
          <table:table-cell table:formula="of:=LOG10([.C108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setting</text:p>
          </table:table-cell>
          <table:table-cell office:value-type="float" office:value="2" calcext:value-type="float">
            <text:p>2</text:p>
          </table:table-cell>
          <table:table-cell table:formula="of:=LOG10([.A1085])" office:value-type="float" office:value="3.03302144468291" calcext:value-type="float">
            <text:p>3.03302144468291</text:p>
          </table:table-cell>
          <table:table-cell/>
          <table:table-cell table:formula="of:=LOG10([.C108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ttached</text:p>
          </table:table-cell>
          <table:table-cell office:value-type="float" office:value="2" calcext:value-type="float">
            <text:p>2</text:p>
          </table:table-cell>
          <table:table-cell table:formula="of:=LOG10([.A1086])" office:value-type="float" office:value="3.03342375548695" calcext:value-type="float">
            <text:p>3.03342375548695</text:p>
          </table:table-cell>
          <table:table-cell/>
          <table:table-cell table:formula="of:=LOG10([.C108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formula="of:=LOG10([.A1087])" office:value-type="float" office:value="3.03382569395331" calcext:value-type="float">
            <text:p>3.03382569395331</text:p>
          </table:table-cell>
          <table:table-cell/>
          <table:table-cell table:formula="of:=LOG10([.C108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failed</text:p>
          </table:table-cell>
          <table:table-cell office:value-type="float" office:value="2" calcext:value-type="float">
            <text:p>2</text:p>
          </table:table-cell>
          <table:table-cell table:formula="of:=LOG10([.A1088])" office:value-type="float" office:value="3.03422726077055" calcext:value-type="float">
            <text:p>3.03422726077055</text:p>
          </table:table-cell>
          <table:table-cell/>
          <table:table-cell table:formula="of:=LOG10([.C108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issued</text:p>
          </table:table-cell>
          <table:table-cell office:value-type="float" office:value="2" calcext:value-type="float">
            <text:p>2</text:p>
          </table:table-cell>
          <table:table-cell table:formula="of:=LOG10([.A1089])" office:value-type="float" office:value="3.03462845662532" calcext:value-type="float">
            <text:p>3.03462845662532</text:p>
          </table:table-cell>
          <table:table-cell/>
          <table:table-cell table:formula="of:=LOG10([.C108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initiative</text:p>
          </table:table-cell>
          <table:table-cell office:value-type="float" office:value="2" calcext:value-type="float">
            <text:p>2</text:p>
          </table:table-cell>
          <table:table-cell table:formula="of:=LOG10([.A1090])" office:value-type="float" office:value="3.03502928220237" calcext:value-type="float">
            <text:p>3.03502928220237</text:p>
          </table:table-cell>
          <table:table-cell/>
          <table:table-cell table:formula="of:=LOG10([.C109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ommission</text:p>
          </table:table-cell>
          <table:table-cell office:value-type="float" office:value="2" calcext:value-type="float">
            <text:p>2</text:p>
          </table:table-cell>
          <table:table-cell table:formula="of:=LOG10([.A1091])" office:value-type="float" office:value="3.03542973818455" calcext:value-type="float">
            <text:p>3.03542973818455</text:p>
          </table:table-cell>
          <table:table-cell/>
          <table:table-cell table:formula="of:=LOG10([.C109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anking</text:p>
          </table:table-cell>
          <table:table-cell office:value-type="float" office:value="2" calcext:value-type="float">
            <text:p>2</text:p>
          </table:table-cell>
          <table:table-cell table:formula="of:=LOG10([.A1092])" office:value-type="float" office:value="3.03582982525283" calcext:value-type="float">
            <text:p>3.03582982525283</text:p>
          </table:table-cell>
          <table:table-cell/>
          <table:table-cell table:formula="of:=LOG10([.C109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sector</text:p>
          </table:table-cell>
          <table:table-cell office:value-type="float" office:value="2" calcext:value-type="float">
            <text:p>2</text:p>
          </table:table-cell>
          <table:table-cell table:formula="of:=LOG10([.A1093])" office:value-type="float" office:value="3.03622954408629" calcext:value-type="float">
            <text:p>3.03622954408629</text:p>
          </table:table-cell>
          <table:table-cell/>
          <table:table-cell table:formula="of:=LOG10([.C109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whenever</text:p>
          </table:table-cell>
          <table:table-cell office:value-type="float" office:value="2" calcext:value-type="float">
            <text:p>2</text:p>
          </table:table-cell>
          <table:table-cell table:formula="of:=LOG10([.A1094])" office:value-type="float" office:value="3.03662889536216" calcext:value-type="float">
            <text:p>3.03662889536216</text:p>
          </table:table-cell>
          <table:table-cell/>
          <table:table-cell table:formula="of:=LOG10([.C109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table:formula="of:=LOG10([.A1095])" office:value-type="float" office:value="3.03702787975577" calcext:value-type="float">
            <text:p>3.03702787975577</text:p>
          </table:table-cell>
          <table:table-cell/>
          <table:table-cell table:formula="of:=LOG10([.C109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future</text:p>
          </table:table-cell>
          <table:table-cell office:value-type="float" office:value="2" calcext:value-type="float">
            <text:p>2</text:p>
          </table:table-cell>
          <table:table-cell table:formula="of:=LOG10([.A1096])" office:value-type="float" office:value="3.03742649794062" calcext:value-type="float">
            <text:p>3.03742649794062</text:p>
          </table:table-cell>
          <table:table-cell/>
          <table:table-cell table:formula="of:=LOG10([.C109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G10([.A1097])" office:value-type="float" office:value="3.03782475058834" calcext:value-type="float">
            <text:p>3.03782475058834</text:p>
          </table:table-cell>
          <table:table-cell/>
          <table:table-cell table:formula="of:=LOG10([.C109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rise</text:p>
          </table:table-cell>
          <table:table-cell office:value-type="float" office:value="2" calcext:value-type="float">
            <text:p>2</text:p>
          </table:table-cell>
          <table:table-cell table:formula="of:=LOG10([.A1098])" office:value-type="float" office:value="3.03822263836872" calcext:value-type="float">
            <text:p>3.03822263836872</text:p>
          </table:table-cell>
          <table:table-cell/>
          <table:table-cell table:formula="of:=LOG10([.C109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deposit</text:p>
          </table:table-cell>
          <table:table-cell office:value-type="float" office:value="2" calcext:value-type="float">
            <text:p>2</text:p>
          </table:table-cell>
          <table:table-cell table:formula="of:=LOG10([.A1099])" office:value-type="float" office:value="3.0386201619497" calcext:value-type="float">
            <text:p>3.0386201619497</text:p>
          </table:table-cell>
          <table:table-cell/>
          <table:table-cell table:formula="of:=LOG10([.C109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leared</text:p>
          </table:table-cell>
          <table:table-cell office:value-type="float" office:value="2" calcext:value-type="float">
            <text:p>2</text:p>
          </table:table-cell>
          <table:table-cell table:formula="of:=LOG10([.A1100])" office:value-type="float" office:value="3.03901732199741" calcext:value-type="float">
            <text:p>3.03901732199741</text:p>
          </table:table-cell>
          <table:table-cell/>
          <table:table-cell table:formula="of:=LOG10([.C110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hosen</text:p>
          </table:table-cell>
          <table:table-cell office:value-type="float" office:value="2" calcext:value-type="float">
            <text:p>2</text:p>
          </table:table-cell>
          <table:table-cell table:formula="of:=LOG10([.A1101])" office:value-type="float" office:value="3.03941411917614" calcext:value-type="float">
            <text:p>3.03941411917614</text:p>
          </table:table-cell>
          <table:table-cell/>
          <table:table-cell table:formula="of:=LOG10([.C110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equesting</text:p>
          </table:table-cell>
          <table:table-cell office:value-type="float" office:value="2" calcext:value-type="float">
            <text:p>2</text:p>
          </table:table-cell>
          <table:table-cell table:formula="of:=LOG10([.A1102])" office:value-type="float" office:value="3.03981055414835" calcext:value-type="float">
            <text:p>3.03981055414835</text:p>
          </table:table-cell>
          <table:table-cell/>
          <table:table-cell table:formula="of:=LOG10([.C110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hows</text:p>
          </table:table-cell>
          <table:table-cell office:value-type="float" office:value="2" calcext:value-type="float">
            <text:p>2</text:p>
          </table:table-cell>
          <table:table-cell table:formula="of:=LOG10([.A1103])" office:value-type="float" office:value="3.04020662757471" calcext:value-type="float">
            <text:p>3.04020662757471</text:p>
          </table:table-cell>
          <table:table-cell/>
          <table:table-cell table:formula="of:=LOG10([.C110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equivalent</text:p>
          </table:table-cell>
          <table:table-cell office:value-type="float" office:value="2" calcext:value-type="float">
            <text:p>2</text:p>
          </table:table-cell>
          <table:table-cell table:formula="of:=LOG10([.A1104])" office:value-type="float" office:value="3.04060234011407" calcext:value-type="float">
            <text:p>3.04060234011407</text:p>
          </table:table-cell>
          <table:table-cell/>
          <table:table-cell table:formula="of:=LOG10([.C110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source(s</text:p>
          </table:table-cell>
          <table:table-cell office:value-type="float" office:value="2" calcext:value-type="float">
            <text:p>2</text:p>
          </table:table-cell>
          <table:table-cell table:formula="of:=LOG10([.A1105])" office:value-type="float" office:value="3.04099769242349" calcext:value-type="float">
            <text:p>3.04099769242349</text:p>
          </table:table-cell>
          <table:table-cell/>
          <table:table-cell table:formula="of:=LOG10([.C110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transferring</text:p>
          </table:table-cell>
          <table:table-cell office:value-type="float" office:value="2" calcext:value-type="float">
            <text:p>2</text:p>
          </table:table-cell>
          <table:table-cell table:formula="of:=LOG10([.A1106])" office:value-type="float" office:value="3.04139268515822" calcext:value-type="float">
            <text:p>3.04139268515822</text:p>
          </table:table-cell>
          <table:table-cell/>
          <table:table-cell table:formula="of:=LOG10([.C110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im</text:p>
          </table:table-cell>
          <table:table-cell office:value-type="float" office:value="2" calcext:value-type="float">
            <text:p>2</text:p>
          </table:table-cell>
          <table:table-cell table:formula="of:=LOG10([.A1107])" office:value-type="float" office:value="3.04178731897175" calcext:value-type="float">
            <text:p>3.04178731897175</text:p>
          </table:table-cell>
          <table:table-cell/>
          <table:table-cell table:formula="of:=LOG10([.C110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ublic</text:p>
          </table:table-cell>
          <table:table-cell office:value-type="float" office:value="2" calcext:value-type="float">
            <text:p>2</text:p>
          </table:table-cell>
          <table:table-cell table:formula="of:=LOG10([.A1108])" office:value-type="float" office:value="3.04218159451577" calcext:value-type="float">
            <text:p>3.04218159451577</text:p>
          </table:table-cell>
          <table:table-cell/>
          <table:table-cell table:formula="of:=LOG10([.C110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eceives</text:p>
          </table:table-cell>
          <table:table-cell office:value-type="float" office:value="2" calcext:value-type="float">
            <text:p>2</text:p>
          </table:table-cell>
          <table:table-cell table:formula="of:=LOG10([.A1109])" office:value-type="float" office:value="3.04257551244019" calcext:value-type="float">
            <text:p>3.04257551244019</text:p>
          </table:table-cell>
          <table:table-cell/>
          <table:table-cell table:formula="of:=LOG10([.C110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ely</text:p>
          </table:table-cell>
          <table:table-cell office:value-type="float" office:value="2" calcext:value-type="float">
            <text:p>2</text:p>
          </table:table-cell>
          <table:table-cell table:formula="of:=LOG10([.A1110])" office:value-type="float" office:value="3.04296907339318" calcext:value-type="float">
            <text:p>3.04296907339318</text:p>
          </table:table-cell>
          <table:table-cell/>
          <table:table-cell table:formula="of:=LOG10([.C111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ometimes</text:p>
          </table:table-cell>
          <table:table-cell office:value-type="float" office:value="2" calcext:value-type="float">
            <text:p>2</text:p>
          </table:table-cell>
          <table:table-cell table:formula="of:=LOG10([.A1111])" office:value-type="float" office:value="3.04336227802113" calcext:value-type="float">
            <text:p>3.04336227802113</text:p>
          </table:table-cell>
          <table:table-cell/>
          <table:table-cell table:formula="of:=LOG10([.C111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 table:formula="of:=LOG10([.A1112])" office:value-type="float" office:value="3.04375512696868" calcext:value-type="float">
            <text:p>3.04375512696868</text:p>
          </table:table-cell>
          <table:table-cell/>
          <table:table-cell table:formula="of:=LOG10([.C111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transfers</text:p>
          </table:table-cell>
          <table:table-cell office:value-type="float" office:value="2" calcext:value-type="float">
            <text:p>2</text:p>
          </table:table-cell>
          <table:table-cell table:formula="of:=LOG10([.A1113])" office:value-type="float" office:value="3.04414762087872" calcext:value-type="float">
            <text:p>3.04414762087872</text:p>
          </table:table-cell>
          <table:table-cell/>
          <table:table-cell table:formula="of:=LOG10([.C111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esidence</text:p>
          </table:table-cell>
          <table:table-cell office:value-type="float" office:value="2" calcext:value-type="float">
            <text:p>2</text:p>
          </table:table-cell>
          <table:table-cell table:formula="of:=LOG10([.A1114])" office:value-type="float" office:value="3.04453976039241" calcext:value-type="float">
            <text:p>3.04453976039241</text:p>
          </table:table-cell>
          <table:table-cell/>
          <table:table-cell table:formula="of:=LOG10([.C111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situations</text:p>
          </table:table-cell>
          <table:table-cell office:value-type="float" office:value="2" calcext:value-type="float">
            <text:p>2</text:p>
          </table:table-cell>
          <table:table-cell table:formula="of:=LOG10([.A1115])" office:value-type="float" office:value="3.04493154614916" calcext:value-type="float">
            <text:p>3.04493154614916</text:p>
          </table:table-cell>
          <table:table-cell/>
          <table:table-cell table:formula="of:=LOG10([.C111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hortfall</text:p>
          </table:table-cell>
          <table:table-cell office:value-type="float" office:value="2" calcext:value-type="float">
            <text:p>2</text:p>
          </table:table-cell>
          <table:table-cell table:formula="of:=LOG10([.A1116])" office:value-type="float" office:value="3.04532297878666" calcext:value-type="float">
            <text:p>3.04532297878666</text:p>
          </table:table-cell>
          <table:table-cell/>
          <table:table-cell table:formula="of:=LOG10([.C111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oesn’t</text:p>
          </table:table-cell>
          <table:table-cell office:value-type="float" office:value="2" calcext:value-type="float">
            <text:p>2</text:p>
          </table:table-cell>
          <table:table-cell table:formula="of:=LOG10([.A1117])" office:value-type="float" office:value="3.04571405894087" calcext:value-type="float">
            <text:p>3.04571405894087</text:p>
          </table:table-cell>
          <table:table-cell/>
          <table:table-cell table:formula="of:=LOG10([.C111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uros</text:p>
          </table:table-cell>
          <table:table-cell office:value-type="float" office:value="2" calcext:value-type="float">
            <text:p>2</text:p>
          </table:table-cell>
          <table:table-cell table:formula="of:=LOG10([.A1118])" office:value-type="float" office:value="3.04610478724604" calcext:value-type="float">
            <text:p>3.04610478724604</text:p>
          </table:table-cell>
          <table:table-cell/>
          <table:table-cell table:formula="of:=LOG10([.C111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maintaining</text:p>
          </table:table-cell>
          <table:table-cell office:value-type="float" office:value="2" calcext:value-type="float">
            <text:p>2</text:p>
          </table:table-cell>
          <table:table-cell table:formula="of:=LOG10([.A1119])" office:value-type="float" office:value="3.04649516433471" calcext:value-type="float">
            <text:p>3.04649516433471</text:p>
          </table:table-cell>
          <table:table-cell/>
          <table:table-cell table:formula="of:=LOG10([.C111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rading</text:p>
          </table:table-cell>
          <table:table-cell office:value-type="float" office:value="2" calcext:value-type="float">
            <text:p>2</text:p>
          </table:table-cell>
          <table:table-cell table:formula="of:=LOG10([.A1120])" office:value-type="float" office:value="3.04688519083771" calcext:value-type="float">
            <text:p>3.04688519083771</text:p>
          </table:table-cell>
          <table:table-cell/>
          <table:table-cell table:formula="of:=LOG10([.C112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violate</text:p>
          </table:table-cell>
          <table:table-cell office:value-type="float" office:value="2" calcext:value-type="float">
            <text:p>2</text:p>
          </table:table-cell>
          <table:table-cell table:formula="of:=LOG10([.A1121])" office:value-type="float" office:value="3.04727486738418" calcext:value-type="float">
            <text:p>3.04727486738418</text:p>
          </table:table-cell>
          <table:table-cell/>
          <table:table-cell table:formula="of:=LOG10([.C112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rkets</text:p>
          </table:table-cell>
          <table:table-cell office:value-type="float" office:value="2" calcext:value-type="float">
            <text:p>2</text:p>
          </table:table-cell>
          <table:table-cell table:formula="of:=LOG10([.A1122])" office:value-type="float" office:value="3.04766419460156" calcext:value-type="float">
            <text:p>3.04766419460156</text:p>
          </table:table-cell>
          <table:table-cell/>
          <table:table-cell table:formula="of:=LOG10([.C112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vary</text:p>
          </table:table-cell>
          <table:table-cell office:value-type="float" office:value="2" calcext:value-type="float">
            <text:p>2</text:p>
          </table:table-cell>
          <table:table-cell table:formula="of:=LOG10([.A1123])" office:value-type="float" office:value="3.04805317311561" calcext:value-type="float">
            <text:p>3.04805317311561</text:p>
          </table:table-cell>
          <table:table-cell/>
          <table:table-cell table:formula="of:=LOG10([.C112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onverter</text:p>
          </table:table-cell>
          <table:table-cell office:value-type="float" office:value="2" calcext:value-type="float">
            <text:p>2</text:p>
          </table:table-cell>
          <table:table-cell table:formula="of:=LOG10([.A1124])" office:value-type="float" office:value="3.0484418035504" calcext:value-type="float">
            <text:p>3.0484418035504</text:p>
          </table:table-cell>
          <table:table-cell/>
          <table:table-cell table:formula="of:=LOG10([.C112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various</text:p>
          </table:table-cell>
          <table:table-cell office:value-type="float" office:value="2" calcext:value-type="float">
            <text:p>2</text:p>
          </table:table-cell>
          <table:table-cell table:formula="of:=LOG10([.A1125])" office:value-type="float" office:value="3.04883008652835" calcext:value-type="float">
            <text:p>3.04883008652835</text:p>
          </table:table-cell>
          <table:table-cell/>
          <table:table-cell table:formula="of:=LOG10([.C112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orms</text:p>
          </table:table-cell>
          <table:table-cell office:value-type="float" office:value="2" calcext:value-type="float">
            <text:p>2</text:p>
          </table:table-cell>
          <table:table-cell table:formula="of:=LOG10([.A1126])" office:value-type="float" office:value="3.04921802267018" calcext:value-type="float">
            <text:p>3.04921802267018</text:p>
          </table:table-cell>
          <table:table-cell/>
          <table:table-cell table:formula="of:=LOG10([.C112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performs</text:p>
          </table:table-cell>
          <table:table-cell office:value-type="float" office:value="2" calcext:value-type="float">
            <text:p>2</text:p>
          </table:table-cell>
          <table:table-cell table:formula="of:=LOG10([.A1127])" office:value-type="float" office:value="3.04960561259497" calcext:value-type="float">
            <text:p>3.04960561259497</text:p>
          </table:table-cell>
          <table:table-cell/>
          <table:table-cell table:formula="of:=LOG10([.C112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backup</text:p>
          </table:table-cell>
          <table:table-cell office:value-type="float" office:value="2" calcext:value-type="float">
            <text:p>2</text:p>
          </table:table-cell>
          <table:table-cell table:formula="of:=LOG10([.A1128])" office:value-type="float" office:value="3.04999285692014" calcext:value-type="float">
            <text:p>3.04999285692014</text:p>
          </table:table-cell>
          <table:table-cell/>
          <table:table-cell table:formula="of:=LOG10([.C112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good-faith</text:p>
          </table:table-cell>
          <table:table-cell office:value-type="float" office:value="2" calcext:value-type="float">
            <text:p>2</text:p>
          </table:table-cell>
          <table:table-cell table:formula="of:=LOG10([.A1129])" office:value-type="float" office:value="3.05037975626146" calcext:value-type="float">
            <text:p>3.05037975626146</text:p>
          </table:table-cell>
          <table:table-cell/>
          <table:table-cell table:formula="of:=LOG10([.C112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ssertion</text:p>
          </table:table-cell>
          <table:table-cell office:value-type="float" office:value="2" calcext:value-type="float">
            <text:p>2</text:p>
          </table:table-cell>
          <table:table-cell table:formula="of:=LOG10([.A1130])" office:value-type="float" office:value="3.05076631123304" calcext:value-type="float">
            <text:p>3.05076631123304</text:p>
          </table:table-cell>
          <table:table-cell/>
          <table:table-cell table:formula="of:=LOG10([.C113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quoted</text:p>
          </table:table-cell>
          <table:table-cell office:value-type="float" office:value="2" calcext:value-type="float">
            <text:p>2</text:p>
          </table:table-cell>
          <table:table-cell table:formula="of:=LOG10([.A1131])" office:value-type="float" office:value="3.05115252244738" calcext:value-type="float">
            <text:p>3.05115252244738</text:p>
          </table:table-cell>
          <table:table-cell/>
          <table:table-cell table:formula="of:=LOG10([.C113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inclusive</text:p>
          </table:table-cell>
          <table:table-cell office:value-type="float" office:value="2" calcext:value-type="float">
            <text:p>2</text:p>
          </table:table-cell>
          <table:table-cell table:formula="of:=LOG10([.A1132])" office:value-type="float" office:value="3.05153839051533" calcext:value-type="float">
            <text:p>3.05153839051533</text:p>
          </table:table-cell>
          <table:table-cell/>
          <table:table-cell table:formula="of:=LOG10([.C113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imposed</text:p>
          </table:table-cell>
          <table:table-cell office:value-type="float" office:value="2" calcext:value-type="float">
            <text:p>2</text:p>
          </table:table-cell>
          <table:table-cell table:formula="of:=LOG10([.A1133])" office:value-type="float" office:value="3.05192391604611" calcext:value-type="float">
            <text:p>3.05192391604611</text:p>
          </table:table-cell>
          <table:table-cell/>
          <table:table-cell table:formula="of:=LOG10([.C113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volume-based</text:p>
          </table:table-cell>
          <table:table-cell office:value-type="float" office:value="2" calcext:value-type="float">
            <text:p>2</text:p>
          </table:table-cell>
          <table:table-cell table:formula="of:=LOG10([.A1134])" office:value-type="float" office:value="3.05230909964732" calcext:value-type="float">
            <text:p>3.05230909964732</text:p>
          </table:table-cell>
          <table:table-cell/>
          <table:table-cell table:formula="of:=LOG10([.C113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tiered</text:p>
          </table:table-cell>
          <table:table-cell office:value-type="float" office:value="2" calcext:value-type="float">
            <text:p>2</text:p>
          </table:table-cell>
          <table:table-cell table:formula="of:=LOG10([.A1135])" office:value-type="float" office:value="3.05269394192497" calcext:value-type="float">
            <text:p>3.05269394192497</text:p>
          </table:table-cell>
          <table:table-cell/>
          <table:table-cell table:formula="of:=LOG10([.C113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ollection</text:p>
          </table:table-cell>
          <table:table-cell office:value-type="float" office:value="2" calcext:value-type="float">
            <text:p>2</text:p>
          </table:table-cell>
          <table:table-cell table:formula="of:=LOG10([.A1136])" office:value-type="float" office:value="3.05307844348342" calcext:value-type="float">
            <text:p>3.05307844348342</text:p>
          </table:table-cell>
          <table:table-cell/>
          <table:table-cell table:formula="of:=LOG10([.C113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ccepted</text:p>
          </table:table-cell>
          <table:table-cell office:value-type="float" office:value="2" calcext:value-type="float">
            <text:p>2</text:p>
          </table:table-cell>
          <table:table-cell table:formula="of:=LOG10([.A1137])" office:value-type="float" office:value="3.05346260492546" calcext:value-type="float">
            <text:p>3.05346260492546</text:p>
          </table:table-cell>
          <table:table-cell/>
          <table:table-cell table:formula="of:=LOG10([.C113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delayed</text:p>
          </table:table-cell>
          <table:table-cell office:value-type="float" office:value="2" calcext:value-type="float">
            <text:p>2</text:p>
          </table:table-cell>
          <table:table-cell table:formula="of:=LOG10([.A1138])" office:value-type="float" office:value="3.05384642685225" calcext:value-type="float">
            <text:p>3.05384642685225</text:p>
          </table:table-cell>
          <table:table-cell/>
          <table:table-cell table:formula="of:=LOG10([.C113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ollects</text:p>
          </table:table-cell>
          <table:table-cell office:value-type="float" office:value="2" calcext:value-type="float">
            <text:p>2</text:p>
          </table:table-cell>
          <table:table-cell table:formula="of:=LOG10([.A1139])" office:value-type="float" office:value="3.0542299098634" calcext:value-type="float">
            <text:p>3.0542299098634</text:p>
          </table:table-cell>
          <table:table-cell/>
          <table:table-cell table:formula="of:=LOG10([.C113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postage</text:p>
          </table:table-cell>
          <table:table-cell office:value-type="float" office:value="2" calcext:value-type="float">
            <text:p>2</text:p>
          </table:table-cell>
          <table:table-cell table:formula="of:=LOG10([.A1140])" office:value-type="float" office:value="3.05461305455689" calcext:value-type="float">
            <text:p>3.05461305455689</text:p>
          </table:table-cell>
          <table:table-cell/>
          <table:table-cell table:formula="of:=LOG10([.C114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transferred</text:p>
          </table:table-cell>
          <table:table-cell office:value-type="float" office:value="2" calcext:value-type="float">
            <text:p>2</text:p>
          </table:table-cell>
          <table:table-cell table:formula="of:=LOG10([.A1141])" office:value-type="float" office:value="3.05499586152914" calcext:value-type="float">
            <text:p>3.05499586152914</text:p>
          </table:table-cell>
          <table:table-cell/>
          <table:table-cell table:formula="of:=LOG10([.C114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final</text:p>
          </table:table-cell>
          <table:table-cell office:value-type="float" office:value="2" calcext:value-type="float">
            <text:p>2</text:p>
          </table:table-cell>
          <table:table-cell table:formula="of:=LOG10([.A1142])" office:value-type="float" office:value="3.055378331375" calcext:value-type="float">
            <text:p>3.055378331375</text:p>
          </table:table-cell>
          <table:table-cell/>
          <table:table-cell table:formula="of:=LOG10([.C114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separate</text:p>
          </table:table-cell>
          <table:table-cell office:value-type="float" office:value="2" calcext:value-type="float">
            <text:p>2</text:p>
          </table:table-cell>
          <table:table-cell table:formula="of:=LOG10([.A1143])" office:value-type="float" office:value="3.05576046468773" calcext:value-type="float">
            <text:p>3.05576046468773</text:p>
          </table:table-cell>
          <table:table-cell/>
          <table:table-cell table:formula="of:=LOG10([.C114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akes</text:p>
          </table:table-cell>
          <table:table-cell office:value-type="float" office:value="2" calcext:value-type="float">
            <text:p>2</text:p>
          </table:table-cell>
          <table:table-cell table:formula="of:=LOG10([.A1144])" office:value-type="float" office:value="3.05614226205905" calcext:value-type="float">
            <text:p>3.05614226205905</text:p>
          </table:table-cell>
          <table:table-cell/>
          <table:table-cell table:formula="of:=LOG10([.C114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trusted</text:p>
          </table:table-cell>
          <table:table-cell office:value-type="float" office:value="2" calcext:value-type="float">
            <text:p>2</text:p>
          </table:table-cell>
          <table:table-cell table:formula="of:=LOG10([.A1145])" office:value-type="float" office:value="3.0565237240791" calcext:value-type="float">
            <text:p>3.0565237240791</text:p>
          </table:table-cell>
          <table:table-cell/>
          <table:table-cell table:formula="of:=LOG10([.C114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an’t</text:p>
          </table:table-cell>
          <table:table-cell office:value-type="float" office:value="2" calcext:value-type="float">
            <text:p>2</text:p>
          </table:table-cell>
          <table:table-cell table:formula="of:=LOG10([.A1146])" office:value-type="float" office:value="3.05690485133647" calcext:value-type="float">
            <text:p>3.05690485133647</text:p>
          </table:table-cell>
          <table:table-cell/>
          <table:table-cell table:formula="of:=LOG10([.C114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obliged</text:p>
          </table:table-cell>
          <table:table-cell office:value-type="float" office:value="2" calcext:value-type="float">
            <text:p>2</text:p>
          </table:table-cell>
          <table:table-cell table:formula="of:=LOG10([.A1147])" office:value-type="float" office:value="3.05728564441821" calcext:value-type="float">
            <text:p>3.05728564441821</text:p>
          </table:table-cell>
          <table:table-cell/>
          <table:table-cell table:formula="of:=LOG10([.C114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everal</text:p>
          </table:table-cell>
          <table:table-cell office:value-type="float" office:value="2" calcext:value-type="float">
            <text:p>2</text:p>
          </table:table-cell>
          <table:table-cell table:formula="of:=LOG10([.A1148])" office:value-type="float" office:value="3.05766610390983" calcext:value-type="float">
            <text:p>3.05766610390983</text:p>
          </table:table-cell>
          <table:table-cell/>
          <table:table-cell table:formula="of:=LOG10([.C114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cheduled</text:p>
          </table:table-cell>
          <table:table-cell office:value-type="float" office:value="2" calcext:value-type="float">
            <text:p>2</text:p>
          </table:table-cell>
          <table:table-cell table:formula="of:=LOG10([.A1149])" office:value-type="float" office:value="3.05804623039528" calcext:value-type="float">
            <text:p>3.05804623039528</text:p>
          </table:table-cell>
          <table:table-cell/>
          <table:table-cell table:formula="of:=LOG10([.C114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ways</text:p>
          </table:table-cell>
          <table:table-cell office:value-type="float" office:value="2" calcext:value-type="float">
            <text:p>2</text:p>
          </table:table-cell>
          <table:table-cell table:formula="of:=LOG10([.A1150])" office:value-type="float" office:value="3.05842602445701" calcext:value-type="float">
            <text:p>3.05842602445701</text:p>
          </table:table-cell>
          <table:table-cell/>
          <table:table-cell table:formula="of:=LOG10([.C115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lower</text:p>
          </table:table-cell>
          <table:table-cell office:value-type="float" office:value="2" calcext:value-type="float">
            <text:p>2</text:p>
          </table:table-cell>
          <table:table-cell table:formula="of:=LOG10([.A1151])" office:value-type="float" office:value="3.05880548667591" calcext:value-type="float">
            <text:p>3.05880548667591</text:p>
          </table:table-cell>
          <table:table-cell/>
          <table:table-cell table:formula="of:=LOG10([.C115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electing</text:p>
          </table:table-cell>
          <table:table-cell office:value-type="float" office:value="2" calcext:value-type="float">
            <text:p>2</text:p>
          </table:table-cell>
          <table:table-cell table:formula="of:=LOG10([.A1152])" office:value-type="float" office:value="3.05918461763137" calcext:value-type="float">
            <text:p>3.05918461763137</text:p>
          </table:table-cell>
          <table:table-cell/>
          <table:table-cell table:formula="of:=LOG10([.C115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onstitute</text:p>
          </table:table-cell>
          <table:table-cell office:value-type="float" office:value="2" calcext:value-type="float">
            <text:p>2</text:p>
          </table:table-cell>
          <table:table-cell table:formula="of:=LOG10([.A1153])" office:value-type="float" office:value="3.05956341790127" calcext:value-type="float">
            <text:p>3.05956341790127</text:p>
          </table:table-cell>
          <table:table-cell/>
          <table:table-cell table:formula="of:=LOG10([.C115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epresents</text:p>
          </table:table-cell>
          <table:table-cell office:value-type="float" office:value="2" calcext:value-type="float">
            <text:p>2</text:p>
          </table:table-cell>
          <table:table-cell table:formula="of:=LOG10([.A1154])" office:value-type="float" office:value="3.05994188806195" calcext:value-type="float">
            <text:p>3.05994188806195</text:p>
          </table:table-cell>
          <table:table-cell/>
          <table:table-cell table:formula="of:=LOG10([.C115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aypal-branded</text:p>
          </table:table-cell>
          <table:table-cell office:value-type="float" office:value="2" calcext:value-type="float">
            <text:p>2</text:p>
          </table:table-cell>
          <table:table-cell table:formula="of:=LOG10([.A1155])" office:value-type="float" office:value="3.06032002868828" calcext:value-type="float">
            <text:p>3.06032002868828</text:p>
          </table:table-cell>
          <table:table-cell/>
          <table:table-cell table:formula="of:=LOG10([.C115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heckout/platform</text:p>
          </table:table-cell>
          <table:table-cell office:value-type="float" office:value="2" calcext:value-type="float">
            <text:p>2</text:p>
          </table:table-cell>
          <table:table-cell table:formula="of:=LOG10([.A1156])" office:value-type="float" office:value="3.06069784035361" calcext:value-type="float">
            <text:p>3.06069784035361</text:p>
          </table:table-cell>
          <table:table-cell/>
          <table:table-cell table:formula="of:=LOG10([.C115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intended</text:p>
          </table:table-cell>
          <table:table-cell office:value-type="float" office:value="2" calcext:value-type="float">
            <text:p>2</text:p>
          </table:table-cell>
          <table:table-cell table:formula="of:=LOG10([.A1157])" office:value-type="float" office:value="3.06107532362979" calcext:value-type="float">
            <text:p>3.06107532362979</text:p>
          </table:table-cell>
          <table:table-cell/>
          <table:table-cell table:formula="of:=LOG10([.C115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supporting</text:p>
          </table:table-cell>
          <table:table-cell office:value-type="float" office:value="2" calcext:value-type="float">
            <text:p>2</text:p>
          </table:table-cell>
          <table:table-cell table:formula="of:=LOG10([.A1158])" office:value-type="float" office:value="3.06145247908719" calcext:value-type="float">
            <text:p>3.06145247908719</text:p>
          </table:table-cell>
          <table:table-cell/>
          <table:table-cell table:formula="of:=LOG10([.C115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called</text:p>
          </table:table-cell>
          <table:table-cell office:value-type="float" office:value="2" calcext:value-type="float">
            <text:p>2</text:p>
          </table:table-cell>
          <table:table-cell table:formula="of:=LOG10([.A1159])" office:value-type="float" office:value="3.0618293072947" calcext:value-type="float">
            <text:p>3.0618293072947</text:p>
          </table:table-cell>
          <table:table-cell/>
          <table:table-cell table:formula="of:=LOG10([.C115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practice</text:p>
          </table:table-cell>
          <table:table-cell office:value-type="float" office:value="2" calcext:value-type="float">
            <text:p>2</text:p>
          </table:table-cell>
          <table:table-cell table:formula="of:=LOG10([.A1160])" office:value-type="float" office:value="3.06220580881971" calcext:value-type="float">
            <text:p>3.06220580881971</text:p>
          </table:table-cell>
          <table:table-cell/>
          <table:table-cell table:formula="of:=LOG10([.C116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ommitting</text:p>
          </table:table-cell>
          <table:table-cell office:value-type="float" office:value="2" calcext:value-type="float">
            <text:p>2</text:p>
          </table:table-cell>
          <table:table-cell table:formula="of:=LOG10([.A1161])" office:value-type="float" office:value="3.06258198422816" calcext:value-type="float">
            <text:p>3.06258198422816</text:p>
          </table:table-cell>
          <table:table-cell/>
          <table:table-cell table:formula="of:=LOG10([.C116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table:formula="of:=LOG10([.A1162])" office:value-type="float" office:value="3.06295783408451" calcext:value-type="float">
            <text:p>3.06295783408451</text:p>
          </table:table-cell>
          <table:table-cell/>
          <table:table-cell table:formula="of:=LOG10([.C116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table:formula="of:=LOG10([.A1163])" office:value-type="float" office:value="3.06333335895175" calcext:value-type="float">
            <text:p>3.06333335895175</text:p>
          </table:table-cell>
          <table:table-cell/>
          <table:table-cell table:formula="of:=LOG10([.C116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equal</text:p>
          </table:table-cell>
          <table:table-cell office:value-type="float" office:value="2" calcext:value-type="float">
            <text:p>2</text:p>
          </table:table-cell>
          <table:table-cell table:formula="of:=LOG10([.A1164])" office:value-type="float" office:value="3.06370855939142" calcext:value-type="float">
            <text:p>3.06370855939142</text:p>
          </table:table-cell>
          <table:table-cell/>
          <table:table-cell table:formula="of:=LOG10([.C116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flow</text:p>
          </table:table-cell>
          <table:table-cell office:value-type="float" office:value="2" calcext:value-type="float">
            <text:p>2</text:p>
          </table:table-cell>
          <table:table-cell table:formula="of:=LOG10([.A1165])" office:value-type="float" office:value="3.0640834359636" calcext:value-type="float">
            <text:p>3.0640834359636</text:p>
          </table:table-cell>
          <table:table-cell/>
          <table:table-cell table:formula="of:=LOG10([.C116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representations</text:p>
          </table:table-cell>
          <table:table-cell office:value-type="float" office:value="2" calcext:value-type="float">
            <text:p>2</text:p>
          </table:table-cell>
          <table:table-cell table:formula="of:=LOG10([.A1166])" office:value-type="float" office:value="3.06445798922692" calcext:value-type="float">
            <text:p>3.06445798922692</text:p>
          </table:table-cell>
          <table:table-cell/>
          <table:table-cell table:formula="of:=LOG10([.C116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olely</text:p>
          </table:table-cell>
          <table:table-cell office:value-type="float" office:value="2" calcext:value-type="float">
            <text:p>2</text:p>
          </table:table-cell>
          <table:table-cell table:formula="of:=LOG10([.A1167])" office:value-type="float" office:value="3.06483221973857" calcext:value-type="float">
            <text:p>3.06483221973857</text:p>
          </table:table-cell>
          <table:table-cell/>
          <table:table-cell table:formula="of:=LOG10([.C116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 table:formula="of:=LOG10([.A1168])" office:value-type="float" office:value="3.06520612805431" calcext:value-type="float">
            <text:p>3.06520612805431</text:p>
          </table:table-cell>
          <table:table-cell/>
          <table:table-cell table:formula="of:=LOG10([.C116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cancelled</text:p>
          </table:table-cell>
          <table:table-cell office:value-type="float" office:value="2" calcext:value-type="float">
            <text:p>2</text:p>
          </table:table-cell>
          <table:table-cell table:formula="of:=LOG10([.A1169])" office:value-type="float" office:value="3.06557971472845" calcext:value-type="float">
            <text:p>3.06557971472845</text:p>
          </table:table-cell>
          <table:table-cell/>
          <table:table-cell table:formula="of:=LOG10([.C116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overned</text:p>
          </table:table-cell>
          <table:table-cell office:value-type="float" office:value="2" calcext:value-type="float">
            <text:p>2</text:p>
          </table:table-cell>
          <table:table-cell table:formula="of:=LOG10([.A1170])" office:value-type="float" office:value="3.06595298031387" calcext:value-type="float">
            <text:p>3.06595298031387</text:p>
          </table:table-cell>
          <table:table-cell/>
          <table:table-cell table:formula="of:=LOG10([.C117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rogramme</text:p>
          </table:table-cell>
          <table:table-cell office:value-type="float" office:value="2" calcext:value-type="float">
            <text:p>2</text:p>
          </table:table-cell>
          <table:table-cell table:formula="of:=LOG10([.A1171])" office:value-type="float" office:value="3.06632592536204" calcext:value-type="float">
            <text:p>3.06632592536204</text:p>
          </table:table-cell>
          <table:table-cell/>
          <table:table-cell table:formula="of:=LOG10([.C117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warrant</text:p>
          </table:table-cell>
          <table:table-cell office:value-type="float" office:value="2" calcext:value-type="float">
            <text:p>2</text:p>
          </table:table-cell>
          <table:table-cell table:formula="of:=LOG10([.A1172])" office:value-type="float" office:value="3.066698550423" calcext:value-type="float">
            <text:p>3.066698550423</text:p>
          </table:table-cell>
          <table:table-cell/>
          <table:table-cell table:formula="of:=LOG10([.C117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consented</text:p>
          </table:table-cell>
          <table:table-cell office:value-type="float" office:value="2" calcext:value-type="float">
            <text:p>2</text:p>
          </table:table-cell>
          <table:table-cell table:formula="of:=LOG10([.A1173])" office:value-type="float" office:value="3.06707085604537" calcext:value-type="float">
            <text:p>3.06707085604537</text:p>
          </table:table-cell>
          <table:table-cell/>
          <table:table-cell table:formula="of:=LOG10([.C117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taking</text:p>
          </table:table-cell>
          <table:table-cell office:value-type="float" office:value="2" calcext:value-type="float">
            <text:p>2</text:p>
          </table:table-cell>
          <table:table-cell table:formula="of:=LOG10([.A1174])" office:value-type="float" office:value="3.06744284277638" calcext:value-type="float">
            <text:p>3.06744284277638</text:p>
          </table:table-cell>
          <table:table-cell/>
          <table:table-cell table:formula="of:=LOG10([.C117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one</text:p>
          </table:table-cell>
          <table:table-cell office:value-type="float" office:value="2" calcext:value-type="float">
            <text:p>2</text:p>
          </table:table-cell>
          <table:table-cell table:formula="of:=LOG10([.A1175])" office:value-type="float" office:value="3.06781451116184" calcext:value-type="float">
            <text:p>3.06781451116184</text:p>
          </table:table-cell>
          <table:table-cell/>
          <table:table-cell table:formula="of:=LOG10([.C117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ost</text:p>
          </table:table-cell>
          <table:table-cell office:value-type="float" office:value="2" calcext:value-type="float">
            <text:p>2</text:p>
          </table:table-cell>
          <table:table-cell table:formula="of:=LOG10([.A1176])" office:value-type="float" office:value="3.06818586174616" calcext:value-type="float">
            <text:p>3.06818586174616</text:p>
          </table:table-cell>
          <table:table-cell/>
          <table:table-cell table:formula="of:=LOG10([.C117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removed</text:p>
          </table:table-cell>
          <table:table-cell office:value-type="float" office:value="2" calcext:value-type="float">
            <text:p>2</text:p>
          </table:table-cell>
          <table:table-cell table:formula="of:=LOG10([.A1177])" office:value-type="float" office:value="3.06855689507236" calcext:value-type="float">
            <text:p>3.06855689507236</text:p>
          </table:table-cell>
          <table:table-cell/>
          <table:table-cell table:formula="of:=LOG10([.C117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olicies</text:p>
          </table:table-cell>
          <table:table-cell office:value-type="float" office:value="2" calcext:value-type="float">
            <text:p>2</text:p>
          </table:table-cell>
          <table:table-cell table:formula="of:=LOG10([.A1178])" office:value-type="float" office:value="3.06892761168207" calcext:value-type="float">
            <text:p>3.06892761168207</text:p>
          </table:table-cell>
          <table:table-cell/>
          <table:table-cell table:formula="of:=LOG10([.C117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orresponding</text:p>
          </table:table-cell>
          <table:table-cell office:value-type="float" office:value="2" calcext:value-type="float">
            <text:p>2</text:p>
          </table:table-cell>
          <table:table-cell table:formula="of:=LOG10([.A1179])" office:value-type="float" office:value="3.06929801211553" calcext:value-type="float">
            <text:p>3.06929801211553</text:p>
          </table:table-cell>
          <table:table-cell/>
          <table:table-cell table:formula="of:=LOG10([.C117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notwithstanding</text:p>
          </table:table-cell>
          <table:table-cell office:value-type="float" office:value="2" calcext:value-type="float">
            <text:p>2</text:p>
          </table:table-cell>
          <table:table-cell table:formula="of:=LOG10([.A1180])" office:value-type="float" office:value="3.0696680969116" calcext:value-type="float">
            <text:p>3.0696680969116</text:p>
          </table:table-cell>
          <table:table-cell/>
          <table:table-cell table:formula="of:=LOG10([.C118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ose</text:p>
          </table:table-cell>
          <table:table-cell office:value-type="float" office:value="2" calcext:value-type="float">
            <text:p>2</text:p>
          </table:table-cell>
          <table:table-cell table:formula="of:=LOG10([.A1181])" office:value-type="float" office:value="3.07003786660775" calcext:value-type="float">
            <text:p>3.07003786660775</text:p>
          </table:table-cell>
          <table:table-cell/>
          <table:table-cell table:formula="of:=LOG10([.C118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approval</text:p>
          </table:table-cell>
          <table:table-cell office:value-type="float" office:value="2" calcext:value-type="float">
            <text:p>2</text:p>
          </table:table-cell>
          <table:table-cell table:formula="of:=LOG10([.A1182])" office:value-type="float" office:value="3.07040732174012" calcext:value-type="float">
            <text:p>3.07040732174012</text:p>
          </table:table-cell>
          <table:table-cell/>
          <table:table-cell table:formula="of:=LOG10([.C118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evaluate</text:p>
          </table:table-cell>
          <table:table-cell office:value-type="float" office:value="2" calcext:value-type="float">
            <text:p>2</text:p>
          </table:table-cell>
          <table:table-cell table:formula="of:=LOG10([.A1183])" office:value-type="float" office:value="3.07077646284343" calcext:value-type="float">
            <text:p>3.07077646284343</text:p>
          </table:table-cell>
          <table:table-cell/>
          <table:table-cell table:formula="of:=LOG10([.C118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ase-by-case</text:p>
          </table:table-cell>
          <table:table-cell office:value-type="float" office:value="2" calcext:value-type="float">
            <text:p>2</text:p>
          </table:table-cell>
          <table:table-cell table:formula="of:=LOG10([.A1184])" office:value-type="float" office:value="3.07114529045108" calcext:value-type="float">
            <text:p>3.07114529045108</text:p>
          </table:table-cell>
          <table:table-cell/>
          <table:table-cell table:formula="of:=LOG10([.C118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onthly</text:p>
          </table:table-cell>
          <table:table-cell office:value-type="float" office:value="2" calcext:value-type="float">
            <text:p>2</text:p>
          </table:table-cell>
          <table:table-cell table:formula="of:=LOG10([.A1185])" office:value-type="float" office:value="3.07151380509509" calcext:value-type="float">
            <text:p>3.07151380509509</text:p>
          </table:table-cell>
          <table:table-cell/>
          <table:table-cell table:formula="of:=LOG10([.C118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table:formula="of:=LOG10([.A1186])" office:value-type="float" office:value="3.07188200730613" calcext:value-type="float">
            <text:p>3.07188200730613</text:p>
          </table:table-cell>
          <table:table-cell/>
          <table:table-cell table:formula="of:=LOG10([.C118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hopping</text:p>
          </table:table-cell>
          <table:table-cell office:value-type="float" office:value="2" calcext:value-type="float">
            <text:p>2</text:p>
          </table:table-cell>
          <table:table-cell table:formula="of:=LOG10([.A1187])" office:value-type="float" office:value="3.07224989761351" calcext:value-type="float">
            <text:p>3.07224989761351</text:p>
          </table:table-cell>
          <table:table-cell/>
          <table:table-cell table:formula="of:=LOG10([.C118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art</text:p>
          </table:table-cell>
          <table:table-cell office:value-type="float" office:value="2" calcext:value-type="float">
            <text:p>2</text:p>
          </table:table-cell>
          <table:table-cell table:formula="of:=LOG10([.A1188])" office:value-type="float" office:value="3.07261747654524" calcext:value-type="float">
            <text:p>3.07261747654524</text:p>
          </table:table-cell>
          <table:table-cell/>
          <table:table-cell table:formula="of:=LOG10([.C118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eiling</text:p>
          </table:table-cell>
          <table:table-cell office:value-type="float" office:value="2" calcext:value-type="float">
            <text:p>2</text:p>
          </table:table-cell>
          <table:table-cell table:formula="of:=LOG10([.A1189])" office:value-type="float" office:value="3.07298474462793" calcext:value-type="float">
            <text:p>3.07298474462793</text:p>
          </table:table-cell>
          <table:table-cell/>
          <table:table-cell table:formula="of:=LOG10([.C118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et</text:p>
          </table:table-cell>
          <table:table-cell office:value-type="float" office:value="2" calcext:value-type="float">
            <text:p>2</text:p>
          </table:table-cell>
          <table:table-cell table:formula="of:=LOG10([.A1190])" office:value-type="float" office:value="3.0733517023869" calcext:value-type="float">
            <text:p>3.0733517023869</text:p>
          </table:table-cell>
          <table:table-cell/>
          <table:table-cell table:formula="of:=LOG10([.C119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unresolved</text:p>
          </table:table-cell>
          <table:table-cell office:value-type="float" office:value="2" calcext:value-type="float">
            <text:p>2</text:p>
          </table:table-cell>
          <table:table-cell table:formula="of:=LOG10([.A1191])" office:value-type="float" office:value="3.07371835034612" calcext:value-type="float">
            <text:p>3.07371835034612</text:p>
          </table:table-cell>
          <table:table-cell/>
          <table:table-cell table:formula="of:=LOG10([.C119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ejected</text:p>
          </table:table-cell>
          <table:table-cell office:value-type="float" office:value="2" calcext:value-type="float">
            <text:p>2</text:p>
          </table:table-cell>
          <table:table-cell table:formula="of:=LOG10([.A1192])" office:value-type="float" office:value="3.07408468902824" calcext:value-type="float">
            <text:p>3.07408468902824</text:p>
          </table:table-cell>
          <table:table-cell/>
          <table:table-cell table:formula="of:=LOG10([.C119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thirty</text:p>
          </table:table-cell>
          <table:table-cell office:value-type="float" office:value="2" calcext:value-type="float">
            <text:p>2</text:p>
          </table:table-cell>
          <table:table-cell table:formula="of:=LOG10([.A1193])" office:value-type="float" office:value="3.07445071895459" calcext:value-type="float">
            <text:p>3.07445071895459</text:p>
          </table:table-cell>
          <table:table-cell/>
          <table:table-cell table:formula="of:=LOG10([.C119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ourse</text:p>
          </table:table-cell>
          <table:table-cell office:value-type="float" office:value="2" calcext:value-type="float">
            <text:p>2</text:p>
          </table:table-cell>
          <table:table-cell table:formula="of:=LOG10([.A1194])" office:value-type="float" office:value="3.07481644064517" calcext:value-type="float">
            <text:p>3.07481644064517</text:p>
          </table:table-cell>
          <table:table-cell/>
          <table:table-cell table:formula="of:=LOG10([.C119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formula="of:=LOG10([.A1195])" office:value-type="float" office:value="3.07518185461869" calcext:value-type="float">
            <text:p>3.07518185461869</text:p>
          </table:table-cell>
          <table:table-cell/>
          <table:table-cell table:formula="of:=LOG10([.C119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infringe</text:p>
          </table:table-cell>
          <table:table-cell office:value-type="float" office:value="2" calcext:value-type="float">
            <text:p>2</text:p>
          </table:table-cell>
          <table:table-cell table:formula="of:=LOG10([.A1196])" office:value-type="float" office:value="3.07554696139253" calcext:value-type="float">
            <text:p>3.07554696139253</text:p>
          </table:table-cell>
          <table:table-cell/>
          <table:table-cell table:formula="of:=LOG10([.C119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inaccurate</text:p>
          </table:table-cell>
          <table:table-cell office:value-type="float" office:value="2" calcext:value-type="float">
            <text:p>2</text:p>
          </table:table-cell>
          <table:table-cell table:formula="of:=LOG10([.A1197])" office:value-type="float" office:value="3.07591176148278" calcext:value-type="float">
            <text:p>3.07591176148278</text:p>
          </table:table-cell>
          <table:table-cell/>
          <table:table-cell table:formula="of:=LOG10([.C119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otentially</text:p>
          </table:table-cell>
          <table:table-cell office:value-type="float" office:value="2" calcext:value-type="float">
            <text:p>2</text:p>
          </table:table-cell>
          <table:table-cell table:formula="of:=LOG10([.A1198])" office:value-type="float" office:value="3.07627625540422" calcext:value-type="float">
            <text:p>3.07627625540422</text:p>
          </table:table-cell>
          <table:table-cell/>
          <table:table-cell table:formula="of:=LOG10([.C119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fraudulent</text:p>
          </table:table-cell>
          <table:table-cell office:value-type="float" office:value="2" calcext:value-type="float">
            <text:p>2</text:p>
          </table:table-cell>
          <table:table-cell table:formula="of:=LOG10([.A1199])" office:value-type="float" office:value="3.07664044367034" calcext:value-type="float">
            <text:p>3.07664044367034</text:p>
          </table:table-cell>
          <table:table-cell/>
          <table:table-cell table:formula="of:=LOG10([.C119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ttempting</text:p>
          </table:table-cell>
          <table:table-cell office:value-type="float" office:value="2" calcext:value-type="float">
            <text:p>2</text:p>
          </table:table-cell>
          <table:table-cell table:formula="of:=LOG10([.A1200])" office:value-type="float" office:value="3.07700432679335" calcext:value-type="float">
            <text:p>3.07700432679335</text:p>
          </table:table-cell>
          <table:table-cell/>
          <table:table-cell table:formula="of:=LOG10([.C120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ngaged</text:p>
          </table:table-cell>
          <table:table-cell office:value-type="float" office:value="2" calcext:value-type="float">
            <text:p>2</text:p>
          </table:table-cell>
          <table:table-cell table:formula="of:=LOG10([.A1201])" office:value-type="float" office:value="3.07736790528416" calcext:value-type="float">
            <text:p>3.07736790528416</text:p>
          </table:table-cell>
          <table:table-cell/>
          <table:table-cell table:formula="of:=LOG10([.C120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american</text:p>
          </table:table-cell>
          <table:table-cell office:value-type="float" office:value="2" calcext:value-type="float">
            <text:p>2</text:p>
          </table:table-cell>
          <table:table-cell table:formula="of:=LOG10([.A1202])" office:value-type="float" office:value="3.07773117965239" calcext:value-type="float">
            <text:p>3.07773117965239</text:p>
          </table:table-cell>
          <table:table-cell/>
          <table:table-cell table:formula="of:=LOG10([.C120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abuse</text:p>
          </table:table-cell>
          <table:table-cell office:value-type="float" office:value="2" calcext:value-type="float">
            <text:p>2</text:p>
          </table:table-cell>
          <table:table-cell table:formula="of:=LOG10([.A1203])" office:value-type="float" office:value="3.07809415040641" calcext:value-type="float">
            <text:p>3.07809415040641</text:p>
          </table:table-cell>
          <table:table-cell/>
          <table:table-cell table:formula="of:=LOG10([.C120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reflecting</text:p>
          </table:table-cell>
          <table:table-cell office:value-type="float" office:value="2" calcext:value-type="float">
            <text:p>2</text:p>
          </table:table-cell>
          <table:table-cell table:formula="of:=LOG10([.A1204])" office:value-type="float" office:value="3.07845681805329" calcext:value-type="float">
            <text:p>3.07845681805329</text:p>
          </table:table-cell>
          <table:table-cell/>
          <table:table-cell table:formula="of:=LOG10([.C120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yourself</text:p>
          </table:table-cell>
          <table:table-cell office:value-type="float" office:value="2" calcext:value-type="float">
            <text:p>2</text:p>
          </table:table-cell>
          <table:table-cell table:formula="of:=LOG10([.A1205])" office:value-type="float" office:value="3.07881918309885" calcext:value-type="float">
            <text:p>3.07881918309885</text:p>
          </table:table-cell>
          <table:table-cell/>
          <table:table-cell table:formula="of:=LOG10([.C120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acilitate</text:p>
          </table:table-cell>
          <table:table-cell office:value-type="float" office:value="2" calcext:value-type="float">
            <text:p>2</text:p>
          </table:table-cell>
          <table:table-cell table:formula="of:=LOG10([.A1206])" office:value-type="float" office:value="3.07918124604762" calcext:value-type="float">
            <text:p>3.07918124604762</text:p>
          </table:table-cell>
          <table:table-cell/>
          <table:table-cell table:formula="of:=LOG10([.C120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viruses</text:p>
          </table:table-cell>
          <table:table-cell office:value-type="float" office:value="2" calcext:value-type="float">
            <text:p>2</text:p>
          </table:table-cell>
          <table:table-cell table:formula="of:=LOG10([.A1207])" office:value-type="float" office:value="3.07954300740291" calcext:value-type="float">
            <text:p>3.07954300740291</text:p>
          </table:table-cell>
          <table:table-cell/>
          <table:table-cell table:formula="of:=LOG10([.C120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formula="of:=LOG10([.A1208])" office:value-type="float" office:value="3.07990446766672" calcext:value-type="float">
            <text:p>3.07990446766672</text:p>
          </table:table-cell>
          <table:table-cell/>
          <table:table-cell table:formula="of:=LOG10([.C120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misuse</text:p>
          </table:table-cell>
          <table:table-cell office:value-type="float" office:value="2" calcext:value-type="float">
            <text:p>2</text:p>
          </table:table-cell>
          <table:table-cell table:formula="of:=LOG10([.A1209])" office:value-type="float" office:value="3.08026562733984" calcext:value-type="float">
            <text:p>3.08026562733984</text:p>
          </table:table-cell>
          <table:table-cell/>
          <table:table-cell table:formula="of:=LOG10([.C120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table:formula="of:=LOG10([.A1210])" office:value-type="float" office:value="3.08062648692181" calcext:value-type="float">
            <text:p>3.08062648692181</text:p>
          </table:table-cell>
          <table:table-cell/>
          <table:table-cell table:formula="of:=LOG10([.C121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table:formula="of:=LOG10([.A1211])" office:value-type="float" office:value="3.08098704691089" calcext:value-type="float">
            <text:p>3.08098704691089</text:p>
          </table:table-cell>
          <table:table-cell/>
          <table:table-cell table:formula="of:=LOG10([.C121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  <table:table-cell table:formula="of:=LOG10([.A1212])" office:value-type="float" office:value="3.08134730780413" calcext:value-type="float">
            <text:p>3.08134730780413</text:p>
          </table:table-cell>
          <table:table-cell/>
          <table:table-cell table:formula="of:=LOG10([.C121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headers</text:p>
          </table:table-cell>
          <table:table-cell office:value-type="float" office:value="2" calcext:value-type="float">
            <text:p>2</text:p>
          </table:table-cell>
          <table:table-cell table:formula="of:=LOG10([.A1213])" office:value-type="float" office:value="3.08170727009735" calcext:value-type="float">
            <text:p>3.08170727009735</text:p>
          </table:table-cell>
          <table:table-cell/>
          <table:table-cell table:formula="of:=LOG10([.C121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uppliers</text:p>
          </table:table-cell>
          <table:table-cell office:value-type="float" office:value="2" calcext:value-type="float">
            <text:p>2</text:p>
          </table:table-cell>
          <table:table-cell table:formula="of:=LOG10([.A1214])" office:value-type="float" office:value="3.08206693428511" calcext:value-type="float">
            <text:p>3.08206693428511</text:p>
          </table:table-cell>
          <table:table-cell/>
          <table:table-cell table:formula="of:=LOG10([.C121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uspensions</text:p>
          </table:table-cell>
          <table:table-cell office:value-type="float" office:value="2" calcext:value-type="float">
            <text:p>2</text:p>
          </table:table-cell>
          <table:table-cell table:formula="of:=LOG10([.A1215])" office:value-type="float" office:value="3.08242630086077" calcext:value-type="float">
            <text:p>3.08242630086077</text:p>
          </table:table-cell>
          <table:table-cell/>
          <table:table-cell table:formula="of:=LOG10([.C121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engaging</text:p>
          </table:table-cell>
          <table:table-cell office:value-type="float" office:value="2" calcext:value-type="float">
            <text:p>2</text:p>
          </table:table-cell>
          <table:table-cell table:formula="of:=LOG10([.A1216])" office:value-type="float" office:value="3.08278537031645" calcext:value-type="float">
            <text:p>3.08278537031645</text:p>
          </table:table-cell>
          <table:table-cell/>
          <table:table-cell table:formula="of:=LOG10([.C121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suspended</text:p>
          </table:table-cell>
          <table:table-cell office:value-type="float" office:value="2" calcext:value-type="float">
            <text:p>2</text:p>
          </table:table-cell>
          <table:table-cell table:formula="of:=LOG10([.A1217])" office:value-type="float" office:value="3.08314414314305" calcext:value-type="float">
            <text:p>3.08314414314305</text:p>
          </table:table-cell>
          <table:table-cell/>
          <table:table-cell table:formula="of:=LOG10([.C121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table:formula="of:=LOG10([.A1218])" office:value-type="float" office:value="3.08350261983027" calcext:value-type="float">
            <text:p>3.08350261983027</text:p>
          </table:table-cell>
          <table:table-cell/>
          <table:table-cell table:formula="of:=LOG10([.C121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etc</text:p>
          </table:table-cell>
          <table:table-cell office:value-type="float" office:value="2" calcext:value-type="float">
            <text:p>2</text:p>
          </table:table-cell>
          <table:table-cell table:formula="of:=LOG10([.A1219])" office:value-type="float" office:value="3.08386080086657" calcext:value-type="float">
            <text:p>3.08386080086657</text:p>
          </table:table-cell>
          <table:table-cell/>
          <table:table-cell table:formula="of:=LOG10([.C121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employees</text:p>
          </table:table-cell>
          <table:table-cell office:value-type="float" office:value="2" calcext:value-type="float">
            <text:p>2</text:p>
          </table:table-cell>
          <table:table-cell table:formula="of:=LOG10([.A1220])" office:value-type="float" office:value="3.08421868673924" calcext:value-type="float">
            <text:p>3.08421868673924</text:p>
          </table:table-cell>
          <table:table-cell/>
          <table:table-cell table:formula="of:=LOG10([.C122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gents</text:p>
          </table:table-cell>
          <table:table-cell office:value-type="float" office:value="2" calcext:value-type="float">
            <text:p>2</text:p>
          </table:table-cell>
          <table:table-cell table:formula="of:=LOG10([.A1221])" office:value-type="float" office:value="3.08457627793433" calcext:value-type="float">
            <text:p>3.08457627793433</text:p>
          </table:table-cell>
          <table:table-cell/>
          <table:table-cell table:formula="of:=LOG10([.C122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laimant</text:p>
          </table:table-cell>
          <table:table-cell office:value-type="float" office:value="2" calcext:value-type="float">
            <text:p>2</text:p>
          </table:table-cell>
          <table:table-cell table:formula="of:=LOG10([.A1222])" office:value-type="float" office:value="3.08493357493672" calcext:value-type="float">
            <text:p>3.08493357493672</text:p>
          </table:table-cell>
          <table:table-cell/>
          <table:table-cell table:formula="of:=LOG10([.C122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gency</text:p>
          </table:table-cell>
          <table:table-cell office:value-type="float" office:value="2" calcext:value-type="float">
            <text:p>2</text:p>
          </table:table-cell>
          <table:table-cell table:formula="of:=LOG10([.A1223])" office:value-type="float" office:value="3.08529057823006" calcext:value-type="float">
            <text:p>3.08529057823006</text:p>
          </table:table-cell>
          <table:table-cell/>
          <table:table-cell table:formula="of:=LOG10([.C122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table:formula="of:=LOG10([.A1224])" office:value-type="float" office:value="3.08564728829686" calcext:value-type="float">
            <text:p>3.08564728829686</text:p>
          </table:table-cell>
          <table:table-cell/>
          <table:table-cell table:formula="of:=LOG10([.C122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mmunicate</text:p>
          </table:table-cell>
          <table:table-cell office:value-type="float" office:value="2" calcext:value-type="float">
            <text:p>2</text:p>
          </table:table-cell>
          <table:table-cell table:formula="of:=LOG10([.A1225])" office:value-type="float" office:value="3.08600370561838" calcext:value-type="float">
            <text:p>3.08600370561838</text:p>
          </table:table-cell>
          <table:table-cell/>
          <table:table-cell table:formula="of:=LOG10([.C122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 table:formula="of:=LOG10([.A1226])" office:value-type="float" office:value="3.08635983067475" calcext:value-type="float">
            <text:p>3.08635983067475</text:p>
          </table:table-cell>
          <table:table-cell/>
          <table:table-cell table:formula="of:=LOG10([.C122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publicly</text:p>
          </table:table-cell>
          <table:table-cell office:value-type="float" office:value="2" calcext:value-type="float">
            <text:p>2</text:p>
          </table:table-cell>
          <table:table-cell table:formula="of:=LOG10([.A1227])" office:value-type="float" office:value="3.08671566394488" calcext:value-type="float">
            <text:p>3.08671566394488</text:p>
          </table:table-cell>
          <table:table-cell/>
          <table:table-cell table:formula="of:=LOG10([.C122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party’s</text:p>
          </table:table-cell>
          <table:table-cell office:value-type="float" office:value="2" calcext:value-type="float">
            <text:p>2</text:p>
          </table:table-cell>
          <table:table-cell table:formula="of:=LOG10([.A1228])" office:value-type="float" office:value="3.08707120590654" calcext:value-type="float">
            <text:p>3.08707120590654</text:p>
          </table:table-cell>
          <table:table-cell/>
          <table:table-cell table:formula="of:=LOG10([.C122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omit</text:p>
          </table:table-cell>
          <table:table-cell office:value-type="float" office:value="2" calcext:value-type="float">
            <text:p>2</text:p>
          </table:table-cell>
          <table:table-cell table:formula="of:=LOG10([.A1229])" office:value-type="float" office:value="3.08742645703629" calcext:value-type="float">
            <text:p>3.08742645703629</text:p>
          </table:table-cell>
          <table:table-cell/>
          <table:table-cell table:formula="of:=LOG10([.C122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operation</text:p>
          </table:table-cell>
          <table:table-cell office:value-type="float" office:value="2" calcext:value-type="float">
            <text:p>2</text:p>
          </table:table-cell>
          <table:table-cell table:formula="of:=LOG10([.A1230])" office:value-type="float" office:value="3.08778141780954" calcext:value-type="float">
            <text:p>3.08778141780954</text:p>
          </table:table-cell>
          <table:table-cell/>
          <table:table-cell table:formula="of:=LOG10([.C123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arried</text:p>
          </table:table-cell>
          <table:table-cell office:value-type="float" office:value="2" calcext:value-type="float">
            <text:p>2</text:p>
          </table:table-cell>
          <table:table-cell table:formula="of:=LOG10([.A1231])" office:value-type="float" office:value="3.08813608870055" calcext:value-type="float">
            <text:p>3.08813608870055</text:p>
          </table:table-cell>
          <table:table-cell/>
          <table:table-cell table:formula="of:=LOG10([.C123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table:formula="of:=LOG10([.A1232])" office:value-type="float" office:value="3.0884904701824" calcext:value-type="float">
            <text:p>3.0884904701824</text:p>
          </table:table-cell>
          <table:table-cell/>
          <table:table-cell table:formula="of:=LOG10([.C123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lead</text:p>
          </table:table-cell>
          <table:table-cell office:value-type="float" office:value="2" calcext:value-type="float">
            <text:p>2</text:p>
          </table:table-cell>
          <table:table-cell table:formula="of:=LOG10([.A1233])" office:value-type="float" office:value="3.088844562727" calcext:value-type="float">
            <text:p>3.088844562727</text:p>
          </table:table-cell>
          <table:table-cell/>
          <table:table-cell table:formula="of:=LOG10([.C123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likelihood</text:p>
          </table:table-cell>
          <table:table-cell office:value-type="float" office:value="2" calcext:value-type="float">
            <text:p>2</text:p>
          </table:table-cell>
          <table:table-cell table:formula="of:=LOG10([.A1234])" office:value-type="float" office:value="3.08919836680515" calcext:value-type="float">
            <text:p>3.08919836680515</text:p>
          </table:table-cell>
          <table:table-cell/>
          <table:table-cell table:formula="of:=LOG10([.C123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generally</text:p>
          </table:table-cell>
          <table:table-cell office:value-type="float" office:value="2" calcext:value-type="float">
            <text:p>2</text:p>
          </table:table-cell>
          <table:table-cell table:formula="of:=LOG10([.A1235])" office:value-type="float" office:value="3.08955188288645" calcext:value-type="float">
            <text:p>3.08955188288645</text:p>
          </table:table-cell>
          <table:table-cell/>
          <table:table-cell table:formula="of:=LOG10([.C123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needed</text:p>
          </table:table-cell>
          <table:table-cell office:value-type="float" office:value="2" calcext:value-type="float">
            <text:p>2</text:p>
          </table:table-cell>
          <table:table-cell table:formula="of:=LOG10([.A1236])" office:value-type="float" office:value="3.0899051114394" calcext:value-type="float">
            <text:p>3.0899051114394</text:p>
          </table:table-cell>
          <table:table-cell/>
          <table:table-cell table:formula="of:=LOG10([.C123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assed</text:p>
          </table:table-cell>
          <table:table-cell office:value-type="float" office:value="2" calcext:value-type="float">
            <text:p>2</text:p>
          </table:table-cell>
          <table:table-cell table:formula="of:=LOG10([.A1237])" office:value-type="float" office:value="3.09025805293132" calcext:value-type="float">
            <text:p>3.09025805293132</text:p>
          </table:table-cell>
          <table:table-cell/>
          <table:table-cell table:formula="of:=LOG10([.C123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insolvency</text:p>
          </table:table-cell>
          <table:table-cell office:value-type="float" office:value="2" calcext:value-type="float">
            <text:p>2</text:p>
          </table:table-cell>
          <table:table-cell table:formula="of:=LOG10([.A1238])" office:value-type="float" office:value="3.09061070782841" calcext:value-type="float">
            <text:p>3.09061070782841</text:p>
          </table:table-cell>
          <table:table-cell/>
          <table:table-cell table:formula="of:=LOG10([.C123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refusal</text:p>
          </table:table-cell>
          <table:table-cell office:value-type="float" office:value="2" calcext:value-type="float">
            <text:p>2</text:p>
          </table:table-cell>
          <table:table-cell table:formula="of:=LOG10([.A1239])" office:value-type="float" office:value="3.09096307659573" calcext:value-type="float">
            <text:p>3.09096307659573</text:p>
          </table:table-cell>
          <table:table-cell/>
          <table:table-cell table:formula="of:=LOG10([.C123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violated</text:p>
          </table:table-cell>
          <table:table-cell office:value-type="float" office:value="2" calcext:value-type="float">
            <text:p>2</text:p>
          </table:table-cell>
          <table:table-cell table:formula="of:=LOG10([.A1240])" office:value-type="float" office:value="3.09131515969722" calcext:value-type="float">
            <text:p>3.09131515969722</text:p>
          </table:table-cell>
          <table:table-cell/>
          <table:table-cell table:formula="of:=LOG10([.C124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irrespective</text:p>
          </table:table-cell>
          <table:table-cell office:value-type="float" office:value="2" calcext:value-type="float">
            <text:p>2</text:p>
          </table:table-cell>
          <table:table-cell table:formula="of:=LOG10([.A1241])" office:value-type="float" office:value="3.09166695759568" calcext:value-type="float">
            <text:p>3.09166695759568</text:p>
          </table:table-cell>
          <table:table-cell/>
          <table:table-cell table:formula="of:=LOG10([.C124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ompromised</text:p>
          </table:table-cell>
          <table:table-cell office:value-type="float" office:value="2" calcext:value-type="float">
            <text:p>2</text:p>
          </table:table-cell>
          <table:table-cell table:formula="of:=LOG10([.A1242])" office:value-type="float" office:value="3.0920184707528" calcext:value-type="float">
            <text:p>3.0920184707528</text:p>
          </table:table-cell>
          <table:table-cell/>
          <table:table-cell table:formula="of:=LOG10([.C124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tolen</text:p>
          </table:table-cell>
          <table:table-cell office:value-type="float" office:value="2" calcext:value-type="float">
            <text:p>2</text:p>
          </table:table-cell>
          <table:table-cell table:formula="of:=LOG10([.A1243])" office:value-type="float" office:value="3.09236969962912" calcext:value-type="float">
            <text:p>3.09236969962912</text:p>
          </table:table-cell>
          <table:table-cell/>
          <table:table-cell table:formula="of:=LOG10([.C124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properly</text:p>
          </table:table-cell>
          <table:table-cell office:value-type="float" office:value="2" calcext:value-type="float">
            <text:p>2</text:p>
          </table:table-cell>
          <table:table-cell table:formula="of:=LOG10([.A1244])" office:value-type="float" office:value="3.0927206446841" calcext:value-type="float">
            <text:p>3.0927206446841</text:p>
          </table:table-cell>
          <table:table-cell/>
          <table:table-cell table:formula="of:=LOG10([.C124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fraudulently</text:p>
          </table:table-cell>
          <table:table-cell office:value-type="float" office:value="2" calcext:value-type="float">
            <text:p>2</text:p>
          </table:table-cell>
          <table:table-cell table:formula="of:=LOG10([.A1245])" office:value-type="float" office:value="3.09307130637606" calcext:value-type="float">
            <text:p>3.09307130637606</text:p>
          </table:table-cell>
          <table:table-cell/>
          <table:table-cell table:formula="of:=LOG10([.C124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invalidated</text:p>
          </table:table-cell>
          <table:table-cell office:value-type="float" office:value="2" calcext:value-type="float">
            <text:p>2</text:p>
          </table:table-cell>
          <table:table-cell table:formula="of:=LOG10([.A1246])" office:value-type="float" office:value="3.09342168516224" calcext:value-type="float">
            <text:p>3.09342168516224</text:p>
          </table:table-cell>
          <table:table-cell/>
          <table:table-cell table:formula="of:=LOG10([.C124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files</text:p>
          </table:table-cell>
          <table:table-cell office:value-type="float" office:value="2" calcext:value-type="float">
            <text:p>2</text:p>
          </table:table-cell>
          <table:table-cell table:formula="of:=LOG10([.A1247])" office:value-type="float" office:value="3.09377178149873" calcext:value-type="float">
            <text:p>3.09377178149873</text:p>
          </table:table-cell>
          <table:table-cell/>
          <table:table-cell table:formula="of:=LOG10([.C124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losely</text:p>
          </table:table-cell>
          <table:table-cell office:value-type="float" office:value="2" calcext:value-type="float">
            <text:p>2</text:p>
          </table:table-cell>
          <table:table-cell table:formula="of:=LOG10([.A1248])" office:value-type="float" office:value="3.09412159584056" calcext:value-type="float">
            <text:p>3.09412159584056</text:p>
          </table:table-cell>
          <table:table-cell/>
          <table:table-cell table:formula="of:=LOG10([.C124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table:formula="of:=LOG10([.A1249])" office:value-type="float" office:value="3.09447112864164" calcext:value-type="float">
            <text:p>3.09447112864164</text:p>
          </table:table-cell>
          <table:table-cell/>
          <table:table-cell table:formula="of:=LOG10([.C124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tab</text:p>
          </table:table-cell>
          <table:table-cell office:value-type="float" office:value="2" calcext:value-type="float">
            <text:p>2</text:p>
          </table:table-cell>
          <table:table-cell table:formula="of:=LOG10([.A1250])" office:value-type="float" office:value="3.0948203803548" calcext:value-type="float">
            <text:p>3.0948203803548</text:p>
          </table:table-cell>
          <table:table-cell/>
          <table:table-cell table:formula="of:=LOG10([.C125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implemented</text:p>
          </table:table-cell>
          <table:table-cell office:value-type="float" office:value="2" calcext:value-type="float">
            <text:p>2</text:p>
          </table:table-cell>
          <table:table-cell table:formula="of:=LOG10([.A1251])" office:value-type="float" office:value="3.09516935143175" calcext:value-type="float">
            <text:p>3.09516935143175</text:p>
          </table:table-cell>
          <table:table-cell/>
          <table:table-cell table:formula="of:=LOG10([.C125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either</text:p>
          </table:table-cell>
          <table:table-cell office:value-type="float" office:value="2" calcext:value-type="float">
            <text:p>2</text:p>
          </table:table-cell>
          <table:table-cell table:formula="of:=LOG10([.A1252])" office:value-type="float" office:value="3.09551804232315" calcext:value-type="float">
            <text:p>3.09551804232315</text:p>
          </table:table-cell>
          <table:table-cell/>
          <table:table-cell table:formula="of:=LOG10([.C125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representation</text:p>
          </table:table-cell>
          <table:table-cell office:value-type="float" office:value="2" calcext:value-type="float">
            <text:p>2</text:p>
          </table:table-cell>
          <table:table-cell table:formula="of:=LOG10([.A1253])" office:value-type="float" office:value="3.09586645347854" calcext:value-type="float">
            <text:p>3.09586645347854</text:p>
          </table:table-cell>
          <table:table-cell/>
          <table:table-cell table:formula="of:=LOG10([.C125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reputation</text:p>
          </table:table-cell>
          <table:table-cell office:value-type="float" office:value="2" calcext:value-type="float">
            <text:p>2</text:p>
          </table:table-cell>
          <table:table-cell table:formula="of:=LOG10([.A1254])" office:value-type="float" office:value="3.09621458534641" calcext:value-type="float">
            <text:p>3.09621458534641</text:p>
          </table:table-cell>
          <table:table-cell/>
          <table:table-cell table:formula="of:=LOG10([.C125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onsidered</text:p>
          </table:table-cell>
          <table:table-cell office:value-type="float" office:value="2" calcext:value-type="float">
            <text:p>2</text:p>
          </table:table-cell>
          <table:table-cell table:formula="of:=LOG10([.A1255])" office:value-type="float" office:value="3.09656243837414" calcext:value-type="float">
            <text:p>3.09656243837414</text:p>
          </table:table-cell>
          <table:table-cell/>
          <table:table-cell table:formula="of:=LOG10([.C125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pears</text:p>
          </table:table-cell>
          <table:table-cell office:value-type="float" office:value="2" calcext:value-type="float">
            <text:p>2</text:p>
          </table:table-cell>
          <table:table-cell table:formula="of:=LOG10([.A1256])" office:value-type="float" office:value="3.09691001300806" calcext:value-type="float">
            <text:p>3.09691001300806</text:p>
          </table:table-cell>
          <table:table-cell/>
          <table:table-cell table:formula="of:=LOG10([.C125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roduct</text:p>
          </table:table-cell>
          <table:table-cell office:value-type="float" office:value="2" calcext:value-type="float">
            <text:p>2</text:p>
          </table:table-cell>
          <table:table-cell table:formula="of:=LOG10([.A1257])" office:value-type="float" office:value="3.09725730969342" calcext:value-type="float">
            <text:p>3.09725730969342</text:p>
          </table:table-cell>
          <table:table-cell/>
          <table:table-cell table:formula="of:=LOG10([.C125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formula="of:=LOG10([.A1258])" office:value-type="float" office:value="3.09760432887441" calcext:value-type="float">
            <text:p>3.09760432887441</text:p>
          </table:table-cell>
          <table:table-cell/>
          <table:table-cell table:formula="of:=LOG10([.C125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exists</text:p>
          </table:table-cell>
          <table:table-cell office:value-type="float" office:value="2" calcext:value-type="float">
            <text:p>2</text:p>
          </table:table-cell>
          <table:table-cell table:formula="of:=LOG10([.A1259])" office:value-type="float" office:value="3.09795107099415" calcext:value-type="float">
            <text:p>3.09795107099415</text:p>
          </table:table-cell>
          <table:table-cell/>
          <table:table-cell table:formula="of:=LOG10([.C125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cisions</text:p>
          </table:table-cell>
          <table:table-cell office:value-type="float" office:value="2" calcext:value-type="float">
            <text:p>2</text:p>
          </table:table-cell>
          <table:table-cell table:formula="of:=LOG10([.A1260])" office:value-type="float" office:value="3.0982975364947" calcext:value-type="float">
            <text:p>3.0982975364947</text:p>
          </table:table-cell>
          <table:table-cell/>
          <table:table-cell table:formula="of:=LOG10([.C126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ercentage</text:p>
          </table:table-cell>
          <table:table-cell office:value-type="float" office:value="2" calcext:value-type="float">
            <text:p>2</text:p>
          </table:table-cell>
          <table:table-cell table:formula="of:=LOG10([.A1261])" office:value-type="float" office:value="3.09864372581706" calcext:value-type="float">
            <text:p>3.09864372581706</text:p>
          </table:table-cell>
          <table:table-cell/>
          <table:table-cell table:formula="of:=LOG10([.C126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released</text:p>
          </table:table-cell>
          <table:table-cell office:value-type="float" office:value="2" calcext:value-type="float">
            <text:p>2</text:p>
          </table:table-cell>
          <table:table-cell table:formula="of:=LOG10([.A1262])" office:value-type="float" office:value="3.09898963940118" calcext:value-type="float">
            <text:p>3.09898963940118</text:p>
          </table:table-cell>
          <table:table-cell/>
          <table:table-cell table:formula="of:=LOG10([.C126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eaning</text:p>
          </table:table-cell>
          <table:table-cell office:value-type="float" office:value="2" calcext:value-type="float">
            <text:p>2</text:p>
          </table:table-cell>
          <table:table-cell table:formula="of:=LOG10([.A1263])" office:value-type="float" office:value="3.09933527768596" calcext:value-type="float">
            <text:p>3.09933527768596</text:p>
          </table:table-cell>
          <table:table-cell/>
          <table:table-cell table:formula="of:=LOG10([.C126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aken</text:p>
          </table:table-cell>
          <table:table-cell office:value-type="float" office:value="2" calcext:value-type="float">
            <text:p>2</text:p>
          </table:table-cell>
          <table:table-cell table:formula="of:=LOG10([.A1264])" office:value-type="float" office:value="3.09968064110925" calcext:value-type="float">
            <text:p>3.09968064110925</text:p>
          </table:table-cell>
          <table:table-cell/>
          <table:table-cell table:formula="of:=LOG10([.C126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expense</text:p>
          </table:table-cell>
          <table:table-cell office:value-type="float" office:value="2" calcext:value-type="float">
            <text:p>2</text:p>
          </table:table-cell>
          <table:table-cell table:formula="of:=LOG10([.A1265])" office:value-type="float" office:value="3.10002573010786" calcext:value-type="float">
            <text:p>3.10002573010786</text:p>
          </table:table-cell>
          <table:table-cell/>
          <table:table-cell table:formula="of:=LOG10([.C126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entered</text:p>
          </table:table-cell>
          <table:table-cell office:value-type="float" office:value="2" calcext:value-type="float">
            <text:p>2</text:p>
          </table:table-cell>
          <table:table-cell table:formula="of:=LOG10([.A1266])" office:value-type="float" office:value="3.10037054511756" calcext:value-type="float">
            <text:p>3.10037054511756</text:p>
          </table:table-cell>
          <table:table-cell/>
          <table:table-cell table:formula="of:=LOG10([.C126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didn’t</text:p>
          </table:table-cell>
          <table:table-cell office:value-type="float" office:value="2" calcext:value-type="float">
            <text:p>2</text:p>
          </table:table-cell>
          <table:table-cell table:formula="of:=LOG10([.A1267])" office:value-type="float" office:value="3.10071508657308" calcext:value-type="float">
            <text:p>3.10071508657308</text:p>
          </table:table-cell>
          <table:table-cell/>
          <table:table-cell table:formula="of:=LOG10([.C126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sked</text:p>
          </table:table-cell>
          <table:table-cell office:value-type="float" office:value="2" calcext:value-type="float">
            <text:p>2</text:p>
          </table:table-cell>
          <table:table-cell table:formula="of:=LOG10([.A1268])" office:value-type="float" office:value="3.10105935490812" calcext:value-type="float">
            <text:p>3.10105935490812</text:p>
          </table:table-cell>
          <table:table-cell/>
          <table:table-cell table:formula="of:=LOG10([.C126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st</text:p>
          </table:table-cell>
          <table:table-cell office:value-type="float" office:value="2" calcext:value-type="float">
            <text:p>2</text:p>
          </table:table-cell>
          <table:table-cell table:formula="of:=LOG10([.A1269])" office:value-type="float" office:value="3.10140335055533" calcext:value-type="float">
            <text:p>3.10140335055533</text:p>
          </table:table-cell>
          <table:table-cell/>
          <table:table-cell table:formula="of:=LOG10([.C126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entioned</text:p>
          </table:table-cell>
          <table:table-cell office:value-type="float" office:value="2" calcext:value-type="float">
            <text:p>2</text:p>
          </table:table-cell>
          <table:table-cell table:formula="of:=LOG10([.A1270])" office:value-type="float" office:value="3.10174707394637" calcext:value-type="float">
            <text:p>3.10174707394637</text:p>
          </table:table-cell>
          <table:table-cell/>
          <table:table-cell table:formula="of:=LOG10([.C127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quickly</text:p>
          </table:table-cell>
          <table:table-cell office:value-type="float" office:value="2" calcext:value-type="float">
            <text:p>2</text:p>
          </table:table-cell>
          <table:table-cell table:formula="of:=LOG10([.A1271])" office:value-type="float" office:value="3.10209052551184" calcext:value-type="float">
            <text:p>3.10209052551184</text:p>
          </table:table-cell>
          <table:table-cell/>
          <table:table-cell table:formula="of:=LOG10([.C127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orally</text:p>
          </table:table-cell>
          <table:table-cell office:value-type="float" office:value="2" calcext:value-type="float">
            <text:p>2</text:p>
          </table:table-cell>
          <table:table-cell table:formula="of:=LOG10([.A1272])" office:value-type="float" office:value="3.10243370568134" calcext:value-type="float">
            <text:p>3.10243370568134</text:p>
          </table:table-cell>
          <table:table-cell/>
          <table:table-cell table:formula="of:=LOG10([.C127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investigate</text:p>
          </table:table-cell>
          <table:table-cell office:value-type="float" office:value="2" calcext:value-type="float">
            <text:p>2</text:p>
          </table:table-cell>
          <table:table-cell table:formula="of:=LOG10([.A1273])" office:value-type="float" office:value="3.10277661488344" calcext:value-type="float">
            <text:p>3.10277661488344</text:p>
          </table:table-cell>
          <table:table-cell/>
          <table:table-cell table:formula="of:=LOG10([.C127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table:formula="of:=LOG10([.A1274])" office:value-type="float" office:value="3.10311925354571" calcext:value-type="float">
            <text:p>3.10311925354571</text:p>
          </table:table-cell>
          <table:table-cell/>
          <table:table-cell table:formula="of:=LOG10([.C127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efforts</text:p>
          </table:table-cell>
          <table:table-cell office:value-type="float" office:value="2" calcext:value-type="float">
            <text:p>2</text:p>
          </table:table-cell>
          <table:table-cell table:formula="of:=LOG10([.A1275])" office:value-type="float" office:value="3.1034616220947" calcext:value-type="float">
            <text:p>3.1034616220947</text:p>
          </table:table-cell>
          <table:table-cell/>
          <table:table-cell table:formula="of:=LOG10([.C127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formula="of:=LOG10([.A1276])" office:value-type="float" office:value="3.10380372095596" calcext:value-type="float">
            <text:p>3.10380372095596</text:p>
          </table:table-cell>
          <table:table-cell/>
          <table:table-cell table:formula="of:=LOG10([.C127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less</text:p>
          </table:table-cell>
          <table:table-cell office:value-type="float" office:value="2" calcext:value-type="float">
            <text:p>2</text:p>
          </table:table-cell>
          <table:table-cell table:formula="of:=LOG10([.A1277])" office:value-type="float" office:value="3.10414555055401" calcext:value-type="float">
            <text:p>3.10414555055401</text:p>
          </table:table-cell>
          <table:table-cell/>
          <table:table-cell table:formula="of:=LOG10([.C127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10([.A1278])" office:value-type="float" office:value="3.10448711131239" calcext:value-type="float">
            <text:p>3.10448711131239</text:p>
          </table:table-cell>
          <table:table-cell/>
          <table:table-cell table:formula="of:=LOG10([.C127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did</text:p>
          </table:table-cell>
          <table:table-cell office:value-type="float" office:value="2" calcext:value-type="float">
            <text:p>2</text:p>
          </table:table-cell>
          <table:table-cell table:formula="of:=LOG10([.A1279])" office:value-type="float" office:value="3.10482840365366" calcext:value-type="float">
            <text:p>3.10482840365366</text:p>
          </table:table-cell>
          <table:table-cell/>
          <table:table-cell table:formula="of:=LOG10([.C127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applying</text:p>
          </table:table-cell>
          <table:table-cell office:value-type="float" office:value="2" calcext:value-type="float">
            <text:p>2</text:p>
          </table:table-cell>
          <table:table-cell table:formula="of:=LOG10([.A1280])" office:value-type="float" office:value="3.10516942799933" calcext:value-type="float">
            <text:p>3.10516942799933</text:p>
          </table:table-cell>
          <table:table-cell/>
          <table:table-cell table:formula="of:=LOG10([.C128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negligence</text:p>
          </table:table-cell>
          <table:table-cell office:value-type="float" office:value="2" calcext:value-type="float">
            <text:p>2</text:p>
          </table:table-cell>
          <table:table-cell table:formula="of:=LOG10([.A1281])" office:value-type="float" office:value="3.10551018476997" calcext:value-type="float">
            <text:p>3.10551018476997</text:p>
          </table:table-cell>
          <table:table-cell/>
          <table:table-cell table:formula="of:=LOG10([.C128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very</text:p>
          </table:table-cell>
          <table:table-cell office:value-type="float" office:value="2" calcext:value-type="float">
            <text:p>2</text:p>
          </table:table-cell>
          <table:table-cell table:formula="of:=LOG10([.A1282])" office:value-type="float" office:value="3.10585067438514" calcext:value-type="float">
            <text:p>3.10585067438514</text:p>
          </table:table-cell>
          <table:table-cell/>
          <table:table-cell table:formula="of:=LOG10([.C128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ecc-net</text:p>
          </table:table-cell>
          <table:table-cell office:value-type="float" office:value="2" calcext:value-type="float">
            <text:p>2</text:p>
          </table:table-cell>
          <table:table-cell table:formula="of:=LOG10([.A1283])" office:value-type="float" office:value="3.10619089726342" calcext:value-type="float">
            <text:p>3.10619089726342</text:p>
          </table:table-cell>
          <table:table-cell/>
          <table:table-cell table:formula="of:=LOG10([.C128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ompanies</text:p>
          </table:table-cell>
          <table:table-cell office:value-type="float" office:value="2" calcext:value-type="float">
            <text:p>2</text:p>
          </table:table-cell>
          <table:table-cell table:formula="of:=LOG10([.A1284])" office:value-type="float" office:value="3.10653085382238" calcext:value-type="float">
            <text:p>3.10653085382238</text:p>
          </table:table-cell>
          <table:table-cell/>
          <table:table-cell table:formula="of:=LOG10([.C128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eu’s</text:p>
          </table:table-cell>
          <table:table-cell office:value-type="float" office:value="2" calcext:value-type="float">
            <text:p>2</text:p>
          </table:table-cell>
          <table:table-cell table:formula="of:=LOG10([.A1285])" office:value-type="float" office:value="3.10687054447865" calcext:value-type="float">
            <text:p>3.10687054447865</text:p>
          </table:table-cell>
          <table:table-cell/>
          <table:table-cell table:formula="of:=LOG10([.C128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https://ec.europa.eu/consumers/odr</text:p>
          </table:table-cell>
          <table:table-cell office:value-type="float" office:value="2" calcext:value-type="float">
            <text:p>2</text:p>
          </table:table-cell>
          <table:table-cell table:formula="of:=LOG10([.A1286])" office:value-type="float" office:value="3.10720996964787" calcext:value-type="float">
            <text:p>3.10720996964787</text:p>
          </table:table-cell>
          <table:table-cell/>
          <table:table-cell table:formula="of:=LOG10([.C128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LOG10([.A1287])" office:value-type="float" office:value="3.10754912974469" calcext:value-type="float">
            <text:p>3.10754912974469</text:p>
          </table:table-cell>
          <table:table-cell/>
          <table:table-cell table:formula="of:=LOG10([.C128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formula="of:=LOG10([.A1288])" office:value-type="float" office:value="3.1078880251828" calcext:value-type="float">
            <text:p>3.1078880251828</text:p>
          </table:table-cell>
          <table:table-cell/>
          <table:table-cell table:formula="of:=LOG10([.C128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osting</text:p>
          </table:table-cell>
          <table:table-cell office:value-type="float" office:value="2" calcext:value-type="float">
            <text:p>2</text:p>
          </table:table-cell>
          <table:table-cell table:formula="of:=LOG10([.A1289])" office:value-type="float" office:value="3.10822665637493" calcext:value-type="float">
            <text:p>3.10822665637493</text:p>
          </table:table-cell>
          <table:table-cell/>
          <table:table-cell table:formula="of:=LOG10([.C128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emailing</text:p>
          </table:table-cell>
          <table:table-cell office:value-type="float" office:value="2" calcext:value-type="float">
            <text:p>2</text:p>
          </table:table-cell>
          <table:table-cell table:formula="of:=LOG10([.A1290])" office:value-type="float" office:value="3.10856502373283" calcext:value-type="float">
            <text:p>3.10856502373283</text:p>
          </table:table-cell>
          <table:table-cell/>
          <table:table-cell table:formula="of:=LOG10([.C129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onfidential</text:p>
          </table:table-cell>
          <table:table-cell office:value-type="float" office:value="2" calcext:value-type="float">
            <text:p>2</text:p>
          </table:table-cell>
          <table:table-cell table:formula="of:=LOG10([.A1291])" office:value-type="float" office:value="3.10890312766731" calcext:value-type="float">
            <text:p>3.10890312766731</text:p>
          </table:table-cell>
          <table:table-cell/>
          <table:table-cell table:formula="of:=LOG10([.C129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procedures</text:p>
          </table:table-cell>
          <table:table-cell office:value-type="float" office:value="2" calcext:value-type="float">
            <text:p>2</text:p>
          </table:table-cell>
          <table:table-cell table:formula="of:=LOG10([.A1292])" office:value-type="float" office:value="3.1092409685882" calcext:value-type="float">
            <text:p>3.1092409685882</text:p>
          </table:table-cell>
          <table:table-cell/>
          <table:table-cell table:formula="of:=LOG10([.C129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reverses</text:p>
          </table:table-cell>
          <table:table-cell office:value-type="float" office:value="2" calcext:value-type="float">
            <text:p>2</text:p>
          </table:table-cell>
          <table:table-cell table:formula="of:=LOG10([.A1293])" office:value-type="float" office:value="3.10957854690439" calcext:value-type="float">
            <text:p>3.10957854690439</text:p>
          </table:table-cell>
          <table:table-cell/>
          <table:table-cell table:formula="of:=LOG10([.C129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assignment</text:p>
          </table:table-cell>
          <table:table-cell office:value-type="float" office:value="2" calcext:value-type="float">
            <text:p>2</text:p>
          </table:table-cell>
          <table:table-cell table:formula="of:=LOG10([.A1294])" office:value-type="float" office:value="3.10991586302379" calcext:value-type="float">
            <text:p>3.10991586302379</text:p>
          </table:table-cell>
          <table:table-cell/>
          <table:table-cell table:formula="of:=LOG10([.C129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irectors</text:p>
          </table:table-cell>
          <table:table-cell office:value-type="float" office:value="2" calcext:value-type="float">
            <text:p>2</text:p>
          </table:table-cell>
          <table:table-cell table:formula="of:=LOG10([.A1295])" office:value-type="float" office:value="3.1102529173534" calcext:value-type="float">
            <text:p>3.1102529173534</text:p>
          </table:table-cell>
          <table:table-cell/>
          <table:table-cell table:formula="of:=LOG10([.C129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officers</text:p>
          </table:table-cell>
          <table:table-cell office:value-type="float" office:value="2" calcext:value-type="float">
            <text:p>2</text:p>
          </table:table-cell>
          <table:table-cell table:formula="of:=LOG10([.A1296])" office:value-type="float" office:value="3.11058971029925" calcext:value-type="float">
            <text:p>3.11058971029925</text:p>
          </table:table-cell>
          <table:table-cell/>
          <table:table-cell table:formula="of:=LOG10([.C129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indirect</text:p>
          </table:table-cell>
          <table:table-cell office:value-type="float" office:value="2" calcext:value-type="float">
            <text:p>2</text:p>
          </table:table-cell>
          <table:table-cell table:formula="of:=LOG10([.A1297])" office:value-type="float" office:value="3.11092624226642" calcext:value-type="float">
            <text:p>3.11092624226642</text:p>
          </table:table-cell>
          <table:table-cell/>
          <table:table-cell table:formula="of:=LOG10([.C129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actual</text:p>
          </table:table-cell>
          <table:table-cell office:value-type="float" office:value="2" calcext:value-type="float">
            <text:p>2</text:p>
          </table:table-cell>
          <table:table-cell table:formula="of:=LOG10([.A1298])" office:value-type="float" office:value="3.11126251365907" calcext:value-type="float">
            <text:p>3.11126251365907</text:p>
          </table:table-cell>
          <table:table-cell/>
          <table:table-cell table:formula="of:=LOG10([.C129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inability</text:p>
          </table:table-cell>
          <table:table-cell office:value-type="float" office:value="2" calcext:value-type="float">
            <text:p>2</text:p>
          </table:table-cell>
          <table:table-cell table:formula="of:=LOG10([.A1299])" office:value-type="float" office:value="3.11159852488039" calcext:value-type="float">
            <text:p>3.11159852488039</text:p>
          </table:table-cell>
          <table:table-cell/>
          <table:table-cell table:formula="of:=LOG10([.C129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obtained</text:p>
          </table:table-cell>
          <table:table-cell office:value-type="float" office:value="2" calcext:value-type="float">
            <text:p>2</text:p>
          </table:table-cell>
          <table:table-cell table:formula="of:=LOG10([.A1300])" office:value-type="float" office:value="3.11193427633268" calcext:value-type="float">
            <text:p>3.11193427633268</text:p>
          </table:table-cell>
          <table:table-cell/>
          <table:table-cell table:formula="of:=LOG10([.C130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kind</text:p>
          </table:table-cell>
          <table:table-cell office:value-type="float" office:value="2" calcext:value-type="float">
            <text:p>2</text:p>
          </table:table-cell>
          <table:table-cell table:formula="of:=LOG10([.A1301])" office:value-type="float" office:value="3.11226976841727" calcext:value-type="float">
            <text:p>3.11226976841727</text:p>
          </table:table-cell>
          <table:table-cell/>
          <table:table-cell table:formula="of:=LOG10([.C130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graphics</text:p>
          </table:table-cell>
          <table:table-cell office:value-type="float" office:value="2" calcext:value-type="float">
            <text:p>2</text:p>
          </table:table-cell>
          <table:table-cell table:formula="of:=LOG10([.A1302])" office:value-type="float" office:value="3.11260500153457" calcext:value-type="float">
            <text:p>3.11260500153457</text:p>
          </table:table-cell>
          <table:table-cell/>
          <table:table-cell table:formula="of:=LOG10([.C130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warranty</text:p>
          </table:table-cell>
          <table:table-cell office:value-type="float" office:value="2" calcext:value-type="float">
            <text:p>2</text:p>
          </table:table-cell>
          <table:table-cell table:formula="of:=LOG10([.A1303])" office:value-type="float" office:value="3.11293997608408" calcext:value-type="float">
            <text:p>3.11293997608408</text:p>
          </table:table-cell>
          <table:table-cell/>
          <table:table-cell table:formula="of:=LOG10([.C130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pecifically</text:p>
          </table:table-cell>
          <table:table-cell office:value-type="float" office:value="2" calcext:value-type="float">
            <text:p>2</text:p>
          </table:table-cell>
          <table:table-cell table:formula="of:=LOG10([.A1304])" office:value-type="float" office:value="3.11327469246435" calcext:value-type="float">
            <text:p>3.11327469246435</text:p>
          </table:table-cell>
          <table:table-cell/>
          <table:table-cell table:formula="of:=LOG10([.C130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foregoing</text:p>
          </table:table-cell>
          <table:table-cell office:value-type="float" office:value="2" calcext:value-type="float">
            <text:p>2</text:p>
          </table:table-cell>
          <table:table-cell table:formula="of:=LOG10([.A1305])" office:value-type="float" office:value="3.11360915107303" calcext:value-type="float">
            <text:p>3.11360915107303</text:p>
          </table:table-cell>
          <table:table-cell/>
          <table:table-cell table:formula="of:=LOG10([.C130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ontained</text:p>
          </table:table-cell>
          <table:table-cell office:value-type="float" office:value="2" calcext:value-type="float">
            <text:p>2</text:p>
          </table:table-cell>
          <table:table-cell table:formula="of:=LOG10([.A1306])" office:value-type="float" office:value="3.11394335230684" calcext:value-type="float">
            <text:p>3.11394335230684</text:p>
          </table:table-cell>
          <table:table-cell/>
          <table:table-cell table:formula="of:=LOG10([.C130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orrespondence</text:p>
          </table:table-cell>
          <table:table-cell office:value-type="float" office:value="2" calcext:value-type="float">
            <text:p>2</text:p>
          </table:table-cell>
          <table:table-cell table:formula="of:=LOG10([.A1307])" office:value-type="float" office:value="3.11427729656159" calcext:value-type="float">
            <text:p>3.11427729656159</text:p>
          </table:table-cell>
          <table:table-cell/>
          <table:table-cell table:formula="of:=LOG10([.C130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very</text:p>
          </table:table-cell>
          <table:table-cell office:value-type="float" office:value="2" calcext:value-type="float">
            <text:p>2</text:p>
          </table:table-cell>
          <table:table-cell table:formula="of:=LOG10([.A1308])" office:value-type="float" office:value="3.11461098423217" calcext:value-type="float">
            <text:p>3.11461098423217</text:p>
          </table:table-cell>
          <table:table-cell/>
          <table:table-cell table:formula="of:=LOG10([.C130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understanding</text:p>
          </table:table-cell>
          <table:table-cell office:value-type="float" office:value="2" calcext:value-type="float">
            <text:p>2</text:p>
          </table:table-cell>
          <table:table-cell table:formula="of:=LOG10([.A1309])" office:value-type="float" office:value="3.11494441571258" calcext:value-type="float">
            <text:p>3.11494441571258</text:p>
          </table:table-cell>
          <table:table-cell/>
          <table:table-cell table:formula="of:=LOG10([.C130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jurisdiction</text:p>
          </table:table-cell>
          <table:table-cell office:value-type="float" office:value="2" calcext:value-type="float">
            <text:p>2</text:p>
          </table:table-cell>
          <table:table-cell table:formula="of:=LOG10([.A1310])" office:value-type="float" office:value="3.1152775913959" calcext:value-type="float">
            <text:p>3.1152775913959</text:p>
          </table:table-cell>
          <table:table-cell/>
          <table:table-cell table:formula="of:=LOG10([.C131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licensors</text:p>
          </table:table-cell>
          <table:table-cell office:value-type="float" office:value="2" calcext:value-type="float">
            <text:p>2</text:p>
          </table:table-cell>
          <table:table-cell table:formula="of:=LOG10([.A1311])" office:value-type="float" office:value="3.1156105116743" calcext:value-type="float">
            <text:p>3.1156105116743</text:p>
          </table:table-cell>
          <table:table-cell/>
          <table:table-cell table:formula="of:=LOG10([.C131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imitate</text:p>
          </table:table-cell>
          <table:table-cell office:value-type="float" office:value="2" calcext:value-type="float">
            <text:p>2</text:p>
          </table:table-cell>
          <table:table-cell table:formula="of:=LOG10([.A1312])" office:value-type="float" office:value="3.11594317693905" calcext:value-type="float">
            <text:p>3.11594317693905</text:p>
          </table:table-cell>
          <table:table-cell/>
          <table:table-cell table:formula="of:=LOG10([.C131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table:formula="of:=LOG10([.A1313])" office:value-type="float" office:value="3.11627558758054" calcext:value-type="float">
            <text:p>3.11627558758054</text:p>
          </table:table-cell>
          <table:table-cell/>
          <table:table-cell table:formula="of:=LOG10([.C131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derived</text:p>
          </table:table-cell>
          <table:table-cell office:value-type="float" office:value="2" calcext:value-type="float">
            <text:p>2</text:p>
          </table:table-cell>
          <table:table-cell table:formula="of:=LOG10([.A1314])" office:value-type="float" office:value="3.11660774398825" calcext:value-type="float">
            <text:p>3.11660774398825</text:p>
          </table:table-cell>
          <table:table-cell/>
          <table:table-cell table:formula="of:=LOG10([.C131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grants</text:p>
          </table:table-cell>
          <table:table-cell office:value-type="float" office:value="2" calcext:value-type="float">
            <text:p>2</text:p>
          </table:table-cell>
          <table:table-cell table:formula="of:=LOG10([.A1315])" office:value-type="float" office:value="3.11693964655076" calcext:value-type="float">
            <text:p>3.11693964655076</text:p>
          </table:table-cell>
          <table:table-cell/>
          <table:table-cell table:formula="of:=LOG10([.C131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ccompanying</text:p>
          </table:table-cell>
          <table:table-cell office:value-type="float" office:value="2" calcext:value-type="float">
            <text:p>2</text:p>
          </table:table-cell>
          <table:table-cell table:formula="of:=LOG10([.A1316])" office:value-type="float" office:value="3.11727129565576" calcext:value-type="float">
            <text:p>3.11727129565576</text:p>
          </table:table-cell>
          <table:table-cell/>
          <table:table-cell table:formula="of:=LOG10([.C131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code</text:p>
          </table:table-cell>
          <table:table-cell office:value-type="float" office:value="2" calcext:value-type="float">
            <text:p>2</text:p>
          </table:table-cell>
          <table:table-cell table:formula="of:=LOG10([.A1317])" office:value-type="float" office:value="3.11760269169008" calcext:value-type="float">
            <text:p>3.11760269169008</text:p>
          </table:table-cell>
          <table:table-cell/>
          <table:table-cell table:formula="of:=LOG10([.C131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ownership</text:p>
          </table:table-cell>
          <table:table-cell office:value-type="float" office:value="2" calcext:value-type="float">
            <text:p>2</text:p>
          </table:table-cell>
          <table:table-cell table:formula="of:=LOG10([.A1318])" office:value-type="float" office:value="3.11793383503964" calcext:value-type="float">
            <text:p>3.11793383503964</text:p>
          </table:table-cell>
          <table:table-cell/>
          <table:table-cell table:formula="of:=LOG10([.C131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paragraph</text:p>
          </table:table-cell>
          <table:table-cell office:value-type="float" office:value="2" calcext:value-type="float">
            <text:p>2</text:p>
          </table:table-cell>
          <table:table-cell table:formula="of:=LOG10([.A1319])" office:value-type="float" office:value="3.11826472608948" calcext:value-type="float">
            <text:p>3.11826472608948</text:p>
          </table:table-cell>
          <table:table-cell/>
          <table:table-cell table:formula="of:=LOG10([.C131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ransferable</text:p>
          </table:table-cell>
          <table:table-cell office:value-type="float" office:value="2" calcext:value-type="float">
            <text:p>2</text:p>
          </table:table-cell>
          <table:table-cell table:formula="of:=LOG10([.A1320])" office:value-type="float" office:value="3.11859536522376" calcext:value-type="float">
            <text:p>3.11859536522376</text:p>
          </table:table-cell>
          <table:table-cell/>
          <table:table-cell table:formula="of:=LOG10([.C132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orldwide</text:p>
          </table:table-cell>
          <table:table-cell office:value-type="float" office:value="2" calcext:value-type="float">
            <text:p>2</text:p>
          </table:table-cell>
          <table:table-cell table:formula="of:=LOG10([.A1321])" office:value-type="float" office:value="3.11892575282578" calcext:value-type="float">
            <text:p>3.11892575282578</text:p>
          </table:table-cell>
          <table:table-cell/>
          <table:table-cell table:formula="of:=LOG10([.C132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assign</text:p>
          </table:table-cell>
          <table:table-cell office:value-type="float" office:value="2" calcext:value-type="float">
            <text:p>2</text:p>
          </table:table-cell>
          <table:table-cell table:formula="of:=LOG10([.A1322])" office:value-type="float" office:value="3.11925588927794" calcext:value-type="float">
            <text:p>3.11925588927794</text:p>
          </table:table-cell>
          <table:table-cell/>
          <table:table-cell table:formula="of:=LOG10([.C132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reside</text:p>
          </table:table-cell>
          <table:table-cell office:value-type="float" office:value="2" calcext:value-type="float">
            <text:p>2</text:p>
          </table:table-cell>
          <table:table-cell table:formula="of:=LOG10([.A1323])" office:value-type="float" office:value="3.11958577496178" calcext:value-type="float">
            <text:p>3.11958577496178</text:p>
          </table:table-cell>
          <table:table-cell/>
          <table:table-cell table:formula="of:=LOG10([.C132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translation</text:p>
          </table:table-cell>
          <table:table-cell office:value-type="float" office:value="2" calcext:value-type="float">
            <text:p>2</text:p>
          </table:table-cell>
          <table:table-cell table:formula="of:=LOG10([.A1324])" office:value-type="float" office:value="3.11991541025799" calcext:value-type="float">
            <text:p>3.11991541025799</text:p>
          </table:table-cell>
          <table:table-cell/>
          <table:table-cell table:formula="of:=LOG10([.C132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emails</text:p>
          </table:table-cell>
          <table:table-cell office:value-type="float" office:value="2" calcext:value-type="float">
            <text:p>2</text:p>
          </table:table-cell>
          <table:table-cell table:formula="of:=LOG10([.A1325])" office:value-type="float" office:value="3.12024479554637" calcext:value-type="float">
            <text:p>3.12024479554637</text:p>
          </table:table-cell>
          <table:table-cell/>
          <table:table-cell table:formula="of:=LOG10([.C132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record</text:p>
          </table:table-cell>
          <table:table-cell office:value-type="float" office:value="2" calcext:value-type="float">
            <text:p>2</text:p>
          </table:table-cell>
          <table:table-cell table:formula="of:=LOG10([.A1326])" office:value-type="float" office:value="3.12057393120585" calcext:value-type="float">
            <text:p>3.12057393120585</text:p>
          </table:table-cell>
          <table:table-cell/>
          <table:table-cell table:formula="of:=LOG10([.C132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directive</text:p>
          </table:table-cell>
          <table:table-cell office:value-type="float" office:value="2" calcext:value-type="float">
            <text:p>2</text:p>
          </table:table-cell>
          <table:table-cell table:formula="of:=LOG10([.A1327])" office:value-type="float" office:value="3.12090281761453" calcext:value-type="float">
            <text:p>3.12090281761453</text:p>
          </table:table-cell>
          <table:table-cell/>
          <table:table-cell table:formula="of:=LOG10([.C132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anything</text:p>
          </table:table-cell>
          <table:table-cell office:value-type="float" office:value="2" calcext:value-type="float">
            <text:p>2</text:p>
          </table:table-cell>
          <table:table-cell table:formula="of:=LOG10([.A1328])" office:value-type="float" office:value="3.12123145514962" calcext:value-type="float">
            <text:p>3.12123145514962</text:p>
          </table:table-cell>
          <table:table-cell/>
          <table:table-cell table:formula="of:=LOG10([.C132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cond</text:p>
          </table:table-cell>
          <table:table-cell office:value-type="float" office:value="2" calcext:value-type="float">
            <text:p>2</text:p>
          </table:table-cell>
          <table:table-cell table:formula="of:=LOG10([.A1329])" office:value-type="float" office:value="3.1215598441875" calcext:value-type="float">
            <text:p>3.1215598441875</text:p>
          </table:table-cell>
          <table:table-cell/>
          <table:table-cell table:formula="of:=LOG10([.C132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annual</text:p>
          </table:table-cell>
          <table:table-cell office:value-type="float" office:value="2" calcext:value-type="float">
            <text:p>2</text:p>
          </table:table-cell>
          <table:table-cell table:formula="of:=LOG10([.A1330])" office:value-type="float" office:value="3.12188798510368" calcext:value-type="float">
            <text:p>3.12188798510368</text:p>
          </table:table-cell>
          <table:table-cell/>
          <table:table-cell table:formula="of:=LOG10([.C133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million</text:p>
          </table:table-cell>
          <table:table-cell office:value-type="float" office:value="2" calcext:value-type="float">
            <text:p>2</text:p>
          </table:table-cell>
          <table:table-cell table:formula="of:=LOG10([.A1331])" office:value-type="float" office:value="3.12221587827283" calcext:value-type="float">
            <text:p>3.12221587827283</text:p>
          </table:table-cell>
          <table:table-cell/>
          <table:table-cell table:formula="of:=LOG10([.C133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transpositions</text:p>
          </table:table-cell>
          <table:table-cell office:value-type="float" office:value="2" calcext:value-type="float">
            <text:p>2</text:p>
          </table:table-cell>
          <table:table-cell table:formula="of:=LOG10([.A1332])" office:value-type="float" office:value="3.12254352406875" calcext:value-type="float">
            <text:p>3.12254352406875</text:p>
          </table:table-cell>
          <table:table-cell/>
          <table:table-cell table:formula="of:=LOG10([.C133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articles</text:p>
          </table:table-cell>
          <table:table-cell office:value-type="float" office:value="2" calcext:value-type="float">
            <text:p>2</text:p>
          </table:table-cell>
          <table:table-cell table:formula="of:=LOG10([.A1333])" office:value-type="float" office:value="3.12287092286444" calcext:value-type="float">
            <text:p>3.12287092286444</text:p>
          </table:table-cell>
          <table:table-cell/>
          <table:table-cell table:formula="of:=LOG10([.C133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ords</text:p>
          </table:table-cell>
          <table:table-cell office:value-type="float" office:value="2" calcext:value-type="float">
            <text:p>2</text:p>
          </table:table-cell>
          <table:table-cell table:formula="of:=LOG10([.A1334])" office:value-type="float" office:value="3.123198075032" calcext:value-type="float">
            <text:p>3.123198075032</text:p>
          </table:table-cell>
          <table:table-cell/>
          <table:table-cell table:formula="of:=LOG10([.C133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glossary</text:p>
          </table:table-cell>
          <table:table-cell office:value-type="float" office:value="2" calcext:value-type="float">
            <text:p>2</text:p>
          </table:table-cell>
          <table:table-cell table:formula="of:=LOG10([.A1335])" office:value-type="float" office:value="3.12352498094273" calcext:value-type="float">
            <text:p>3.12352498094273</text:p>
          </table:table-cell>
          <table:table-cell/>
          <table:table-cell table:formula="of:=LOG10([.C133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table:formula="of:=LOG10([.A1336])" office:value-type="float" office:value="3.12385164096709" calcext:value-type="float">
            <text:p>3.12385164096709</text:p>
          </table:table-cell>
          <table:table-cell/>
          <table:table-cell table:formula="of:=LOG10([.C133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pays</text:p>
          </table:table-cell>
          <table:table-cell office:value-type="float" office:value="2" calcext:value-type="float">
            <text:p>2</text:p>
          </table:table-cell>
          <table:table-cell table:formula="of:=LOG10([.A1337])" office:value-type="float" office:value="3.12417805547468" calcext:value-type="float">
            <text:p>3.12417805547468</text:p>
          </table:table-cell>
          <table:table-cell/>
          <table:table-cell table:formula="of:=LOG10([.C133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a4.2.3</text:p>
          </table:table-cell>
          <table:table-cell office:value-type="float" office:value="2" calcext:value-type="float">
            <text:p>2</text:p>
          </table:table-cell>
          <table:table-cell table:formula="of:=LOG10([.A1338])" office:value-type="float" office:value="3.12450422483428" calcext:value-type="float">
            <text:p>3.12450422483428</text:p>
          </table:table-cell>
          <table:table-cell/>
          <table:table-cell table:formula="of:=LOG10([.C133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component</text:p>
          </table:table-cell>
          <table:table-cell office:value-type="float" office:value="2" calcext:value-type="float">
            <text:p>2</text:p>
          </table:table-cell>
          <table:table-cell table:formula="of:=LOG10([.A1339])" office:value-type="float" office:value="3.12483014941386" calcext:value-type="float">
            <text:p>3.12483014941386</text:p>
          </table:table-cell>
          <table:table-cell/>
          <table:table-cell table:formula="of:=LOG10([.C133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a4.5</text:p>
          </table:table-cell>
          <table:table-cell office:value-type="float" office:value="2" calcext:value-type="float">
            <text:p>2</text:p>
          </table:table-cell>
          <table:table-cell table:formula="of:=LOG10([.A1340])" office:value-type="float" office:value="3.12515582958053" calcext:value-type="float">
            <text:p>3.12515582958053</text:p>
          </table:table-cell>
          <table:table-cell/>
          <table:table-cell table:formula="of:=LOG10([.C134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table:formula="of:=LOG10([.A1341])" office:value-type="float" office:value="3.12548126570059" calcext:value-type="float">
            <text:p>3.12548126570059</text:p>
          </table:table-cell>
          <table:table-cell/>
          <table:table-cell table:formula="of:=LOG10([.C134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a4.4</text:p>
          </table:table-cell>
          <table:table-cell office:value-type="float" office:value="2" calcext:value-type="float">
            <text:p>2</text:p>
          </table:table-cell>
          <table:table-cell table:formula="of:=LOG10([.A1342])" office:value-type="float" office:value="3.12580645813953" calcext:value-type="float">
            <text:p>3.12580645813953</text:p>
          </table:table-cell>
          <table:table-cell/>
          <table:table-cell table:formula="of:=LOG10([.C134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olumn</text:p>
          </table:table-cell>
          <table:table-cell office:value-type="float" office:value="2" calcext:value-type="float">
            <text:p>2</text:p>
          </table:table-cell>
          <table:table-cell table:formula="of:=LOG10([.A1343])" office:value-type="float" office:value="3.12613140726198" calcext:value-type="float">
            <text:p>3.12613140726198</text:p>
          </table:table-cell>
          <table:table-cell/>
          <table:table-cell table:formula="of:=LOG10([.C134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buying</text:p>
          </table:table-cell>
          <table:table-cell office:value-type="float" office:value="2" calcext:value-type="float">
            <text:p>2</text:p>
          </table:table-cell>
          <table:table-cell table:formula="of:=LOG10([.A1344])" office:value-type="float" office:value="3.1264561134318" calcext:value-type="float">
            <text:p>3.1264561134318</text:p>
          </table:table-cell>
          <table:table-cell/>
          <table:table-cell table:formula="of:=LOG10([.C134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table:formula="of:=LOG10([.A1345])" office:value-type="float" office:value="3.12678057701201" calcext:value-type="float">
            <text:p>3.12678057701201</text:p>
          </table:table-cell>
          <table:table-cell/>
          <table:table-cell table:formula="of:=LOG10([.C134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virtual</text:p>
          </table:table-cell>
          <table:table-cell office:value-type="float" office:value="2" calcext:value-type="float">
            <text:p>2</text:p>
          </table:table-cell>
          <table:table-cell table:formula="of:=LOG10([.A1346])" office:value-type="float" office:value="3.12710479836481" calcext:value-type="float">
            <text:p>3.12710479836481</text:p>
          </table:table-cell>
          <table:table-cell/>
          <table:table-cell table:formula="of:=LOG10([.C134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table:formula="of:=LOG10([.A1347])" office:value-type="float" office:value="3.1274287778516" calcext:value-type="float">
            <text:p>3.1274287778516</text:p>
          </table:table-cell>
          <table:table-cell/>
          <table:table-cell table:formula="of:=LOG10([.C134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2.2.4</text:p>
          </table:table-cell>
          <table:table-cell office:value-type="float" office:value="2" calcext:value-type="float">
            <text:p>2</text:p>
          </table:table-cell>
          <table:table-cell table:formula="of:=LOG10([.A1348])" office:value-type="float" office:value="3.12775251583297" calcext:value-type="float">
            <text:p>3.12775251583297</text:p>
          </table:table-cell>
          <table:table-cell/>
          <table:table-cell table:formula="of:=LOG10([.C134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2.2.2.4</text:p>
          </table:table-cell>
          <table:table-cell office:value-type="float" office:value="2" calcext:value-type="float">
            <text:p>2</text:p>
          </table:table-cell>
          <table:table-cell table:formula="of:=LOG10([.A1349])" office:value-type="float" office:value="3.12807601266872" calcext:value-type="float">
            <text:p>3.12807601266872</text:p>
          </table:table-cell>
          <table:table-cell/>
          <table:table-cell table:formula="of:=LOG10([.C134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10([.A1350])" office:value-type="float" office:value="3.12839926871781" calcext:value-type="float">
            <text:p>3.12839926871781</text:p>
          </table:table-cell>
          <table:table-cell/>
          <table:table-cell table:formula="of:=LOG10([.C135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LOG10([.A1351])" office:value-type="float" office:value="3.12872228433843" calcext:value-type="float">
            <text:p>3.12872228433843</text:p>
          </table:table-cell>
          <table:table-cell office:value-type="float" office:value="2" calcext:value-type="float">
            <text:p>2</text:p>
          </table:table-cell>
          <table:table-cell table:formula="of:=LOG10([.C135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LOG10([.A1352])" office:value-type="float" office:value="3.12904505988796" calcext:value-type="float">
            <text:p>3.12904505988796</text:p>
          </table:table-cell>
          <table:table-cell office:value-type="float" office:value="2" calcext:value-type="float">
            <text:p>2</text:p>
          </table:table-cell>
          <table:table-cell table:formula="of:=LOG10([.C1352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LOG10([.A1353])" office:value-type="float" office:value="3.12936759572299" calcext:value-type="float">
            <text:p>3.12936759572299</text:p>
          </table:table-cell>
          <table:table-cell/>
          <table:table-cell table:formula="of:=LOG10([.C1353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LOG10([.A1354])" office:value-type="float" office:value="3.1296898921993" calcext:value-type="float">
            <text:p>3.1296898921993</text:p>
          </table:table-cell>
          <table:table-cell/>
          <table:table-cell table:formula="of:=LOG10([.C1354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formula="of:=LOG10([.A1355])" office:value-type="float" office:value="3.1300119496719" calcext:value-type="float">
            <text:p>3.1300119496719</text:p>
          </table:table-cell>
          <table:table-cell/>
          <table:table-cell table:formula="of:=LOG10([.C135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a2.3.1</text:p>
          </table:table-cell>
          <table:table-cell office:value-type="float" office:value="2" calcext:value-type="float">
            <text:p>2</text:p>
          </table:table-cell>
          <table:table-cell table:formula="of:=LOG10([.A1356])" office:value-type="float" office:value="3.13033376849501" calcext:value-type="float">
            <text:p>3.13033376849501</text:p>
          </table:table-cell>
          <table:table-cell/>
          <table:table-cell table:formula="of:=LOG10([.C135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table:formula="of:=LOG10([.A1357])" office:value-type="float" office:value="3.13065534902203" calcext:value-type="float">
            <text:p>3.13065534902203</text:p>
          </table:table-cell>
          <table:table-cell/>
          <table:table-cell table:formula="of:=LOG10([.C135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2.3.2</text:p>
          </table:table-cell>
          <table:table-cell office:value-type="float" office:value="2" calcext:value-type="float">
            <text:p>2</text:p>
          </table:table-cell>
          <table:table-cell table:formula="of:=LOG10([.A1358])" office:value-type="float" office:value="3.13097669160562" calcext:value-type="float">
            <text:p>3.13097669160562</text:p>
          </table:table-cell>
          <table:table-cell/>
          <table:table-cell table:formula="of:=LOG10([.C135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a3.1</text:p>
          </table:table-cell>
          <table:table-cell office:value-type="float" office:value="2" calcext:value-type="float">
            <text:p>2</text:p>
          </table:table-cell>
          <table:table-cell table:formula="of:=LOG10([.A1359])" office:value-type="float" office:value="3.13129779659762" calcext:value-type="float">
            <text:p>3.13129779659762</text:p>
          </table:table-cell>
          <table:table-cell/>
          <table:table-cell table:formula="of:=LOG10([.C135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withdrawing/redeeming</text:p>
          </table:table-cell>
          <table:table-cell office:value-type="float" office:value="2" calcext:value-type="float">
            <text:p>2</text:p>
          </table:table-cell>
          <table:table-cell table:formula="of:=LOG10([.A1360])" office:value-type="float" office:value="3.13161866434913" calcext:value-type="float">
            <text:p>3.13161866434913</text:p>
          </table:table-cell>
          <table:table-cell/>
          <table:table-cell table:formula="of:=LOG10([.C136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LOG10([.A1361])" office:value-type="float" office:value="3.13193929521042" calcext:value-type="float">
            <text:p>3.13193929521042</text:p>
          </table:table-cell>
          <table:table-cell/>
          <table:table-cell table:formula="of:=LOG10([.C136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table:formula="of:=LOG10([.A1362])" office:value-type="float" office:value="3.13225968953104" calcext:value-type="float">
            <text:p>3.13225968953104</text:p>
          </table:table-cell>
          <table:table-cell/>
          <table:table-cell table:formula="of:=LOG10([.C136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emirates</text:p>
          </table:table-cell>
          <table:table-cell office:value-type="float" office:value="2" calcext:value-type="float">
            <text:p>2</text:p>
          </table:table-cell>
          <table:table-cell table:formula="of:=LOG10([.A1363])" office:value-type="float" office:value="3.13257984765974" calcext:value-type="float">
            <text:p>3.13257984765974</text:p>
          </table:table-cell>
          <table:table-cell/>
          <table:table-cell table:formula="of:=LOG10([.C136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irham</text:p>
          </table:table-cell>
          <table:table-cell office:value-type="float" office:value="2" calcext:value-type="float">
            <text:p>2</text:p>
          </table:table-cell>
          <table:table-cell table:formula="of:=LOG10([.A1364])" office:value-type="float" office:value="3.13289976994448" calcext:value-type="float">
            <text:p>3.13289976994448</text:p>
          </table:table-cell>
          <table:table-cell/>
          <table:table-cell table:formula="of:=LOG10([.C136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bulgarian</text:p>
          </table:table-cell>
          <table:table-cell office:value-type="float" office:value="2" calcext:value-type="float">
            <text:p>2</text:p>
          </table:table-cell>
          <table:table-cell table:formula="of:=LOG10([.A1365])" office:value-type="float" office:value="3.13321945673249" calcext:value-type="float">
            <text:p>3.13321945673249</text:p>
          </table:table-cell>
          <table:table-cell/>
          <table:table-cell table:formula="of:=LOG10([.C136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lev</text:p>
          </table:table-cell>
          <table:table-cell office:value-type="float" office:value="2" calcext:value-type="float">
            <text:p>2</text:p>
          </table:table-cell>
          <table:table-cell table:formula="of:=LOG10([.A1366])" office:value-type="float" office:value="3.13353890837022" calcext:value-type="float">
            <text:p>3.13353890837022</text:p>
          </table:table-cell>
          <table:table-cell/>
          <table:table-cell table:formula="of:=LOG10([.C136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LOG10([.A1367])" office:value-type="float" office:value="3.13385812520333" calcext:value-type="float">
            <text:p>3.13385812520333</text:p>
          </table:table-cell>
          <table:table-cell/>
          <table:table-cell table:formula="of:=LOG10([.C136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ritish</text:p>
          </table:table-cell>
          <table:table-cell office:value-type="float" office:value="2" calcext:value-type="float">
            <text:p>2</text:p>
          </table:table-cell>
          <table:table-cell table:formula="of:=LOG10([.A1368])" office:value-type="float" office:value="3.13417710757677" calcext:value-type="float">
            <text:p>3.13417710757677</text:p>
          </table:table-cell>
          <table:table-cell/>
          <table:table-cell table:formula="of:=LOG10([.C136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croatian</text:p>
          </table:table-cell>
          <table:table-cell office:value-type="float" office:value="2" calcext:value-type="float">
            <text:p>2</text:p>
          </table:table-cell>
          <table:table-cell table:formula="of:=LOG10([.A1369])" office:value-type="float" office:value="3.13449585583467" calcext:value-type="float">
            <text:p>3.13449585583467</text:p>
          </table:table-cell>
          <table:table-cell/>
          <table:table-cell table:formula="of:=LOG10([.C136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kuna</text:p>
          </table:table-cell>
          <table:table-cell office:value-type="float" office:value="2" calcext:value-type="float">
            <text:p>2</text:p>
          </table:table-cell>
          <table:table-cell table:formula="of:=LOG10([.A1370])" office:value-type="float" office:value="3.13481437032046" calcext:value-type="float">
            <text:p>3.13481437032046</text:p>
          </table:table-cell>
          <table:table-cell/>
          <table:table-cell table:formula="of:=LOG10([.C137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dinar</text:p>
          </table:table-cell>
          <table:table-cell office:value-type="float" office:value="2" calcext:value-type="float">
            <text:p>2</text:p>
          </table:table-cell>
          <table:table-cell table:formula="of:=LOG10([.A1371])" office:value-type="float" office:value="3.13513265137677" calcext:value-type="float">
            <text:p>3.13513265137677</text:p>
          </table:table-cell>
          <table:table-cell/>
          <table:table-cell table:formula="of:=LOG10([.C137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rupee</text:p>
          </table:table-cell>
          <table:table-cell office:value-type="float" office:value="2" calcext:value-type="float">
            <text:p>2</text:p>
          </table:table-cell>
          <table:table-cell table:formula="of:=LOG10([.A1372])" office:value-type="float" office:value="3.13545069934551" calcext:value-type="float">
            <text:p>3.13545069934551</text:p>
          </table:table-cell>
          <table:table-cell/>
          <table:table-cell table:formula="of:=LOG10([.C137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kr</text:p>
          </table:table-cell>
          <table:table-cell office:value-type="float" office:value="2" calcext:value-type="float">
            <text:p>2</text:p>
          </table:table-cell>
          <table:table-cell table:formula="of:=LOG10([.A1373])" office:value-type="float" office:value="3.13576851456782" calcext:value-type="float">
            <text:p>3.13576851456782</text:p>
          </table:table-cell>
          <table:table-cell/>
          <table:table-cell table:formula="of:=LOG10([.C137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qar</text:p>
          </table:table-cell>
          <table:table-cell office:value-type="float" office:value="2" calcext:value-type="float">
            <text:p>2</text:p>
          </table:table-cell>
          <table:table-cell table:formula="of:=LOG10([.A1374])" office:value-type="float" office:value="3.1360860973841" calcext:value-type="float">
            <text:p>3.1360860973841</text:p>
          </table:table-cell>
          <table:table-cell/>
          <table:table-cell table:formula="of:=LOG10([.C137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ei</text:p>
          </table:table-cell>
          <table:table-cell office:value-type="float" office:value="2" calcext:value-type="float">
            <text:p>2</text:p>
          </table:table-cell>
          <table:table-cell table:formula="of:=LOG10([.A1375])" office:value-type="float" office:value="3.13640344813399" calcext:value-type="float">
            <text:p>3.13640344813399</text:p>
          </table:table-cell>
          <table:table-cell/>
          <table:table-cell table:formula="of:=LOG10([.C137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sd</text:p>
          </table:table-cell>
          <table:table-cell office:value-type="float" office:value="2" calcext:value-type="float">
            <text:p>2</text:p>
          </table:table-cell>
          <table:table-cell table:formula="of:=LOG10([.A1376])" office:value-type="float" office:value="3.13672056715641" calcext:value-type="float">
            <text:p>3.13672056715641</text:p>
          </table:table-cell>
          <table:table-cell/>
          <table:table-cell table:formula="of:=LOG10([.C137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rouble</text:p>
          </table:table-cell>
          <table:table-cell office:value-type="float" office:value="2" calcext:value-type="float">
            <text:p>2</text:p>
          </table:table-cell>
          <table:table-cell table:formula="of:=LOG10([.A1377])" office:value-type="float" office:value="3.13703745478951" calcext:value-type="float">
            <text:p>3.13703745478951</text:p>
          </table:table-cell>
          <table:table-cell/>
          <table:table-cell table:formula="of:=LOG10([.C137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turkish</text:p>
          </table:table-cell>
          <table:table-cell office:value-type="float" office:value="2" calcext:value-type="float">
            <text:p>2</text:p>
          </table:table-cell>
          <table:table-cell table:formula="of:=LOG10([.A1378])" office:value-type="float" office:value="3.13735411137073" calcext:value-type="float">
            <text:p>3.13735411137073</text:p>
          </table:table-cell>
          <table:table-cell/>
          <table:table-cell table:formula="of:=LOG10([.C137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outh</text:p>
          </table:table-cell>
          <table:table-cell office:value-type="float" office:value="2" calcext:value-type="float">
            <text:p>2</text:p>
          </table:table-cell>
          <table:table-cell table:formula="of:=LOG10([.A1379])" office:value-type="float" office:value="3.13767053723675" calcext:value-type="float">
            <text:p>3.13767053723675</text:p>
          </table:table-cell>
          <table:table-cell/>
          <table:table-cell table:formula="of:=LOG10([.C137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frican</text:p>
          </table:table-cell>
          <table:table-cell office:value-type="float" office:value="2" calcext:value-type="float">
            <text:p>2</text:p>
          </table:table-cell>
          <table:table-cell table:formula="of:=LOG10([.A1380])" office:value-type="float" office:value="3.13798673272353" calcext:value-type="float">
            <text:p>3.13798673272353</text:p>
          </table:table-cell>
          <table:table-cell/>
          <table:table-cell table:formula="of:=LOG10([.C138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rand</text:p>
          </table:table-cell>
          <table:table-cell office:value-type="float" office:value="2" calcext:value-type="float">
            <text:p>2</text:p>
          </table:table-cell>
          <table:table-cell table:formula="of:=LOG10([.A1381])" office:value-type="float" office:value="3.13830269816628" calcext:value-type="float">
            <text:p>3.13830269816628</text:p>
          </table:table-cell>
          <table:table-cell/>
          <table:table-cell table:formula="of:=LOG10([.C138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formula="of:=LOG10([.A1382])" office:value-type="float" office:value="3.13861843389949" calcext:value-type="float">
            <text:p>3.13861843389949</text:p>
          </table:table-cell>
          <table:table-cell/>
          <table:table-cell table:formula="of:=LOG10([.C138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LOG10([.A1383])" office:value-type="float" office:value="3.13893394025692" calcext:value-type="float">
            <text:p>3.13893394025692</text:p>
          </table:table-cell>
          <table:table-cell/>
          <table:table-cell table:formula="of:=LOG10([.C138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table:formula="of:=LOG10([.A1384])" office:value-type="float" office:value="3.13924921757161" calcext:value-type="float">
            <text:p>3.13924921757161</text:p>
          </table:table-cell>
          <table:table-cell/>
          <table:table-cell table:formula="of:=LOG10([.C138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LOG10([.A1385])" office:value-type="float" office:value="3.13956426617585" calcext:value-type="float">
            <text:p>3.13956426617585</text:p>
          </table:table-cell>
          <table:table-cell/>
          <table:table-cell table:formula="of:=LOG10([.C138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10([.A1386])" office:value-type="float" office:value="3.13987908640124" calcext:value-type="float">
            <text:p>3.13987908640124</text:p>
          </table:table-cell>
          <table:table-cell/>
          <table:table-cell table:formula="of:=LOG10([.C138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LOG10([.A1387])" office:value-type="float" office:value="3.14019367857863" calcext:value-type="float">
            <text:p>3.14019367857863</text:p>
          </table:table-cell>
          <table:table-cell/>
          <table:table-cell table:formula="of:=LOG10([.C138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LOG10([.A1388])" office:value-type="float" office:value="3.14050804303818" calcext:value-type="float">
            <text:p>3.14050804303818</text:p>
          </table:table-cell>
          <table:table-cell/>
          <table:table-cell table:formula="of:=LOG10([.C138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LOG10([.A1389])" office:value-type="float" office:value="3.14082218010931" calcext:value-type="float">
            <text:p>3.14082218010931</text:p>
          </table:table-cell>
          <table:table-cell/>
          <table:table-cell table:formula="of:=LOG10([.C138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LOG10([.A1390])" office:value-type="float" office:value="3.14113609012074" calcext:value-type="float">
            <text:p>3.14113609012074</text:p>
          </table:table-cell>
          <table:table-cell/>
          <table:table-cell table:formula="of:=LOG10([.C139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initially</text:p>
          </table:table-cell>
          <table:table-cell office:value-type="float" office:value="2" calcext:value-type="float">
            <text:p>2</text:p>
          </table:table-cell>
          <table:table-cell table:formula="of:=LOG10([.A1391])" office:value-type="float" office:value="3.14144977340047" calcext:value-type="float">
            <text:p>3.14144977340047</text:p>
          </table:table-cell>
          <table:table-cell/>
          <table:table-cell table:formula="of:=LOG10([.C139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5.7.1</text:p>
          </table:table-cell>
          <table:table-cell office:value-type="float" office:value="2" calcext:value-type="float">
            <text:p>2</text:p>
          </table:table-cell>
          <table:table-cell table:formula="of:=LOG10([.A1392])" office:value-type="float" office:value="3.14176323027579" calcext:value-type="float">
            <text:p>3.14176323027579</text:p>
          </table:table-cell>
          <table:table-cell/>
          <table:table-cell table:formula="of:=LOG10([.C139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 table:formula="of:=LOG10([.A1393])" office:value-type="float" office:value="3.14207646107328" calcext:value-type="float">
            <text:p>3.14207646107328</text:p>
          </table:table-cell>
          <table:table-cell/>
          <table:table-cell table:formula="of:=LOG10([.C139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LOG10([.A1394])" office:value-type="float" office:value="3.14238946611884" calcext:value-type="float">
            <text:p>3.14238946611884</text:p>
          </table:table-cell>
          <table:table-cell/>
          <table:table-cell table:formula="of:=LOG10([.C139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10([.A1395])" office:value-type="float" office:value="3.14270224573762" calcext:value-type="float">
            <text:p>3.14270224573762</text:p>
          </table:table-cell>
          <table:table-cell/>
          <table:table-cell table:formula="of:=LOG10([.C139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table:formula="of:=LOG10([.A1396])" office:value-type="float" office:value="3.14301480025409" calcext:value-type="float">
            <text:p>3.14301480025409</text:p>
          </table:table-cell>
          <table:table-cell/>
          <table:table-cell table:formula="of:=LOG10([.C139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table:formula="of:=LOG10([.A1397])" office:value-type="float" office:value="3.14332712999205" calcext:value-type="float">
            <text:p>3.14332712999205</text:p>
          </table:table-cell>
          <table:table-cell/>
          <table:table-cell table:formula="of:=LOG10([.C139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formula="of:=LOG10([.A1398])" office:value-type="float" office:value="3.14363923527454" calcext:value-type="float">
            <text:p>3.14363923527454</text:p>
          </table:table-cell>
          <table:table-cell/>
          <table:table-cell table:formula="of:=LOG10([.C139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pre-approval</text:p>
          </table:table-cell>
          <table:table-cell office:value-type="float" office:value="2" calcext:value-type="float">
            <text:p>2</text:p>
          </table:table-cell>
          <table:table-cell table:formula="of:=LOG10([.A1399])" office:value-type="float" office:value="3.14395111642396" calcext:value-type="float">
            <text:p>3.14395111642396</text:p>
          </table:table-cell>
          <table:table-cell/>
          <table:table-cell table:formula="of:=LOG10([.C139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LOG10([.A1400])" office:value-type="float" office:value="3.14426277376199" calcext:value-type="float">
            <text:p>3.14426277376199</text:p>
          </table:table-cell>
          <table:table-cell/>
          <table:table-cell table:formula="of:=LOG10([.C140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LOG10([.A1401])" office:value-type="float" office:value="3.14457420760962" calcext:value-type="float">
            <text:p>3.14457420760962</text:p>
          </table:table-cell>
          <table:table-cell/>
          <table:table-cell table:formula="of:=LOG10([.C140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formula="of:=LOG10([.A1402])" office:value-type="float" office:value="3.14488541828714" calcext:value-type="float">
            <text:p>3.14488541828714</text:p>
          </table:table-cell>
          <table:table-cell/>
          <table:table-cell table:formula="of:=LOG10([.C140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table:formula="of:=LOG10([.A1403])" office:value-type="float" office:value="3.14519640611418" calcext:value-type="float">
            <text:p>3.14519640611418</text:p>
          </table:table-cell>
          <table:table-cell/>
          <table:table-cell table:formula="of:=LOG10([.C1403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table:formula="of:=LOG10([.A1404])" office:value-type="float" office:value="3.14550717140966" calcext:value-type="float">
            <text:p>3.14550717140966</text:p>
          </table:table-cell>
          <table:table-cell/>
          <table:table-cell table:formula="of:=LOG10([.C1404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LOG10([.A1405])" office:value-type="float" office:value="3.14581771449183" calcext:value-type="float">
            <text:p>3.14581771449183</text:p>
          </table:table-cell>
          <table:table-cell/>
          <table:table-cell table:formula="of:=LOG10([.C1405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LOG10([.A1406])" office:value-type="float" office:value="3.14612803567824" calcext:value-type="float">
            <text:p>3.14612803567824</text:p>
          </table:table-cell>
          <table:table-cell/>
          <table:table-cell table:formula="of:=LOG10([.C1406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LOG10([.A1407])" office:value-type="float" office:value="3.14643813528577" calcext:value-type="float">
            <text:p>3.14643813528577</text:p>
          </table:table-cell>
          <table:table-cell/>
          <table:table-cell table:formula="of:=LOG10([.C1407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formula="of:=LOG10([.A1408])" office:value-type="float" office:value="3.14674801363064" calcext:value-type="float">
            <text:p>3.14674801363064</text:p>
          </table:table-cell>
          <table:table-cell/>
          <table:table-cell table:formula="of:=LOG10([.C1408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formula="of:=LOG10([.A1409])" office:value-type="float" office:value="3.14705767102836" calcext:value-type="float">
            <text:p>3.14705767102836</text:p>
          </table:table-cell>
          <table:table-cell/>
          <table:table-cell table:formula="of:=LOG10([.C1409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table:formula="of:=LOG10([.A1410])" office:value-type="float" office:value="3.14736710779379" calcext:value-type="float">
            <text:p>3.14736710779379</text:p>
          </table:table-cell>
          <table:table-cell/>
          <table:table-cell table:formula="of:=LOG10([.C1410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occurs</text:p>
          </table:table-cell>
          <table:table-cell office:value-type="float" office:value="2" calcext:value-type="float">
            <text:p>2</text:p>
          </table:table-cell>
          <table:table-cell table:formula="of:=LOG10([.A1411])" office:value-type="float" office:value="3.1476763242411" calcext:value-type="float">
            <text:p>3.1476763242411</text:p>
          </table:table-cell>
          <table:table-cell/>
          <table:table-cell table:formula="of:=LOG10([.C1411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receiver</text:p>
          </table:table-cell>
          <table:table-cell office:value-type="float" office:value="2" calcext:value-type="float">
            <text:p>2</text:p>
          </table:table-cell>
          <table:table-cell table:formula="of:=LOG10([.A1412])" office:value-type="float" office:value="3.1479853206838" calcext:value-type="float">
            <text:p>3.1479853206838</text:p>
          </table:table-cell>
          <table:table-cell/>
          <table:table-cell table:formula="of:=LOG10([.C1412]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formula="of:=LOG10([.A1413])" office:value-type="float" office:value="3.14829409743475" calcext:value-type="float">
            <text:p>3.14829409743475</text:p>
          </table:table-cell>
          <table:table-cell/>
          <table:table-cell table:formula="of:=LOG10([.C14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11th</text:p>
          </table:table-cell>
          <table:table-cell office:value-type="float" office:value="1" calcext:value-type="float">
            <text:p>1</text:p>
          </table:table-cell>
          <table:table-cell table:formula="of:=LOG10([.A1414])" office:value-type="float" office:value="3.14860265480609" calcext:value-type="float">
            <text:p>3.14860265480609</text:p>
          </table:table-cell>
          <table:table-cell/>
          <table:table-cell table:formula="of:=LOG10([.C14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table:formula="of:=LOG10([.A1415])" office:value-type="float" office:value="3.14891099310936" calcext:value-type="float">
            <text:p>3.14891099310936</text:p>
          </table:table-cell>
          <table:table-cell/>
          <table:table-cell table:formula="of:=LOG10([.C14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.a</text:p>
          </table:table-cell>
          <table:table-cell office:value-type="float" office:value="1" calcext:value-type="float">
            <text:p>1</text:p>
          </table:table-cell>
          <table:table-cell table:formula="of:=LOG10([.A1416])" office:value-type="float" office:value="3.14921911265538" calcext:value-type="float">
            <text:p>3.14921911265538</text:p>
          </table:table-cell>
          <table:table-cell/>
          <table:table-cell table:formula="of:=LOG10([.C14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residents</text:p>
          </table:table-cell>
          <table:table-cell office:value-type="float" office:value="1" calcext:value-type="float">
            <text:p>1</text:p>
          </table:table-cell>
          <table:table-cell table:formula="of:=LOG10([.A1417])" office:value-type="float" office:value="3.14952701375435" calcext:value-type="float">
            <text:p>3.14952701375435</text:p>
          </table:table-cell>
          <table:table-cell/>
          <table:table-cell table:formula="of:=LOG10([.C14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LOG10([.A1418])" office:value-type="float" office:value="3.14983469671578" calcext:value-type="float">
            <text:p>3.14983469671578</text:p>
          </table:table-cell>
          <table:table-cell/>
          <table:table-cell table:formula="of:=LOG10([.C14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formula="of:=LOG10([.A1419])" office:value-type="float" office:value="3.15014216184856" calcext:value-type="float">
            <text:p>3.15014216184856</text:p>
          </table:table-cell>
          <table:table-cell/>
          <table:table-cell table:formula="of:=LOG10([.C14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capacity</text:p>
          </table:table-cell>
          <table:table-cell office:value-type="float" office:value="1" calcext:value-type="float">
            <text:p>1</text:p>
          </table:table-cell>
          <table:table-cell table:formula="of:=LOG10([.A1420])" office:value-type="float" office:value="3.15044940946088" calcext:value-type="float">
            <text:p>3.15044940946088</text:p>
          </table:table-cell>
          <table:table-cell/>
          <table:table-cell table:formula="of:=LOG10([.C14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revise</text:p>
          </table:table-cell>
          <table:table-cell office:value-type="float" office:value="1" calcext:value-type="float">
            <text:p>1</text:p>
          </table:table-cell>
          <table:table-cell table:formula="of:=LOG10([.A1421])" office:value-type="float" office:value="3.15075643986031" calcext:value-type="float">
            <text:p>3.15075643986031</text:p>
          </table:table-cell>
          <table:table-cell/>
          <table:table-cell table:formula="of:=LOG10([.C14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revised</text:p>
          </table:table-cell>
          <table:table-cell office:value-type="float" office:value="1" calcext:value-type="float">
            <text:p>1</text:p>
          </table:table-cell>
          <table:table-cell table:formula="of:=LOG10([.A1422])" office:value-type="float" office:value="3.15106325335375" calcext:value-type="float">
            <text:p>3.15106325335375</text:p>
          </table:table-cell>
          <table:table-cell/>
          <table:table-cell table:formula="of:=LOG10([.C14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noted</text:p>
          </table:table-cell>
          <table:table-cell office:value-type="float" office:value="1" calcext:value-type="float">
            <text:p>1</text:p>
          </table:table-cell>
          <table:table-cell table:formula="of:=LOG10([.A1423])" office:value-type="float" office:value="3.15136985024746" calcext:value-type="float">
            <text:p>3.15136985024746</text:p>
          </table:table-cell>
          <table:table-cell/>
          <table:table-cell table:formula="of:=LOG10([.C14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continuing</text:p>
          </table:table-cell>
          <table:table-cell office:value-type="float" office:value="1" calcext:value-type="float">
            <text:p>1</text:p>
          </table:table-cell>
          <table:table-cell table:formula="of:=LOG10([.A1424])" office:value-type="float" office:value="3.15167623084705" calcext:value-type="float">
            <text:p>3.15167623084705</text:p>
          </table:table-cell>
          <table:table-cell/>
          <table:table-cell table:formula="of:=LOG10([.C14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bound</text:p>
          </table:table-cell>
          <table:table-cell office:value-type="float" office:value="1" calcext:value-type="float">
            <text:p>1</text:p>
          </table:table-cell>
          <table:table-cell table:formula="of:=LOG10([.A1425])" office:value-type="float" office:value="3.15198239545747" calcext:value-type="float">
            <text:p>3.15198239545747</text:p>
          </table:table-cell>
          <table:table-cell/>
          <table:table-cell table:formula="of:=LOG10([.C14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formula="of:=LOG10([.A1426])" office:value-type="float" office:value="3.15228834438306" calcext:value-type="float">
            <text:p>3.15228834438306</text:p>
          </table:table-cell>
          <table:table-cell/>
          <table:table-cell table:formula="of:=LOG10([.C14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holders</text:p>
          </table:table-cell>
          <table:table-cell office:value-type="float" office:value="1" calcext:value-type="float">
            <text:p>1</text:p>
          </table:table-cell>
          <table:table-cell table:formula="of:=LOG10([.A1427])" office:value-type="float" office:value="3.15259407792747" calcext:value-type="float">
            <text:p>3.15259407792747</text:p>
          </table:table-cell>
          <table:table-cell/>
          <table:table-cell table:formula="of:=LOG10([.C14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things</text:p>
          </table:table-cell>
          <table:table-cell office:value-type="float" office:value="1" calcext:value-type="float">
            <text:p>1</text:p>
          </table:table-cell>
          <table:table-cell table:formula="of:=LOG10([.A1428])" office:value-type="float" office:value="3.15289959639375" calcext:value-type="float">
            <text:p>3.15289959639375</text:p>
          </table:table-cell>
          <table:table-cell/>
          <table:table-cell table:formula="of:=LOG10([.C14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table:formula="of:=LOG10([.A1429])" office:value-type="float" office:value="3.15320490008428" calcext:value-type="float">
            <text:p>3.15320490008428</text:p>
          </table:table-cell>
          <table:table-cell/>
          <table:table-cell table:formula="of:=LOG10([.C14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rganisations</text:p>
          </table:table-cell>
          <table:table-cell office:value-type="float" office:value="1" calcext:value-type="float">
            <text:p>1</text:p>
          </table:table-cell>
          <table:table-cell table:formula="of:=LOG10([.A1430])" office:value-type="float" office:value="3.15350998930084" calcext:value-type="float">
            <text:p>3.15350998930084</text:p>
          </table:table-cell>
          <table:table-cell/>
          <table:table-cell table:formula="of:=LOG10([.C14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incorporated</text:p>
          </table:table-cell>
          <table:table-cell office:value-type="float" office:value="1" calcext:value-type="float">
            <text:p>1</text:p>
          </table:table-cell>
          <table:table-cell table:formula="of:=LOG10([.A1431])" office:value-type="float" office:value="3.15381486434453" calcext:value-type="float">
            <text:p>3.15381486434453</text:p>
          </table:table-cell>
          <table:table-cell/>
          <table:table-cell table:formula="of:=LOG10([.C14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nations</text:p>
          </table:table-cell>
          <table:table-cell office:value-type="float" office:value="1" calcext:value-type="float">
            <text:p>1</text:p>
          </table:table-cell>
          <table:table-cell table:formula="of:=LOG10([.A1432])" office:value-type="float" office:value="3.15411952551585" calcext:value-type="float">
            <text:p>3.15411952551585</text:p>
          </table:table-cell>
          <table:table-cell/>
          <table:table-cell table:formula="of:=LOG10([.C14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ertify</text:p>
          </table:table-cell>
          <table:table-cell office:value-type="float" office:value="1" calcext:value-type="float">
            <text:p>1</text:p>
          </table:table-cell>
          <table:table-cell table:formula="of:=LOG10([.A1433])" office:value-type="float" office:value="3.15442397311465" calcext:value-type="float">
            <text:p>3.15442397311465</text:p>
          </table:table-cell>
          <table:table-cell/>
          <table:table-cell table:formula="of:=LOG10([.C14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eaches</text:p>
          </table:table-cell>
          <table:table-cell office:value-type="float" office:value="1" calcext:value-type="float">
            <text:p>1</text:p>
          </table:table-cell>
          <table:table-cell table:formula="of:=LOG10([.A1434])" office:value-type="float" office:value="3.15472820744016" calcext:value-type="float">
            <text:p>3.15472820744016</text:p>
          </table:table-cell>
          <table:table-cell/>
          <table:table-cell table:formula="of:=LOG10([.C14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thresholds</text:p>
          </table:table-cell>
          <table:table-cell office:value-type="float" office:value="1" calcext:value-type="float">
            <text:p>1</text:p>
          </table:table-cell>
          <table:table-cell table:formula="of:=LOG10([.A1435])" office:value-type="float" office:value="3.15503222879097" calcext:value-type="float">
            <text:p>3.15503222879097</text:p>
          </table:table-cell>
          <table:table-cell/>
          <table:table-cell table:formula="of:=LOG10([.C14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egments</text:p>
          </table:table-cell>
          <table:table-cell office:value-type="float" office:value="1" calcext:value-type="float">
            <text:p>1</text:p>
          </table:table-cell>
          <table:table-cell table:formula="of:=LOG10([.A1436])" office:value-type="float" office:value="3.15533603746506" calcext:value-type="float">
            <text:p>3.15533603746506</text:p>
          </table:table-cell>
          <table:table-cell/>
          <table:table-cell table:formula="of:=LOG10([.C14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rtners</text:p>
          </table:table-cell>
          <table:table-cell office:value-type="float" office:value="1" calcext:value-type="float">
            <text:p>1</text:p>
          </table:table-cell>
          <table:table-cell table:formula="of:=LOG10([.A1437])" office:value-type="float" office:value="3.15563963375978" calcext:value-type="float">
            <text:p>3.15563963375978</text:p>
          </table:table-cell>
          <table:table-cell/>
          <table:table-cell table:formula="of:=LOG10([.C14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continue</text:p>
          </table:table-cell>
          <table:table-cell office:value-type="float" office:value="1" calcext:value-type="float">
            <text:p>1</text:p>
          </table:table-cell>
          <table:table-cell table:formula="of:=LOG10([.A1438])" office:value-type="float" office:value="3.15594301797184" calcext:value-type="float">
            <text:p>3.15594301797184</text:p>
          </table:table-cell>
          <table:table-cell/>
          <table:table-cell table:formula="of:=LOG10([.C14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misused</text:p>
          </table:table-cell>
          <table:table-cell office:value-type="float" office:value="1" calcext:value-type="float">
            <text:p>1</text:p>
          </table:table-cell>
          <table:table-cell table:formula="of:=LOG10([.A1439])" office:value-type="float" office:value="3.15624619039734" calcext:value-type="float">
            <text:p>3.15624619039734</text:p>
          </table:table-cell>
          <table:table-cell/>
          <table:table-cell table:formula="of:=LOG10([.C14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equate</text:p>
          </table:table-cell>
          <table:table-cell office:value-type="float" office:value="1" calcext:value-type="float">
            <text:p>1</text:p>
          </table:table-cell>
          <table:table-cell table:formula="of:=LOG10([.A1440])" office:value-type="float" office:value="3.15654915133178" calcext:value-type="float">
            <text:p>3.15654915133178</text:p>
          </table:table-cell>
          <table:table-cell/>
          <table:table-cell table:formula="of:=LOG10([.C14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devices</text:p>
          </table:table-cell>
          <table:table-cell office:value-type="float" office:value="1" calcext:value-type="float">
            <text:p>1</text:p>
          </table:table-cell>
          <table:table-cell table:formula="of:=LOG10([.A1441])" office:value-type="float" office:value="3.15685190107001" calcext:value-type="float">
            <text:p>3.15685190107001</text:p>
          </table:table-cell>
          <table:table-cell/>
          <table:table-cell table:formula="of:=LOG10([.C1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ids</text:p>
          </table:table-cell>
          <table:table-cell office:value-type="float" office:value="1" calcext:value-type="float">
            <text:p>1</text:p>
          </table:table-cell>
          <table:table-cell table:formula="of:=LOG10([.A1442])" office:value-type="float" office:value="3.15715443990628" calcext:value-type="float">
            <text:p>3.15715443990628</text:p>
          </table:table-cell>
          <table:table-cell/>
          <table:table-cell table:formula="of:=LOG10([.C14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guidelines</text:p>
          </table:table-cell>
          <table:table-cell office:value-type="float" office:value="1" calcext:value-type="float">
            <text:p>1</text:p>
          </table:table-cell>
          <table:table-cell table:formula="of:=LOG10([.A1443])" office:value-type="float" office:value="3.15745676813423" calcext:value-type="float">
            <text:p>3.15745676813423</text:p>
          </table:table-cell>
          <table:table-cell/>
          <table:table-cell table:formula="of:=LOG10([.C14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card-based</text:p>
          </table:table-cell>
          <table:table-cell office:value-type="float" office:value="1" calcext:value-type="float">
            <text:p>1</text:p>
          </table:table-cell>
          <table:table-cell table:formula="of:=LOG10([.A1444])" office:value-type="float" office:value="3.15775888604686" calcext:value-type="float">
            <text:p>3.15775888604686</text:p>
          </table:table-cell>
          <table:table-cell/>
          <table:table-cell table:formula="of:=LOG10([.C14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initiation</text:p>
          </table:table-cell>
          <table:table-cell office:value-type="float" office:value="1" calcext:value-type="float">
            <text:p>1</text:p>
          </table:table-cell>
          <table:table-cell table:formula="of:=LOG10([.A1445])" office:value-type="float" office:value="3.15806079393661" calcext:value-type="float">
            <text:p>3.15806079393661</text:p>
          </table:table-cell>
          <table:table-cell/>
          <table:table-cell table:formula="of:=LOG10([.C14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granting</text:p>
          </table:table-cell>
          <table:table-cell office:value-type="float" office:value="1" calcext:value-type="float">
            <text:p>1</text:p>
          </table:table-cell>
          <table:table-cell table:formula="of:=LOG10([.A1446])" office:value-type="float" office:value="3.15836249209525" calcext:value-type="float">
            <text:p>3.15836249209525</text:p>
          </table:table-cell>
          <table:table-cell/>
          <table:table-cell table:formula="of:=LOG10([.C14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relieve</text:p>
          </table:table-cell>
          <table:table-cell office:value-type="float" office:value="1" calcext:value-type="float">
            <text:p>1</text:p>
          </table:table-cell>
          <table:table-cell table:formula="of:=LOG10([.A1447])" office:value-type="float" office:value="3.15866398081399" calcext:value-type="float">
            <text:p>3.15866398081399</text:p>
          </table:table-cell>
          <table:table-cell/>
          <table:table-cell table:formula="of:=LOG10([.C14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practicable</text:p>
          </table:table-cell>
          <table:table-cell office:value-type="float" office:value="1" calcext:value-type="float">
            <text:p>1</text:p>
          </table:table-cell>
          <table:table-cell table:formula="of:=LOG10([.A1448])" office:value-type="float" office:value="3.15896526038341" calcext:value-type="float">
            <text:p>3.15896526038341</text:p>
          </table:table-cell>
          <table:table-cell/>
          <table:table-cell table:formula="of:=LOG10([.C14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terminates</text:p>
          </table:table-cell>
          <table:table-cell office:value-type="float" office:value="1" calcext:value-type="float">
            <text:p>1</text:p>
          </table:table-cell>
          <table:table-cell table:formula="of:=LOG10([.A1449])" office:value-type="float" office:value="3.15926633109349" calcext:value-type="float">
            <text:p>3.15926633109349</text:p>
          </table:table-cell>
          <table:table-cell/>
          <table:table-cell table:formula="of:=LOG10([.C14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urvives</text:p>
          </table:table-cell>
          <table:table-cell office:value-type="float" office:value="1" calcext:value-type="float">
            <text:p>1</text:p>
          </table:table-cell>
          <table:table-cell table:formula="of:=LOG10([.A1450])" office:value-type="float" office:value="3.15956719323362" calcext:value-type="float">
            <text:p>3.15956719323362</text:p>
          </table:table-cell>
          <table:table-cell/>
          <table:table-cell table:formula="of:=LOG10([.C14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forfeit</text:p>
          </table:table-cell>
          <table:table-cell office:value-type="float" office:value="1" calcext:value-type="float">
            <text:p>1</text:p>
          </table:table-cell>
          <table:table-cell table:formula="of:=LOG10([.A1451])" office:value-type="float" office:value="3.15986784709257" calcext:value-type="float">
            <text:p>3.15986784709257</text:p>
          </table:table-cell>
          <table:table-cell/>
          <table:table-cell table:formula="of:=LOG10([.C14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database</text:p>
          </table:table-cell>
          <table:table-cell office:value-type="float" office:value="1" calcext:value-type="float">
            <text:p>1</text:p>
          </table:table-cell>
          <table:table-cell table:formula="of:=LOG10([.A1452])" office:value-type="float" office:value="3.16016829295851" calcext:value-type="float">
            <text:p>3.16016829295851</text:p>
          </table:table-cell>
          <table:table-cell/>
          <table:table-cell table:formula="of:=LOG10([.C14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fulfilling</text:p>
          </table:table-cell>
          <table:table-cell office:value-type="float" office:value="1" calcext:value-type="float">
            <text:p>1</text:p>
          </table:table-cell>
          <table:table-cell table:formula="of:=LOG10([.A1453])" office:value-type="float" office:value="3.16046853111904" calcext:value-type="float">
            <text:p>3.16046853111904</text:p>
          </table:table-cell>
          <table:table-cell/>
          <table:table-cell table:formula="of:=LOG10([.C14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liabilities</text:p>
          </table:table-cell>
          <table:table-cell office:value-type="float" office:value="1" calcext:value-type="float">
            <text:p>1</text:p>
          </table:table-cell>
          <table:table-cell table:formula="of:=LOG10([.A1454])" office:value-type="float" office:value="3.16076856186113" calcext:value-type="float">
            <text:p>3.16076856186113</text:p>
          </table:table-cell>
          <table:table-cell/>
          <table:table-cell table:formula="of:=LOG10([.C14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table:formula="of:=LOG10([.A1455])" office:value-type="float" office:value="3.16106838547117" calcext:value-type="float">
            <text:p>3.16106838547117</text:p>
          </table:table-cell>
          <table:table-cell/>
          <table:table-cell table:formula="of:=LOG10([.C14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esentative</text:p>
          </table:table-cell>
          <table:table-cell office:value-type="float" office:value="1" calcext:value-type="float">
            <text:p>1</text:p>
          </table:table-cell>
          <table:table-cell table:formula="of:=LOG10([.A1456])" office:value-type="float" office:value="3.16136800223497" calcext:value-type="float">
            <text:p>3.16136800223497</text:p>
          </table:table-cell>
          <table:table-cell/>
          <table:table-cell table:formula="of:=LOG10([.C1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incapacitated</text:p>
          </table:table-cell>
          <table:table-cell office:value-type="float" office:value="1" calcext:value-type="float">
            <text:p>1</text:p>
          </table:table-cell>
          <table:table-cell table:formula="of:=LOG10([.A1457])" office:value-type="float" office:value="3.16166741243774" calcext:value-type="float">
            <text:p>3.16166741243774</text:p>
          </table:table-cell>
          <table:table-cell/>
          <table:table-cell table:formula="of:=LOG10([.C1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deceased</text:p>
          </table:table-cell>
          <table:table-cell office:value-type="float" office:value="1" calcext:value-type="float">
            <text:p>1</text:p>
          </table:table-cell>
          <table:table-cell table:formula="of:=LOG10([.A1458])" office:value-type="float" office:value="3.16196661636407" calcext:value-type="float">
            <text:p>3.16196661636407</text:p>
          </table:table-cell>
          <table:table-cell/>
          <table:table-cell table:formula="of:=LOG10([.C1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ssistance</text:p>
          </table:table-cell>
          <table:table-cell office:value-type="float" office:value="1" calcext:value-type="float">
            <text:p>1</text:p>
          </table:table-cell>
          <table:table-cell table:formula="of:=LOG10([.A1459])" office:value-type="float" office:value="3.16226561429802" calcext:value-type="float">
            <text:p>3.16226561429802</text:p>
          </table:table-cell>
          <table:table-cell/>
          <table:table-cell table:formula="of:=LOG10([.C1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iscontinuing</text:p>
          </table:table-cell>
          <table:table-cell office:value-type="float" office:value="1" calcext:value-type="float">
            <text:p>1</text:p>
          </table:table-cell>
          <table:table-cell table:formula="of:=LOG10([.A1460])" office:value-type="float" office:value="3.16256440652302" calcext:value-type="float">
            <text:p>3.16256440652302</text:p>
          </table:table-cell>
          <table:table-cell/>
          <table:table-cell table:formula="of:=LOG10([.C1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faith</text:p>
          </table:table-cell>
          <table:table-cell office:value-type="float" office:value="1" calcext:value-type="float">
            <text:p>1</text:p>
          </table:table-cell>
          <table:table-cell table:formula="of:=LOG10([.A1461])" office:value-type="float" office:value="3.16286299332193" calcext:value-type="float">
            <text:p>3.16286299332193</text:p>
          </table:table-cell>
          <table:table-cell/>
          <table:table-cell table:formula="of:=LOG10([.C1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discontinued</text:p>
          </table:table-cell>
          <table:table-cell office:value-type="float" office:value="1" calcext:value-type="float">
            <text:p>1</text:p>
          </table:table-cell>
          <table:table-cell table:formula="of:=LOG10([.A1462])" office:value-type="float" office:value="3.16316137497702" calcext:value-type="float">
            <text:p>3.16316137497702</text:p>
          </table:table-cell>
          <table:table-cell/>
          <table:table-cell table:formula="of:=LOG10([.C1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sooner</text:p>
          </table:table-cell>
          <table:table-cell office:value-type="float" office:value="1" calcext:value-type="float">
            <text:p>1</text:p>
          </table:table-cell>
          <table:table-cell table:formula="of:=LOG10([.A1463])" office:value-type="float" office:value="3.16345955176999" calcext:value-type="float">
            <text:p>3.16345955176999</text:p>
          </table:table-cell>
          <table:table-cell/>
          <table:table-cell table:formula="of:=LOG10([.C1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ing</text:p>
          </table:table-cell>
          <table:table-cell office:value-type="float" office:value="1" calcext:value-type="float">
            <text:p>1</text:p>
          </table:table-cell>
          <table:table-cell table:formula="of:=LOG10([.A1464])" office:value-type="float" office:value="3.16375752398196" calcext:value-type="float">
            <text:p>3.16375752398196</text:p>
          </table:table-cell>
          <table:table-cell/>
          <table:table-cell table:formula="of:=LOG10([.C1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substantial</text:p>
          </table:table-cell>
          <table:table-cell office:value-type="float" office:value="1" calcext:value-type="float">
            <text:p>1</text:p>
          </table:table-cell>
          <table:table-cell table:formula="of:=LOG10([.A1465])" office:value-type="float" office:value="3.16405529189345" calcext:value-type="float">
            <text:p>3.16405529189345</text:p>
          </table:table-cell>
          <table:table-cell/>
          <table:table-cell table:formula="of:=LOG10([.C1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table:formula="of:=LOG10([.A1466])" office:value-type="float" office:value="3.16435285578444" calcext:value-type="float">
            <text:p>3.16435285578444</text:p>
          </table:table-cell>
          <table:table-cell/>
          <table:table-cell table:formula="of:=LOG10([.C1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technical</text:p>
          </table:table-cell>
          <table:table-cell office:value-type="float" office:value="1" calcext:value-type="float">
            <text:p>1</text:p>
          </table:table-cell>
          <table:table-cell table:formula="of:=LOG10([.A1467])" office:value-type="float" office:value="3.1646502159343" calcext:value-type="float">
            <text:p>3.1646502159343</text:p>
          </table:table-cell>
          <table:table-cell/>
          <table:table-cell table:formula="of:=LOG10([.C1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urden</text:p>
          </table:table-cell>
          <table:table-cell office:value-type="float" office:value="1" calcext:value-type="float">
            <text:p>1</text:p>
          </table:table-cell>
          <table:table-cell table:formula="of:=LOG10([.A1468])" office:value-type="float" office:value="3.16494737262184" calcext:value-type="float">
            <text:p>3.16494737262184</text:p>
          </table:table-cell>
          <table:table-cell/>
          <table:table-cell table:formula="of:=LOG10([.C1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termed</text:p>
          </table:table-cell>
          <table:table-cell office:value-type="float" office:value="1" calcext:value-type="float">
            <text:p>1</text:p>
          </table:table-cell>
          <table:table-cell table:formula="of:=LOG10([.A1469])" office:value-type="float" office:value="3.16524432612531" calcext:value-type="float">
            <text:p>3.16524432612531</text:p>
          </table:table-cell>
          <table:table-cell/>
          <table:table-cell table:formula="of:=LOG10([.C1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recognised</text:p>
          </table:table-cell>
          <table:table-cell office:value-type="float" office:value="1" calcext:value-type="float">
            <text:p>1</text:p>
          </table:table-cell>
          <table:table-cell table:formula="of:=LOG10([.A1470])" office:value-type="float" office:value="3.16554107672237" calcext:value-type="float">
            <text:p>3.16554107672237</text:p>
          </table:table-cell>
          <table:table-cell/>
          <table:table-cell table:formula="of:=LOG10([.C1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throughout</text:p>
          </table:table-cell>
          <table:table-cell office:value-type="float" office:value="1" calcext:value-type="float">
            <text:p>1</text:p>
          </table:table-cell>
          <table:table-cell table:formula="of:=LOG10([.A1471])" office:value-type="float" office:value="3.16583762469013" calcext:value-type="float">
            <text:p>3.16583762469013</text:p>
          </table:table-cell>
          <table:table-cell/>
          <table:table-cell table:formula="of:=LOG10([.C1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suitable</text:p>
          </table:table-cell>
          <table:table-cell office:value-type="float" office:value="1" calcext:value-type="float">
            <text:p>1</text:p>
          </table:table-cell>
          <table:table-cell table:formula="of:=LOG10([.A1472])" office:value-type="float" office:value="3.16613397030511" calcext:value-type="float">
            <text:p>3.16613397030511</text:p>
          </table:table-cell>
          <table:table-cell/>
          <table:table-cell table:formula="of:=LOG10([.C1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unlink</text:p>
          </table:table-cell>
          <table:table-cell office:value-type="float" office:value="1" calcext:value-type="float">
            <text:p>1</text:p>
          </table:table-cell>
          <table:table-cell table:formula="of:=LOG10([.A1473])" office:value-type="float" office:value="3.16643011384328" calcext:value-type="float">
            <text:p>3.16643011384328</text:p>
          </table:table-cell>
          <table:table-cell/>
          <table:table-cell table:formula="of:=LOG10([.C1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prepaid</text:p>
          </table:table-cell>
          <table:table-cell office:value-type="float" office:value="1" calcext:value-type="float">
            <text:p>1</text:p>
          </table:table-cell>
          <table:table-cell table:formula="of:=LOG10([.A1474])" office:value-type="float" office:value="3.16672605558005" calcext:value-type="float">
            <text:p>3.16672605558005</text:p>
          </table:table-cell>
          <table:table-cell/>
          <table:table-cell table:formula="of:=LOG10([.C1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expiration</text:p>
          </table:table-cell>
          <table:table-cell office:value-type="float" office:value="1" calcext:value-type="float">
            <text:p>1</text:p>
          </table:table-cell>
          <table:table-cell table:formula="of:=LOG10([.A1475])" office:value-type="float" office:value="3.16702179579026" calcext:value-type="float">
            <text:p>3.16702179579026</text:p>
          </table:table-cell>
          <table:table-cell/>
          <table:table-cell table:formula="of:=LOG10([.C1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formula="of:=LOG10([.A1476])" office:value-type="float" office:value="3.16731733474818" calcext:value-type="float">
            <text:p>3.16731733474818</text:p>
          </table:table-cell>
          <table:table-cell/>
          <table:table-cell table:formula="of:=LOG10([.C1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processes</text:p>
          </table:table-cell>
          <table:table-cell office:value-type="float" office:value="1" calcext:value-type="float">
            <text:p>1</text:p>
          </table:table-cell>
          <table:table-cell table:formula="of:=LOG10([.A1477])" office:value-type="float" office:value="3.16761267272753" calcext:value-type="float">
            <text:p>3.16761267272753</text:p>
          </table:table-cell>
          <table:table-cell/>
          <table:table-cell table:formula="of:=LOG10([.C1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we’ve</text:p>
          </table:table-cell>
          <table:table-cell office:value-type="float" office:value="1" calcext:value-type="float">
            <text:p>1</text:p>
          </table:table-cell>
          <table:table-cell table:formula="of:=LOG10([.A1478])" office:value-type="float" office:value="3.16790781000148" calcext:value-type="float">
            <text:p>3.16790781000148</text:p>
          </table:table-cell>
          <table:table-cell/>
          <table:table-cell table:formula="of:=LOG10([.C1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remains</text:p>
          </table:table-cell>
          <table:table-cell office:value-type="float" office:value="1" calcext:value-type="float">
            <text:p>1</text:p>
          </table:table-cell>
          <table:table-cell table:formula="of:=LOG10([.A1479])" office:value-type="float" office:value="3.16820274684263" calcext:value-type="float">
            <text:p>3.16820274684263</text:p>
          </table:table-cell>
          <table:table-cell/>
          <table:table-cell table:formula="of:=LOG10([.C1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aimed</text:p>
          </table:table-cell>
          <table:table-cell office:value-type="float" office:value="1" calcext:value-type="float">
            <text:p>1</text:p>
          </table:table-cell>
          <table:table-cell table:formula="of:=LOG10([.A1480])" office:value-type="float" office:value="3.16849748352303" calcext:value-type="float">
            <text:p>3.16849748352303</text:p>
          </table:table-cell>
          <table:table-cell/>
          <table:table-cell table:formula="of:=LOG10([.C1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efficient</text:p>
          </table:table-cell>
          <table:table-cell office:value-type="float" office:value="1" calcext:value-type="float">
            <text:p>1</text:p>
          </table:table-cell>
          <table:table-cell table:formula="of:=LOG10([.A1481])" office:value-type="float" office:value="3.16879202031418" calcext:value-type="float">
            <text:p>3.16879202031418</text:p>
          </table:table-cell>
          <table:table-cell/>
          <table:table-cell table:formula="of:=LOG10([.C14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  <table:table-cell table:formula="of:=LOG10([.A1482])" office:value-type="float" office:value="3.16908635748702" calcext:value-type="float">
            <text:p>3.16908635748702</text:p>
          </table:table-cell>
          <table:table-cell/>
          <table:table-cell table:formula="of:=LOG10([.C14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rn</text:p>
          </table:table-cell>
          <table:table-cell office:value-type="float" office:value="1" calcext:value-type="float">
            <text:p>1</text:p>
          </table:table-cell>
          <table:table-cell table:formula="of:=LOG10([.A1483])" office:value-type="float" office:value="3.16938049531195" calcext:value-type="float">
            <text:p>3.16938049531195</text:p>
          </table:table-cell>
          <table:table-cell/>
          <table:table-cell table:formula="of:=LOG10([.C14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resubmits</text:p>
          </table:table-cell>
          <table:table-cell office:value-type="float" office:value="1" calcext:value-type="float">
            <text:p>1</text:p>
          </table:table-cell>
          <table:table-cell table:formula="of:=LOG10([.A1484])" office:value-type="float" office:value="3.16967443405881" calcext:value-type="float">
            <text:p>3.16967443405881</text:p>
          </table:table-cell>
          <table:table-cell/>
          <table:table-cell table:formula="of:=LOG10([.C14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ahead</text:p>
          </table:table-cell>
          <table:table-cell office:value-type="float" office:value="1" calcext:value-type="float">
            <text:p>1</text:p>
          </table:table-cell>
          <table:table-cell table:formula="of:=LOG10([.A1485])" office:value-type="float" office:value="3.16996817399689" calcext:value-type="float">
            <text:p>3.16996817399689</text:p>
          </table:table-cell>
          <table:table-cell/>
          <table:table-cell table:formula="of:=LOG10([.C14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resubmission</text:p>
          </table:table-cell>
          <table:table-cell office:value-type="float" office:value="1" calcext:value-type="float">
            <text:p>1</text:p>
          </table:table-cell>
          <table:table-cell table:formula="of:=LOG10([.A1486])" office:value-type="float" office:value="3.17026171539496" calcext:value-type="float">
            <text:p>3.17026171539496</text:p>
          </table:table-cell>
          <table:table-cell/>
          <table:table-cell table:formula="of:=LOG10([.C14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took</text:p>
          </table:table-cell>
          <table:table-cell office:value-type="float" office:value="1" calcext:value-type="float">
            <text:p>1</text:p>
          </table:table-cell>
          <table:table-cell table:formula="of:=LOG10([.A1487])" office:value-type="float" office:value="3.17055505852121" calcext:value-type="float">
            <text:p>3.17055505852121</text:p>
          </table:table-cell>
          <table:table-cell/>
          <table:table-cell table:formula="of:=LOG10([.C14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ank’s</text:p>
          </table:table-cell>
          <table:table-cell office:value-type="float" office:value="1" calcext:value-type="float">
            <text:p>1</text:p>
          </table:table-cell>
          <table:table-cell table:formula="of:=LOG10([.A1488])" office:value-type="float" office:value="3.17084820364331" calcext:value-type="float">
            <text:p>3.17084820364331</text:p>
          </table:table-cell>
          <table:table-cell/>
          <table:table-cell table:formula="of:=LOG10([.C14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disposal</text:p>
          </table:table-cell>
          <table:table-cell office:value-type="float" office:value="1" calcext:value-type="float">
            <text:p>1</text:p>
          </table:table-cell>
          <table:table-cell table:formula="of:=LOG10([.A1489])" office:value-type="float" office:value="3.17114115102838" calcext:value-type="float">
            <text:p>3.17114115102838</text:p>
          </table:table-cell>
          <table:table-cell/>
          <table:table-cell table:formula="of:=LOG10([.C14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earnings</text:p>
          </table:table-cell>
          <table:table-cell office:value-type="float" office:value="1" calcext:value-type="float">
            <text:p>1</text:p>
          </table:table-cell>
          <table:table-cell table:formula="of:=LOG10([.A1490])" office:value-type="float" office:value="3.17143390094301" calcext:value-type="float">
            <text:p>3.17143390094301</text:p>
          </table:table-cell>
          <table:table-cell/>
          <table:table-cell table:formula="of:=LOG10([.C14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forbids</text:p>
          </table:table-cell>
          <table:table-cell office:value-type="float" office:value="1" calcext:value-type="float">
            <text:p>1</text:p>
          </table:table-cell>
          <table:table-cell table:formula="of:=LOG10([.A1491])" office:value-type="float" office:value="3.17172645365323" calcext:value-type="float">
            <text:p>3.17172645365323</text:p>
          </table:table-cell>
          <table:table-cell/>
          <table:table-cell table:formula="of:=LOG10([.C14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formula="of:=LOG10([.A1492])" office:value-type="float" office:value="3.17201880942456" calcext:value-type="float">
            <text:p>3.17201880942456</text:p>
          </table:table-cell>
          <table:table-cell/>
          <table:table-cell table:formula="of:=LOG10([.C14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investor</text:p>
          </table:table-cell>
          <table:table-cell office:value-type="float" office:value="1" calcext:value-type="float">
            <text:p>1</text:p>
          </table:table-cell>
          <table:table-cell table:formula="of:=LOG10([.A1493])" office:value-type="float" office:value="3.17231096852195" calcext:value-type="float">
            <text:p>3.17231096852195</text:p>
          </table:table-cell>
          <table:table-cell/>
          <table:table-cell table:formula="of:=LOG10([.C14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indemnity</text:p>
          </table:table-cell>
          <table:table-cell office:value-type="float" office:value="1" calcext:value-type="float">
            <text:p>1</text:p>
          </table:table-cell>
          <table:table-cell table:formula="of:=LOG10([.A1494])" office:value-type="float" office:value="3.17260293120986" calcext:value-type="float">
            <text:p>3.17260293120986</text:p>
          </table:table-cell>
          <table:table-cell/>
          <table:table-cell table:formula="of:=LOG10([.C14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schemes</text:p>
          </table:table-cell>
          <table:table-cell office:value-type="float" office:value="1" calcext:value-type="float">
            <text:p>1</text:p>
          </table:table-cell>
          <table:table-cell table:formula="of:=LOG10([.A1495])" office:value-type="float" office:value="3.17289469775218" calcext:value-type="float">
            <text:p>3.17289469775218</text:p>
          </table:table-cell>
          <table:table-cell/>
          <table:table-cell table:formula="of:=LOG10([.C14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administered</text:p>
          </table:table-cell>
          <table:table-cell office:value-type="float" office:value="1" calcext:value-type="float">
            <text:p>1</text:p>
          </table:table-cell>
          <table:table-cell table:formula="of:=LOG10([.A1496])" office:value-type="float" office:value="3.17318626841227" calcext:value-type="float">
            <text:p>3.17318626841227</text:p>
          </table:table-cell>
          <table:table-cell/>
          <table:table-cell table:formula="of:=LOG10([.C14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onseil</text:p>
          </table:table-cell>
          <table:table-cell office:value-type="float" office:value="1" calcext:value-type="float">
            <text:p>1</text:p>
          </table:table-cell>
          <table:table-cell table:formula="of:=LOG10([.A1497])" office:value-type="float" office:value="3.17347764345299" calcext:value-type="float">
            <text:p>3.17347764345299</text:p>
          </table:table-cell>
          <table:table-cell/>
          <table:table-cell table:formula="of:=LOG10([.C14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eposants</text:p>
          </table:table-cell>
          <table:table-cell office:value-type="float" office:value="1" calcext:value-type="float">
            <text:p>1</text:p>
          </table:table-cell>
          <table:table-cell table:formula="of:=LOG10([.A1498])" office:value-type="float" office:value="3.17376882313665" calcext:value-type="float">
            <text:p>3.17376882313665</text:p>
          </table:table-cell>
          <table:table-cell/>
          <table:table-cell table:formula="of:=LOG10([.C14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investisseurs</text:p>
          </table:table-cell>
          <table:table-cell office:value-type="float" office:value="1" calcext:value-type="float">
            <text:p>1</text:p>
          </table:table-cell>
          <table:table-cell table:formula="of:=LOG10([.A1499])" office:value-type="float" office:value="3.17405980772503" calcext:value-type="float">
            <text:p>3.17405980772503</text:p>
          </table:table-cell>
          <table:table-cell/>
          <table:table-cell table:formula="of:=LOG10([.C14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table:formula="of:=LOG10([.A1500])" office:value-type="float" office:value="3.17435059747938" calcext:value-type="float">
            <text:p>3.17435059747938</text:p>
          </table:table-cell>
          <table:table-cell/>
          <table:table-cell table:formula="of:=LOG10([.C15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operational</text:p>
          </table:table-cell>
          <table:table-cell office:value-type="float" office:value="1" calcext:value-type="float">
            <text:p>1</text:p>
          </table:table-cell>
          <table:table-cell table:formula="of:=LOG10([.A1501])" office:value-type="float" office:value="3.17464119266045" calcext:value-type="float">
            <text:p>3.17464119266045</text:p>
          </table:table-cell>
          <table:table-cell/>
          <table:table-cell table:formula="of:=LOG10([.C1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contains</text:p>
          </table:table-cell>
          <table:table-cell office:value-type="float" office:value="1" calcext:value-type="float">
            <text:p>1</text:p>
          </table:table-cell>
          <table:table-cell table:formula="of:=LOG10([.A1502])" office:value-type="float" office:value="3.17493159352844" calcext:value-type="float">
            <text:p>3.17493159352844</text:p>
          </table:table-cell>
          <table:table-cell/>
          <table:table-cell table:formula="of:=LOG10([.C15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  <table:table-cell table:formula="of:=LOG10([.A1503])" office:value-type="float" office:value="3.17522180034305" calcext:value-type="float">
            <text:p>3.17522180034305</text:p>
          </table:table-cell>
          <table:table-cell/>
          <table:table-cell table:formula="of:=LOG10([.C15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marked</text:p>
          </table:table-cell>
          <table:table-cell office:value-type="float" office:value="1" calcext:value-type="float">
            <text:p>1</text:p>
          </table:table-cell>
          <table:table-cell table:formula="of:=LOG10([.A1504])" office:value-type="float" office:value="3.17551181336345" calcext:value-type="float">
            <text:p>3.17551181336345</text:p>
          </table:table-cell>
          <table:table-cell/>
          <table:table-cell table:formula="of:=LOG10([.C15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uncleared</text:p>
          </table:table-cell>
          <table:table-cell office:value-type="float" office:value="1" calcext:value-type="float">
            <text:p>1</text:p>
          </table:table-cell>
          <table:table-cell table:formula="of:=LOG10([.A1505])" office:value-type="float" office:value="3.17580163284828" calcext:value-type="float">
            <text:p>3.17580163284828</text:p>
          </table:table-cell>
          <table:table-cell/>
          <table:table-cell table:formula="of:=LOG10([.C15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formula="of:=LOG10([.A1506])" office:value-type="float" office:value="3.17609125905568" calcext:value-type="float">
            <text:p>3.17609125905568</text:p>
          </table:table-cell>
          <table:table-cell/>
          <table:table-cell table:formula="of:=LOG10([.C15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tored</text:p>
          </table:table-cell>
          <table:table-cell office:value-type="float" office:value="1" calcext:value-type="float">
            <text:p>1</text:p>
          </table:table-cell>
          <table:table-cell table:formula="of:=LOG10([.A1507])" office:value-type="float" office:value="3.17638069224327" calcext:value-type="float">
            <text:p>3.17638069224327</text:p>
          </table:table-cell>
          <table:table-cell/>
          <table:table-cell table:formula="of:=LOG10([.C15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anually</text:p>
          </table:table-cell>
          <table:table-cell office:value-type="float" office:value="1" calcext:value-type="float">
            <text:p>1</text:p>
          </table:table-cell>
          <table:table-cell table:formula="of:=LOG10([.A1508])" office:value-type="float" office:value="3.17666993266815" calcext:value-type="float">
            <text:p>3.17666993266815</text:p>
          </table:table-cell>
          <table:table-cell/>
          <table:table-cell table:formula="of:=LOG10([.C15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function</text:p>
          </table:table-cell>
          <table:table-cell office:value-type="float" office:value="1" calcext:value-type="float">
            <text:p>1</text:p>
          </table:table-cell>
          <table:table-cell table:formula="of:=LOG10([.A1509])" office:value-type="float" office:value="3.17695898058691" calcext:value-type="float">
            <text:p>3.17695898058691</text:p>
          </table:table-cell>
          <table:table-cell/>
          <table:table-cell table:formula="of:=LOG10([.C15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instructing</text:p>
          </table:table-cell>
          <table:table-cell office:value-type="float" office:value="1" calcext:value-type="float">
            <text:p>1</text:p>
          </table:table-cell>
          <table:table-cell table:formula="of:=LOG10([.A1510])" office:value-type="float" office:value="3.17724783625562" calcext:value-type="float">
            <text:p>3.17724783625562</text:p>
          </table:table-cell>
          <table:table-cell/>
          <table:table-cell table:formula="of:=LOG10([.C15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provider’s</text:p>
          </table:table-cell>
          <table:table-cell office:value-type="float" office:value="1" calcext:value-type="float">
            <text:p>1</text:p>
          </table:table-cell>
          <table:table-cell table:formula="of:=LOG10([.A1511])" office:value-type="float" office:value="3.17753649992986" calcext:value-type="float">
            <text:p>3.17753649992986</text:p>
          </table:table-cell>
          <table:table-cell/>
          <table:table-cell table:formula="of:=LOG10([.C15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anks</text:p>
          </table:table-cell>
          <table:table-cell office:value-type="float" office:value="1" calcext:value-type="float">
            <text:p>1</text:p>
          </table:table-cell>
          <table:table-cell table:formula="of:=LOG10([.A1512])" office:value-type="float" office:value="3.17782497186468" calcext:value-type="float">
            <text:p>3.17782497186468</text:p>
          </table:table-cell>
          <table:table-cell/>
          <table:table-cell table:formula="of:=LOG10([.C15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getting</text:p>
          </table:table-cell>
          <table:table-cell office:value-type="float" office:value="1" calcext:value-type="float">
            <text:p>1</text:p>
          </table:table-cell>
          <table:table-cell table:formula="of:=LOG10([.A1513])" office:value-type="float" office:value="3.17811325231463" calcext:value-type="float">
            <text:p>3.17811325231463</text:p>
          </table:table-cell>
          <table:table-cell/>
          <table:table-cell table:formula="of:=LOG10([.C15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withdrawal/redemption</text:p>
          </table:table-cell>
          <table:table-cell office:value-type="float" office:value="1" calcext:value-type="float">
            <text:p>1</text:p>
          </table:table-cell>
          <table:table-cell table:formula="of:=LOG10([.A1514])" office:value-type="float" office:value="3.17840134153375" calcext:value-type="float">
            <text:p>3.17840134153375</text:p>
          </table:table-cell>
          <table:table-cell/>
          <table:table-cell table:formula="of:=LOG10([.C15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branded</text:p>
          </table:table-cell>
          <table:table-cell office:value-type="float" office:value="1" calcext:value-type="float">
            <text:p>1</text:p>
          </table:table-cell>
          <table:table-cell table:formula="of:=LOG10([.A1515])" office:value-type="float" office:value="3.17868923977559" calcext:value-type="float">
            <text:p>3.17868923977559</text:p>
          </table:table-cell>
          <table:table-cell/>
          <table:table-cell table:formula="of:=LOG10([.C15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upports</text:p>
          </table:table-cell>
          <table:table-cell office:value-type="float" office:value="1" calcext:value-type="float">
            <text:p>1</text:p>
          </table:table-cell>
          <table:table-cell table:formula="of:=LOG10([.A1516])" office:value-type="float" office:value="3.17897694729317" calcext:value-type="float">
            <text:p>3.17897694729317</text:p>
          </table:table-cell>
          <table:table-cell/>
          <table:table-cell table:formula="of:=LOG10([.C15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reinitiate</text:p>
          </table:table-cell>
          <table:table-cell office:value-type="float" office:value="1" calcext:value-type="float">
            <text:p>1</text:p>
          </table:table-cell>
          <table:table-cell table:formula="of:=LOG10([.A1517])" office:value-type="float" office:value="3.17926446433903" calcext:value-type="float">
            <text:p>3.17926446433903</text:p>
          </table:table-cell>
          <table:table-cell/>
          <table:table-cell table:formula="of:=LOG10([.C15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lifted</text:p>
          </table:table-cell>
          <table:table-cell office:value-type="float" office:value="1" calcext:value-type="float">
            <text:p>1</text:p>
          </table:table-cell>
          <table:table-cell table:formula="of:=LOG10([.A1518])" office:value-type="float" office:value="3.17955179116519" calcext:value-type="float">
            <text:p>3.17955179116519</text:p>
          </table:table-cell>
          <table:table-cell/>
          <table:table-cell table:formula="of:=LOG10([.C15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naging</text:p>
          </table:table-cell>
          <table:table-cell office:value-type="float" office:value="1" calcext:value-type="float">
            <text:p>1</text:p>
          </table:table-cell>
          <table:table-cell table:formula="of:=LOG10([.A1519])" office:value-type="float" office:value="3.17983892802319" calcext:value-type="float">
            <text:p>3.17983892802319</text:p>
          </table:table-cell>
          <table:table-cell/>
          <table:table-cell table:formula="of:=LOG10([.C15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configure</text:p>
          </table:table-cell>
          <table:table-cell office:value-type="float" office:value="1" calcext:value-type="float">
            <text:p>1</text:p>
          </table:table-cell>
          <table:table-cell table:formula="of:=LOG10([.A1520])" office:value-type="float" office:value="3.18012587516405" calcext:value-type="float">
            <text:p>3.18012587516405</text:p>
          </table:table-cell>
          <table:table-cell/>
          <table:table-cell table:formula="of:=LOG10([.C15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treats</text:p>
          </table:table-cell>
          <table:table-cell office:value-type="float" office:value="1" calcext:value-type="float">
            <text:p>1</text:p>
          </table:table-cell>
          <table:table-cell table:formula="of:=LOG10([.A1521])" office:value-type="float" office:value="3.18041263283832" calcext:value-type="float">
            <text:p>3.18041263283832</text:p>
          </table:table-cell>
          <table:table-cell/>
          <table:table-cell table:formula="of:=LOG10([.C15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currently</text:p>
          </table:table-cell>
          <table:table-cell office:value-type="float" office:value="1" calcext:value-type="float">
            <text:p>1</text:p>
          </table:table-cell>
          <table:table-cell table:formula="of:=LOG10([.A1522])" office:value-type="float" office:value="3.18069920129603" calcext:value-type="float">
            <text:p>3.18069920129603</text:p>
          </table:table-cell>
          <table:table-cell/>
          <table:table-cell table:formula="of:=LOG10([.C15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LOG10([.A1523])" office:value-type="float" office:value="3.18098558078673" calcext:value-type="float">
            <text:p>3.18098558078673</text:p>
          </table:table-cell>
          <table:table-cell/>
          <table:table-cell table:formula="of:=LOG10([.C15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eflects</text:p>
          </table:table-cell>
          <table:table-cell office:value-type="float" office:value="1" calcext:value-type="float">
            <text:p>1</text:p>
          </table:table-cell>
          <table:table-cell table:formula="of:=LOG10([.A1524])" office:value-type="float" office:value="3.18127177155946" calcext:value-type="float">
            <text:p>3.18127177155946</text:p>
          </table:table-cell>
          <table:table-cell/>
          <table:table-cell table:formula="of:=LOG10([.C15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peculative</text:p>
          </table:table-cell>
          <table:table-cell office:value-type="float" office:value="1" calcext:value-type="float">
            <text:p>1</text:p>
          </table:table-cell>
          <table:table-cell table:formula="of:=LOG10([.A1525])" office:value-type="float" office:value="3.18155777386279" calcext:value-type="float">
            <text:p>3.18155777386279</text:p>
          </table:table-cell>
          <table:table-cell/>
          <table:table-cell table:formula="of:=LOG10([.C15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arbitrage</text:p>
          </table:table-cell>
          <table:table-cell office:value-type="float" office:value="1" calcext:value-type="float">
            <text:p>1</text:p>
          </table:table-cell>
          <table:table-cell table:formula="of:=LOG10([.A1526])" office:value-type="float" office:value="3.18184358794477" calcext:value-type="float">
            <text:p>3.18184358794477</text:p>
          </table:table-cell>
          <table:table-cell/>
          <table:table-cell table:formula="of:=LOG10([.C15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options</text:p>
          </table:table-cell>
          <table:table-cell office:value-type="float" office:value="1" calcext:value-type="float">
            <text:p>1</text:p>
          </table:table-cell>
          <table:table-cell table:formula="of:=LOG10([.A1527])" office:value-type="float" office:value="3.182129214053" calcext:value-type="float">
            <text:p>3.182129214053</text:p>
          </table:table-cell>
          <table:table-cell/>
          <table:table-cell table:formula="of:=LOG10([.C15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gaining</text:p>
          </table:table-cell>
          <table:table-cell office:value-type="float" office:value="1" calcext:value-type="float">
            <text:p>1</text:p>
          </table:table-cell>
          <table:table-cell table:formula="of:=LOG10([.A1528])" office:value-type="float" office:value="3.18241465243455" calcext:value-type="float">
            <text:p>3.18241465243455</text:p>
          </table:table-cell>
          <table:table-cell/>
          <table:table-cell table:formula="of:=LOG10([.C15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completed</text:p>
          </table:table-cell>
          <table:table-cell office:value-type="float" office:value="1" calcext:value-type="float">
            <text:p>1</text:p>
          </table:table-cell>
          <table:table-cell table:formula="of:=LOG10([.A1529])" office:value-type="float" office:value="3.18269990333604" calcext:value-type="float">
            <text:p>3.18269990333604</text:p>
          </table:table-cell>
          <table:table-cell/>
          <table:table-cell table:formula="of:=LOG10([.C15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adjusted</text:p>
          </table:table-cell>
          <table:table-cell office:value-type="float" office:value="1" calcext:value-type="float">
            <text:p>1</text:p>
          </table:table-cell>
          <table:table-cell table:formula="of:=LOG10([.A1530])" office:value-type="float" office:value="3.18298496700358" calcext:value-type="float">
            <text:p>3.18298496700358</text:p>
          </table:table-cell>
          <table:table-cell/>
          <table:table-cell table:formula="of:=LOG10([.C15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regularly</text:p>
          </table:table-cell>
          <table:table-cell office:value-type="float" office:value="1" calcext:value-type="float">
            <text:p>1</text:p>
          </table:table-cell>
          <table:table-cell table:formula="of:=LOG10([.A1531])" office:value-type="float" office:value="3.1832698436828" calcext:value-type="float">
            <text:p>3.1832698436828</text:p>
          </table:table-cell>
          <table:table-cell/>
          <table:table-cell table:formula="of:=LOG10([.C15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retained</text:p>
          </table:table-cell>
          <table:table-cell office:value-type="float" office:value="1" calcext:value-type="float">
            <text:p>1</text:p>
          </table:table-cell>
          <table:table-cell table:formula="of:=LOG10([.A1532])" office:value-type="float" office:value="3.18355453361886" calcext:value-type="float">
            <text:p>3.18355453361886</text:p>
          </table:table-cell>
          <table:table-cell/>
          <table:table-cell table:formula="of:=LOG10([.C15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wholesale</text:p>
          </table:table-cell>
          <table:table-cell office:value-type="float" office:value="1" calcext:value-type="float">
            <text:p>1</text:p>
          </table:table-cell>
          <table:table-cell table:formula="of:=LOG10([.A1533])" office:value-type="float" office:value="3.18383903705642" calcext:value-type="float">
            <text:p>3.18383903705642</text:p>
          </table:table-cell>
          <table:table-cell/>
          <table:table-cell table:formula="of:=LOG10([.C15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table:formula="of:=LOG10([.A1534])" office:value-type="float" office:value="3.18412335423967" calcext:value-type="float">
            <text:p>3.18412335423967</text:p>
          </table:table-cell>
          <table:table-cell/>
          <table:table-cell table:formula="of:=LOG10([.C15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rate(s</text:p>
          </table:table-cell>
          <table:table-cell office:value-type="float" office:value="1" calcext:value-type="float">
            <text:p>1</text:p>
          </table:table-cell>
          <table:table-cell table:formula="of:=LOG10([.A1535])" office:value-type="float" office:value="3.18440748541232" calcext:value-type="float">
            <text:p>3.18440748541232</text:p>
          </table:table-cell>
          <table:table-cell/>
          <table:table-cell table:formula="of:=LOG10([.C15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election</text:p>
          </table:table-cell>
          <table:table-cell office:value-type="float" office:value="1" calcext:value-type="float">
            <text:p>1</text:p>
          </table:table-cell>
          <table:table-cell table:formula="of:=LOG10([.A1536])" office:value-type="float" office:value="3.1846914308176" calcext:value-type="float">
            <text:p>3.1846914308176</text:p>
          </table:table-cell>
          <table:table-cell/>
          <table:table-cell table:formula="of:=LOG10([.C15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presented</text:p>
          </table:table-cell>
          <table:table-cell office:value-type="float" office:value="1" calcext:value-type="float">
            <text:p>1</text:p>
          </table:table-cell>
          <table:table-cell table:formula="of:=LOG10([.A1537])" office:value-type="float" office:value="3.18497519069826" calcext:value-type="float">
            <text:p>3.18497519069826</text:p>
          </table:table-cell>
          <table:table-cell/>
          <table:table-cell table:formula="of:=LOG10([.C15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choice</text:p>
          </table:table-cell>
          <table:table-cell office:value-type="float" office:value="1" calcext:value-type="float">
            <text:p>1</text:p>
          </table:table-cell>
          <table:table-cell table:formula="of:=LOG10([.A1538])" office:value-type="float" office:value="3.18525876529659" calcext:value-type="float">
            <text:p>3.18525876529659</text:p>
          </table:table-cell>
          <table:table-cell/>
          <table:table-cell table:formula="of:=LOG10([.C15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among</text:p>
          </table:table-cell>
          <table:table-cell office:value-type="float" office:value="1" calcext:value-type="float">
            <text:p>1</text:p>
          </table:table-cell>
          <table:table-cell table:formula="of:=LOG10([.A1539])" office:value-type="float" office:value="3.18554215485437" calcext:value-type="float">
            <text:p>3.18554215485437</text:p>
          </table:table-cell>
          <table:table-cell/>
          <table:table-cell table:formula="of:=LOG10([.C15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lways</text:p>
          </table:table-cell>
          <table:table-cell office:value-type="float" office:value="1" calcext:value-type="float">
            <text:p>1</text:p>
          </table:table-cell>
          <table:table-cell table:formula="of:=LOG10([.A1540])" office:value-type="float" office:value="3.18582535961296" calcext:value-type="float">
            <text:p>3.18582535961296</text:p>
          </table:table-cell>
          <table:table-cell/>
          <table:table-cell table:formula="of:=LOG10([.C15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separately</text:p>
          </table:table-cell>
          <table:table-cell office:value-type="float" office:value="1" calcext:value-type="float">
            <text:p>1</text:p>
          </table:table-cell>
          <table:table-cell table:formula="of:=LOG10([.A1541])" office:value-type="float" office:value="3.18610837981321" calcext:value-type="float">
            <text:p>3.18610837981321</text:p>
          </table:table-cell>
          <table:table-cell/>
          <table:table-cell table:formula="of:=LOG10([.C15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merchant's</text:p>
          </table:table-cell>
          <table:table-cell office:value-type="float" office:value="1" calcext:value-type="float">
            <text:p>1</text:p>
          </table:table-cell>
          <table:table-cell table:formula="of:=LOG10([.A1542])" office:value-type="float" office:value="3.18639121569549" calcext:value-type="float">
            <text:p>3.18639121569549</text:p>
          </table:table-cell>
          <table:table-cell/>
          <table:table-cell table:formula="of:=LOG10([.C15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wnload</text:p>
          </table:table-cell>
          <table:table-cell office:value-type="float" office:value="1" calcext:value-type="float">
            <text:p>1</text:p>
          </table:table-cell>
          <table:table-cell table:formula="of:=LOG10([.A1543])" office:value-type="float" office:value="3.18667386749975" calcext:value-type="float">
            <text:p>3.18667386749975</text:p>
          </table:table-cell>
          <table:table-cell/>
          <table:table-cell table:formula="of:=LOG10([.C15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eriodic</text:p>
          </table:table-cell>
          <table:table-cell office:value-type="float" office:value="1" calcext:value-type="float">
            <text:p>1</text:p>
          </table:table-cell>
          <table:table-cell table:formula="of:=LOG10([.A1544])" office:value-type="float" office:value="3.18695633546541" calcext:value-type="float">
            <text:p>3.18695633546541</text:p>
          </table:table-cell>
          <table:table-cell/>
          <table:table-cell table:formula="of:=LOG10([.C15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wnloadable</text:p>
          </table:table-cell>
          <table:table-cell office:value-type="float" office:value="1" calcext:value-type="float">
            <text:p>1</text:p>
          </table:table-cell>
          <table:table-cell table:formula="of:=LOG10([.A1545])" office:value-type="float" office:value="3.18723861983148" calcext:value-type="float">
            <text:p>3.18723861983148</text:p>
          </table:table-cell>
          <table:table-cell/>
          <table:table-cell table:formula="of:=LOG10([.C15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unchanged</text:p>
          </table:table-cell>
          <table:table-cell office:value-type="float" office:value="1" calcext:value-type="float">
            <text:p>1</text:p>
          </table:table-cell>
          <table:table-cell table:formula="of:=LOG10([.A1546])" office:value-type="float" office:value="3.18752072083646" calcext:value-type="float">
            <text:p>3.18752072083646</text:p>
          </table:table-cell>
          <table:table-cell/>
          <table:table-cell table:formula="of:=LOG10([.C15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table:formula="of:=LOG10([.A1547])" office:value-type="float" office:value="3.18780263871842" calcext:value-type="float">
            <text:p>3.18780263871842</text:p>
          </table:table-cell>
          <table:table-cell/>
          <table:table-cell table:formula="of:=LOG10([.C15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won’t</text:p>
          </table:table-cell>
          <table:table-cell office:value-type="float" office:value="1" calcext:value-type="float">
            <text:p>1</text:p>
          </table:table-cell>
          <table:table-cell table:formula="of:=LOG10([.A1548])" office:value-type="float" office:value="3.18808437371494" calcext:value-type="float">
            <text:p>3.18808437371494</text:p>
          </table:table-cell>
          <table:table-cell/>
          <table:table-cell table:formula="of:=LOG10([.C15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transaction-related</text:p>
          </table:table-cell>
          <table:table-cell office:value-type="float" office:value="1" calcext:value-type="float">
            <text:p>1</text:p>
          </table:table-cell>
          <table:table-cell table:formula="of:=LOG10([.A1549])" office:value-type="float" office:value="3.18836592606315" calcext:value-type="float">
            <text:p>3.18836592606315</text:p>
          </table:table-cell>
          <table:table-cell/>
          <table:table-cell table:formula="of:=LOG10([.C15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wish</text:p>
          </table:table-cell>
          <table:table-cell office:value-type="float" office:value="1" calcext:value-type="float">
            <text:p>1</text:p>
          </table:table-cell>
          <table:table-cell table:formula="of:=LOG10([.A1550])" office:value-type="float" office:value="3.18864729599972" calcext:value-type="float">
            <text:p>3.18864729599972</text:p>
          </table:table-cell>
          <table:table-cell/>
          <table:table-cell table:formula="of:=LOG10([.C15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depend</text:p>
          </table:table-cell>
          <table:table-cell office:value-type="float" office:value="1" calcext:value-type="float">
            <text:p>1</text:p>
          </table:table-cell>
          <table:table-cell table:formula="of:=LOG10([.A1551])" office:value-type="float" office:value="3.18892848376085" calcext:value-type="float">
            <text:p>3.18892848376085</text:p>
          </table:table-cell>
          <table:table-cell/>
          <table:table-cell table:formula="of:=LOG10([.C15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nation</text:p>
          </table:table-cell>
          <table:table-cell office:value-type="float" office:value="1" calcext:value-type="float">
            <text:p>1</text:p>
          </table:table-cell>
          <table:table-cell table:formula="of:=LOG10([.A1552])" office:value-type="float" office:value="3.18920948958231" calcext:value-type="float">
            <text:p>3.18920948958231</text:p>
          </table:table-cell>
          <table:table-cell/>
          <table:table-cell table:formula="of:=LOG10([.C15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collectors</text:p>
          </table:table-cell>
          <table:table-cell office:value-type="float" office:value="1" calcext:value-type="float">
            <text:p>1</text:p>
          </table:table-cell>
          <table:table-cell table:formula="of:=LOG10([.A1553])" office:value-type="float" office:value="3.18949031369937" calcext:value-type="float">
            <text:p>3.18949031369937</text:p>
          </table:table-cell>
          <table:table-cell/>
          <table:table-cell table:formula="of:=LOG10([.C15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cancelling</text:p>
          </table:table-cell>
          <table:table-cell office:value-type="float" office:value="1" calcext:value-type="float">
            <text:p>1</text:p>
          </table:table-cell>
          <table:table-cell table:formula="of:=LOG10([.A1554])" office:value-type="float" office:value="3.18977095634687" calcext:value-type="float">
            <text:p>3.18977095634687</text:p>
          </table:table-cell>
          <table:table-cell/>
          <table:table-cell table:formula="of:=LOG10([.C15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table:formula="of:=LOG10([.A1555])" office:value-type="float" office:value="3.19005141775921" calcext:value-type="float">
            <text:p>3.19005141775921</text:p>
          </table:table-cell>
          <table:table-cell/>
          <table:table-cell table:formula="of:=LOG10([.C15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formula="of:=LOG10([.A1556])" office:value-type="float" office:value="3.19033169817029" calcext:value-type="float">
            <text:p>3.19033169817029</text:p>
          </table:table-cell>
          <table:table-cell/>
          <table:table-cell table:formula="of:=LOG10([.C15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5.00pm</text:p>
          </table:table-cell>
          <table:table-cell office:value-type="float" office:value="1" calcext:value-type="float">
            <text:p>1</text:p>
          </table:table-cell>
          <table:table-cell table:formula="of:=LOG10([.A1557])" office:value-type="float" office:value="3.1906117978136" calcext:value-type="float">
            <text:p>3.1906117978136</text:p>
          </table:table-cell>
          <table:table-cell/>
          <table:table-cell table:formula="of:=LOG10([.C15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3.00pm</text:p>
          </table:table-cell>
          <table:table-cell office:value-type="float" office:value="1" calcext:value-type="float">
            <text:p>1</text:p>
          </table:table-cell>
          <table:table-cell table:formula="of:=LOG10([.A1558])" office:value-type="float" office:value="3.19089171692217" calcext:value-type="float">
            <text:p>3.19089171692217</text:p>
          </table:table-cell>
          <table:table-cell/>
          <table:table-cell table:formula="of:=LOG10([.C15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.45pm</text:p>
          </table:table-cell>
          <table:table-cell office:value-type="float" office:value="1" calcext:value-type="float">
            <text:p>1</text:p>
          </table:table-cell>
          <table:table-cell table:formula="of:=LOG10([.A1559])" office:value-type="float" office:value="3.19117145572856" calcext:value-type="float">
            <text:p>3.19117145572856</text:p>
          </table:table-cell>
          <table:table-cell/>
          <table:table-cell table:formula="of:=LOG10([.C15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.00pm</text:p>
          </table:table-cell>
          <table:table-cell office:value-type="float" office:value="1" calcext:value-type="float">
            <text:p>1</text:p>
          </table:table-cell>
          <table:table-cell table:formula="of:=LOG10([.A1560])" office:value-type="float" office:value="3.1914510144649" calcext:value-type="float">
            <text:p>3.1914510144649</text:p>
          </table:table-cell>
          <table:table-cell/>
          <table:table-cell table:formula="of:=LOG10([.C15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4.00pm</text:p>
          </table:table-cell>
          <table:table-cell office:value-type="float" office:value="1" calcext:value-type="float">
            <text:p>1</text:p>
          </table:table-cell>
          <table:table-cell table:formula="of:=LOG10([.A1561])" office:value-type="float" office:value="3.19173039336286" calcext:value-type="float">
            <text:p>3.19173039336286</text:p>
          </table:table-cell>
          <table:table-cell/>
          <table:table-cell table:formula="of:=LOG10([.C15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timeframes</text:p>
          </table:table-cell>
          <table:table-cell office:value-type="float" office:value="1" calcext:value-type="float">
            <text:p>1</text:p>
          </table:table-cell>
          <table:table-cell table:formula="of:=LOG10([.A1562])" office:value-type="float" office:value="3.19200959265367" calcext:value-type="float">
            <text:p>3.19200959265367</text:p>
          </table:table-cell>
          <table:table-cell/>
          <table:table-cell table:formula="of:=LOG10([.C15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extended</text:p>
          </table:table-cell>
          <table:table-cell office:value-type="float" office:value="1" calcext:value-type="float">
            <text:p>1</text:p>
          </table:table-cell>
          <table:table-cell table:formula="of:=LOG10([.A1563])" office:value-type="float" office:value="3.19228861256812" calcext:value-type="float">
            <text:p>3.19228861256812</text:p>
          </table:table-cell>
          <table:table-cell/>
          <table:table-cell table:formula="of:=LOG10([.C15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flows</text:p>
          </table:table-cell>
          <table:table-cell office:value-type="float" office:value="1" calcext:value-type="float">
            <text:p>1</text:p>
          </table:table-cell>
          <table:table-cell table:formula="of:=LOG10([.A1564])" office:value-type="float" office:value="3.19256745333655" calcext:value-type="float">
            <text:p>3.19256745333655</text:p>
          </table:table-cell>
          <table:table-cell/>
          <table:table-cell table:formula="of:=LOG10([.C15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uthentication</text:p>
          </table:table-cell>
          <table:table-cell office:value-type="float" office:value="1" calcext:value-type="float">
            <text:p>1</text:p>
          </table:table-cell>
          <table:table-cell table:formula="of:=LOG10([.A1565])" office:value-type="float" office:value="3.19284611518884" calcext:value-type="float">
            <text:p>3.19284611518884</text:p>
          </table:table-cell>
          <table:table-cell/>
          <table:table-cell table:formula="of:=LOG10([.C15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exceeds</text:p>
          </table:table-cell>
          <table:table-cell office:value-type="float" office:value="1" calcext:value-type="float">
            <text:p>1</text:p>
          </table:table-cell>
          <table:table-cell table:formula="of:=LOG10([.A1566])" office:value-type="float" office:value="3.19312459835446" calcext:value-type="float">
            <text:p>3.19312459835446</text:p>
          </table:table-cell>
          <table:table-cell/>
          <table:table-cell table:formula="of:=LOG10([.C15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refuses</text:p>
          </table:table-cell>
          <table:table-cell office:value-type="float" office:value="1" calcext:value-type="float">
            <text:p>1</text:p>
          </table:table-cell>
          <table:table-cell table:formula="of:=LOG10([.A1567])" office:value-type="float" office:value="3.19340290306242" calcext:value-type="float">
            <text:p>3.19340290306242</text:p>
          </table:table-cell>
          <table:table-cell/>
          <table:table-cell table:formula="of:=LOG10([.C15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shipped</text:p>
          </table:table-cell>
          <table:table-cell office:value-type="float" office:value="1" calcext:value-type="float">
            <text:p>1</text:p>
          </table:table-cell>
          <table:table-cell table:formula="of:=LOG10([.A1568])" office:value-type="float" office:value="3.19368102954128" calcext:value-type="float">
            <text:p>3.19368102954128</text:p>
          </table:table-cell>
          <table:table-cell/>
          <table:table-cell table:formula="of:=LOG10([.C15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finalised</text:p>
          </table:table-cell>
          <table:table-cell office:value-type="float" office:value="1" calcext:value-type="float">
            <text:p>1</text:p>
          </table:table-cell>
          <table:table-cell table:formula="of:=LOG10([.A1569])" office:value-type="float" office:value="3.19395897801919" calcext:value-type="float">
            <text:p>3.19395897801919</text:p>
          </table:table-cell>
          <table:table-cell/>
          <table:table-cell table:formula="of:=LOG10([.C15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hipping</text:p>
          </table:table-cell>
          <table:table-cell office:value-type="float" office:value="1" calcext:value-type="float">
            <text:p>1</text:p>
          </table:table-cell>
          <table:table-cell table:formula="of:=LOG10([.A1570])" office:value-type="float" office:value="3.19423674872383" calcext:value-type="float">
            <text:p>3.19423674872383</text:p>
          </table:table-cell>
          <table:table-cell/>
          <table:table-cell table:formula="of:=LOG10([.C15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iscounts</text:p>
          </table:table-cell>
          <table:table-cell office:value-type="float" office:value="1" calcext:value-type="float">
            <text:p>1</text:p>
          </table:table-cell>
          <table:table-cell table:formula="of:=LOG10([.A1571])" office:value-type="float" office:value="3.19451434188247" calcext:value-type="float">
            <text:p>3.19451434188247</text:p>
          </table:table-cell>
          <table:table-cell/>
          <table:table-cell table:formula="of:=LOG10([.C15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 table:formula="of:=LOG10([.A1572])" office:value-type="float" office:value="3.19479175772192" calcext:value-type="float">
            <text:p>3.19479175772192</text:p>
          </table:table-cell>
          <table:table-cell/>
          <table:table-cell table:formula="of:=LOG10([.C15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irect(s</text:p>
          </table:table-cell>
          <table:table-cell office:value-type="float" office:value="1" calcext:value-type="float">
            <text:p>1</text:p>
          </table:table-cell>
          <table:table-cell table:formula="of:=LOG10([.A1573])" office:value-type="float" office:value="3.19506899646859" calcext:value-type="float">
            <text:p>3.19506899646859</text:p>
          </table:table-cell>
          <table:table-cell/>
          <table:table-cell table:formula="of:=LOG10([.C15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quest(s</text:p>
          </table:table-cell>
          <table:table-cell office:value-type="float" office:value="1" calcext:value-type="float">
            <text:p>1</text:p>
          </table:table-cell>
          <table:table-cell table:formula="of:=LOG10([.A1574])" office:value-type="float" office:value="3.19534605834842" calcext:value-type="float">
            <text:p>3.19534605834842</text:p>
          </table:table-cell>
          <table:table-cell/>
          <table:table-cell table:formula="of:=LOG10([.C15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beneficiary</text:p>
          </table:table-cell>
          <table:table-cell office:value-type="float" office:value="1" calcext:value-type="float">
            <text:p>1</text:p>
          </table:table-cell>
          <table:table-cell table:formula="of:=LOG10([.A1575])" office:value-type="float" office:value="3.19562294358694" calcext:value-type="float">
            <text:p>3.19562294358694</text:p>
          </table:table-cell>
          <table:table-cell/>
          <table:table-cell table:formula="of:=LOG10([.C15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pprove</text:p>
          </table:table-cell>
          <table:table-cell office:value-type="float" office:value="1" calcext:value-type="float">
            <text:p>1</text:p>
          </table:table-cell>
          <table:table-cell table:formula="of:=LOG10([.A1576])" office:value-type="float" office:value="3.19589965240923" calcext:value-type="float">
            <text:p>3.19589965240923</text:p>
          </table:table-cell>
          <table:table-cell/>
          <table:table-cell table:formula="of:=LOG10([.C15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table:formula="of:=LOG10([.A1577])" office:value-type="float" office:value="3.19617618503997" calcext:value-type="float">
            <text:p>3.19617618503997</text:p>
          </table:table-cell>
          <table:table-cell/>
          <table:table-cell table:formula="of:=LOG10([.C15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ates</text:p>
          </table:table-cell>
          <table:table-cell office:value-type="float" office:value="1" calcext:value-type="float">
            <text:p>1</text:p>
          </table:table-cell>
          <table:table-cell table:formula="of:=LOG10([.A1578])" office:value-type="float" office:value="3.19645254170339" calcext:value-type="float">
            <text:p>3.19645254170339</text:p>
          </table:table-cell>
          <table:table-cell/>
          <table:table-cell table:formula="of:=LOG10([.C15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expect</text:p>
          </table:table-cell>
          <table:table-cell office:value-type="float" office:value="1" calcext:value-type="float">
            <text:p>1</text:p>
          </table:table-cell>
          <table:table-cell table:formula="of:=LOG10([.A1579])" office:value-type="float" office:value="3.19672872262329" calcext:value-type="float">
            <text:p>3.19672872262329</text:p>
          </table:table-cell>
          <table:table-cell/>
          <table:table-cell table:formula="of:=LOG10([.C15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haven’t</text:p>
          </table:table-cell>
          <table:table-cell office:value-type="float" office:value="1" calcext:value-type="float">
            <text:p>1</text:p>
          </table:table-cell>
          <table:table-cell table:formula="of:=LOG10([.A1580])" office:value-type="float" office:value="3.19700472802305" calcext:value-type="float">
            <text:p>3.19700472802305</text:p>
          </table:table-cell>
          <table:table-cell/>
          <table:table-cell table:formula="of:=LOG10([.C15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ecided</text:p>
          </table:table-cell>
          <table:table-cell office:value-type="float" office:value="1" calcext:value-type="float">
            <text:p>1</text:p>
          </table:table-cell>
          <table:table-cell table:formula="of:=LOG10([.A1581])" office:value-type="float" office:value="3.19728055812562" calcext:value-type="float">
            <text:p>3.19728055812562</text:p>
          </table:table-cell>
          <table:table-cell/>
          <table:table-cell table:formula="of:=LOG10([.C15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presents</text:p>
          </table:table-cell>
          <table:table-cell office:value-type="float" office:value="1" calcext:value-type="float">
            <text:p>1</text:p>
          </table:table-cell>
          <table:table-cell table:formula="of:=LOG10([.A1582])" office:value-type="float" office:value="3.19755621315354" calcext:value-type="float">
            <text:p>3.19755621315354</text:p>
          </table:table-cell>
          <table:table-cell/>
          <table:table-cell table:formula="of:=LOG10([.C15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managed</text:p>
          </table:table-cell>
          <table:table-cell office:value-type="float" office:value="1" calcext:value-type="float">
            <text:p>1</text:p>
          </table:table-cell>
          <table:table-cell table:formula="of:=LOG10([.A1583])" office:value-type="float" office:value="3.1978316933289" calcext:value-type="float">
            <text:p>3.1978316933289</text:p>
          </table:table-cell>
          <table:table-cell/>
          <table:table-cell table:formula="of:=LOG10([.C15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subscription</text:p>
          </table:table-cell>
          <table:table-cell office:value-type="float" office:value="1" calcext:value-type="float">
            <text:p>1</text:p>
          </table:table-cell>
          <table:table-cell table:formula="of:=LOG10([.A1584])" office:value-type="float" office:value="3.1981069988734" calcext:value-type="float">
            <text:p>3.1981069988734</text:p>
          </table:table-cell>
          <table:table-cell/>
          <table:table-cell table:formula="of:=LOG10([.C15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recurring</text:p>
          </table:table-cell>
          <table:table-cell office:value-type="float" office:value="1" calcext:value-type="float">
            <text:p>1</text:p>
          </table:table-cell>
          <table:table-cell table:formula="of:=LOG10([.A1585])" office:value-type="float" office:value="3.19838213000829" calcext:value-type="float">
            <text:p>3.19838213000829</text:p>
          </table:table-cell>
          <table:table-cell/>
          <table:table-cell table:formula="of:=LOG10([.C15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preauthorised</text:p>
          </table:table-cell>
          <table:table-cell office:value-type="float" office:value="1" calcext:value-type="float">
            <text:p>1</text:p>
          </table:table-cell>
          <table:table-cell table:formula="of:=LOG10([.A1586])" office:value-type="float" office:value="3.19865708695442" calcext:value-type="float">
            <text:p>3.19865708695442</text:p>
          </table:table-cell>
          <table:table-cell/>
          <table:table-cell table:formula="of:=LOG10([.C15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preapproved</text:p>
          </table:table-cell>
          <table:table-cell office:value-type="float" office:value="1" calcext:value-type="float">
            <text:p>1</text:p>
          </table:table-cell>
          <table:table-cell table:formula="of:=LOG10([.A1587])" office:value-type="float" office:value="3.19893186993221" calcext:value-type="float">
            <text:p>3.19893186993221</text:p>
          </table:table-cell>
          <table:table-cell/>
          <table:table-cell table:formula="of:=LOG10([.C15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unclaimed</text:p>
          </table:table-cell>
          <table:table-cell office:value-type="float" office:value="1" calcext:value-type="float">
            <text:p>1</text:p>
          </table:table-cell>
          <table:table-cell table:formula="of:=LOG10([.A1588])" office:value-type="float" office:value="3.19920647916166" calcext:value-type="float">
            <text:p>3.19920647916166</text:p>
          </table:table-cell>
          <table:table-cell/>
          <table:table-cell table:formula="of:=LOG10([.C15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llars</text:p>
          </table:table-cell>
          <table:table-cell office:value-type="float" office:value="1" calcext:value-type="float">
            <text:p>1</text:p>
          </table:table-cell>
          <table:table-cell table:formula="of:=LOG10([.A1589])" office:value-type="float" office:value="3.19948091486236" calcext:value-type="float">
            <text:p>3.19948091486236</text:p>
          </table:table-cell>
          <table:table-cell/>
          <table:table-cell table:formula="of:=LOG10([.C15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feefor</text:p>
          </table:table-cell>
          <table:table-cell office:value-type="float" office:value="1" calcext:value-type="float">
            <text:p>1</text:p>
          </table:table-cell>
          <table:table-cell table:formula="of:=LOG10([.A1590])" office:value-type="float" office:value="3.19975517725347" calcext:value-type="float">
            <text:p>3.19975517725347</text:p>
          </table:table-cell>
          <table:table-cell/>
          <table:table-cell table:formula="of:=LOG10([.C15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recipient's</text:p>
          </table:table-cell>
          <table:table-cell office:value-type="float" office:value="1" calcext:value-type="float">
            <text:p>1</text:p>
          </table:table-cell>
          <table:table-cell table:formula="of:=LOG10([.A1591])" office:value-type="float" office:value="3.20002926655377" calcext:value-type="float">
            <text:p>3.20002926655377</text:p>
          </table:table-cell>
          <table:table-cell/>
          <table:table-cell table:formula="of:=LOG10([.C15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xecuted</text:p>
          </table:table-cell>
          <table:table-cell office:value-type="float" office:value="1" calcext:value-type="float">
            <text:p>1</text:p>
          </table:table-cell>
          <table:table-cell table:formula="of:=LOG10([.A1592])" office:value-type="float" office:value="3.20030318298158" calcext:value-type="float">
            <text:p>3.20030318298158</text:p>
          </table:table-cell>
          <table:table-cell/>
          <table:table-cell table:formula="of:=LOG10([.C15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incorrectly</text:p>
          </table:table-cell>
          <table:table-cell office:value-type="float" office:value="1" calcext:value-type="float">
            <text:p>1</text:p>
          </table:table-cell>
          <table:table-cell table:formula="of:=LOG10([.A1593])" office:value-type="float" office:value="3.20057692675485" calcext:value-type="float">
            <text:p>3.20057692675485</text:p>
          </table:table-cell>
          <table:table-cell/>
          <table:table-cell table:formula="of:=LOG10([.C15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formula="of:=LOG10([.A1594])" office:value-type="float" office:value="3.20085049809108" calcext:value-type="float">
            <text:p>3.20085049809108</text:p>
          </table:table-cell>
          <table:table-cell/>
          <table:table-cell table:formula="of:=LOG10([.C15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formula="of:=LOG10([.A1595])" office:value-type="float" office:value="3.20112389720738" calcext:value-type="float">
            <text:p>3.20112389720738</text:p>
          </table:table-cell>
          <table:table-cell/>
          <table:table-cell table:formula="of:=LOG10([.C15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merchant/transaction</text:p>
          </table:table-cell>
          <table:table-cell office:value-type="float" office:value="1" calcext:value-type="float">
            <text:p>1</text:p>
          </table:table-cell>
          <table:table-cell table:formula="of:=LOG10([.A1596])" office:value-type="float" office:value="3.20139712432045" calcext:value-type="float">
            <text:p>3.20139712432045</text:p>
          </table:table-cell>
          <table:table-cell/>
          <table:table-cell table:formula="of:=LOG10([.C15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formula="of:=LOG10([.A1597])" office:value-type="float" office:value="3.20167017964658" calcext:value-type="float">
            <text:p>3.20167017964658</text:p>
          </table:table-cell>
          <table:table-cell/>
          <table:table-cell table:formula="of:=LOG10([.C15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vouchers</text:p>
          </table:table-cell>
          <table:table-cell office:value-type="float" office:value="1" calcext:value-type="float">
            <text:p>1</text:p>
          </table:table-cell>
          <table:table-cell table:formula="of:=LOG10([.A1598])" office:value-type="float" office:value="3.20194306340165" calcext:value-type="float">
            <text:p>3.20194306340165</text:p>
          </table:table-cell>
          <table:table-cell/>
          <table:table-cell table:formula="of:=LOG10([.C15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romotional</text:p>
          </table:table-cell>
          <table:table-cell office:value-type="float" office:value="1" calcext:value-type="float">
            <text:p>1</text:p>
          </table:table-cell>
          <table:table-cell table:formula="of:=LOG10([.A1599])" office:value-type="float" office:value="3.20221577580113" calcext:value-type="float">
            <text:p>3.20221577580113</text:p>
          </table:table-cell>
          <table:table-cell/>
          <table:table-cell table:formula="of:=LOG10([.C15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riority</text:p>
          </table:table-cell>
          <table:table-cell office:value-type="float" office:value="1" calcext:value-type="float">
            <text:p>1</text:p>
          </table:table-cell>
          <table:table-cell table:formula="of:=LOG10([.A1600])" office:value-type="float" office:value="3.20248831706009" calcext:value-type="float">
            <text:p>3.20248831706009</text:p>
          </table:table-cell>
          <table:table-cell/>
          <table:table-cell table:formula="of:=LOG10([.C16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notional</text:p>
          </table:table-cell>
          <table:table-cell office:value-type="float" office:value="1" calcext:value-type="float">
            <text:p>1</text:p>
          </table:table-cell>
          <table:table-cell table:formula="of:=LOG10([.A1601])" office:value-type="float" office:value="3.2027606873932" calcext:value-type="float">
            <text:p>3.2027606873932</text:p>
          </table:table-cell>
          <table:table-cell/>
          <table:table-cell table:formula="of:=LOG10([.C16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eemed</text:p>
          </table:table-cell>
          <table:table-cell office:value-type="float" office:value="1" calcext:value-type="float">
            <text:p>1</text:p>
          </table:table-cell>
          <table:table-cell table:formula="of:=LOG10([.A1602])" office:value-type="float" office:value="3.20303288701471" calcext:value-type="float">
            <text:p>3.20303288701471</text:p>
          </table:table-cell>
          <table:table-cell/>
          <table:table-cell table:formula="of:=LOG10([.C16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redeemable</text:p>
          </table:table-cell>
          <table:table-cell office:value-type="float" office:value="1" calcext:value-type="float">
            <text:p>1</text:p>
          </table:table-cell>
          <table:table-cell table:formula="of:=LOG10([.A1603])" office:value-type="float" office:value="3.20330491613848" calcext:value-type="float">
            <text:p>3.20330491613848</text:p>
          </table:table-cell>
          <table:table-cell/>
          <table:table-cell table:formula="of:=LOG10([.C16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expired</text:p>
          </table:table-cell>
          <table:table-cell office:value-type="float" office:value="1" calcext:value-type="float">
            <text:p>1</text:p>
          </table:table-cell>
          <table:table-cell table:formula="of:=LOG10([.A1604])" office:value-type="float" office:value="3.20357677497797" calcext:value-type="float">
            <text:p>3.20357677497797</text:p>
          </table:table-cell>
          <table:table-cell/>
          <table:table-cell table:formula="of:=LOG10([.C16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reinstate</text:p>
          </table:table-cell>
          <table:table-cell office:value-type="float" office:value="1" calcext:value-type="float">
            <text:p>1</text:p>
          </table:table-cell>
          <table:table-cell table:formula="of:=LOG10([.A1605])" office:value-type="float" office:value="3.20384846374623" calcext:value-type="float">
            <text:p>3.20384846374623</text:p>
          </table:table-cell>
          <table:table-cell/>
          <table:table-cell table:formula="of:=LOG10([.C16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elected</text:p>
          </table:table-cell>
          <table:table-cell office:value-type="float" office:value="1" calcext:value-type="float">
            <text:p>1</text:p>
          </table:table-cell>
          <table:table-cell table:formula="of:=LOG10([.A1606])" office:value-type="float" office:value="3.20411998265592" calcext:value-type="float">
            <text:p>3.20411998265592</text:p>
          </table:table-cell>
          <table:table-cell/>
          <table:table-cell table:formula="of:=LOG10([.C16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re-existing</text:p>
          </table:table-cell>
          <table:table-cell office:value-type="float" office:value="1" calcext:value-type="float">
            <text:p>1</text:p>
          </table:table-cell>
          <table:table-cell table:formula="of:=LOG10([.A1607])" office:value-type="float" office:value="3.2043913319193" calcext:value-type="float">
            <text:p>3.2043913319193</text:p>
          </table:table-cell>
          <table:table-cell/>
          <table:table-cell table:formula="of:=LOG10([.C16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defer</text:p>
          </table:table-cell>
          <table:table-cell office:value-type="float" office:value="1" calcext:value-type="float">
            <text:p>1</text:p>
          </table:table-cell>
          <table:table-cell table:formula="of:=LOG10([.A1608])" office:value-type="float" office:value="3.20466251174822" calcext:value-type="float">
            <text:p>3.20466251174822</text:p>
          </table:table-cell>
          <table:table-cell/>
          <table:table-cell table:formula="of:=LOG10([.C16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integrating</text:p>
          </table:table-cell>
          <table:table-cell office:value-type="float" office:value="1" calcext:value-type="float">
            <text:p>1</text:p>
          </table:table-cell>
          <table:table-cell table:formula="of:=LOG10([.A1609])" office:value-type="float" office:value="3.20493352235414" calcext:value-type="float">
            <text:p>3.20493352235414</text:p>
          </table:table-cell>
          <table:table-cell/>
          <table:table-cell table:formula="of:=LOG10([.C16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braintree</text:p>
          </table:table-cell>
          <table:table-cell office:value-type="float" office:value="1" calcext:value-type="float">
            <text:p>1</text:p>
          </table:table-cell>
          <table:table-cell table:formula="of:=LOG10([.A1610])" office:value-type="float" office:value="3.20520436394814" calcext:value-type="float">
            <text:p>3.20520436394814</text:p>
          </table:table-cell>
          <table:table-cell/>
          <table:table-cell table:formula="of:=LOG10([.C16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evelopers</text:p>
          </table:table-cell>
          <table:table-cell office:value-type="float" office:value="1" calcext:value-type="float">
            <text:p>1</text:p>
          </table:table-cell>
          <table:table-cell table:formula="of:=LOG10([.A1611])" office:value-type="float" office:value="3.20547503674089" calcext:value-type="float">
            <text:p>3.20547503674089</text:p>
          </table:table-cell>
          <table:table-cell/>
          <table:table-cell table:formula="of:=LOG10([.C16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equate</text:p>
          </table:table-cell>
          <table:table-cell office:value-type="float" office:value="1" calcext:value-type="float">
            <text:p>1</text:p>
          </table:table-cell>
          <table:table-cell table:formula="of:=LOG10([.A1612])" office:value-type="float" office:value="3.20574554094266" calcext:value-type="float">
            <text:p>3.20574554094266</text:p>
          </table:table-cell>
          <table:table-cell/>
          <table:table-cell table:formula="of:=LOG10([.C16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notification</text:p>
          </table:table-cell>
          <table:table-cell office:value-type="float" office:value="1" calcext:value-type="float">
            <text:p>1</text:p>
          </table:table-cell>
          <table:table-cell table:formula="of:=LOG10([.A1613])" office:value-type="float" office:value="3.20601587676334" calcext:value-type="float">
            <text:p>3.20601587676334</text:p>
          </table:table-cell>
          <table:table-cell/>
          <table:table-cell table:formula="of:=LOG10([.C16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upported</text:p>
          </table:table-cell>
          <table:table-cell office:value-type="float" office:value="1" calcext:value-type="float">
            <text:p>1</text:p>
          </table:table-cell>
          <table:table-cell table:formula="of:=LOG10([.A1614])" office:value-type="float" office:value="3.20628604441243" calcext:value-type="float">
            <text:p>3.20628604441243</text:p>
          </table:table-cell>
          <table:table-cell/>
          <table:table-cell table:formula="of:=LOG10([.C16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allowed</text:p>
          </table:table-cell>
          <table:table-cell office:value-type="float" office:value="1" calcext:value-type="float">
            <text:p>1</text:p>
          </table:table-cell>
          <table:table-cell table:formula="of:=LOG10([.A1615])" office:value-type="float" office:value="3.20655604409903" calcext:value-type="float">
            <text:p>3.20655604409903</text:p>
          </table:table-cell>
          <table:table-cell/>
          <table:table-cell table:formula="of:=LOG10([.C16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sists</text:p>
          </table:table-cell>
          <table:table-cell office:value-type="float" office:value="1" calcext:value-type="float">
            <text:p>1</text:p>
          </table:table-cell>
          <table:table-cell table:formula="of:=LOG10([.A1616])" office:value-type="float" office:value="3.20682587603185" calcext:value-type="float">
            <text:p>3.20682587603185</text:p>
          </table:table-cell>
          <table:table-cell/>
          <table:table-cell table:formula="of:=LOG10([.C16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bundled</text:p>
          </table:table-cell>
          <table:table-cell office:value-type="float" office:value="1" calcext:value-type="float">
            <text:p>1</text:p>
          </table:table-cell>
          <table:table-cell table:formula="of:=LOG10([.A1617])" office:value-type="float" office:value="3.20709554041922" calcext:value-type="float">
            <text:p>3.20709554041922</text:p>
          </table:table-cell>
          <table:table-cell/>
          <table:table-cell table:formula="of:=LOG10([.C16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apability</text:p>
          </table:table-cell>
          <table:table-cell office:value-type="float" office:value="1" calcext:value-type="float">
            <text:p>1</text:p>
          </table:table-cell>
          <table:table-cell table:formula="of:=LOG10([.A1618])" office:value-type="float" office:value="3.20736503746907" calcext:value-type="float">
            <text:p>3.20736503746907</text:p>
          </table:table-cell>
          <table:table-cell/>
          <table:table-cell table:formula="of:=LOG10([.C16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formula="of:=LOG10([.A1619])" office:value-type="float" office:value="3.20763436738896" calcext:value-type="float">
            <text:p>3.20763436738896</text:p>
          </table:table-cell>
          <table:table-cell/>
          <table:table-cell table:formula="of:=LOG10([.C16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arts</text:p>
          </table:table-cell>
          <table:table-cell office:value-type="float" office:value="1" calcext:value-type="float">
            <text:p>1</text:p>
          </table:table-cell>
          <table:table-cell table:formula="of:=LOG10([.A1620])" office:value-type="float" office:value="3.20790353038605" calcext:value-type="float">
            <text:p>3.20790353038605</text:p>
          </table:table-cell>
          <table:table-cell/>
          <table:table-cell table:formula="of:=LOG10([.C16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apabilities</text:p>
          </table:table-cell>
          <table:table-cell office:value-type="float" office:value="1" calcext:value-type="float">
            <text:p>1</text:p>
          </table:table-cell>
          <table:table-cell table:formula="of:=LOG10([.A1621])" office:value-type="float" office:value="3.20817252666712" calcext:value-type="float">
            <text:p>3.20817252666712</text:p>
          </table:table-cell>
          <table:table-cell/>
          <table:table-cell table:formula="of:=LOG10([.C16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apm</text:p>
          </table:table-cell>
          <table:table-cell office:value-type="float" office:value="1" calcext:value-type="float">
            <text:p>1</text:p>
          </table:table-cell>
          <table:table-cell table:formula="of:=LOG10([.A1622])" office:value-type="float" office:value="3.20844135643857" calcext:value-type="float">
            <text:p>3.20844135643857</text:p>
          </table:table-cell>
          <table:table-cell/>
          <table:table-cell table:formula="of:=LOG10([.C16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filters</text:p>
          </table:table-cell>
          <table:table-cell office:value-type="float" office:value="1" calcext:value-type="float">
            <text:p>1</text:p>
          </table:table-cell>
          <table:table-cell table:formula="of:=LOG10([.A1623])" office:value-type="float" office:value="3.2087100199064" calcext:value-type="float">
            <text:p>3.2087100199064</text:p>
          </table:table-cell>
          <table:table-cell/>
          <table:table-cell table:formula="of:=LOG10([.C16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encourage</text:p>
          </table:table-cell>
          <table:table-cell office:value-type="float" office:value="1" calcext:value-type="float">
            <text:p>1</text:p>
          </table:table-cell>
          <table:table-cell table:formula="of:=LOG10([.A1624])" office:value-type="float" office:value="3.20897851727625" calcext:value-type="float">
            <text:p>3.20897851727625</text:p>
          </table:table-cell>
          <table:table-cell/>
          <table:table-cell table:formula="of:=LOG10([.C16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enalise</text:p>
          </table:table-cell>
          <table:table-cell office:value-type="float" office:value="1" calcext:value-type="float">
            <text:p>1</text:p>
          </table:table-cell>
          <table:table-cell table:formula="of:=LOG10([.A1625])" office:value-type="float" office:value="3.20924684875337" calcext:value-type="float">
            <text:p>3.20924684875337</text:p>
          </table:table-cell>
          <table:table-cell/>
          <table:table-cell table:formula="of:=LOG10([.C16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unnecessary</text:p>
          </table:table-cell>
          <table:table-cell office:value-type="float" office:value="1" calcext:value-type="float">
            <text:p>1</text:p>
          </table:table-cell>
          <table:table-cell table:formula="of:=LOG10([.A1626])" office:value-type="float" office:value="3.20951501454263" calcext:value-type="float">
            <text:p>3.20951501454263</text:p>
          </table:table-cell>
          <table:table-cell/>
          <table:table-cell table:formula="of:=LOG10([.C16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LOG10([.A1627])" office:value-type="float" office:value="3.20978301484852" calcext:value-type="float">
            <text:p>3.20978301484852</text:p>
          </table:table-cell>
          <table:table-cell/>
          <table:table-cell table:formula="of:=LOG10([.C16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friction</text:p>
          </table:table-cell>
          <table:table-cell office:value-type="float" office:value="1" calcext:value-type="float">
            <text:p>1</text:p>
          </table:table-cell>
          <table:table-cell table:formula="of:=LOG10([.A1628])" office:value-type="float" office:value="3.21005084987514" calcext:value-type="float">
            <text:p>3.21005084987514</text:p>
          </table:table-cell>
          <table:table-cell/>
          <table:table-cell table:formula="of:=LOG10([.C16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abandonment</text:p>
          </table:table-cell>
          <table:table-cell office:value-type="float" office:value="1" calcext:value-type="float">
            <text:p>1</text:p>
          </table:table-cell>
          <table:table-cell table:formula="of:=LOG10([.A1629])" office:value-type="float" office:value="3.21031851982623" calcext:value-type="float">
            <text:p>3.21031851982623</text:p>
          </table:table-cell>
          <table:table-cell/>
          <table:table-cell table:formula="of:=LOG10([.C16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compliance</text:p>
          </table:table-cell>
          <table:table-cell office:value-type="float" office:value="1" calcext:value-type="float">
            <text:p>1</text:p>
          </table:table-cell>
          <table:table-cell table:formula="of:=LOG10([.A1630])" office:value-type="float" office:value="3.21058602490516" calcext:value-type="float">
            <text:p>3.21058602490516</text:p>
          </table:table-cell>
          <table:table-cell/>
          <table:table-cell table:formula="of:=LOG10([.C16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excess</text:p>
          </table:table-cell>
          <table:table-cell office:value-type="float" office:value="1" calcext:value-type="float">
            <text:p>1</text:p>
          </table:table-cell>
          <table:table-cell table:formula="of:=LOG10([.A1631])" office:value-type="float" office:value="3.21085336531489" calcext:value-type="float">
            <text:p>3.21085336531489</text:p>
          </table:table-cell>
          <table:table-cell/>
          <table:table-cell table:formula="of:=LOG10([.C16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surcharges</text:p>
          </table:table-cell>
          <table:table-cell office:value-type="float" office:value="1" calcext:value-type="float">
            <text:p>1</text:p>
          </table:table-cell>
          <table:table-cell table:formula="of:=LOG10([.A1632])" office:value-type="float" office:value="3.21112054125805" calcext:value-type="float">
            <text:p>3.21112054125805</text:p>
          </table:table-cell>
          <table:table-cell/>
          <table:table-cell table:formula="of:=LOG10([.C16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dissuade</text:p>
          </table:table-cell>
          <table:table-cell office:value-type="float" office:value="1" calcext:value-type="float">
            <text:p>1</text:p>
          </table:table-cell>
          <table:table-cell table:formula="of:=LOG10([.A1633])" office:value-type="float" office:value="3.21138755293686" calcext:value-type="float">
            <text:p>3.21138755293686</text:p>
          </table:table-cell>
          <table:table-cell/>
          <table:table-cell table:formula="of:=LOG10([.C16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inhibit</text:p>
          </table:table-cell>
          <table:table-cell office:value-type="float" office:value="1" calcext:value-type="float">
            <text:p>1</text:p>
          </table:table-cell>
          <table:table-cell table:formula="of:=LOG10([.A1634])" office:value-type="float" office:value="3.21165440055318" calcext:value-type="float">
            <text:p>3.21165440055318</text:p>
          </table:table-cell>
          <table:table-cell/>
          <table:table-cell table:formula="of:=LOG10([.C16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permanently</text:p>
          </table:table-cell>
          <table:table-cell office:value-type="float" office:value="1" calcext:value-type="float">
            <text:p>1</text:p>
          </table:table-cell>
          <table:table-cell table:formula="of:=LOG10([.A1635])" office:value-type="float" office:value="3.21192108430851" calcext:value-type="float">
            <text:p>3.21192108430851</text:p>
          </table:table-cell>
          <table:table-cell/>
          <table:table-cell table:formula="of:=LOG10([.C16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remedies</text:p>
          </table:table-cell>
          <table:table-cell office:value-type="float" office:value="1" calcext:value-type="float">
            <text:p>1</text:p>
          </table:table-cell>
          <table:table-cell table:formula="of:=LOG10([.A1636])" office:value-type="float" office:value="3.21218760440396" calcext:value-type="float">
            <text:p>3.21218760440396</text:p>
          </table:table-cell>
          <table:table-cell/>
          <table:table-cell table:formula="of:=LOG10([.C16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table-cell table:formula="of:=LOG10([.A1637])" office:value-type="float" office:value="3.21245396104028" calcext:value-type="float">
            <text:p>3.21245396104028</text:p>
          </table:table-cell>
          <table:table-cell/>
          <table:table-cell table:formula="of:=LOG10([.C16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substantially</text:p>
          </table:table-cell>
          <table:table-cell office:value-type="float" office:value="1" calcext:value-type="float">
            <text:p>1</text:p>
          </table:table-cell>
          <table:table-cell table:formula="of:=LOG10([.A1638])" office:value-type="float" office:value="3.21272015441784" calcext:value-type="float">
            <text:p>3.21272015441784</text:p>
          </table:table-cell>
          <table:table-cell/>
          <table:table-cell table:formula="of:=LOG10([.C16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table:formula="of:=LOG10([.A1639])" office:value-type="float" office:value="3.21298618473667" calcext:value-type="float">
            <text:p>3.21298618473667</text:p>
          </table:table-cell>
          <table:table-cell/>
          <table:table-cell table:formula="of:=LOG10([.C16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lacement</text:p>
          </table:table-cell>
          <table:table-cell office:value-type="float" office:value="1" calcext:value-type="float">
            <text:p>1</text:p>
          </table:table-cell>
          <table:table-cell table:formula="of:=LOG10([.A1640])" office:value-type="float" office:value="3.2132520521964" calcext:value-type="float">
            <text:p>3.2132520521964</text:p>
          </table:table-cell>
          <table:table-cell/>
          <table:table-cell table:formula="of:=LOG10([.C16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table:formula="of:=LOG10([.A1641])" office:value-type="float" office:value="3.2135177569963" calcext:value-type="float">
            <text:p>3.2135177569963</text:p>
          </table:table-cell>
          <table:table-cell/>
          <table:table-cell table:formula="of:=LOG10([.C16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reatment</text:p>
          </table:table-cell>
          <table:table-cell office:value-type="float" office:value="1" calcext:value-type="float">
            <text:p>1</text:p>
          </table:table-cell>
          <table:table-cell table:formula="of:=LOG10([.A1642])" office:value-type="float" office:value="3.2137832993353" calcext:value-type="float">
            <text:p>3.2137832993353</text:p>
          </table:table-cell>
          <table:table-cell/>
          <table:table-cell table:formula="of:=LOG10([.C16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compared</text:p>
          </table:table-cell>
          <table:table-cell office:value-type="float" office:value="1" calcext:value-type="float">
            <text:p>1</text:p>
          </table:table-cell>
          <table:table-cell table:formula="of:=LOG10([.A1643])" office:value-type="float" office:value="3.21404867941194" calcext:value-type="float">
            <text:p>3.21404867941194</text:p>
          </table:table-cell>
          <table:table-cell/>
          <table:table-cell table:formula="of:=LOG10([.C16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ischaracterise</text:p>
          </table:table-cell>
          <table:table-cell office:value-type="float" office:value="1" calcext:value-type="float">
            <text:p>1</text:p>
          </table:table-cell>
          <table:table-cell table:formula="of:=LOG10([.A1644])" office:value-type="float" office:value="3.2143138974244" calcext:value-type="float">
            <text:p>3.2143138974244</text:p>
          </table:table-cell>
          <table:table-cell/>
          <table:table-cell table:formula="of:=LOG10([.C16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xhibit</text:p>
          </table:table-cell>
          <table:table-cell office:value-type="float" office:value="1" calcext:value-type="float">
            <text:p>1</text:p>
          </table:table-cell>
          <table:table-cell table:formula="of:=LOG10([.A1645])" office:value-type="float" office:value="3.2145789535705" calcext:value-type="float">
            <text:p>3.2145789535705</text:p>
          </table:table-cell>
          <table:table-cell/>
          <table:table-cell table:formula="of:=LOG10([.C16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assess</text:p>
          </table:table-cell>
          <table:table-cell office:value-type="float" office:value="1" calcext:value-type="float">
            <text:p>1</text:p>
          </table:table-cell>
          <table:table-cell table:formula="of:=LOG10([.A1646])" office:value-type="float" office:value="3.2148438480477" calcext:value-type="float">
            <text:p>3.2148438480477</text:p>
          </table:table-cell>
          <table:table-cell/>
          <table:table-cell table:formula="of:=LOG10([.C16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remit</text:p>
          </table:table-cell>
          <table:table-cell office:value-type="float" office:value="1" calcext:value-type="float">
            <text:p>1</text:p>
          </table:table-cell>
          <table:table-cell table:formula="of:=LOG10([.A1647])" office:value-type="float" office:value="3.21510858105309" calcext:value-type="float">
            <text:p>3.21510858105309</text:p>
          </table:table-cell>
          <table:table-cell/>
          <table:table-cell table:formula="of:=LOG10([.C16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etermining</text:p>
          </table:table-cell>
          <table:table-cell office:value-type="float" office:value="1" calcext:value-type="float">
            <text:p>1</text:p>
          </table:table-cell>
          <table:table-cell table:formula="of:=LOG10([.A1648])" office:value-type="float" office:value="3.21537315278342" calcext:value-type="float">
            <text:p>3.21537315278342</text:p>
          </table:table-cell>
          <table:table-cell/>
          <table:table-cell table:formula="of:=LOG10([.C16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ollecting</text:p>
          </table:table-cell>
          <table:table-cell office:value-type="float" office:value="1" calcext:value-type="float">
            <text:p>1</text:p>
          </table:table-cell>
          <table:table-cell table:formula="of:=LOG10([.A1649])" office:value-type="float" office:value="3.21563756343506" calcext:value-type="float">
            <text:p>3.21563756343506</text:p>
          </table:table-cell>
          <table:table-cell/>
          <table:table-cell table:formula="of:=LOG10([.C16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remitting</text:p>
          </table:table-cell>
          <table:table-cell office:value-type="float" office:value="1" calcext:value-type="float">
            <text:p>1</text:p>
          </table:table-cell>
          <table:table-cell table:formula="of:=LOG10([.A1650])" office:value-type="float" office:value="3.21590181320403" calcext:value-type="float">
            <text:p>3.21590181320403</text:p>
          </table:table-cell>
          <table:table-cell/>
          <table:table-cell table:formula="of:=LOG10([.C16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tax</text:p>
          </table:table-cell>
          <table:table-cell office:value-type="float" office:value="1" calcext:value-type="float">
            <text:p>1</text:p>
          </table:table-cell>
          <table:table-cell table:formula="of:=LOG10([.A1651])" office:value-type="float" office:value="3.21616590228599" calcext:value-type="float">
            <text:p>3.21616590228599</text:p>
          </table:table-cell>
          <table:table-cell/>
          <table:table-cell table:formula="of:=LOG10([.C16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application’s</text:p>
          </table:table-cell>
          <table:table-cell office:value-type="float" office:value="1" calcext:value-type="float">
            <text:p>1</text:p>
          </table:table-cell>
          <table:table-cell table:formula="of:=LOG10([.A1652])" office:value-type="float" office:value="3.21642983087625" calcext:value-type="float">
            <text:p>3.21642983087625</text:p>
          </table:table-cell>
          <table:table-cell/>
          <table:table-cell table:formula="of:=LOG10([.C16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table:formula="of:=LOG10([.A1653])" office:value-type="float" office:value="3.21669359916975" calcext:value-type="float">
            <text:p>3.21669359916975</text:p>
          </table:table-cell>
          <table:table-cell/>
          <table:table-cell table:formula="of:=LOG10([.C16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  <table:table-cell table:formula="of:=LOG10([.A1654])" office:value-type="float" office:value="3.2169572073611" calcext:value-type="float">
            <text:p>3.2169572073611</text:p>
          </table:table-cell>
          <table:table-cell/>
          <table:table-cell table:formula="of:=LOG10([.C16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marketplaces</text:p>
          </table:table-cell>
          <table:table-cell office:value-type="float" office:value="1" calcext:value-type="float">
            <text:p>1</text:p>
          </table:table-cell>
          <table:table-cell table:formula="of:=LOG10([.A1655])" office:value-type="float" office:value="3.21722065564452" calcext:value-type="float">
            <text:p>3.21722065564452</text:p>
          </table:table-cell>
          <table:table-cell/>
          <table:table-cell table:formula="of:=LOG10([.C16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notifies</text:p>
          </table:table-cell>
          <table:table-cell office:value-type="float" office:value="1" calcext:value-type="float">
            <text:p>1</text:p>
          </table:table-cell>
          <table:table-cell table:formula="of:=LOG10([.A1656])" office:value-type="float" office:value="3.21748394421391" calcext:value-type="float">
            <text:p>3.21748394421391</text:p>
          </table:table-cell>
          <table:table-cell/>
          <table:table-cell table:formula="of:=LOG10([.C16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whose</text:p>
          </table:table-cell>
          <table:table-cell office:value-type="float" office:value="1" calcext:value-type="float">
            <text:p>1</text:p>
          </table:table-cell>
          <table:table-cell table:formula="of:=LOG10([.A1657])" office:value-type="float" office:value="3.21774707326279" calcext:value-type="float">
            <text:p>3.21774707326279</text:p>
          </table:table-cell>
          <table:table-cell/>
          <table:table-cell table:formula="of:=LOG10([.C16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educted</text:p>
          </table:table-cell>
          <table:table-cell office:value-type="float" office:value="1" calcext:value-type="float">
            <text:p>1</text:p>
          </table:table-cell>
          <table:table-cell table:formula="of:=LOG10([.A1658])" office:value-type="float" office:value="3.21801004298436" calcext:value-type="float">
            <text:p>3.21801004298436</text:p>
          </table:table-cell>
          <table:table-cell/>
          <table:table-cell table:formula="of:=LOG10([.C16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deduction</text:p>
          </table:table-cell>
          <table:table-cell office:value-type="float" office:value="1" calcext:value-type="float">
            <text:p>1</text:p>
          </table:table-cell>
          <table:table-cell table:formula="of:=LOG10([.A1659])" office:value-type="float" office:value="3.21827285357145" calcext:value-type="float">
            <text:p>3.21827285357145</text:p>
          </table:table-cell>
          <table:table-cell/>
          <table:table-cell table:formula="of:=LOG10([.C16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spending</text:p>
          </table:table-cell>
          <table:table-cell office:value-type="float" office:value="1" calcext:value-type="float">
            <text:p>1</text:p>
          </table:table-cell>
          <table:table-cell table:formula="of:=LOG10([.A1660])" office:value-type="float" office:value="3.21853550521653" calcext:value-type="float">
            <text:p>3.21853550521653</text:p>
          </table:table-cell>
          <table:table-cell/>
          <table:table-cell table:formula="of:=LOG10([.C16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atterns</text:p>
          </table:table-cell>
          <table:table-cell office:value-type="float" office:value="1" calcext:value-type="float">
            <text:p>1</text:p>
          </table:table-cell>
          <table:table-cell table:formula="of:=LOG10([.A1661])" office:value-type="float" office:value="3.21879799811174" calcext:value-type="float">
            <text:p>3.21879799811174</text:p>
          </table:table-cell>
          <table:table-cell/>
          <table:table-cell table:formula="of:=LOG10([.C16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contractual</text:p>
          </table:table-cell>
          <table:table-cell office:value-type="float" office:value="1" calcext:value-type="float">
            <text:p>1</text:p>
          </table:table-cell>
          <table:table-cell table:formula="of:=LOG10([.A1662])" office:value-type="float" office:value="3.21906033244886" calcext:value-type="float">
            <text:p>3.21906033244886</text:p>
          </table:table-cell>
          <table:table-cell/>
          <table:table-cell table:formula="of:=LOG10([.C16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appens</text:p>
          </table:table-cell>
          <table:table-cell office:value-type="float" office:value="1" calcext:value-type="float">
            <text:p>1</text:p>
          </table:table-cell>
          <table:table-cell table:formula="of:=LOG10([.A1663])" office:value-type="float" office:value="3.21932250841934" calcext:value-type="float">
            <text:p>3.21932250841934</text:p>
          </table:table-cell>
          <table:table-cell/>
          <table:table-cell table:formula="of:=LOG10([.C16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 table:formula="of:=LOG10([.A1664])" office:value-type="float" office:value="3.21958452621425" calcext:value-type="float">
            <text:p>3.21958452621425</text:p>
          </table:table-cell>
          <table:table-cell/>
          <table:table-cell table:formula="of:=LOG10([.C16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elivered</text:p>
          </table:table-cell>
          <table:table-cell office:value-type="float" office:value="1" calcext:value-type="float">
            <text:p>1</text:p>
          </table:table-cell>
          <table:table-cell table:formula="of:=LOG10([.A1665])" office:value-type="float" office:value="3.21984638602436" calcext:value-type="float">
            <text:p>3.21984638602436</text:p>
          </table:table-cell>
          <table:table-cell/>
          <table:table-cell table:formula="of:=LOG10([.C16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sold</text:p>
          </table:table-cell>
          <table:table-cell office:value-type="float" office:value="1" calcext:value-type="float">
            <text:p>1</text:p>
          </table:table-cell>
          <table:table-cell table:formula="of:=LOG10([.A1666])" office:value-type="float" office:value="3.22010808804005" calcext:value-type="float">
            <text:p>3.22010808804005</text:p>
          </table:table-cell>
          <table:table-cell/>
          <table:table-cell table:formula="of:=LOG10([.C16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successful</text:p>
          </table:table-cell>
          <table:table-cell office:value-type="float" office:value="1" calcext:value-type="float">
            <text:p>1</text:p>
          </table:table-cell>
          <table:table-cell table:formula="of:=LOG10([.A1667])" office:value-type="float" office:value="3.22036963245139" calcext:value-type="float">
            <text:p>3.22036963245139</text:p>
          </table:table-cell>
          <table:table-cell/>
          <table:table-cell table:formula="of:=LOG10([.C16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reviewing</text:p>
          </table:table-cell>
          <table:table-cell office:value-type="float" office:value="1" calcext:value-type="float">
            <text:p>1</text:p>
          </table:table-cell>
          <table:table-cell table:formula="of:=LOG10([.A1668])" office:value-type="float" office:value="3.22063101944809" calcext:value-type="float">
            <text:p>3.22063101944809</text:p>
          </table:table-cell>
          <table:table-cell/>
          <table:table-cell table:formula="of:=LOG10([.C16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safely</text:p>
          </table:table-cell>
          <table:table-cell office:value-type="float" office:value="1" calcext:value-type="float">
            <text:p>1</text:p>
          </table:table-cell>
          <table:table-cell table:formula="of:=LOG10([.A1669])" office:value-type="float" office:value="3.22089224921952" calcext:value-type="float">
            <text:p>3.22089224921952</text:p>
          </table:table-cell>
          <table:table-cell/>
          <table:table-cell table:formula="of:=LOG10([.C16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formula="of:=LOG10([.A1670])" office:value-type="float" office:value="3.22115332195471" calcext:value-type="float">
            <text:p>3.22115332195471</text:p>
          </table:table-cell>
          <table:table-cell/>
          <table:table-cell table:formula="of:=LOG10([.C16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familiar</text:p>
          </table:table-cell>
          <table:table-cell office:value-type="float" office:value="1" calcext:value-type="float">
            <text:p>1</text:p>
          </table:table-cell>
          <table:table-cell table:formula="of:=LOG10([.A1671])" office:value-type="float" office:value="3.22141423784234" calcext:value-type="float">
            <text:p>3.22141423784234</text:p>
          </table:table-cell>
          <table:table-cell/>
          <table:table-cell table:formula="of:=LOG10([.C16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rograms</text:p>
          </table:table-cell>
          <table:table-cell office:value-type="float" office:value="1" calcext:value-type="float">
            <text:p>1</text:p>
          </table:table-cell>
          <table:table-cell table:formula="of:=LOG10([.A1672])" office:value-type="float" office:value="3.22167499707077" calcext:value-type="float">
            <text:p>3.22167499707077</text:p>
          </table:table-cell>
          <table:table-cell/>
          <table:table-cell table:formula="of:=LOG10([.C16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table:formula="of:=LOG10([.A1673])" office:value-type="float" office:value="3.22193559982801" calcext:value-type="float">
            <text:p>3.22193559982801</text:p>
          </table:table-cell>
          <table:table-cell/>
          <table:table-cell table:formula="of:=LOG10([.C16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referring</text:p>
          </table:table-cell>
          <table:table-cell office:value-type="float" office:value="1" calcext:value-type="float">
            <text:p>1</text:p>
          </table:table-cell>
          <table:table-cell table:formula="of:=LOG10([.A1674])" office:value-type="float" office:value="3.22219604630172" calcext:value-type="float">
            <text:p>3.22219604630172</text:p>
          </table:table-cell>
          <table:table-cell/>
          <table:table-cell table:formula="of:=LOG10([.C16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table:formula="of:=LOG10([.A1675])" office:value-type="float" office:value="3.22245633667925" calcext:value-type="float">
            <text:p>3.22245633667925</text:p>
          </table:table-cell>
          <table:table-cell/>
          <table:table-cell table:formula="of:=LOG10([.C16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interactions</text:p>
          </table:table-cell>
          <table:table-cell office:value-type="float" office:value="1" calcext:value-type="float">
            <text:p>1</text:p>
          </table:table-cell>
          <table:table-cell table:formula="of:=LOG10([.A1676])" office:value-type="float" office:value="3.22271647114758" calcext:value-type="float">
            <text:p>3.22271647114758</text:p>
          </table:table-cell>
          <table:table-cell/>
          <table:table-cell table:formula="of:=LOG10([.C16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statute</text:p>
          </table:table-cell>
          <table:table-cell office:value-type="float" office:value="1" calcext:value-type="float">
            <text:p>1</text:p>
          </table:table-cell>
          <table:table-cell table:formula="of:=LOG10([.A1677])" office:value-type="float" office:value="3.22297644989339" calcext:value-type="float">
            <text:p>3.22297644989339</text:p>
          </table:table-cell>
          <table:table-cell/>
          <table:table-cell table:formula="of:=LOG10([.C16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ordinance</text:p>
          </table:table-cell>
          <table:table-cell office:value-type="float" office:value="1" calcext:value-type="float">
            <text:p>1</text:p>
          </table:table-cell>
          <table:table-cell table:formula="of:=LOG10([.A1678])" office:value-type="float" office:value="3.223236273103" calcext:value-type="float">
            <text:p>3.223236273103</text:p>
          </table:table-cell>
          <table:table-cell/>
          <table:table-cell table:formula="of:=LOG10([.C16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unfair</text:p>
          </table:table-cell>
          <table:table-cell office:value-type="float" office:value="1" calcext:value-type="float">
            <text:p>1</text:p>
          </table:table-cell>
          <table:table-cell table:formula="of:=LOG10([.A1679])" office:value-type="float" office:value="3.22349594096239" calcext:value-type="float">
            <text:p>3.22349594096239</text:p>
          </table:table-cell>
          <table:table-cell/>
          <table:table-cell table:formula="of:=LOG10([.C16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competition</text:p>
          </table:table-cell>
          <table:table-cell office:value-type="float" office:value="1" calcext:value-type="float">
            <text:p>1</text:p>
          </table:table-cell>
          <table:table-cell table:formula="of:=LOG10([.A1680])" office:value-type="float" office:value="3.22375545365724" calcext:value-type="float">
            <text:p>3.22375545365724</text:p>
          </table:table-cell>
          <table:table-cell/>
          <table:table-cell table:formula="of:=LOG10([.C16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anti-discrimination</text:p>
          </table:table-cell>
          <table:table-cell office:value-type="float" office:value="1" calcext:value-type="float">
            <text:p>1</text:p>
          </table:table-cell>
          <table:table-cell table:formula="of:=LOG10([.A1681])" office:value-type="float" office:value="3.22401481137286" calcext:value-type="float">
            <text:p>3.22401481137286</text:p>
          </table:table-cell>
          <table:table-cell/>
          <table:table-cell table:formula="of:=LOG10([.C16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table:formula="of:=LOG10([.A1682])" office:value-type="float" office:value="3.22427401429426" calcext:value-type="float">
            <text:p>3.22427401429426</text:p>
          </table:table-cell>
          <table:table-cell/>
          <table:table-cell table:formula="of:=LOG10([.C16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rty's</text:p>
          </table:table-cell>
          <table:table-cell office:value-type="float" office:value="1" calcext:value-type="float">
            <text:p>1</text:p>
          </table:table-cell>
          <table:table-cell table:formula="of:=LOG10([.A1683])" office:value-type="float" office:value="3.22453306260609" calcext:value-type="float">
            <text:p>3.22453306260609</text:p>
          </table:table-cell>
          <table:table-cell/>
          <table:table-cell table:formula="of:=LOG10([.C16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copyright</text:p>
          </table:table-cell>
          <table:table-cell office:value-type="float" office:value="1" calcext:value-type="float">
            <text:p>1</text:p>
          </table:table-cell>
          <table:table-cell table:formula="of:=LOG10([.A1684])" office:value-type="float" office:value="3.22479195649268" calcext:value-type="float">
            <text:p>3.22479195649268</text:p>
          </table:table-cell>
          <table:table-cell/>
          <table:table-cell table:formula="of:=LOG10([.C16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atent</text:p>
          </table:table-cell>
          <table:table-cell office:value-type="float" office:value="1" calcext:value-type="float">
            <text:p>1</text:p>
          </table:table-cell>
          <table:table-cell table:formula="of:=LOG10([.A1685])" office:value-type="float" office:value="3.22505069613805" calcext:value-type="float">
            <text:p>3.22505069613805</text:p>
          </table:table-cell>
          <table:table-cell/>
          <table:table-cell table:formula="of:=LOG10([.C16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trademark</text:p>
          </table:table-cell>
          <table:table-cell office:value-type="float" office:value="1" calcext:value-type="float">
            <text:p>1</text:p>
          </table:table-cell>
          <table:table-cell table:formula="of:=LOG10([.A1686])" office:value-type="float" office:value="3.22530928172586" calcext:value-type="float">
            <text:p>3.22530928172586</text:p>
          </table:table-cell>
          <table:table-cell/>
          <table:table-cell table:formula="of:=LOG10([.C16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formula="of:=LOG10([.A1687])" office:value-type="float" office:value="3.22556771343947" calcext:value-type="float">
            <text:p>3.22556771343947</text:p>
          </table:table-cell>
          <table:table-cell/>
          <table:table-cell table:formula="of:=LOG10([.C16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counterfeit</text:p>
          </table:table-cell>
          <table:table-cell office:value-type="float" office:value="1" calcext:value-type="float">
            <text:p>1</text:p>
          </table:table-cell>
          <table:table-cell table:formula="of:=LOG10([.A1688])" office:value-type="float" office:value="3.22582599146189" calcext:value-type="float">
            <text:p>3.22582599146189</text:p>
          </table:table-cell>
          <table:table-cell/>
          <table:table-cell table:formula="of:=LOG10([.C16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defamatory</text:p>
          </table:table-cell>
          <table:table-cell office:value-type="float" office:value="1" calcext:value-type="float">
            <text:p>1</text:p>
          </table:table-cell>
          <table:table-cell table:formula="of:=LOG10([.A1689])" office:value-type="float" office:value="3.22608411597582" calcext:value-type="float">
            <text:p>3.22608411597582</text:p>
          </table:table-cell>
          <table:table-cell/>
          <table:table-cell table:formula="of:=LOG10([.C16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libelous</text:p>
          </table:table-cell>
          <table:table-cell office:value-type="float" office:value="1" calcext:value-type="float">
            <text:p>1</text:p>
          </table:table-cell>
          <table:table-cell table:formula="of:=LOG10([.A1690])" office:value-type="float" office:value="3.22634208716363" calcext:value-type="float">
            <text:p>3.22634208716363</text:p>
          </table:table-cell>
          <table:table-cell/>
          <table:table-cell table:formula="of:=LOG10([.C16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threatening</text:p>
          </table:table-cell>
          <table:table-cell office:value-type="float" office:value="1" calcext:value-type="float">
            <text:p>1</text:p>
          </table:table-cell>
          <table:table-cell table:formula="of:=LOG10([.A1691])" office:value-type="float" office:value="3.22659990520736" calcext:value-type="float">
            <text:p>3.22659990520736</text:p>
          </table:table-cell>
          <table:table-cell/>
          <table:table-cell table:formula="of:=LOG10([.C16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harassing</text:p>
          </table:table-cell>
          <table:table-cell office:value-type="float" office:value="1" calcext:value-type="float">
            <text:p>1</text:p>
          </table:table-cell>
          <table:table-cell table:formula="of:=LOG10([.A1692])" office:value-type="float" office:value="3.22685757028872" calcext:value-type="float">
            <text:p>3.22685757028872</text:p>
          </table:table-cell>
          <table:table-cell/>
          <table:table-cell table:formula="of:=LOG10([.C16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misleading</text:p>
          </table:table-cell>
          <table:table-cell office:value-type="float" office:value="1" calcext:value-type="float">
            <text:p>1</text:p>
          </table:table-cell>
          <table:table-cell table:formula="of:=LOG10([.A1693])" office:value-type="float" office:value="3.22711508258913" calcext:value-type="float">
            <text:p>3.22711508258913</text:p>
          </table:table-cell>
          <table:table-cell/>
          <table:table-cell table:formula="of:=LOG10([.C16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cooperate</text:p>
          </table:table-cell>
          <table:table-cell office:value-type="float" office:value="1" calcext:value-type="float">
            <text:p>1</text:p>
          </table:table-cell>
          <table:table-cell table:formula="of:=LOG10([.A1694])" office:value-type="float" office:value="3.22737244228964" calcext:value-type="float">
            <text:p>3.22737244228964</text:p>
          </table:table-cell>
          <table:table-cell/>
          <table:table-cell table:formula="of:=LOG10([.C16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  <table:table-cell table:formula="of:=LOG10([.A1695])" office:value-type="float" office:value="3.22762964957101" calcext:value-type="float">
            <text:p>3.22762964957101</text:p>
          </table:table-cell>
          <table:table-cell/>
          <table:table-cell table:formula="of:=LOG10([.C16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ip</text:p>
          </table:table-cell>
          <table:table-cell office:value-type="float" office:value="1" calcext:value-type="float">
            <text:p>1</text:p>
          </table:table-cell>
          <table:table-cell table:formula="of:=LOG10([.A1696])" office:value-type="float" office:value="3.22788670461367" calcext:value-type="float">
            <text:p>3.22788670461367</text:p>
          </table:table-cell>
          <table:table-cell/>
          <table:table-cell table:formula="of:=LOG10([.C16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conduct</text:p>
          </table:table-cell>
          <table:table-cell office:value-type="float" office:value="1" calcext:value-type="float">
            <text:p>1</text:p>
          </table:table-cell>
          <table:table-cell table:formula="of:=LOG10([.A1697])" office:value-type="float" office:value="3.22814360759774" calcext:value-type="float">
            <text:p>3.22814360759774</text:p>
          </table:table-cell>
          <table:table-cell/>
          <table:table-cell table:formula="of:=LOG10([.C16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table:formula="of:=LOG10([.A1698])" office:value-type="float" office:value="3.228400358703" calcext:value-type="float">
            <text:p>3.228400358703</text:p>
          </table:table-cell>
          <table:table-cell/>
          <table:table-cell table:formula="of:=LOG10([.C16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issuers</text:p>
          </table:table-cell>
          <table:table-cell office:value-type="float" office:value="1" calcext:value-type="float">
            <text:p>1</text:p>
          </table:table-cell>
          <table:table-cell table:formula="of:=LOG10([.A1699])" office:value-type="float" office:value="3.22865695810894" calcext:value-type="float">
            <text:p>3.22865695810894</text:p>
          </table:table-cell>
          <table:table-cell/>
          <table:table-cell table:formula="of:=LOG10([.C16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invalidate</text:p>
          </table:table-cell>
          <table:table-cell office:value-type="float" office:value="1" calcext:value-type="float">
            <text:p>1</text:p>
          </table:table-cell>
          <table:table-cell table:formula="of:=LOG10([.A1700])" office:value-type="float" office:value="3.22891340599469" calcext:value-type="float">
            <text:p>3.22891340599469</text:p>
          </table:table-cell>
          <table:table-cell/>
          <table:table-cell table:formula="of:=LOG10([.C17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discover</text:p>
          </table:table-cell>
          <table:table-cell office:value-type="float" office:value="1" calcext:value-type="float">
            <text:p>1</text:p>
          </table:table-cell>
          <table:table-cell table:formula="of:=LOG10([.A1701])" office:value-type="float" office:value="3.2291697025391" calcext:value-type="float">
            <text:p>3.2291697025391</text:p>
          </table:table-cell>
          <table:table-cell/>
          <table:table-cell table:formula="of:=LOG10([.C17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believes</text:p>
          </table:table-cell>
          <table:table-cell office:value-type="float" office:value="1" calcext:value-type="float">
            <text:p>1</text:p>
          </table:table-cell>
          <table:table-cell table:formula="of:=LOG10([.A1702])" office:value-type="float" office:value="3.22942584792069" calcext:value-type="float">
            <text:p>3.22942584792069</text:p>
          </table:table-cell>
          <table:table-cell/>
          <table:table-cell table:formula="of:=LOG10([.C17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association</text:p>
          </table:table-cell>
          <table:table-cell office:value-type="float" office:value="1" calcext:value-type="float">
            <text:p>1</text:p>
          </table:table-cell>
          <table:table-cell table:formula="of:=LOG10([.A1703])" office:value-type="float" office:value="3.22968184231768" calcext:value-type="float">
            <text:p>3.22968184231768</text:p>
          </table:table-cell>
          <table:table-cell/>
          <table:table-cell table:formula="of:=LOG10([.C17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included</text:p>
          </table:table-cell>
          <table:table-cell office:value-type="float" office:value="1" calcext:value-type="float">
            <text:p>1</text:p>
          </table:table-cell>
          <table:table-cell table:formula="of:=LOG10([.A1704])" office:value-type="float" office:value="3.22993768590793" calcext:value-type="float">
            <text:p>3.22993768590793</text:p>
          </table:table-cell>
          <table:table-cell/>
          <table:table-cell table:formula="of:=LOG10([.C17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imposes</text:p>
          </table:table-cell>
          <table:table-cell office:value-type="float" office:value="1" calcext:value-type="float">
            <text:p>1</text:p>
          </table:table-cell>
          <table:table-cell table:formula="of:=LOG10([.A1705])" office:value-type="float" office:value="3.23019337886905" calcext:value-type="float">
            <text:p>3.23019337886905</text:p>
          </table:table-cell>
          <table:table-cell/>
          <table:table-cell table:formula="of:=LOG10([.C17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unreasonable</text:p>
          </table:table-cell>
          <table:table-cell office:value-type="float" office:value="1" calcext:value-type="float">
            <text:p>1</text:p>
          </table:table-cell>
          <table:table-cell table:formula="of:=LOG10([.A1706])" office:value-type="float" office:value="3.23044892137827" calcext:value-type="float">
            <text:p>3.23044892137827</text:p>
          </table:table-cell>
          <table:table-cell/>
          <table:table-cell table:formula="of:=LOG10([.C17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isproportionately</text:p>
          </table:table-cell>
          <table:table-cell office:value-type="float" office:value="1" calcext:value-type="float">
            <text:p>1</text:p>
          </table:table-cell>
          <table:table-cell table:formula="of:=LOG10([.A1707])" office:value-type="float" office:value="3.23070431361257" calcext:value-type="float">
            <text:p>3.23070431361257</text:p>
          </table:table-cell>
          <table:table-cell/>
          <table:table-cell table:formula="of:=LOG10([.C17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table:formula="of:=LOG10([.A1708])" office:value-type="float" office:value="3.23095955574857" calcext:value-type="float">
            <text:p>3.23095955574857</text:p>
          </table:table-cell>
          <table:table-cell/>
          <table:table-cell table:formula="of:=LOG10([.C17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table:formula="of:=LOG10([.A1709])" office:value-type="float" office:value="3.2312146479626" calcext:value-type="float">
            <text:p>3.2312146479626</text:p>
          </table:table-cell>
          <table:table-cell/>
          <table:table-cell table:formula="of:=LOG10([.C17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 table:formula="of:=LOG10([.A1710])" office:value-type="float" office:value="3.23146959043068" calcext:value-type="float">
            <text:p>3.23146959043068</text:p>
          </table:table-cell>
          <table:table-cell/>
          <table:table-cell table:formula="of:=LOG10([.C17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horses</text:p>
          </table:table-cell>
          <table:table-cell office:value-type="float" office:value="1" calcext:value-type="float">
            <text:p>1</text:p>
          </table:table-cell>
          <table:table-cell table:formula="of:=LOG10([.A1711])" office:value-type="float" office:value="3.23172438332852" calcext:value-type="float">
            <text:p>3.23172438332852</text:p>
          </table:table-cell>
          <table:table-cell/>
          <table:table-cell table:formula="of:=LOG10([.C17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malware</text:p>
          </table:table-cell>
          <table:table-cell office:value-type="float" office:value="1" calcext:value-type="float">
            <text:p>1</text:p>
          </table:table-cell>
          <table:table-cell table:formula="of:=LOG10([.A1712])" office:value-type="float" office:value="3.2319790268315" calcext:value-type="float">
            <text:p>3.2319790268315</text:p>
          </table:table-cell>
          <table:table-cell/>
          <table:table-cell table:formula="of:=LOG10([.C17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orms</text:p>
          </table:table-cell>
          <table:table-cell office:value-type="float" office:value="1" calcext:value-type="float">
            <text:p>1</text:p>
          </table:table-cell>
          <table:table-cell table:formula="of:=LOG10([.A1713])" office:value-type="float" office:value="3.23223352111473" calcext:value-type="float">
            <text:p>3.23223352111473</text:p>
          </table:table-cell>
          <table:table-cell/>
          <table:table-cell table:formula="of:=LOG10([.C17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computer</text:p>
          </table:table-cell>
          <table:table-cell office:value-type="float" office:value="1" calcext:value-type="float">
            <text:p>1</text:p>
          </table:table-cell>
          <table:table-cell table:formula="of:=LOG10([.A1714])" office:value-type="float" office:value="3.23248786635299" calcext:value-type="float">
            <text:p>3.23248786635299</text:p>
          </table:table-cell>
          <table:table-cell/>
          <table:table-cell table:formula="of:=LOG10([.C17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rogramming</text:p>
          </table:table-cell>
          <table:table-cell office:value-type="float" office:value="1" calcext:value-type="float">
            <text:p>1</text:p>
          </table:table-cell>
          <table:table-cell table:formula="of:=LOG10([.A1715])" office:value-type="float" office:value="3.23274206272074" calcext:value-type="float">
            <text:p>3.23274206272074</text:p>
          </table:table-cell>
          <table:table-cell/>
          <table:table-cell table:formula="of:=LOG10([.C17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routines</text:p>
          </table:table-cell>
          <table:table-cell office:value-type="float" office:value="1" calcext:value-type="float">
            <text:p>1</text:p>
          </table:table-cell>
          <table:table-cell table:formula="of:=LOG10([.A1716])" office:value-type="float" office:value="3.23299611039215" calcext:value-type="float">
            <text:p>3.23299611039215</text:p>
          </table:table-cell>
          <table:table-cell/>
          <table:table-cell table:formula="of:=LOG10([.C17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attempts</text:p>
          </table:table-cell>
          <table:table-cell office:value-type="float" office:value="1" calcext:value-type="float">
            <text:p>1</text:p>
          </table:table-cell>
          <table:table-cell table:formula="of:=LOG10([.A1717])" office:value-type="float" office:value="3.2332500095411" calcext:value-type="float">
            <text:p>3.2332500095411</text:p>
          </table:table-cell>
          <table:table-cell/>
          <table:table-cell table:formula="of:=LOG10([.C17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table:formula="of:=LOG10([.A1718])" office:value-type="float" office:value="3.23350376034113" calcext:value-type="float">
            <text:p>3.23350376034113</text:p>
          </table:table-cell>
          <table:table-cell/>
          <table:table-cell table:formula="of:=LOG10([.C17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detrimentally</text:p>
          </table:table-cell>
          <table:table-cell office:value-type="float" office:value="1" calcext:value-type="float">
            <text:p>1</text:p>
          </table:table-cell>
          <table:table-cell table:formula="of:=LOG10([.A1719])" office:value-type="float" office:value="3.23375736296551" calcext:value-type="float">
            <text:p>3.23375736296551</text:p>
          </table:table-cell>
          <table:table-cell/>
          <table:table-cell table:formula="of:=LOG10([.C17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surreptitiously</text:p>
          </table:table-cell>
          <table:table-cell office:value-type="float" office:value="1" calcext:value-type="float">
            <text:p>1</text:p>
          </table:table-cell>
          <table:table-cell table:formula="of:=LOG10([.A1720])" office:value-type="float" office:value="3.23401081758718" calcext:value-type="float">
            <text:p>3.23401081758718</text:p>
          </table:table-cell>
          <table:table-cell/>
          <table:table-cell table:formula="of:=LOG10([.C17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intercept</text:p>
          </table:table-cell>
          <table:table-cell office:value-type="float" office:value="1" calcext:value-type="float">
            <text:p>1</text:p>
          </table:table-cell>
          <table:table-cell table:formula="of:=LOG10([.A1721])" office:value-type="float" office:value="3.23426412437879" calcext:value-type="float">
            <text:p>3.23426412437879</text:p>
          </table:table-cell>
          <table:table-cell/>
          <table:table-cell table:formula="of:=LOG10([.C17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expropriate</text:p>
          </table:table-cell>
          <table:table-cell office:value-type="float" office:value="1" calcext:value-type="float">
            <text:p>1</text:p>
          </table:table-cell>
          <table:table-cell table:formula="of:=LOG10([.A1722])" office:value-type="float" office:value="3.23451728351269" calcext:value-type="float">
            <text:p>3.23451728351269</text:p>
          </table:table-cell>
          <table:table-cell/>
          <table:table-cell table:formula="of:=LOG10([.C17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gain</text:p>
          </table:table-cell>
          <table:table-cell office:value-type="float" office:value="1" calcext:value-type="float">
            <text:p>1</text:p>
          </table:table-cell>
          <table:table-cell table:formula="of:=LOG10([.A1723])" office:value-type="float" office:value="3.23477029516092" calcext:value-type="float">
            <text:p>3.23477029516092</text:p>
          </table:table-cell>
          <table:table-cell/>
          <table:table-cell table:formula="of:=LOG10([.C17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nonymising</text:p>
          </table:table-cell>
          <table:table-cell office:value-type="float" office:value="1" calcext:value-type="float">
            <text:p>1</text:p>
          </table:table-cell>
          <table:table-cell table:formula="of:=LOG10([.A1724])" office:value-type="float" office:value="3.23502315949522" calcext:value-type="float">
            <text:p>3.23502315949522</text:p>
          </table:table-cell>
          <table:table-cell/>
          <table:table-cell table:formula="of:=LOG10([.C17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roxy</text:p>
          </table:table-cell>
          <table:table-cell office:value-type="float" office:value="1" calcext:value-type="float">
            <text:p>1</text:p>
          </table:table-cell>
          <table:table-cell table:formula="of:=LOG10([.A1725])" office:value-type="float" office:value="3.23527587668705" calcext:value-type="float">
            <text:p>3.23527587668705</text:p>
          </table:table-cell>
          <table:table-cell/>
          <table:table-cell table:formula="of:=LOG10([.C17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pider</text:p>
          </table:table-cell>
          <table:table-cell office:value-type="float" office:value="1" calcext:value-type="float">
            <text:p>1</text:p>
          </table:table-cell>
          <table:table-cell table:formula="of:=LOG10([.A1726])" office:value-type="float" office:value="3.23552844690755" calcext:value-type="float">
            <text:p>3.23552844690755</text:p>
          </table:table-cell>
          <table:table-cell/>
          <table:table-cell table:formula="of:=LOG10([.C17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formula="of:=LOG10([.A1727])" office:value-type="float" office:value="3.23578087032756" calcext:value-type="float">
            <text:p>3.23578087032756</text:p>
          </table:table-cell>
          <table:table-cell/>
          <table:table-cell table:formula="of:=LOG10([.C17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bypass</text:p>
          </table:table-cell>
          <table:table-cell office:value-type="float" office:value="1" calcext:value-type="float">
            <text:p>1</text:p>
          </table:table-cell>
          <table:table-cell table:formula="of:=LOG10([.A1728])" office:value-type="float" office:value="3.23603314711764" calcext:value-type="float">
            <text:p>3.23603314711764</text:p>
          </table:table-cell>
          <table:table-cell/>
          <table:table-cell table:formula="of:=LOG10([.C17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exclusion</text:p>
          </table:table-cell>
          <table:table-cell office:value-type="float" office:value="1" calcext:value-type="float">
            <text:p>1</text:p>
          </table:table-cell>
          <table:table-cell table:formula="of:=LOG10([.A1729])" office:value-type="float" office:value="3.23628527744803" calcext:value-type="float">
            <text:p>3.23628527744803</text:p>
          </table:table-cell>
          <table:table-cell/>
          <table:table-cell table:formula="of:=LOG10([.C17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table:formula="of:=LOG10([.A1730])" office:value-type="float" office:value="3.23653726148869" calcext:value-type="float">
            <text:p>3.23653726148869</text:p>
          </table:table-cell>
          <table:table-cell/>
          <table:table-cell table:formula="of:=LOG10([.C17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LOG10([.A1731])" office:value-type="float" office:value="3.23678909940929" calcext:value-type="float">
            <text:p>3.23678909940929</text:p>
          </table:table-cell>
          <table:table-cell/>
          <table:table-cell table:formula="of:=LOG10([.C17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behaviors</text:p>
          </table:table-cell>
          <table:table-cell office:value-type="float" office:value="1" calcext:value-type="float">
            <text:p>1</text:p>
          </table:table-cell>
          <table:table-cell table:formula="of:=LOG10([.A1732])" office:value-type="float" office:value="3.23704079137919" calcext:value-type="float">
            <text:p>3.23704079137919</text:p>
          </table:table-cell>
          <table:table-cell/>
          <table:table-cell table:formula="of:=LOG10([.C17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circumvent</text:p>
          </table:table-cell>
          <table:table-cell office:value-type="float" office:value="1" calcext:value-type="float">
            <text:p>1</text:p>
          </table:table-cell>
          <table:table-cell table:formula="of:=LOG10([.A1733])" office:value-type="float" office:value="3.23729233756746" calcext:value-type="float">
            <text:p>3.23729233756746</text:p>
          </table:table-cell>
          <table:table-cell/>
          <table:table-cell table:formula="of:=LOG10([.C17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determinations</text:p>
          </table:table-cell>
          <table:table-cell office:value-type="float" office:value="1" calcext:value-type="float">
            <text:p>1</text:p>
          </table:table-cell>
          <table:table-cell table:formula="of:=LOG10([.A1734])" office:value-type="float" office:value="3.23754373814287" calcext:value-type="float">
            <text:p>3.23754373814287</text:p>
          </table:table-cell>
          <table:table-cell/>
          <table:table-cell table:formula="of:=LOG10([.C17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emporary</text:p>
          </table:table-cell>
          <table:table-cell office:value-type="float" office:value="1" calcext:value-type="float">
            <text:p>1</text:p>
          </table:table-cell>
          <table:table-cell table:formula="of:=LOG10([.A1735])" office:value-type="float" office:value="3.23779499327392" calcext:value-type="float">
            <text:p>3.23779499327392</text:p>
          </table:table-cell>
          <table:table-cell/>
          <table:table-cell table:formula="of:=LOG10([.C17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indefinite</text:p>
          </table:table-cell>
          <table:table-cell office:value-type="float" office:value="1" calcext:value-type="float">
            <text:p>1</text:p>
          </table:table-cell>
          <table:table-cell table:formula="of:=LOG10([.A1736])" office:value-type="float" office:value="3.2380461031288" calcext:value-type="float">
            <text:p>3.2380461031288</text:p>
          </table:table-cell>
          <table:table-cell/>
          <table:table-cell table:formula="of:=LOG10([.C17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account(s</text:p>
          </table:table-cell>
          <table:table-cell office:value-type="float" office:value="1" calcext:value-type="float">
            <text:p>1</text:p>
          </table:table-cell>
          <table:table-cell table:formula="of:=LOG10([.A1737])" office:value-type="float" office:value="3.23829706787539" calcext:value-type="float">
            <text:p>3.23829706787539</text:p>
          </table:table-cell>
          <table:table-cell/>
          <table:table-cell table:formula="of:=LOG10([.C17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else’s</text:p>
          </table:table-cell>
          <table:table-cell office:value-type="float" office:value="1" calcext:value-type="float">
            <text:p>1</text:p>
          </table:table-cell>
          <table:table-cell table:formula="of:=LOG10([.A1738])" office:value-type="float" office:value="3.23854788768133" calcext:value-type="float">
            <text:p>3.23854788768133</text:p>
          </table:table-cell>
          <table:table-cell/>
          <table:table-cell table:formula="of:=LOG10([.C17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arass</text:p>
          </table:table-cell>
          <table:table-cell office:value-type="float" office:value="1" calcext:value-type="float">
            <text:p>1</text:p>
          </table:table-cell>
          <table:table-cell table:formula="of:=LOG10([.A1739])" office:value-type="float" office:value="3.23879856271392" calcext:value-type="float">
            <text:p>3.23879856271392</text:p>
          </table:table-cell>
          <table:table-cell/>
          <table:table-cell table:formula="of:=LOG10([.C17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threaten</text:p>
          </table:table-cell>
          <table:table-cell office:value-type="float" office:value="1" calcext:value-type="float">
            <text:p>1</text:p>
          </table:table-cell>
          <table:table-cell table:formula="of:=LOG10([.A1740])" office:value-type="float" office:value="3.23904909314019" calcext:value-type="float">
            <text:p>3.23904909314019</text:p>
          </table:table-cell>
          <table:table-cell/>
          <table:table-cell table:formula="of:=LOG10([.C17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disproportionate</text:p>
          </table:table-cell>
          <table:table-cell office:value-type="float" office:value="1" calcext:value-type="float">
            <text:p>1</text:p>
          </table:table-cell>
          <table:table-cell table:formula="of:=LOG10([.A1741])" office:value-type="float" office:value="3.23929947912689" calcext:value-type="float">
            <text:p>3.23929947912689</text:p>
          </table:table-cell>
          <table:table-cell/>
          <table:table-cell table:formula="of:=LOG10([.C17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table:formula="of:=LOG10([.A1742])" office:value-type="float" office:value="3.23954972084047" calcext:value-type="float">
            <text:p>3.23954972084047</text:p>
          </table:table-cell>
          <table:table-cell/>
          <table:table-cell table:formula="of:=LOG10([.C17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indicates</text:p>
          </table:table-cell>
          <table:table-cell office:value-type="float" office:value="1" calcext:value-type="float">
            <text:p>1</text:p>
          </table:table-cell>
          <table:table-cell table:formula="of:=LOG10([.A1743])" office:value-type="float" office:value="3.2397998184471" calcext:value-type="float">
            <text:p>3.2397998184471</text:p>
          </table:table-cell>
          <table:table-cell/>
          <table:table-cell table:formula="of:=LOG10([.C17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assisting</text:p>
          </table:table-cell>
          <table:table-cell office:value-type="float" office:value="1" calcext:value-type="float">
            <text:p>1</text:p>
          </table:table-cell>
          <table:table-cell table:formula="of:=LOG10([.A1744])" office:value-type="float" office:value="3.24004977211265" calcext:value-type="float">
            <text:p>3.24004977211265</text:p>
          </table:table-cell>
          <table:table-cell/>
          <table:table-cell table:formula="of:=LOG10([.C17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reveal</text:p>
          </table:table-cell>
          <table:table-cell office:value-type="float" office:value="1" calcext:value-type="float">
            <text:p>1</text:p>
          </table:table-cell>
          <table:table-cell table:formula="of:=LOG10([.A1745])" office:value-type="float" office:value="3.24029958200271" calcext:value-type="float">
            <text:p>3.24029958200271</text:p>
          </table:table-cell>
          <table:table-cell/>
          <table:table-cell table:formula="of:=LOG10([.C17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password(s</text:p>
          </table:table-cell>
          <table:table-cell office:value-type="float" office:value="1" calcext:value-type="float">
            <text:p>1</text:p>
          </table:table-cell>
          <table:table-cell table:formula="of:=LOG10([.A1746])" office:value-type="float" office:value="3.2405492482826" calcext:value-type="float">
            <text:p>3.2405492482826</text:p>
          </table:table-cell>
          <table:table-cell/>
          <table:table-cell table:formula="of:=LOG10([.C17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else's</text:p>
          </table:table-cell>
          <table:table-cell office:value-type="float" office:value="1" calcext:value-type="float">
            <text:p>1</text:p>
          </table:table-cell>
          <table:table-cell table:formula="of:=LOG10([.A1747])" office:value-type="float" office:value="3.24079877111733" calcext:value-type="float">
            <text:p>3.24079877111733</text:p>
          </table:table-cell>
          <table:table-cell/>
          <table:table-cell table:formula="of:=LOG10([.C17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thing</text:p>
          </table:table-cell>
          <table:table-cell office:value-type="float" office:value="1" calcext:value-type="float">
            <text:p>1</text:p>
          </table:table-cell>
          <table:table-cell table:formula="of:=LOG10([.A1748])" office:value-type="float" office:value="3.24104815067164" calcext:value-type="float">
            <text:p>3.24104815067164</text:p>
          </table:table-cell>
          <table:table-cell/>
          <table:table-cell table:formula="of:=LOG10([.C17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table:formula="of:=LOG10([.A1749])" office:value-type="float" office:value="3.24129738710999" calcext:value-type="float">
            <text:p>3.24129738710999</text:p>
          </table:table-cell>
          <table:table-cell/>
          <table:table-cell table:formula="of:=LOG10([.C17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non-compliance</text:p>
          </table:table-cell>
          <table:table-cell office:value-type="float" office:value="1" calcext:value-type="float">
            <text:p>1</text:p>
          </table:table-cell>
          <table:table-cell table:formula="of:=LOG10([.A1750])" office:value-type="float" office:value="3.24154648059655" calcext:value-type="float">
            <text:p>3.24154648059655</text:p>
          </table:table-cell>
          <table:table-cell/>
          <table:table-cell table:formula="of:=LOG10([.C17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table:formula="of:=LOG10([.A1751])" office:value-type="float" office:value="3.2417954312952" calcext:value-type="float">
            <text:p>3.2417954312952</text:p>
          </table:table-cell>
          <table:table-cell/>
          <table:table-cell table:formula="of:=LOG10([.C17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table:formula="of:=LOG10([.A1752])" office:value-type="float" office:value="3.24204423936955" calcext:value-type="float">
            <text:p>3.24204423936955</text:p>
          </table:table-cell>
          <table:table-cell/>
          <table:table-cell table:formula="of:=LOG10([.C17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financing</text:p>
          </table:table-cell>
          <table:table-cell office:value-type="float" office:value="1" calcext:value-type="float">
            <text:p>1</text:p>
          </table:table-cell>
          <table:table-cell table:formula="of:=LOG10([.A1753])" office:value-type="float" office:value="3.24229290498293" calcext:value-type="float">
            <text:p>3.24229290498293</text:p>
          </table:table-cell>
          <table:table-cell/>
          <table:table-cell table:formula="of:=LOG10([.C17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expose</text:p>
          </table:table-cell>
          <table:table-cell office:value-type="float" office:value="1" calcext:value-type="float">
            <text:p>1</text:p>
          </table:table-cell>
          <table:table-cell table:formula="of:=LOG10([.A1754])" office:value-type="float" office:value="3.24254142829838" calcext:value-type="float">
            <text:p>3.24254142829838</text:p>
          </table:table-cell>
          <table:table-cell/>
          <table:table-cell table:formula="of:=LOG10([.C17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authorities</text:p>
          </table:table-cell>
          <table:table-cell office:value-type="float" office:value="1" calcext:value-type="float">
            <text:p>1</text:p>
          </table:table-cell>
          <table:table-cell table:formula="of:=LOG10([.A1755])" office:value-type="float" office:value="3.24278980947868" calcext:value-type="float">
            <text:p>3.24278980947868</text:p>
          </table:table-cell>
          <table:table-cell/>
          <table:table-cell table:formula="of:=LOG10([.C17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integrate</text:p>
          </table:table-cell>
          <table:table-cell office:value-type="float" office:value="1" calcext:value-type="float">
            <text:p>1</text:p>
          </table:table-cell>
          <table:table-cell table:formula="of:=LOG10([.A1756])" office:value-type="float" office:value="3.24303804868629" calcext:value-type="float">
            <text:p>3.24303804868629</text:p>
          </table:table-cell>
          <table:table-cell/>
          <table:table-cell table:formula="of:=LOG10([.C17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mmunicated</text:p>
          </table:table-cell>
          <table:table-cell office:value-type="float" office:value="1" calcext:value-type="float">
            <text:p>1</text:p>
          </table:table-cell>
          <table:table-cell table:formula="of:=LOG10([.A1757])" office:value-type="float" office:value="3.24328614608345" calcext:value-type="float">
            <text:p>3.24328614608345</text:p>
          </table:table-cell>
          <table:table-cell/>
          <table:table-cell table:formula="of:=LOG10([.C17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rogrammers</text:p>
          </table:table-cell>
          <table:table-cell office:value-type="float" office:value="1" calcext:value-type="float">
            <text:p>1</text:p>
          </table:table-cell>
          <table:table-cell table:formula="of:=LOG10([.A1758])" office:value-type="float" office:value="3.24353410183206" calcext:value-type="float">
            <text:p>3.24353410183206</text:p>
          </table:table-cell>
          <table:table-cell/>
          <table:table-cell table:formula="of:=LOG10([.C17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advertise</text:p>
          </table:table-cell>
          <table:table-cell office:value-type="float" office:value="1" calcext:value-type="float">
            <text:p>1</text:p>
          </table:table-cell>
          <table:table-cell table:formula="of:=LOG10([.A1759])" office:value-type="float" office:value="3.24378191609379" calcext:value-type="float">
            <text:p>3.24378191609379</text:p>
          </table:table-cell>
          <table:table-cell/>
          <table:table-cell table:formula="of:=LOG10([.C17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introduce</text:p>
          </table:table-cell>
          <table:table-cell office:value-type="float" office:value="1" calcext:value-type="float">
            <text:p>1</text:p>
          </table:table-cell>
          <table:table-cell table:formula="of:=LOG10([.A1760])" office:value-type="float" office:value="3.24402958903002" calcext:value-type="float">
            <text:p>3.24402958903002</text:p>
          </table:table-cell>
          <table:table-cell/>
          <table:table-cell table:formula="of:=LOG10([.C17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escribe</text:p>
          </table:table-cell>
          <table:table-cell office:value-type="float" office:value="1" calcext:value-type="float">
            <text:p>1</text:p>
          </table:table-cell>
          <table:table-cell table:formula="of:=LOG10([.A1761])" office:value-type="float" office:value="3.24427712080184" calcext:value-type="float">
            <text:p>3.24427712080184</text:p>
          </table:table-cell>
          <table:table-cell/>
          <table:table-cell table:formula="of:=LOG10([.C17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o-branded</text:p>
          </table:table-cell>
          <table:table-cell office:value-type="float" office:value="1" calcext:value-type="float">
            <text:p>1</text:p>
          </table:table-cell>
          <table:table-cell table:formula="of:=LOG10([.A1762])" office:value-type="float" office:value="3.24452451157008" calcext:value-type="float">
            <text:p>3.24452451157008</text:p>
          </table:table-cell>
          <table:table-cell/>
          <table:table-cell table:formula="of:=LOG10([.C17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obtaining</text:p>
          </table:table-cell>
          <table:table-cell office:value-type="float" office:value="1" calcext:value-type="float">
            <text:p>1</text:p>
          </table:table-cell>
          <table:table-cell table:formula="of:=LOG10([.A1763])" office:value-type="float" office:value="3.24477176149529" calcext:value-type="float">
            <text:p>3.24477176149529</text:p>
          </table:table-cell>
          <table:table-cell/>
          <table:table-cell table:formula="of:=LOG10([.C17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LOG10([.A1764])" office:value-type="float" office:value="3.24501887073775" calcext:value-type="float">
            <text:p>3.24501887073775</text:p>
          </table:table-cell>
          <table:table-cell/>
          <table:table-cell table:formula="of:=LOG10([.C17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iminishes</text:p>
          </table:table-cell>
          <table:table-cell office:value-type="float" office:value="1" calcext:value-type="float">
            <text:p>1</text:p>
          </table:table-cell>
          <table:table-cell table:formula="of:=LOG10([.A1765])" office:value-type="float" office:value="3.24526583945746" calcext:value-type="float">
            <text:p>3.24526583945746</text:p>
          </table:table-cell>
          <table:table-cell/>
          <table:table-cell table:formula="of:=LOG10([.C17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enalty</text:p>
          </table:table-cell>
          <table:table-cell office:value-type="float" office:value="1" calcext:value-type="float">
            <text:p>1</text:p>
          </table:table-cell>
          <table:table-cell table:formula="of:=LOG10([.A1766])" office:value-type="float" office:value="3.24551266781415" calcext:value-type="float">
            <text:p>3.24551266781415</text:p>
          </table:table-cell>
          <table:table-cell/>
          <table:table-cell table:formula="of:=LOG10([.C17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limiting</text:p>
          </table:table-cell>
          <table:table-cell office:value-type="float" office:value="1" calcext:value-type="float">
            <text:p>1</text:p>
          </table:table-cell>
          <table:table-cell table:formula="of:=LOG10([.A1767])" office:value-type="float" office:value="3.24575935596728" calcext:value-type="float">
            <text:p>3.24575935596728</text:p>
          </table:table-cell>
          <table:table-cell/>
          <table:table-cell table:formula="of:=LOG10([.C17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restricting</text:p>
          </table:table-cell>
          <table:table-cell office:value-type="float" office:value="1" calcext:value-type="float">
            <text:p>1</text:p>
          </table:table-cell>
          <table:table-cell table:formula="of:=LOG10([.A1768])" office:value-type="float" office:value="3.24600590407603" calcext:value-type="float">
            <text:p>3.24600590407603</text:p>
          </table:table-cell>
          <table:table-cell/>
          <table:table-cell table:formula="of:=LOG10([.C17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payer/buyer</text:p>
          </table:table-cell>
          <table:table-cell office:value-type="float" office:value="1" calcext:value-type="float">
            <text:p>1</text:p>
          </table:table-cell>
          <table:table-cell table:formula="of:=LOG10([.A1769])" office:value-type="float" office:value="3.24625231229932" calcext:value-type="float">
            <text:p>3.24625231229932</text:p>
          </table:table-cell>
          <table:table-cell/>
          <table:table-cell table:formula="of:=LOG10([.C17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scheme</text:p>
          </table:table-cell>
          <table:table-cell office:value-type="float" office:value="1" calcext:value-type="float">
            <text:p>1</text:p>
          </table:table-cell>
          <table:table-cell table:formula="of:=LOG10([.A1770])" office:value-type="float" office:value="3.2464985807958" calcext:value-type="float">
            <text:p>3.2464985807958</text:p>
          </table:table-cell>
          <table:table-cell/>
          <table:table-cell table:formula="of:=LOG10([.C17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depends</text:p>
          </table:table-cell>
          <table:table-cell office:value-type="float" office:value="1" calcext:value-type="float">
            <text:p>1</text:p>
          </table:table-cell>
          <table:table-cell table:formula="of:=LOG10([.A1771])" office:value-type="float" office:value="3.24674470972384" calcext:value-type="float">
            <text:p>3.24674470972384</text:p>
          </table:table-cell>
          <table:table-cell/>
          <table:table-cell table:formula="of:=LOG10([.C17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timeframe</text:p>
          </table:table-cell>
          <table:table-cell office:value-type="float" office:value="1" calcext:value-type="float">
            <text:p>1</text:p>
          </table:table-cell>
          <table:table-cell table:formula="of:=LOG10([.A1772])" office:value-type="float" office:value="3.24699069924155" calcext:value-type="float">
            <text:p>3.24699069924155</text:p>
          </table:table-cell>
          <table:table-cell/>
          <table:table-cell table:formula="of:=LOG10([.C17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tickets</text:p>
          </table:table-cell>
          <table:table-cell office:value-type="float" office:value="1" calcext:value-type="float">
            <text:p>1</text:p>
          </table:table-cell>
          <table:table-cell table:formula="of:=LOG10([.A1773])" office:value-type="float" office:value="3.24723654950676" calcext:value-type="float">
            <text:p>3.24723654950676</text:p>
          </table:table-cell>
          <table:table-cell/>
          <table:table-cell table:formula="of:=LOG10([.C17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enduring</text:p>
          </table:table-cell>
          <table:table-cell office:value-type="float" office:value="1" calcext:value-type="float">
            <text:p>1</text:p>
          </table:table-cell>
          <table:table-cell table:formula="of:=LOG10([.A1774])" office:value-type="float" office:value="3.24748226067705" calcext:value-type="float">
            <text:p>3.24748226067705</text:p>
          </table:table-cell>
          <table:table-cell/>
          <table:table-cell table:formula="of:=LOG10([.C17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appeals</text:p>
          </table:table-cell>
          <table:table-cell office:value-type="float" office:value="1" calcext:value-type="float">
            <text:p>1</text:p>
          </table:table-cell>
          <table:table-cell table:formula="of:=LOG10([.A1775])" office:value-type="float" office:value="3.24772783290972" calcext:value-type="float">
            <text:p>3.24772783290972</text:p>
          </table:table-cell>
          <table:table-cell/>
          <table:table-cell table:formula="of:=LOG10([.C17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table:formula="of:=LOG10([.A1776])" office:value-type="float" office:value="3.24797326636181" calcext:value-type="float">
            <text:p>3.24797326636181</text:p>
          </table:table-cell>
          <table:table-cell/>
          <table:table-cell table:formula="of:=LOG10([.C17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LOG10([.A1777])" office:value-type="float" office:value="3.24821856119007" calcext:value-type="float">
            <text:p>3.24821856119007</text:p>
          </table:table-cell>
          <table:table-cell/>
          <table:table-cell table:formula="of:=LOG10([.C17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engagement</text:p>
          </table:table-cell>
          <table:table-cell office:value-type="float" office:value="1" calcext:value-type="float">
            <text:p>1</text:p>
          </table:table-cell>
          <table:table-cell table:formula="of:=LOG10([.A1778])" office:value-type="float" office:value="3.24846371755103" calcext:value-type="float">
            <text:p>3.24846371755103</text:p>
          </table:table-cell>
          <table:table-cell/>
          <table:table-cell table:formula="of:=LOG10([.C17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fact</text:p>
          </table:table-cell>
          <table:table-cell office:value-type="float" office:value="1" calcext:value-type="float">
            <text:p>1</text:p>
          </table:table-cell>
          <table:table-cell table:formula="of:=LOG10([.A1779])" office:value-type="float" office:value="3.24870873560092" calcext:value-type="float">
            <text:p>3.24870873560092</text:p>
          </table:table-cell>
          <table:table-cell/>
          <table:table-cell table:formula="of:=LOG10([.C17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retrospect</text:p>
          </table:table-cell>
          <table:table-cell office:value-type="float" office:value="1" calcext:value-type="float">
            <text:p>1</text:p>
          </table:table-cell>
          <table:table-cell table:formula="of:=LOG10([.A1780])" office:value-type="float" office:value="3.24895361549571" calcext:value-type="float">
            <text:p>3.24895361549571</text:p>
          </table:table-cell>
          <table:table-cell/>
          <table:table-cell table:formula="of:=LOG10([.C17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regard</text:p>
          </table:table-cell>
          <table:table-cell office:value-type="float" office:value="1" calcext:value-type="float">
            <text:p>1</text:p>
          </table:table-cell>
          <table:table-cell table:formula="of:=LOG10([.A1781])" office:value-type="float" office:value="3.24919835739111" calcext:value-type="float">
            <text:p>3.24919835739111</text:p>
          </table:table-cell>
          <table:table-cell/>
          <table:table-cell table:formula="of:=LOG10([.C17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formula="of:=LOG10([.A1782])" office:value-type="float" office:value="3.24944296144258" calcext:value-type="float">
            <text:p>3.24944296144258</text:p>
          </table:table-cell>
          <table:table-cell/>
          <table:table-cell table:formula="of:=LOG10([.C17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integrity</text:p>
          </table:table-cell>
          <table:table-cell office:value-type="float" office:value="1" calcext:value-type="float">
            <text:p>1</text:p>
          </table:table-cell>
          <table:table-cell table:formula="of:=LOG10([.A1783])" office:value-type="float" office:value="3.2496874278053" calcext:value-type="float">
            <text:p>3.2496874278053</text:p>
          </table:table-cell>
          <table:table-cell/>
          <table:table-cell table:formula="of:=LOG10([.C17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account-level</text:p>
          </table:table-cell>
          <table:table-cell office:value-type="float" office:value="1" calcext:value-type="float">
            <text:p>1</text:p>
          </table:table-cell>
          <table:table-cell table:formula="of:=LOG10([.A1784])" office:value-type="float" office:value="3.24993175663419" calcext:value-type="float">
            <text:p>3.24993175663419</text:p>
          </table:table-cell>
          <table:table-cell/>
          <table:table-cell table:formula="of:=LOG10([.C17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transaction-level</text:p>
          </table:table-cell>
          <table:table-cell office:value-type="float" office:value="1" calcext:value-type="float">
            <text:p>1</text:p>
          </table:table-cell>
          <table:table-cell table:formula="of:=LOG10([.A1785])" office:value-type="float" office:value="3.25017594808393" calcext:value-type="float">
            <text:p>3.25017594808393</text:p>
          </table:table-cell>
          <table:table-cell/>
          <table:table-cell table:formula="of:=LOG10([.C17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advisable</text:p>
          </table:table-cell>
          <table:table-cell office:value-type="float" office:value="1" calcext:value-type="float">
            <text:p>1</text:p>
          </table:table-cell>
          <table:table-cell table:formula="of:=LOG10([.A1786])" office:value-type="float" office:value="3.25042000230889" calcext:value-type="float">
            <text:p>3.25042000230889</text:p>
          </table:table-cell>
          <table:table-cell/>
          <table:table-cell table:formula="of:=LOG10([.C17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visit</text:p>
          </table:table-cell>
          <table:table-cell office:value-type="float" office:value="1" calcext:value-type="float">
            <text:p>1</text:p>
          </table:table-cell>
          <table:table-cell table:formula="of:=LOG10([.A1787])" office:value-type="float" office:value="3.25066391946324" calcext:value-type="float">
            <text:p>3.25066391946324</text:p>
          </table:table-cell>
          <table:table-cell/>
          <table:table-cell table:formula="of:=LOG10([.C17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places</text:p>
          </table:table-cell>
          <table:table-cell office:value-type="float" office:value="1" calcext:value-type="float">
            <text:p>1</text:p>
          </table:table-cell>
          <table:table-cell table:formula="of:=LOG10([.A1788])" office:value-type="float" office:value="3.25090769970086" calcext:value-type="float">
            <text:p>3.25090769970086</text:p>
          </table:table-cell>
          <table:table-cell/>
          <table:table-cell table:formula="of:=LOG10([.C17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reviews</text:p>
          </table:table-cell>
          <table:table-cell office:value-type="float" office:value="1" calcext:value-type="float">
            <text:p>1</text:p>
          </table:table-cell>
          <table:table-cell table:formula="of:=LOG10([.A1789])" office:value-type="float" office:value="3.25115134317535" calcext:value-type="float">
            <text:p>3.25115134317535</text:p>
          </table:table-cell>
          <table:table-cell/>
          <table:table-cell table:formula="of:=LOG10([.C17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placing</text:p>
          </table:table-cell>
          <table:table-cell office:value-type="float" office:value="1" calcext:value-type="float">
            <text:p>1</text:p>
          </table:table-cell>
          <table:table-cell table:formula="of:=LOG10([.A1790])" office:value-type="float" office:value="3.2513948500401" calcext:value-type="float">
            <text:p>3.2513948500401</text:p>
          </table:table-cell>
          <table:table-cell/>
          <table:table-cell table:formula="of:=LOG10([.C17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tenure</text:p>
          </table:table-cell>
          <table:table-cell office:value-type="float" office:value="1" calcext:value-type="float">
            <text:p>1</text:p>
          </table:table-cell>
          <table:table-cell table:formula="of:=LOG10([.A1791])" office:value-type="float" office:value="3.25163822044821" calcext:value-type="float">
            <text:p>3.25163822044821</text:p>
          </table:table-cell>
          <table:table-cell/>
          <table:table-cell table:formula="of:=LOG10([.C17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past</text:p>
          </table:table-cell>
          <table:table-cell office:value-type="float" office:value="1" calcext:value-type="float">
            <text:p>1</text:p>
          </table:table-cell>
          <table:table-cell table:formula="of:=LOG10([.A1792])" office:value-type="float" office:value="3.25188145455253" calcext:value-type="float">
            <text:p>3.25188145455253</text:p>
          </table:table-cell>
          <table:table-cell/>
          <table:table-cell table:formula="of:=LOG10([.C17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overall</text:p>
          </table:table-cell>
          <table:table-cell office:value-type="float" office:value="1" calcext:value-type="float">
            <text:p>1</text:p>
          </table:table-cell>
          <table:table-cell table:formula="of:=LOG10([.A1793])" office:value-type="float" office:value="3.25212455250564" calcext:value-type="float">
            <text:p>3.25212455250564</text:p>
          </table:table-cell>
          <table:table-cell/>
          <table:table-cell table:formula="of:=LOG10([.C17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formula="of:=LOG10([.A1794])" office:value-type="float" office:value="3.2523675144599" calcext:value-type="float">
            <text:p>3.2523675144599</text:p>
          </table:table-cell>
          <table:table-cell/>
          <table:table-cell table:formula="of:=LOG10([.C17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facts</text:p>
          </table:table-cell>
          <table:table-cell office:value-type="float" office:value="1" calcext:value-type="float">
            <text:p>1</text:p>
          </table:table-cell>
          <table:table-cell table:formula="of:=LOG10([.A1795])" office:value-type="float" office:value="3.25261034056737" calcext:value-type="float">
            <text:p>3.25261034056737</text:p>
          </table:table-cell>
          <table:table-cell/>
          <table:table-cell table:formula="of:=LOG10([.C17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often</text:p>
          </table:table-cell>
          <table:table-cell office:value-type="float" office:value="1" calcext:value-type="float">
            <text:p>1</text:p>
          </table:table-cell>
          <table:table-cell table:formula="of:=LOG10([.A1796])" office:value-type="float" office:value="3.25285303097989" calcext:value-type="float">
            <text:p>3.25285303097989</text:p>
          </table:table-cell>
          <table:table-cell/>
          <table:table-cell table:formula="of:=LOG10([.C17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illegal</text:p>
          </table:table-cell>
          <table:table-cell office:value-type="float" office:value="1" calcext:value-type="float">
            <text:p>1</text:p>
          </table:table-cell>
          <table:table-cell table:formula="of:=LOG10([.A1797])" office:value-type="float" office:value="3.25309558584903" calcext:value-type="float">
            <text:p>3.25309558584903</text:p>
          </table:table-cell>
          <table:table-cell/>
          <table:table-cell table:formula="of:=LOG10([.C17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udden</text:p>
          </table:table-cell>
          <table:table-cell office:value-type="float" office:value="1" calcext:value-type="float">
            <text:p>1</text:p>
          </table:table-cell>
          <table:table-cell table:formula="of:=LOG10([.A1798])" office:value-type="float" office:value="3.25333800532611" calcext:value-type="float">
            <text:p>3.25333800532611</text:p>
          </table:table-cell>
          <table:table-cell/>
          <table:table-cell table:formula="of:=LOG10([.C17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bnormal</text:p>
          </table:table-cell>
          <table:table-cell office:value-type="float" office:value="1" calcext:value-type="float">
            <text:p>1</text:p>
          </table:table-cell>
          <table:table-cell table:formula="of:=LOG10([.A1799])" office:value-type="float" office:value="3.25358028956218" calcext:value-type="float">
            <text:p>3.25358028956218</text:p>
          </table:table-cell>
          <table:table-cell/>
          <table:table-cell table:formula="of:=LOG10([.C17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holder’s</text:p>
          </table:table-cell>
          <table:table-cell office:value-type="float" office:value="1" calcext:value-type="float">
            <text:p>1</text:p>
          </table:table-cell>
          <table:table-cell table:formula="of:=LOG10([.A1800])" office:value-type="float" office:value="3.25382243870807" calcext:value-type="float">
            <text:p>3.25382243870807</text:p>
          </table:table-cell>
          <table:table-cell/>
          <table:table-cell table:formula="of:=LOG10([.C18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trying</text:p>
          </table:table-cell>
          <table:table-cell office:value-type="float" office:value="1" calcext:value-type="float">
            <text:p>1</text:p>
          </table:table-cell>
          <table:table-cell table:formula="of:=LOG10([.A1801])" office:value-type="float" office:value="3.25406445291434" calcext:value-type="float">
            <text:p>3.25406445291434</text:p>
          </table:table-cell>
          <table:table-cell/>
          <table:table-cell table:formula="of:=LOG10([.C18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LOG10([.A1802])" office:value-type="float" office:value="3.25430633233129" calcext:value-type="float">
            <text:p>3.25430633233129</text:p>
          </table:table-cell>
          <table:table-cell/>
          <table:table-cell table:formula="of:=LOG10([.C18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marketplace's</text:p>
          </table:table-cell>
          <table:table-cell office:value-type="float" office:value="1" calcext:value-type="float">
            <text:p>1</text:p>
          </table:table-cell>
          <table:table-cell table:formula="of:=LOG10([.A1803])" office:value-type="float" office:value="3.25454807710897" calcext:value-type="float">
            <text:p>3.25454807710897</text:p>
          </table:table-cell>
          <table:table-cell/>
          <table:table-cell table:formula="of:=LOG10([.C18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high-risk</text:p>
          </table:table-cell>
          <table:table-cell office:value-type="float" office:value="1" calcext:value-type="float">
            <text:p>1</text:p>
          </table:table-cell>
          <table:table-cell table:formula="of:=LOG10([.A1804])" office:value-type="float" office:value="3.25478968739721" calcext:value-type="float">
            <text:p>3.25478968739721</text:p>
          </table:table-cell>
          <table:table-cell/>
          <table:table-cell table:formula="of:=LOG10([.C18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llowing</text:p>
          </table:table-cell>
          <table:table-cell office:value-type="float" office:value="1" calcext:value-type="float">
            <text:p>1</text:p>
          </table:table-cell>
          <table:table-cell table:formula="of:=LOG10([.A1805])" office:value-type="float" office:value="3.25503116334555" calcext:value-type="float">
            <text:p>3.25503116334555</text:p>
          </table:table-cell>
          <table:table-cell/>
          <table:table-cell table:formula="of:=LOG10([.C18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proceed</text:p>
          </table:table-cell>
          <table:table-cell office:value-type="float" office:value="1" calcext:value-type="float">
            <text:p>1</text:p>
          </table:table-cell>
          <table:table-cell table:formula="of:=LOG10([.A1806])" office:value-type="float" office:value="3.25527250510331" calcext:value-type="float">
            <text:p>3.25527250510331</text:p>
          </table:table-cell>
          <table:table-cell/>
          <table:table-cell table:formula="of:=LOG10([.C18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suspicion</text:p>
          </table:table-cell>
          <table:table-cell office:value-type="float" office:value="1" calcext:value-type="float">
            <text:p>1</text:p>
          </table:table-cell>
          <table:table-cell table:formula="of:=LOG10([.A1807])" office:value-type="float" office:value="3.25551371281953" calcext:value-type="float">
            <text:p>3.25551371281953</text:p>
          </table:table-cell>
          <table:table-cell/>
          <table:table-cell table:formula="of:=LOG10([.C18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execute</text:p>
          </table:table-cell>
          <table:table-cell office:value-type="float" office:value="1" calcext:value-type="float">
            <text:p>1</text:p>
          </table:table-cell>
          <table:table-cell table:formula="of:=LOG10([.A1808])" office:value-type="float" office:value="3.25575478664304" calcext:value-type="float">
            <text:p>3.25575478664304</text:p>
          </table:table-cell>
          <table:table-cell/>
          <table:table-cell table:formula="of:=LOG10([.C18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table:formula="of:=LOG10([.A1809])" office:value-type="float" office:value="3.2559957267224" calcext:value-type="float">
            <text:p>3.2559957267224</text:p>
          </table:table-cell>
          <table:table-cell/>
          <table:table-cell table:formula="of:=LOG10([.C18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  <table:table-cell table:formula="of:=LOG10([.A1810])" office:value-type="float" office:value="3.25623653320592" calcext:value-type="float">
            <text:p>3.25623653320592</text:p>
          </table:table-cell>
          <table:table-cell/>
          <table:table-cell table:formula="of:=LOG10([.C18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meet</text:p>
          </table:table-cell>
          <table:table-cell office:value-type="float" office:value="1" calcext:value-type="float">
            <text:p>1</text:p>
          </table:table-cell>
          <table:table-cell table:formula="of:=LOG10([.A1811])" office:value-type="float" office:value="3.25647720624168" calcext:value-type="float">
            <text:p>3.25647720624168</text:p>
          </table:table-cell>
          <table:table-cell/>
          <table:table-cell table:formula="of:=LOG10([.C18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ealings</text:p>
          </table:table-cell>
          <table:table-cell office:value-type="float" office:value="1" calcext:value-type="float">
            <text:p>1</text:p>
          </table:table-cell>
          <table:table-cell table:formula="of:=LOG10([.A1812])" office:value-type="float" office:value="3.25671774597749" calcext:value-type="float">
            <text:p>3.25671774597749</text:p>
          </table:table-cell>
          <table:table-cell/>
          <table:table-cell table:formula="of:=LOG10([.C18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formula="of:=LOG10([.A1813])" office:value-type="float" office:value="3.25695815256093" calcext:value-type="float">
            <text:p>3.25695815256093</text:p>
          </table:table-cell>
          <table:table-cell/>
          <table:table-cell table:formula="of:=LOG10([.C18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lessening</text:p>
          </table:table-cell>
          <table:table-cell office:value-type="float" office:value="1" calcext:value-type="float">
            <text:p>1</text:p>
          </table:table-cell>
          <table:table-cell table:formula="of:=LOG10([.A1814])" office:value-type="float" office:value="3.25719842613934" calcext:value-type="float">
            <text:p>3.25719842613934</text:p>
          </table:table-cell>
          <table:table-cell/>
          <table:table-cell table:formula="of:=LOG10([.C18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transact</text:p>
          </table:table-cell>
          <table:table-cell office:value-type="float" office:value="1" calcext:value-type="float">
            <text:p>1</text:p>
          </table:table-cell>
          <table:table-cell table:formula="of:=LOG10([.A1815])" office:value-type="float" office:value="3.25743856685981" calcext:value-type="float">
            <text:p>3.25743856685981</text:p>
          </table:table-cell>
          <table:table-cell/>
          <table:table-cell table:formula="of:=LOG10([.C18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proceeds</text:p>
          </table:table-cell>
          <table:table-cell office:value-type="float" office:value="1" calcext:value-type="float">
            <text:p>1</text:p>
          </table:table-cell>
          <table:table-cell table:formula="of:=LOG10([.A1816])" office:value-type="float" office:value="3.25767857486918" calcext:value-type="float">
            <text:p>3.25767857486918</text:p>
          </table:table-cell>
          <table:table-cell/>
          <table:table-cell table:formula="of:=LOG10([.C18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escriptions</text:p>
          </table:table-cell>
          <table:table-cell office:value-type="float" office:value="1" calcext:value-type="float">
            <text:p>1</text:p>
          </table:table-cell>
          <table:table-cell table:formula="of:=LOG10([.A1817])" office:value-type="float" office:value="3.25791845031406" calcext:value-type="float">
            <text:p>3.25791845031406</text:p>
          </table:table-cell>
          <table:table-cell/>
          <table:table-cell table:formula="of:=LOG10([.C18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unusual</text:p>
          </table:table-cell>
          <table:table-cell office:value-type="float" office:value="1" calcext:value-type="float">
            <text:p>1</text:p>
          </table:table-cell>
          <table:table-cell table:formula="of:=LOG10([.A1818])" office:value-type="float" office:value="3.25815819334079" calcext:value-type="float">
            <text:p>3.25815819334079</text:p>
          </table:table-cell>
          <table:table-cell/>
          <table:table-cell table:formula="of:=LOG10([.C18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uspicious</text:p>
          </table:table-cell>
          <table:table-cell office:value-type="float" office:value="1" calcext:value-type="float">
            <text:p>1</text:p>
          </table:table-cell>
          <table:table-cell table:formula="of:=LOG10([.A1819])" office:value-type="float" office:value="3.25839780409551" calcext:value-type="float">
            <text:p>3.25839780409551</text:p>
          </table:table-cell>
          <table:table-cell/>
          <table:table-cell table:formula="of:=LOG10([.C18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keeping</text:p>
          </table:table-cell>
          <table:table-cell office:value-type="float" office:value="1" calcext:value-type="float">
            <text:p>1</text:p>
          </table:table-cell>
          <table:table-cell table:formula="of:=LOG10([.A1820])" office:value-type="float" office:value="3.25863728272408" calcext:value-type="float">
            <text:p>3.25863728272408</text:p>
          </table:table-cell>
          <table:table-cell/>
          <table:table-cell table:formula="of:=LOG10([.C18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table:formula="of:=LOG10([.A1821])" office:value-type="float" office:value="3.25887662937213" calcext:value-type="float">
            <text:p>3.25887662937213</text:p>
          </table:table-cell>
          <table:table-cell/>
          <table:table-cell table:formula="of:=LOG10([.C18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look</text:p>
          </table:table-cell>
          <table:table-cell office:value-type="float" office:value="1" calcext:value-type="float">
            <text:p>1</text:p>
          </table:table-cell>
          <table:table-cell table:formula="of:=LOG10([.A1822])" office:value-type="float" office:value="3.25911584418507" calcext:value-type="float">
            <text:p>3.25911584418507</text:p>
          </table:table-cell>
          <table:table-cell/>
          <table:table-cell table:formula="of:=LOG10([.C18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alerts</text:p>
          </table:table-cell>
          <table:table-cell office:value-type="float" office:value="1" calcext:value-type="float">
            <text:p>1</text:p>
          </table:table-cell>
          <table:table-cell table:formula="of:=LOG10([.A1823])" office:value-type="float" office:value="3.25935492730803" calcext:value-type="float">
            <text:p>3.25935492730803</text:p>
          </table:table-cell>
          <table:table-cell/>
          <table:table-cell table:formula="of:=LOG10([.C18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breached</text:p>
          </table:table-cell>
          <table:table-cell office:value-type="float" office:value="1" calcext:value-type="float">
            <text:p>1</text:p>
          </table:table-cell>
          <table:table-cell table:formula="of:=LOG10([.A1824])" office:value-type="float" office:value="3.25959387888595" calcext:value-type="float">
            <text:p>3.25959387888595</text:p>
          </table:table-cell>
          <table:table-cell/>
          <table:table-cell table:formula="of:=LOG10([.C18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indicate</text:p>
          </table:table-cell>
          <table:table-cell office:value-type="float" office:value="1" calcext:value-type="float">
            <text:p>1</text:p>
          </table:table-cell>
          <table:table-cell table:formula="of:=LOG10([.A1825])" office:value-type="float" office:value="3.25983269906348" calcext:value-type="float">
            <text:p>3.25983269906348</text:p>
          </table:table-cell>
          <table:table-cell/>
          <table:table-cell table:formula="of:=LOG10([.C18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indications</text:p>
          </table:table-cell>
          <table:table-cell office:value-type="float" office:value="1" calcext:value-type="float">
            <text:p>1</text:p>
          </table:table-cell>
          <table:table-cell table:formula="of:=LOG10([.A1826])" office:value-type="float" office:value="3.26007138798507" calcext:value-type="float">
            <text:p>3.26007138798507</text:p>
          </table:table-cell>
          <table:table-cell/>
          <table:table-cell table:formula="of:=LOG10([.C18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oor</text:p>
          </table:table-cell>
          <table:table-cell office:value-type="float" office:value="1" calcext:value-type="float">
            <text:p>1</text:p>
          </table:table-cell>
          <table:table-cell table:formula="of:=LOG10([.A1827])" office:value-type="float" office:value="3.26030994579492" calcext:value-type="float">
            <text:p>3.26030994579492</text:p>
          </table:table-cell>
          <table:table-cell/>
          <table:table-cell table:formula="of:=LOG10([.C18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unusually</text:p>
          </table:table-cell>
          <table:table-cell office:value-type="float" office:value="1" calcext:value-type="float">
            <text:p>1</text:p>
          </table:table-cell>
          <table:table-cell table:formula="of:=LOG10([.A1828])" office:value-type="float" office:value="3.26054837263698" calcext:value-type="float">
            <text:p>3.26054837263698</text:p>
          </table:table-cell>
          <table:table-cell/>
          <table:table-cell table:formula="of:=LOG10([.C18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entirely</text:p>
          </table:table-cell>
          <table:table-cell office:value-type="float" office:value="1" calcext:value-type="float">
            <text:p>1</text:p>
          </table:table-cell>
          <table:table-cell table:formula="of:=LOG10([.A1829])" office:value-type="float" office:value="3.26078666865498" calcext:value-type="float">
            <text:p>3.26078666865498</text:p>
          </table:table-cell>
          <table:table-cell/>
          <table:table-cell table:formula="of:=LOG10([.C18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high-cost</text:p>
          </table:table-cell>
          <table:table-cell office:value-type="float" office:value="1" calcext:value-type="float">
            <text:p>1</text:p>
          </table:table-cell>
          <table:table-cell table:formula="of:=LOG10([.A1830])" office:value-type="float" office:value="3.2610248339924" calcext:value-type="float">
            <text:p>3.2610248339924</text:p>
          </table:table-cell>
          <table:table-cell/>
          <table:table-cell table:formula="of:=LOG10([.C18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typical</text:p>
          </table:table-cell>
          <table:table-cell office:value-type="float" office:value="1" calcext:value-type="float">
            <text:p>1</text:p>
          </table:table-cell>
          <table:table-cell table:formula="of:=LOG10([.A1831])" office:value-type="float" office:value="3.26126286879249" calcext:value-type="float">
            <text:p>3.26126286879249</text:p>
          </table:table-cell>
          <table:table-cell/>
          <table:table-cell table:formula="of:=LOG10([.C18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increases</text:p>
          </table:table-cell>
          <table:table-cell office:value-type="float" office:value="1" calcext:value-type="float">
            <text:p>1</text:p>
          </table:table-cell>
          <table:table-cell table:formula="of:=LOG10([.A1832])" office:value-type="float" office:value="3.26150077319828" calcext:value-type="float">
            <text:p>3.26150077319828</text:p>
          </table:table-cell>
          <table:table-cell/>
          <table:table-cell table:formula="of:=LOG10([.C18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rapidly</text:p>
          </table:table-cell>
          <table:table-cell office:value-type="float" office:value="1" calcext:value-type="float">
            <text:p>1</text:p>
          </table:table-cell>
          <table:table-cell table:formula="of:=LOG10([.A1833])" office:value-type="float" office:value="3.26173854735254" calcext:value-type="float">
            <text:p>3.26173854735254</text:p>
          </table:table-cell>
          <table:table-cell/>
          <table:table-cell table:formula="of:=LOG10([.C18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issues</text:p>
          </table:table-cell>
          <table:table-cell office:value-type="float" office:value="1" calcext:value-type="float">
            <text:p>1</text:p>
          </table:table-cell>
          <table:table-cell table:formula="of:=LOG10([.A1834])" office:value-type="float" office:value="3.26197619139781" calcext:value-type="float">
            <text:p>3.26197619139781</text:p>
          </table:table-cell>
          <table:table-cell/>
          <table:table-cell table:formula="of:=LOG10([.C18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table:formula="of:=LOG10([.A1835])" office:value-type="float" office:value="3.26221370547642" calcext:value-type="float">
            <text:p>3.26221370547642</text:p>
          </table:table-cell>
          <table:table-cell/>
          <table:table-cell table:formula="of:=LOG10([.C18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LOG10([.A1836])" office:value-type="float" office:value="3.26245108973043" calcext:value-type="float">
            <text:p>3.26245108973043</text:p>
          </table:table-cell>
          <table:table-cell/>
          <table:table-cell table:formula="of:=LOG10([.C18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unavailable</text:p>
          </table:table-cell>
          <table:table-cell office:value-type="float" office:value="1" calcext:value-type="float">
            <text:p>1</text:p>
          </table:table-cell>
          <table:table-cell table:formula="of:=LOG10([.A1837])" office:value-type="float" office:value="3.2626883443017" calcext:value-type="float">
            <text:p>3.2626883443017</text:p>
          </table:table-cell>
          <table:table-cell/>
          <table:table-cell table:formula="of:=LOG10([.C18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internal</text:p>
          </table:table-cell>
          <table:table-cell office:value-type="float" office:value="1" calcext:value-type="float">
            <text:p>1</text:p>
          </table:table-cell>
          <table:table-cell table:formula="of:=LOG10([.A1838])" office:value-type="float" office:value="3.26292546933183" calcext:value-type="float">
            <text:p>3.26292546933183</text:p>
          </table:table-cell>
          <table:table-cell/>
          <table:table-cell table:formula="of:=LOG10([.C18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considers</text:p>
          </table:table-cell>
          <table:table-cell office:value-type="float" office:value="1" calcext:value-type="float">
            <text:p>1</text:p>
          </table:table-cell>
          <table:table-cell table:formula="of:=LOG10([.A1839])" office:value-type="float" office:value="3.26316246496222" calcext:value-type="float">
            <text:p>3.26316246496222</text:p>
          </table:table-cell>
          <table:table-cell/>
          <table:table-cell table:formula="of:=LOG10([.C18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changed</text:p>
          </table:table-cell>
          <table:table-cell office:value-type="float" office:value="1" calcext:value-type="float">
            <text:p>1</text:p>
          </table:table-cell>
          <table:table-cell table:formula="of:=LOG10([.A1840])" office:value-type="float" office:value="3.263399331334" calcext:value-type="float">
            <text:p>3.263399331334</text:p>
          </table:table-cell>
          <table:table-cell/>
          <table:table-cell table:formula="of:=LOG10([.C18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industry</text:p>
          </table:table-cell>
          <table:table-cell office:value-type="float" office:value="1" calcext:value-type="float">
            <text:p>1</text:p>
          </table:table-cell>
          <table:table-cell table:formula="of:=LOG10([.A1841])" office:value-type="float" office:value="3.26363606858811" calcext:value-type="float">
            <text:p>3.26363606858811</text:p>
          </table:table-cell>
          <table:table-cell/>
          <table:table-cell table:formula="of:=LOG10([.C18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frames</text:p>
          </table:table-cell>
          <table:table-cell office:value-type="float" office:value="1" calcext:value-type="float">
            <text:p>1</text:p>
          </table:table-cell>
          <table:table-cell table:formula="of:=LOG10([.A1842])" office:value-type="float" office:value="3.26387267686522" calcext:value-type="float">
            <text:p>3.26387267686522</text:p>
          </table:table-cell>
          <table:table-cell/>
          <table:table-cell table:formula="of:=LOG10([.C18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returns</text:p>
          </table:table-cell>
          <table:table-cell office:value-type="float" office:value="1" calcext:value-type="float">
            <text:p>1</text:p>
          </table:table-cell>
          <table:table-cell table:formula="of:=LOG10([.A1843])" office:value-type="float" office:value="3.26410915630581" calcext:value-type="float">
            <text:p>3.26410915630581</text:p>
          </table:table-cell>
          <table:table-cell/>
          <table:table-cell table:formula="of:=LOG10([.C18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90-day</text:p>
          </table:table-cell>
          <table:table-cell office:value-type="float" office:value="1" calcext:value-type="float">
            <text:p>1</text:p>
          </table:table-cell>
          <table:table-cell table:formula="of:=LOG10([.A1844])" office:value-type="float" office:value="3.26434550705009" calcext:value-type="float">
            <text:p>3.26434550705009</text:p>
          </table:table-cell>
          <table:table-cell/>
          <table:table-cell table:formula="of:=LOG10([.C18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LOG10([.A1845])" office:value-type="float" office:value="3.26458172923808" calcext:value-type="float">
            <text:p>3.26458172923808</text:p>
          </table:table-cell>
          <table:table-cell/>
          <table:table-cell table:formula="of:=LOG10([.C18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LOG10([.A1846])" office:value-type="float" office:value="3.26481782300954" calcext:value-type="float">
            <text:p>3.26481782300954</text:p>
          </table:table-cell>
          <table:table-cell/>
          <table:table-cell table:formula="of:=LOG10([.C18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upfront</text:p>
          </table:table-cell>
          <table:table-cell office:value-type="float" office:value="1" calcext:value-type="float">
            <text:p>1</text:p>
          </table:table-cell>
          <table:table-cell table:formula="of:=LOG10([.A1847])" office:value-type="float" office:value="3.26505378850401" calcext:value-type="float">
            <text:p>3.26505378850401</text:p>
          </table:table-cell>
          <table:table-cell/>
          <table:table-cell table:formula="of:=LOG10([.C18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posited</text:p>
          </table:table-cell>
          <table:table-cell office:value-type="float" office:value="1" calcext:value-type="float">
            <text:p>1</text:p>
          </table:table-cell>
          <table:table-cell table:formula="of:=LOG10([.A1848])" office:value-type="float" office:value="3.26528962586083" calcext:value-type="float">
            <text:p>3.26528962586083</text:p>
          </table:table-cell>
          <table:table-cell/>
          <table:table-cell table:formula="of:=LOG10([.C18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established</text:p>
          </table:table-cell>
          <table:table-cell office:value-type="float" office:value="1" calcext:value-type="float">
            <text:p>1</text:p>
          </table:table-cell>
          <table:table-cell table:formula="of:=LOG10([.A1849])" office:value-type="float" office:value="3.26552533521907" calcext:value-type="float">
            <text:p>3.26552533521907</text:p>
          </table:table-cell>
          <table:table-cell/>
          <table:table-cell table:formula="of:=LOG10([.C18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ercentages</text:p>
          </table:table-cell>
          <table:table-cell office:value-type="float" office:value="1" calcext:value-type="float">
            <text:p>1</text:p>
          </table:table-cell>
          <table:table-cell table:formula="of:=LOG10([.A1850])" office:value-type="float" office:value="3.26576091671761" calcext:value-type="float">
            <text:p>3.26576091671761</text:p>
          </table:table-cell>
          <table:table-cell/>
          <table:table-cell table:formula="of:=LOG10([.C18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achieved</text:p>
          </table:table-cell>
          <table:table-cell office:value-type="float" office:value="1" calcext:value-type="float">
            <text:p>1</text:p>
          </table:table-cell>
          <table:table-cell table:formula="of:=LOG10([.A1851])" office:value-type="float" office:value="3.26599637049508" calcext:value-type="float">
            <text:p>3.26599637049508</text:p>
          </table:table-cell>
          <table:table-cell/>
          <table:table-cell table:formula="of:=LOG10([.C18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much</text:p>
          </table:table-cell>
          <table:table-cell office:value-type="float" office:value="1" calcext:value-type="float">
            <text:p>1</text:p>
          </table:table-cell>
          <table:table-cell table:formula="of:=LOG10([.A1852])" office:value-type="float" office:value="3.26623169668989" calcext:value-type="float">
            <text:p>3.26623169668989</text:p>
          </table:table-cell>
          <table:table-cell/>
          <table:table-cell table:formula="of:=LOG10([.C18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moved</text:p>
          </table:table-cell>
          <table:table-cell office:value-type="float" office:value="1" calcext:value-type="float">
            <text:p>1</text:p>
          </table:table-cell>
          <table:table-cell table:formula="of:=LOG10([.A1853])" office:value-type="float" office:value="3.26646689544024" calcext:value-type="float">
            <text:p>3.26646689544024</text:p>
          </table:table-cell>
          <table:table-cell/>
          <table:table-cell table:formula="of:=LOG10([.C18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ssessment</text:p>
          </table:table-cell>
          <table:table-cell office:value-type="float" office:value="1" calcext:value-type="float">
            <text:p>1</text:p>
          </table:table-cell>
          <table:table-cell table:formula="of:=LOG10([.A1854])" office:value-type="float" office:value="3.26670196688409" calcext:value-type="float">
            <text:p>3.26670196688409</text:p>
          </table:table-cell>
          <table:table-cell/>
          <table:table-cell table:formula="of:=LOG10([.C18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undertake</text:p>
          </table:table-cell>
          <table:table-cell office:value-type="float" office:value="1" calcext:value-type="float">
            <text:p>1</text:p>
          </table:table-cell>
          <table:table-cell table:formula="of:=LOG10([.A1855])" office:value-type="float" office:value="3.26693691115917" calcext:value-type="float">
            <text:p>3.26693691115917</text:p>
          </table:table-cell>
          <table:table-cell/>
          <table:table-cell table:formula="of:=LOG10([.C18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establish</text:p>
          </table:table-cell>
          <table:table-cell office:value-type="float" office:value="1" calcext:value-type="float">
            <text:p>1</text:p>
          </table:table-cell>
          <table:table-cell table:formula="of:=LOG10([.A1856])" office:value-type="float" office:value="3.26717172840301" calcext:value-type="float">
            <text:p>3.26717172840301</text:p>
          </table:table-cell>
          <table:table-cell/>
          <table:table-cell table:formula="of:=LOG10([.C18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executing</text:p>
          </table:table-cell>
          <table:table-cell office:value-type="float" office:value="1" calcext:value-type="float">
            <text:p>1</text:p>
          </table:table-cell>
          <table:table-cell table:formula="of:=LOG10([.A1857])" office:value-type="float" office:value="3.2674064187529" calcext:value-type="float">
            <text:p>3.2674064187529</text:p>
          </table:table-cell>
          <table:table-cell/>
          <table:table-cell table:formula="of:=LOG10([.C18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registering</text:p>
          </table:table-cell>
          <table:table-cell office:value-type="float" office:value="1" calcext:value-type="float">
            <text:p>1</text:p>
          </table:table-cell>
          <table:table-cell table:formula="of:=LOG10([.A1858])" office:value-type="float" office:value="3.26764098234592" calcext:value-type="float">
            <text:p>3.26764098234592</text:p>
          </table:table-cell>
          <table:table-cell/>
          <table:table-cell table:formula="of:=LOG10([.C18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table:formula="of:=LOG10([.A1859])" office:value-type="float" office:value="3.2678754193189" calcext:value-type="float">
            <text:p>3.2678754193189</text:p>
          </table:table-cell>
          <table:table-cell/>
          <table:table-cell table:formula="of:=LOG10([.C18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perfect</text:p>
          </table:table-cell>
          <table:table-cell office:value-type="float" office:value="1" calcext:value-type="float">
            <text:p>1</text:p>
          </table:table-cell>
          <table:table-cell table:formula="of:=LOG10([.A1860])" office:value-type="float" office:value="3.26810972980848" calcext:value-type="float">
            <text:p>3.26810972980848</text:p>
          </table:table-cell>
          <table:table-cell/>
          <table:table-cell table:formula="of:=LOG10([.C18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trongly</text:p>
          </table:table-cell>
          <table:table-cell office:value-type="float" office:value="1" calcext:value-type="float">
            <text:p>1</text:p>
          </table:table-cell>
          <table:table-cell table:formula="of:=LOG10([.A1861])" office:value-type="float" office:value="3.26834391395106" calcext:value-type="float">
            <text:p>3.26834391395106</text:p>
          </table:table-cell>
          <table:table-cell/>
          <table:table-cell table:formula="of:=LOG10([.C18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ecommend</text:p>
          </table:table-cell>
          <table:table-cell office:value-type="float" office:value="1" calcext:value-type="float">
            <text:p>1</text:p>
          </table:table-cell>
          <table:table-cell table:formula="of:=LOG10([.A1862])" office:value-type="float" office:value="3.26857797188284" calcext:value-type="float">
            <text:p>3.26857797188284</text:p>
          </table:table-cell>
          <table:table-cell/>
          <table:table-cell table:formula="of:=LOG10([.C18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table:formula="of:=LOG10([.A1863])" office:value-type="float" office:value="3.26881190373978" calcext:value-type="float">
            <text:p>3.26881190373978</text:p>
          </table:table-cell>
          <table:table-cell/>
          <table:table-cell table:formula="of:=LOG10([.C18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few</text:p>
          </table:table-cell>
          <table:table-cell office:value-type="float" office:value="1" calcext:value-type="float">
            <text:p>1</text:p>
          </table:table-cell>
          <table:table-cell table:formula="of:=LOG10([.A1864])" office:value-type="float" office:value="3.26904570965762" calcext:value-type="float">
            <text:p>3.26904570965762</text:p>
          </table:table-cell>
          <table:table-cell/>
          <table:table-cell table:formula="of:=LOG10([.C18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moments</text:p>
          </table:table-cell>
          <table:table-cell office:value-type="float" office:value="1" calcext:value-type="float">
            <text:p>1</text:p>
          </table:table-cell>
          <table:table-cell table:formula="of:=LOG10([.A1865])" office:value-type="float" office:value="3.2692793897719" calcext:value-type="float">
            <text:p>3.2692793897719</text:p>
          </table:table-cell>
          <table:table-cell/>
          <table:table-cell table:formula="of:=LOG10([.C18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formula="of:=LOG10([.A1866])" office:value-type="float" office:value="3.26951294421792" calcext:value-type="float">
            <text:p>3.26951294421792</text:p>
          </table:table-cell>
          <table:table-cell/>
          <table:table-cell table:formula="of:=LOG10([.C18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formula="of:=LOG10([.A1867])" office:value-type="float" office:value="3.26974637313077" calcext:value-type="float">
            <text:p>3.26974637313077</text:p>
          </table:table-cell>
          <table:table-cell/>
          <table:table-cell table:formula="of:=LOG10([.C18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wasn’t</text:p>
          </table:table-cell>
          <table:table-cell office:value-type="float" office:value="1" calcext:value-type="float">
            <text:p>1</text:p>
          </table:table-cell>
          <table:table-cell table:formula="of:=LOG10([.A1868])" office:value-type="float" office:value="3.26997967664532" calcext:value-type="float">
            <text:p>3.26997967664532</text:p>
          </table:table-cell>
          <table:table-cell/>
          <table:table-cell table:formula="of:=LOG10([.C18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who’s</text:p>
          </table:table-cell>
          <table:table-cell office:value-type="float" office:value="1" calcext:value-type="float">
            <text:p>1</text:p>
          </table:table-cell>
          <table:table-cell table:formula="of:=LOG10([.A1869])" office:value-type="float" office:value="3.27021285489624" calcext:value-type="float">
            <text:p>3.27021285489624</text:p>
          </table:table-cell>
          <table:table-cell/>
          <table:table-cell table:formula="of:=LOG10([.C18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pin</text:p>
          </table:table-cell>
          <table:table-cell office:value-type="float" office:value="1" calcext:value-type="float">
            <text:p>1</text:p>
          </table:table-cell>
          <table:table-cell table:formula="of:=LOG10([.A1870])" office:value-type="float" office:value="3.27044590801796" calcext:value-type="float">
            <text:p>3.27044590801796</text:p>
          </table:table-cell>
          <table:table-cell/>
          <table:table-cell table:formula="of:=LOG10([.C18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eactivated</text:p>
          </table:table-cell>
          <table:table-cell office:value-type="float" office:value="1" calcext:value-type="float">
            <text:p>1</text:p>
          </table:table-cell>
          <table:table-cell table:formula="of:=LOG10([.A1871])" office:value-type="float" office:value="3.27067883614471" calcext:value-type="float">
            <text:p>3.27067883614471</text:p>
          </table:table-cell>
          <table:table-cell/>
          <table:table-cell table:formula="of:=LOG10([.C18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actual</text:p>
          </table:table-cell>
          <table:table-cell office:value-type="float" office:value="1" calcext:value-type="float">
            <text:p>1</text:p>
          </table:table-cell>
          <table:table-cell table:formula="of:=LOG10([.A1872])" office:value-type="float" office:value="3.27091163941048" calcext:value-type="float">
            <text:p>3.27091163941048</text:p>
          </table:table-cell>
          <table:table-cell/>
          <table:table-cell table:formula="of:=LOG10([.C18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computational</text:p>
          </table:table-cell>
          <table:table-cell office:value-type="float" office:value="1" calcext:value-type="float">
            <text:p>1</text:p>
          </table:table-cell>
          <table:table-cell table:formula="of:=LOG10([.A1873])" office:value-type="float" office:value="3.27114431794908" calcext:value-type="float">
            <text:p>3.27114431794908</text:p>
          </table:table-cell>
          <table:table-cell/>
          <table:table-cell table:formula="of:=LOG10([.C18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athematical</text:p>
          </table:table-cell>
          <table:table-cell office:value-type="float" office:value="1" calcext:value-type="float">
            <text:p>1</text:p>
          </table:table-cell>
          <table:table-cell table:formula="of:=LOG10([.A1874])" office:value-type="float" office:value="3.27137687189407" calcext:value-type="float">
            <text:p>3.27137687189407</text:p>
          </table:table-cell>
          <table:table-cell/>
          <table:table-cell table:formula="of:=LOG10([.C18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 table:formula="of:=LOG10([.A1875])" office:value-type="float" office:value="3.27160930137883" calcext:value-type="float">
            <text:p>3.27160930137883</text:p>
          </table:table-cell>
          <table:table-cell/>
          <table:table-cell table:formula="of:=LOG10([.C18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withdrew</text:p>
          </table:table-cell>
          <table:table-cell office:value-type="float" office:value="1" calcext:value-type="float">
            <text:p>1</text:p>
          </table:table-cell>
          <table:table-cell table:formula="of:=LOG10([.A1876])" office:value-type="float" office:value="3.2718416065365" calcext:value-type="float">
            <text:p>3.2718416065365</text:p>
          </table:table-cell>
          <table:table-cell/>
          <table:table-cell table:formula="of:=LOG10([.C18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alternatively</text:p>
          </table:table-cell>
          <table:table-cell office:value-type="float" office:value="1" calcext:value-type="float">
            <text:p>1</text:p>
          </table:table-cell>
          <table:table-cell table:formula="of:=LOG10([.A1877])" office:value-type="float" office:value="3.27207378750001" calcext:value-type="float">
            <text:p>3.27207378750001</text:p>
          </table:table-cell>
          <table:table-cell/>
          <table:table-cell table:formula="of:=LOG10([.C18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elling</text:p>
          </table:table-cell>
          <table:table-cell office:value-type="float" office:value="1" calcext:value-type="float">
            <text:p>1</text:p>
          </table:table-cell>
          <table:table-cell table:formula="of:=LOG10([.A1878])" office:value-type="float" office:value="3.27230584440209" calcext:value-type="float">
            <text:p>3.27230584440209</text:p>
          </table:table-cell>
          <table:table-cell/>
          <table:table-cell table:formula="of:=LOG10([.C18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explain</text:p>
          </table:table-cell>
          <table:table-cell office:value-type="float" office:value="1" calcext:value-type="float">
            <text:p>1</text:p>
          </table:table-cell>
          <table:table-cell table:formula="of:=LOG10([.A1879])" office:value-type="float" office:value="3.27253777737524" calcext:value-type="float">
            <text:p>3.27253777737524</text:p>
          </table:table-cell>
          <table:table-cell/>
          <table:table-cell table:formula="of:=LOG10([.C18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trace</text:p>
          </table:table-cell>
          <table:table-cell office:value-type="float" office:value="1" calcext:value-type="float">
            <text:p>1</text:p>
          </table:table-cell>
          <table:table-cell table:formula="of:=LOG10([.A1880])" office:value-type="float" office:value="3.27276958655176" calcext:value-type="float">
            <text:p>3.27276958655176</text:p>
          </table:table-cell>
          <table:table-cell/>
          <table:table-cell table:formula="of:=LOG10([.C18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putting</text:p>
          </table:table-cell>
          <table:table-cell office:value-type="float" office:value="1" calcext:value-type="float">
            <text:p>1</text:p>
          </table:table-cell>
          <table:table-cell table:formula="of:=LOG10([.A1881])" office:value-type="float" office:value="3.27300127206374" calcext:value-type="float">
            <text:p>3.27300127206374</text:p>
          </table:table-cell>
          <table:table-cell/>
          <table:table-cell table:formula="of:=LOG10([.C18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  <table:table-cell table:formula="of:=LOG10([.A1882])" office:value-type="float" office:value="3.27323283404305" calcext:value-type="float">
            <text:p>3.27323283404305</text:p>
          </table:table-cell>
          <table:table-cell/>
          <table:table-cell table:formula="of:=LOG10([.C18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foreseeably</text:p>
          </table:table-cell>
          <table:table-cell office:value-type="float" office:value="1" calcext:value-type="float">
            <text:p>1</text:p>
          </table:table-cell>
          <table:table-cell table:formula="of:=LOG10([.A1883])" office:value-type="float" office:value="3.27346427262135" calcext:value-type="float">
            <text:p>3.27346427262135</text:p>
          </table:table-cell>
          <table:table-cell/>
          <table:table-cell table:formula="of:=LOG10([.C18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table:formula="of:=LOG10([.A1884])" office:value-type="float" office:value="3.27369558793009" calcext:value-type="float">
            <text:p>3.27369558793009</text:p>
          </table:table-cell>
          <table:table-cell/>
          <table:table-cell table:formula="of:=LOG10([.C18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never</text:p>
          </table:table-cell>
          <table:table-cell office:value-type="float" office:value="1" calcext:value-type="float">
            <text:p>1</text:p>
          </table:table-cell>
          <table:table-cell table:formula="of:=LOG10([.A1885])" office:value-type="float" office:value="3.27392678010053" calcext:value-type="float">
            <text:p>3.27392678010053</text:p>
          </table:table-cell>
          <table:table-cell/>
          <table:table-cell table:formula="of:=LOG10([.C18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cted</text:p>
          </table:table-cell>
          <table:table-cell office:value-type="float" office:value="1" calcext:value-type="float">
            <text:p>1</text:p>
          </table:table-cell>
          <table:table-cell table:formula="of:=LOG10([.A1886])" office:value-type="float" office:value="3.27415784926368" calcext:value-type="float">
            <text:p>3.27415784926368</text:p>
          </table:table-cell>
          <table:table-cell/>
          <table:table-cell table:formula="of:=LOG10([.C18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beyond</text:p>
          </table:table-cell>
          <table:table-cell office:value-type="float" office:value="1" calcext:value-type="float">
            <text:p>1</text:p>
          </table:table-cell>
          <table:table-cell table:formula="of:=LOG10([.A1887])" office:value-type="float" office:value="3.27438879555038" calcext:value-type="float">
            <text:p>3.27438879555038</text:p>
          </table:table-cell>
          <table:table-cell/>
          <table:table-cell table:formula="of:=LOG10([.C18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formula="of:=LOG10([.A1888])" office:value-type="float" office:value="3.27461961909124" calcext:value-type="float">
            <text:p>3.27461961909124</text:p>
          </table:table-cell>
          <table:table-cell/>
          <table:table-cell table:formula="of:=LOG10([.C18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table:formula="of:=LOG10([.A1889])" office:value-type="float" office:value="3.27485032001666" calcext:value-type="float">
            <text:p>3.27485032001666</text:p>
          </table:table-cell>
          <table:table-cell/>
          <table:table-cell table:formula="of:=LOG10([.C18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despite</text:p>
          </table:table-cell>
          <table:table-cell office:value-type="float" office:value="1" calcext:value-type="float">
            <text:p>1</text:p>
          </table:table-cell>
          <table:table-cell table:formula="of:=LOG10([.A1890])" office:value-type="float" office:value="3.27508089845686" calcext:value-type="float">
            <text:p>3.27508089845686</text:p>
          </table:table-cell>
          <table:table-cell/>
          <table:table-cell table:formula="of:=LOG10([.C18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precautions</text:p>
          </table:table-cell>
          <table:table-cell office:value-type="float" office:value="1" calcext:value-type="float">
            <text:p>1</text:p>
          </table:table-cell>
          <table:table-cell table:formula="of:=LOG10([.A1891])" office:value-type="float" office:value="3.27531135454181" calcext:value-type="float">
            <text:p>3.27531135454181</text:p>
          </table:table-cell>
          <table:table-cell/>
          <table:table-cell table:formula="of:=LOG10([.C18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entitles</text:p>
          </table:table-cell>
          <table:table-cell office:value-type="float" office:value="1" calcext:value-type="float">
            <text:p>1</text:p>
          </table:table-cell>
          <table:table-cell table:formula="of:=LOG10([.A1892])" office:value-type="float" office:value="3.27554168840131" calcext:value-type="float">
            <text:p>3.27554168840131</text:p>
          </table:table-cell>
          <table:table-cell/>
          <table:table-cell table:formula="of:=LOG10([.C18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gave</text:p>
          </table:table-cell>
          <table:table-cell office:value-type="float" office:value="1" calcext:value-type="float">
            <text:p>1</text:p>
          </table:table-cell>
          <table:table-cell table:formula="of:=LOG10([.A1893])" office:value-type="float" office:value="3.27577190016493" calcext:value-type="float">
            <text:p>3.27577190016493</text:p>
          </table:table-cell>
          <table:table-cell/>
          <table:table-cell table:formula="of:=LOG10([.C18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fault</text:p>
          </table:table-cell>
          <table:table-cell office:value-type="float" office:value="1" calcext:value-type="float">
            <text:p>1</text:p>
          </table:table-cell>
          <table:table-cell table:formula="of:=LOG10([.A1894])" office:value-type="float" office:value="3.27600198996205" calcext:value-type="float">
            <text:p>3.27600198996205</text:p>
          </table:table-cell>
          <table:table-cell/>
          <table:table-cell table:formula="of:=LOG10([.C18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ours</text:p>
          </table:table-cell>
          <table:table-cell office:value-type="float" office:value="1" calcext:value-type="float">
            <text:p>1</text:p>
          </table:table-cell>
          <table:table-cell table:formula="of:=LOG10([.A1895])" office:value-type="float" office:value="3.27623195792183" calcext:value-type="float">
            <text:p>3.27623195792183</text:p>
          </table:table-cell>
          <table:table-cell/>
          <table:table-cell table:formula="of:=LOG10([.C18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formula="of:=LOG10([.A1896])" office:value-type="float" office:value="3.27646180417324" calcext:value-type="float">
            <text:p>3.27646180417324</text:p>
          </table:table-cell>
          <table:table-cell/>
          <table:table-cell table:formula="of:=LOG10([.C18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knew</text:p>
          </table:table-cell>
          <table:table-cell office:value-type="float" office:value="1" calcext:value-type="float">
            <text:p>1</text:p>
          </table:table-cell>
          <table:table-cell table:formula="of:=LOG10([.A1897])" office:value-type="float" office:value="3.27669152884504" calcext:value-type="float">
            <text:p>3.27669152884504</text:p>
          </table:table-cell>
          <table:table-cell/>
          <table:table-cell table:formula="of:=LOG10([.C18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breakdown</text:p>
          </table:table-cell>
          <table:table-cell office:value-type="float" office:value="1" calcext:value-type="float">
            <text:p>1</text:p>
          </table:table-cell>
          <table:table-cell table:formula="of:=LOG10([.A1898])" office:value-type="float" office:value="3.27692113206577" calcext:value-type="float">
            <text:p>3.27692113206577</text:p>
          </table:table-cell>
          <table:table-cell/>
          <table:table-cell table:formula="of:=LOG10([.C18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started</text:p>
          </table:table-cell>
          <table:table-cell office:value-type="float" office:value="1" calcext:value-type="float">
            <text:p>1</text:p>
          </table:table-cell>
          <table:table-cell table:formula="of:=LOG10([.A1899])" office:value-type="float" office:value="3.2771506139638" calcext:value-type="float">
            <text:p>3.2771506139638</text:p>
          </table:table-cell>
          <table:table-cell/>
          <table:table-cell table:formula="of:=LOG10([.C18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intentionally</text:p>
          </table:table-cell>
          <table:table-cell office:value-type="float" office:value="1" calcext:value-type="float">
            <text:p>1</text:p>
          </table:table-cell>
          <table:table-cell table:formula="of:=LOG10([.A1900])" office:value-type="float" office:value="3.27737997466725" calcext:value-type="float">
            <text:p>3.27737997466725</text:p>
          </table:table-cell>
          <table:table-cell/>
          <table:table-cell table:formula="of:=LOG10([.C19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gross</text:p>
          </table:table-cell>
          <table:table-cell office:value-type="float" office:value="1" calcext:value-type="float">
            <text:p>1</text:p>
          </table:table-cell>
          <table:table-cell table:formula="of:=LOG10([.A1901])" office:value-type="float" office:value="3.27760921430409" calcext:value-type="float">
            <text:p>3.27760921430409</text:p>
          </table:table-cell>
          <table:table-cell/>
          <table:table-cell table:formula="of:=LOG10([.C19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carelessly</text:p>
          </table:table-cell>
          <table:table-cell office:value-type="float" office:value="1" calcext:value-type="float">
            <text:p>1</text:p>
          </table:table-cell>
          <table:table-cell table:formula="of:=LOG10([.A1902])" office:value-type="float" office:value="3.27783833300205" calcext:value-type="float">
            <text:p>3.27783833300205</text:p>
          </table:table-cell>
          <table:table-cell/>
          <table:table-cell table:formula="of:=LOG10([.C19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chose</text:p>
          </table:table-cell>
          <table:table-cell office:value-type="float" office:value="1" calcext:value-type="float">
            <text:p>1</text:p>
          </table:table-cell>
          <table:table-cell table:formula="of:=LOG10([.A1903])" office:value-type="float" office:value="3.27806733088866" calcext:value-type="float">
            <text:p>3.27806733088866</text:p>
          </table:table-cell>
          <table:table-cell/>
          <table:table-cell table:formula="of:=LOG10([.C19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formula="of:=LOG10([.A1904])" office:value-type="float" office:value="3.27829620809127" calcext:value-type="float">
            <text:p>3.27829620809127</text:p>
          </table:table-cell>
          <table:table-cell/>
          <table:table-cell table:formula="of:=LOG10([.C19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assword/pin</text:p>
          </table:table-cell>
          <table:table-cell office:value-type="float" office:value="1" calcext:value-type="float">
            <text:p>1</text:p>
          </table:table-cell>
          <table:table-cell table:formula="of:=LOG10([.A1905])" office:value-type="float" office:value="3.27852496473702" calcext:value-type="float">
            <text:p>3.27852496473702</text:p>
          </table:table-cell>
          <table:table-cell/>
          <table:table-cell table:formula="of:=LOG10([.C19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old</text:p>
          </table:table-cell>
          <table:table-cell office:value-type="float" office:value="1" calcext:value-type="float">
            <text:p>1</text:p>
          </table:table-cell>
          <table:table-cell table:formula="of:=LOG10([.A1906])" office:value-type="float" office:value="3.27875360095283" calcext:value-type="float">
            <text:p>3.27875360095283</text:p>
          </table:table-cell>
          <table:table-cell/>
          <table:table-cell table:formula="of:=LOG10([.C19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pot</text:p>
          </table:table-cell>
          <table:table-cell office:value-type="float" office:value="1" calcext:value-type="float">
            <text:p>1</text:p>
          </table:table-cell>
          <table:table-cell table:formula="of:=LOG10([.A1907])" office:value-type="float" office:value="3.27898211686544" calcext:value-type="float">
            <text:p>3.27898211686544</text:p>
          </table:table-cell>
          <table:table-cell/>
          <table:table-cell table:formula="of:=LOG10([.C19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ordinarily</text:p>
          </table:table-cell>
          <table:table-cell office:value-type="float" office:value="1" calcext:value-type="float">
            <text:p>1</text:p>
          </table:table-cell>
          <table:table-cell table:formula="of:=LOG10([.A1908])" office:value-type="float" office:value="3.27921051260139" calcext:value-type="float">
            <text:p>3.27921051260139</text:p>
          </table:table-cell>
          <table:table-cell/>
          <table:table-cell table:formula="of:=LOG10([.C19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essaging</text:p>
          </table:table-cell>
          <table:table-cell office:value-type="float" office:value="1" calcext:value-type="float">
            <text:p>1</text:p>
          </table:table-cell>
          <table:table-cell table:formula="of:=LOG10([.A1909])" office:value-type="float" office:value="3.27943878828702" calcext:value-type="float">
            <text:p>3.27943878828702</text:p>
          </table:table-cell>
          <table:table-cell/>
          <table:table-cell table:formula="of:=LOG10([.C19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urgently</text:p>
          </table:table-cell>
          <table:table-cell office:value-type="float" office:value="1" calcext:value-type="float">
            <text:p>1</text:p>
          </table:table-cell>
          <table:table-cell table:formula="of:=LOG10([.A1910])" office:value-type="float" office:value="3.27966694404846" calcext:value-type="float">
            <text:p>3.27966694404846</text:p>
          </table:table-cell>
          <table:table-cell/>
          <table:table-cell table:formula="of:=LOG10([.C19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ebiting</text:p>
          </table:table-cell>
          <table:table-cell office:value-type="float" office:value="1" calcext:value-type="float">
            <text:p>1</text:p>
          </table:table-cell>
          <table:table-cell table:formula="of:=LOG10([.A1911])" office:value-type="float" office:value="3.27989498001164" calcext:value-type="float">
            <text:p>3.27989498001164</text:p>
          </table:table-cell>
          <table:table-cell/>
          <table:table-cell table:formula="of:=LOG10([.C19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rediting</text:p>
          </table:table-cell>
          <table:table-cell office:value-type="float" office:value="1" calcext:value-type="float">
            <text:p>1</text:p>
          </table:table-cell>
          <table:table-cell table:formula="of:=LOG10([.A1912])" office:value-type="float" office:value="3.28012289630231" calcext:value-type="float">
            <text:p>3.28012289630231</text:p>
          </table:table-cell>
          <table:table-cell/>
          <table:table-cell table:formula="of:=LOG10([.C19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arises</text:p>
          </table:table-cell>
          <table:table-cell office:value-type="float" office:value="1" calcext:value-type="float">
            <text:p>1</text:p>
          </table:table-cell>
          <table:table-cell table:formula="of:=LOG10([.A1913])" office:value-type="float" office:value="3.28035069304601" calcext:value-type="float">
            <text:p>3.28035069304601</text:p>
          </table:table-cell>
          <table:table-cell/>
          <table:table-cell table:formula="of:=LOG10([.C19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goal</text:p>
          </table:table-cell>
          <table:table-cell office:value-type="float" office:value="1" calcext:value-type="float">
            <text:p>1</text:p>
          </table:table-cell>
          <table:table-cell table:formula="of:=LOG10([.A1914])" office:value-type="float" office:value="3.28057837036808" calcext:value-type="float">
            <text:p>3.28057837036808</text:p>
          </table:table-cell>
          <table:table-cell/>
          <table:table-cell table:formula="of:=LOG10([.C19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learn</text:p>
          </table:table-cell>
          <table:table-cell office:value-type="float" office:value="1" calcext:value-type="float">
            <text:p>1</text:p>
          </table:table-cell>
          <table:table-cell table:formula="of:=LOG10([.A1915])" office:value-type="float" office:value="3.28080592839367" calcext:value-type="float">
            <text:p>3.28080592839367</text:p>
          </table:table-cell>
          <table:table-cell/>
          <table:table-cell table:formula="of:=LOG10([.C19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oncerns</text:p>
          </table:table-cell>
          <table:table-cell office:value-type="float" office:value="1" calcext:value-type="float">
            <text:p>1</text:p>
          </table:table-cell>
          <table:table-cell table:formula="of:=LOG10([.A1916])" office:value-type="float" office:value="3.28103336724773" calcext:value-type="float">
            <text:p>3.28103336724773</text:p>
          </table:table-cell>
          <table:table-cell/>
          <table:table-cell table:formula="of:=LOG10([.C19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unable</text:p>
          </table:table-cell>
          <table:table-cell office:value-type="float" office:value="1" calcext:value-type="float">
            <text:p>1</text:p>
          </table:table-cell>
          <table:table-cell table:formula="of:=LOG10([.A1917])" office:value-type="float" office:value="3.28126068705501" calcext:value-type="float">
            <text:p>3.28126068705501</text:p>
          </table:table-cell>
          <table:table-cell/>
          <table:table-cell table:formula="of:=LOG10([.C19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table:formula="of:=LOG10([.A1918])" office:value-type="float" office:value="3.28148788794008" calcext:value-type="float">
            <text:p>3.28148788794008</text:p>
          </table:table-cell>
          <table:table-cell/>
          <table:table-cell table:formula="of:=LOG10([.C19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ost-effective</text:p>
          </table:table-cell>
          <table:table-cell office:value-type="float" office:value="1" calcext:value-type="float">
            <text:p>1</text:p>
          </table:table-cell>
          <table:table-cell table:formula="of:=LOG10([.A1919])" office:value-type="float" office:value="3.2817149700273" calcext:value-type="float">
            <text:p>3.2817149700273</text:p>
          </table:table-cell>
          <table:table-cell/>
          <table:table-cell table:formula="of:=LOG10([.C19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table:formula="of:=LOG10([.A1920])" office:value-type="float" office:value="3.28194193344082" calcext:value-type="float">
            <text:p>3.28194193344082</text:p>
          </table:table-cell>
          <table:table-cell/>
          <table:table-cell table:formula="of:=LOG10([.C19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completing</text:p>
          </table:table-cell>
          <table:table-cell office:value-type="float" office:value="1" calcext:value-type="float">
            <text:p>1</text:p>
          </table:table-cell>
          <table:table-cell table:formula="of:=LOG10([.A1921])" office:value-type="float" office:value="3.28216877830464" calcext:value-type="float">
            <text:p>3.28216877830464</text:p>
          </table:table-cell>
          <table:table-cell/>
          <table:table-cell table:formula="of:=LOG10([.C19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escalation</text:p>
          </table:table-cell>
          <table:table-cell office:value-type="float" office:value="1" calcext:value-type="float">
            <text:p>1</text:p>
          </table:table-cell>
          <table:table-cell table:formula="of:=LOG10([.A1922])" office:value-type="float" office:value="3.28239550474253" calcext:value-type="float">
            <text:p>3.28239550474253</text:p>
          </table:table-cell>
          <table:table-cell/>
          <table:table-cell table:formula="of:=LOG10([.C19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escalate</text:p>
          </table:table-cell>
          <table:table-cell office:value-type="float" office:value="1" calcext:value-type="float">
            <text:p>1</text:p>
          </table:table-cell>
          <table:table-cell table:formula="of:=LOG10([.A1923])" office:value-type="float" office:value="3.28262211287806" calcext:value-type="float">
            <text:p>3.28262211287806</text:p>
          </table:table-cell>
          <table:table-cell/>
          <table:table-cell table:formula="of:=LOG10([.C19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https://ec.europa.eu/info/live-work-travel-eu/consumers/resolve-your-consumer-complaint/european-consumer-centres-network_en</text:p>
          </table:table-cell>
          <table:table-cell office:value-type="float" office:value="1" calcext:value-type="float">
            <text:p>1</text:p>
          </table:table-cell>
          <table:table-cell table:formula="of:=LOG10([.A1924])" office:value-type="float" office:value="3.28284860283464" calcext:value-type="float">
            <text:p>3.28284860283464</text:p>
          </table:table-cell>
          <table:table-cell/>
          <table:table-cell table:formula="of:=LOG10([.C19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formula="of:=LOG10([.A1925])" office:value-type="float" office:value="3.28307497473547" calcext:value-type="float">
            <text:p>3.28307497473547</text:p>
          </table:table-cell>
          <table:table-cell/>
          <table:table-cell table:formula="of:=LOG10([.C19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surveillance</text:p>
          </table:table-cell>
          <table:table-cell office:value-type="float" office:value="1" calcext:value-type="float">
            <text:p>1</text:p>
          </table:table-cell>
          <table:table-cell table:formula="of:=LOG10([.A1926])" office:value-type="float" office:value="3.28330122870355" calcext:value-type="float">
            <text:p>3.28330122870355</text:p>
          </table:table-cell>
          <table:table-cell/>
          <table:table-cell table:formula="of:=LOG10([.C19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formula="of:=LOG10([.A1927])" office:value-type="float" office:value="3.28352736486169" calcext:value-type="float">
            <text:p>3.28352736486169</text:p>
          </table:table-cell>
          <table:table-cell/>
          <table:table-cell table:formula="of:=LOG10([.C19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teur</text:p>
          </table:table-cell>
          <table:table-cell office:value-type="float" office:value="1" calcext:value-type="float">
            <text:p>1</text:p>
          </table:table-cell>
          <table:table-cell table:formula="of:=LOG10([.A1928])" office:value-type="float" office:value="3.28375338333253" calcext:value-type="float">
            <text:p>3.28375338333253</text:p>
          </table:table-cell>
          <table:table-cell/>
          <table:table-cell table:formula="of:=LOG10([.C19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financier</text:p>
          </table:table-cell>
          <table:table-cell office:value-type="float" office:value="1" calcext:value-type="float">
            <text:p>1</text:p>
          </table:table-cell>
          <table:table-cell table:formula="of:=LOG10([.A1929])" office:value-type="float" office:value="3.28397928423848" calcext:value-type="float">
            <text:p>3.28397928423848</text:p>
          </table:table-cell>
          <table:table-cell/>
          <table:table-cell table:formula="of:=LOG10([.C19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prudential</text:p>
          </table:table-cell>
          <table:table-cell office:value-type="float" office:value="1" calcext:value-type="float">
            <text:p>1</text:p>
          </table:table-cell>
          <table:table-cell table:formula="of:=LOG10([.A1930])" office:value-type="float" office:value="3.28420506770179" calcext:value-type="float">
            <text:p>3.28420506770179</text:p>
          </table:table-cell>
          <table:table-cell/>
          <table:table-cell table:formula="of:=LOG10([.C19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upervision</text:p>
          </table:table-cell>
          <table:table-cell office:value-type="float" office:value="1" calcext:value-type="float">
            <text:p>1</text:p>
          </table:table-cell>
          <table:table-cell table:formula="of:=LOG10([.A1931])" office:value-type="float" office:value="3.28443073384452" calcext:value-type="float">
            <text:p>3.28443073384452</text:p>
          </table:table-cell>
          <table:table-cell/>
          <table:table-cell table:formula="of:=LOG10([.C19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LOG10([.A1932])" office:value-type="float" office:value="3.28465628278852" calcext:value-type="float">
            <text:p>3.28465628278852</text:p>
          </table:table-cell>
          <table:table-cell/>
          <table:table-cell table:formula="of:=LOG10([.C19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route</text:p>
          </table:table-cell>
          <table:table-cell office:value-type="float" office:value="1" calcext:value-type="float">
            <text:p>1</text:p>
          </table:table-cell>
          <table:table-cell table:formula="of:=LOG10([.A1933])" office:value-type="float" office:value="3.28488171465545" calcext:value-type="float">
            <text:p>3.28488171465545</text:p>
          </table:table-cell>
          <table:table-cell/>
          <table:table-cell table:formula="of:=LOG10([.C19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d’arlon</text:p>
          </table:table-cell>
          <table:table-cell office:value-type="float" office:value="1" calcext:value-type="float">
            <text:p>1</text:p>
          </table:table-cell>
          <table:table-cell table:formula="of:=LOG10([.A1934])" office:value-type="float" office:value="3.28510702956681" calcext:value-type="float">
            <text:p>3.28510702956681</text:p>
          </table:table-cell>
          <table:table-cell/>
          <table:table-cell table:formula="of:=LOG10([.C19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l-1150</text:p>
          </table:table-cell>
          <table:table-cell office:value-type="float" office:value="1" calcext:value-type="float">
            <text:p>1</text:p>
          </table:table-cell>
          <table:table-cell table:formula="of:=LOG10([.A1935])" office:value-type="float" office:value="3.28533222764388" calcext:value-type="float">
            <text:p>3.28533222764388</text:p>
          </table:table-cell>
          <table:table-cell/>
          <table:table-cell table:formula="of:=LOG10([.C19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http://www.cssf.lu</text:p>
          </table:table-cell>
          <table:table-cell office:value-type="float" office:value="1" calcext:value-type="float">
            <text:p>1</text:p>
          </table:table-cell>
          <table:table-cell table:formula="of:=LOG10([.A1936])" office:value-type="float" office:value="3.28555730900777" calcext:value-type="float">
            <text:p>3.28555730900777</text:p>
          </table:table-cell>
          <table:table-cell/>
          <table:table-cell table:formula="of:=LOG10([.C19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independent</text:p>
          </table:table-cell>
          <table:table-cell office:value-type="float" office:value="1" calcext:value-type="float">
            <text:p>1</text:p>
          </table:table-cell>
          <table:table-cell table:formula="of:=LOG10([.A1937])" office:value-type="float" office:value="3.28578227377939" calcext:value-type="float">
            <text:p>3.28578227377939</text:p>
          </table:table-cell>
          <table:table-cell/>
          <table:table-cell table:formula="of:=LOG10([.C19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settle</text:p>
          </table:table-cell>
          <table:table-cell office:value-type="float" office:value="1" calcext:value-type="float">
            <text:p>1</text:p>
          </table:table-cell>
          <table:table-cell table:formula="of:=LOG10([.A1938])" office:value-type="float" office:value="3.28600712207947" calcext:value-type="float">
            <text:p>3.28600712207947</text:p>
          </table:table-cell>
          <table:table-cell/>
          <table:table-cell table:formula="of:=LOG10([.C19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http://www.financial-ombudsman.org.uk</text:p>
          </table:table-cell>
          <table:table-cell office:value-type="float" office:value="1" calcext:value-type="float">
            <text:p>1</text:p>
          </table:table-cell>
          <table:table-cell table:formula="of:=LOG10([.A1939])" office:value-type="float" office:value="3.28623185402855" calcext:value-type="float">
            <text:p>3.28623185402855</text:p>
          </table:table-cell>
          <table:table-cell/>
          <table:table-cell table:formula="of:=LOG10([.C19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  <table:table-cell table:formula="of:=LOG10([.A1940])" office:value-type="float" office:value="3.28645646974698" calcext:value-type="float">
            <text:p>3.28645646974698</text:p>
          </table:table-cell>
          <table:table-cell/>
          <table:table-cell table:formula="of:=LOG10([.C19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table:formula="of:=LOG10([.A1941])" office:value-type="float" office:value="3.28668096935493" calcext:value-type="float">
            <text:p>3.28668096935493</text:p>
          </table:table-cell>
          <table:table-cell/>
          <table:table-cell table:formula="of:=LOG10([.C19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ttention</text:p>
          </table:table-cell>
          <table:table-cell office:value-type="float" office:value="1" calcext:value-type="float">
            <text:p>1</text:p>
          </table:table-cell>
          <table:table-cell table:formula="of:=LOG10([.A1942])" office:value-type="float" office:value="3.28690535297237" calcext:value-type="float">
            <text:p>3.28690535297237</text:p>
          </table:table-cell>
          <table:table-cell/>
          <table:table-cell table:formula="of:=LOG10([.C19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epartment</text:p>
          </table:table-cell>
          <table:table-cell office:value-type="float" office:value="1" calcext:value-type="float">
            <text:p>1</text:p>
          </table:table-cell>
          <table:table-cell table:formula="of:=LOG10([.A1943])" office:value-type="float" office:value="3.28712962071911" calcext:value-type="float">
            <text:p>3.28712962071911</text:p>
          </table:table-cell>
          <table:table-cell/>
          <table:table-cell table:formula="of:=LOG10([.C19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22-24</text:p>
          </table:table-cell>
          <table:table-cell office:value-type="float" office:value="1" calcext:value-type="float">
            <text:p>1</text:p>
          </table:table-cell>
          <table:table-cell table:formula="of:=LOG10([.A1944])" office:value-type="float" office:value="3.28735377271475" calcext:value-type="float">
            <text:p>3.28735377271475</text:p>
          </table:table-cell>
          <table:table-cell/>
          <table:table-cell table:formula="of:=LOG10([.C19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boulevard</text:p>
          </table:table-cell>
          <table:table-cell office:value-type="float" office:value="1" calcext:value-type="float">
            <text:p>1</text:p>
          </table:table-cell>
          <table:table-cell table:formula="of:=LOG10([.A1945])" office:value-type="float" office:value="3.28757780907871" calcext:value-type="float">
            <text:p>3.28757780907871</text:p>
          </table:table-cell>
          <table:table-cell/>
          <table:table-cell table:formula="of:=LOG10([.C19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table:formula="of:=LOG10([.A1946])" office:value-type="float" office:value="3.28780172993023" calcext:value-type="float">
            <text:p>3.28780172993023</text:p>
          </table:table-cell>
          <table:table-cell/>
          <table:table-cell table:formula="of:=LOG10([.C19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l-2449</text:p>
          </table:table-cell>
          <table:table-cell office:value-type="float" office:value="1" calcext:value-type="float">
            <text:p>1</text:p>
          </table:table-cell>
          <table:table-cell table:formula="of:=LOG10([.A1947])" office:value-type="float" office:value="3.28802553538836" calcext:value-type="float">
            <text:p>3.28802553538836</text:p>
          </table:table-cell>
          <table:table-cell/>
          <table:table-cell table:formula="of:=LOG10([.C19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mailing</text:p>
          </table:table-cell>
          <table:table-cell office:value-type="float" office:value="1" calcext:value-type="float">
            <text:p>1</text:p>
          </table:table-cell>
          <table:table-cell table:formula="of:=LOG10([.A1948])" office:value-type="float" office:value="3.28824922557199" calcext:value-type="float">
            <text:p>3.28824922557199</text:p>
          </table:table-cell>
          <table:table-cell/>
          <table:table-cell table:formula="of:=LOG10([.C19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formula="of:=LOG10([.A1949])" office:value-type="float" office:value="3.28847280059978" calcext:value-type="float">
            <text:p>3.28847280059978</text:p>
          </table:table-cell>
          <table:table-cell/>
          <table:table-cell table:formula="of:=LOG10([.C19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calling</text:p>
          </table:table-cell>
          <table:table-cell office:value-type="float" office:value="1" calcext:value-type="float">
            <text:p>1</text:p>
          </table:table-cell>
          <table:table-cell table:formula="of:=LOG10([.A1950])" office:value-type="float" office:value="3.28869626059026" calcext:value-type="float">
            <text:p>3.28869626059026</text:p>
          </table:table-cell>
          <table:table-cell/>
          <table:table-cell table:formula="of:=LOG10([.C19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hone</text:p>
          </table:table-cell>
          <table:table-cell office:value-type="float" office:value="1" calcext:value-type="float">
            <text:p>1</text:p>
          </table:table-cell>
          <table:table-cell table:formula="of:=LOG10([.A1951])" office:value-type="float" office:value="3.28891960566173" calcext:value-type="float">
            <text:p>3.28891960566173</text:p>
          </table:table-cell>
          <table:table-cell/>
          <table:table-cell table:formula="of:=LOG10([.C19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formula="of:=LOG10([.A1952])" office:value-type="float" office:value="3.28914283593233" calcext:value-type="float">
            <text:p>3.28914283593233</text:p>
          </table:table-cell>
          <table:table-cell/>
          <table:table-cell table:formula="of:=LOG10([.C19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ms</text:p>
          </table:table-cell>
          <table:table-cell office:value-type="float" office:value="1" calcext:value-type="float">
            <text:p>1</text:p>
          </table:table-cell>
          <table:table-cell table:formula="of:=LOG10([.A1953])" office:value-type="float" office:value="3.28936595152003" calcext:value-type="float">
            <text:p>3.28936595152003</text:p>
          </table:table-cell>
          <table:table-cell/>
          <table:table-cell table:formula="of:=LOG10([.C19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essage</text:p>
          </table:table-cell>
          <table:table-cell office:value-type="float" office:value="1" calcext:value-type="float">
            <text:p>1</text:p>
          </table:table-cell>
          <table:table-cell table:formula="of:=LOG10([.A1954])" office:value-type="float" office:value="3.2895889525426" calcext:value-type="float">
            <text:p>3.2895889525426</text:p>
          </table:table-cell>
          <table:table-cell/>
          <table:table-cell table:formula="of:=LOG10([.C19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xception</text:p>
          </table:table-cell>
          <table:table-cell office:value-type="float" office:value="1" calcext:value-type="float">
            <text:p>1</text:p>
          </table:table-cell>
          <table:table-cell table:formula="of:=LOG10([.A1955])" office:value-type="float" office:value="3.28981183911762" calcext:value-type="float">
            <text:p>3.28981183911762</text:p>
          </table:table-cell>
          <table:table-cell/>
          <table:table-cell table:formula="of:=LOG10([.C19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mendments</text:p>
          </table:table-cell>
          <table:table-cell office:value-type="float" office:value="1" calcext:value-type="float">
            <text:p>1</text:p>
          </table:table-cell>
          <table:table-cell table:formula="of:=LOG10([.A1956])" office:value-type="float" office:value="3.29003461136252" calcext:value-type="float">
            <text:p>3.29003461136252</text:p>
          </table:table-cell>
          <table:table-cell/>
          <table:table-cell table:formula="of:=LOG10([.C19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G10([.A1957])" office:value-type="float" office:value="3.29025726939452" calcext:value-type="float">
            <text:p>3.29025726939452</text:p>
          </table:table-cell>
          <table:table-cell/>
          <table:table-cell table:formula="of:=LOG10([.C19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table:formula="of:=LOG10([.A1958])" office:value-type="float" office:value="3.29047981333067" calcext:value-type="float">
            <text:p>3.29047981333067</text:p>
          </table:table-cell>
          <table:table-cell/>
          <table:table-cell table:formula="of:=LOG10([.C19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table:formula="of:=LOG10([.A1959])" office:value-type="float" office:value="3.29070224328785" calcext:value-type="float">
            <text:p>3.29070224328785</text:p>
          </table:table-cell>
          <table:table-cell/>
          <table:table-cell table:formula="of:=LOG10([.C19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emailed</text:p>
          </table:table-cell>
          <table:table-cell office:value-type="float" office:value="1" calcext:value-type="float">
            <text:p>1</text:p>
          </table:table-cell>
          <table:table-cell table:formula="of:=LOG10([.A1960])" office:value-type="float" office:value="3.29092455938275" calcext:value-type="float">
            <text:p>3.29092455938275</text:p>
          </table:table-cell>
          <table:table-cell/>
          <table:table-cell table:formula="of:=LOG10([.C19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extend</text:p>
          </table:table-cell>
          <table:table-cell office:value-type="float" office:value="1" calcext:value-type="float">
            <text:p>1</text:p>
          </table:table-cell>
          <table:table-cell table:formula="of:=LOG10([.A1961])" office:value-type="float" office:value="3.29114676173189" calcext:value-type="float">
            <text:p>3.29114676173189</text:p>
          </table:table-cell>
          <table:table-cell/>
          <table:table-cell table:formula="of:=LOG10([.C19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infrastructure</text:p>
          </table:table-cell>
          <table:table-cell office:value-type="float" office:value="1" calcext:value-type="float">
            <text:p>1</text:p>
          </table:table-cell>
          <table:table-cell table:formula="of:=LOG10([.A1962])" office:value-type="float" office:value="3.29136885045158" calcext:value-type="float">
            <text:p>3.29136885045158</text:p>
          </table:table-cell>
          <table:table-cell/>
          <table:table-cell table:formula="of:=LOG10([.C19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blockages</text:p>
          </table:table-cell>
          <table:table-cell office:value-type="float" office:value="1" calcext:value-type="float">
            <text:p>1</text:p>
          </table:table-cell>
          <table:table-cell table:formula="of:=LOG10([.A1963])" office:value-type="float" office:value="3.291590825658" calcext:value-type="float">
            <text:p>3.291590825658</text:p>
          </table:table-cell>
          <table:table-cell/>
          <table:table-cell table:formula="of:=LOG10([.C19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terminations</text:p>
          </table:table-cell>
          <table:table-cell office:value-type="float" office:value="1" calcext:value-type="float">
            <text:p>1</text:p>
          </table:table-cell>
          <table:table-cell table:formula="of:=LOG10([.A1964])" office:value-type="float" office:value="3.29181268746712" calcext:value-type="float">
            <text:p>3.29181268746712</text:p>
          </table:table-cell>
          <table:table-cell/>
          <table:table-cell table:formula="of:=LOG10([.C19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essential</text:p>
          </table:table-cell>
          <table:table-cell office:value-type="float" office:value="1" calcext:value-type="float">
            <text:p>1</text:p>
          </table:table-cell>
          <table:table-cell table:formula="of:=LOG10([.A1965])" office:value-type="float" office:value="3.29203443599474" calcext:value-type="float">
            <text:p>3.29203443599474</text:p>
          </table:table-cell>
          <table:table-cell/>
          <table:table-cell table:formula="of:=LOG10([.C19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proprietary</text:p>
          </table:table-cell>
          <table:table-cell office:value-type="float" office:value="1" calcext:value-type="float">
            <text:p>1</text:p>
          </table:table-cell>
          <table:table-cell table:formula="of:=LOG10([.A1966])" office:value-type="float" office:value="3.29225607135648" calcext:value-type="float">
            <text:p>3.29225607135648</text:p>
          </table:table-cell>
          <table:table-cell/>
          <table:table-cell table:formula="of:=LOG10([.C19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odeling</text:p>
          </table:table-cell>
          <table:table-cell office:value-type="float" office:value="1" calcext:value-type="float">
            <text:p>1</text:p>
          </table:table-cell>
          <table:table-cell table:formula="of:=LOG10([.A1967])" office:value-type="float" office:value="3.29247759366778" calcext:value-type="float">
            <text:p>3.29247759366778</text:p>
          </table:table-cell>
          <table:table-cell/>
          <table:table-cell table:formula="of:=LOG10([.C19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assessing</text:p>
          </table:table-cell>
          <table:table-cell office:value-type="float" office:value="1" calcext:value-type="float">
            <text:p>1</text:p>
          </table:table-cell>
          <table:table-cell table:formula="of:=LOG10([.A1968])" office:value-type="float" office:value="3.29269900304393" calcext:value-type="float">
            <text:p>3.29269900304393</text:p>
          </table:table-cell>
          <table:table-cell/>
          <table:table-cell table:formula="of:=LOG10([.C19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governmental</text:p>
          </table:table-cell>
          <table:table-cell office:value-type="float" office:value="1" calcext:value-type="float">
            <text:p>1</text:p>
          </table:table-cell>
          <table:table-cell table:formula="of:=LOG10([.A1969])" office:value-type="float" office:value="3.29292029960001" calcext:value-type="float">
            <text:p>3.29292029960001</text:p>
          </table:table-cell>
          <table:table-cell/>
          <table:table-cell table:formula="of:=LOG10([.C19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sclosing</text:p>
          </table:table-cell>
          <table:table-cell office:value-type="float" office:value="1" calcext:value-type="float">
            <text:p>1</text:p>
          </table:table-cell>
          <table:table-cell table:formula="of:=LOG10([.A1970])" office:value-type="float" office:value="3.29314148345093" calcext:value-type="float">
            <text:p>3.29314148345093</text:p>
          </table:table-cell>
          <table:table-cell/>
          <table:table-cell table:formula="of:=LOG10([.C19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lien</text:p>
          </table:table-cell>
          <table:table-cell office:value-type="float" office:value="1" calcext:value-type="float">
            <text:p>1</text:p>
          </table:table-cell>
          <table:table-cell table:formula="of:=LOG10([.A1971])" office:value-type="float" office:value="3.29336255471145" calcext:value-type="float">
            <text:p>3.29336255471145</text:p>
          </table:table-cell>
          <table:table-cell/>
          <table:table-cell table:formula="of:=LOG10([.C19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ffiliate</text:p>
          </table:table-cell>
          <table:table-cell office:value-type="float" office:value="1" calcext:value-type="float">
            <text:p>1</text:p>
          </table:table-cell>
          <table:table-cell table:formula="of:=LOG10([.A1972])" office:value-type="float" office:value="3.29358351349612" calcext:value-type="float">
            <text:p>3.29358351349612</text:p>
          </table:table-cell>
          <table:table-cell/>
          <table:table-cell table:formula="of:=LOG10([.C19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 table:formula="of:=LOG10([.A1973])" office:value-type="float" office:value="3.29380435991934" calcext:value-type="float">
            <text:p>3.29380435991934</text:p>
          </table:table-cell>
          <table:table-cell/>
          <table:table-cell table:formula="of:=LOG10([.C19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recover</text:p>
          </table:table-cell>
          <table:table-cell office:value-type="float" office:value="1" calcext:value-type="float">
            <text:p>1</text:p>
          </table:table-cell>
          <table:table-cell table:formula="of:=LOG10([.A1974])" office:value-type="float" office:value="3.29402509409532" calcext:value-type="float">
            <text:p>3.29402509409532</text:p>
          </table:table-cell>
          <table:table-cell/>
          <table:table-cell table:formula="of:=LOG10([.C19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ebt</text:p>
          </table:table-cell>
          <table:table-cell office:value-type="float" office:value="1" calcext:value-type="float">
            <text:p>1</text:p>
          </table:table-cell>
          <table:table-cell table:formula="of:=LOG10([.A1975])" office:value-type="float" office:value="3.29424571613812" calcext:value-type="float">
            <text:p>3.29424571613812</text:p>
          </table:table-cell>
          <table:table-cell/>
          <table:table-cell table:formula="of:=LOG10([.C19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ssumption</text:p>
          </table:table-cell>
          <table:table-cell office:value-type="float" office:value="1" calcext:value-type="float">
            <text:p>1</text:p>
          </table:table-cell>
          <table:table-cell table:formula="of:=LOG10([.A1976])" office:value-type="float" office:value="3.29446622616159" calcext:value-type="float">
            <text:p>3.29446622616159</text:p>
          </table:table-cell>
          <table:table-cell/>
          <table:table-cell table:formula="of:=LOG10([.C19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invalidates</text:p>
          </table:table-cell>
          <table:table-cell office:value-type="float" office:value="1" calcext:value-type="float">
            <text:p>1</text:p>
          </table:table-cell>
          <table:table-cell table:formula="of:=LOG10([.A1977])" office:value-type="float" office:value="3.29468662427944" calcext:value-type="float">
            <text:p>3.29468662427944</text:p>
          </table:table-cell>
          <table:table-cell/>
          <table:table-cell table:formula="of:=LOG10([.C19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umes</text:p>
          </table:table-cell>
          <table:table-cell office:value-type="float" office:value="1" calcext:value-type="float">
            <text:p>1</text:p>
          </table:table-cell>
          <table:table-cell table:formula="of:=LOG10([.A1978])" office:value-type="float" office:value="3.29490691060519" calcext:value-type="float">
            <text:p>3.29490691060519</text:p>
          </table:table-cell>
          <table:table-cell/>
          <table:table-cell table:formula="of:=LOG10([.C19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ubrogation</text:p>
          </table:table-cell>
          <table:table-cell office:value-type="float" office:value="1" calcext:value-type="float">
            <text:p>1</text:p>
          </table:table-cell>
          <table:table-cell table:formula="of:=LOG10([.A1979])" office:value-type="float" office:value="3.29512708525219" calcext:value-type="float">
            <text:p>3.29512708525219</text:p>
          </table:table-cell>
          <table:table-cell/>
          <table:table-cell table:formula="of:=LOG10([.C19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waiver</text:p>
          </table:table-cell>
          <table:table-cell office:value-type="float" office:value="1" calcext:value-type="float">
            <text:p>1</text:p>
          </table:table-cell>
          <table:table-cell table:formula="of:=LOG10([.A1980])" office:value-type="float" office:value="3.29534714833362" calcext:value-type="float">
            <text:p>3.29534714833362</text:p>
          </table:table-cell>
          <table:table-cell/>
          <table:table-cell table:formula="of:=LOG10([.C19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ailure</text:p>
          </table:table-cell>
          <table:table-cell office:value-type="float" office:value="1" calcext:value-type="float">
            <text:p>1</text:p>
          </table:table-cell>
          <table:table-cell table:formula="of:=LOG10([.A1981])" office:value-type="float" office:value="3.29556709996248" calcext:value-type="float">
            <text:p>3.29556709996248</text:p>
          </table:table-cell>
          <table:table-cell/>
          <table:table-cell table:formula="of:=LOG10([.C19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ubsequent</text:p>
          </table:table-cell>
          <table:table-cell office:value-type="float" office:value="1" calcext:value-type="float">
            <text:p>1</text:p>
          </table:table-cell>
          <table:table-cell table:formula="of:=LOG10([.A1982])" office:value-type="float" office:value="3.29578694025161" calcext:value-type="float">
            <text:p>3.29578694025161</text:p>
          </table:table-cell>
          <table:table-cell/>
          <table:table-cell table:formula="of:=LOG10([.C19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breaches</text:p>
          </table:table-cell>
          <table:table-cell office:value-type="float" office:value="1" calcext:value-type="float">
            <text:p>1</text:p>
          </table:table-cell>
          <table:table-cell table:formula="of:=LOG10([.A1983])" office:value-type="float" office:value="3.29600666931367" calcext:value-type="float">
            <text:p>3.29600666931367</text:p>
          </table:table-cell>
          <table:table-cell/>
          <table:table-cell table:formula="of:=LOG10([.C19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faxing</text:p>
          </table:table-cell>
          <table:table-cell office:value-type="float" office:value="1" calcext:value-type="float">
            <text:p>1</text:p>
          </table:table-cell>
          <table:table-cell table:formula="of:=LOG10([.A1984])" office:value-type="float" office:value="3.29622628726116" calcext:value-type="float">
            <text:p>3.29622628726116</text:p>
          </table:table-cell>
          <table:table-cell/>
          <table:table-cell table:formula="of:=LOG10([.C19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table:formula="of:=LOG10([.A1985])" office:value-type="float" office:value="3.2964457942064" calcext:value-type="float">
            <text:p>3.2964457942064</text:p>
          </table:table-cell>
          <table:table-cell/>
          <table:table-cell table:formula="of:=LOG10([.C19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operations</text:p>
          </table:table-cell>
          <table:table-cell office:value-type="float" office:value="1" calcext:value-type="float">
            <text:p>1</text:p>
          </table:table-cell>
          <table:table-cell table:formula="of:=LOG10([.A1986])" office:value-type="float" office:value="3.29666519026153" calcext:value-type="float">
            <text:p>3.29666519026153</text:p>
          </table:table-cell>
          <table:table-cell/>
          <table:table-cell table:formula="of:=LOG10([.C19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recent</text:p>
          </table:table-cell>
          <table:table-cell office:value-type="float" office:value="1" calcext:value-type="float">
            <text:p>1</text:p>
          </table:table-cell>
          <table:table-cell table:formula="of:=LOG10([.A1987])" office:value-type="float" office:value="3.29688447553855" calcext:value-type="float">
            <text:p>3.29688447553855</text:p>
          </table:table-cell>
          <table:table-cell/>
          <table:table-cell table:formula="of:=LOG10([.C19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rent</text:p>
          </table:table-cell>
          <table:table-cell office:value-type="float" office:value="1" calcext:value-type="float">
            <text:p>1</text:p>
          </table:table-cell>
          <table:table-cell table:formula="of:=LOG10([.A1988])" office:value-type="float" office:value="3.29710365014926" calcext:value-type="float">
            <text:p>3.29710365014926</text:p>
          </table:table-cell>
          <table:table-cell/>
          <table:table-cell table:formula="of:=LOG10([.C19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holdings</text:p>
          </table:table-cell>
          <table:table-cell office:value-type="float" office:value="1" calcext:value-type="float">
            <text:p>1</text:p>
          </table:table-cell>
          <table:table-cell table:formula="of:=LOG10([.A1989])" office:value-type="float" office:value="3.2973227142053" calcext:value-type="float">
            <text:p>3.2973227142053</text:p>
          </table:table-cell>
          <table:table-cell/>
          <table:table-cell table:formula="of:=LOG10([.C19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formula="of:=LOG10([.A1990])" office:value-type="float" office:value="3.29754166781816" calcext:value-type="float">
            <text:p>3.29754166781816</text:p>
          </table:table-cell>
          <table:table-cell/>
          <table:table-cell table:formula="of:=LOG10([.C19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respective</text:p>
          </table:table-cell>
          <table:table-cell office:value-type="float" office:value="1" calcext:value-type="float">
            <text:p>1</text:p>
          </table:table-cell>
          <table:table-cell table:formula="of:=LOG10([.A1991])" office:value-type="float" office:value="3.29776051109913" calcext:value-type="float">
            <text:p>3.29776051109913</text:p>
          </table:table-cell>
          <table:table-cell/>
          <table:table-cell table:formula="of:=LOG10([.C19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oint</text:p>
          </table:table-cell>
          <table:table-cell office:value-type="float" office:value="1" calcext:value-type="float">
            <text:p>1</text:p>
          </table:table-cell>
          <table:table-cell table:formula="of:=LOG10([.A1992])" office:value-type="float" office:value="3.29797924415936" calcext:value-type="float">
            <text:p>3.29797924415936</text:p>
          </table:table-cell>
          <table:table-cell/>
          <table:table-cell table:formula="of:=LOG10([.C19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venturers</text:p>
          </table:table-cell>
          <table:table-cell office:value-type="float" office:value="1" calcext:value-type="float">
            <text:p>1</text:p>
          </table:table-cell>
          <table:table-cell table:formula="of:=LOG10([.A1993])" office:value-type="float" office:value="3.29819786710981" calcext:value-type="float">
            <text:p>3.29819786710981</text:p>
          </table:table-cell>
          <table:table-cell/>
          <table:table-cell table:formula="of:=LOG10([.C19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efend</text:p>
          </table:table-cell>
          <table:table-cell office:value-type="float" office:value="1" calcext:value-type="float">
            <text:p>1</text:p>
          </table:table-cell>
          <table:table-cell table:formula="of:=LOG10([.A1994])" office:value-type="float" office:value="3.29841638006129" calcext:value-type="float">
            <text:p>3.29841638006129</text:p>
          </table:table-cell>
          <table:table-cell/>
          <table:table-cell table:formula="of:=LOG10([.C19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harmless</text:p>
          </table:table-cell>
          <table:table-cell office:value-type="float" office:value="1" calcext:value-type="float">
            <text:p>1</text:p>
          </table:table-cell>
          <table:table-cell table:formula="of:=LOG10([.A1995])" office:value-type="float" office:value="3.29863478312444" calcext:value-type="float">
            <text:p>3.29863478312444</text:p>
          </table:table-cell>
          <table:table-cell/>
          <table:table-cell table:formula="of:=LOG10([.C19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demand</text:p>
          </table:table-cell>
          <table:table-cell office:value-type="float" office:value="1" calcext:value-type="float">
            <text:p>1</text:p>
          </table:table-cell>
          <table:table-cell table:formula="of:=LOG10([.A1996])" office:value-type="float" office:value="3.29885307640971" calcext:value-type="float">
            <text:p>3.29885307640971</text:p>
          </table:table-cell>
          <table:table-cell/>
          <table:table-cell table:formula="of:=LOG10([.C19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mproper</text:p>
          </table:table-cell>
          <table:table-cell office:value-type="float" office:value="1" calcext:value-type="float">
            <text:p>1</text:p>
          </table:table-cell>
          <table:table-cell table:formula="of:=LOG10([.A1997])" office:value-type="float" office:value="3.29907126002741" calcext:value-type="float">
            <text:p>3.29907126002741</text:p>
          </table:table-cell>
          <table:table-cell/>
          <table:table-cell table:formula="of:=LOG10([.C19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whom</text:p>
          </table:table-cell>
          <table:table-cell office:value-type="float" office:value="1" calcext:value-type="float">
            <text:p>1</text:p>
          </table:table-cell>
          <table:table-cell table:formula="of:=LOG10([.A1998])" office:value-type="float" office:value="3.29928933408768" calcext:value-type="float">
            <text:p>3.29928933408768</text:p>
          </table:table-cell>
          <table:table-cell/>
          <table:table-cell table:formula="of:=LOG10([.C19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incidental</text:p>
          </table:table-cell>
          <table:table-cell office:value-type="float" office:value="1" calcext:value-type="float">
            <text:p>1</text:p>
          </table:table-cell>
          <table:table-cell table:formula="of:=LOG10([.A1999])" office:value-type="float" office:value="3.29950729870049" calcext:value-type="float">
            <text:p>3.29950729870049</text:p>
          </table:table-cell>
          <table:table-cell/>
          <table:table-cell table:formula="of:=LOG10([.C19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circumstance</text:p>
          </table:table-cell>
          <table:table-cell office:value-type="float" office:value="1" calcext:value-type="float">
            <text:p>1</text:p>
          </table:table-cell>
          <table:table-cell table:formula="of:=LOG10([.A2000])" office:value-type="float" office:value="3.29972515397564" calcext:value-type="float">
            <text:p>3.29972515397564</text:p>
          </table:table-cell>
          <table:table-cell/>
          <table:table-cell table:formula="of:=LOG10([.C20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excluding</text:p>
          </table:table-cell>
          <table:table-cell office:value-type="float" office:value="1" calcext:value-type="float">
            <text:p>1</text:p>
          </table:table-cell>
          <table:table-cell table:formula="of:=LOG10([.A2001])" office:value-type="float" office:value="3.29994290002277" calcext:value-type="float">
            <text:p>3.29994290002277</text:p>
          </table:table-cell>
          <table:table-cell/>
          <table:table-cell table:formula="of:=LOG10([.C20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oodwill</text:p>
          </table:table-cell>
          <table:table-cell office:value-type="float" office:value="1" calcext:value-type="float">
            <text:p>1</text:p>
          </table:table-cell>
          <table:table-cell table:formula="of:=LOG10([.A2002])" office:value-type="float" office:value="3.30016053695135" calcext:value-type="float">
            <text:p>3.30016053695135</text:p>
          </table:table-cell>
          <table:table-cell/>
          <table:table-cell table:formula="of:=LOG10([.C20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intangible</text:p>
          </table:table-cell>
          <table:table-cell office:value-type="float" office:value="1" calcext:value-type="float">
            <text:p>1</text:p>
          </table:table-cell>
          <table:table-cell table:formula="of:=LOG10([.A2003])" office:value-type="float" office:value="3.3003780648707" calcext:value-type="float">
            <text:p>3.3003780648707</text:p>
          </table:table-cell>
          <table:table-cell/>
          <table:table-cell table:formula="of:=LOG10([.C20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ndirectly</text:p>
          </table:table-cell>
          <table:table-cell office:value-type="float" office:value="1" calcext:value-type="float">
            <text:p>1</text:p>
          </table:table-cell>
          <table:table-cell table:formula="of:=LOG10([.A2004])" office:value-type="float" office:value="3.30059548388996" calcext:value-type="float">
            <text:p>3.30059548388996</text:p>
          </table:table-cell>
          <table:table-cell/>
          <table:table-cell table:formula="of:=LOG10([.C20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isruptions</text:p>
          </table:table-cell>
          <table:table-cell office:value-type="float" office:value="1" calcext:value-type="float">
            <text:p>1</text:p>
          </table:table-cell>
          <table:table-cell table:formula="of:=LOG10([.A2005])" office:value-type="float" office:value="3.30081279411812" calcext:value-type="float">
            <text:p>3.30081279411812</text:p>
          </table:table-cell>
          <table:table-cell/>
          <table:table-cell table:formula="of:=LOG10([.C20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licious</text:p>
          </table:table-cell>
          <table:table-cell office:value-type="float" office:value="1" calcext:value-type="float">
            <text:p>1</text:p>
          </table:table-cell>
          <table:table-cell table:formula="of:=LOG10([.A2006])" office:value-type="float" office:value="3.30102999566398" calcext:value-type="float">
            <text:p>3.30102999566398</text:p>
          </table:table-cell>
          <table:table-cell/>
          <table:table-cell table:formula="of:=LOG10([.C20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ccessing</text:p>
          </table:table-cell>
          <table:table-cell office:value-type="float" office:value="1" calcext:value-type="float">
            <text:p>1</text:p>
          </table:table-cell>
          <table:table-cell table:formula="of:=LOG10([.A2007])" office:value-type="float" office:value="3.30124708863621" calcext:value-type="float">
            <text:p>3.30124708863621</text:p>
          </table:table-cell>
          <table:table-cell/>
          <table:table-cell table:formula="of:=LOG10([.C20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glitches</text:p>
          </table:table-cell>
          <table:table-cell office:value-type="float" office:value="1" calcext:value-type="float">
            <text:p>1</text:p>
          </table:table-cell>
          <table:table-cell table:formula="of:=LOG10([.A2008])" office:value-type="float" office:value="3.3014640731433" calcext:value-type="float">
            <text:p>3.3014640731433</text:p>
          </table:table-cell>
          <table:table-cell/>
          <table:table-cell table:formula="of:=LOG10([.C20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ugs</text:p>
          </table:table-cell>
          <table:table-cell office:value-type="float" office:value="1" calcext:value-type="float">
            <text:p>1</text:p>
          </table:table-cell>
          <table:table-cell table:formula="of:=LOG10([.A2009])" office:value-type="float" office:value="3.30168094929358" calcext:value-type="float">
            <text:p>3.30168094929358</text:p>
          </table:table-cell>
          <table:table-cell/>
          <table:table-cell table:formula="of:=LOG10([.C20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errors</text:p>
          </table:table-cell>
          <table:table-cell office:value-type="float" office:value="1" calcext:value-type="float">
            <text:p>1</text:p>
          </table:table-cell>
          <table:table-cell table:formula="of:=LOG10([.A2010])" office:value-type="float" office:value="3.30189771719521" calcext:value-type="float">
            <text:p>3.30189771719521</text:p>
          </table:table-cell>
          <table:table-cell/>
          <table:table-cell table:formula="of:=LOG10([.C20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naccuracies</text:p>
          </table:table-cell>
          <table:table-cell office:value-type="float" office:value="1" calcext:value-type="float">
            <text:p>1</text:p>
          </table:table-cell>
          <table:table-cell table:formula="of:=LOG10([.A2011])" office:value-type="float" office:value="3.3021143769562" calcext:value-type="float">
            <text:p>3.3021143769562</text:p>
          </table:table-cell>
          <table:table-cell/>
          <table:table-cell table:formula="of:=LOG10([.C20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actices</text:p>
          </table:table-cell>
          <table:table-cell office:value-type="float" office:value="1" calcext:value-type="float">
            <text:p>1</text:p>
          </table:table-cell>
          <table:table-cell table:formula="of:=LOG10([.A2012])" office:value-type="float" office:value="3.3023309286844" calcext:value-type="float">
            <text:p>3.3023309286844</text:p>
          </table:table-cell>
          <table:table-cell/>
          <table:table-cell table:formula="of:=LOG10([.C20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ehavior</text:p>
          </table:table-cell>
          <table:table-cell office:value-type="float" office:value="1" calcext:value-type="float">
            <text:p>1</text:p>
          </table:table-cell>
          <table:table-cell table:formula="of:=LOG10([.A2013])" office:value-type="float" office:value="3.30254737248749" calcext:value-type="float">
            <text:p>3.30254737248749</text:p>
          </table:table-cell>
          <table:table-cell/>
          <table:table-cell table:formula="of:=LOG10([.C20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s-is</text:p>
          </table:table-cell>
          <table:table-cell office:value-type="float" office:value="1" calcext:value-type="float">
            <text:p>1</text:p>
          </table:table-cell>
          <table:table-cell table:formula="of:=LOG10([.A2014])" office:value-type="float" office:value="3.30276370847298" calcext:value-type="float">
            <text:p>3.30276370847298</text:p>
          </table:table-cell>
          <table:table-cell/>
          <table:table-cell table:formula="of:=LOG10([.C20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utory</text:p>
          </table:table-cell>
          <table:table-cell office:value-type="float" office:value="1" calcext:value-type="float">
            <text:p>1</text:p>
          </table:table-cell>
          <table:table-cell table:formula="of:=LOG10([.A2015])" office:value-type="float" office:value="3.30297993674825" calcext:value-type="float">
            <text:p>3.30297993674825</text:p>
          </table:table-cell>
          <table:table-cell/>
          <table:table-cell table:formula="of:=LOG10([.C20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isclaims</text:p>
          </table:table-cell>
          <table:table-cell office:value-type="float" office:value="1" calcext:value-type="float">
            <text:p>1</text:p>
          </table:table-cell>
          <table:table-cell table:formula="of:=LOG10([.A2016])" office:value-type="float" office:value="3.30319605742049" calcext:value-type="float">
            <text:p>3.30319605742049</text:p>
          </table:table-cell>
          <table:table-cell/>
          <table:table-cell table:formula="of:=LOG10([.C20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erchantability</text:p>
          </table:table-cell>
          <table:table-cell office:value-type="float" office:value="1" calcext:value-type="float">
            <text:p>1</text:p>
          </table:table-cell>
          <table:table-cell table:formula="of:=LOG10([.A2017])" office:value-type="float" office:value="3.30341207059674" calcext:value-type="float">
            <text:p>3.30341207059674</text:p>
          </table:table-cell>
          <table:table-cell/>
          <table:table-cell table:formula="of:=LOG10([.C20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table:formula="of:=LOG10([.A2018])" office:value-type="float" office:value="3.30362797638389" calcext:value-type="float">
            <text:p>3.30362797638389</text:p>
          </table:table-cell>
          <table:table-cell/>
          <table:table-cell table:formula="of:=LOG10([.C20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n-infringement</text:p>
          </table:table-cell>
          <table:table-cell office:value-type="float" office:value="1" calcext:value-type="float">
            <text:p>1</text:p>
          </table:table-cell>
          <table:table-cell table:formula="of:=LOG10([.A2019])" office:value-type="float" office:value="3.30384377488865" calcext:value-type="float">
            <text:p>3.30384377488865</text:p>
          </table:table-cell>
          <table:table-cell/>
          <table:table-cell table:formula="of:=LOG10([.C20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oducts</text:p>
          </table:table-cell>
          <table:table-cell office:value-type="float" office:value="1" calcext:value-type="float">
            <text:p>1</text:p>
          </table:table-cell>
          <table:table-cell table:formula="of:=LOG10([.A2020])" office:value-type="float" office:value="3.3040594662176" calcext:value-type="float">
            <text:p>3.3040594662176</text:p>
          </table:table-cell>
          <table:table-cell/>
          <table:table-cell table:formula="of:=LOG10([.C20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aling</text:p>
          </table:table-cell>
          <table:table-cell office:value-type="float" office:value="1" calcext:value-type="float">
            <text:p>1</text:p>
          </table:table-cell>
          <table:table-cell table:formula="of:=LOG10([.A2021])" office:value-type="float" office:value="3.30427505047713" calcext:value-type="float">
            <text:p>3.30427505047713</text:p>
          </table:table-cell>
          <table:table-cell/>
          <table:table-cell table:formula="of:=LOG10([.C20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nterrupted</text:p>
          </table:table-cell>
          <table:table-cell office:value-type="float" office:value="1" calcext:value-type="float">
            <text:p>1</text:p>
          </table:table-cell>
          <table:table-cell table:formula="of:=LOG10([.A2022])" office:value-type="float" office:value="3.30449052777349" calcext:value-type="float">
            <text:p>3.30449052777349</text:p>
          </table:table-cell>
          <table:table-cell/>
          <table:table-cell table:formula="of:=LOG10([.C20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nterfered</text:p>
          </table:table-cell>
          <table:table-cell office:value-type="float" office:value="1" calcext:value-type="float">
            <text:p>1</text:p>
          </table:table-cell>
          <table:table-cell table:formula="of:=LOG10([.A2023])" office:value-type="float" office:value="3.30470589821277" calcext:value-type="float">
            <text:p>3.30470589821277</text:p>
          </table:table-cell>
          <table:table-cell/>
          <table:table-cell table:formula="of:=LOG10([.C20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umerous</text:p>
          </table:table-cell>
          <table:table-cell office:value-type="float" office:value="1" calcext:value-type="float">
            <text:p>1</text:p>
          </table:table-cell>
          <table:table-cell table:formula="of:=LOG10([.A2024])" office:value-type="float" office:value="3.30492116190089" calcext:value-type="float">
            <text:p>3.30492116190089</text:p>
          </table:table-cell>
          <table:table-cell/>
          <table:table-cell table:formula="of:=LOG10([.C20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bits</text:p>
          </table:table-cell>
          <table:table-cell office:value-type="float" office:value="1" calcext:value-type="float">
            <text:p>1</text:p>
          </table:table-cell>
          <table:table-cell table:formula="of:=LOG10([.A2025])" office:value-type="float" office:value="3.30513631894364" calcext:value-type="float">
            <text:p>3.30513631894364</text:p>
          </table:table-cell>
          <table:table-cell/>
          <table:table-cell table:formula="of:=LOG10([.C20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edits</text:p>
          </table:table-cell>
          <table:table-cell office:value-type="float" office:value="1" calcext:value-type="float">
            <text:p>1</text:p>
          </table:table-cell>
          <table:table-cell table:formula="of:=LOG10([.A2026])" office:value-type="float" office:value="3.30535136944662" calcext:value-type="float">
            <text:p>3.30535136944662</text:p>
          </table:table-cell>
          <table:table-cell/>
          <table:table-cell table:formula="of:=LOG10([.C20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heque</text:p>
          </table:table-cell>
          <table:table-cell office:value-type="float" office:value="1" calcext:value-type="float">
            <text:p>1</text:p>
          </table:table-cell>
          <table:table-cell table:formula="of:=LOG10([.A2027])" office:value-type="float" office:value="3.3055663135153" calcext:value-type="float">
            <text:p>3.3055663135153</text:p>
          </table:table-cell>
          <table:table-cell/>
          <table:table-cell table:formula="of:=LOG10([.C20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ssuances</text:p>
          </table:table-cell>
          <table:table-cell office:value-type="float" office:value="1" calcext:value-type="float">
            <text:p>1</text:p>
          </table:table-cell>
          <table:table-cell table:formula="of:=LOG10([.A2028])" office:value-type="float" office:value="3.30578115125498" calcext:value-type="float">
            <text:p>3.30578115125498</text:p>
          </table:table-cell>
          <table:table-cell/>
          <table:table-cell table:formula="of:=LOG10([.C20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imely</text:p>
          </table:table-cell>
          <table:table-cell office:value-type="float" office:value="1" calcext:value-type="float">
            <text:p>1</text:p>
          </table:table-cell>
          <table:table-cell table:formula="of:=LOG10([.A2029])" office:value-type="float" office:value="3.3059958827708" calcext:value-type="float">
            <text:p>3.3059958827708</text:p>
          </table:table-cell>
          <table:table-cell/>
          <table:table-cell table:formula="of:=LOG10([.C20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pendent</text:p>
          </table:table-cell>
          <table:table-cell office:value-type="float" office:value="1" calcext:value-type="float">
            <text:p>1</text:p>
          </table:table-cell>
          <table:table-cell table:formula="of:=LOG10([.A2030])" office:value-type="float" office:value="3.30621050816776" calcext:value-type="float">
            <text:p>3.30621050816776</text:p>
          </table:table-cell>
          <table:table-cell/>
          <table:table-cell table:formula="of:=LOG10([.C20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table:formula="of:=LOG10([.A2031])" office:value-type="float" office:value="3.30642502755069" calcext:value-type="float">
            <text:p>3.30642502755069</text:p>
          </table:table-cell>
          <table:table-cell/>
          <table:table-cell table:formula="of:=LOG10([.C20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disclaimer</text:p>
          </table:table-cell>
          <table:table-cell office:value-type="float" office:value="1" calcext:value-type="float">
            <text:p>1</text:p>
          </table:table-cell>
          <table:table-cell table:formula="of:=LOG10([.A2032])" office:value-type="float" office:value="3.30663944102426" calcext:value-type="float">
            <text:p>3.30663944102426</text:p>
          </table:table-cell>
          <table:table-cell/>
          <table:table-cell table:formula="of:=LOG10([.C20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disclaimers</text:p>
          </table:table-cell>
          <table:table-cell office:value-type="float" office:value="1" calcext:value-type="float">
            <text:p>1</text:p>
          </table:table-cell>
          <table:table-cell table:formula="of:=LOG10([.A2033])" office:value-type="float" office:value="3.30685374869301" calcext:value-type="float">
            <text:p>3.30685374869301</text:p>
          </table:table-cell>
          <table:table-cell/>
          <table:table-cell table:formula="of:=LOG10([.C20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table:formula="of:=LOG10([.A2034])" office:value-type="float" office:value="3.3070679506613" calcext:value-type="float">
            <text:p>3.3070679506613</text:p>
          </table:table-cell>
          <table:table-cell/>
          <table:table-cell table:formula="of:=LOG10([.C20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reports</text:p>
          </table:table-cell>
          <table:table-cell office:value-type="float" office:value="1" calcext:value-type="float">
            <text:p>1</text:p>
          </table:table-cell>
          <table:table-cell table:formula="of:=LOG10([.A2035])" office:value-type="float" office:value="3.30728204703335" calcext:value-type="float">
            <text:p>3.30728204703335</text:p>
          </table:table-cell>
          <table:table-cell/>
          <table:table-cell table:formula="of:=LOG10([.C20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verbally</text:p>
          </table:table-cell>
          <table:table-cell office:value-type="float" office:value="1" calcext:value-type="float">
            <text:p>1</text:p>
          </table:table-cell>
          <table:table-cell table:formula="of:=LOG10([.A2036])" office:value-type="float" office:value="3.30749603791321" calcext:value-type="float">
            <text:p>3.30749603791321</text:p>
          </table:table-cell>
          <table:table-cell/>
          <table:table-cell table:formula="of:=LOG10([.C20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staff</text:p>
          </table:table-cell>
          <table:table-cell office:value-type="float" office:value="1" calcext:value-type="float">
            <text:p>1</text:p>
          </table:table-cell>
          <table:table-cell table:formula="of:=LOG10([.A2037])" office:value-type="float" office:value="3.30770992340481" calcext:value-type="float">
            <text:p>3.30770992340481</text:p>
          </table:table-cell>
          <table:table-cell/>
          <table:table-cell table:formula="of:=LOG10([.C20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contexts</text:p>
          </table:table-cell>
          <table:table-cell office:value-type="float" office:value="1" calcext:value-type="float">
            <text:p>1</text:p>
          </table:table-cell>
          <table:table-cell table:formula="of:=LOG10([.A2038])" office:value-type="float" office:value="3.30792370361188" calcext:value-type="float">
            <text:p>3.30792370361188</text:p>
          </table:table-cell>
          <table:table-cell/>
          <table:table-cell table:formula="of:=LOG10([.C20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eliance</text:p>
          </table:table-cell>
          <table:table-cell office:value-type="float" office:value="1" calcext:value-type="float">
            <text:p>1</text:p>
          </table:table-cell>
          <table:table-cell table:formula="of:=LOG10([.A2039])" office:value-type="float" office:value="3.30813737863804" calcext:value-type="float">
            <text:p>3.30813737863804</text:p>
          </table:table-cell>
          <table:table-cell/>
          <table:table-cell table:formula="of:=LOG10([.C20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check</text:p>
          </table:table-cell>
          <table:table-cell office:value-type="float" office:value="1" calcext:value-type="float">
            <text:p>1</text:p>
          </table:table-cell>
          <table:table-cell table:formula="of:=LOG10([.A2040])" office:value-type="float" office:value="3.30835094858673" calcext:value-type="float">
            <text:p>3.30835094858673</text:p>
          </table:table-cell>
          <table:table-cell/>
          <table:table-cell table:formula="of:=LOG10([.C20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omething</text:p>
          </table:table-cell>
          <table:table-cell office:value-type="float" office:value="1" calcext:value-type="float">
            <text:p>1</text:p>
          </table:table-cell>
          <table:table-cell table:formula="of:=LOG10([.A2041])" office:value-type="float" office:value="3.30856441356124" calcext:value-type="float">
            <text:p>3.30856441356124</text:p>
          </table:table-cell>
          <table:table-cell/>
          <table:table-cell table:formula="of:=LOG10([.C20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demands</text:p>
          </table:table-cell>
          <table:table-cell office:value-type="float" office:value="1" calcext:value-type="float">
            <text:p>1</text:p>
          </table:table-cell>
          <table:table-cell table:formula="of:=LOG10([.A2042])" office:value-type="float" office:value="3.30877777366472" calcext:value-type="float">
            <text:p>3.30877777366472</text:p>
          </table:table-cell>
          <table:table-cell/>
          <table:table-cell table:formula="of:=LOG10([.C20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LOG10([.A2043])" office:value-type="float" office:value="3.30899102900016" calcext:value-type="float">
            <text:p>3.30899102900016</text:p>
          </table:table-cell>
          <table:table-cell/>
          <table:table-cell table:formula="of:=LOG10([.C20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connected</text:p>
          </table:table-cell>
          <table:table-cell office:value-type="float" office:value="1" calcext:value-type="float">
            <text:p>1</text:p>
          </table:table-cell>
          <table:table-cell table:formula="of:=LOG10([.A2044])" office:value-type="float" office:value="3.30920417967041" calcext:value-type="float">
            <text:p>3.30920417967041</text:p>
          </table:table-cell>
          <table:table-cell/>
          <table:table-cell table:formula="of:=LOG10([.C20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entering</text:p>
          </table:table-cell>
          <table:table-cell office:value-type="float" office:value="1" calcext:value-type="float">
            <text:p>1</text:p>
          </table:table-cell>
          <table:table-cell table:formula="of:=LOG10([.A2045])" office:value-type="float" office:value="3.30941722577814" calcext:value-type="float">
            <text:p>3.30941722577814</text:p>
          </table:table-cell>
          <table:table-cell/>
          <table:table-cell table:formula="of:=LOG10([.C20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coverage</text:p>
          </table:table-cell>
          <table:table-cell office:value-type="float" office:value="1" calcext:value-type="float">
            <text:p>1</text:p>
          </table:table-cell>
          <table:table-cell table:formula="of:=LOG10([.A2046])" office:value-type="float" office:value="3.3096301674259" calcext:value-type="float">
            <text:p>3.3096301674259</text:p>
          </table:table-cell>
          <table:table-cell/>
          <table:table-cell table:formula="of:=LOG10([.C20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agreeing</text:p>
          </table:table-cell>
          <table:table-cell office:value-type="float" office:value="1" calcext:value-type="float">
            <text:p>1</text:p>
          </table:table-cell>
          <table:table-cell table:formula="of:=LOG10([.A2047])" office:value-type="float" office:value="3.30984300471607" calcext:value-type="float">
            <text:p>3.30984300471607</text:p>
          </table:table-cell>
          <table:table-cell/>
          <table:table-cell table:formula="of:=LOG10([.C20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regulated</text:p>
          </table:table-cell>
          <table:table-cell office:value-type="float" office:value="1" calcext:value-type="float">
            <text:p>1</text:p>
          </table:table-cell>
          <table:table-cell table:formula="of:=LOG10([.A2048])" office:value-type="float" office:value="3.31005573775089" calcext:value-type="float">
            <text:p>3.31005573775089</text:p>
          </table:table-cell>
          <table:table-cell/>
          <table:table-cell table:formula="of:=LOG10([.C20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  <table:table-cell table:formula="of:=LOG10([.A2049])" office:value-type="float" office:value="3.31026836663245" calcext:value-type="float">
            <text:p>3.31026836663245</text:p>
          </table:table-cell>
          <table:table-cell/>
          <table:table-cell table:formula="of:=LOG10([.C20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  <table:table-cell table:formula="of:=LOG10([.A2050])" office:value-type="float" office:value="3.31048089146268" calcext:value-type="float">
            <text:p>3.31048089146268</text:p>
          </table:table-cell>
          <table:table-cell/>
          <table:table-cell table:formula="of:=LOG10([.C20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table:formula="of:=LOG10([.A2051])" office:value-type="float" office:value="3.31069331234336" calcext:value-type="float">
            <text:p>3.31069331234336</text:p>
          </table:table-cell>
          <table:table-cell/>
          <table:table-cell table:formula="of:=LOG10([.C20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aypal.com</text:p>
          </table:table-cell>
          <table:table-cell office:value-type="float" office:value="1" calcext:value-type="float">
            <text:p>1</text:p>
          </table:table-cell>
          <table:table-cell table:formula="of:=LOG10([.A2052])" office:value-type="float" office:value="3.31090562937614" calcext:value-type="float">
            <text:p>3.31090562937614</text:p>
          </table:table-cell>
          <table:table-cell/>
          <table:table-cell table:formula="of:=LOG10([.C20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button</text:p>
          </table:table-cell>
          <table:table-cell office:value-type="float" office:value="1" calcext:value-type="float">
            <text:p>1</text:p>
          </table:table-cell>
          <table:table-cell table:formula="of:=LOG10([.A2053])" office:value-type="float" office:value="3.31111784266251" calcext:value-type="float">
            <text:p>3.31111784266251</text:p>
          </table:table-cell>
          <table:table-cell/>
          <table:table-cell table:formula="of:=LOG10([.C20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icons</text:p>
          </table:table-cell>
          <table:table-cell office:value-type="float" office:value="1" calcext:value-type="float">
            <text:p>1</text:p>
          </table:table-cell>
          <table:table-cell table:formula="of:=LOG10([.A2054])" office:value-type="float" office:value="3.31132995230379" calcext:value-type="float">
            <text:p>3.31132995230379</text:p>
          </table:table-cell>
          <table:table-cell/>
          <table:table-cell table:formula="of:=LOG10([.C20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scripts</text:p>
          </table:table-cell>
          <table:table-cell office:value-type="float" office:value="1" calcext:value-type="float">
            <text:p>1</text:p>
          </table:table-cell>
          <table:table-cell table:formula="of:=LOG10([.A2055])" office:value-type="float" office:value="3.31154195840119" calcext:value-type="float">
            <text:p>3.31154195840119</text:p>
          </table:table-cell>
          <table:table-cell/>
          <table:table-cell table:formula="of:=LOG10([.C20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dress</text:p>
          </table:table-cell>
          <table:table-cell office:value-type="float" office:value="1" calcext:value-type="float">
            <text:p>1</text:p>
          </table:table-cell>
          <table:table-cell table:formula="of:=LOG10([.A2056])" office:value-type="float" office:value="3.31175386105575" calcext:value-type="float">
            <text:p>3.31175386105575</text:p>
          </table:table-cell>
          <table:table-cell/>
          <table:table-cell table:formula="of:=LOG10([.C20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directing</text:p>
          </table:table-cell>
          <table:table-cell office:value-type="float" office:value="1" calcext:value-type="float">
            <text:p>1</text:p>
          </table:table-cell>
          <table:table-cell table:formula="of:=LOG10([.A2057])" office:value-type="float" office:value="3.31196566036837" calcext:value-type="float">
            <text:p>3.31196566036837</text:p>
          </table:table-cell>
          <table:table-cell/>
          <table:table-cell table:formula="of:=LOG10([.C20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table:formula="of:=LOG10([.A2058])" office:value-type="float" office:value="3.31217735643978" calcext:value-type="float">
            <text:p>3.31217735643978</text:p>
          </table:table-cell>
          <table:table-cell/>
          <table:table-cell table:formula="of:=LOG10([.C20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mischaracterises</text:p>
          </table:table-cell>
          <table:table-cell office:value-type="float" office:value="1" calcext:value-type="float">
            <text:p>1</text:p>
          </table:table-cell>
          <table:table-cell table:formula="of:=LOG10([.A2059])" office:value-type="float" office:value="3.31238894937059" calcext:value-type="float">
            <text:p>3.31238894937059</text:p>
          </table:table-cell>
          <table:table-cell/>
          <table:table-cell table:formula="of:=LOG10([.C20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implies</text:p>
          </table:table-cell>
          <table:table-cell office:value-type="float" office:value="1" calcext:value-type="float">
            <text:p>1</text:p>
          </table:table-cell>
          <table:table-cell table:formula="of:=LOG10([.A2060])" office:value-type="float" office:value="3.31260043926126" calcext:value-type="float">
            <text:p>3.31260043926126</text:p>
          </table:table-cell>
          <table:table-cell/>
          <table:table-cell table:formula="of:=LOG10([.C20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aypal's</text:p>
          </table:table-cell>
          <table:table-cell office:value-type="float" office:value="1" calcext:value-type="float">
            <text:p>1</text:p>
          </table:table-cell>
          <table:table-cell table:formula="of:=LOG10([.A2061])" office:value-type="float" office:value="3.31281182621209" calcext:value-type="float">
            <text:p>3.31281182621209</text:p>
          </table:table-cell>
          <table:table-cell/>
          <table:table-cell table:formula="of:=LOG10([.C20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sponsorship</text:p>
          </table:table-cell>
          <table:table-cell office:value-type="float" office:value="1" calcext:value-type="float">
            <text:p>1</text:p>
          </table:table-cell>
          <table:table-cell table:formula="of:=LOG10([.A2062])" office:value-type="float" office:value="3.31302311032324" calcext:value-type="float">
            <text:p>3.31302311032324</text:p>
          </table:table-cell>
          <table:table-cell/>
          <table:table-cell table:formula="of:=LOG10([.C20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endorsement</text:p>
          </table:table-cell>
          <table:table-cell office:value-type="float" office:value="1" calcext:value-type="float">
            <text:p>1</text:p>
          </table:table-cell>
          <table:table-cell table:formula="of:=LOG10([.A2063])" office:value-type="float" office:value="3.31323429169472" calcext:value-type="float">
            <text:p>3.31323429169472</text:p>
          </table:table-cell>
          <table:table-cell/>
          <table:table-cell table:formula="of:=LOG10([.C20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thereon</text:p>
          </table:table-cell>
          <table:table-cell office:value-type="float" office:value="1" calcext:value-type="float">
            <text:p>1</text:p>
          </table:table-cell>
          <table:table-cell table:formula="of:=LOG10([.A2064])" office:value-type="float" office:value="3.31344537042641" calcext:value-type="float">
            <text:p>3.31344537042641</text:p>
          </table:table-cell>
          <table:table-cell/>
          <table:table-cell table:formula="of:=LOG10([.C20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created</text:p>
          </table:table-cell>
          <table:table-cell office:value-type="float" office:value="1" calcext:value-type="float">
            <text:p>1</text:p>
          </table:table-cell>
          <table:table-cell table:formula="of:=LOG10([.A2065])" office:value-type="float" office:value="3.31365634661803" calcext:value-type="float">
            <text:p>3.31365634661803</text:p>
          </table:table-cell>
          <table:table-cell/>
          <table:table-cell table:formula="of:=LOG10([.C20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exclusive</text:p>
          </table:table-cell>
          <table:table-cell office:value-type="float" office:value="1" calcext:value-type="float">
            <text:p>1</text:p>
          </table:table-cell>
          <table:table-cell table:formula="of:=LOG10([.A2066])" office:value-type="float" office:value="3.31386722036915" calcext:value-type="float">
            <text:p>3.31386722036915</text:p>
          </table:table-cell>
          <table:table-cell/>
          <table:table-cell table:formula="of:=LOG10([.C20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table:formula="of:=LOG10([.A2067])" office:value-type="float" office:value="3.31407799177921" calcext:value-type="float">
            <text:p>3.31407799177921</text:p>
          </table:table-cell>
          <table:table-cell/>
          <table:table-cell table:formula="of:=LOG10([.C20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developer's</text:p>
          </table:table-cell>
          <table:table-cell office:value-type="float" office:value="1" calcext:value-type="float">
            <text:p>1</text:p>
          </table:table-cell>
          <table:table-cell table:formula="of:=LOG10([.A2068])" office:value-type="float" office:value="3.3142886609475" calcext:value-type="float">
            <text:p>3.3142886609475</text:p>
          </table:table-cell>
          <table:table-cell/>
          <table:table-cell table:formula="of:=LOG10([.C20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oolkit</text:p>
          </table:table-cell>
          <table:table-cell office:value-type="float" office:value="1" calcext:value-type="float">
            <text:p>1</text:p>
          </table:table-cell>
          <table:table-cell table:formula="of:=LOG10([.A2069])" office:value-type="float" office:value="3.31449922797315" calcext:value-type="float">
            <text:p>3.31449922797315</text:p>
          </table:table-cell>
          <table:table-cell/>
          <table:table-cell table:formula="of:=LOG10([.C20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downloaded</text:p>
          </table:table-cell>
          <table:table-cell office:value-type="float" office:value="1" calcext:value-type="float">
            <text:p>1</text:p>
          </table:table-cell>
          <table:table-cell table:formula="of:=LOG10([.A2070])" office:value-type="float" office:value="3.31470969295517" calcext:value-type="float">
            <text:p>3.31470969295517</text:p>
          </table:table-cell>
          <table:table-cell/>
          <table:table-cell table:formula="of:=LOG10([.C20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revocable</text:p>
          </table:table-cell>
          <table:table-cell office:value-type="float" office:value="1" calcext:value-type="float">
            <text:p>1</text:p>
          </table:table-cell>
          <table:table-cell table:formula="of:=LOG10([.A2071])" office:value-type="float" office:value="3.31492005599242" calcext:value-type="float">
            <text:p>3.31492005599242</text:p>
          </table:table-cell>
          <table:table-cell/>
          <table:table-cell table:formula="of:=LOG10([.C20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non-sublicensable</text:p>
          </table:table-cell>
          <table:table-cell office:value-type="float" office:value="1" calcext:value-type="float">
            <text:p>1</text:p>
          </table:table-cell>
          <table:table-cell table:formula="of:=LOG10([.A2072])" office:value-type="float" office:value="3.3151303171836" calcext:value-type="float">
            <text:p>3.3151303171836</text:p>
          </table:table-cell>
          <table:table-cell/>
          <table:table-cell table:formula="of:=LOG10([.C20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non-transferable</text:p>
          </table:table-cell>
          <table:table-cell office:value-type="float" office:value="1" calcext:value-type="float">
            <text:p>1</text:p>
          </table:table-cell>
          <table:table-cell table:formula="of:=LOG10([.A2073])" office:value-type="float" office:value="3.31534047662729" calcext:value-type="float">
            <text:p>3.31534047662729</text:p>
          </table:table-cell>
          <table:table-cell/>
          <table:table-cell table:formula="of:=LOG10([.C20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upgrades</text:p>
          </table:table-cell>
          <table:table-cell office:value-type="float" office:value="1" calcext:value-type="float">
            <text:p>1</text:p>
          </table:table-cell>
          <table:table-cell table:formula="of:=LOG10([.A2074])" office:value-type="float" office:value="3.3155505344219" calcext:value-type="float">
            <text:p>3.3155505344219</text:p>
          </table:table-cell>
          <table:table-cell/>
          <table:table-cell table:formula="of:=LOG10([.C20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versions</text:p>
          </table:table-cell>
          <table:table-cell office:value-type="float" office:value="1" calcext:value-type="float">
            <text:p>1</text:p>
          </table:table-cell>
          <table:table-cell table:formula="of:=LOG10([.A2075])" office:value-type="float" office:value="3.31576049066573" calcext:value-type="float">
            <text:p>3.31576049066573</text:p>
          </table:table-cell>
          <table:table-cell/>
          <table:table-cell table:formula="of:=LOG10([.C20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replacement</text:p>
          </table:table-cell>
          <table:table-cell office:value-type="float" office:value="1" calcext:value-type="float">
            <text:p>1</text:p>
          </table:table-cell>
          <table:table-cell table:formula="of:=LOG10([.A2076])" office:value-type="float" office:value="3.31597034545692" calcext:value-type="float">
            <text:p>3.31597034545692</text:p>
          </table:table-cell>
          <table:table-cell/>
          <table:table-cell table:formula="of:=LOG10([.C20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table:formula="of:=LOG10([.A2077])" office:value-type="float" office:value="3.31618009889345" calcext:value-type="float">
            <text:p>3.31618009889345</text:p>
          </table:table-cell>
          <table:table-cell/>
          <table:table-cell table:formula="of:=LOG10([.C20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lease</text:p>
          </table:table-cell>
          <table:table-cell office:value-type="float" office:value="1" calcext:value-type="float">
            <text:p>1</text:p>
          </table:table-cell>
          <table:table-cell table:formula="of:=LOG10([.A2078])" office:value-type="float" office:value="3.3163897510732" calcext:value-type="float">
            <text:p>3.3163897510732</text:p>
          </table:table-cell>
          <table:table-cell/>
          <table:table-cell table:formula="of:=LOG10([.C20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suffered</text:p>
          </table:table-cell>
          <table:table-cell office:value-type="float" office:value="1" calcext:value-type="float">
            <text:p>1</text:p>
          </table:table-cell>
          <table:table-cell table:formula="of:=LOG10([.A2079])" office:value-type="float" office:value="3.31659930209386" calcext:value-type="float">
            <text:p>3.31659930209386</text:p>
          </table:table-cell>
          <table:table-cell/>
          <table:table-cell table:formula="of:=LOG10([.C20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tamper</text:p>
          </table:table-cell>
          <table:table-cell office:value-type="float" office:value="1" calcext:value-type="float">
            <text:p>1</text:p>
          </table:table-cell>
          <table:table-cell table:formula="of:=LOG10([.A2080])" office:value-type="float" office:value="3.31680875205302" calcext:value-type="float">
            <text:p>3.31680875205302</text:p>
          </table:table-cell>
          <table:table-cell/>
          <table:table-cell table:formula="of:=LOG10([.C20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table:formula="of:=LOG10([.A2081])" office:value-type="float" office:value="3.31701810104811" calcext:value-type="float">
            <text:p>3.31701810104811</text:p>
          </table:table-cell>
          <table:table-cell/>
          <table:table-cell table:formula="of:=LOG10([.C20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adapt</text:p>
          </table:table-cell>
          <table:table-cell office:value-type="float" office:value="1" calcext:value-type="float">
            <text:p>1</text:p>
          </table:table-cell>
          <table:table-cell table:formula="of:=LOG10([.A2082])" office:value-type="float" office:value="3.31722734917642" calcext:value-type="float">
            <text:p>3.31722734917642</text:p>
          </table:table-cell>
          <table:table-cell/>
          <table:table-cell table:formula="of:=LOG10([.C20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engineer</text:p>
          </table:table-cell>
          <table:table-cell office:value-type="float" office:value="1" calcext:value-type="float">
            <text:p>1</text:p>
          </table:table-cell>
          <table:table-cell table:formula="of:=LOG10([.A2083])" office:value-type="float" office:value="3.3174364965351" calcext:value-type="float">
            <text:p>3.3174364965351</text:p>
          </table:table-cell>
          <table:table-cell/>
          <table:table-cell table:formula="of:=LOG10([.C20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translate</text:p>
          </table:table-cell>
          <table:table-cell office:value-type="float" office:value="1" calcext:value-type="float">
            <text:p>1</text:p>
          </table:table-cell>
          <table:table-cell table:formula="of:=LOG10([.A2084])" office:value-type="float" office:value="3.31764554322116" calcext:value-type="float">
            <text:p>3.31764554322116</text:p>
          </table:table-cell>
          <table:table-cell/>
          <table:table-cell table:formula="of:=LOG10([.C20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disassemble</text:p>
          </table:table-cell>
          <table:table-cell office:value-type="float" office:value="1" calcext:value-type="float">
            <text:p>1</text:p>
          </table:table-cell>
          <table:table-cell table:formula="of:=LOG10([.A2085])" office:value-type="float" office:value="3.31785448933147" calcext:value-type="float">
            <text:p>3.31785448933147</text:p>
          </table:table-cell>
          <table:table-cell/>
          <table:table-cell table:formula="of:=LOG10([.C20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decompile</text:p>
          </table:table-cell>
          <table:table-cell office:value-type="float" office:value="1" calcext:value-type="float">
            <text:p>1</text:p>
          </table:table-cell>
          <table:table-cell table:formula="of:=LOG10([.A2086])" office:value-type="float" office:value="3.31806333496276" calcext:value-type="float">
            <text:p>3.31806333496276</text:p>
          </table:table-cell>
          <table:table-cell/>
          <table:table-cell table:formula="of:=LOG10([.C20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herein</text:p>
          </table:table-cell>
          <table:table-cell office:value-type="float" office:value="1" calcext:value-type="float">
            <text:p>1</text:p>
          </table:table-cell>
          <table:table-cell table:formula="of:=LOG10([.A2087])" office:value-type="float" office:value="3.31827208021163" calcext:value-type="float">
            <text:p>3.31827208021163</text:p>
          </table:table-cell>
          <table:table-cell/>
          <table:table-cell table:formula="of:=LOG10([.C20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provides</text:p>
          </table:table-cell>
          <table:table-cell office:value-type="float" office:value="1" calcext:value-type="float">
            <text:p>1</text:p>
          </table:table-cell>
          <table:table-cell table:formula="of:=LOG10([.A2088])" office:value-type="float" office:value="3.31848072517452" calcext:value-type="float">
            <text:p>3.31848072517452</text:p>
          </table:table-cell>
          <table:table-cell/>
          <table:table-cell table:formula="of:=LOG10([.C20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lect</text:p>
          </table:table-cell>
          <table:table-cell office:value-type="float" office:value="1" calcext:value-type="float">
            <text:p>1</text:p>
          </table:table-cell>
          <table:table-cell table:formula="of:=LOG10([.A2089])" office:value-type="float" office:value="3.31868926994775" calcext:value-type="float">
            <text:p>3.31868926994775</text:p>
          </table:table-cell>
          <table:table-cell/>
          <table:table-cell table:formula="of:=LOG10([.C20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upload</text:p>
          </table:table-cell>
          <table:table-cell office:value-type="float" office:value="1" calcext:value-type="float">
            <text:p>1</text:p>
          </table:table-cell>
          <table:table-cell table:formula="of:=LOG10([.A2090])" office:value-type="float" office:value="3.31889771462749" calcext:value-type="float">
            <text:p>3.31889771462749</text:p>
          </table:table-cell>
          <table:table-cell/>
          <table:table-cell table:formula="of:=LOG10([.C20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table:formula="of:=LOG10([.A2091])" office:value-type="float" office:value="3.31910605930978" calcext:value-type="float">
            <text:p>3.31910605930978</text:p>
          </table:table-cell>
          <table:table-cell/>
          <table:table-cell table:formula="of:=LOG10([.C20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irrevocable</text:p>
          </table:table-cell>
          <table:table-cell office:value-type="float" office:value="1" calcext:value-type="float">
            <text:p>1</text:p>
          </table:table-cell>
          <table:table-cell table:formula="of:=LOG10([.A2092])" office:value-type="float" office:value="3.31931430409051" calcext:value-type="float">
            <text:p>3.31931430409051</text:p>
          </table:table-cell>
          <table:table-cell/>
          <table:table-cell table:formula="of:=LOG10([.C20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improve</text:p>
          </table:table-cell>
          <table:table-cell office:value-type="float" office:value="1" calcext:value-type="float">
            <text:p>1</text:p>
          </table:table-cell>
          <table:table-cell table:formula="of:=LOG10([.A2093])" office:value-type="float" office:value="3.31952244906545" calcext:value-type="float">
            <text:p>3.31952244906545</text:p>
          </table:table-cell>
          <table:table-cell/>
          <table:table-cell table:formula="of:=LOG10([.C20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operate</text:p>
          </table:table-cell>
          <table:table-cell office:value-type="float" office:value="1" calcext:value-type="float">
            <text:p>1</text:p>
          </table:table-cell>
          <table:table-cell table:formula="of:=LOG10([.A2094])" office:value-type="float" office:value="3.31973049433022" calcext:value-type="float">
            <text:p>3.31973049433022</text:p>
          </table:table-cell>
          <table:table-cell/>
          <table:table-cell table:formula="of:=LOG10([.C20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develop</text:p>
          </table:table-cell>
          <table:table-cell office:value-type="float" office:value="1" calcext:value-type="float">
            <text:p>1</text:p>
          </table:table-cell>
          <table:table-cell table:formula="of:=LOG10([.A2095])" office:value-type="float" office:value="3.31993843998031" calcext:value-type="float">
            <text:p>3.31993843998031</text:p>
          </table:table-cell>
          <table:table-cell/>
          <table:table-cell table:formula="of:=LOG10([.C20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ones</text:p>
          </table:table-cell>
          <table:table-cell office:value-type="float" office:value="1" calcext:value-type="float">
            <text:p>1</text:p>
          </table:table-cell>
          <table:table-cell table:formula="of:=LOG10([.A2096])" office:value-type="float" office:value="3.32014628611105" calcext:value-type="float">
            <text:p>3.32014628611105</text:p>
          </table:table-cell>
          <table:table-cell/>
          <table:table-cell table:formula="of:=LOG10([.C20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moral</text:p>
          </table:table-cell>
          <table:table-cell office:value-type="float" office:value="1" calcext:value-type="float">
            <text:p>1</text:p>
          </table:table-cell>
          <table:table-cell table:formula="of:=LOG10([.A2097])" office:value-type="float" office:value="3.32035403281767" calcext:value-type="float">
            <text:p>3.32035403281767</text:p>
          </table:table-cell>
          <table:table-cell/>
          <table:table-cell table:formula="of:=LOG10([.C20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promise</text:p>
          </table:table-cell>
          <table:table-cell office:value-type="float" office:value="1" calcext:value-type="float">
            <text:p>1</text:p>
          </table:table-cell>
          <table:table-cell table:formula="of:=LOG10([.A2098])" office:value-type="float" office:value="3.32056168019524" calcext:value-type="float">
            <text:p>3.32056168019524</text:p>
          </table:table-cell>
          <table:table-cell/>
          <table:table-cell table:formula="of:=LOG10([.C20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assert</text:p>
          </table:table-cell>
          <table:table-cell office:value-type="float" office:value="1" calcext:value-type="float">
            <text:p>1</text:p>
          </table:table-cell>
          <table:table-cell table:formula="of:=LOG10([.A2099])" office:value-type="float" office:value="3.32076922833869" calcext:value-type="float">
            <text:p>3.32076922833869</text:p>
          </table:table-cell>
          <table:table-cell/>
          <table:table-cell table:formula="of:=LOG10([.C20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hereby</text:p>
          </table:table-cell>
          <table:table-cell office:value-type="float" office:value="1" calcext:value-type="float">
            <text:p>1</text:p>
          </table:table-cell>
          <table:table-cell table:formula="of:=LOG10([.A2100])" office:value-type="float" office:value="3.32097667734282" calcext:value-type="float">
            <text:p>3.32097667734282</text:p>
          </table:table-cell>
          <table:table-cell/>
          <table:table-cell table:formula="of:=LOG10([.C2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sublicensable</text:p>
          </table:table-cell>
          <table:table-cell office:value-type="float" office:value="1" calcext:value-type="float">
            <text:p>1</text:p>
          </table:table-cell>
          <table:table-cell table:formula="of:=LOG10([.A2101])" office:value-type="float" office:value="3.32118402730231" calcext:value-type="float">
            <text:p>3.32118402730231</text:p>
          </table:table-cell>
          <table:table-cell/>
          <table:table-cell table:formula="of:=LOG10([.C2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tiers</text:p>
          </table:table-cell>
          <table:table-cell office:value-type="float" office:value="1" calcext:value-type="float">
            <text:p>1</text:p>
          </table:table-cell>
          <table:table-cell table:formula="of:=LOG10([.A2102])" office:value-type="float" office:value="3.32139127831169" calcext:value-type="float">
            <text:p>3.32139127831169</text:p>
          </table:table-cell>
          <table:table-cell/>
          <table:table-cell table:formula="of:=LOG10([.C2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paid-up</text:p>
          </table:table-cell>
          <table:table-cell office:value-type="float" office:value="1" calcext:value-type="float">
            <text:p>1</text:p>
          </table:table-cell>
          <table:table-cell table:formula="of:=LOG10([.A2103])" office:value-type="float" office:value="3.32159843046534" calcext:value-type="float">
            <text:p>3.32159843046534</text:p>
          </table:table-cell>
          <table:table-cell/>
          <table:table-cell table:formula="of:=LOG10([.C2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trademark(s</text:p>
          </table:table-cell>
          <table:table-cell office:value-type="float" office:value="1" calcext:value-type="float">
            <text:p>1</text:p>
          </table:table-cell>
          <table:table-cell table:formula="of:=LOG10([.A2104])" office:value-type="float" office:value="3.32180548385754" calcext:value-type="float">
            <text:p>3.32180548385754</text:p>
          </table:table-cell>
          <table:table-cell/>
          <table:table-cell table:formula="of:=LOG10([.C2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unregistered</text:p>
          </table:table-cell>
          <table:table-cell office:value-type="float" office:value="1" calcext:value-type="float">
            <text:p>1</text:p>
          </table:table-cell>
          <table:table-cell table:formula="of:=LOG10([.A2105])" office:value-type="float" office:value="3.3220124385824" calcext:value-type="float">
            <text:p>3.3220124385824</text:p>
          </table:table-cell>
          <table:table-cell/>
          <table:table-cell table:formula="of:=LOG10([.C2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formula="of:=LOG10([.A2106])" office:value-type="float" office:value="3.32221929473392" calcext:value-type="float">
            <text:p>3.32221929473392</text:p>
          </table:table-cell>
          <table:table-cell/>
          <table:table-cell table:formula="of:=LOG10([.C2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esignations</text:p>
          </table:table-cell>
          <table:table-cell office:value-type="float" office:value="1" calcext:value-type="float">
            <text:p>1</text:p>
          </table:table-cell>
          <table:table-cell table:formula="of:=LOG10([.A2107])" office:value-type="float" office:value="3.32242605240595" calcext:value-type="float">
            <text:p>3.32242605240595</text:p>
          </table:table-cell>
          <table:table-cell/>
          <table:table-cell table:formula="of:=LOG10([.C2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identifying</text:p>
          </table:table-cell>
          <table:table-cell office:value-type="float" office:value="1" calcext:value-type="float">
            <text:p>1</text:p>
          </table:table-cell>
          <table:table-cell table:formula="of:=LOG10([.A2108])" office:value-type="float" office:value="3.32263271169222" calcext:value-type="float">
            <text:p>3.32263271169222</text:p>
          </table:table-cell>
          <table:table-cell/>
          <table:table-cell table:formula="of:=LOG10([.C2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ccepts</text:p>
          </table:table-cell>
          <table:table-cell office:value-type="float" office:value="1" calcext:value-type="float">
            <text:p>1</text:p>
          </table:table-cell>
          <table:table-cell table:formula="of:=LOG10([.A2109])" office:value-type="float" office:value="3.32283927268632" calcext:value-type="float">
            <text:p>3.32283927268632</text:p>
          </table:table-cell>
          <table:table-cell/>
          <table:table-cell table:formula="of:=LOG10([.C2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table:formula="of:=LOG10([.A2110])" office:value-type="float" office:value="3.3230457354817" calcext:value-type="float">
            <text:p>3.3230457354817</text:p>
          </table:table-cell>
          <table:table-cell/>
          <table:table-cell table:formula="of:=LOG10([.C2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courts</text:p>
          </table:table-cell>
          <table:table-cell office:value-type="float" office:value="1" calcext:value-type="float">
            <text:p>1</text:p>
          </table:table-cell>
          <table:table-cell table:formula="of:=LOG10([.A2111])" office:value-type="float" office:value="3.32325210017169" calcext:value-type="float">
            <text:p>3.32325210017169</text:p>
          </table:table-cell>
          <table:table-cell/>
          <table:table-cell table:formula="of:=LOG10([.C2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protecting</text:p>
          </table:table-cell>
          <table:table-cell office:value-type="float" office:value="1" calcext:value-type="float">
            <text:p>1</text:p>
          </table:table-cell>
          <table:table-cell table:formula="of:=LOG10([.A2112])" office:value-type="float" office:value="3.32345836684947" calcext:value-type="float">
            <text:p>3.32345836684947</text:p>
          </table:table-cell>
          <table:table-cell/>
          <table:table-cell table:formula="of:=LOG10([.C2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important</text:p>
          </table:table-cell>
          <table:table-cell office:value-type="float" office:value="1" calcext:value-type="float">
            <text:p>1</text:p>
          </table:table-cell>
          <table:table-cell table:formula="of:=LOG10([.A2113])" office:value-type="float" office:value="3.3236645356081" calcext:value-type="float">
            <text:p>3.3236645356081</text:p>
          </table:table-cell>
          <table:table-cell/>
          <table:table-cell table:formula="of:=LOG10([.C2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better</text:p>
          </table:table-cell>
          <table:table-cell office:value-type="float" office:value="1" calcext:value-type="float">
            <text:p>1</text:p>
          </table:table-cell>
          <table:table-cell table:formula="of:=LOG10([.A2114])" office:value-type="float" office:value="3.32387060654051" calcext:value-type="float">
            <text:p>3.32387060654051</text:p>
          </table:table-cell>
          <table:table-cell/>
          <table:table-cell table:formula="of:=LOG10([.C2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understand</text:p>
          </table:table-cell>
          <table:table-cell office:value-type="float" office:value="1" calcext:value-type="float">
            <text:p>1</text:p>
          </table:table-cell>
          <table:table-cell table:formula="of:=LOG10([.A2115])" office:value-type="float" office:value="3.32407657973949" calcext:value-type="float">
            <text:p>3.32407657973949</text:p>
          </table:table-cell>
          <table:table-cell/>
          <table:table-cell table:formula="of:=LOG10([.C2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commitment</text:p>
          </table:table-cell>
          <table:table-cell office:value-type="float" office:value="1" calcext:value-type="float">
            <text:p>1</text:p>
          </table:table-cell>
          <table:table-cell table:formula="of:=LOG10([.A2116])" office:value-type="float" office:value="3.32428245529769" calcext:value-type="float">
            <text:p>3.32428245529769</text:p>
          </table:table-cell>
          <table:table-cell/>
          <table:table-cell table:formula="of:=LOG10([.C2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languages</text:p>
          </table:table-cell>
          <table:table-cell office:value-type="float" office:value="1" calcext:value-type="float">
            <text:p>1</text:p>
          </table:table-cell>
          <table:table-cell table:formula="of:=LOG10([.A2117])" office:value-type="float" office:value="3.32448823330766" calcext:value-type="float">
            <text:p>3.32448823330766</text:p>
          </table:table-cell>
          <table:table-cell/>
          <table:table-cell table:formula="of:=LOG10([.C2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ncluded</text:p>
          </table:table-cell>
          <table:table-cell office:value-type="float" office:value="1" calcext:value-type="float">
            <text:p>1</text:p>
          </table:table-cell>
          <table:table-cell table:formula="of:=LOG10([.A2118])" office:value-type="float" office:value="3.32469391386177" calcext:value-type="float">
            <text:p>3.32469391386177</text:p>
          </table:table-cell>
          <table:table-cell/>
          <table:table-cell table:formula="of:=LOG10([.C2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flict</text:p>
          </table:table-cell>
          <table:table-cell office:value-type="float" office:value="1" calcext:value-type="float">
            <text:p>1</text:p>
          </table:table-cell>
          <table:table-cell table:formula="of:=LOG10([.A2119])" office:value-type="float" office:value="3.32489949705231" calcext:value-type="float">
            <text:p>3.32489949705231</text:p>
          </table:table-cell>
          <table:table-cell/>
          <table:table-cell table:formula="of:=LOG10([.C2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language</text:p>
          </table:table-cell>
          <table:table-cell office:value-type="float" office:value="1" calcext:value-type="float">
            <text:p>1</text:p>
          </table:table-cell>
          <table:table-cell table:formula="of:=LOG10([.A2120])" office:value-type="float" office:value="3.32510498297141" calcext:value-type="float">
            <text:p>3.32510498297141</text:p>
          </table:table-cell>
          <table:table-cell/>
          <table:table-cell table:formula="of:=LOG10([.C2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efinitive</text:p>
          </table:table-cell>
          <table:table-cell office:value-type="float" office:value="1" calcext:value-type="float">
            <text:p>1</text:p>
          </table:table-cell>
          <table:table-cell table:formula="of:=LOG10([.A2121])" office:value-type="float" office:value="3.32531037171106" calcext:value-type="float">
            <text:p>3.32531037171106</text:p>
          </table:table-cell>
          <table:table-cell/>
          <table:table-cell table:formula="of:=LOG10([.C2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independently</text:p>
          </table:table-cell>
          <table:table-cell office:value-type="float" office:value="1" calcext:value-type="float">
            <text:p>1</text:p>
          </table:table-cell>
          <table:table-cell table:formula="of:=LOG10([.A2122])" office:value-type="float" office:value="3.32551566336315" calcext:value-type="float">
            <text:p>3.32551566336315</text:p>
          </table:table-cell>
          <table:table-cell/>
          <table:table-cell table:formula="of:=LOG10([.C2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formula="of:=LOG10([.A2123])" office:value-type="float" office:value="3.32572085801941" calcext:value-type="float">
            <text:p>3.32572085801941</text:p>
          </table:table-cell>
          <table:table-cell/>
          <table:table-cell table:formula="of:=LOG10([.C2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95/46</text:p>
          </table:table-cell>
          <table:table-cell office:value-type="float" office:value="1" calcext:value-type="float">
            <text:p>1</text:p>
          </table:table-cell>
          <table:table-cell table:formula="of:=LOG10([.A2124])" office:value-type="float" office:value="3.32592595577147" calcext:value-type="float">
            <text:p>3.32592595577147</text:p>
          </table:table-cell>
          <table:table-cell/>
          <table:table-cell table:formula="of:=LOG10([.C2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formula="of:=LOG10([.A2125])" office:value-type="float" office:value="3.32613095671079" calcext:value-type="float">
            <text:p>3.32613095671079</text:p>
          </table:table-cell>
          <table:table-cell/>
          <table:table-cell table:formula="of:=LOG10([.C2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2016/679</text:p>
          </table:table-cell>
          <table:table-cell office:value-type="float" office:value="1" calcext:value-type="float">
            <text:p>1</text:p>
          </table:table-cell>
          <table:table-cell table:formula="of:=LOG10([.A2126])" office:value-type="float" office:value="3.32633586092875" calcext:value-type="float">
            <text:p>3.32633586092875</text:p>
          </table:table-cell>
          <table:table-cell/>
          <table:table-cell table:formula="of:=LOG10([.C2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gdpr</text:p>
          </table:table-cell>
          <table:table-cell office:value-type="float" office:value="1" calcext:value-type="float">
            <text:p>1</text:p>
          </table:table-cell>
          <table:table-cell table:formula="of:=LOG10([.A2127])" office:value-type="float" office:value="3.32654066851656" calcext:value-type="float">
            <text:p>3.32654066851656</text:p>
          </table:table-cell>
          <table:table-cell/>
          <table:table-cell table:formula="of:=LOG10([.C2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implement</text:p>
          </table:table-cell>
          <table:table-cell office:value-type="float" office:value="1" calcext:value-type="float">
            <text:p>1</text:p>
          </table:table-cell>
          <table:table-cell table:formula="of:=LOG10([.A2128])" office:value-type="float" office:value="3.32674537956532" calcext:value-type="float">
            <text:p>3.32674537956532</text:p>
          </table:table-cell>
          <table:table-cell/>
          <table:table-cell table:formula="of:=LOG10([.C2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measures</text:p>
          </table:table-cell>
          <table:table-cell office:value-type="float" office:value="1" calcext:value-type="float">
            <text:p>1</text:p>
          </table:table-cell>
          <table:table-cell table:formula="of:=LOG10([.A2129])" office:value-type="float" office:value="3.326949994166" calcext:value-type="float">
            <text:p>3.326949994166</text:p>
          </table:table-cell>
          <table:table-cell/>
          <table:table-cell table:formula="of:=LOG10([.C2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knowingly</text:p>
          </table:table-cell>
          <table:table-cell office:value-type="float" office:value="1" calcext:value-type="float">
            <text:p>1</text:p>
          </table:table-cell>
          <table:table-cell table:formula="of:=LOG10([.A2130])" office:value-type="float" office:value="3.32715451240943" calcext:value-type="float">
            <text:p>3.32715451240943</text:p>
          </table:table-cell>
          <table:table-cell/>
          <table:table-cell table:formula="of:=LOG10([.C2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sets</text:p>
          </table:table-cell>
          <table:table-cell office:value-type="float" office:value="1" calcext:value-type="float">
            <text:p>1</text:p>
          </table:table-cell>
          <table:table-cell table:formula="of:=LOG10([.A2131])" office:value-type="float" office:value="3.32735893438633" calcext:value-type="float">
            <text:p>3.32735893438633</text:p>
          </table:table-cell>
          <table:table-cell/>
          <table:table-cell table:formula="of:=LOG10([.C2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forth</text:p>
          </table:table-cell>
          <table:table-cell office:value-type="float" office:value="1" calcext:value-type="float">
            <text:p>1</text:p>
          </table:table-cell>
          <table:table-cell table:formula="of:=LOG10([.A2132])" office:value-type="float" office:value="3.32756326018728" calcext:value-type="float">
            <text:p>3.32756326018728</text:p>
          </table:table-cell>
          <table:table-cell/>
          <table:table-cell table:formula="of:=LOG10([.C2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entire</text:p>
          </table:table-cell>
          <table:table-cell office:value-type="float" office:value="1" calcext:value-type="float">
            <text:p>1</text:p>
          </table:table-cell>
          <table:table-cell table:formula="of:=LOG10([.A2133])" office:value-type="float" office:value="3.32776748990273" calcext:value-type="float">
            <text:p>3.32776748990273</text:p>
          </table:table-cell>
          <table:table-cell/>
          <table:table-cell table:formula="of:=LOG10([.C2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table:formula="of:=LOG10([.A2134])" office:value-type="float" office:value="3.32797162362301" calcext:value-type="float">
            <text:p>3.32797162362301</text:p>
          </table:table-cell>
          <table:table-cell/>
          <table:table-cell table:formula="of:=LOG10([.C2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unenforceable</text:p>
          </table:table-cell>
          <table:table-cell office:value-type="float" office:value="1" calcext:value-type="float">
            <text:p>1</text:p>
          </table:table-cell>
          <table:table-cell table:formula="of:=LOG10([.A2135])" office:value-type="float" office:value="3.32817566143832" calcext:value-type="float">
            <text:p>3.32817566143832</text:p>
          </table:table-cell>
          <table:table-cell/>
          <table:table-cell table:formula="of:=LOG10([.C2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struck</text:p>
          </table:table-cell>
          <table:table-cell office:value-type="float" office:value="1" calcext:value-type="float">
            <text:p>1</text:p>
          </table:table-cell>
          <table:table-cell table:formula="of:=LOG10([.A2136])" office:value-type="float" office:value="3.32837960343874" calcext:value-type="float">
            <text:p>3.32837960343874</text:p>
          </table:table-cell>
          <table:table-cell/>
          <table:table-cell table:formula="of:=LOG10([.C2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remaining</text:p>
          </table:table-cell>
          <table:table-cell office:value-type="float" office:value="1" calcext:value-type="float">
            <text:p>1</text:p>
          </table:table-cell>
          <table:table-cell table:formula="of:=LOG10([.A2137])" office:value-type="float" office:value="3.3285834497142" calcext:value-type="float">
            <text:p>3.3285834497142</text:p>
          </table:table-cell>
          <table:table-cell/>
          <table:table-cell table:formula="of:=LOG10([.C2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nforced</text:p>
          </table:table-cell>
          <table:table-cell office:value-type="float" office:value="1" calcext:value-type="float">
            <text:p>1</text:p>
          </table:table-cell>
          <table:table-cell table:formula="of:=LOG10([.A2138])" office:value-type="float" office:value="3.32878720035453" calcext:value-type="float">
            <text:p>3.32878720035453</text:p>
          </table:table-cell>
          <table:table-cell/>
          <table:table-cell table:formula="of:=LOG10([.C2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contracts</text:p>
          </table:table-cell>
          <table:table-cell office:value-type="float" office:value="1" calcext:value-type="float">
            <text:p>1</text:p>
          </table:table-cell>
          <table:table-cell table:formula="of:=LOG10([.A2139])" office:value-type="float" office:value="3.32899085544943" calcext:value-type="float">
            <text:p>3.32899085544943</text:p>
          </table:table-cell>
          <table:table-cell/>
          <table:table-cell table:formula="of:=LOG10([.C2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formula="of:=LOG10([.A2140])" office:value-type="float" office:value="3.32919441508845" calcext:value-type="float">
            <text:p>3.32919441508845</text:p>
          </table:table-cell>
          <table:table-cell/>
          <table:table-cell table:formula="of:=LOG10([.C2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enforce</text:p>
          </table:table-cell>
          <table:table-cell office:value-type="float" office:value="1" calcext:value-type="float">
            <text:p>1</text:p>
          </table:table-cell>
          <table:table-cell table:formula="of:=LOG10([.A2141])" office:value-type="float" office:value="3.32939787936104" calcext:value-type="float">
            <text:p>3.32939787936104</text:p>
          </table:table-cell>
          <table:table-cell/>
          <table:table-cell table:formula="of:=LOG10([.C2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falling</text:p>
          </table:table-cell>
          <table:table-cell office:value-type="float" office:value="1" calcext:value-type="float">
            <text:p>1</text:p>
          </table:table-cell>
          <table:table-cell table:formula="of:=LOG10([.A2142])" office:value-type="float" office:value="3.32960124835652" calcext:value-type="float">
            <text:p>3.32960124835652</text:p>
          </table:table-cell>
          <table:table-cell/>
          <table:table-cell table:formula="of:=LOG10([.C2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finition</text:p>
          </table:table-cell>
          <table:table-cell office:value-type="float" office:value="1" calcext:value-type="float">
            <text:p>1</text:p>
          </table:table-cell>
          <table:table-cell table:formula="of:=LOG10([.A2143])" office:value-type="float" office:value="3.32980452216407" calcext:value-type="float">
            <text:p>3.32980452216407</text:p>
          </table:table-cell>
          <table:table-cell/>
          <table:table-cell table:formula="of:=LOG10([.C2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remedy</text:p>
          </table:table-cell>
          <table:table-cell office:value-type="float" office:value="1" calcext:value-type="float">
            <text:p>1</text:p>
          </table:table-cell>
          <table:table-cell table:formula="of:=LOG10([.A2144])" office:value-type="float" office:value="3.33000770087276" calcext:value-type="float">
            <text:p>3.33000770087276</text:p>
          </table:table-cell>
          <table:table-cell/>
          <table:table-cell table:formula="of:=LOG10([.C2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table:formula="of:=LOG10([.A2145])" office:value-type="float" office:value="3.33021078457153" calcext:value-type="float">
            <text:p>3.33021078457153</text:p>
          </table:table-cell>
          <table:table-cell/>
          <table:table-cell table:formula="of:=LOG10([.C2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table:formula="of:=LOG10([.A2146])" office:value-type="float" office:value="3.33041377334919" calcext:value-type="float">
            <text:p>3.33041377334919</text:p>
          </table:table-cell>
          <table:table-cell/>
          <table:table-cell table:formula="of:=LOG10([.C2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apps</text:p>
          </table:table-cell>
          <table:table-cell office:value-type="float" office:value="1" calcext:value-type="float">
            <text:p>1</text:p>
          </table:table-cell>
          <table:table-cell table:formula="of:=LOG10([.A2147])" office:value-type="float" office:value="3.33061666729444" calcext:value-type="float">
            <text:p>3.33061666729444</text:p>
          </table:table-cell>
          <table:table-cell/>
          <table:table-cell table:formula="of:=LOG10([.C2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nabling</text:p>
          </table:table-cell>
          <table:table-cell office:value-type="float" office:value="1" calcext:value-type="float">
            <text:p>1</text:p>
          </table:table-cell>
          <table:table-cell table:formula="of:=LOG10([.A2148])" office:value-type="float" office:value="3.33081946649584" calcext:value-type="float">
            <text:p>3.33081946649584</text:p>
          </table:table-cell>
          <table:table-cell/>
          <table:table-cell table:formula="of:=LOG10([.C2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shared</text:p>
          </table:table-cell>
          <table:table-cell office:value-type="float" office:value="1" calcext:value-type="float">
            <text:p>1</text:p>
          </table:table-cell>
          <table:table-cell table:formula="of:=LOG10([.A2149])" office:value-type="float" office:value="3.33102217104183" calcext:value-type="float">
            <text:p>3.33102217104183</text:p>
          </table:table-cell>
          <table:table-cell/>
          <table:table-cell table:formula="of:=LOG10([.C2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recognise</text:p>
          </table:table-cell>
          <table:table-cell office:value-type="float" office:value="1" calcext:value-type="float">
            <text:p>1</text:p>
          </table:table-cell>
          <table:table-cell table:formula="of:=LOG10([.A2150])" office:value-type="float" office:value="3.33122478102073" calcext:value-type="float">
            <text:p>3.33122478102073</text:p>
          </table:table-cell>
          <table:table-cell/>
          <table:table-cell table:formula="of:=LOG10([.C2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visitors</text:p>
          </table:table-cell>
          <table:table-cell office:value-type="float" office:value="1" calcext:value-type="float">
            <text:p>1</text:p>
          </table:table-cell>
          <table:table-cell table:formula="of:=LOG10([.A2151])" office:value-type="float" office:value="3.33142729652074" calcext:value-type="float">
            <text:p>3.33142729652074</text:p>
          </table:table-cell>
          <table:table-cell/>
          <table:table-cell table:formula="of:=LOG10([.C2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pp</text:p>
          </table:table-cell>
          <table:table-cell office:value-type="float" office:value="1" calcext:value-type="float">
            <text:p>1</text:p>
          </table:table-cell>
          <table:table-cell table:formula="of:=LOG10([.A2152])" office:value-type="float" office:value="3.33162971762993" calcext:value-type="float">
            <text:p>3.33162971762993</text:p>
          </table:table-cell>
          <table:table-cell/>
          <table:table-cell table:formula="of:=LOG10([.C2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specifications</text:p>
          </table:table-cell>
          <table:table-cell office:value-type="float" office:value="1" calcext:value-type="float">
            <text:p>1</text:p>
          </table:table-cell>
          <table:table-cell table:formula="of:=LOG10([.A2153])" office:value-type="float" office:value="3.33183204443625" calcext:value-type="float">
            <text:p>3.33183204443625</text:p>
          </table:table-cell>
          <table:table-cell/>
          <table:table-cell table:formula="of:=LOG10([.C2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guideline</text:p>
          </table:table-cell>
          <table:table-cell office:value-type="float" office:value="1" calcext:value-type="float">
            <text:p>1</text:p>
          </table:table-cell>
          <table:table-cell table:formula="of:=LOG10([.A2154])" office:value-type="float" office:value="3.33203427702752" calcext:value-type="float">
            <text:p>3.33203427702752</text:p>
          </table:table-cell>
          <table:table-cell/>
          <table:table-cell table:formula="of:=LOG10([.C2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represent</text:p>
          </table:table-cell>
          <table:table-cell office:value-type="float" office:value="1" calcext:value-type="float">
            <text:p>1</text:p>
          </table:table-cell>
          <table:table-cell table:formula="of:=LOG10([.A2155])" office:value-type="float" office:value="3.33223641549144" calcext:value-type="float">
            <text:p>3.33223641549144</text:p>
          </table:table-cell>
          <table:table-cell/>
          <table:table-cell table:formula="of:=LOG10([.C2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formula="of:=LOG10([.A2156])" office:value-type="float" office:value="3.33243845991561" calcext:value-type="float">
            <text:p>3.33243845991561</text:p>
          </table:table-cell>
          <table:table-cell/>
          <table:table-cell table:formula="of:=LOG10([.C2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u)2015/2366</text:p>
          </table:table-cell>
          <table:table-cell office:value-type="float" office:value="1" calcext:value-type="float">
            <text:p>1</text:p>
          </table:table-cell>
          <table:table-cell table:formula="of:=LOG10([.A2157])" office:value-type="float" office:value="3.33264041038746" calcext:value-type="float">
            <text:p>3.33264041038746</text:p>
          </table:table-cell>
          <table:table-cell/>
          <table:table-cell table:formula="of:=LOG10([.C2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acting</text:p>
          </table:table-cell>
          <table:table-cell office:value-type="float" office:value="1" calcext:value-type="float">
            <text:p>1</text:p>
          </table:table-cell>
          <table:table-cell table:formula="of:=LOG10([.A2158])" office:value-type="float" office:value="3.33284226699435" calcext:value-type="float">
            <text:p>3.33284226699435</text:p>
          </table:table-cell>
          <table:table-cell/>
          <table:table-cell table:formula="of:=LOG10([.C2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profession</text:p>
          </table:table-cell>
          <table:table-cell office:value-type="float" office:value="1" calcext:value-type="float">
            <text:p>1</text:p>
          </table:table-cell>
          <table:table-cell table:formula="of:=LOG10([.A2159])" office:value-type="float" office:value="3.33304402982349" calcext:value-type="float">
            <text:p>3.33304402982349</text:p>
          </table:table-cell>
          <table:table-cell/>
          <table:table-cell table:formula="of:=LOG10([.C2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micro-enterprise</text:p>
          </table:table-cell>
          <table:table-cell office:value-type="float" office:value="1" calcext:value-type="float">
            <text:p>1</text:p>
          </table:table-cell>
          <table:table-cell table:formula="of:=LOG10([.A2160])" office:value-type="float" office:value="3.33324569896196" calcext:value-type="float">
            <text:p>3.33324569896196</text:p>
          </table:table-cell>
          <table:table-cell/>
          <table:table-cell table:formula="of:=LOG10([.C2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enterprise</text:p>
          </table:table-cell>
          <table:table-cell office:value-type="float" office:value="1" calcext:value-type="float">
            <text:p>1</text:p>
          </table:table-cell>
          <table:table-cell table:formula="of:=LOG10([.A2161])" office:value-type="float" office:value="3.33344727449675" calcext:value-type="float">
            <text:p>3.33344727449675</text:p>
          </table:table-cell>
          <table:table-cell/>
          <table:table-cell table:formula="of:=LOG10([.C2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employs</text:p>
          </table:table-cell>
          <table:table-cell office:value-type="float" office:value="1" calcext:value-type="float">
            <text:p>1</text:p>
          </table:table-cell>
          <table:table-cell table:formula="of:=LOG10([.A2162])" office:value-type="float" office:value="3.3336487565147" calcext:value-type="float">
            <text:p>3.3336487565147</text:p>
          </table:table-cell>
          <table:table-cell/>
          <table:table-cell table:formula="of:=LOG10([.C2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fewer</text:p>
          </table:table-cell>
          <table:table-cell office:value-type="float" office:value="1" calcext:value-type="float">
            <text:p>1</text:p>
          </table:table-cell>
          <table:table-cell table:formula="of:=LOG10([.A2163])" office:value-type="float" office:value="3.33385014510254" calcext:value-type="float">
            <text:p>3.33385014510254</text:p>
          </table:table-cell>
          <table:table-cell/>
          <table:table-cell table:formula="of:=LOG10([.C2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persons</text:p>
          </table:table-cell>
          <table:table-cell office:value-type="float" office:value="1" calcext:value-type="float">
            <text:p>1</text:p>
          </table:table-cell>
          <table:table-cell table:formula="of:=LOG10([.A2164])" office:value-type="float" office:value="3.33405144034689" calcext:value-type="float">
            <text:p>3.33405144034689</text:p>
          </table:table-cell>
          <table:table-cell/>
          <table:table-cell table:formula="of:=LOG10([.C2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sheet</text:p>
          </table:table-cell>
          <table:table-cell office:value-type="float" office:value="1" calcext:value-type="float">
            <text:p>1</text:p>
          </table:table-cell>
          <table:table-cell table:formula="of:=LOG10([.A2165])" office:value-type="float" office:value="3.33425264233423" calcext:value-type="float">
            <text:p>3.33425264233423</text:p>
          </table:table-cell>
          <table:table-cell/>
          <table:table-cell table:formula="of:=LOG10([.C2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exceed</text:p>
          </table:table-cell>
          <table:table-cell office:value-type="float" office:value="1" calcext:value-type="float">
            <text:p>1</text:p>
          </table:table-cell>
          <table:table-cell table:formula="of:=LOG10([.A2166])" office:value-type="float" office:value="3.33445375115093" calcext:value-type="float">
            <text:p>3.33445375115093</text:p>
          </table:table-cell>
          <table:table-cell/>
          <table:table-cell table:formula="of:=LOG10([.C2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 table:formula="of:=LOG10([.A2167])" office:value-type="float" office:value="3.33465476688324" calcext:value-type="float">
            <text:p>3.33465476688324</text:p>
          </table:table-cell>
          <table:table-cell/>
          <table:table-cell table:formula="of:=LOG10([.C2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disapply</text:p>
          </table:table-cell>
          <table:table-cell office:value-type="float" office:value="1" calcext:value-type="float">
            <text:p>1</text:p>
          </table:table-cell>
          <table:table-cell table:formula="of:=LOG10([.A2168])" office:value-type="float" office:value="3.33485568961729" calcext:value-type="float">
            <text:p>3.33485568961729</text:p>
          </table:table-cell>
          <table:table-cell/>
          <table:table-cell table:formula="of:=LOG10([.C2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lodge</text:p>
          </table:table-cell>
          <table:table-cell office:value-type="float" office:value="1" calcext:value-type="float">
            <text:p>1</text:p>
          </table:table-cell>
          <table:table-cell table:formula="of:=LOG10([.A2169])" office:value-type="float" office:value="3.33505651943909" calcext:value-type="float">
            <text:p>3.33505651943909</text:p>
          </table:table-cell>
          <table:table-cell/>
          <table:table-cell table:formula="of:=LOG10([.C2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fulfil</text:p>
          </table:table-cell>
          <table:table-cell office:value-type="float" office:value="1" calcext:value-type="float">
            <text:p>1</text:p>
          </table:table-cell>
          <table:table-cell table:formula="of:=LOG10([.A2170])" office:value-type="float" office:value="3.33525725643453" calcext:value-type="float">
            <text:p>3.33525725643453</text:p>
          </table:table-cell>
          <table:table-cell/>
          <table:table-cell table:formula="of:=LOG10([.C2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service's</text:p>
          </table:table-cell>
          <table:table-cell office:value-type="float" office:value="1" calcext:value-type="float">
            <text:p>1</text:p>
          </table:table-cell>
          <table:table-cell table:formula="of:=LOG10([.A2171])" office:value-type="float" office:value="3.33545790068938" calcext:value-type="float">
            <text:p>3.33545790068938</text:p>
          </table:table-cell>
          <table:table-cell/>
          <table:table-cell table:formula="of:=LOG10([.C2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formula="of:=LOG10([.A2172])" office:value-type="float" office:value="3.3356584522893" calcext:value-type="float">
            <text:p>3.3356584522893</text:p>
          </table:table-cell>
          <table:table-cell/>
          <table:table-cell table:formula="of:=LOG10([.C2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quivalents</text:p>
          </table:table-cell>
          <table:table-cell office:value-type="float" office:value="1" calcext:value-type="float">
            <text:p>1</text:p>
          </table:table-cell>
          <table:table-cell table:formula="of:=LOG10([.A2173])" office:value-type="float" office:value="3.33585891131982" calcext:value-type="float">
            <text:p>3.33585891131982</text:p>
          </table:table-cell>
          <table:table-cell/>
          <table:table-cell table:formula="of:=LOG10([.C2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formula="of:=LOG10([.A2174])" office:value-type="float" office:value="3.33605927786635" calcext:value-type="float">
            <text:p>3.33605927786635</text:p>
          </table:table-cell>
          <table:table-cell/>
          <table:table-cell table:formula="of:=LOG10([.C2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states</text:p>
          </table:table-cell>
          <table:table-cell office:value-type="float" office:value="1" calcext:value-type="float">
            <text:p>1</text:p>
          </table:table-cell>
          <table:table-cell table:formula="of:=LOG10([.A2175])" office:value-type="float" office:value="3.33625955201419" calcext:value-type="float">
            <text:p>3.33625955201419</text:p>
          </table:table-cell>
          <table:table-cell/>
          <table:table-cell table:formula="of:=LOG10([.C2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LOG10([.A2176])" office:value-type="float" office:value="3.33645973384853" calcext:value-type="float">
            <text:p>3.33645973384853</text:p>
          </table:table-cell>
          <table:table-cell/>
          <table:table-cell table:formula="of:=LOG10([.C2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LOG10([.A2177])" office:value-type="float" office:value="3.33665982345442" calcext:value-type="float">
            <text:p>3.33665982345442</text:p>
          </table:table-cell>
          <table:table-cell/>
          <table:table-cell table:formula="of:=LOG10([.C2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ven</text:p>
          </table:table-cell>
          <table:table-cell office:value-type="float" office:value="1" calcext:value-type="float">
            <text:p>1</text:p>
          </table:table-cell>
          <table:table-cell table:formula="of:=LOG10([.A2178])" office:value-type="float" office:value="3.33685982091681" calcext:value-type="float">
            <text:p>3.33685982091681</text:p>
          </table:table-cell>
          <table:table-cell/>
          <table:table-cell table:formula="of:=LOG10([.C2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say</text:p>
          </table:table-cell>
          <table:table-cell office:value-type="float" office:value="1" calcext:value-type="float">
            <text:p>1</text:p>
          </table:table-cell>
          <table:table-cell table:formula="of:=LOG10([.A2179])" office:value-type="float" office:value="3.33705972632052" calcext:value-type="float">
            <text:p>3.33705972632052</text:p>
          </table:table-cell>
          <table:table-cell/>
          <table:table-cell table:formula="of:=LOG10([.C2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formula="of:=LOG10([.A2180])" office:value-type="float" office:value="3.33725953975028" calcext:value-type="float">
            <text:p>3.33725953975028</text:p>
          </table:table-cell>
          <table:table-cell/>
          <table:table-cell table:formula="of:=LOG10([.C2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locate</text:p>
          </table:table-cell>
          <table:table-cell office:value-type="float" office:value="1" calcext:value-type="float">
            <text:p>1</text:p>
          </table:table-cell>
          <table:table-cell table:formula="of:=LOG10([.A2181])" office:value-type="float" office:value="3.33745926129066" calcext:value-type="float">
            <text:p>3.33745926129066</text:p>
          </table:table-cell>
          <table:table-cell/>
          <table:table-cell table:formula="of:=LOG10([.C2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table:formula="of:=LOG10([.A2182])" office:value-type="float" office:value="3.33765889102614" calcext:value-type="float">
            <text:p>3.33765889102614</text:p>
          </table:table-cell>
          <table:table-cell/>
          <table:table-cell table:formula="of:=LOG10([.C2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relates</text:p>
          </table:table-cell>
          <table:table-cell office:value-type="float" office:value="1" calcext:value-type="float">
            <text:p>1</text:p>
          </table:table-cell>
          <table:table-cell table:formula="of:=LOG10([.A2183])" office:value-type="float" office:value="3.33785842904109" calcext:value-type="float">
            <text:p>3.33785842904109</text:p>
          </table:table-cell>
          <table:table-cell/>
          <table:table-cell table:formula="of:=LOG10([.C2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table:formula="of:=LOG10([.A2184])" office:value-type="float" office:value="3.33805787541976" calcext:value-type="float">
            <text:p>3.33805787541976</text:p>
          </table:table-cell>
          <table:table-cell/>
          <table:table-cell table:formula="of:=LOG10([.C2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proven</text:p>
          </table:table-cell>
          <table:table-cell office:value-type="float" office:value="1" calcext:value-type="float">
            <text:p>1</text:p>
          </table:table-cell>
          <table:table-cell table:formula="of:=LOG10([.A2185])" office:value-type="float" office:value="3.33825723024626" calcext:value-type="float">
            <text:p>3.33825723024626</text:p>
          </table:table-cell>
          <table:table-cell/>
          <table:table-cell table:formula="of:=LOG10([.C2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deductions</text:p>
          </table:table-cell>
          <table:table-cell office:value-type="float" office:value="1" calcext:value-type="float">
            <text:p>1</text:p>
          </table:table-cell>
          <table:table-cell table:formula="of:=LOG10([.A2186])" office:value-type="float" office:value="3.3384564936046" calcext:value-type="float">
            <text:p>3.3384564936046</text:p>
          </table:table-cell>
          <table:table-cell/>
          <table:table-cell table:formula="of:=LOG10([.C2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LOG10([.A2187])" office:value-type="float" office:value="3.3386556655787" calcext:value-type="float">
            <text:p>3.3386556655787</text:p>
          </table:table-cell>
          <table:table-cell/>
          <table:table-cell table:formula="of:=LOG10([.C2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a1.1</text:p>
          </table:table-cell>
          <table:table-cell office:value-type="float" office:value="1" calcext:value-type="float">
            <text:p>1</text:p>
          </table:table-cell>
          <table:table-cell table:formula="of:=LOG10([.A2188])" office:value-type="float" office:value="3.33885474625232" calcext:value-type="float">
            <text:p>3.33885474625232</text:p>
          </table:table-cell>
          <table:table-cell/>
          <table:table-cell table:formula="of:=LOG10([.C2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a1.2</text:p>
          </table:table-cell>
          <table:table-cell office:value-type="float" office:value="1" calcext:value-type="float">
            <text:p>1</text:p>
          </table:table-cell>
          <table:table-cell table:formula="of:=LOG10([.A2189])" office:value-type="float" office:value="3.33905373570914" calcext:value-type="float">
            <text:p>3.33905373570914</text:p>
          </table:table-cell>
          <table:table-cell/>
          <table:table-cell table:formula="of:=LOG10([.C2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a1.2.1</text:p>
          </table:table-cell>
          <table:table-cell office:value-type="float" office:value="1" calcext:value-type="float">
            <text:p>1</text:p>
          </table:table-cell>
          <table:table-cell table:formula="of:=LOG10([.A2190])" office:value-type="float" office:value="3.3392526340327" calcext:value-type="float">
            <text:p>3.3392526340327</text:p>
          </table:table-cell>
          <table:table-cell/>
          <table:table-cell table:formula="of:=LOG10([.C2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a1.2.2</text:p>
          </table:table-cell>
          <table:table-cell office:value-type="float" office:value="1" calcext:value-type="float">
            <text:p>1</text:p>
          </table:table-cell>
          <table:table-cell table:formula="of:=LOG10([.A2191])" office:value-type="float" office:value="3.33945144130644" calcext:value-type="float">
            <text:p>3.33945144130644</text:p>
          </table:table-cell>
          <table:table-cell/>
          <table:table-cell table:formula="of:=LOG10([.C2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a1.2.2.1</text:p>
          </table:table-cell>
          <table:table-cell office:value-type="float" office:value="1" calcext:value-type="float">
            <text:p>1</text:p>
          </table:table-cell>
          <table:table-cell table:formula="of:=LOG10([.A2192])" office:value-type="float" office:value="3.33965015761368" calcext:value-type="float">
            <text:p>3.33965015761368</text:p>
          </table:table-cell>
          <table:table-cell/>
          <table:table-cell table:formula="of:=LOG10([.C2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LOG10([.A2193])" office:value-type="float" office:value="3.33984878303764" calcext:value-type="float">
            <text:p>3.33984878303764</text:p>
          </table:table-cell>
          <table:table-cell/>
          <table:table-cell table:formula="of:=LOG10([.C2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table:formula="of:=LOG10([.A2194])" office:value-type="float" office:value="3.34004731766139" calcext:value-type="float">
            <text:p>3.34004731766139</text:p>
          </table:table-cell>
          <table:table-cell/>
          <table:table-cell table:formula="of:=LOG10([.C2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a1.2.2.2</text:p>
          </table:table-cell>
          <table:table-cell office:value-type="float" office:value="1" calcext:value-type="float">
            <text:p>1</text:p>
          </table:table-cell>
          <table:table-cell table:formula="of:=LOG10([.A2195])" office:value-type="float" office:value="3.34024576156793" calcext:value-type="float">
            <text:p>3.34024576156793</text:p>
          </table:table-cell>
          <table:table-cell/>
          <table:table-cell table:formula="of:=LOG10([.C2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formula="of:=LOG10([.A2196])" office:value-type="float" office:value="3.34044411484012" calcext:value-type="float">
            <text:p>3.34044411484012</text:p>
          </table:table-cell>
          <table:table-cell/>
          <table:table-cell table:formula="of:=LOG10([.C2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table:formula="of:=LOG10([.A2197])" office:value-type="float" office:value="3.34064237756071" calcext:value-type="float">
            <text:p>3.34064237756071</text:p>
          </table:table-cell>
          <table:table-cell/>
          <table:table-cell table:formula="of:=LOG10([.C2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formula="of:=LOG10([.A2198])" office:value-type="float" office:value="3.34084054981233" calcext:value-type="float">
            <text:p>3.34084054981233</text:p>
          </table:table-cell>
          <table:table-cell/>
          <table:table-cell table:formula="of:=LOG10([.C2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a2.1</text:p>
          </table:table-cell>
          <table:table-cell office:value-type="float" office:value="1" calcext:value-type="float">
            <text:p>1</text:p>
          </table:table-cell>
          <table:table-cell table:formula="of:=LOG10([.A2199])" office:value-type="float" office:value="3.34103863167752" calcext:value-type="float">
            <text:p>3.34103863167752</text:p>
          </table:table-cell>
          <table:table-cell/>
          <table:table-cell table:formula="of:=LOG10([.C2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a2.2</text:p>
          </table:table-cell>
          <table:table-cell office:value-type="float" office:value="1" calcext:value-type="float">
            <text:p>1</text:p>
          </table:table-cell>
          <table:table-cell table:formula="of:=LOG10([.A2200])" office:value-type="float" office:value="3.34123662323869" calcext:value-type="float">
            <text:p>3.34123662323869</text:p>
          </table:table-cell>
          <table:table-cell/>
          <table:table-cell table:formula="of:=LOG10([.C2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a2.2.2</text:p>
          </table:table-cell>
          <table:table-cell office:value-type="float" office:value="1" calcext:value-type="float">
            <text:p>1</text:p>
          </table:table-cell>
          <table:table-cell table:formula="of:=LOG10([.A2201])" office:value-type="float" office:value="3.34143452457814" calcext:value-type="float">
            <text:p>3.34143452457814</text:p>
          </table:table-cell>
          <table:table-cell/>
          <table:table-cell table:formula="of:=LOG10([.C2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a2.2.2.1</text:p>
          </table:table-cell>
          <table:table-cell office:value-type="float" office:value="1" calcext:value-type="float">
            <text:p>1</text:p>
          </table:table-cell>
          <table:table-cell table:formula="of:=LOG10([.A2202])" office:value-type="float" office:value="3.34163233577805" calcext:value-type="float">
            <text:p>3.34163233577805</text:p>
          </table:table-cell>
          <table:table-cell/>
          <table:table-cell table:formula="of:=LOG10([.C2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maestro</text:p>
          </table:table-cell>
          <table:table-cell office:value-type="float" office:value="1" calcext:value-type="float">
            <text:p>1</text:p>
          </table:table-cell>
          <table:table-cell table:formula="of:=LOG10([.A2203])" office:value-type="float" office:value="3.34183005692051" calcext:value-type="float">
            <text:p>3.34183005692051</text:p>
          </table:table-cell>
          <table:table-cell/>
          <table:table-cell table:formula="of:=LOG10([.C2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previously</text:p>
          </table:table-cell>
          <table:table-cell office:value-type="float" office:value="1" calcext:value-type="float">
            <text:p>1</text:p>
          </table:table-cell>
          <table:table-cell table:formula="of:=LOG10([.A2204])" office:value-type="float" office:value="3.34202768808747" calcext:value-type="float">
            <text:p>3.34202768808747</text:p>
          </table:table-cell>
          <table:table-cell/>
          <table:table-cell table:formula="of:=LOG10([.C2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a2.2.2.2</text:p>
          </table:table-cell>
          <table:table-cell office:value-type="float" office:value="1" calcext:value-type="float">
            <text:p>1</text:p>
          </table:table-cell>
          <table:table-cell table:formula="of:=LOG10([.A2205])" office:value-type="float" office:value="3.34222522936079" calcext:value-type="float">
            <text:p>3.34222522936079</text:p>
          </table:table-cell>
          <table:table-cell/>
          <table:table-cell table:formula="of:=LOG10([.C2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table:formula="of:=LOG10([.A2206])" office:value-type="float" office:value="3.34242268082221" calcext:value-type="float">
            <text:p>3.34242268082221</text:p>
          </table:table-cell>
          <table:table-cell/>
          <table:table-cell table:formula="of:=LOG10([.C2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.2.2.2.2</text:p>
          </table:table-cell>
          <table:table-cell office:value-type="float" office:value="1" calcext:value-type="float">
            <text:p>1</text:p>
          </table:table-cell>
          <table:table-cell table:formula="of:=LOG10([.A2207])" office:value-type="float" office:value="3.34262004255335" calcext:value-type="float">
            <text:p>3.34262004255335</text:p>
          </table:table-cell>
          <table:table-cell/>
          <table:table-cell table:formula="of:=LOG10([.C2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a2.2.2.3</text:p>
          </table:table-cell>
          <table:table-cell office:value-type="float" office:value="1" calcext:value-type="float">
            <text:p>1</text:p>
          </table:table-cell>
          <table:table-cell table:formula="of:=LOG10([.A2208])" office:value-type="float" office:value="3.34281731463573" calcext:value-type="float">
            <text:p>3.34281731463573</text:p>
          </table:table-cell>
          <table:table-cell/>
          <table:table-cell table:formula="of:=LOG10([.C2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a2.2.3.1</text:p>
          </table:table-cell>
          <table:table-cell office:value-type="float" office:value="1" calcext:value-type="float">
            <text:p>1</text:p>
          </table:table-cell>
          <table:table-cell table:formula="of:=LOG10([.A2209])" office:value-type="float" office:value="3.34301449715077" calcext:value-type="float">
            <text:p>3.34301449715077</text:p>
          </table:table-cell>
          <table:table-cell/>
          <table:table-cell table:formula="of:=LOG10([.C2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merchants</text:p>
          </table:table-cell>
          <table:table-cell office:value-type="float" office:value="1" calcext:value-type="float">
            <text:p>1</text:p>
          </table:table-cell>
          <table:table-cell table:formula="of:=LOG10([.A2210])" office:value-type="float" office:value="3.34321159017975" calcext:value-type="float">
            <text:p>3.34321159017975</text:p>
          </table:table-cell>
          <table:table-cell/>
          <table:table-cell table:formula="of:=LOG10([.C2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a2.2.3.2</text:p>
          </table:table-cell>
          <table:table-cell office:value-type="float" office:value="1" calcext:value-type="float">
            <text:p>1</text:p>
          </table:table-cell>
          <table:table-cell table:formula="of:=LOG10([.A2211])" office:value-type="float" office:value="3.34340859380386" calcext:value-type="float">
            <text:p>3.34340859380386</text:p>
          </table:table-cell>
          <table:table-cell/>
          <table:table-cell table:formula="of:=LOG10([.C2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aggregate</text:p>
          </table:table-cell>
          <table:table-cell office:value-type="float" office:value="1" calcext:value-type="float">
            <text:p>1</text:p>
          </table:table-cell>
          <table:table-cell table:formula="of:=LOG10([.A2212])" office:value-type="float" office:value="3.34360550810417" calcext:value-type="float">
            <text:p>3.34360550810417</text:p>
          </table:table-cell>
          <table:table-cell/>
          <table:table-cell table:formula="of:=LOG10([.C2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monetary</text:p>
          </table:table-cell>
          <table:table-cell office:value-type="float" office:value="1" calcext:value-type="float">
            <text:p>1</text:p>
          </table:table-cell>
          <table:table-cell table:formula="of:=LOG10([.A2213])" office:value-type="float" office:value="3.34380233316165" calcext:value-type="float">
            <text:p>3.34380233316165</text:p>
          </table:table-cell>
          <table:table-cell/>
          <table:table-cell table:formula="of:=LOG10([.C2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jn</text:p>
          </table:table-cell>
          <table:table-cell office:value-type="float" office:value="1" calcext:value-type="float">
            <text:p>1</text:p>
          </table:table-cell>
          <table:table-cell table:formula="of:=LOG10([.A2214])" office:value-type="float" office:value="3.34947179921439" calcext:value-type="float">
            <text:p>3.34947179921439</text:p>
          </table:table-cell>
          <table:table-cell/>
          <table:table-cell table:formula="of:=LOG10([.C2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tables</text:p>
          </table:table-cell>
          <table:table-cell office:value-type="float" office:value="1" calcext:value-type="float">
            <text:p>1</text:p>
          </table:table-cell>
          <table:table-cell table:formula="of:=LOG10([.A2215])" office:value-type="float" office:value="3.34966598409663" calcext:value-type="float">
            <text:p>3.34966598409663</text:p>
          </table:table-cell>
          <table:table-cell/>
          <table:table-cell table:formula="of:=LOG10([.C2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LOG10([.A2216])" office:value-type="float" office:value="3.34986008219233" calcext:value-type="float">
            <text:p>3.34986008219233</text:p>
          </table:table-cell>
          <table:table-cell/>
          <table:table-cell table:formula="of:=LOG10([.C2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downgrades</text:p>
          </table:table-cell>
          <table:table-cell office:value-type="float" office:value="1" calcext:value-type="float">
            <text:p>1</text:p>
          </table:table-cell>
          <table:table-cell table:formula="of:=LOG10([.A2217])" office:value-type="float" office:value="3.35005409357903" calcext:value-type="float">
            <text:p>3.35005409357903</text:p>
          </table:table-cell>
          <table:table-cell/>
          <table:table-cell table:formula="of:=LOG10([.C2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suite</text:p>
          </table:table-cell>
          <table:table-cell office:value-type="float" office:value="1" calcext:value-type="float">
            <text:p>1</text:p>
          </table:table-cell>
          <table:table-cell table:formula="of:=LOG10([.A2218])" office:value-type="float" office:value="3.35024801833416" calcext:value-type="float">
            <text:p>3.35024801833416</text:p>
          </table:table-cell>
          <table:table-cell/>
          <table:table-cell table:formula="of:=LOG10([.C2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a2.3</text:p>
          </table:table-cell>
          <table:table-cell office:value-type="float" office:value="1" calcext:value-type="float">
            <text:p>1</text:p>
          </table:table-cell>
          <table:table-cell table:formula="of:=LOG10([.A2219])" office:value-type="float" office:value="3.35044185653506" calcext:value-type="float">
            <text:p>3.35044185653506</text:p>
          </table:table-cell>
          <table:table-cell/>
          <table:table-cell table:formula="of:=LOG10([.C2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treated</text:p>
          </table:table-cell>
          <table:table-cell office:value-type="float" office:value="1" calcext:value-type="float">
            <text:p>1</text:p>
          </table:table-cell>
          <table:table-cell table:formula="of:=LOG10([.A2220])" office:value-type="float" office:value="3.35063560825895" calcext:value-type="float">
            <text:p>3.35063560825895</text:p>
          </table:table-cell>
          <table:table-cell/>
          <table:table-cell table:formula="of:=LOG10([.C2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everywhere</text:p>
          </table:table-cell>
          <table:table-cell office:value-type="float" office:value="1" calcext:value-type="float">
            <text:p>1</text:p>
          </table:table-cell>
          <table:table-cell table:formula="of:=LOG10([.A2221])" office:value-type="float" office:value="3.35082927358297" calcext:value-type="float">
            <text:p>3.35082927358297</text:p>
          </table:table-cell>
          <table:table-cell/>
          <table:table-cell table:formula="of:=LOG10([.C2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LOG10([.A2222])" office:value-type="float" office:value="3.35102285258412" calcext:value-type="float">
            <text:p>3.35102285258412</text:p>
          </table:table-cell>
          <table:table-cell/>
          <table:table-cell table:formula="of:=LOG10([.C2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OG10([.A2223])" office:value-type="float" office:value="3.35121634533934" calcext:value-type="float">
            <text:p>3.35121634533934</text:p>
          </table:table-cell>
          <table:table-cell/>
          <table:table-cell table:formula="of:=LOG10([.C2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LOG10([.A2224])" office:value-type="float" office:value="3.35140975192544" calcext:value-type="float">
            <text:p>3.35140975192544</text:p>
          </table:table-cell>
          <table:table-cell/>
          <table:table-cell table:formula="of:=LOG10([.C2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formula="of:=LOG10([.A2225])" office:value-type="float" office:value="3.35160307241913" calcext:value-type="float">
            <text:p>3.35160307241913</text:p>
          </table:table-cell>
          <table:table-cell/>
          <table:table-cell table:formula="of:=LOG10([.C2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a3.1.1</text:p>
          </table:table-cell>
          <table:table-cell office:value-type="float" office:value="1" calcext:value-type="float">
            <text:p>1</text:p>
          </table:table-cell>
          <table:table-cell table:formula="of:=LOG10([.A2226])" office:value-type="float" office:value="3.35179630689702" calcext:value-type="float">
            <text:p>3.35179630689702</text:p>
          </table:table-cell>
          <table:table-cell/>
          <table:table-cell table:formula="of:=LOG10([.C2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LOG10([.A2227])" office:value-type="float" office:value="3.35198945543563" calcext:value-type="float">
            <text:p>3.35198945543563</text:p>
          </table:table-cell>
          <table:table-cell/>
          <table:table-cell table:formula="of:=LOG10([.C2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a3.1.2</text:p>
          </table:table-cell>
          <table:table-cell office:value-type="float" office:value="1" calcext:value-type="float">
            <text:p>1</text:p>
          </table:table-cell>
          <table:table-cell table:formula="of:=LOG10([.A2228])" office:value-type="float" office:value="3.35218251811136" calcext:value-type="float">
            <text:p>3.35218251811136</text:p>
          </table:table-cell>
          <table:table-cell/>
          <table:table-cell table:formula="of:=LOG10([.C2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a3.1.2.1if</text:p>
          </table:table-cell>
          <table:table-cell office:value-type="float" office:value="1" calcext:value-type="float">
            <text:p>1</text:p>
          </table:table-cell>
          <table:table-cell table:formula="of:=LOG10([.A2229])" office:value-type="float" office:value="3.35237549500052" calcext:value-type="float">
            <text:p>3.35237549500052</text:p>
          </table:table-cell>
          <table:table-cell/>
          <table:table-cell table:formula="of:=LOG10([.C2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a3.1.2.2</text:p>
          </table:table-cell>
          <table:table-cell office:value-type="float" office:value="1" calcext:value-type="float">
            <text:p>1</text:p>
          </table:table-cell>
          <table:table-cell table:formula="of:=LOG10([.A2230])" office:value-type="float" office:value="3.35256838617931" calcext:value-type="float">
            <text:p>3.35256838617931</text:p>
          </table:table-cell>
          <table:table-cell/>
          <table:table-cell table:formula="of:=LOG10([.C2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a3.2</text:p>
          </table:table-cell>
          <table:table-cell office:value-type="float" office:value="1" calcext:value-type="float">
            <text:p>1</text:p>
          </table:table-cell>
          <table:table-cell table:formula="of:=LOG10([.A2231])" office:value-type="float" office:value="3.35276119172383" calcext:value-type="float">
            <text:p>3.35276119172383</text:p>
          </table:table-cell>
          <table:table-cell/>
          <table:table-cell table:formula="of:=LOG10([.C2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a3.2.1</text:p>
          </table:table-cell>
          <table:table-cell office:value-type="float" office:value="1" calcext:value-type="float">
            <text:p>1</text:p>
          </table:table-cell>
          <table:table-cell table:formula="of:=LOG10([.A2232])" office:value-type="float" office:value="3.35295391171009" calcext:value-type="float">
            <text:p>3.35295391171009</text:p>
          </table:table-cell>
          <table:table-cell/>
          <table:table-cell table:formula="of:=LOG10([.C2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additionally</text:p>
          </table:table-cell>
          <table:table-cell office:value-type="float" office:value="1" calcext:value-type="float">
            <text:p>1</text:p>
          </table:table-cell>
          <table:table-cell table:formula="of:=LOG10([.A2233])" office:value-type="float" office:value="3.35314654621398" calcext:value-type="float">
            <text:p>3.35314654621398</text:p>
          </table:table-cell>
          <table:table-cell/>
          <table:table-cell table:formula="of:=LOG10([.C2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a3.2.2</text:p>
          </table:table-cell>
          <table:table-cell office:value-type="float" office:value="1" calcext:value-type="float">
            <text:p>1</text:p>
          </table:table-cell>
          <table:table-cell table:formula="of:=LOG10([.A2234])" office:value-type="float" office:value="3.3533390953113" calcext:value-type="float">
            <text:p>3.3533390953113</text:p>
          </table:table-cell>
          <table:table-cell/>
          <table:table-cell table:formula="of:=LOG10([.C2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to/through</text:p>
          </table:table-cell>
          <table:table-cell office:value-type="float" office:value="1" calcext:value-type="float">
            <text:p>1</text:p>
          </table:table-cell>
          <table:table-cell table:formula="of:=LOG10([.A2235])" office:value-type="float" office:value="3.35353155907776" calcext:value-type="float">
            <text:p>3.35353155907776</text:p>
          </table:table-cell>
          <table:table-cell/>
          <table:table-cell table:formula="of:=LOG10([.C2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a3.2.2.1</text:p>
          </table:table-cell>
          <table:table-cell office:value-type="float" office:value="1" calcext:value-type="float">
            <text:p>1</text:p>
          </table:table-cell>
          <table:table-cell table:formula="of:=LOG10([.A2236])" office:value-type="float" office:value="3.35372393758895" calcext:value-type="float">
            <text:p>3.35372393758895</text:p>
          </table:table-cell>
          <table:table-cell/>
          <table:table-cell table:formula="of:=LOG10([.C2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a3.2.2.2</text:p>
          </table:table-cell>
          <table:table-cell office:value-type="float" office:value="1" calcext:value-type="float">
            <text:p>1</text:p>
          </table:table-cell>
          <table:table-cell table:formula="of:=LOG10([.A2237])" office:value-type="float" office:value="3.35391623092036" calcext:value-type="float">
            <text:p>3.35391623092036</text:p>
          </table:table-cell>
          <table:table-cell/>
          <table:table-cell table:formula="of:=LOG10([.C2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LOG10([.A2238])" office:value-type="float" office:value="3.3541084391474" calcext:value-type="float">
            <text:p>3.3541084391474</text:p>
          </table:table-cell>
          <table:table-cell/>
          <table:table-cell table:formula="of:=LOG10([.C2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table:formula="of:=LOG10([.A2239])" office:value-type="float" office:value="3.35430056234536" calcext:value-type="float">
            <text:p>3.35430056234536</text:p>
          </table:table-cell>
          <table:table-cell/>
          <table:table-cell table:formula="of:=LOG10([.C2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formula="of:=LOG10([.A2240])" office:value-type="float" office:value="3.35449260058944" calcext:value-type="float">
            <text:p>3.35449260058944</text:p>
          </table:table-cell>
          <table:table-cell/>
          <table:table-cell table:formula="of:=LOG10([.C2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LOG10([.A2241])" office:value-type="float" office:value="3.35468455395473" calcext:value-type="float">
            <text:p>3.35468455395473</text:p>
          </table:table-cell>
          <table:table-cell/>
          <table:table-cell table:formula="of:=LOG10([.C2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LOG10([.A2242])" office:value-type="float" office:value="3.35487642251623" calcext:value-type="float">
            <text:p>3.35487642251623</text:p>
          </table:table-cell>
          <table:table-cell/>
          <table:table-cell table:formula="of:=LOG10([.C2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formula="of:=LOG10([.A2243])" office:value-type="float" office:value="3.35506820634885" calcext:value-type="float">
            <text:p>3.35506820634885</text:p>
          </table:table-cell>
          <table:table-cell/>
          <table:table-cell table:formula="of:=LOG10([.C2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LOG10([.A2244])" office:value-type="float" office:value="3.35525990552738" calcext:value-type="float">
            <text:p>3.35525990552738</text:p>
          </table:table-cell>
          <table:table-cell/>
          <table:table-cell table:formula="of:=LOG10([.C2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kuwaiti</text:p>
          </table:table-cell>
          <table:table-cell office:value-type="float" office:value="1" calcext:value-type="float">
            <text:p>1</text:p>
          </table:table-cell>
          <table:table-cell table:formula="of:=LOG10([.A2245])" office:value-type="float" office:value="3.35545152012652" calcext:value-type="float">
            <text:p>3.35545152012652</text:p>
          </table:table-cell>
          <table:table-cell/>
          <table:table-cell table:formula="of:=LOG10([.C2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kwd</text:p>
          </table:table-cell>
          <table:table-cell office:value-type="float" office:value="1" calcext:value-type="float">
            <text:p>1</text:p>
          </table:table-cell>
          <table:table-cell table:formula="of:=LOG10([.A2246])" office:value-type="float" office:value="3.35564305022087" calcext:value-type="float">
            <text:p>3.35564305022087</text:p>
          </table:table-cell>
          <table:table-cell/>
          <table:table-cell table:formula="of:=LOG10([.C2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formula="of:=LOG10([.A2247])" office:value-type="float" office:value="3.35583449588494" calcext:value-type="float">
            <text:p>3.35583449588494</text:p>
          </table:table-cell>
          <table:table-cell/>
          <table:table-cell table:formula="of:=LOG10([.C2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sri</text:p>
          </table:table-cell>
          <table:table-cell office:value-type="float" office:value="1" calcext:value-type="float">
            <text:p>1</text:p>
          </table:table-cell>
          <table:table-cell table:formula="of:=LOG10([.A2248])" office:value-type="float" office:value="3.35602585719312" calcext:value-type="float">
            <text:p>3.35602585719312</text:p>
          </table:table-cell>
          <table:table-cell/>
          <table:table-cell table:formula="of:=LOG10([.C2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lanka</text:p>
          </table:table-cell>
          <table:table-cell office:value-type="float" office:value="1" calcext:value-type="float">
            <text:p>1</text:p>
          </table:table-cell>
          <table:table-cell table:formula="of:=LOG10([.A2249])" office:value-type="float" office:value="3.35621713421974" calcext:value-type="float">
            <text:p>3.35621713421974</text:p>
          </table:table-cell>
          <table:table-cell/>
          <table:table-cell table:formula="of:=LOG10([.C2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formula="of:=LOG10([.A2250])" office:value-type="float" office:value="3.35640832703898" calcext:value-type="float">
            <text:p>3.35640832703898</text:p>
          </table:table-cell>
          <table:table-cell/>
          <table:table-cell table:formula="of:=LOG10([.C2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LOG10([.A2251])" office:value-type="float" office:value="3.35659943572497" calcext:value-type="float">
            <text:p>3.35659943572497</text:p>
          </table:table-cell>
          <table:table-cell/>
          <table:table-cell table:formula="of:=LOG10([.C2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qatari</text:p>
          </table:table-cell>
          <table:table-cell office:value-type="float" office:value="1" calcext:value-type="float">
            <text:p>1</text:p>
          </table:table-cell>
          <table:table-cell table:formula="of:=LOG10([.A2252])" office:value-type="float" office:value="3.35679046035172" calcext:value-type="float">
            <text:p>3.35679046035172</text:p>
          </table:table-cell>
          <table:table-cell/>
          <table:table-cell table:formula="of:=LOG10([.C2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rial</text:p>
          </table:table-cell>
          <table:table-cell office:value-type="float" office:value="1" calcext:value-type="float">
            <text:p>1</text:p>
          </table:table-cell>
          <table:table-cell table:formula="of:=LOG10([.A2253])" office:value-type="float" office:value="3.35698140099313" calcext:value-type="float">
            <text:p>3.35698140099313</text:p>
          </table:table-cell>
          <table:table-cell/>
          <table:table-cell table:formula="of:=LOG10([.C2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serbian</text:p>
          </table:table-cell>
          <table:table-cell office:value-type="float" office:value="1" calcext:value-type="float">
            <text:p>1</text:p>
          </table:table-cell>
          <table:table-cell table:formula="of:=LOG10([.A2254])" office:value-type="float" office:value="3.35717225772303" calcext:value-type="float">
            <text:p>3.35717225772303</text:p>
          </table:table-cell>
          <table:table-cell/>
          <table:table-cell table:formula="of:=LOG10([.C2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LOG10([.A2255])" office:value-type="float" office:value="3.35736303061514" calcext:value-type="float">
            <text:p>3.35736303061514</text:p>
          </table:table-cell>
          <table:table-cell/>
          <table:table-cell table:formula="of:=LOG10([.C2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10([.A2256])" office:value-type="float" office:value="3.35755371974308" calcext:value-type="float">
            <text:p>3.35755371974308</text:p>
          </table:table-cell>
          <table:table-cell/>
          <table:table-cell table:formula="of:=LOG10([.C2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LOG10([.A2257])" office:value-type="float" office:value="3.35774432518038" calcext:value-type="float">
            <text:p>3.35774432518038</text:p>
          </table:table-cell>
          <table:table-cell/>
          <table:table-cell table:formula="of:=LOG10([.C2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10.00usd</text:p>
          </table:table-cell>
          <table:table-cell office:value-type="float" office:value="1" calcext:value-type="float">
            <text:p>1</text:p>
          </table:table-cell>
          <table:table-cell table:formula="of:=LOG10([.A2258])" office:value-type="float" office:value="3.35793484700045" calcext:value-type="float">
            <text:p>3.35793484700045</text:p>
          </table:table-cell>
          <table:table-cell/>
          <table:table-cell table:formula="of:=LOG10([.C2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LOG10([.A2259])" office:value-type="float" office:value="3.35812528527665" calcext:value-type="float">
            <text:p>3.35812528527665</text:p>
          </table:table-cell>
          <table:table-cell/>
          <table:table-cell table:formula="of:=LOG10([.C2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LOG10([.A2260])" office:value-type="float" office:value="3.3583156400822" calcext:value-type="float">
            <text:p>3.3583156400822</text:p>
          </table:table-cell>
          <table:table-cell/>
          <table:table-cell table:formula="of:=LOG10([.C2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minimum/maximum</text:p>
          </table:table-cell>
          <table:table-cell office:value-type="float" office:value="1" calcext:value-type="float">
            <text:p>1</text:p>
          </table:table-cell>
          <table:table-cell table:formula="of:=LOG10([.A2261])" office:value-type="float" office:value="3.35850591149024" calcext:value-type="float">
            <text:p>3.35850591149024</text:p>
          </table:table-cell>
          <table:table-cell/>
          <table:table-cell table:formula="of:=LOG10([.C2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a3.2.2.3</text:p>
          </table:table-cell>
          <table:table-cell office:value-type="float" office:value="1" calcext:value-type="float">
            <text:p>1</text:p>
          </table:table-cell>
          <table:table-cell table:formula="of:=LOG10([.A2262])" office:value-type="float" office:value="3.35869609957381" calcext:value-type="float">
            <text:p>3.35869609957381</text:p>
          </table:table-cell>
          <table:table-cell/>
          <table:table-cell table:formula="of:=LOG10([.C22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argentinian</text:p>
          </table:table-cell>
          <table:table-cell office:value-type="float" office:value="1" calcext:value-type="float">
            <text:p>1</text:p>
          </table:table-cell>
          <table:table-cell table:formula="of:=LOG10([.A2263])" office:value-type="float" office:value="3.35888620440587" calcext:value-type="float">
            <text:p>3.35888620440587</text:p>
          </table:table-cell>
          <table:table-cell/>
          <table:table-cell table:formula="of:=LOG10([.C2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ars</text:p>
          </table:table-cell>
          <table:table-cell office:value-type="float" office:value="1" calcext:value-type="float">
            <text:p>1</text:p>
          </table:table-cell>
          <table:table-cell table:formula="of:=LOG10([.A2264])" office:value-type="float" office:value="3.35907622605926" calcext:value-type="float">
            <text:p>3.35907622605926</text:p>
          </table:table-cell>
          <table:table-cell/>
          <table:table-cell table:formula="of:=LOG10([.C2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LOG10([.A2265])" office:value-type="float" office:value="3.35926616460675" calcext:value-type="float">
            <text:p>3.35926616460675</text:p>
          </table:table-cell>
          <table:table-cell/>
          <table:table-cell table:formula="of:=LOG10([.C2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chilean</text:p>
          </table:table-cell>
          <table:table-cell office:value-type="float" office:value="1" calcext:value-type="float">
            <text:p>1</text:p>
          </table:table-cell>
          <table:table-cell table:formula="of:=LOG10([.A2266])" office:value-type="float" office:value="3.35945602012099" calcext:value-type="float">
            <text:p>3.35945602012099</text:p>
          </table:table-cell>
          <table:table-cell/>
          <table:table-cell table:formula="of:=LOG10([.C2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clp</text:p>
          </table:table-cell>
          <table:table-cell office:value-type="float" office:value="1" calcext:value-type="float">
            <text:p>1</text:p>
          </table:table-cell>
          <table:table-cell table:formula="of:=LOG10([.A2267])" office:value-type="float" office:value="3.35964579267454" calcext:value-type="float">
            <text:p>3.35964579267454</text:p>
          </table:table-cell>
          <table:table-cell/>
          <table:table-cell table:formula="of:=LOG10([.C22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cyp</text:p>
          </table:table-cell>
          <table:table-cell office:value-type="float" office:value="1" calcext:value-type="float">
            <text:p>1</text:p>
          </table:table-cell>
          <table:table-cell table:formula="of:=LOG10([.A2268])" office:value-type="float" office:value="3.35983548233989" calcext:value-type="float">
            <text:p>3.35983548233989</text:p>
          </table:table-cell>
          <table:table-cell/>
          <table:table-cell table:formula="of:=LOG10([.C2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estonian</text:p>
          </table:table-cell>
          <table:table-cell office:value-type="float" office:value="1" calcext:value-type="float">
            <text:p>1</text:p>
          </table:table-cell>
          <table:table-cell table:formula="of:=LOG10([.A2269])" office:value-type="float" office:value="3.3600250891894" calcext:value-type="float">
            <text:p>3.3600250891894</text:p>
          </table:table-cell>
          <table:table-cell/>
          <table:table-cell table:formula="of:=LOG10([.C2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kroon</text:p>
          </table:table-cell>
          <table:table-cell office:value-type="float" office:value="1" calcext:value-type="float">
            <text:p>1</text:p>
          </table:table-cell>
          <table:table-cell table:formula="of:=LOG10([.A2270])" office:value-type="float" office:value="3.36021461329535" calcext:value-type="float">
            <text:p>3.36021461329535</text:p>
          </table:table-cell>
          <table:table-cell/>
          <table:table-cell table:formula="of:=LOG10([.C22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eek</text:p>
          </table:table-cell>
          <table:table-cell office:value-type="float" office:value="1" calcext:value-type="float">
            <text:p>1</text:p>
          </table:table-cell>
          <table:table-cell table:formula="of:=LOG10([.A2271])" office:value-type="float" office:value="3.36040405472994" calcext:value-type="float">
            <text:p>3.36040405472994</text:p>
          </table:table-cell>
          <table:table-cell/>
          <table:table-cell table:formula="of:=LOG10([.C2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gip</text:p>
          </table:table-cell>
          <table:table-cell office:value-type="float" office:value="1" calcext:value-type="float">
            <text:p>1</text:p>
          </table:table-cell>
          <table:table-cell table:formula="of:=LOG10([.A2272])" office:value-type="float" office:value="3.36059341356525" calcext:value-type="float">
            <text:p>3.36059341356525</text:p>
          </table:table-cell>
          <table:table-cell/>
          <table:table-cell table:formula="of:=LOG10([.C2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indonesian</text:p>
          </table:table-cell>
          <table:table-cell office:value-type="float" office:value="1" calcext:value-type="float">
            <text:p>1</text:p>
          </table:table-cell>
          <table:table-cell table:formula="of:=LOG10([.A2273])" office:value-type="float" office:value="3.36078268987328" calcext:value-type="float">
            <text:p>3.36078268987328</text:p>
          </table:table-cell>
          <table:table-cell/>
          <table:table-cell table:formula="of:=LOG10([.C2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table:formula="of:=LOG10([.A2274])" office:value-type="float" office:value="3.36097188372594" calcext:value-type="float">
            <text:p>3.36097188372594</text:p>
          </table:table-cell>
          <table:table-cell/>
          <table:table-cell table:formula="of:=LOG10([.C2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3000" calcext:value-type="float">
            <text:p>23000</text:p>
          </table:table-cell>
          <table:table-cell office:value-type="float" office:value="1" calcext:value-type="float">
            <text:p>1</text:p>
          </table:table-cell>
          <table:table-cell table:formula="of:=LOG10([.A2275])" office:value-type="float" office:value="3.36116099519503" calcext:value-type="float">
            <text:p>3.36116099519503</text:p>
          </table:table-cell>
          <table:table-cell/>
          <table:table-cell table:formula="of:=LOG10([.C2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idr</text:p>
          </table:table-cell>
          <table:table-cell office:value-type="float" office:value="1" calcext:value-type="float">
            <text:p>1</text:p>
          </table:table-cell>
          <table:table-cell table:formula="of:=LOG10([.A2276])" office:value-type="float" office:value="3.36135002435227" calcext:value-type="float">
            <text:p>3.36135002435227</text:p>
          </table:table-cell>
          <table:table-cell/>
          <table:table-cell table:formula="of:=LOG10([.C2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inr</text:p>
          </table:table-cell>
          <table:table-cell office:value-type="float" office:value="1" calcext:value-type="float">
            <text:p>1</text:p>
          </table:table-cell>
          <table:table-cell table:formula="of:=LOG10([.A2277])" office:value-type="float" office:value="3.36153897126928" calcext:value-type="float">
            <text:p>3.36153897126928</text:p>
          </table:table-cell>
          <table:table-cell/>
          <table:table-cell table:formula="of:=LOG10([.C22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isk</text:p>
          </table:table-cell>
          <table:table-cell office:value-type="float" office:value="1" calcext:value-type="float">
            <text:p>1</text:p>
          </table:table-cell>
          <table:table-cell table:formula="of:=LOG10([.A2278])" office:value-type="float" office:value="3.36172783601759" calcext:value-type="float">
            <text:p>3.36172783601759</text:p>
          </table:table-cell>
          <table:table-cell/>
          <table:table-cell table:formula="of:=LOG10([.C2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LOG10([.A2279])" office:value-type="float" office:value="3.36191661866864" calcext:value-type="float">
            <text:p>3.36191661866864</text:p>
          </table:table-cell>
          <table:table-cell/>
          <table:table-cell table:formula="of:=LOG10([.C2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lithuanian</text:p>
          </table:table-cell>
          <table:table-cell office:value-type="float" office:value="1" calcext:value-type="float">
            <text:p>1</text:p>
          </table:table-cell>
          <table:table-cell table:formula="of:=LOG10([.A2280])" office:value-type="float" office:value="3.36210531929377" calcext:value-type="float">
            <text:p>3.36210531929377</text:p>
          </table:table-cell>
          <table:table-cell/>
          <table:table-cell table:formula="of:=LOG10([.C2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litas</text:p>
          </table:table-cell>
          <table:table-cell office:value-type="float" office:value="1" calcext:value-type="float">
            <text:p>1</text:p>
          </table:table-cell>
          <table:table-cell table:formula="of:=LOG10([.A2281])" office:value-type="float" office:value="3.36229393796423" calcext:value-type="float">
            <text:p>3.36229393796423</text:p>
          </table:table-cell>
          <table:table-cell/>
          <table:table-cell table:formula="of:=LOG10([.C2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G10([.A2282])" office:value-type="float" office:value="3.36248247475117" calcext:value-type="float">
            <text:p>3.36248247475117</text:p>
          </table:table-cell>
          <table:table-cell/>
          <table:table-cell table:formula="of:=LOG10([.C2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ltl</text:p>
          </table:table-cell>
          <table:table-cell office:value-type="float" office:value="1" calcext:value-type="float">
            <text:p>1</text:p>
          </table:table-cell>
          <table:table-cell table:formula="of:=LOG10([.A2283])" office:value-type="float" office:value="3.36267092972567" calcext:value-type="float">
            <text:p>3.36267092972567</text:p>
          </table:table-cell>
          <table:table-cell/>
          <table:table-cell table:formula="of:=LOG10([.C2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latvian</text:p>
          </table:table-cell>
          <table:table-cell office:value-type="float" office:value="1" calcext:value-type="float">
            <text:p>1</text:p>
          </table:table-cell>
          <table:table-cell table:formula="of:=LOG10([.A2284])" office:value-type="float" office:value="3.36285930295868" calcext:value-type="float">
            <text:p>3.36285930295868</text:p>
          </table:table-cell>
          <table:table-cell/>
          <table:table-cell table:formula="of:=LOG10([.C2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lats</text:p>
          </table:table-cell>
          <table:table-cell office:value-type="float" office:value="1" calcext:value-type="float">
            <text:p>1</text:p>
          </table:table-cell>
          <table:table-cell table:formula="of:=LOG10([.A2285])" office:value-type="float" office:value="3.36304759452109" calcext:value-type="float">
            <text:p>3.36304759452109</text:p>
          </table:table-cell>
          <table:table-cell/>
          <table:table-cell table:formula="of:=LOG10([.C22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lvl</text:p>
          </table:table-cell>
          <table:table-cell office:value-type="float" office:value="1" calcext:value-type="float">
            <text:p>1</text:p>
          </table:table-cell>
          <table:table-cell table:formula="of:=LOG10([.A2286])" office:value-type="float" office:value="3.36323580448369" calcext:value-type="float">
            <text:p>3.36323580448369</text:p>
          </table:table-cell>
          <table:table-cell/>
          <table:table-cell table:formula="of:=LOG10([.C2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maltese</text:p>
          </table:table-cell>
          <table:table-cell office:value-type="float" office:value="1" calcext:value-type="float">
            <text:p>1</text:p>
          </table:table-cell>
          <table:table-cell table:formula="of:=LOG10([.A2287])" office:value-type="float" office:value="3.36342393291718" calcext:value-type="float">
            <text:p>3.36342393291718</text:p>
          </table:table-cell>
          <table:table-cell/>
          <table:table-cell table:formula="of:=LOG10([.C2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LOG10([.A2288])" office:value-type="float" office:value="3.36361197989214" calcext:value-type="float">
            <text:p>3.36361197989214</text:p>
          </table:table-cell>
          <table:table-cell/>
          <table:table-cell table:formula="of:=LOG10([.C22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mtl</text:p>
          </table:table-cell>
          <table:table-cell office:value-type="float" office:value="1" calcext:value-type="float">
            <text:p>1</text:p>
          </table:table-cell>
          <table:table-cell table:formula="of:=LOG10([.A2289])" office:value-type="float" office:value="3.36379994547911" calcext:value-type="float">
            <text:p>3.36379994547911</text:p>
          </table:table-cell>
          <table:table-cell/>
          <table:table-cell table:formula="of:=LOG10([.C2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G10([.A2290])" office:value-type="float" office:value="3.36398782974849" calcext:value-type="float">
            <text:p>3.36398782974849</text:p>
          </table:table-cell>
          <table:table-cell/>
          <table:table-cell table:formula="of:=LOG10([.C2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LOG10([.A2291])" office:value-type="float" office:value="3.36417563277062" calcext:value-type="float">
            <text:p>3.36417563277062</text:p>
          </table:table-cell>
          <table:table-cell/>
          <table:table-cell table:formula="of:=LOG10([.C2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slovak</text:p>
          </table:table-cell>
          <table:table-cell office:value-type="float" office:value="1" calcext:value-type="float">
            <text:p>1</text:p>
          </table:table-cell>
          <table:table-cell table:formula="of:=LOG10([.A2292])" office:value-type="float" office:value="3.36436335461573" calcext:value-type="float">
            <text:p>3.36436335461573</text:p>
          </table:table-cell>
          <table:table-cell/>
          <table:table-cell table:formula="of:=LOG10([.C2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skk</text:p>
          </table:table-cell>
          <table:table-cell office:value-type="float" office:value="1" calcext:value-type="float">
            <text:p>1</text:p>
          </table:table-cell>
          <table:table-cell table:formula="of:=LOG10([.A2293])" office:value-type="float" office:value="3.36455099535397" calcext:value-type="float">
            <text:p>3.36455099535397</text:p>
          </table:table-cell>
          <table:table-cell/>
          <table:table-cell table:formula="of:=LOG10([.C2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formula="of:=LOG10([.A2294])" office:value-type="float" office:value="3.3647385550554" calcext:value-type="float">
            <text:p>3.3647385550554</text:p>
          </table:table-cell>
          <table:table-cell/>
          <table:table-cell table:formula="of:=LOG10([.C2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uruguayan</text:p>
          </table:table-cell>
          <table:table-cell office:value-type="float" office:value="1" calcext:value-type="float">
            <text:p>1</text:p>
          </table:table-cell>
          <table:table-cell table:formula="of:=LOG10([.A2295])" office:value-type="float" office:value="3.36492603378998" calcext:value-type="float">
            <text:p>3.36492603378998</text:p>
          </table:table-cell>
          <table:table-cell/>
          <table:table-cell table:formula="of:=LOG10([.C2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uyu</text:p>
          </table:table-cell>
          <table:table-cell office:value-type="float" office:value="1" calcext:value-type="float">
            <text:p>1</text:p>
          </table:table-cell>
          <table:table-cell table:formula="of:=LOG10([.A2296])" office:value-type="float" office:value="3.36511343162758" calcext:value-type="float">
            <text:p>3.36511343162758</text:p>
          </table:table-cell>
          <table:table-cell/>
          <table:table-cell table:formula="of:=LOG10([.C2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a3.3</text:p>
          </table:table-cell>
          <table:table-cell office:value-type="float" office:value="1" calcext:value-type="float">
            <text:p>1</text:p>
          </table:table-cell>
          <table:table-cell table:formula="of:=LOG10([.A2297])" office:value-type="float" office:value="3.36530074863799" calcext:value-type="float">
            <text:p>3.36530074863799</text:p>
          </table:table-cell>
          <table:table-cell/>
          <table:table-cell table:formula="of:=LOG10([.C2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assesses</text:p>
          </table:table-cell>
          <table:table-cell office:value-type="float" office:value="1" calcext:value-type="float">
            <text:p>1</text:p>
          </table:table-cell>
          <table:table-cell table:formula="of:=LOG10([.A2298])" office:value-type="float" office:value="3.3654879848909" calcext:value-type="float">
            <text:p>3.3654879848909</text:p>
          </table:table-cell>
          <table:table-cell/>
          <table:table-cell table:formula="of:=LOG10([.C2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settlement</text:p>
          </table:table-cell>
          <table:table-cell office:value-type="float" office:value="1" calcext:value-type="float">
            <text:p>1</text:p>
          </table:table-cell>
          <table:table-cell table:formula="of:=LOG10([.A2299])" office:value-type="float" office:value="3.36567514045592" calcext:value-type="float">
            <text:p>3.36567514045592</text:p>
          </table:table-cell>
          <table:table-cell/>
          <table:table-cell table:formula="of:=LOG10([.C2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occur</text:p>
          </table:table-cell>
          <table:table-cell office:value-type="float" office:value="1" calcext:value-type="float">
            <text:p>1</text:p>
          </table:table-cell>
          <table:table-cell table:formula="of:=LOG10([.A2300])" office:value-type="float" office:value="3.36586221540256" calcext:value-type="float">
            <text:p>3.36586221540256</text:p>
          </table:table-cell>
          <table:table-cell/>
          <table:table-cell table:formula="of:=LOG10([.C2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rejects</text:p>
          </table:table-cell>
          <table:table-cell office:value-type="float" office:value="1" calcext:value-type="float">
            <text:p>1</text:p>
          </table:table-cell>
          <table:table-cell table:formula="of:=LOG10([.A2301])" office:value-type="float" office:value="3.36604920980024" calcext:value-type="float">
            <text:p>3.36604920980024</text:p>
          </table:table-cell>
          <table:table-cell/>
          <table:table-cell table:formula="of:=LOG10([.C2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his</text:p>
          </table:table-cell>
          <table:table-cell office:value-type="float" office:value="1" calcext:value-type="float">
            <text:p>1</text:p>
          </table:table-cell>
          <table:table-cell table:formula="of:=LOG10([.A2302])" office:value-type="float" office:value="3.36623612371829" calcext:value-type="float">
            <text:p>3.36623612371829</text:p>
          </table:table-cell>
          <table:table-cell/>
          <table:table-cell table:formula="of:=LOG10([.C23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table:formula="of:=LOG10([.A2303])" office:value-type="float" office:value="3.36642295722597" calcext:value-type="float">
            <text:p>3.36642295722597</text:p>
          </table:table-cell>
          <table:table-cell/>
          <table:table-cell table:formula="of:=LOG10([.C2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covered</text:p>
          </table:table-cell>
          <table:table-cell office:value-type="float" office:value="1" calcext:value-type="float">
            <text:p>1</text:p>
          </table:table-cell>
          <table:table-cell table:formula="of:=LOG10([.A2304])" office:value-type="float" office:value="3.36660971039243" calcext:value-type="float">
            <text:p>3.36660971039243</text:p>
          </table:table-cell>
          <table:table-cell/>
          <table:table-cell table:formula="of:=LOG10([.C23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LOG10([.A2305])" office:value-type="float" office:value="3.36679638328673" calcext:value-type="float">
            <text:p>3.36679638328673</text:p>
          </table:table-cell>
          <table:table-cell/>
          <table:table-cell table:formula="of:=LOG10([.C23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LOG10([.A2306])" office:value-type="float" office:value="3.36698297597785" calcext:value-type="float">
            <text:p>3.36698297597785</text:p>
          </table:table-cell>
          <table:table-cell/>
          <table:table-cell table:formula="of:=LOG10([.C23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LOG10([.A2307])" office:value-type="float" office:value="3.36716948853468" calcext:value-type="float">
            <text:p>3.36716948853468</text:p>
          </table:table-cell>
          <table:table-cell/>
          <table:table-cell table:formula="of:=LOG10([.C23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325" calcext:value-type="float">
            <text:p>4325</text:p>
          </table:table-cell>
          <table:table-cell office:value-type="float" office:value="1" calcext:value-type="float">
            <text:p>1</text:p>
          </table:table-cell>
          <table:table-cell table:formula="of:=LOG10([.A2308])" office:value-type="float" office:value="3.36735592102602" calcext:value-type="float">
            <text:p>3.36735592102602</text:p>
          </table:table-cell>
          <table:table-cell/>
          <table:table-cell table:formula="of:=LOG10([.C23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LOG10([.A2309])" office:value-type="float" office:value="3.36772854608698" calcext:value-type="float">
            <text:p>3.36772854608698</text:p>
          </table:table-cell>
          <table:table-cell/>
          <table:table-cell table:formula="of:=LOG10([.C23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LOG10([.A2310])" office:value-type="float" office:value="3.36791473879375" calcext:value-type="float">
            <text:p>3.36791473879375</text:p>
          </table:table-cell>
          <table:table-cell/>
          <table:table-cell table:formula="of:=LOG10([.C23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formula="of:=LOG10([.A2311])" office:value-type="float" office:value="3.36810085170935" calcext:value-type="float">
            <text:p>3.36810085170935</text:p>
          </table:table-cell>
          <table:table-cell/>
          <table:table-cell table:formula="of:=LOG10([.C23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formula="of:=LOG10([.A2312])" office:value-type="float" office:value="3.36828688490213" calcext:value-type="float">
            <text:p>3.36828688490213</text:p>
          </table:table-cell>
          <table:table-cell/>
          <table:table-cell table:formula="of:=LOG10([.C23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a3.4</text:p>
          </table:table-cell>
          <table:table-cell office:value-type="float" office:value="1" calcext:value-type="float">
            <text:p>1</text:p>
          </table:table-cell>
          <table:table-cell table:formula="of:=LOG10([.A2313])" office:value-type="float" office:value="3.36847283844036" calcext:value-type="float">
            <text:p>3.36847283844036</text:p>
          </table:table-cell>
          <table:table-cell/>
          <table:table-cell table:formula="of:=LOG10([.C23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a3.4.1</text:p>
          </table:table-cell>
          <table:table-cell office:value-type="float" office:value="1" calcext:value-type="float">
            <text:p>1</text:p>
          </table:table-cell>
          <table:table-cell table:formula="of:=LOG10([.A2314])" office:value-type="float" office:value="3.36865871239223" calcext:value-type="float">
            <text:p>3.36865871239223</text:p>
          </table:table-cell>
          <table:table-cell/>
          <table:table-cell table:formula="of:=LOG10([.C23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a3.4.2</text:p>
          </table:table-cell>
          <table:table-cell office:value-type="float" office:value="1" calcext:value-type="float">
            <text:p>1</text:p>
          </table:table-cell>
          <table:table-cell table:formula="of:=LOG10([.A2315])" office:value-type="float" office:value="3.36884450682582" calcext:value-type="float">
            <text:p>3.36884450682582</text:p>
          </table:table-cell>
          <table:table-cell/>
          <table:table-cell table:formula="of:=LOG10([.C23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specify</text:p>
          </table:table-cell>
          <table:table-cell office:value-type="float" office:value="1" calcext:value-type="float">
            <text:p>1</text:p>
          </table:table-cell>
          <table:table-cell table:formula="of:=LOG10([.A2316])" office:value-type="float" office:value="3.36903022180915" calcext:value-type="float">
            <text:p>3.36903022180915</text:p>
          </table:table-cell>
          <table:table-cell/>
          <table:table-cell table:formula="of:=LOG10([.C23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a3.5</text:p>
          </table:table-cell>
          <table:table-cell office:value-type="float" office:value="1" calcext:value-type="float">
            <text:p>1</text:p>
          </table:table-cell>
          <table:table-cell table:formula="of:=LOG10([.A2317])" office:value-type="float" office:value="3.36921585741014" calcext:value-type="float">
            <text:p>3.36921585741014</text:p>
          </table:table-cell>
          <table:table-cell/>
          <table:table-cell table:formula="of:=LOG10([.C23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a3.5.1</text:p>
          </table:table-cell>
          <table:table-cell office:value-type="float" office:value="1" calcext:value-type="float">
            <text:p>1</text:p>
          </table:table-cell>
          <table:table-cell table:formula="of:=LOG10([.A2318])" office:value-type="float" office:value="3.36940141369662" calcext:value-type="float">
            <text:p>3.36940141369662</text:p>
          </table:table-cell>
          <table:table-cell/>
          <table:table-cell table:formula="of:=LOG10([.C23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LOG10([.A2319])" office:value-type="float" office:value="3.36958689073634" calcext:value-type="float">
            <text:p>3.36958689073634</text:p>
          </table:table-cell>
          <table:table-cell/>
          <table:table-cell table:formula="of:=LOG10([.C23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a3.5.2</text:p>
          </table:table-cell>
          <table:table-cell office:value-type="float" office:value="1" calcext:value-type="float">
            <text:p>1</text:p>
          </table:table-cell>
          <table:table-cell table:formula="of:=LOG10([.A2320])" office:value-type="float" office:value="3.36977228859696" calcext:value-type="float">
            <text:p>3.36977228859696</text:p>
          </table:table-cell>
          <table:table-cell/>
          <table:table-cell table:formula="of:=LOG10([.C23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G10([.A2321])" office:value-type="float" office:value="3.36995760734605" calcext:value-type="float">
            <text:p>3.36995760734605</text:p>
          </table:table-cell>
          <table:table-cell/>
          <table:table-cell table:formula="of:=LOG10([.C23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LOG10([.A2322])" office:value-type="float" office:value="3.3701428470511" calcext:value-type="float">
            <text:p>3.3701428470511</text:p>
          </table:table-cell>
          <table:table-cell/>
          <table:table-cell table:formula="of:=LOG10([.C23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LOG10([.A2323])" office:value-type="float" office:value="3.37032800777951" calcext:value-type="float">
            <text:p>3.37032800777951</text:p>
          </table:table-cell>
          <table:table-cell/>
          <table:table-cell table:formula="of:=LOG10([.C23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080" calcext:value-type="float">
            <text:p>3080</text:p>
          </table:table-cell>
          <table:table-cell office:value-type="float" office:value="1" calcext:value-type="float">
            <text:p>1</text:p>
          </table:table-cell>
          <table:table-cell table:formula="of:=LOG10([.A2324])" office:value-type="float" office:value="3.37051308959859" calcext:value-type="float">
            <text:p>3.37051308959859</text:p>
          </table:table-cell>
          <table:table-cell/>
          <table:table-cell table:formula="of:=LOG10([.C23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LOG10([.A2325])" office:value-type="float" office:value="3.37069809257558" calcext:value-type="float">
            <text:p>3.37069809257558</text:p>
          </table:table-cell>
          <table:table-cell/>
          <table:table-cell table:formula="of:=LOG10([.C23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LOG10([.A2326])" office:value-type="float" office:value="3.37088301677761" calcext:value-type="float">
            <text:p>3.37088301677761</text:p>
          </table:table-cell>
          <table:table-cell/>
          <table:table-cell table:formula="of:=LOG10([.C23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LOG10([.A2327])" office:value-type="float" office:value="3.37106786227174" calcext:value-type="float">
            <text:p>3.37106786227174</text:p>
          </table:table-cell>
          <table:table-cell/>
          <table:table-cell table:formula="of:=LOG10([.C23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LOG10([.A2328])" office:value-type="float" office:value="3.37125262912494" calcext:value-type="float">
            <text:p>3.37125262912494</text:p>
          </table:table-cell>
          <table:table-cell/>
          <table:table-cell table:formula="of:=LOG10([.C23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a3.5.3</text:p>
          </table:table-cell>
          <table:table-cell office:value-type="float" office:value="1" calcext:value-type="float">
            <text:p>1</text:p>
          </table:table-cell>
          <table:table-cell table:formula="of:=LOG10([.A2329])" office:value-type="float" office:value="3.3714373174041" calcext:value-type="float">
            <text:p>3.3714373174041</text:p>
          </table:table-cell>
          <table:table-cell/>
          <table:table-cell table:formula="of:=LOG10([.C23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formula="of:=LOG10([.A2330])" office:value-type="float" office:value="3.37162192717602" calcext:value-type="float">
            <text:p>3.37162192717602</text:p>
          </table:table-cell>
          <table:table-cell/>
          <table:table-cell table:formula="of:=LOG10([.C23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formula="of:=LOG10([.A2331])" office:value-type="float" office:value="3.37180645850742" calcext:value-type="float">
            <text:p>3.37180645850742</text:p>
          </table:table-cell>
          <table:table-cell/>
          <table:table-cell table:formula="of:=LOG10([.C23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8500" calcext:value-type="float">
            <text:p>18500</text:p>
          </table:table-cell>
          <table:table-cell office:value-type="float" office:value="1" calcext:value-type="float">
            <text:p>1</text:p>
          </table:table-cell>
          <table:table-cell table:formula="of:=LOG10([.A2332])" office:value-type="float" office:value="3.37199091146491" calcext:value-type="float">
            <text:p>3.37199091146491</text:p>
          </table:table-cell>
          <table:table-cell/>
          <table:table-cell table:formula="of:=LOG10([.C23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LOG10([.A2333])" office:value-type="float" office:value="3.37217528611506" calcext:value-type="float">
            <text:p>3.37217528611506</text:p>
          </table:table-cell>
          <table:table-cell/>
          <table:table-cell table:formula="of:=LOG10([.C23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LOG10([.A2334])" office:value-type="float" office:value="3.37235958252432" calcext:value-type="float">
            <text:p>3.37235958252432</text:p>
          </table:table-cell>
          <table:table-cell/>
          <table:table-cell table:formula="of:=LOG10([.C23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formula="of:=LOG10([.A2335])" office:value-type="float" office:value="3.37254380075907" calcext:value-type="float">
            <text:p>3.37254380075907</text:p>
          </table:table-cell>
          <table:table-cell/>
          <table:table-cell table:formula="of:=LOG10([.C23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table:formula="of:=LOG10([.A2336])" office:value-type="float" office:value="3.3727279408856" calcext:value-type="float">
            <text:p>3.3727279408856</text:p>
          </table:table-cell>
          <table:table-cell/>
          <table:table-cell table:formula="of:=LOG10([.C23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table:formula="of:=LOG10([.A2337])" office:value-type="float" office:value="3.37291200297011" calcext:value-type="float">
            <text:p>3.37291200297011</text:p>
          </table:table-cell>
          <table:table-cell/>
          <table:table-cell table:formula="of:=LOG10([.C23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a3.6</text:p>
          </table:table-cell>
          <table:table-cell office:value-type="float" office:value="1" calcext:value-type="float">
            <text:p>1</text:p>
          </table:table-cell>
          <table:table-cell table:formula="of:=LOG10([.A2338])" office:value-type="float" office:value="3.37309598707873" calcext:value-type="float">
            <text:p>3.37309598707873</text:p>
          </table:table-cell>
          <table:table-cell/>
          <table:table-cell table:formula="of:=LOG10([.C23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verifying</text:p>
          </table:table-cell>
          <table:table-cell office:value-type="float" office:value="1" calcext:value-type="float">
            <text:p>1</text:p>
          </table:table-cell>
          <table:table-cell table:formula="of:=LOG10([.A2339])" office:value-type="float" office:value="3.3732798932775" calcext:value-type="float">
            <text:p>3.3732798932775</text:p>
          </table:table-cell>
          <table:table-cell/>
          <table:table-cell table:formula="of:=LOG10([.C23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LOG10([.A2340])" office:value-type="float" office:value="3.37346372163237" calcext:value-type="float">
            <text:p>3.37346372163237</text:p>
          </table:table-cell>
          <table:table-cell/>
          <table:table-cell table:formula="of:=LOG10([.C23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LOG10([.A2341])" office:value-type="float" office:value="3.37364747220922" calcext:value-type="float">
            <text:p>3.37364747220922</text:p>
          </table:table-cell>
          <table:table-cell/>
          <table:table-cell table:formula="of:=LOG10([.C23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LOG10([.A2342])" office:value-type="float" office:value="3.37383114507383" calcext:value-type="float">
            <text:p>3.37383114507383</text:p>
          </table:table-cell>
          <table:table-cell/>
          <table:table-cell table:formula="of:=LOG10([.C23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LOG10([.A2343])" office:value-type="float" office:value="3.37401474029191" calcext:value-type="float">
            <text:p>3.37401474029191</text:p>
          </table:table-cell>
          <table:table-cell/>
          <table:table-cell table:formula="of:=LOG10([.C23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verification</text:p>
          </table:table-cell>
          <table:table-cell office:value-type="float" office:value="1" calcext:value-type="float">
            <text:p>1</text:p>
          </table:table-cell>
          <table:table-cell table:formula="of:=LOG10([.A2344])" office:value-type="float" office:value="3.37419825792908" calcext:value-type="float">
            <text:p>3.37419825792908</text:p>
          </table:table-cell>
          <table:table-cell/>
          <table:table-cell table:formula="of:=LOG10([.C23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a3.7</text:p>
          </table:table-cell>
          <table:table-cell office:value-type="float" office:value="1" calcext:value-type="float">
            <text:p>1</text:p>
          </table:table-cell>
          <table:table-cell table:formula="of:=LOG10([.A2345])" office:value-type="float" office:value="3.37438169805088" calcext:value-type="float">
            <text:p>3.37438169805088</text:p>
          </table:table-cell>
          <table:table-cell/>
          <table:table-cell table:formula="of:=LOG10([.C23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justification</text:p>
          </table:table-cell>
          <table:table-cell office:value-type="float" office:value="1" calcext:value-type="float">
            <text:p>1</text:p>
          </table:table-cell>
          <table:table-cell table:formula="of:=LOG10([.A2346])" office:value-type="float" office:value="3.37456506072276" calcext:value-type="float">
            <text:p>3.37456506072276</text:p>
          </table:table-cell>
          <table:table-cell/>
          <table:table-cell table:formula="of:=LOG10([.C23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a3.8</text:p>
          </table:table-cell>
          <table:table-cell office:value-type="float" office:value="1" calcext:value-type="float">
            <text:p>1</text:p>
          </table:table-cell>
          <table:table-cell table:formula="of:=LOG10([.A2347])" office:value-type="float" office:value="3.3747483460101" calcext:value-type="float">
            <text:p>3.3747483460101</text:p>
          </table:table-cell>
          <table:table-cell/>
          <table:table-cell table:formula="of:=LOG10([.C23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attempted</text:p>
          </table:table-cell>
          <table:table-cell office:value-type="float" office:value="1" calcext:value-type="float">
            <text:p>1</text:p>
          </table:table-cell>
          <table:table-cell table:formula="of:=LOG10([.A2348])" office:value-type="float" office:value="3.37493155397819" calcext:value-type="float">
            <text:p>3.37493155397819</text:p>
          </table:table-cell>
          <table:table-cell/>
          <table:table-cell table:formula="of:=LOG10([.C23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fails</text:p>
          </table:table-cell>
          <table:table-cell office:value-type="float" office:value="1" calcext:value-type="float">
            <text:p>1</text:p>
          </table:table-cell>
          <table:table-cell table:formula="of:=LOG10([.A2349])" office:value-type="float" office:value="3.37511468469222" calcext:value-type="float">
            <text:p>3.37511468469222</text:p>
          </table:table-cell>
          <table:table-cell/>
          <table:table-cell table:formula="of:=LOG10([.C23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10([.A2350])" office:value-type="float" office:value="3.37529773821734" calcext:value-type="float">
            <text:p>3.37529773821734</text:p>
          </table:table-cell>
          <table:table-cell/>
          <table:table-cell table:formula="of:=LOG10([.C23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eurozone</text:p>
          </table:table-cell>
          <table:table-cell office:value-type="float" office:value="1" calcext:value-type="float">
            <text:p>1</text:p>
          </table:table-cell>
          <table:table-cell table:formula="of:=LOG10([.A2351])" office:value-type="float" office:value="3.37566361396089" calcext:value-type="float">
            <text:p>3.37566361396089</text:p>
          </table:table-cell>
          <table:table-cell/>
          <table:table-cell table:formula="of:=LOG10([.C23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a3.9</text:p>
          </table:table-cell>
          <table:table-cell office:value-type="float" office:value="1" calcext:value-type="float">
            <text:p>1</text:p>
          </table:table-cell>
          <table:table-cell table:formula="of:=LOG10([.A2352])" office:value-type="float" office:value="3.37584643630916" calcext:value-type="float">
            <text:p>3.37584643630916</text:p>
          </table:table-cell>
          <table:table-cell/>
          <table:table-cell table:formula="of:=LOG10([.C23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a3.9.1</text:p>
          </table:table-cell>
          <table:table-cell office:value-type="float" office:value="1" calcext:value-type="float">
            <text:p>1</text:p>
          </table:table-cell>
          <table:table-cell table:formula="of:=LOG10([.A2353])" office:value-type="float" office:value="3.37602918172818" calcext:value-type="float">
            <text:p>3.37602918172818</text:p>
          </table:table-cell>
          <table:table-cell/>
          <table:table-cell table:formula="of:=LOG10([.C23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a3.9.1.1</text:p>
          </table:table-cell>
          <table:table-cell office:value-type="float" office:value="1" calcext:value-type="float">
            <text:p>1</text:p>
          </table:table-cell>
          <table:table-cell table:formula="of:=LOG10([.A2354])" office:value-type="float" office:value="3.37621185028267" calcext:value-type="float">
            <text:p>3.37621185028267</text:p>
          </table:table-cell>
          <table:table-cell/>
          <table:table-cell table:formula="of:=LOG10([.C23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LOG10([.A2355])" office:value-type="float" office:value="3.37639444203727" calcext:value-type="float">
            <text:p>3.37639444203727</text:p>
          </table:table-cell>
          <table:table-cell/>
          <table:table-cell table:formula="of:=LOG10([.C23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a3.9.1.2</text:p>
          </table:table-cell>
          <table:table-cell office:value-type="float" office:value="1" calcext:value-type="float">
            <text:p>1</text:p>
          </table:table-cell>
          <table:table-cell table:formula="of:=LOG10([.A2356])" office:value-type="float" office:value="3.37657695705651" calcext:value-type="float">
            <text:p>3.37657695705651</text:p>
          </table:table-cell>
          <table:table-cell/>
          <table:table-cell table:formula="of:=LOG10([.C23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a3.9.1.3</text:p>
          </table:table-cell>
          <table:table-cell office:value-type="float" office:value="1" calcext:value-type="float">
            <text:p>1</text:p>
          </table:table-cell>
          <table:table-cell table:formula="of:=LOG10([.A2357])" office:value-type="float" office:value="3.37675939540488" calcext:value-type="float">
            <text:p>3.37675939540488</text:p>
          </table:table-cell>
          <table:table-cell/>
          <table:table-cell table:formula="of:=LOG10([.C23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LOG10([.A2358])" office:value-type="float" office:value="3.37694175714676" calcext:value-type="float">
            <text:p>3.37694175714676</text:p>
          </table:table-cell>
          <table:table-cell/>
          <table:table-cell table:formula="of:=LOG10([.C23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G10([.A2359])" office:value-type="float" office:value="3.37712404234646" calcext:value-type="float">
            <text:p>3.37712404234646</text:p>
          </table:table-cell>
          <table:table-cell/>
          <table:table-cell table:formula="of:=LOG10([.C23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a3.9.2</text:p>
          </table:table-cell>
          <table:table-cell office:value-type="float" office:value="1" calcext:value-type="float">
            <text:p>1</text:p>
          </table:table-cell>
          <table:table-cell table:formula="of:=LOG10([.A2360])" office:value-type="float" office:value="3.3773062510682" calcext:value-type="float">
            <text:p>3.3773062510682</text:p>
          </table:table-cell>
          <table:table-cell/>
          <table:table-cell table:formula="of:=LOG10([.C23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a3.10</text:p>
          </table:table-cell>
          <table:table-cell office:value-type="float" office:value="1" calcext:value-type="float">
            <text:p>1</text:p>
          </table:table-cell>
          <table:table-cell table:formula="of:=LOG10([.A2361])" office:value-type="float" office:value="3.37748838337613" calcext:value-type="float">
            <text:p>3.37748838337613</text:p>
          </table:table-cell>
          <table:table-cell/>
          <table:table-cell table:formula="of:=LOG10([.C23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formula="of:=LOG10([.A2362])" office:value-type="float" office:value="3.37767043933432" calcext:value-type="float">
            <text:p>3.37767043933432</text:p>
          </table:table-cell>
          <table:table-cell/>
          <table:table-cell table:formula="of:=LOG10([.C23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LOG10([.A2363])" office:value-type="float" office:value="3.37785241900675" calcext:value-type="float">
            <text:p>3.37785241900675</text:p>
          </table:table-cell>
          <table:table-cell/>
          <table:table-cell table:formula="of:=LOG10([.C23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LOG10([.A2364])" office:value-type="float" office:value="3.37803432245733" calcext:value-type="float">
            <text:p>3.37803432245733</text:p>
          </table:table-cell>
          <table:table-cell/>
          <table:table-cell table:formula="of:=LOG10([.C23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10([.A2365])" office:value-type="float" office:value="3.37821614974988" calcext:value-type="float">
            <text:p>3.37821614974988</text:p>
          </table:table-cell>
          <table:table-cell/>
          <table:table-cell table:formula="of:=LOG10([.C23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9250" calcext:value-type="float">
            <text:p>9250</text:p>
          </table:table-cell>
          <table:table-cell office:value-type="float" office:value="1" calcext:value-type="float">
            <text:p>1</text:p>
          </table:table-cell>
          <table:table-cell table:formula="of:=LOG10([.A2366])" office:value-type="float" office:value="3.37839790094814" calcext:value-type="float">
            <text:p>3.37839790094814</text:p>
          </table:table-cell>
          <table:table-cell/>
          <table:table-cell table:formula="of:=LOG10([.C23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LOG10([.A2367])" office:value-type="float" office:value="3.37857957611577" calcext:value-type="float">
            <text:p>3.37857957611577</text:p>
          </table:table-cell>
          <table:table-cell/>
          <table:table-cell table:formula="of:=LOG10([.C23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formula="of:=LOG10([.A2368])" office:value-type="float" office:value="3.37876117531637" calcext:value-type="float">
            <text:p>3.37876117531637</text:p>
          </table:table-cell>
          <table:table-cell/>
          <table:table-cell table:formula="of:=LOG10([.C23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LOG10([.A2369])" office:value-type="float" office:value="3.37894269861344" calcext:value-type="float">
            <text:p>3.37894269861344</text:p>
          </table:table-cell>
          <table:table-cell/>
          <table:table-cell table:formula="of:=LOG10([.C23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LOG10([.A2370])" office:value-type="float" office:value="3.37912414607039" calcext:value-type="float">
            <text:p>3.37912414607039</text:p>
          </table:table-cell>
          <table:table-cell/>
          <table:table-cell table:formula="of:=LOG10([.C23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LOG10([.A2371])" office:value-type="float" office:value="3.37930551775058" calcext:value-type="float">
            <text:p>3.37930551775058</text:p>
          </table:table-cell>
          <table:table-cell/>
          <table:table-cell table:formula="of:=LOG10([.C23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table:formula="of:=LOG10([.A2372])" office:value-type="float" office:value="3.37948681371727" calcext:value-type="float">
            <text:p>3.37948681371727</text:p>
          </table:table-cell>
          <table:table-cell/>
          <table:table-cell table:formula="of:=LOG10([.C23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LOG10([.A2373])" office:value-type="float" office:value="3.37966803403365" calcext:value-type="float">
            <text:p>3.37966803403365</text:p>
          </table:table-cell>
          <table:table-cell/>
          <table:table-cell table:formula="of:=LOG10([.C23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LOG10([.A2374])" office:value-type="float" office:value="3.37984917876283" calcext:value-type="float">
            <text:p>3.37984917876283</text:p>
          </table:table-cell>
          <table:table-cell/>
          <table:table-cell table:formula="of:=LOG10([.C23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formula="of:=LOG10([.A2375])" office:value-type="float" office:value="3.38003024796783" calcext:value-type="float">
            <text:p>3.38003024796783</text:p>
          </table:table-cell>
          <table:table-cell/>
          <table:table-cell table:formula="of:=LOG10([.C23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LOG10([.A2376])" office:value-type="float" office:value="3.38021124171161" calcext:value-type="float">
            <text:p>3.38021124171161</text:p>
          </table:table-cell>
          <table:table-cell/>
          <table:table-cell table:formula="of:=LOG10([.C23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a3.11</text:p>
          </table:table-cell>
          <table:table-cell office:value-type="float" office:value="1" calcext:value-type="float">
            <text:p>1</text:p>
          </table:table-cell>
          <table:table-cell table:formula="of:=LOG10([.A2377])" office:value-type="float" office:value="3.38039216005703" calcext:value-type="float">
            <text:p>3.38039216005703</text:p>
          </table:table-cell>
          <table:table-cell/>
          <table:table-cell table:formula="of:=LOG10([.C23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micropayment</text:p>
          </table:table-cell>
          <table:table-cell office:value-type="float" office:value="1" calcext:value-type="float">
            <text:p>1</text:p>
          </table:table-cell>
          <table:table-cell table:formula="of:=LOG10([.A2378])" office:value-type="float" office:value="3.38057300306689" calcext:value-type="float">
            <text:p>3.38057300306689</text:p>
          </table:table-cell>
          <table:table-cell/>
          <table:table-cell table:formula="of:=LOG10([.C23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a3.11.1</text:p>
          </table:table-cell>
          <table:table-cell office:value-type="float" office:value="1" calcext:value-type="float">
            <text:p>1</text:p>
          </table:table-cell>
          <table:table-cell table:formula="of:=LOG10([.A2379])" office:value-type="float" office:value="3.3807537708039" calcext:value-type="float">
            <text:p>3.3807537708039</text:p>
          </table:table-cell>
          <table:table-cell/>
          <table:table-cell table:formula="of:=LOG10([.C23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a3.11.2</text:p>
          </table:table-cell>
          <table:table-cell office:value-type="float" office:value="1" calcext:value-type="float">
            <text:p>1</text:p>
          </table:table-cell>
          <table:table-cell table:formula="of:=LOG10([.A2380])" office:value-type="float" office:value="3.3809344633307" calcext:value-type="float">
            <text:p>3.3809344633307</text:p>
          </table:table-cell>
          <table:table-cell/>
          <table:table-cell table:formula="of:=LOG10([.C23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a3.11.3</text:p>
          </table:table-cell>
          <table:table-cell office:value-type="float" office:value="1" calcext:value-type="float">
            <text:p>1</text:p>
          </table:table-cell>
          <table:table-cell table:formula="of:=LOG10([.A2381])" office:value-type="float" office:value="3.38111508070985" calcext:value-type="float">
            <text:p>3.38111508070985</text:p>
          </table:table-cell>
          <table:table-cell/>
          <table:table-cell table:formula="of:=LOG10([.C23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LOG10([.A2382])" office:value-type="float" office:value="3.38129562300383" calcext:value-type="float">
            <text:p>3.38129562300383</text:p>
          </table:table-cell>
          <table:table-cell/>
          <table:table-cell table:formula="of:=LOG10([.C23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formula="of:=LOG10([.A2383])" office:value-type="float" office:value="3.38147609027503" calcext:value-type="float">
            <text:p>3.38147609027503</text:p>
          </table:table-cell>
          <table:table-cell/>
          <table:table-cell table:formula="of:=LOG10([.C23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LOG10([.A2384])" office:value-type="float" office:value="3.38165648258579" calcext:value-type="float">
            <text:p>3.38165648258579</text:p>
          </table:table-cell>
          <table:table-cell/>
          <table:table-cell table:formula="of:=LOG10([.C23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formula="of:=LOG10([.A2385])" office:value-type="float" office:value="3.38183679999834" calcext:value-type="float">
            <text:p>3.38183679999834</text:p>
          </table:table-cell>
          <table:table-cell/>
          <table:table-cell table:formula="of:=LOG10([.C23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LOG10([.A2386])" office:value-type="float" office:value="3.38201704257487" calcext:value-type="float">
            <text:p>3.38201704257487</text:p>
          </table:table-cell>
          <table:table-cell/>
          <table:table-cell table:formula="of:=LOG10([.C23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G10([.A2387])" office:value-type="float" office:value="3.38219721037745" calcext:value-type="float">
            <text:p>3.38219721037745</text:p>
          </table:table-cell>
          <table:table-cell/>
          <table:table-cell table:formula="of:=LOG10([.C23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LOG10([.A2388])" office:value-type="float" office:value="3.38237730346811" calcext:value-type="float">
            <text:p>3.38237730346811</text:p>
          </table:table-cell>
          <table:table-cell/>
          <table:table-cell table:formula="of:=LOG10([.C23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formula="of:=LOG10([.A2389])" office:value-type="float" office:value="3.38255732190879" calcext:value-type="float">
            <text:p>3.38255732190879</text:p>
          </table:table-cell>
          <table:table-cell/>
          <table:table-cell table:formula="of:=LOG10([.C23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LOG10([.A2390])" office:value-type="float" office:value="3.38273726576133" calcext:value-type="float">
            <text:p>3.38273726576133</text:p>
          </table:table-cell>
          <table:table-cell/>
          <table:table-cell table:formula="of:=LOG10([.C23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formula="of:=LOG10([.A2391])" office:value-type="float" office:value="3.38291713508753" calcext:value-type="float">
            <text:p>3.38291713508753</text:p>
          </table:table-cell>
          <table:table-cell/>
          <table:table-cell table:formula="of:=LOG10([.C23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note:for</text:p>
          </table:table-cell>
          <table:table-cell office:value-type="float" office:value="1" calcext:value-type="float">
            <text:p>1</text:p>
          </table:table-cell>
          <table:table-cell table:formula="of:=LOG10([.A2392])" office:value-type="float" office:value="3.38309692994909" calcext:value-type="float">
            <text:p>3.38309692994909</text:p>
          </table:table-cell>
          <table:table-cell/>
          <table:table-cell table:formula="of:=LOG10([.C23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a3.12</text:p>
          </table:table-cell>
          <table:table-cell office:value-type="float" office:value="1" calcext:value-type="float">
            <text:p>1</text:p>
          </table:table-cell>
          <table:table-cell table:formula="of:=LOG10([.A2393])" office:value-type="float" office:value="3.38327665040765" calcext:value-type="float">
            <text:p>3.38327665040765</text:p>
          </table:table-cell>
          <table:table-cell/>
          <table:table-cell table:formula="of:=LOG10([.C23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exclusively</text:p>
          </table:table-cell>
          <table:table-cell office:value-type="float" office:value="1" calcext:value-type="float">
            <text:p>1</text:p>
          </table:table-cell>
          <table:table-cell table:formula="of:=LOG10([.A2394])" office:value-type="float" office:value="3.38345629652475" calcext:value-type="float">
            <text:p>3.38345629652475</text:p>
          </table:table-cell>
          <table:table-cell/>
          <table:table-cell table:formula="of:=LOG10([.C23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disclosed</text:p>
          </table:table-cell>
          <table:table-cell office:value-type="float" office:value="1" calcext:value-type="float">
            <text:p>1</text:p>
          </table:table-cell>
          <table:table-cell table:formula="of:=LOG10([.A2395])" office:value-type="float" office:value="3.38363586836188" calcext:value-type="float">
            <text:p>3.38363586836188</text:p>
          </table:table-cell>
          <table:table-cell/>
          <table:table-cell table:formula="of:=LOG10([.C23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a4.1</text:p>
          </table:table-cell>
          <table:table-cell office:value-type="float" office:value="1" calcext:value-type="float">
            <text:p>1</text:p>
          </table:table-cell>
          <table:table-cell table:formula="of:=LOG10([.A2396])" office:value-type="float" office:value="3.38381536598043" calcext:value-type="float">
            <text:p>3.38381536598043</text:p>
          </table:table-cell>
          <table:table-cell/>
          <table:table-cell table:formula="of:=LOG10([.C23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a4.2</text:p>
          </table:table-cell>
          <table:table-cell office:value-type="float" office:value="1" calcext:value-type="float">
            <text:p>1</text:p>
          </table:table-cell>
          <table:table-cell table:formula="of:=LOG10([.A2397])" office:value-type="float" office:value="3.38399478944173" calcext:value-type="float">
            <text:p>3.38399478944173</text:p>
          </table:table-cell>
          <table:table-cell/>
          <table:table-cell table:formula="of:=LOG10([.C23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underlying</text:p>
          </table:table-cell>
          <table:table-cell office:value-type="float" office:value="1" calcext:value-type="float">
            <text:p>1</text:p>
          </table:table-cell>
          <table:table-cell table:formula="of:=LOG10([.A2398])" office:value-type="float" office:value="3.38417413880703" calcext:value-type="float">
            <text:p>3.38417413880703</text:p>
          </table:table-cell>
          <table:table-cell/>
          <table:table-cell table:formula="of:=LOG10([.C23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a4.2.1</text:p>
          </table:table-cell>
          <table:table-cell office:value-type="float" office:value="1" calcext:value-type="float">
            <text:p>1</text:p>
          </table:table-cell>
          <table:table-cell table:formula="of:=LOG10([.A2399])" office:value-type="float" office:value="3.38435341413751" calcext:value-type="float">
            <text:p>3.38435341413751</text:p>
          </table:table-cell>
          <table:table-cell/>
          <table:table-cell table:formula="of:=LOG10([.C23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table:formula="of:=LOG10([.A2400])" office:value-type="float" office:value="3.38453261549425" calcext:value-type="float">
            <text:p>3.38453261549425</text:p>
          </table:table-cell>
          <table:table-cell/>
          <table:table-cell table:formula="of:=LOG10([.C24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a4.2.2</text:p>
          </table:table-cell>
          <table:table-cell office:value-type="float" office:value="1" calcext:value-type="float">
            <text:p>1</text:p>
          </table:table-cell>
          <table:table-cell table:formula="of:=LOG10([.A2401])" office:value-type="float" office:value="3.38471174293828" calcext:value-type="float">
            <text:p>3.38471174293828</text:p>
          </table:table-cell>
          <table:table-cell/>
          <table:table-cell table:formula="of:=LOG10([.C24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a4.3</text:p>
          </table:table-cell>
          <table:table-cell office:value-type="float" office:value="1" calcext:value-type="float">
            <text:p>1</text:p>
          </table:table-cell>
          <table:table-cell table:formula="of:=LOG10([.A2402])" office:value-type="float" office:value="3.38489079653055" calcext:value-type="float">
            <text:p>3.38489079653055</text:p>
          </table:table-cell>
          <table:table-cell/>
          <table:table-cell table:formula="of:=LOG10([.C24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grouped</text:p>
          </table:table-cell>
          <table:table-cell office:value-type="float" office:value="1" calcext:value-type="float">
            <text:p>1</text:p>
          </table:table-cell>
          <table:table-cell table:formula="of:=LOG10([.A2403])" office:value-type="float" office:value="3.38506977633193" calcext:value-type="float">
            <text:p>3.38506977633193</text:p>
          </table:table-cell>
          <table:table-cell/>
          <table:table-cell table:formula="of:=LOG10([.C24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ease</text:p>
          </table:table-cell>
          <table:table-cell office:value-type="float" office:value="1" calcext:value-type="float">
            <text:p>1</text:p>
          </table:table-cell>
          <table:table-cell table:formula="of:=LOG10([.A2404])" office:value-type="float" office:value="3.38524868240322" calcext:value-type="float">
            <text:p>3.38524868240322</text:p>
          </table:table-cell>
          <table:table-cell/>
          <table:table-cell table:formula="of:=LOG10([.C24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aland</text:p>
          </table:table-cell>
          <table:table-cell office:value-type="float" office:value="1" calcext:value-type="float">
            <text:p>1</text:p>
          </table:table-cell>
          <table:table-cell table:formula="of:=LOG10([.A2405])" office:value-type="float" office:value="3.38542751480513" calcext:value-type="float">
            <text:p>3.38542751480513</text:p>
          </table:table-cell>
          <table:table-cell/>
          <table:table-cell table:formula="of:=LOG10([.C24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formula="of:=LOG10([.A2406])" office:value-type="float" office:value="3.38560627359831" calcext:value-type="float">
            <text:p>3.38560627359831</text:p>
          </table:table-cell>
          <table:table-cell/>
          <table:table-cell table:formula="of:=LOG10([.C24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faroe</text:p>
          </table:table-cell>
          <table:table-cell office:value-type="float" office:value="1" calcext:value-type="float">
            <text:p>1</text:p>
          </table:table-cell>
          <table:table-cell table:formula="of:=LOG10([.A2407])" office:value-type="float" office:value="3.38578495884334" calcext:value-type="float">
            <text:p>3.38578495884334</text:p>
          </table:table-cell>
          <table:table-cell/>
          <table:table-cell table:formula="of:=LOG10([.C24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table:formula="of:=LOG10([.A2408])" office:value-type="float" office:value="3.3859635706007" calcext:value-type="float">
            <text:p>3.3859635706007</text:p>
          </table:table-cell>
          <table:table-cell/>
          <table:table-cell table:formula="of:=LOG10([.C24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reenland</text:p>
          </table:table-cell>
          <table:table-cell office:value-type="float" office:value="1" calcext:value-type="float">
            <text:p>1</text:p>
          </table:table-cell>
          <table:table-cell table:formula="of:=LOG10([.A2409])" office:value-type="float" office:value="3.38614210893082" calcext:value-type="float">
            <text:p>3.38614210893082</text:p>
          </table:table-cell>
          <table:table-cell/>
          <table:table-cell table:formula="of:=LOG10([.C24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table:formula="of:=LOG10([.A2410])" office:value-type="float" office:value="3.38632057389405" calcext:value-type="float">
            <text:p>3.38632057389405</text:p>
          </table:table-cell>
          <table:table-cell/>
          <table:table-cell table:formula="of:=LOG10([.C24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table:formula="of:=LOG10([.A2411])" office:value-type="float" office:value="3.38649896555065" calcext:value-type="float">
            <text:p>3.38649896555065</text:p>
          </table:table-cell>
          <table:table-cell/>
          <table:table-cell table:formula="of:=LOG10([.C24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table:formula="of:=LOG10([.A2412])" office:value-type="float" office:value="3.38667728396084" calcext:value-type="float">
            <text:p>3.38667728396084</text:p>
          </table:table-cell>
          <table:table-cell/>
          <table:table-cell table:formula="of:=LOG10([.C24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formula="of:=LOG10([.A2413])" office:value-type="float" office:value="3.38685552918472" calcext:value-type="float">
            <text:p>3.38685552918472</text:p>
          </table:table-cell>
          <table:table-cell/>
          <table:table-cell table:formula="of:=LOG10([.C24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table:formula="of:=LOG10([.A2414])" office:value-type="float" office:value="3.38703370128236" calcext:value-type="float">
            <text:p>3.38703370128236</text:p>
          </table:table-cell>
          <table:table-cell/>
          <table:table-cell table:formula="of:=LOG10([.C24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table:formula="of:=LOG10([.A2415])" office:value-type="float" office:value="3.38721180031373" calcext:value-type="float">
            <text:p>3.38721180031373</text:p>
          </table:table-cell>
          <table:table-cell/>
          <table:table-cell table:formula="of:=LOG10([.C24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table:formula="of:=LOG10([.A2416])" office:value-type="float" office:value="3.38738982633873" calcext:value-type="float">
            <text:p>3.38738982633873</text:p>
          </table:table-cell>
          <table:table-cell/>
          <table:table-cell table:formula="of:=LOG10([.C24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uiana</text:p>
          </table:table-cell>
          <table:table-cell office:value-type="float" office:value="1" calcext:value-type="float">
            <text:p>1</text:p>
          </table:table-cell>
          <table:table-cell table:formula="of:=LOG10([.A2417])" office:value-type="float" office:value="3.38756777941719" calcext:value-type="float">
            <text:p>3.38756777941719</text:p>
          </table:table-cell>
          <table:table-cell/>
          <table:table-cell table:formula="of:=LOG10([.C24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uadeloupe</text:p>
          </table:table-cell>
          <table:table-cell office:value-type="float" office:value="1" calcext:value-type="float">
            <text:p>1</text:p>
          </table:table-cell>
          <table:table-cell table:formula="of:=LOG10([.A2418])" office:value-type="float" office:value="3.38774565960886" calcext:value-type="float">
            <text:p>3.38774565960886</text:p>
          </table:table-cell>
          <table:table-cell/>
          <table:table-cell table:formula="of:=LOG10([.C24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martinique</text:p>
          </table:table-cell>
          <table:table-cell office:value-type="float" office:value="1" calcext:value-type="float">
            <text:p>1</text:p>
          </table:table-cell>
          <table:table-cell table:formula="of:=LOG10([.A2419])" office:value-type="float" office:value="3.38792346697344" calcext:value-type="float">
            <text:p>3.38792346697344</text:p>
          </table:table-cell>
          <table:table-cell/>
          <table:table-cell table:formula="of:=LOG10([.C24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reunion</text:p>
          </table:table-cell>
          <table:table-cell office:value-type="float" office:value="1" calcext:value-type="float">
            <text:p>1</text:p>
          </table:table-cell>
          <table:table-cell table:formula="of:=LOG10([.A2420])" office:value-type="float" office:value="3.38810120157052" calcext:value-type="float">
            <text:p>3.38810120157052</text:p>
          </table:table-cell>
          <table:table-cell/>
          <table:table-cell table:formula="of:=LOG10([.C24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mayotte</text:p>
          </table:table-cell>
          <table:table-cell office:value-type="float" office:value="1" calcext:value-type="float">
            <text:p>1</text:p>
          </table:table-cell>
          <table:table-cell table:formula="of:=LOG10([.A2421])" office:value-type="float" office:value="3.38827886345964" calcext:value-type="float">
            <text:p>3.38827886345964</text:p>
          </table:table-cell>
          <table:table-cell/>
          <table:table-cell table:formula="of:=LOG10([.C24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table:formula="of:=LOG10([.A2422])" office:value-type="float" office:value="3.38845645270027" calcext:value-type="float">
            <text:p>3.38845645270027</text:p>
          </table:table-cell>
          <table:table-cell/>
          <table:table-cell table:formula="of:=LOG10([.C24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monaco</text:p>
          </table:table-cell>
          <table:table-cell office:value-type="float" office:value="1" calcext:value-type="float">
            <text:p>1</text:p>
          </table:table-cell>
          <table:table-cell table:formula="of:=LOG10([.A2423])" office:value-type="float" office:value="3.38863396935179" calcext:value-type="float">
            <text:p>3.38863396935179</text:p>
          </table:table-cell>
          <table:table-cell/>
          <table:table-cell table:formula="of:=LOG10([.C24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table:formula="of:=LOG10([.A2424])" office:value-type="float" office:value="3.38881141347352" calcext:value-type="float">
            <text:p>3.38881141347352</text:p>
          </table:table-cell>
          <table:table-cell/>
          <table:table-cell table:formula="of:=LOG10([.C24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formula="of:=LOG10([.A2425])" office:value-type="float" office:value="3.38898878512471" calcext:value-type="float">
            <text:p>3.38898878512471</text:p>
          </table:table-cell>
          <table:table-cell/>
          <table:table-cell table:formula="of:=LOG10([.C24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formula="of:=LOG10([.A2426])" office:value-type="float" office:value="3.38916608436453" calcext:value-type="float">
            <text:p>3.38916608436453</text:p>
          </table:table-cell>
          <table:table-cell/>
          <table:table-cell table:formula="of:=LOG10([.C24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table:formula="of:=LOG10([.A2427])" office:value-type="float" office:value="3.38934331125208" calcext:value-type="float">
            <text:p>3.38934331125208</text:p>
          </table:table-cell>
          <table:table-cell/>
          <table:table-cell table:formula="of:=LOG10([.C24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vatican</text:p>
          </table:table-cell>
          <table:table-cell office:value-type="float" office:value="1" calcext:value-type="float">
            <text:p>1</text:p>
          </table:table-cell>
          <table:table-cell table:formula="of:=LOG10([.A2428])" office:value-type="float" office:value="3.38952046584638" calcext:value-type="float">
            <text:p>3.38952046584638</text:p>
          </table:table-cell>
          <table:table-cell/>
          <table:table-cell table:formula="of:=LOG10([.C24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table:formula="of:=LOG10([.A2429])" office:value-type="float" office:value="3.38969754820639" calcext:value-type="float">
            <text:p>3.38969754820639</text:p>
          </table:table-cell>
          <table:table-cell/>
          <table:table-cell table:formula="of:=LOG10([.C24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 table:formula="of:=LOG10([.A2430])" office:value-type="float" office:value="3.38987455839099" calcext:value-type="float">
            <text:p>3.38987455839099</text:p>
          </table:table-cell>
          <table:table-cell/>
          <table:table-cell table:formula="of:=LOG10([.C24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andorra</text:p>
          </table:table-cell>
          <table:table-cell office:value-type="float" office:value="1" calcext:value-type="float">
            <text:p>1</text:p>
          </table:table-cell>
          <table:table-cell table:formula="of:=LOG10([.A2431])" office:value-type="float" office:value="3.39005149645899" calcext:value-type="float">
            <text:p>3.39005149645899</text:p>
          </table:table-cell>
          <table:table-cell/>
          <table:table-cell table:formula="of:=LOG10([.C24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formula="of:=LOG10([.A2432])" office:value-type="float" office:value="3.39022836246913" calcext:value-type="float">
            <text:p>3.39022836246913</text:p>
          </table:table-cell>
          <table:table-cell/>
          <table:table-cell table:formula="of:=LOG10([.C24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bosnia</text:p>
          </table:table-cell>
          <table:table-cell office:value-type="float" office:value="1" calcext:value-type="float">
            <text:p>1</text:p>
          </table:table-cell>
          <table:table-cell table:formula="of:=LOG10([.A2433])" office:value-type="float" office:value="3.39040515648008" calcext:value-type="float">
            <text:p>3.39040515648008</text:p>
          </table:table-cell>
          <table:table-cell/>
          <table:table-cell table:formula="of:=LOG10([.C24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herzegovina</text:p>
          </table:table-cell>
          <table:table-cell office:value-type="float" office:value="1" calcext:value-type="float">
            <text:p>1</text:p>
          </table:table-cell>
          <table:table-cell table:formula="of:=LOG10([.A2434])" office:value-type="float" office:value="3.39058187855044" calcext:value-type="float">
            <text:p>3.39058187855044</text:p>
          </table:table-cell>
          <table:table-cell/>
          <table:table-cell table:formula="of:=LOG10([.C24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table:formula="of:=LOG10([.A2435])" office:value-type="float" office:value="3.39075852873872" calcext:value-type="float">
            <text:p>3.39075852873872</text:p>
          </table:table-cell>
          <table:table-cell/>
          <table:table-cell table:formula="of:=LOG10([.C24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georgia</text:p>
          </table:table-cell>
          <table:table-cell office:value-type="float" office:value="1" calcext:value-type="float">
            <text:p>1</text:p>
          </table:table-cell>
          <table:table-cell table:formula="of:=LOG10([.A2436])" office:value-type="float" office:value="3.39093510710338" calcext:value-type="float">
            <text:p>3.39093510710338</text:p>
          </table:table-cell>
          <table:table-cell/>
          <table:table-cell table:formula="of:=LOG10([.C24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kosovo</text:p>
          </table:table-cell>
          <table:table-cell office:value-type="float" office:value="1" calcext:value-type="float">
            <text:p>1</text:p>
          </table:table-cell>
          <table:table-cell table:formula="of:=LOG10([.A2437])" office:value-type="float" office:value="3.3911116137028" calcext:value-type="float">
            <text:p>3.3911116137028</text:p>
          </table:table-cell>
          <table:table-cell/>
          <table:table-cell table:formula="of:=LOG10([.C24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macedonia</text:p>
          </table:table-cell>
          <table:table-cell office:value-type="float" office:value="1" calcext:value-type="float">
            <text:p>1</text:p>
          </table:table-cell>
          <table:table-cell table:formula="of:=LOG10([.A2438])" office:value-type="float" office:value="3.3912880485953" calcext:value-type="float">
            <text:p>3.3912880485953</text:p>
          </table:table-cell>
          <table:table-cell/>
          <table:table-cell table:formula="of:=LOG10([.C24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moldova</text:p>
          </table:table-cell>
          <table:table-cell office:value-type="float" office:value="1" calcext:value-type="float">
            <text:p>1</text:p>
          </table:table-cell>
          <table:table-cell table:formula="of:=LOG10([.A2439])" office:value-type="float" office:value="3.3914644118391" calcext:value-type="float">
            <text:p>3.3914644118391</text:p>
          </table:table-cell>
          <table:table-cell/>
          <table:table-cell table:formula="of:=LOG10([.C24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table:formula="of:=LOG10([.A2440])" office:value-type="float" office:value="3.39164070349239" calcext:value-type="float">
            <text:p>3.39164070349239</text:p>
          </table:table-cell>
          <table:table-cell/>
          <table:table-cell table:formula="of:=LOG10([.C24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table:formula="of:=LOG10([.A2441])" office:value-type="float" office:value="3.39181692361325" calcext:value-type="float">
            <text:p>3.39181692361325</text:p>
          </table:table-cell>
          <table:table-cell/>
          <table:table-cell table:formula="of:=LOG10([.C2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table:formula="of:=LOG10([.A2442])" office:value-type="float" office:value="3.39199307225971" calcext:value-type="float">
            <text:p>3.39199307225971</text:p>
          </table:table-cell>
          <table:table-cell/>
          <table:table-cell table:formula="of:=LOG10([.C24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table:formula="of:=LOG10([.A2443])" office:value-type="float" office:value="3.39216914948974" calcext:value-type="float">
            <text:p>3.39216914948974</text:p>
          </table:table-cell>
          <table:table-cell/>
          <table:table-cell table:formula="of:=LOG10([.C24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table:formula="of:=LOG10([.A2444])" office:value-type="float" office:value="3.3923451553612" calcext:value-type="float">
            <text:p>3.3923451553612</text:p>
          </table:table-cell>
          <table:table-cell/>
          <table:table-cell table:formula="of:=LOG10([.C24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balance(s</text:p>
          </table:table-cell>
          <table:table-cell office:value-type="float" office:value="1" calcext:value-type="float">
            <text:p>1</text:p>
          </table:table-cell>
          <table:table-cell table:formula="of:=LOG10([.A2445])" office:value-type="float" office:value="3.39252108993193" calcext:value-type="float">
            <text:p>3.39252108993193</text:p>
          </table:table-cell>
          <table:table-cell/>
          <table:table-cell table:formula="of:=LOG10([.C24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formula="of:=LOG10([.A2446])" office:value-type="float" office:value="3.39269695325967" calcext:value-type="float">
            <text:p>3.39269695325967</text:p>
          </table:table-cell>
          <table:table-cell/>
          <table:table-cell table:formula="of:=LOG10([.C24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initial</text:p>
          </table:table-cell>
          <table:table-cell office:value-type="float" office:value="1" calcext:value-type="float">
            <text:p>1</text:p>
          </table:table-cell>
          <table:table-cell table:formula="of:=LOG10([.A2447])" office:value-type="float" office:value="3.39287274540208" calcext:value-type="float">
            <text:p>3.39287274540208</text:p>
          </table:table-cell>
          <table:table-cell/>
          <table:table-cell table:formula="of:=LOG10([.C24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a4.8</text:p>
          </table:table-cell>
          <table:table-cell office:value-type="float" office:value="1" calcext:value-type="float">
            <text:p>1</text:p>
          </table:table-cell>
          <table:table-cell table:formula="of:=LOG10([.A2448])" office:value-type="float" office:value="3.39304846641678" calcext:value-type="float">
            <text:p>3.39304846641678</text:p>
          </table:table-cell>
          <table:table-cell/>
          <table:table-cell table:formula="of:=LOG10([.C24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territories</text:p>
          </table:table-cell>
          <table:table-cell office:value-type="float" office:value="1" calcext:value-type="float">
            <text:p>1</text:p>
          </table:table-cell>
          <table:table-cell table:formula="of:=LOG10([.A2449])" office:value-type="float" office:value="3.3932241163613" calcext:value-type="float">
            <text:p>3.3932241163613</text:p>
          </table:table-cell>
          <table:table-cell/>
          <table:table-cell table:formula="of:=LOG10([.C24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references</text:p>
          </table:table-cell>
          <table:table-cell office:value-type="float" office:value="1" calcext:value-type="float">
            <text:p>1</text:p>
          </table:table-cell>
          <table:table-cell table:formula="of:=LOG10([.A2450])" office:value-type="float" office:value="3.3933996952931" calcext:value-type="float">
            <text:p>3.3933996952931</text:p>
          </table:table-cell>
          <table:table-cell/>
          <table:table-cell table:formula="of:=LOG10([.C24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measuremeasure</text:p>
          </table:table-cell>
          <table:table-cell office:value-type="float" office:value="1" calcext:value-type="float">
            <text:p>1</text:p>
          </table:table-cell>
          <table:table-cell table:formula="of:=LOG10([.A2451])" office:value-type="float" office:value="3.39357520326959" calcext:value-type="float">
            <text:p>3.39357520326959</text:p>
          </table:table-cell>
          <table:table-cell/>
          <table:table-cell table:formula="of:=LOG10([.C2451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0">
          <table:table-cell/>
          <table:table-cell table:style-name="Default"/>
          <table:table-cell table:number-columns-repeated="7"/>
        </table:table-row>
        <table:table-row table:style-name="ro1" table:number-rows-repeated="104609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0:41:02.696337377</dc:date>
    <meta:editing-duration>PT7M56S</meta:editing-duration>
    <meta:editing-cycles>1</meta:editing-cycles>
    <meta:document-statistic meta:table-count="1" meta:cell-count="1223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results.D2:results.D2451 results.F2:results.F2451" chart:data-source-has-labels="row" svg:x="0.32cm" svg:y="0.18cm" svg:width="12.825cm" svg:height="8.64cm">
          <chartooo:coordinate-region svg:x="1.047cm" svg:y="0.379cm" svg:width="12.0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F3:results.F2451" chart:label-cell-address="results.F2:results.F2" chart:class="chart:scatter">
            <chart:domain table:cell-range-address="results.D3:results.D2451"/>
            <chart:data-point chart:repeated="24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(F(r))</text:p>
                <draw:g>
                  <svg:desc>results.F2:result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.D3:results.D2451</svg:desc>
                </draw:g>
              </table:table-cell>
              <table:table-cell office:value-type="float" office:value="NaN">
                <text:p>NaN</text:p>
                <draw:g>
                  <svg:desc>results.F3:results.F2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04960561259497">
                <text:p>3.04960561259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91907809237607">
                <text:p>2.91907809237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82412583391655">
                <text:p>2.8241258339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74741180788642">
                <text:p>2.74741180788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73559889969818">
                <text:p>2.73559889969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72263392253381">
                <text:p>2.72263392253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2.66651798055488">
                <text:p>2.66651798055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66181268553726">
                <text:p>2.66181268553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59879050676312">
                <text:p>2.59879050676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.48287358360875">
                <text:p>2.48287358360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.48287358360875">
                <text:p>2.48287358360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.47275644931721">
                <text:p>2.4727564493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45636603312904">
                <text:p>2.45636603312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36361197989214">
                <text:p>2.36361197989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2.34830486304816">
                <text:p>2.34830486304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68201724067">
                <text:p>1.568201724067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4036268949424">
                <text:p>1.74036268949424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3250891270624">
                <text:p>1.83250891270624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8649072517248">
                <text:p>1.88649072517248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1.568201724067">
                <text:p>1.5682017240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1.568201724067">
                <text:p>1.568201724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1.568201724067">
                <text:p>1.568201724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951925261862">
                <text:p>1.9395192526186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4448267215017">
                <text:p>1.94448267215017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7772360528885">
                <text:p>1.97772360528885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0432137378264">
                <text:p>2.00432137378264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2118929906994">
                <text:p>2.02118929906994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2938377768521">
                <text:p>2.02938377768521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3342375548695">
                <text:p>2.03342375548695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4532297878666">
                <text:p>2.04532297878666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5690485133647">
                <text:p>2.05690485133647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6818586174616">
                <text:p>2.06818586174616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7188200730613">
                <text:p>2.07188200730613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7554696139253">
                <text:p>2.07554696139253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8278537031645">
                <text:p>2.0827853703164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8635983067475">
                <text:p>2.0863598306747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99051114394">
                <text:p>2.0899051114394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0037054511756">
                <text:p>2.1003705451175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380372095596">
                <text:p>2.1038037209559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1058971029925">
                <text:p>2.11058971029925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2057393120585">
                <text:p>2.12057393120585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2385164096709">
                <text:p>2.12385164096709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2710479836481">
                <text:p>2.12710479836481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353890837022">
                <text:p>2.13353890837022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3987908640124">
                <text:p>2.1398790864012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5228834438306">
                <text:p>2.1522883443830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6136800223497">
                <text:p>2.16136800223497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6435285578444">
                <text:p>2.16435285578444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026171539496">
                <text:p>2.17026171539496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7318626841227">
                <text:p>2.17318626841227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7897694729317">
                <text:p>2.17897694729317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8184358794477">
                <text:p>2.18184358794477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846914308176">
                <text:p>2.1846914308176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8752072083646">
                <text:p>2.18752072083646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9033169817029">
                <text:p>2.19033169817029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9312459835446">
                <text:p>2.19312459835446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411998265592">
                <text:p>2.2041199826559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0682587603185">
                <text:p>2.2068258760318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0951501454263">
                <text:p>2.20951501454263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1218760440396">
                <text:p>2.21218760440396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148438480477">
                <text:p>2.2148438480477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1748394421391">
                <text:p>2.21748394421391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2010808804005">
                <text:p>2.22010808804005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2271647114758">
                <text:p>2.22271647114758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2530928172586">
                <text:p>2.22530928172586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3044892137827">
                <text:p>2.23044892137827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3552844690755">
                <text:p>2.23552844690755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380461031288">
                <text:p>2.2380461031288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405492482826">
                <text:p>2.2405492482826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4303804868629">
                <text:p>2.24303804868629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4551266781415">
                <text:p>2.24551266781415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4797326636181">
                <text:p>2.24797326636181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5285303097989">
                <text:p>2.25285303097989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5527250510331">
                <text:p>2.25527250510331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5767857486918">
                <text:p>2.25767857486918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6007138798507">
                <text:p>2.26007138798507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6245108973043">
                <text:p>2.26245108973043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6481782300954">
                <text:p>2.26481782300954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6951294421792">
                <text:p>2.26951294421792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7415784926368">
                <text:p>2.2741578492636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7875360095283">
                <text:p>2.27875360095283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8103336724773">
                <text:p>2.28103336724773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8330122870355">
                <text:p>2.28330122870355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8555730900777">
                <text:p>2.2855573090077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8780172993023">
                <text:p>2.28780172993023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9003461136252">
                <text:p>2.2900346113625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9446622616159">
                <text:p>2.29446622616159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9666519026153">
                <text:p>2.29666519026153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9885307640971">
                <text:p>2.2988530764097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0319605742049">
                <text:p>2.30319605742049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0535136944662">
                <text:p>2.3053513694466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0749603791321">
                <text:p>2.3074960379132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096301674259">
                <text:p>2.3096301674259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1175386105575">
                <text:p>2.31175386105575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1386722036915">
                <text:p>2.31386722036915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1597034545692">
                <text:p>2.315970345456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1806333496276">
                <text:p>2.3180633349627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2014628611105">
                <text:p>2.32014628611105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2221929473392">
                <text:p>2.3222192947339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2428245529769">
                <text:p>2.3242824552976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32633586092875">
                <text:p>2.32633586092875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32837960343874">
                <text:p>2.3283796034387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33041377334919">
                <text:p>2.3304137733491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3243845991561">
                <text:p>2.33243845991561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3445375115093">
                <text:p>2.33445375115093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3645973384853">
                <text:p>2.33645973384853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4044411484012">
                <text:p>2.34044411484012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4242268082221">
                <text:p>2.34242268082221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439227368511">
                <text:p>2.34439227368511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4635297445064">
                <text:p>2.34635297445064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4830486304816">
                <text:p>2.3483048630481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5218251811136">
                <text:p>2.3521825181113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541084391474">
                <text:p>2.3541084391474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5602585719312">
                <text:p>2.35602585719312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5793484700045">
                <text:p>2.35793484700045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5983548233989">
                <text:p>2.35983548233989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172783601759">
                <text:p>2.36172783601759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6361197989214">
                <text:p>2.36361197989214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54879848909">
                <text:p>2.3654879848909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735592102602">
                <text:p>2.36735592102602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21585741014">
                <text:p>2.36921585741014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106786227174">
                <text:p>2.37106786227174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7291200297011">
                <text:p>2.37291200297011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7657695705651">
                <text:p>2.37657695705651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7839790094814">
                <text:p>2.3783979009481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8201704257487">
                <text:p>2.38201704257487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8381536598043">
                <text:p>2.3838153659804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8560627359831">
                <text:p>2.38560627359831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8738982633873">
                <text:p>2.3873898263387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38916608436453">
                <text:p>2.3891660843645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9093510710338">
                <text:p>2.39093510710338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9269695325967">
                <text:p>2.39269695325967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9445168082622">
                <text:p>2.39445168082622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39619934709574">
                <text:p>2.3961993470957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39794000867204">
                <text:p>2.3979400086720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39967372148104">
                <text:p>2.3996737214810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40140054078154">
                <text:p>2.4014005407815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0312052117582">
                <text:p>2.4031205211758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0483371661994">
                <text:p>2.4048337166199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40993312333129">
                <text:p>2.40993312333129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41161970596323">
                <text:p>2.41161970596323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41329976408125">
                <text:p>2.4132997640812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41497334797082">
                <text:p>2.4149733479708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1664050733828">
                <text:p>2.4166405073382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41830129131975">
                <text:p>2.4183012913197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1995574848976">
                <text:p>2.4199557484897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2160392686983">
                <text:p>2.42160392686983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2324587393681">
                <text:p>2.42324587393681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42488163663107">
                <text:p>2.42488163663107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2651126136458">
                <text:p>2.4265112613645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2813479402879">
                <text:p>2.42813479402879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2975228000241">
                <text:p>2.42975228000241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3136376415899">
                <text:p>2.43136376415899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3296929087441">
                <text:p>2.43296929087441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345689040342">
                <text:p>2.434568904034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3616264704076">
                <text:p>2.4361626470407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43775056282039">
                <text:p>2.43775056282039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44090908206522">
                <text:p>2.4409090820652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44247976906445">
                <text:p>2.4424797690644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4404479591808">
                <text:p>2.4440447959180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4456042032736">
                <text:p>2.445604203273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4715803134222">
                <text:p>2.4471580313422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44870631990508">
                <text:p>2.4487063199050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5024910831936">
                <text:p>2.4502491083193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5178643552429">
                <text:p>2.45178643552429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5331834004704">
                <text:p>2.4533183400470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5484486000851">
                <text:p>2.45484486000851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5636603312904">
                <text:p>2.4563660331290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5788189673399">
                <text:p>2.45788189673399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5939248775923">
                <text:p>2.4593924877592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6089784275655">
                <text:p>2.46089784275655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6239799789896">
                <text:p>2.46239799789896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6389298898591">
                <text:p>2.46389298898591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6538285144842">
                <text:p>2.4653828514484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6686762035411">
                <text:p>2.46686762035411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6834733041216">
                <text:p>2.46834733041216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6982201597816">
                <text:p>2.46982201597816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47129171105894">
                <text:p>2.4712917110589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47275644931721">
                <text:p>2.47275644931721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47421626407626">
                <text:p>2.47421626407626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47567118832443">
                <text:p>2.4756711883244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47856649559384">
                <text:p>2.4785664955938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48000694295715">
                <text:p>2.48000694295715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4814426285023">
                <text:p>2.481442628502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48429983934679">
                <text:p>2.48429983934679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8572142648158">
                <text:p>2.48572142648158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48855071650044">
                <text:p>2.4885507165004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48995847942483">
                <text:p>2.4899584794248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49136169383427">
                <text:p>2.49136169383427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9276038902684">
                <text:p>2.4927603890268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49415459401844">
                <text:p>2.4941545940184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49554433754645">
                <text:p>2.49554433754645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4983105537896">
                <text:p>2.498310553789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0105926221775">
                <text:p>2.5010592622177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0242711998443">
                <text:p>2.50242711998443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0379068305718">
                <text:p>2.5037906830571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0514997831991">
                <text:p>2.5051499783199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0650503240487">
                <text:p>2.5065050324048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50785587169583">
                <text:p>2.50785587169583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092025223311">
                <text:p>2.509202522331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51054501020661">
                <text:p>2.5105450102066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1188336097887">
                <text:p>2.5118833609788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51321760006794">
                <text:p>2.5132176000679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51454775266029">
                <text:p>2.5145477526602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1587384371168">
                <text:p>2.5158738437116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1982799377572">
                <text:p>2.5198279937757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52113808370404">
                <text:p>2.5211380837040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2244423350632">
                <text:p>2.5224442335063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2374646681156">
                <text:p>2.5237464668115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2504480703685">
                <text:p>2.5250448070368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52633927738984">
                <text:p>2.5263392773898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52762990087134">
                <text:p>2.5276299008713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2891670027765">
                <text:p>2.5289167002776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3019969820308">
                <text:p>2.5301996982030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3147891704225">
                <text:p>2.5314789170422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327543789925">
                <text:p>2.532754378992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53402610605613">
                <text:p>2.53402610605613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53529412004277">
                <text:p>2.5352941200427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53781909507327">
                <text:p>2.5378190950732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3907609879278">
                <text:p>2.5390760987927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54032947479087">
                <text:p>2.54032947479087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4157924394658">
                <text:p>2.5415792439465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4282542695918">
                <text:p>2.5428254269591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4406804435028">
                <text:p>2.5440680443502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54530711646582">
                <text:p>2.5453071164658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4654266347813">
                <text:p>2.54654266347813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54777470538782">
                <text:p>2.5477747053878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4900326202579">
                <text:p>2.5490032620257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55022835305509">
                <text:p>2.5502283530550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5144999797288">
                <text:p>2.5514499979728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5266821611219">
                <text:p>2.5526682161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5388302664387">
                <text:p>2.55388302664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55509444857832">
                <text:p>2.55509444857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5630250076729">
                <text:p>2.5563025007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5750720190566">
                <text:p>2.55750720190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5870857053317">
                <text:p>2.55870857053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5990662503611">
                <text:p>2.55990662503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6110138364906">
                <text:p>2.56110138364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6229286445647">
                <text:p>2.56229286445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6348108539441">
                <text:p>2.56348108539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466606425209">
                <text:p>2.56466606425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6584781867352">
                <text:p>2.56584781867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6702636615906">
                <text:p>2.56702636615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6820172406699">
                <text:p>2.56820172406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6937390961505">
                <text:p>2.56937390961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5705429398819">
                <text:p>2.5705429398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7170883180869">
                <text:p>2.57170883180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7287160220048">
                <text:p>2.57287160220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57403126772772">
                <text:p>2.57403126772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7634135020579">
                <text:p>2.57634135020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7749179983722">
                <text:p>2.57749179983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7863920996807">
                <text:p>2.57863920996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7978359661681">
                <text:p>2.57978359661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8092497567562">
                <text:p>2.58092497567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8206336291171">
                <text:p>2.5820633629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319877396862">
                <text:p>2.58319877396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8433122436753">
                <text:p>2.58433122436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854607295085">
                <text:p>2.5854607295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8658730467176">
                <text:p>2.58658730467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8771096501891">
                <text:p>2.58771096501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8883172559421">
                <text:p>2.58883172559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8994960132571">
                <text:p>2.58994960132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910646070265">
                <text:p>2.5910646070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9217675739587">
                <text:p>2.59217675739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9439255037543">
                <text:p>2.59439255037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9549622182557">
                <text:p>2.5954962218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9659709562646">
                <text:p>2.5965970956264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9769518592551">
                <text:p>2.5976951859255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59879050676312">
                <text:p>2.5987905067631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988307207369">
                <text:p>2.5998830720736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0097289568675">
                <text:p>2.60097289568675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60314437262018">
                <text:p>2.6031443726201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0422605308447">
                <text:p>2.6042260530844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0530504614111">
                <text:p>2.6053050461411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60638136511061">
                <text:p>2.6063813651106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60745502321467">
                <text:p>2.607455023214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0959440922522">
                <text:p>2.6095944092252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1066016308988">
                <text:p>2.6106601630898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1172330800734">
                <text:p>2.6117233080073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1278385671974">
                <text:p>2.6127838567197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61384182187607">
                <text:p>2.6138418218760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1489721603313">
                <text:p>2.6148972160331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6159500516564">
                <text:p>2.615950051656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170003411209">
                <text:p>2.617000341120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1804809671209">
                <text:p>2.6180480967120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1909333062674">
                <text:p>2.6190933306267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2013605497376">
                <text:p>2.6201360549737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62117628177503">
                <text:p>2.6211762817750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6222140229663">
                <text:p>2.622214022966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6232492903979">
                <text:p>2.623249290397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2428209583567">
                <text:p>2.624282095835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2531245096167">
                <text:p>2.625312450961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62634036737504">
                <text:p>2.6263403673750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62736585659273">
                <text:p>2.6273658565927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62838893005031">
                <text:p>2.6283889300503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62940959910272">
                <text:p>2.6294095991027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63042787502502">
                <text:p>2.6304278750250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63144376901317">
                <text:p>2.6314437690131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3245729218472">
                <text:p>2.6324572921847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3346845557959">
                <text:p>2.6334684555795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63447727016073">
                <text:p>2.6344772701607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63548374681491">
                <text:p>2.6354837468149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3648789635337">
                <text:p>2.6364878963533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3748972951251">
                <text:p>2.6374897295125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3848925695464">
                <text:p>2.6384892569546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3948648926859">
                <text:p>2.6394864892685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64048143697042">
                <text:p>2.6404814369704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6414741105041">
                <text:p>2.641474110504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4246452024212">
                <text:p>2.6424645202421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64345267648619">
                <text:p>2.6434526764861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64443858946784">
                <text:p>2.6444385894678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64542226934909">
                <text:p>2.6454222693490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64640372622307">
                <text:p>2.64640372622307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64738297011462">
                <text:p>2.6473829701146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4836001098093">
                <text:p>2.64836001098093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64933485871214">
                <text:p>2.6493348587121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65030752313194">
                <text:p>2.6503075231319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65127801399814">
                <text:p>2.6512780139981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65224634100332">
                <text:p>2.6522463410033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65321251377534">
                <text:p>2.6532125137753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65417654187796">
                <text:p>2.6541765418779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65513843481138">
                <text:p>2.6551384348113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65609820201283">
                <text:p>2.65609820201283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6570558528571">
                <text:p>2.657055852857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65801139665711">
                <text:p>2.6580113966571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65896484266444">
                <text:p>2.6589648426644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65991620006985">
                <text:p>2.65991620006985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66086547800387">
                <text:p>2.66086547800387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66181268553726">
                <text:p>2.6618126855372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6275783168157">
                <text:p>2.66275783168157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66370092538965">
                <text:p>2.66370092538965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66464197555613">
                <text:p>2.66464197555613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66558099101795">
                <text:p>2.66558099101795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66651798055488">
                <text:p>2.6665179805548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66745295288995">
                <text:p>2.66745295288995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6838591669">
                <text:p>2.6683859166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66931688056611">
                <text:p>2.6693168805661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67024585307412">
                <text:p>2.6702458530741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67117284271508">
                <text:p>2.6711728427150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67209785793572">
                <text:p>2.6720978579357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6730209071289">
                <text:p>2.673020907128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67394199863409">
                <text:p>2.6739419986340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67486114073781">
                <text:p>2.6748611407378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67577834167409">
                <text:p>2.6757783416740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7669360962487">
                <text:p>2.67669360962487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67760695272049">
                <text:p>2.6776069527204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67851837904011">
                <text:p>2.6785183790401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7942789661212">
                <text:p>2.6794278966121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8033551341456">
                <text:p>2.6803355134145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8124123737559">
                <text:p>2.6812412373755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68214507637383">
                <text:p>2.6821450763738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68304703823885">
                <text:p>2.6830470382388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68394713075151">
                <text:p>2.6839471307515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68484536164441">
                <text:p>2.6848453616444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68574173860226">
                <text:p>2.6857417386022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68663626926229">
                <text:p>2.6866362692622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68752896121463">
                <text:p>2.6875289612146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68841982200271">
                <text:p>2.6884198220027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68930885912362">
                <text:p>2.6893088591236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69019608002851">
                <text:p>2.6901960800285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69108149212297">
                <text:p>2.6910814921229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69196510276736">
                <text:p>2.6919651027673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69284691927723">
                <text:p>2.6928469192772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69372694892365">
                <text:p>2.6937269489236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69460519893357">
                <text:p>2.6946051989335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954816764902">
                <text:p>2.695481676490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69635638873333">
                <text:p>2.6963563887333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69722934275972">
                <text:p>2.6972293427597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69810054562339">
                <text:p>2.6981005456233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69983772586725">
                <text:p>2.6998377258672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70070371714502">
                <text:p>2.7007037171450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70156798505593">
                <text:p>2.7015679850559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70243053644553">
                <text:p>2.7024305364455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70329137811866">
                <text:p>2.7032913781186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7041505168398">
                <text:p>2.7041505168398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70500795933334">
                <text:p>2.7050079593333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70586371228392">
                <text:p>2.7058637122839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70671778233676">
                <text:p>2.7067177823367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70757017609794">
                <text:p>2.7075701760979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0842090013471">
                <text:p>2.7084209001347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71011736511182">
                <text:p>2.7101173651118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71096311899528">
                <text:p>2.71096311899528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71180722904119">
                <text:p>2.7118072290411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71264970162721">
                <text:p>2.7126497016272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71349054309394">
                <text:p>2.7134905430939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71432975974523">
                <text:p>2.7143297597452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71516735784846">
                <text:p>2.7151673578484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7160033436348">
                <text:p>2.7160033436348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71683772329952">
                <text:p>2.7168377232995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71767050300226">
                <text:p>2.7176705030022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71850168886727">
                <text:p>2.7185016888672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71933128698373">
                <text:p>2.7193312869837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72015930340596">
                <text:p>2.7201593034059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72098574415374">
                <text:p>2.7209857441537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72181061521255">
                <text:p>2.7218106152125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72263392253381">
                <text:p>2.7226339225338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72345567203519">
                <text:p>2.7234556720351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72427586960079">
                <text:p>2.7242758696007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2509452108147">
                <text:p>2.7250945210814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72591163229505">
                <text:p>2.7259116322950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72672720902657">
                <text:p>2.7267272090265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72754125702856">
                <text:p>2.7275412570285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72835378202123">
                <text:p>2.72835378202123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72916478969277">
                <text:p>2.7291647896927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72997428569956">
                <text:p>2.7299742856995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73078227566639">
                <text:p>2.7307822756663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73158876518674">
                <text:p>2.7315887651867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73239375982297">
                <text:p>2.7323937598229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73319726510657">
                <text:p>2.7331972651065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73399928653839">
                <text:p>2.7339992865383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73479982958885">
                <text:p>2.7347998295888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73559889969818">
                <text:p>2.7355988996981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73639650227664">
                <text:p>2.7363965022766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73719264270474">
                <text:p>2.7371926427047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73798732633343">
                <text:p>2.7379873263334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73878055848437">
                <text:p>2.7387805584843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73957234445009">
                <text:p>2.7395723444500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4036268949424">
                <text:p>2.7403626894942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74115159885178">
                <text:p>2.7411515988517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7419390777292">
                <text:p>2.741939077729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7427251313047">
                <text:p>2.742725131304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4350976472843">
                <text:p>2.7435097647284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74429298312268">
                <text:p>2.7442929831226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4507479158206">
                <text:p>2.7450747915820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74585519517373">
                <text:p>2.7458551951737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74663419893758">
                <text:p>2.7466341989375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74741180788642">
                <text:p>2.7474118078864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7481880270062">
                <text:p>2.748188027006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74896286125616">
                <text:p>2.7489628612561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74973631556906">
                <text:p>2.7497363155690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75050839485135">
                <text:p>2.7505083948513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75127910398334">
                <text:p>2.7512791039833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75204844781944">
                <text:p>2.7520484478194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75281643118827">
                <text:p>2.7528164311882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75358305889291">
                <text:p>2.7535830588929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75434833571102">
                <text:p>2.7543483357110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75511226639507">
                <text:p>2.7551122663950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75587485567249">
                <text:p>2.7558748556724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75663610824585">
                <text:p>2.7566361082458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75739602879302">
                <text:p>2.7573960287930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75815462196739">
                <text:p>2.7581546219673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5891189239797">
                <text:p>2.7589118923979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75966784468963">
                <text:p>2.7596678446896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76042248342321">
                <text:p>2.7604224834232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76117581315573">
                <text:p>2.7611758131557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76192783842053">
                <text:p>2.7619278384205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6267856372744">
                <text:p>2.7626785637274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76342799356294">
                <text:p>2.7634279935629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76417613239033">
                <text:p>2.7641761323903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76492298464989">
                <text:p>2.7649229846498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76566855475901">
                <text:p>2.7656685547590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7664128471124">
                <text:p>2.766412847112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76715586608218">
                <text:p>2.7671558660821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76789761601809">
                <text:p>2.7678976160180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76863810124761">
                <text:p>2.7686381012476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76937732607614">
                <text:p>2.7693773260761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7701152947871">
                <text:p>2.770115294787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77085201164214">
                <text:p>2.7708520116421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77158748088126">
                <text:p>2.7715874808812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77232170672292">
                <text:p>2.7723217067229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77305469336426">
                <text:p>2.7730546933642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7378644498119">
                <text:p>2.7737864449811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77451696572855">
                <text:p>2.7745169657285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77524625974024">
                <text:p>2.7752462597402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77597433112937">
                <text:p>2.77597433112937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77670118398841">
                <text:p>2.7767011839884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77742682238931">
                <text:p>2.77742682238931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77887447200274">
                <text:p>2.7788744720027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77959649125782">
                <text:p>2.779596491257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78031731214015">
                <text:p>2.7803173121401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78103693862113">
                <text:p>2.7810369386211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78175537465247">
                <text:p>2.7817553746524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78247262416629">
                <text:p>2.7824726241662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8318869107526">
                <text:p>2.7831886910752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8390357927274">
                <text:p>2.7839035792727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78461729263288">
                <text:p>2.7846172926328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78532983501077">
                <text:p>2.7853298350107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78604121024255">
                <text:p>2.7860412102425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78675142214556">
                <text:p>2.7867514221455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78746047451841">
                <text:p>2.7874604745184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78816837114117">
                <text:p>2.7881683711411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78887511577542">
                <text:p>2.7888751157754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78958071216443">
                <text:p>2.7895807121644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79028516403324">
                <text:p>2.7902851640332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79098847508882">
                <text:p>2.790988475088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79169064902012">
                <text:p>2.7916906490201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79239168949825">
                <text:p>2.7923916894982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79309160017658">
                <text:p>2.7930916001765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79379038469082">
                <text:p>2.793790384690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79448804665917">
                <text:p>2.7944880466591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79518458968242">
                <text:p>2.7951845896824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79588001734408">
                <text:p>2.7958800173440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79657433321043">
                <text:p>2.7965743332104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79726754083072">
                <text:p>2.7972675408307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7979596437372">
                <text:p>2.797959643737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79865064544527">
                <text:p>2.7986506454452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79934054945358">
                <text:p>2.7993405494535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80002935924413">
                <text:p>2.8000293592441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80071707828239">
                <text:p>2.8007170782823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80140371001736">
                <text:p>2.8014037100173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80208925788173">
                <text:p>2.8020892578817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80277372529198">
                <text:p>2.8027737252919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80345711564841">
                <text:p>2.8034571156484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80413943233535">
                <text:p>2.8041394323353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80482067872116">
                <text:p>2.8048206787211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8055008581584">
                <text:p>2.805500858158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80617997398389">
                <text:p>2.8061799739838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80685802951882">
                <text:p>2.806858029518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80753502806885">
                <text:p>2.8075350280688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80821097292422">
                <text:p>2.8082109729242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80888586735981">
                <text:p>2.8088858673598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80955971463527">
                <text:p>2.8095597146352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81023251799508">
                <text:p>2.8102325179950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8109042806687">
                <text:p>2.810904280668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81157500587059">
                <text:p>2.8115750058705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81224469680037">
                <text:p>2.8122446968003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81291335664286">
                <text:p>2.8129133566428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81358098856819">
                <text:p>2.8135809885681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81424759573192">
                <text:p>2.8142475957319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1491318127507">
                <text:p>2.8149131812750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1557774832427">
                <text:p>2.8155777483242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1624129999178">
                <text:p>2.8162412999917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1690383937566">
                <text:p>2.8169038393756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1756536955978">
                <text:p>2.8175653695597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81822589361396">
                <text:p>2.8182258936139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81888541459401">
                <text:p>2.8188854145940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81954393554187">
                <text:p>2.8195439355418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2020145948564">
                <text:p>2.8202014594856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8208579894397">
                <text:p>2.820857989439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82151352840477">
                <text:p>2.8215135284047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82216807936802">
                <text:p>2.8221680793680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8228216453031">
                <text:p>2.822821645303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8234742291703">
                <text:p>2.823474229170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82412583391655">
                <text:p>2.8241258339165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82477646247555">
                <text:p>2.8247764624755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82542611776782">
                <text:p>2.825426117767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82607480270083">
                <text:p>2.8260748027008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82672252016899">
                <text:p>2.8267225201689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82736927305383">
                <text:p>2.8273692730538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82801506422398">
                <text:p>2.8280150642239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82865989653532">
                <text:p>2.8286598965353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82930377283102">
                <text:p>2.8293037728310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82994669594164">
                <text:p>2.8299466959416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83058866868514">
                <text:p>2.8305886686851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83122969386706">
                <text:p>2.8312296938670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8318697742805">
                <text:p>2.831869774280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83250891270624">
                <text:p>2.8325089127062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83314711191279">
                <text:p>2.8331471119127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83378437465648">
                <text:p>2.8337843746564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83442070368153">
                <text:p>2.8344207036815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83505610172012">
                <text:p>2.8350561017201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83569057149243">
                <text:p>2.8356905714924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83632411570675">
                <text:p>2.8363241157067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83695673705955">
                <text:p>2.8369567370595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83758843823551">
                <text:p>2.8375884382355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83821922190763">
                <text:p>2.83821922190763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83884909073726">
                <text:p>2.8388490907372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8394780473742">
                <text:p>2.839478047374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84010609445676">
                <text:p>2.8401060944567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84073323461181">
                <text:p>2.8407332346118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84135947045485">
                <text:p>2.8413594704548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84198480459011">
                <text:p>2.8419848045901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84260923961056">
                <text:p>2.8426092396105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84323277809801">
                <text:p>2.8432327780980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4385542262316">
                <text:p>2.8438554226231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4447717574568">
                <text:p>2.8444771757456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4571801796666">
                <text:p>2.8457180179666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463371121298">
                <text:p>2.846337112129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4695532501982">
                <text:p>2.8469553250198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84757265914211">
                <text:p>2.8475726591421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8481891169914">
                <text:p>2.848189116991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8488047010518">
                <text:p>2.848804701051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8494194137969">
                <text:p>2.849419413796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5003325768977">
                <text:p>2.8500332576897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85064623518307">
                <text:p>2.850646235183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85125834871908">
                <text:p>2.8512583487190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85186960072977">
                <text:p>2.8518696007297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85247999363686">
                <text:p>2.8524799936368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85308952985187">
                <text:p>2.8530895298518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85369821177617">
                <text:p>2.8536982117761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85430604180108">
                <text:p>2.8543060418010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85491302230786">
                <text:p>2.8549130223078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8555191556678">
                <text:p>2.855519155667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8561244442423">
                <text:p>2.856124444242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85672889038288">
                <text:p>2.8567288903828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85733249643127">
                <text:p>2.8573324964312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85793526471943">
                <text:p>2.8579352647194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85853719756964">
                <text:p>2.8585371975696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85913829729453">
                <text:p>2.8591382972945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85973856619715">
                <text:p>2.8597385661971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86033800657099">
                <text:p>2.8603380065709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86093662070009">
                <text:p>2.8609366207000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86153441085904">
                <text:p>2.8615344108590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86213137931304">
                <text:p>2.8621313793130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86272752831797">
                <text:p>2.8627275283179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86332286012046">
                <text:p>2.8633228601204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86391737695786">
                <text:p>2.8639173769578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86451108105839">
                <text:p>2.8645110810583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86510397464113">
                <text:p>2.8651039746411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86569605991607">
                <text:p>2.865696059916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86628733908419">
                <text:p>2.8662873390841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8668778143375">
                <text:p>2.866877814337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86746748785905">
                <text:p>2.8674674878590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86805636182304">
                <text:p>2.8680563618230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86864443839483">
                <text:p>2.8686444383948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86923171973098">
                <text:p>2.8692317197309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86981820797933">
                <text:p>2.8698182079793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87040390527903">
                <text:p>2.8704039052790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87098881376058">
                <text:p>2.8709888137605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87157293554588">
                <text:p>2.8715729355458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87215627274829">
                <text:p>2.8721562727482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87273882747267">
                <text:p>2.8727388274726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8733206018154">
                <text:p>2.873320601815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87390159786446">
                <text:p>2.8739015978644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87448181769947">
                <text:p>2.8744818176994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8750612633917">
                <text:p>2.875061263391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87563993700417">
                <text:p>2.8756399370041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87621784059164">
                <text:p>2.8762178405916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8767949762007">
                <text:p>2.87679497620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87737134586977">
                <text:p>2.8773713458697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87794695162919">
                <text:p>2.8779469516291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87852179550121">
                <text:p>2.8785217955012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7909587950007">
                <text:p>2.879095879500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87966920563205">
                <text:p>2.8796692056320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88024177589548">
                <text:p>2.8802417758954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88081359228079">
                <text:p>2.8808135922807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88138465677057">
                <text:p>2.8813846567705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8819549713396">
                <text:p>2.881954971339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88252453795488">
                <text:p>2.8825245379548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88309335857569">
                <text:p>2.8830933585756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88366143515362">
                <text:p>2.883661435153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8842287696326">
                <text:p>2.884228769632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88479536394898">
                <text:p>2.8847953639489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88536122003151">
                <text:p>2.8853612200315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88592633980143">
                <text:p>2.8859263398014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88649072517248">
                <text:p>2.8864907251724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88705437805096">
                <text:p>2.8870543780509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88761730033574">
                <text:p>2.8876173003357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88817949391832">
                <text:p>2.8881794939183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88874096068289">
                <text:p>2.8887409606828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88930170250631">
                <text:p>2.8893017025063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88986172125819">
                <text:p>2.8898617212581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89042101880091">
                <text:p>2.8904210188009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89097959698969">
                <text:p>2.8909795969896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89153745767256">
                <text:p>2.8915374576725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89209460269048">
                <text:p>2.8920946026904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8926510338773">
                <text:p>2.892651033877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89320675305985">
                <text:p>2.8932067530598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89376176205794">
                <text:p>2.8937617620579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89431606268444">
                <text:p>2.8943160626844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89486965674525">
                <text:p>2.8948696567452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89542254603941">
                <text:p>2.8954225460394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89597473235906">
                <text:p>2.8959747323590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89652621748956">
                <text:p>2.8965262174895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89707700320942">
                <text:p>2.8970770032094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89762709129044">
                <text:p>2.8976270912904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89817648349768">
                <text:p>2.8981764834976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89872518158949">
                <text:p>2.8987251815894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8992731873176">
                <text:p>2.899273187317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8998205024271">
                <text:p>2.899820502427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90036712865647">
                <text:p>2.9003671286564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90091306773767">
                <text:p>2.9009130677376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90145832139611">
                <text:p>2.9014583213961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90200289135073">
                <text:p>2.9020028913507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90254677931399">
                <text:p>2.9025467793139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90363251608424">
                <text:p>2.9036325160842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90417436828416">
                <text:p>2.9041743682841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90471554527868">
                <text:p>2.9047155452786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90525604874845">
                <text:p>2.9052560487484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90579588036787">
                <text:p>2.9057958803678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90633504180509">
                <text:p>2.9063350418050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90687353472207">
                <text:p>2.906873534722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90741136077459">
                <text:p>2.9074113607745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90794852161227">
                <text:p>2.9079485216122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90848501887865">
                <text:p>2.9084850188786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90902085421116">
                <text:p>2.9090208542111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90955602924118">
                <text:p>2.9095560292411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91009054559407">
                <text:p>2.910090545594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9106244048892">
                <text:p>2.910624404889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91115760873998">
                <text:p>2.9111576087399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91169015875386">
                <text:p>2.9116901587538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91222205653242">
                <text:p>2.9122220565324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91275330367132">
                <text:p>2.9127533036713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91328390176042">
                <text:p>2.9132839017604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91381385238372">
                <text:p>2.9138138523837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91434315711944">
                <text:p>2.9143431571194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91487181754005">
                <text:p>2.9148718175400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91539983521227">
                <text:p>2.9153998352122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91592721169712">
                <text:p>2.915927211697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91645394854992">
                <text:p>2.9164539485499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91698004732038">
                <text:p>2.9169800473203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91750550955255">
                <text:p>2.9175055095525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91803033678488">
                <text:p>2.9180303367848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91855453055027">
                <text:p>2.9185545305502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91907809237607">
                <text:p>2.919078092376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91960102378411">
                <text:p>2.9196010237841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92012332629072">
                <text:p>2.9201233262907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92064500140679">
                <text:p>2.92064500140679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92116605063774">
                <text:p>2.9211660506377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9216864754836">
                <text:p>2.921686475483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92220627743902">
                <text:p>2.9222062774390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92272545799326">
                <text:p>2.9227254579932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92324401863028">
                <text:p>2.9232440186302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9237619608287">
                <text:p>2.923761960828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92427928606188">
                <text:p>2.9242792860618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92479599579791">
                <text:p>2.92479599579791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92531209149965">
                <text:p>2.9253120914996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92582757462474">
                <text:p>2.9258275746247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92634244662566">
                <text:p>2.9263424466256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92685670894969">
                <text:p>2.9268567089496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92737036303902">
                <text:p>2.9273703630390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92788341033071">
                <text:p>2.9278834103307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92839585225671">
                <text:p>2.9283958522567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92890769024395">
                <text:p>2.9289076902439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92941892571429">
                <text:p>2.9294189257142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92992956008459">
                <text:p>2.9299295600845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9304395947667">
                <text:p>2.930439594766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93094903116752">
                <text:p>2.9309490311675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931457870689">
                <text:p>2.93145787068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93196611472817">
                <text:p>2.9319661147281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93247376467715">
                <text:p>2.932473764677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9329808219232">
                <text:p>2.932980821923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93348728784871">
                <text:p>2.9334872878487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93399316383124">
                <text:p>2.9339931638312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93449845124357">
                <text:p>2.9344984512435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93500315145365">
                <text:p>2.9350031514536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93550726582471">
                <text:p>2.9355072658247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93601079571521">
                <text:p>2.9360107957152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93651374247889">
                <text:p>2.9365137424788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93701610746481">
                <text:p>2.9370161074648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93751789201735">
                <text:p>2.9375178920173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93801909747621">
                <text:p>2.9380190974762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93851972517649">
                <text:p>2.9385197251764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93901977644867">
                <text:p>2.9390197764486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93951925261862">
                <text:p>2.9395192526186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94001815500766">
                <text:p>2.9400181550076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94051648493257">
                <text:p>2.9405164849325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94101424370557">
                <text:p>2.9410142437055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9415114326344">
                <text:p>2.941511432634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94200805302231">
                <text:p>2.9420080530223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94250410616808">
                <text:p>2.9425041061680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94299959336604">
                <text:p>2.9429995933660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9434945159061">
                <text:p>2.943494515906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94398887507377">
                <text:p>2.9439888750737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94448267215017">
                <text:p>2.9444826721501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94497590841205">
                <text:p>2.9449759084120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94546858513182">
                <text:p>2.9454685851318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94596070357757">
                <text:p>2.9459607035775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94645226501307">
                <text:p>2.9464522650130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94694327069783">
                <text:p>2.9469432706978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94743372188705">
                <text:p>2.9474337218870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94792361983173">
                <text:p>2.9479236198317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9484129657786">
                <text:p>2.948412965778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94890176097021">
                <text:p>2.9489017609702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94939000664491">
                <text:p>2.949390006644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94987770403687">
                <text:p>2.9498777040368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95036485437612">
                <text:p>2.950364854376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95085145888855">
                <text:p>2.9508514588885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95133751879592">
                <text:p>2.9513375187959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95182303531591">
                <text:p>2.951823035315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95230800966213">
                <text:p>2.9523080096621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95279244304409">
                <text:p>2.9527924430440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9532763366673">
                <text:p>2.953276336667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95375969173323">
                <text:p>2.953759691733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95472479097906">
                <text:p>2.9547247909790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95520653754194">
                <text:p>2.9552065375419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95568775031351">
                <text:p>2.9556877503135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95616843047536">
                <text:p>2.9561684304753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9566485792052">
                <text:p>2.956648579205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95712819767681">
                <text:p>2.9571281976768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95760728706009">
                <text:p>2.9576072870600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95808584852108">
                <text:p>2.9580858485210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95856388322197">
                <text:p>2.9585638832219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95904139232109">
                <text:p>2.9590413923210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959518376973">
                <text:p>2.95951837697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95999483832842">
                <text:p>2.9599948383284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9604707775343">
                <text:p>2.960470777534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96094619573383">
                <text:p>2.9609461957338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96142109406645">
                <text:p>2.9614210940664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96189547366785">
                <text:p>2.9618954736678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96236933567002">
                <text:p>2.9623693356700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96284268120124">
                <text:p>2.9628426812012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96331551138611">
                <text:p>2.9633155113861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96378782734556">
                <text:p>2.9637878273455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96425963019685">
                <text:p>2.9642596301968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96473092105363">
                <text:p>2.9647309210536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96520170102591">
                <text:p>2.965201701025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96567197122011">
                <text:p>2.9656719712201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96614173273903">
                <text:p>2.9661417327390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96661098668193">
                <text:p>2.9666109866819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9670797341445">
                <text:p>2.967079734144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96754797621886">
                <text:p>2.9675479762188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96801571399364">
                <text:p>2.9680157139936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96848294855394">
                <text:p>2.9684829485539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96894968098134">
                <text:p>2.9689496809813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96941591235398">
                <text:p>2.9694159123539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9698816437465">
                <text:p>2.969881643746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97034687623009">
                <text:p>2.9703468762300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97081161087252">
                <text:p>2.9708116108725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9712758487381">
                <text:p>2.971275848738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97173959088778">
                <text:p>2.9717395908877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97220283837906">
                <text:p>2.9722028383790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97266559226611">
                <text:p>2.9726655922661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9731278535997">
                <text:p>2.973127853599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97358962342726">
                <text:p>2.9735896234272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97405090279288">
                <text:p>2.9740509027928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97451169273733">
                <text:p>2.9745116927373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97497199429807">
                <text:p>2.9749719942980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97543180850926">
                <text:p>2.9754318085092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97589113640179">
                <text:p>2.9758911364017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97634997900327">
                <text:p>2.9763499790032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97680833733807">
                <text:p>2.9768083373380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97726621242729">
                <text:p>2.9772662124272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97772360528885">
                <text:p>2.9777236052888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97818051693741">
                <text:p>2.9781805169374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97863694838447">
                <text:p>2.9786369483844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97909290063833">
                <text:p>2.9790929006383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9795483747041">
                <text:p>2.979548374704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98000337158375">
                <text:p>2.9800033715837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9804578922761">
                <text:p>2.980457892276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98091193777684">
                <text:p>2.9809119377768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98136550907854">
                <text:p>2.9813655090785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98181860717066">
                <text:p>2.9818186071706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98227123303957">
                <text:p>2.9822712330395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98272338766855">
                <text:p>2.9827233876685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98317507203781">
                <text:p>2.9831750720378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98362628712453">
                <text:p>2.9836262871245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98407703390283">
                <text:p>2.9840770339028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98452731334379">
                <text:p>2.9845273133437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98497712641549">
                <text:p>2.9849771264154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985426474083">
                <text:p>2.98542647408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98587535730839">
                <text:p>2.9858753573083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98632377705077">
                <text:p>2.9863237770507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98677173426624">
                <text:p>2.9867717342662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987219229908">
                <text:p>2.98721922990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766626492627">
                <text:p>2.9876662649262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98811284026835">
                <text:p>2.9881128402683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98855895687862">
                <text:p>2.9885589568786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98900461569854">
                <text:p>2.9890046156985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98944981766669">
                <text:p>2.9894498176666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98989456371877">
                <text:p>2.9898945637187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9903388547876">
                <text:p>2.990338854787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99078269180314">
                <text:p>2.990782691803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9912260756925">
                <text:p>2.991226075692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99166900737995">
                <text:p>2.9916690073799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9211148778695">
                <text:p>2.9921114877869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99255351783214">
                <text:p>2.992553517832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99299509843134">
                <text:p>2.9929950984313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99343623049761">
                <text:p>2.9934362304976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99387691494121">
                <text:p>2.9938769149412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99431715266964">
                <text:p>2.9943171526696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99475694458763">
                <text:p>2.9947569445876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99519629159718">
                <text:p>2.9951962915971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99563519459755">
                <text:p>2.9956351945975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99607365448528">
                <text:p>2.9960736544852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99651167215418">
                <text:p>2.9965116721541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99694924849538">
                <text:p>2.9969492484953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99738638439731">
                <text:p>2.9973863843973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99782308074573">
                <text:p>2.9978230807457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9982593384237">
                <text:p>2.998259338423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99869515831166">
                <text:p>2.9986951583116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.99913054128737">
                <text:p>2.9991305412873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99956548822598">
                <text:p>2.9995654882259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00043407747932">
                <text:p>3.0004340774793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00086772153123">
                <text:p>3.000867721531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00130093302042">
                <text:p>3.0013009330204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001733712809">
                <text:p>3.00173371280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00216606175651">
                <text:p>3.0021660617565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00259798071991">
                <text:p>3.002597980719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00302947055362">
                <text:p>3.0030294705536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00346053210951">
                <text:p>3.0034605321095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00389116623691">
                <text:p>3.003891166236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00432137378264">
                <text:p>3.0043213737826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004751155591">
                <text:p>3.0047511555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00518051250378">
                <text:p>3.0051805125037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00560944536028">
                <text:p>3.0056094453602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00603795499732">
                <text:p>3.0060379549973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00646604224923">
                <text:p>3.006466042249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0068937079479">
                <text:p>3.006893707947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00732095292274">
                <text:p>3.0073209529227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00774777800074">
                <text:p>3.0077477780007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00817418400643">
                <text:p>3.0081741840064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00860017176192">
                <text:p>3.0086001717619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00902574208691">
                <text:p>3.0090257420869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00945089579869">
                <text:p>3.0094508957986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00987563371216">
                <text:p>3.009875633712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01072386539177">
                <text:p>3.0107238653917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0111473607758">
                <text:p>3.011147360775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01157044359728">
                <text:p>3.0115704435972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01199311465926">
                <text:p>3.0119931146592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01241537476243">
                <text:p>3.0124153747624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01283722470517">
                <text:p>3.01283722470517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01325866528352">
                <text:p>3.0132586652835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01367969729119">
                <text:p>3.0136796972911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01410032151962">
                <text:p>3.0141003215196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01452053875792">
                <text:p>3.0145205387579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01494034979294">
                <text:p>3.0149403497929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01535975540921">
                <text:p>3.0153597554092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01577875638904">
                <text:p>3.015778756389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01619735351244">
                <text:p>3.0161973535124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01661554755718">
                <text:p>3.016615547557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01703333929878">
                <text:p>3.0170333392987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01745072951054">
                <text:p>3.017450729510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01786771896351">
                <text:p>3.0178677189635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01828430842653">
                <text:p>3.018284308426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01870049866624">
                <text:p>3.018700498666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01911629044707">
                <text:p>3.0191162904470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01953168453126">
                <text:p>3.0195316845312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01994668167884">
                <text:p>3.019946681678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02036128264771">
                <text:p>3.020361282647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02077548819356">
                <text:p>3.0207754881935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02118929906994">
                <text:p>3.0211892990699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02160271602824">
                <text:p>3.021602716028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02201573981772">
                <text:p>3.022015739817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02242837118549">
                <text:p>3.0224283711854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02284061087653">
                <text:p>3.022840610876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02325245963371">
                <text:p>3.023252459633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02366391819779">
                <text:p>3.0236639181977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02407498730743">
                <text:p>3.0240749873074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02448566769917">
                <text:p>3.024485667699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02489596010748">
                <text:p>3.0248959601074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02530586526477">
                <text:p>3.025305865264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02571538390134">
                <text:p>3.025715383901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02612451674545">
                <text:p>3.0261245167454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0265332645233">
                <text:p>3.02653326452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02694162795903">
                <text:p>3.0269416279590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02734960777476">
                <text:p>3.0273496077747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02775720469055">
                <text:p>3.0277572046905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02816441942447">
                <text:p>3.028164419424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02857125269254">
                <text:p>3.028571252692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02897770520878">
                <text:p>3.0289777052087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02938377768521">
                <text:p>3.0293837776852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02978947083186">
                <text:p>3.0297894708318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03019478535675">
                <text:p>3.030194785356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03059972196595">
                <text:p>3.0305997219659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03100428136354">
                <text:p>3.031004281363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03140846425162">
                <text:p>3.031408464251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03181227133037">
                <text:p>3.031812271330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03221570329798">
                <text:p>3.0322157032979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03261876085072">
                <text:p>3.032618760850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03302144468291">
                <text:p>3.033021444682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03342375548695">
                <text:p>3.0334237554869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03382569395331">
                <text:p>3.0338256939533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03422726077055">
                <text:p>3.0342272607705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03462845662532">
                <text:p>3.0346284566253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03502928220237">
                <text:p>3.035029282202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03542973818455">
                <text:p>3.0354297381845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03582982525283">
                <text:p>3.0358298252528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03622954408629">
                <text:p>3.0362295440862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03662889536216">
                <text:p>3.036628895362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03702787975577">
                <text:p>3.037027879755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03742649794062">
                <text:p>3.037426497940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03782475058834">
                <text:p>3.037824750588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03822263836872">
                <text:p>3.038222638368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0386201619497">
                <text:p>3.038620161949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03901732199741">
                <text:p>3.039017321997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03941411917614">
                <text:p>3.039414119176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03981055414835">
                <text:p>3.0398105541483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04020662757471">
                <text:p>3.040206627574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04060234011407">
                <text:p>3.0406023401140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04099769242349">
                <text:p>3.0409976924234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04178731897175">
                <text:p>3.041787318971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04218159451577">
                <text:p>3.042181594515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04257551244019">
                <text:p>3.042575512440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04296907339318">
                <text:p>3.042969073393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04336227802113">
                <text:p>3.043362278021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04375512696868">
                <text:p>3.0437551269686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04414762087872">
                <text:p>3.044147620878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04453976039241">
                <text:p>3.044539760392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04493154614916">
                <text:p>3.044931546149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04532297878666">
                <text:p>3.0453229787866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04571405894087">
                <text:p>3.0457140589408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04610478724604">
                <text:p>3.046104787246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04649516433471">
                <text:p>3.046495164334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04688519083771">
                <text:p>3.046885190837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04727486738418">
                <text:p>3.047274867384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04766419460156">
                <text:p>3.0476641946015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04805317311561">
                <text:p>3.0480531731156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0484418035504">
                <text:p>3.04844180355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04883008652835">
                <text:p>3.0488300865283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04921802267018">
                <text:p>3.049218022670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04960561259497">
                <text:p>3.0496056125949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04999285692014">
                <text:p>3.049992856920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05037975626146">
                <text:p>3.0503797562614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05076631123304">
                <text:p>3.050766311233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05115252244738">
                <text:p>3.0511525224473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05153839051533">
                <text:p>3.051538390515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05192391604611">
                <text:p>3.0519239160461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05230909964732">
                <text:p>3.0523090996473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05269394192497">
                <text:p>3.0526939419249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05307844348342">
                <text:p>3.053078443483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05346260492546">
                <text:p>3.0534626049254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05384642685225">
                <text:p>3.0538464268522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0542299098634">
                <text:p>3.05422990986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05461305455689">
                <text:p>3.0546130545568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05499586152914">
                <text:p>3.054995861529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055378331375">
                <text:p>3.0553783313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05576046468773">
                <text:p>3.0557604646877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05614226205905">
                <text:p>3.0561422620590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0565237240791">
                <text:p>3.05652372407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05690485133647">
                <text:p>3.056904851336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05728564441821">
                <text:p>3.0572856444182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05766610390983">
                <text:p>3.0576661039098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05804623039528">
                <text:p>3.058046230395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05842602445701">
                <text:p>3.0584260244570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05880548667591">
                <text:p>3.058805486675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05918461763137">
                <text:p>3.059184617631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05956341790127">
                <text:p>3.0595634179012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06032002868828">
                <text:p>3.060320028688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06069784035361">
                <text:p>3.0606978403536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06107532362979">
                <text:p>3.0610753236297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06145247908719">
                <text:p>3.061452479087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0618293072947">
                <text:p>3.06182930729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06220580881971">
                <text:p>3.062205808819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06258198422816">
                <text:p>3.062581984228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06295783408451">
                <text:p>3.0629578340845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06333335895175">
                <text:p>3.063333358951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06370855939142">
                <text:p>3.063708559391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0640834359636">
                <text:p>3.064083435963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06445798922692">
                <text:p>3.0644579892269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06483221973857">
                <text:p>3.0648322197385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06520612805431">
                <text:p>3.0652061280543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06557971472845">
                <text:p>3.0655797147284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06595298031387">
                <text:p>3.0659529803138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06632592536204">
                <text:p>3.066325925362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066698550423">
                <text:p>3.06669855042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06707085604537">
                <text:p>3.067070856045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06744284277638">
                <text:p>3.0674428427763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06781451116184">
                <text:p>3.067814511161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06818586174616">
                <text:p>3.068185861746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06855689507236">
                <text:p>3.0685568950723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06892761168207">
                <text:p>3.0689276116820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06929801211553">
                <text:p>3.069298012115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0696680969116">
                <text:p>3.06966809691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07003786660775">
                <text:p>3.070037866607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07040732174012">
                <text:p>3.0704073217401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07077646284343">
                <text:p>3.0707764628434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07114529045108">
                <text:p>3.0711452904510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07151380509509">
                <text:p>3.0715138050950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.07188200730613">
                <text:p>3.071882007306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07224989761351">
                <text:p>3.0722498976135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.07261747654524">
                <text:p>3.072617476545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07298474462793">
                <text:p>3.0729847446279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0733517023869">
                <text:p>3.073351702386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07371835034612">
                <text:p>3.0737183503461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07408468902824">
                <text:p>3.074084689028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07445071895459">
                <text:p>3.0744507189545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07481644064517">
                <text:p>3.074816440645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07518185461869">
                <text:p>3.0751818546186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07554696139253">
                <text:p>3.075546961392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07591176148278">
                <text:p>3.0759117614827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07627625540422">
                <text:p>3.0762762554042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07664044367034">
                <text:p>3.076640443670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07700432679335">
                <text:p>3.0770043267933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07736790528416">
                <text:p>3.077367905284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07773117965239">
                <text:p>3.0777311796523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07809415040641">
                <text:p>3.078094150406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07845681805329">
                <text:p>3.0784568180532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07881918309885">
                <text:p>3.0788191830988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07954300740291">
                <text:p>3.079543007402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07990446766672">
                <text:p>3.079904467666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08026562733984">
                <text:p>3.080265627339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08062648692181">
                <text:p>3.0806264869218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.08098704691089">
                <text:p>3.0809870469108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.08134730780413">
                <text:p>3.081347307804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08170727009735">
                <text:p>3.0817072700973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08206693428511">
                <text:p>3.0820669342851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08242630086077">
                <text:p>3.082426300860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08278537031645">
                <text:p>3.0827853703164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08314414314305">
                <text:p>3.0831441431430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08350261983027">
                <text:p>3.0835026198302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08386080086657">
                <text:p>3.0838608008665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08421868673924">
                <text:p>3.084218686739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08457627793433">
                <text:p>3.084576277934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08493357493672">
                <text:p>3.084933574936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08529057823006">
                <text:p>3.0852905782300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08564728829686">
                <text:p>3.0856472882968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08600370561838">
                <text:p>3.0860037056183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08635983067475">
                <text:p>3.086359830674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08671566394488">
                <text:p>3.0867156639448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.08707120590654">
                <text:p>3.087071205906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.08742645703629">
                <text:p>3.0874264570362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.08778141780954">
                <text:p>3.087781417809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.08813608870055">
                <text:p>3.0881360887005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.0884904701824">
                <text:p>3.08849047018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.088844562727">
                <text:p>3.08884456272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.08919836680515">
                <text:p>3.0891983668051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.08955188288645">
                <text:p>3.0895518828864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.0899051114394">
                <text:p>3.089905111439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.09025805293132">
                <text:p>3.0902580529313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.09061070782841">
                <text:p>3.090610707828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.09096307659573">
                <text:p>3.0909630765957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.09131515969722">
                <text:p>3.0913151596972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.09166695759568">
                <text:p>3.0916669575956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.0920184707528">
                <text:p>3.09201847075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.09236969962912">
                <text:p>3.0923696996291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.0927206446841">
                <text:p>3.09272064468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.09307130637606">
                <text:p>3.0930713063760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.09342168516224">
                <text:p>3.093421685162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.09377178149873">
                <text:p>3.0937717814987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.09412159584056">
                <text:p>3.0941215958405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09447112864164">
                <text:p>3.0944711286416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.0948203803548">
                <text:p>3.094820380354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09516935143175">
                <text:p>3.095169351431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.09551804232315">
                <text:p>3.0955180423231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09586645347854">
                <text:p>3.095866453478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09621458534641">
                <text:p>3.096214585346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09656243837414">
                <text:p>3.096562438374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09691001300806">
                <text:p>3.0969100130080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09725730969342">
                <text:p>3.097257309693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09760432887441">
                <text:p>3.097604328874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09795107099415">
                <text:p>3.0979510709941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0982975364947">
                <text:p>3.09829753649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09864372581706">
                <text:p>3.0986437258170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09898963940118">
                <text:p>3.098989639401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09933527768596">
                <text:p>3.099335277685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09968064110925">
                <text:p>3.0996806411092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10002573010786">
                <text:p>3.1000257301078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10037054511756">
                <text:p>3.1003705451175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10071508657308">
                <text:p>3.1007150865730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10105935490812">
                <text:p>3.1010593549081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10140335055533">
                <text:p>3.101403350555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10174707394637">
                <text:p>3.101747073946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10209052551184">
                <text:p>3.102090525511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10243370568134">
                <text:p>3.102433705681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10277661488344">
                <text:p>3.1027766148834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10311925354571">
                <text:p>3.1031192535457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1034616220947">
                <text:p>3.10346162209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10380372095596">
                <text:p>3.103803720955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10414555055401">
                <text:p>3.1041455505540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10448711131239">
                <text:p>3.1044871113123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10482840365366">
                <text:p>3.1048284036536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10516942799933">
                <text:p>3.105169427999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10551018476997">
                <text:p>3.1055101847699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10585067438514">
                <text:p>3.105850674385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10619089726342">
                <text:p>3.106190897263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10653085382238">
                <text:p>3.1065308538223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10687054447865">
                <text:p>3.1068705444786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10720996964787">
                <text:p>3.1072099696478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10754912974469">
                <text:p>3.1075491297446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1078880251828">
                <text:p>3.10788802518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10822665637493">
                <text:p>3.1082266563749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10856502373283">
                <text:p>3.1085650237328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10890312766731">
                <text:p>3.1089031276673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1092409685882">
                <text:p>3.109240968588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10957854690439">
                <text:p>3.1095785469043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10991586302379">
                <text:p>3.1099158630237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1102529173534">
                <text:p>3.110252917353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11058971029925">
                <text:p>3.1105897102992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11092624226642">
                <text:p>3.110926242266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11126251365907">
                <text:p>3.1112625136590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11159852488039">
                <text:p>3.1115985248803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11193427633268">
                <text:p>3.1119342763326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11226976841727">
                <text:p>3.1122697684172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11260500153457">
                <text:p>3.1126050015345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11293997608408">
                <text:p>3.1129399760840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11327469246435">
                <text:p>3.1132746924643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11360915107303">
                <text:p>3.1136091510730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11427729656159">
                <text:p>3.1142772965615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11461098423217">
                <text:p>3.114610984232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11494441571258">
                <text:p>3.1149444157125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1152775913959">
                <text:p>3.115277591395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1156105116743">
                <text:p>3.115610511674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11594317693905">
                <text:p>3.1159431769390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11627558758054">
                <text:p>3.116275587580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11660774398825">
                <text:p>3.1166077439882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11693964655076">
                <text:p>3.1169396465507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11727129565576">
                <text:p>3.1172712956557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11760269169008">
                <text:p>3.1176026916900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11793383503964">
                <text:p>3.1179338350396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11826472608948">
                <text:p>3.1182647260894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11859536522376">
                <text:p>3.1185953652237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11892575282578">
                <text:p>3.1189257528257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11925588927794">
                <text:p>3.1192558892779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11958577496178">
                <text:p>3.1195857749617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11991541025799">
                <text:p>3.1199154102579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12024479554637">
                <text:p>3.1202447955463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12057393120585">
                <text:p>3.1205739312058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12090281761453">
                <text:p>3.120902817614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12123145514962">
                <text:p>3.121231455149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1215598441875">
                <text:p>3.12155984418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12188798510368">
                <text:p>3.1218879851036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12221587827283">
                <text:p>3.1222158782728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12254352406875">
                <text:p>3.122543524068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12287092286444">
                <text:p>3.1228709228644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123198075032">
                <text:p>3.12319807503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12352498094273">
                <text:p>3.1235249809427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12385164096709">
                <text:p>3.1238516409670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12417805547468">
                <text:p>3.1241780554746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12450422483428">
                <text:p>3.124504224834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12483014941386">
                <text:p>3.1248301494138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12515582958053">
                <text:p>3.125155829580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12548126570059">
                <text:p>3.1254812657005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12580645813953">
                <text:p>3.125806458139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12613140726198">
                <text:p>3.1261314072619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1264561134318">
                <text:p>3.12645611343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12678057701201">
                <text:p>3.1267805770120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12710479836481">
                <text:p>3.1271047983648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1274287778516">
                <text:p>3.12742877785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12775251583297">
                <text:p>3.1277525158329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12807601266872">
                <text:p>3.1280760126687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12839926871781">
                <text:p>3.1283992687178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12872228433843">
                <text:p>3.1287222843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12904505988796">
                <text:p>3.12904505988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12936759572299">
                <text:p>3.1293675957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1296898921993">
                <text:p>3.1296898921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1300119496719">
                <text:p>3.13001194967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13033376849501">
                <text:p>3.1303337684950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13065534902203">
                <text:p>3.1306553490220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13097669160562">
                <text:p>3.130976691605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13129779659762">
                <text:p>3.131297796597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13161866434913">
                <text:p>3.131618664349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13193929521042">
                <text:p>3.1319392952104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13225968953104">
                <text:p>3.1322596895310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13257984765974">
                <text:p>3.1325798476597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13289976994448">
                <text:p>3.1328997699444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13321945673249">
                <text:p>3.1332194567324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13353890837022">
                <text:p>3.1335389083702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13385812520333">
                <text:p>3.1338581252033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13417710757677">
                <text:p>3.134177107576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13449585583467">
                <text:p>3.1344958558346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13481437032046">
                <text:p>3.1348143703204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13513265137677">
                <text:p>3.135132651376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13545069934551">
                <text:p>3.1354506993455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13576851456782">
                <text:p>3.1357685145678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1360860973841">
                <text:p>3.13608609738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13640344813399">
                <text:p>3.1364034481339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13672056715641">
                <text:p>3.1367205671564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13703745478951">
                <text:p>3.1370374547895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13735411137073">
                <text:p>3.1373541113707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13767053723675">
                <text:p>3.1376705372367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13798673272353">
                <text:p>3.1379867327235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13830269816628">
                <text:p>3.138302698166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13861843389949">
                <text:p>3.1386184338994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13893394025692">
                <text:p>3.1389339402569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13924921757161">
                <text:p>3.1392492175716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13956426617585">
                <text:p>3.1395642661758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13987908640124">
                <text:p>3.139879086401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14019367857863">
                <text:p>3.1401936785786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14050804303818">
                <text:p>3.140508043038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14082218010931">
                <text:p>3.1408221801093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14113609012074">
                <text:p>3.1411360901207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14144977340047">
                <text:p>3.1414497734004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14176323027579">
                <text:p>3.1417632302757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14207646107328">
                <text:p>3.1420764610732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14238946611884">
                <text:p>3.1423894661188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14270224573762">
                <text:p>3.142702245737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14301480025409">
                <text:p>3.1430148002540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14332712999205">
                <text:p>3.1433271299920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14363923527454">
                <text:p>3.1436392352745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14395111642396">
                <text:p>3.143951116423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14426277376199">
                <text:p>3.1442627737619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14457420760962">
                <text:p>3.144574207609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14488541828714">
                <text:p>3.144885418287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14519640611418">
                <text:p>3.145196406114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14550717140966">
                <text:p>3.1455071714096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14581771449183">
                <text:p>3.1458177144918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14643813528577">
                <text:p>3.1464381352857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14674801363064">
                <text:p>3.1467480136306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14705767102836">
                <text:p>3.1470576710283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14736710779379">
                <text:p>3.1473671077937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1476763242411">
                <text:p>3.147676324241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1479853206838">
                <text:p>3.147985320683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14829409743475">
                <text:p>3.14829409743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14860265480609">
                <text:p>3.148602654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14891099310936">
                <text:p>3.14891099310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14921911265538">
                <text:p>3.14921911265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14952701375435">
                <text:p>3.1495270137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14983469671578">
                <text:p>3.1498346967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15014216184856">
                <text:p>3.1501421618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15044940946088">
                <text:p>3.1504494094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15075643986031">
                <text:p>3.15075643986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15106325335375">
                <text:p>3.15106325335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15136985024746">
                <text:p>3.15136985024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15167623084705">
                <text:p>3.15167623084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15198239545747">
                <text:p>3.1519823954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15228834438306">
                <text:p>3.1522883443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15259407792747">
                <text:p>3.1525940779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15289959639375">
                <text:p>3.1528995963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15320490008428">
                <text:p>3.15320490008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15350998930084">
                <text:p>3.1535099893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15381486434453">
                <text:p>3.1538148643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15411952551585">
                <text:p>3.1541195255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15442397311465">
                <text:p>3.1544239731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15472820744016">
                <text:p>3.154728207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15503222879097">
                <text:p>3.1550322287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15533603746506">
                <text:p>3.1553360374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15563963375978">
                <text:p>3.15563963375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15594301797184">
                <text:p>3.1559430179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15624619039734">
                <text:p>3.156246190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15654915133178">
                <text:p>3.156549151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15685190107001">
                <text:p>3.15685190107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15715443990628">
                <text:p>3.1571544399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15745676813423">
                <text:p>3.15745676813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15775888604686">
                <text:p>3.1577588860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15806079393661">
                <text:p>3.15806079393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15836249209525">
                <text:p>3.15836249209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15866398081399">
                <text:p>3.1586639808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15896526038341">
                <text:p>3.15896526038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15926633109349">
                <text:p>3.15926633109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15956719323362">
                <text:p>3.1595671932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15986784709257">
                <text:p>3.15986784709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16016829295851">
                <text:p>3.16016829295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16046853111904">
                <text:p>3.1604685311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16076856186113">
                <text:p>3.1607685618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16106838547117">
                <text:p>3.1610683854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16136800223497">
                <text:p>3.16136800223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16166741243774">
                <text:p>3.16166741243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16196661636407">
                <text:p>3.1619666163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16226561429802">
                <text:p>3.16226561429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16256440652302">
                <text:p>3.1625644065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16286299332193">
                <text:p>3.1628629933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16316137497702">
                <text:p>3.16316137497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16345955176999">
                <text:p>3.1634595517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16375752398196">
                <text:p>3.16375752398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16405529189345">
                <text:p>3.16405529189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16435285578444">
                <text:p>3.1643528557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1646502159343">
                <text:p>3.164650215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16494737262184">
                <text:p>3.1649473726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16524432612531">
                <text:p>3.1652443261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16554107672237">
                <text:p>3.1655410767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16583762469013">
                <text:p>3.1658376246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16613397030511">
                <text:p>3.1661339703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16643011384328">
                <text:p>3.1664301138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16672605558005">
                <text:p>3.16672605558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16702179579026">
                <text:p>3.16702179579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16731733474818">
                <text:p>3.1673173347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16761267272753">
                <text:p>3.1676126727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16790781000148">
                <text:p>3.1679078100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16820274684263">
                <text:p>3.1682027468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16849748352303">
                <text:p>3.1684974835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16879202031418">
                <text:p>3.1687920203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16908635748702">
                <text:p>3.1690863574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16938049531195">
                <text:p>3.1693804953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16967443405881">
                <text:p>3.16967443405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16996817399689">
                <text:p>3.1699681739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17026171539496">
                <text:p>3.1702617153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17055505852121">
                <text:p>3.1705550585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17084820364331">
                <text:p>3.17084820364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17114115102838">
                <text:p>3.1711411510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17143390094301">
                <text:p>3.17143390094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17172645365323">
                <text:p>3.1717264536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17201880942456">
                <text:p>3.1720188094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17231096852195">
                <text:p>3.1723109685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17260293120986">
                <text:p>3.1726029312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17289469775218">
                <text:p>3.1728946977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17318626841227">
                <text:p>3.1731862684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17347764345299">
                <text:p>3.17347764345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17376882313665">
                <text:p>3.17376882313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17405980772503">
                <text:p>3.1740598077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17435059747938">
                <text:p>3.1743505974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17464119266045">
                <text:p>3.17464119266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17493159352844">
                <text:p>3.1749315935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.17522180034305">
                <text:p>3.1752218003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.17551181336345">
                <text:p>3.17551181336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.17580163284828">
                <text:p>3.1758016328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.17638069224327">
                <text:p>3.17638069224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.17666993266815">
                <text:p>3.1766699326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.17695898058691">
                <text:p>3.17695898058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.17724783625562">
                <text:p>3.17724783625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.17753649992986">
                <text:p>3.1775364999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.17782497186468">
                <text:p>3.1778249718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.17811325231463">
                <text:p>3.1781132523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.17840134153375">
                <text:p>3.1784013415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.17868923977559">
                <text:p>3.17868923977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.17897694729317">
                <text:p>3.1789769472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.17926446433903">
                <text:p>3.1792644643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.17955179116519">
                <text:p>3.1795517911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.17983892802319">
                <text:p>3.1798389280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.18012587516405">
                <text:p>3.18012587516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.18041263283832">
                <text:p>3.180412632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.18069920129603">
                <text:p>3.18069920129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.18098558078673">
                <text:p>3.18098558078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.18127177155946">
                <text:p>3.1812717715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.18155777386279">
                <text:p>3.1815577738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.18184358794477">
                <text:p>3.18184358794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.182129214053">
                <text:p>3.18212921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.18241465243455">
                <text:p>3.1824146524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.18269990333604">
                <text:p>3.1826999033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.18298496700358">
                <text:p>3.1829849670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.1832698436828">
                <text:p>3.1832698436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.18355453361886">
                <text:p>3.1835545336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.18383903705642">
                <text:p>3.18383903705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.18412335423967">
                <text:p>3.1841233542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.18440748541232">
                <text:p>3.1844074854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.1846914308176">
                <text:p>3.1846914308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.18497519069826">
                <text:p>3.18497519069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18525876529659">
                <text:p>3.1852587652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.18554215485437">
                <text:p>3.18554215485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.18582535961296">
                <text:p>3.1858253596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.18610837981321">
                <text:p>3.1861083798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.18639121569549">
                <text:p>3.1863912156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.18667386749975">
                <text:p>3.1866738674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.18695633546541">
                <text:p>3.1869563354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.18723861983148">
                <text:p>3.1872386198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.18752072083646">
                <text:p>3.1875207208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.18780263871842">
                <text:p>3.187802638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.18808437371494">
                <text:p>3.1880843737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.18836592606315">
                <text:p>3.1883659260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.18864729599972">
                <text:p>3.188647295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.18892848376085">
                <text:p>3.1889284837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.18920948958231">
                <text:p>3.1892094895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.18949031369937">
                <text:p>3.1894903136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.18977095634687">
                <text:p>3.18977095634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.19005141775921">
                <text:p>3.1900514177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.19033169817029">
                <text:p>3.19033169817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.1906117978136">
                <text:p>3.190611797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.19089171692217">
                <text:p>3.1908917169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.19117145572856">
                <text:p>3.1911714557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.1914510144649">
                <text:p>3.1914510144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.19173039336286">
                <text:p>3.19173039336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.19200959265367">
                <text:p>3.1920095926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.19228861256812">
                <text:p>3.19228861256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.19256745333655">
                <text:p>3.19256745333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.19284611518884">
                <text:p>3.1928461151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.19312459835446">
                <text:p>3.1931245983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.19340290306242">
                <text:p>3.1934029030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.19368102954128">
                <text:p>3.19368102954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.19395897801919">
                <text:p>3.1939589780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.19423674872383">
                <text:p>3.1942367487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.19451434188247">
                <text:p>3.19451434188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.19479175772192">
                <text:p>3.1947917577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.19506899646859">
                <text:p>3.19506899646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.19534605834842">
                <text:p>3.19534605834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.19562294358694">
                <text:p>3.19562294358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.19589965240923">
                <text:p>3.1958996524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.19617618503997">
                <text:p>3.196176185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.19645254170339">
                <text:p>3.19645254170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.19672872262329">
                <text:p>3.1967287226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.19700472802305">
                <text:p>3.1970047280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.19728055812562">
                <text:p>3.1972805581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.19755621315354">
                <text:p>3.19755621315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.1978316933289">
                <text:p>3.197831693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.1981069988734">
                <text:p>3.198106998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.19838213000829">
                <text:p>3.1983821300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.19865708695442">
                <text:p>3.19865708695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.19893186993221">
                <text:p>3.1989318699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.19920647916166">
                <text:p>3.19920647916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.19948091486236">
                <text:p>3.19948091486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.19975517725347">
                <text:p>3.19975517725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.20002926655377">
                <text:p>3.20002926655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.20030318298158">
                <text:p>3.2003031829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.20057692675485">
                <text:p>3.2005769267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.20085049809108">
                <text:p>3.20085049809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.20112389720738">
                <text:p>3.201123897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.20139712432045">
                <text:p>3.2013971243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.20167017964658">
                <text:p>3.2016701796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.20194306340165">
                <text:p>3.2019430634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.20221577580113">
                <text:p>3.2022157758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.20248831706009">
                <text:p>3.2024883170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.2027606873932">
                <text:p>3.202760687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.20303288701471">
                <text:p>3.2030328870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.20330491613848">
                <text:p>3.2033049161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.20357677497797">
                <text:p>3.20357677497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.20384846374623">
                <text:p>3.20384846374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.2043913319193">
                <text:p>3.2043913319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.20466251174822">
                <text:p>3.2046625117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.20493352235414">
                <text:p>3.2049335223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.20520436394814">
                <text:p>3.2052043639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.20547503674089">
                <text:p>3.2054750367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.20574554094266">
                <text:p>3.20574554094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.20601587676334">
                <text:p>3.20601587676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.20628604441243">
                <text:p>3.2062860444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.20655604409903">
                <text:p>3.20655604409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.20682587603185">
                <text:p>3.2068258760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.20709554041922">
                <text:p>3.2070955404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.20736503746907">
                <text:p>3.20736503746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.20763436738896">
                <text:p>3.2076343673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.20790353038605">
                <text:p>3.20790353038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.20817252666712">
                <text:p>3.2081725266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.20844135643857">
                <text:p>3.2084413564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.2087100199064">
                <text:p>3.208710019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.20897851727625">
                <text:p>3.20897851727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.20924684875337">
                <text:p>3.20924684875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.20951501454263">
                <text:p>3.2095150145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.20978301484852">
                <text:p>3.20978301484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.21005084987514">
                <text:p>3.21005084987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.21031851982623">
                <text:p>3.2103185198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.21058602490516">
                <text:p>3.2105860249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.21085336531489">
                <text:p>3.2108533653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.21112054125805">
                <text:p>3.21112054125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.21138755293686">
                <text:p>3.2113875529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.21165440055318">
                <text:p>3.21165440055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.21192108430851">
                <text:p>3.21192108430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.21218760440396">
                <text:p>3.2121876044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.21245396104028">
                <text:p>3.2124539610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.21272015441784">
                <text:p>3.2127201544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.21298618473667">
                <text:p>3.21298618473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.2132520521964">
                <text:p>3.213252052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.2135177569963">
                <text:p>3.2135177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.2137832993353">
                <text:p>3.213783299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.21404867941194">
                <text:p>3.2140486794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.2143138974244">
                <text:p>3.214313897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.2145789535705">
                <text:p>3.2145789535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.2148438480477">
                <text:p>3.2148438480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.21510858105309">
                <text:p>3.2151085810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.21537315278342">
                <text:p>3.21537315278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.21563756343506">
                <text:p>3.2156375634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.21590181320403">
                <text:p>3.21590181320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.21616590228599">
                <text:p>3.21616590228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.21642983087625">
                <text:p>3.21642983087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.21669359916975">
                <text:p>3.2166935991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.2169572073611">
                <text:p>3.216957207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.21722065564452">
                <text:p>3.2172206556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.21748394421391">
                <text:p>3.2174839442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.21774707326279">
                <text:p>3.217747073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.21801004298436">
                <text:p>3.21801004298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.21827285357145">
                <text:p>3.21827285357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.21853550521653">
                <text:p>3.2185355052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.21879799811174">
                <text:p>3.2187979981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.21906033244886">
                <text:p>3.21906033244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.21932250841934">
                <text:p>3.2193225084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.21958452621425">
                <text:p>3.2195845262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.21984638602436">
                <text:p>3.2198463860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.22010808804005">
                <text:p>3.22010808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.22036963245139">
                <text:p>3.22036963245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.22063101944809">
                <text:p>3.2206310194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.22089224921952">
                <text:p>3.2208922492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.22115332195471">
                <text:p>3.2211533219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.22141423784234">
                <text:p>3.2214142378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.22167499707077">
                <text:p>3.2216749970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.22193559982801">
                <text:p>3.2219355998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.22219604630172">
                <text:p>3.2221960463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.22245633667925">
                <text:p>3.2224563366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.22271647114758">
                <text:p>3.2227164711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.22297644989339">
                <text:p>3.2229764498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.223236273103">
                <text:p>3.22323627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.22349594096239">
                <text:p>3.22349594096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.22375545365724">
                <text:p>3.22375545365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.22401481137286">
                <text:p>3.22401481137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.22427401429426">
                <text:p>3.22427401429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.22453306260609">
                <text:p>3.2245330626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.22479195649268">
                <text:p>3.2247919564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.22505069613805">
                <text:p>3.2250506961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.22530928172586">
                <text:p>3.2253092817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.22556771343947">
                <text:p>3.225567713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.22582599146189">
                <text:p>3.22582599146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.22608411597582">
                <text:p>3.2260841159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.22634208716363">
                <text:p>3.22634208716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.22659990520736">
                <text:p>3.2265999052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.22685757028872">
                <text:p>3.2268575702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.22711508258913">
                <text:p>3.22711508258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.22737244228964">
                <text:p>3.2273724422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.22762964957101">
                <text:p>3.22762964957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.22788670461367">
                <text:p>3.2278867046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.22814360759774">
                <text:p>3.22814360759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.228400358703">
                <text:p>3.22840035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.22865695810894">
                <text:p>3.22865695810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.22891340599469">
                <text:p>3.22891340599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.2291697025391">
                <text:p>3.229169702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.22942584792069">
                <text:p>3.2294258479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.22968184231768">
                <text:p>3.2296818423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.22993768590793">
                <text:p>3.22993768590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.23019337886905">
                <text:p>3.23019337886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.23070431361257">
                <text:p>3.2307043136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.23095955574857">
                <text:p>3.23095955574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.2312146479626">
                <text:p>3.2312146479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.23146959043068">
                <text:p>3.2314695904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.23172438332852">
                <text:p>3.2317243833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.2319790268315">
                <text:p>3.231979026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.23223352111473">
                <text:p>3.2322335211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.23248786635299">
                <text:p>3.23248786635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.23274206272074">
                <text:p>3.2327420627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.23299611039215">
                <text:p>3.23299611039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.2332500095411">
                <text:p>3.2332500095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.23350376034113">
                <text:p>3.2335037603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.23375736296551">
                <text:p>3.23375736296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.23401081758718">
                <text:p>3.23401081758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.23426412437879">
                <text:p>3.23426412437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.23451728351269">
                <text:p>3.2345172835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.23477029516092">
                <text:p>3.23477029516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.23502315949522">
                <text:p>3.23502315949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.23527587668705">
                <text:p>3.23527587668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.23552844690755">
                <text:p>3.2355284469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.23578087032756">
                <text:p>3.2357808703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.23603314711764">
                <text:p>3.2360331471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.23628527744803">
                <text:p>3.2362852774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.23653726148869">
                <text:p>3.23653726148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.23678909940929">
                <text:p>3.2367890994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.23704079137919">
                <text:p>3.23704079137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.23729233756746">
                <text:p>3.23729233756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.23754373814287">
                <text:p>3.23754373814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.23779499327392">
                <text:p>3.23779499327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.2380461031288">
                <text:p>3.238046103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.23829706787539">
                <text:p>3.23829706787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.23854788768133">
                <text:p>3.23854788768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.23879856271392">
                <text:p>3.2387985627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.23904909314019">
                <text:p>3.2390490931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.23929947912689">
                <text:p>3.2392994791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.23954972084047">
                <text:p>3.2395497208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.2397998184471">
                <text:p>3.239799818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.24004977211265">
                <text:p>3.2400497721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.24029958200271">
                <text:p>3.24029958200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.2405492482826">
                <text:p>3.240549248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.24079877111733">
                <text:p>3.2407987711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.24104815067164">
                <text:p>3.2410481506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.24129738710999">
                <text:p>3.24129738710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.24154648059655">
                <text:p>3.2415464805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.2417954312952">
                <text:p>3.241795431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.24204423936955">
                <text:p>3.24204423936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.24229290498293">
                <text:p>3.24229290498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.24254142829838">
                <text:p>3.24254142829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.24278980947868">
                <text:p>3.24278980947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.24303804868629">
                <text:p>3.24303804868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.24328614608345">
                <text:p>3.24328614608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.24353410183206">
                <text:p>3.2435341018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.24378191609379">
                <text:p>3.24378191609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.24402958903002">
                <text:p>3.2440295890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.24427712080184">
                <text:p>3.2442771208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.24452451157008">
                <text:p>3.2445245115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.24477176149529">
                <text:p>3.24477176149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.24501887073775">
                <text:p>3.24501887073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.24526583945746">
                <text:p>3.2452658394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.24551266781415">
                <text:p>3.2455126678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.24575935596728">
                <text:p>3.24575935596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.24600590407603">
                <text:p>3.24600590407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.24625231229932">
                <text:p>3.2462523122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.2464985807958">
                <text:p>3.2464985807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.24674470972384">
                <text:p>3.2467447097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.24699069924155">
                <text:p>3.24699069924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.24723654950676">
                <text:p>3.24723654950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.24748226067705">
                <text:p>3.24748226067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.24772783290972">
                <text:p>3.24772783290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.24797326636181">
                <text:p>3.24797326636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.24821856119007">
                <text:p>3.2482185611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.24846371755103">
                <text:p>3.24846371755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.24870873560092">
                <text:p>3.2487087356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.24895361549571">
                <text:p>3.2489536154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.24919835739111">
                <text:p>3.24919835739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.24944296144258">
                <text:p>3.2494429614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.2496874278053">
                <text:p>3.2496874278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.24993175663419">
                <text:p>3.2499317566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.25017594808393">
                <text:p>3.25017594808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.25042000230889">
                <text:p>3.2504200023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.25066391946324">
                <text:p>3.25066391946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.25090769970086">
                <text:p>3.2509076997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.25115134317535">
                <text:p>3.2511513431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.2513948500401">
                <text:p>3.2513948500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.25163822044821">
                <text:p>3.2516382204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.25188145455253">
                <text:p>3.25188145455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.25212455250564">
                <text:p>3.2521245525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.2523675144599">
                <text:p>3.2523675144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.25261034056737">
                <text:p>3.25261034056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.25285303097989">
                <text:p>3.25285303097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.25309558584903">
                <text:p>3.2530955858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.25333800532611">
                <text:p>3.253338005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.25358028956218">
                <text:p>3.25358028956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.25382243870807">
                <text:p>3.25382243870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.25406445291434">
                <text:p>3.2540644529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.25430633233129">
                <text:p>3.2543063323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.25454807710897">
                <text:p>3.2545480771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.25478968739721">
                <text:p>3.2547896873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.25503116334555">
                <text:p>3.2550311633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.25551371281953">
                <text:p>3.2555137128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.25575478664304">
                <text:p>3.2557547866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.2559957267224">
                <text:p>3.255995726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.25623653320592">
                <text:p>3.25623653320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.25647720624168">
                <text:p>3.2564772062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.25671774597749">
                <text:p>3.25671774597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.25695815256093">
                <text:p>3.2569581525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.25719842613934">
                <text:p>3.2571984261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.25743856685981">
                <text:p>3.25743856685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.25767857486918">
                <text:p>3.25767857486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.25791845031406">
                <text:p>3.2579184503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.25815819334079">
                <text:p>3.2581581933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.25839780409551">
                <text:p>3.25839780409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.25863728272408">
                <text:p>3.2586372827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.25887662937213">
                <text:p>3.2588766293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.25911584418507">
                <text:p>3.2591158441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.25935492730803">
                <text:p>3.25935492730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.25959387888595">
                <text:p>3.25959387888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.25983269906348">
                <text:p>3.25983269906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.26007138798507">
                <text:p>3.2600713879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.26030994579492">
                <text:p>3.2603099457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.26054837263698">
                <text:p>3.26054837263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.26078666865498">
                <text:p>3.26078666865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.2610248339924">
                <text:p>3.2610248339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.26126286879249">
                <text:p>3.2612628687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.26150077319828">
                <text:p>3.2615007731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.26173854735254">
                <text:p>3.26173854735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.26197619139781">
                <text:p>3.2619761913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.26221370547642">
                <text:p>3.26221370547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.26245108973043">
                <text:p>3.2624510897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.2626883443017">
                <text:p>3.262688344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.26292546933183">
                <text:p>3.2629254693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.26316246496222">
                <text:p>3.26316246496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.263399331334">
                <text:p>3.26339933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.26363606858811">
                <text:p>3.2636360685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.26387267686522">
                <text:p>3.2638726768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.26410915630581">
                <text:p>3.2641091563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.26434550705009">
                <text:p>3.2643455070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.26458172923808">
                <text:p>3.26458172923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.26481782300954">
                <text:p>3.26481782300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.26505378850401">
                <text:p>3.26505378850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.26528962586083">
                <text:p>3.2652896258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.26552533521907">
                <text:p>3.2655253352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.26576091671761">
                <text:p>3.2657609167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.26599637049508">
                <text:p>3.2659963704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.26623169668989">
                <text:p>3.2662316966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.26646689544024">
                <text:p>3.266466895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.26670196688409">
                <text:p>3.2667019668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.26693691115917">
                <text:p>3.2669369111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.26717172840301">
                <text:p>3.26717172840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.2674064187529">
                <text:p>3.2674064187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.26764098234592">
                <text:p>3.2676409823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.2678754193189">
                <text:p>3.267875419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.26810972980848">
                <text:p>3.2681097298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.26834391395106">
                <text:p>3.2683439139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.26857797188284">
                <text:p>3.2685779718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.26881190373978">
                <text:p>3.2688119037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.26904570965762">
                <text:p>3.2690457096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.2692793897719">
                <text:p>3.269279389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.26951294421792">
                <text:p>3.2695129442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.26974637313077">
                <text:p>3.2697463731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.26997967664532">
                <text:p>3.2699796766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.27021285489624">
                <text:p>3.2702128548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.27044590801796">
                <text:p>3.2704459080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.27067883614471">
                <text:p>3.2706788361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.27091163941048">
                <text:p>3.2709116394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.27114431794908">
                <text:p>3.27114431794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.27137687189407">
                <text:p>3.27137687189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.27160930137883">
                <text:p>3.2716093013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.2718416065365">
                <text:p>3.271841606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.27207378750001">
                <text:p>3.2720737875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.27230584440209">
                <text:p>3.2723058444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.27253777737524">
                <text:p>3.27253777737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.27276958655176">
                <text:p>3.27276958655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.27300127206374">
                <text:p>3.27300127206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.27323283404305">
                <text:p>3.2732328340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.27346427262135">
                <text:p>3.2734642726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.27369558793009">
                <text:p>3.2736955879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.27392678010053">
                <text:p>3.2739267801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.27415784926368">
                <text:p>3.27415784926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.27438879555038">
                <text:p>3.27438879555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.27461961909124">
                <text:p>3.27461961909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.27485032001666">
                <text:p>3.2748503200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.27508089845686">
                <text:p>3.27508089845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.27531135454181">
                <text:p>3.27531135454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.27554168840131">
                <text:p>3.2755416884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.27577190016493">
                <text:p>3.2757719001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.27600198996205">
                <text:p>3.2760019899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.27623195792183">
                <text:p>3.2762319579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.27646180417324">
                <text:p>3.2764618041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.27669152884504">
                <text:p>3.27669152884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.27692113206577">
                <text:p>3.27692113206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.2771506139638">
                <text:p>3.27715061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.27737997466725">
                <text:p>3.27737997466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.27760921430409">
                <text:p>3.27760921430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.27783833300205">
                <text:p>3.2778383330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.27806733088866">
                <text:p>3.27806733088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.27829620809127">
                <text:p>3.27829620809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.27852496473702">
                <text:p>3.27852496473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.27898211686544">
                <text:p>3.27898211686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.27921051260139">
                <text:p>3.27921051260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.27943878828702">
                <text:p>3.2794387882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.27966694404846">
                <text:p>3.27966694404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.27989498001164">
                <text:p>3.2798949800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.28012289630231">
                <text:p>3.2801228963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.28035069304601">
                <text:p>3.28035069304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.28057837036808">
                <text:p>3.280578370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.28080592839367">
                <text:p>3.28080592839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.28103336724773">
                <text:p>3.2810333672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.28126068705501">
                <text:p>3.2812606870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.28148788794008">
                <text:p>3.2814878879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.2817149700273">
                <text:p>3.281714970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.28194193344082">
                <text:p>3.2819419334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.28216877830464">
                <text:p>3.2821687783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.28239550474253">
                <text:p>3.28239550474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.28262211287806">
                <text:p>3.2826221128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.28284860283464">
                <text:p>3.2828486028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.28307497473547">
                <text:p>3.2830749747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.28330122870355">
                <text:p>3.28330122870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.28352736486169">
                <text:p>3.2835273648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.28375338333253">
                <text:p>3.2837533833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.28397928423848">
                <text:p>3.2839792842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.28420506770179">
                <text:p>3.2842050677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.28443073384452">
                <text:p>3.2844307338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.28465628278852">
                <text:p>3.2846562827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.28488171465545">
                <text:p>3.2848817146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.28510702956681">
                <text:p>3.28510702956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.28533222764388">
                <text:p>3.2853322276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.28555730900777">
                <text:p>3.28555730900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.28578227377939">
                <text:p>3.2857822737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.28600712207947">
                <text:p>3.2860071220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.28623185402855">
                <text:p>3.2862318540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.28645646974698">
                <text:p>3.2864564697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.28668096935493">
                <text:p>3.2866809693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.28690535297237">
                <text:p>3.2869053529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.28712962071911">
                <text:p>3.2871296207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.28735377271475">
                <text:p>3.2873537727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.28757780907871">
                <text:p>3.2875778090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.28780172993023">
                <text:p>3.287801729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.28802553538836">
                <text:p>3.2880255353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.28824922557199">
                <text:p>3.28824922557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.28847280059978">
                <text:p>3.2884728005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.28869626059026">
                <text:p>3.28869626059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.28891960566173">
                <text:p>3.28891960566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.28914283593233">
                <text:p>3.2891428359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.28936595152003">
                <text:p>3.2893659515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.2895889525426">
                <text:p>3.289588952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.28981183911762">
                <text:p>3.2898118391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.29003461136252">
                <text:p>3.29003461136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.29025726939452">
                <text:p>3.2902572693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.29047981333067">
                <text:p>3.2904798133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.29070224328785">
                <text:p>3.2907022432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.29092455938275">
                <text:p>3.2909245593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.29114676173189">
                <text:p>3.2911467617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.29136885045158">
                <text:p>3.2913688504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.291590825658">
                <text:p>3.29159082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.29181268746712">
                <text:p>3.2918126874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.29203443599474">
                <text:p>3.2920344359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.29225607135648">
                <text:p>3.2922560713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.29269900304393">
                <text:p>3.29269900304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.29292029960001">
                <text:p>3.2929202996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.29336255471145">
                <text:p>3.2933625547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.29358351349612">
                <text:p>3.2935835134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.29380435991934">
                <text:p>3.2938043599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.29402509409532">
                <text:p>3.2940250940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.29424571613812">
                <text:p>3.29424571613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.29446622616159">
                <text:p>3.2944662261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.29490691060519">
                <text:p>3.2949069106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.29512708525219">
                <text:p>3.2951270852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.29534714833362">
                <text:p>3.2953471483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.29556709996248">
                <text:p>3.29556709996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.29578694025161">
                <text:p>3.29578694025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.29600666931367">
                <text:p>3.2960066693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.29622628726116">
                <text:p>3.2962262872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.2964457942064">
                <text:p>3.296445794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.29666519026153">
                <text:p>3.29666519026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.29688447553855">
                <text:p>3.29688447553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.29710365014926">
                <text:p>3.29710365014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.2973227142053">
                <text:p>3.297322714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.29754166781816">
                <text:p>3.2975416678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.29776051109913">
                <text:p>3.29776051109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.29797924415936">
                <text:p>3.29797924415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.29819786710981">
                <text:p>3.29819786710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.29841638006129">
                <text:p>3.29841638006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.29863478312444">
                <text:p>3.2986347831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.29885307640971">
                <text:p>3.29885307640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.29907126002741">
                <text:p>3.2990712600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.29928933408768">
                <text:p>3.29928933408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.29950729870049">
                <text:p>3.2995072987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.29972515397564">
                <text:p>3.2997251539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.29994290002277">
                <text:p>3.2999429000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.30016053695135">
                <text:p>3.3001605369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.3003780648707">
                <text:p>3.3003780648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.30059548388996">
                <text:p>3.3005954838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.30081279411812">
                <text:p>3.3008127941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.30124708863621">
                <text:p>3.3012470886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.3014640731433">
                <text:p>3.301464073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.30168094929358">
                <text:p>3.30168094929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.30189771719521">
                <text:p>3.30189771719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.3021143769562">
                <text:p>3.3021143769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.3023309286844">
                <text:p>3.3023309286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.30254737248749">
                <text:p>3.30254737248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.30276370847298">
                <text:p>3.3027637084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.30297993674825">
                <text:p>3.30297993674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.30319605742049">
                <text:p>3.3031960574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.30341207059674">
                <text:p>3.3034120705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.30362797638389">
                <text:p>3.30362797638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.30384377488865">
                <text:p>3.3038437748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.3040594662176">
                <text:p>3.304059466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.30427505047713">
                <text:p>3.30427505047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.30449052777349">
                <text:p>3.3044905277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.30470589821277">
                <text:p>3.3047058982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.30492116190089">
                <text:p>3.3049211619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.30513631894364">
                <text:p>3.3051363189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.30535136944662">
                <text:p>3.3053513694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.3055663135153">
                <text:p>3.30556631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.30578115125498">
                <text:p>3.30578115125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.3059958827708">
                <text:p>3.305995882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.30621050816776">
                <text:p>3.30621050816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.30663944102426">
                <text:p>3.3066394410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.30685374869301">
                <text:p>3.3068537486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.3070679506613">
                <text:p>3.3070679506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.30728204703335">
                <text:p>3.3072820470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.30749603791321">
                <text:p>3.3074960379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.30770992340481">
                <text:p>3.3077099234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.30792370361188">
                <text:p>3.3079237036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.30813737863804">
                <text:p>3.30813737863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.30835094858673">
                <text:p>3.30835094858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.30856441356124">
                <text:p>3.308564413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.30877777366472">
                <text:p>3.30877777366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.30899102900016">
                <text:p>3.308991029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.30920417967041">
                <text:p>3.30920417967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.30941722577814">
                <text:p>3.30941722577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.3096301674259">
                <text:p>3.309630167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.30984300471607">
                <text:p>3.3098430047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.31005573775089">
                <text:p>3.31005573775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.31026836663245">
                <text:p>3.3102683666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.31048089146268">
                <text:p>3.3104808914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.31069331234336">
                <text:p>3.3106933123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.31090562937614">
                <text:p>3.3109056293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.31111784266251">
                <text:p>3.31111784266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.31154195840119">
                <text:p>3.3115419584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.31175386105575">
                <text:p>3.31175386105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.31196566036837">
                <text:p>3.3119656603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.31217735643978">
                <text:p>3.312177356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.31238894937059">
                <text:p>3.3123889493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.31260043926126">
                <text:p>3.31260043926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.31281182621209">
                <text:p>3.3128118262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.31302311032324">
                <text:p>3.3130231103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.31323429169472">
                <text:p>3.3132342916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.31344537042641">
                <text:p>3.3134453704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.31365634661803">
                <text:p>3.3136563466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.31386722036915">
                <text:p>3.3138672203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.31407799177921">
                <text:p>3.31407799177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.3142886609475">
                <text:p>3.314288660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.31449922797315">
                <text:p>3.3144992279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.31470969295517">
                <text:p>3.31470969295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.31492005599242">
                <text:p>3.31492005599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.3151303171836">
                <text:p>3.315130317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.31534047662729">
                <text:p>3.3153404766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.3155505344219">
                <text:p>3.31555053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.31576049066573">
                <text:p>3.31576049066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.31597034545692">
                <text:p>3.3159703454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.31618009889345">
                <text:p>3.31618009889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.3163897510732">
                <text:p>3.316389751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.31680875205302">
                <text:p>3.31680875205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.31701810104811">
                <text:p>3.3170181010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.31722734917642">
                <text:p>3.31722734917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.3174364965351">
                <text:p>3.3174364965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.31764554322116">
                <text:p>3.3176455432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.31785448933147">
                <text:p>3.3178544893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.31806333496276">
                <text:p>3.3180633349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.31827208021163">
                <text:p>3.3182720802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.31848072517452">
                <text:p>3.31848072517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.31868926994775">
                <text:p>3.31868926994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.31889771462749">
                <text:p>3.3188977146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.31910605930978">
                <text:p>3.3191060593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.31931430409051">
                <text:p>3.3193143040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.31952244906545">
                <text:p>3.31952244906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.31973049433022">
                <text:p>3.3197304943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.31993843998031">
                <text:p>3.31993843998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.32014628611105">
                <text:p>3.320146286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.32035403281767">
                <text:p>3.3203540328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.32056168019524">
                <text:p>3.3205616801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.32076922833869">
                <text:p>3.3207692283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.32097667734282">
                <text:p>3.3209766773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.32118402730231">
                <text:p>3.3211840273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.32139127831169">
                <text:p>3.3213912783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.32159843046534">
                <text:p>3.32159843046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.32180548385754">
                <text:p>3.3218054838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.3220124385824">
                <text:p>3.322012438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.32242605240595">
                <text:p>3.32242605240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3.32263271169222">
                <text:p>3.32263271169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.32283927268632">
                <text:p>3.3228392726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.3230457354817">
                <text:p>3.323045735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.32325210017169">
                <text:p>3.32325210017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.32345836684947">
                <text:p>3.32345836684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.3236645356081">
                <text:p>3.3236645356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.32387060654051">
                <text:p>3.3238706065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.32407657973949">
                <text:p>3.3240765797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.32428245529769">
                <text:p>3.3242824552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.32448823330766">
                <text:p>3.3244882333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.32469391386177">
                <text:p>3.32469391386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.32489949705231">
                <text:p>3.32489949705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.32510498297141">
                <text:p>3.32510498297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.32531037171106">
                <text:p>3.3253103717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.32551566336315">
                <text:p>3.3255156633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.32572085801941">
                <text:p>3.3257208580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.32592595577147">
                <text:p>3.3259259557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.32613095671079">
                <text:p>3.3261309567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.32633586092875">
                <text:p>3.3263358609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.32654066851656">
                <text:p>3.3265406685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.32674537956532">
                <text:p>3.3267453795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.326949994166">
                <text:p>3.326949994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.32715451240943">
                <text:p>3.32715451240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.32735893438633">
                <text:p>3.3273589343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.32756326018728">
                <text:p>3.3275632601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.32776748990273">
                <text:p>3.3277674899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.32797162362301">
                <text:p>3.3279716236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.32817566143832">
                <text:p>3.3281756614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.32837960343874">
                <text:p>3.328379603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.3285834497142">
                <text:p>3.3285834497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.32878720035453">
                <text:p>3.32878720035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.32899085544943">
                <text:p>3.3289908554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.32919441508845">
                <text:p>3.3291944150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.32939787936104">
                <text:p>3.32939787936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.32960124835652">
                <text:p>3.32960124835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.32980452216407">
                <text:p>3.3298045221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.33000770087276">
                <text:p>3.33000770087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.33021078457153">
                <text:p>3.33021078457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.33041377334919">
                <text:p>3.3304137733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.33061666729444">
                <text:p>3.33061666729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.33081946649584">
                <text:p>3.33081946649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.33102217104183">
                <text:p>3.33102217104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.33122478102073">
                <text:p>3.3312247810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.33142729652074">
                <text:p>3.3314272965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.33162971762993">
                <text:p>3.3316297176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.33183204443625">
                <text:p>3.3318320444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.33203427702752">
                <text:p>3.3320342770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.33223641549144">
                <text:p>3.33223641549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.33243845991561">
                <text:p>3.3324384599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.33264041038746">
                <text:p>3.33264041038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.33284226699435">
                <text:p>3.3328422669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.33304402982349">
                <text:p>3.3330440298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.33324569896196">
                <text:p>3.33324569896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.33344727449675">
                <text:p>3.3334472744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.3336487565147">
                <text:p>3.3336487565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.33385014510254">
                <text:p>3.33385014510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.33405144034689">
                <text:p>3.33405144034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.33425264233423">
                <text:p>3.33425264233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.33445375115093">
                <text:p>3.3344537511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.33465476688324">
                <text:p>3.3346547668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.33485568961729">
                <text:p>3.3348556896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.33505651943909">
                <text:p>3.3350565194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.33525725643453">
                <text:p>3.33525725643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.33545790068938">
                <text:p>3.33545790068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.3356584522893">
                <text:p>3.335658452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.33585891131982">
                <text:p>3.3358589113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.33605927786635">
                <text:p>3.3360592778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.33625955201419">
                <text:p>3.3362595520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.33645973384853">
                <text:p>3.33645973384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.33665982345442">
                <text:p>3.33665982345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33685982091681">
                <text:p>3.3368598209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.33705972632052">
                <text:p>3.3370597263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.33725953975028">
                <text:p>3.33725953975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.33745926129066">
                <text:p>3.3374592612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.33765889102614">
                <text:p>3.3376588910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.33785842904109">
                <text:p>3.33785842904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.33805787541976">
                <text:p>3.3380578754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.33825723024626">
                <text:p>3.338257230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.3384564936046">
                <text:p>3.3384564936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.3386556655787">
                <text:p>3.3386556655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.33885474625232">
                <text:p>3.3388547462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.33905373570914">
                <text:p>3.3390537357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.3392526340327">
                <text:p>3.339252634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.33945144130644">
                <text:p>3.33945144130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.33965015761368">
                <text:p>3.3396501576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.33984878303764">
                <text:p>3.3398487830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.34004731766139">
                <text:p>3.3400473176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.34024576156793">
                <text:p>3.34024576156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.34044411484012">
                <text:p>3.3404441148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.34064237756071">
                <text:p>3.3406423775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.34084054981233">
                <text:p>3.3408405498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.34103863167752">
                <text:p>3.3410386316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.34123662323869">
                <text:p>3.3412366232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.34143452457814">
                <text:p>3.34143452457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.34163233577805">
                <text:p>3.34163233577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.34183005692051">
                <text:p>3.3418300569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.34202768808747">
                <text:p>3.34202768808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.34222522936079">
                <text:p>3.34222522936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.34262004255335">
                <text:p>3.34262004255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.34281731463573">
                <text:p>3.34281731463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.34301449715077">
                <text:p>3.34301449715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.34340859380386">
                <text:p>3.3434085938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.34360550810417">
                <text:p>3.3436055081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.34380233316165">
                <text:p>3.343802333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.34947179921439">
                <text:p>3.3494717992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34966598409663">
                <text:p>3.34966598409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34986008219233">
                <text:p>3.34986008219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.35005409357903">
                <text:p>3.3500540935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35024801833416">
                <text:p>3.3502480183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.35044185653506">
                <text:p>3.3504418565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.35063560825895">
                <text:p>3.350635608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.35082927358297">
                <text:p>3.35082927358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35102285258412">
                <text:p>3.3510228525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.35121634533934">
                <text:p>3.3512163453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.35140975192544">
                <text:p>3.3514097519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.35160307241913">
                <text:p>3.3516030724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.35179630689702">
                <text:p>3.35179630689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.35198945543563">
                <text:p>3.35198945543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.35218251811136">
                <text:p>3.3521825181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.35237549500052">
                <text:p>3.352375495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.35256838617931">
                <text:p>3.3525683861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.35276119172383">
                <text:p>3.3527611917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.35295391171009">
                <text:p>3.3529539117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.35314654621398">
                <text:p>3.3531465462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.3533390953113">
                <text:p>3.353339095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.35353155907776">
                <text:p>3.3535315590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.35372393758895">
                <text:p>3.35372393758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.35391623092036">
                <text:p>3.3539162309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.3541084391474">
                <text:p>3.354108439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.35430056234536">
                <text:p>3.3543005623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.35449260058944">
                <text:p>3.3544926005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.35468455395473">
                <text:p>3.35468455395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.35487642251623">
                <text:p>3.3548764225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.35506820634885">
                <text:p>3.35506820634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.35525990552738">
                <text:p>3.3552599055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.35545152012652">
                <text:p>3.3554515201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.35564305022087">
                <text:p>3.3556430502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.35583449588494">
                <text:p>3.3558344958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.35602585719312">
                <text:p>3.356025857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.35621713421974">
                <text:p>3.3562171342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.35640832703898">
                <text:p>3.3564083270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.35659943572497">
                <text:p>3.3565994357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.35679046035172">
                <text:p>3.35679046035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.35698140099313">
                <text:p>3.3569814009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.35717225772303">
                <text:p>3.3571722577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.35736303061514">
                <text:p>3.3573630306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.35755371974308">
                <text:p>3.3575537197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.35774432518038">
                <text:p>3.35774432518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.35793484700045">
                <text:p>3.357934847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.35812528527665">
                <text:p>3.3581252852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3583156400822">
                <text:p>3.3583156400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.35850591149024">
                <text:p>3.35850591149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.35869609957381">
                <text:p>3.3586960995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.35888620440587">
                <text:p>3.3588862044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.35907622605926">
                <text:p>3.35907622605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.35926616460675">
                <text:p>3.35926616460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.35945602012099">
                <text:p>3.3594560201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.35964579267454">
                <text:p>3.35964579267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.35983548233989">
                <text:p>3.3598354823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.3600250891894">
                <text:p>3.360025089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.36021461329535">
                <text:p>3.3602146132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.36040405472994">
                <text:p>3.3604040547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.36059341356525">
                <text:p>3.36059341356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.36078268987328">
                <text:p>3.36078268987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.36097188372594">
                <text:p>3.3609718837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.36116099519503">
                <text:p>3.36116099519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.36135002435227">
                <text:p>3.3613500243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.36153897126928">
                <text:p>3.3615389712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.36191661866864">
                <text:p>3.3619166186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.36210531929377">
                <text:p>3.36210531929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.36229393796423">
                <text:p>3.3622939379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.36248247475117">
                <text:p>3.36248247475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.36267092972567">
                <text:p>3.3626709297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.36285930295868">
                <text:p>3.3628593029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.36304759452109">
                <text:p>3.3630475945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.36323580448369">
                <text:p>3.3632358044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.36342393291718">
                <text:p>3.3634239329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.36361197989214">
                <text:p>3.3636119798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.36379994547911">
                <text:p>3.3637999454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.36398782974849">
                <text:p>3.3639878297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.36417563277062">
                <text:p>3.36417563277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.36436335461573">
                <text:p>3.3643633546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.36455099535397">
                <text:p>3.36455099535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.3647385550554">
                <text:p>3.364738555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.36492603378998">
                <text:p>3.36492603378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.36511343162758">
                <text:p>3.3651134316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.36530074863799">
                <text:p>3.36530074863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.3654879848909">
                <text:p>3.365487984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.36567514045592">
                <text:p>3.36567514045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.36586221540256">
                <text:p>3.3658622154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.36604920980024">
                <text:p>3.3660492098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.36623612371829">
                <text:p>3.3662361237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.36642295722597">
                <text:p>3.3664229572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36660971039243">
                <text:p>3.3666097103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.36679638328673">
                <text:p>3.36679638328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36698297597785">
                <text:p>3.3669829759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.36716948853468">
                <text:p>3.3671694885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.36735592102602">
                <text:p>3.367355921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.36772854608698">
                <text:p>3.36772854608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.36791473879375">
                <text:p>3.3679147387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.36810085170935">
                <text:p>3.36810085170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.36828688490213">
                <text:p>3.36828688490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.36847283844036">
                <text:p>3.368472838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.36865871239223">
                <text:p>3.36865871239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.36884450682582">
                <text:p>3.3688445068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.36903022180915">
                <text:p>3.3690302218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.36921585741014">
                <text:p>3.3692158574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.36940141369662">
                <text:p>3.36940141369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.36958689073634">
                <text:p>3.36958689073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.36977228859696">
                <text:p>3.36977228859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.36995760734605">
                <text:p>3.36995760734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.3701428470511">
                <text:p>3.370142847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.37032800777951">
                <text:p>3.3703280077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.37051308959859">
                <text:p>3.37051308959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.37069809257558">
                <text:p>3.37069809257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.37088301677761">
                <text:p>3.37088301677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.37106786227174">
                <text:p>3.37106786227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.37125262912494">
                <text:p>3.3712526291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.3714373174041">
                <text:p>3.371437317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.37162192717602">
                <text:p>3.37162192717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.37180645850742">
                <text:p>3.37180645850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.37199091146491">
                <text:p>3.37199091146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.37217528611506">
                <text:p>3.3721752861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.37235958252432">
                <text:p>3.3723595825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.37254380075907">
                <text:p>3.37254380075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.3727279408856">
                <text:p>3.3727279408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.37291200297011">
                <text:p>3.37291200297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.37309598707873">
                <text:p>3.3730959870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.3732798932775">
                <text:p>3.373279893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.37346372163237">
                <text:p>3.3734637216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.37364747220922">
                <text:p>3.37364747220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.37383114507383">
                <text:p>3.37383114507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.37401474029191">
                <text:p>3.37401474029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.37419825792908">
                <text:p>3.3741982579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37438169805088">
                <text:p>3.37438169805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.37456506072276">
                <text:p>3.3745650607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.3747483460101">
                <text:p>3.374748346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.37493155397819">
                <text:p>3.3749315539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.37511468469222">
                <text:p>3.37511468469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.37529773821734">
                <text:p>3.3752977382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.37566361396089">
                <text:p>3.37566361396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.37584643630916">
                <text:p>3.37584643630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.37602918172818">
                <text:p>3.3760291817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.37621185028267">
                <text:p>3.37621185028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.37639444203727">
                <text:p>3.3763944420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.37657695705651">
                <text:p>3.37657695705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.37675939540488">
                <text:p>3.3767593954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.37694175714676">
                <text:p>3.37694175714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.37712404234646">
                <text:p>3.37712404234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.3773062510682">
                <text:p>3.377306251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.37748838337613">
                <text:p>3.37748838337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.37767043933432">
                <text:p>3.3776704393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.37785241900675">
                <text:p>3.37785241900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.37803432245733">
                <text:p>3.37803432245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.37821614974988">
                <text:p>3.3782161497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.37839790094814">
                <text:p>3.3783979009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.37857957611577">
                <text:p>3.3785795761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.37876117531637">
                <text:p>3.3787611753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.37894269861344">
                <text:p>3.3789426986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.37912414607039">
                <text:p>3.37912414607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.37930551775058">
                <text:p>3.37930551775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.37948681371727">
                <text:p>3.3794868137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.37966803403365">
                <text:p>3.3796680340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.37984917876283">
                <text:p>3.3798491787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.38003024796783">
                <text:p>3.38003024796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.38039216005703">
                <text:p>3.3803921600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.38057300306689">
                <text:p>3.38057300306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.3807537708039">
                <text:p>3.3807537708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.3809344633307">
                <text:p>3.380934463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.38111508070985">
                <text:p>3.3811150807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.38129562300383">
                <text:p>3.38129562300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.38147609027503">
                <text:p>3.38147609027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.38165648258579">
                <text:p>3.38165648258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.38183679999834">
                <text:p>3.3818367999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.38201704257487">
                <text:p>3.38201704257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.38219721037745">
                <text:p>3.3821972103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.38237730346811">
                <text:p>3.38237730346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.38255732190879">
                <text:p>3.38255732190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.38273726576133">
                <text:p>3.38273726576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.38291713508753">
                <text:p>3.3829171350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.38309692994909">
                <text:p>3.38309692994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.38327665040765">
                <text:p>3.3832766504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.38345629652475">
                <text:p>3.3834562965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.38363586836188">
                <text:p>3.3836358683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.38381536598043">
                <text:p>3.38381536598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.38399478944173">
                <text:p>3.38399478944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.38417413880703">
                <text:p>3.3841741388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.38435341413751">
                <text:p>3.38435341413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.38453261549425">
                <text:p>3.38453261549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.38471174293828">
                <text:p>3.384711742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.38489079653055">
                <text:p>3.3848907965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.38506977633193">
                <text:p>3.3850697763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.38524868240322">
                <text:p>3.38524868240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.38542751480513">
                <text:p>3.3854275148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.38560627359831">
                <text:p>3.3856062735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.38578495884334">
                <text:p>3.3857849588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.3859635706007">
                <text:p>3.385963570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.38614210893082">
                <text:p>3.3861421089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.38632057389405">
                <text:p>3.38632057389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.38649896555065">
                <text:p>3.3864989655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.38667728396084">
                <text:p>3.38667728396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.38685552918472">
                <text:p>3.38685552918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.38703370128236">
                <text:p>3.38703370128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.38721180031373">
                <text:p>3.3872118003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.38738982633873">
                <text:p>3.3873898263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.38756777941719">
                <text:p>3.3875677794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.38774565960886">
                <text:p>3.3877456596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.38792346697344">
                <text:p>3.38792346697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.38810120157052">
                <text:p>3.38810120157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3.38827886345964">
                <text:p>3.38827886345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.38845645270027">
                <text:p>3.3884564527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.38863396935179">
                <text:p>3.3886339693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.38881141347352">
                <text:p>3.38881141347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.38898878512471">
                <text:p>3.3889887851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.38916608436453">
                <text:p>3.3891660843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.38934331125208">
                <text:p>3.3893433112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.38952046584638">
                <text:p>3.38952046584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.38969754820639">
                <text:p>3.38969754820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.38987455839099">
                <text:p>3.3898745583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.39005149645899">
                <text:p>3.3900514964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.39022836246913">
                <text:p>3.39022836246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.39040515648008">
                <text:p>3.39040515648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.39058187855044">
                <text:p>3.39058187855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.39075852873872">
                <text:p>3.39075852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.39093510710338">
                <text:p>3.3909351071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.3911116137028">
                <text:p>3.391111613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.3912880485953">
                <text:p>3.3912880485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.3914644118391">
                <text:p>3.3914644118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.39164070349239">
                <text:p>3.39164070349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.39181692361325">
                <text:p>3.3918169236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.39199307225971">
                <text:p>3.3919930722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.39216914948974">
                <text:p>3.39216914948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.3923451553612">
                <text:p>3.3923451553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.39252108993193">
                <text:p>3.3925210899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.39269695325967">
                <text:p>3.39269695325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.39287274540208">
                <text:p>3.3928727454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3.39304846641678">
                <text:p>3.3930484664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.3932241163613">
                <text:p>3.3932241163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.3933996952931">
                <text:p>3.393399695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.39357520326959">
                <text:p>3.393575203269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